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6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6d6d"/>
    </style:style>
    <style:style style:name="ce18" style:family="table-cell" style:parent-style-name="Default">
      <style:table-cell-properties fo:border="0.74pt solid #000000"/>
    </style:style>
    <style:style style:name="ce21" style:family="table-cell" style:parent-style-name="Default">
      <style:map style:condition="is-true-formula([.B167]=MIN([.$B167:.$E167]))" style:apply-style-name="Accent" style:base-cell-address="Sheet1.B167"/>
    </style:style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2]=MIN([.$C2:.$F2]))" style:apply-style-name="Accent" style:base-cell-address="Sheet1.F2"/>
    </style:style>
    <style:style style:name="ce30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transparent" fo:border="0.74pt solid #000000"/>
    </style:style>
    <style:style style:name="ce24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27" style:family="table-cell" style:parent-style-name="Default">
      <style:table-cell-properties fo:border="0.74pt solid #000000"/>
      <style:text-properties fo:font-weight="normal" style:font-weight-asian="normal" style:font-weight-complex="normal"/>
      <style:map style:condition="is-true-formula([.I86]=MIN([.$I86:.$K86]))" style:apply-style-name="Accent" style:base-cell-address="Sheet1.I86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8e86ae" fo:border="0.74pt solid #000000"/>
    </style:style>
    <style:style style:name="ce37" style:family="table-cell" style:parent-style-name="Default" style:data-style-name="N4">
      <style:table-cell-properties fo:border="0.74pt solid #000000"/>
      <style:map style:condition="is-true-formula([.L3]=MIN([.$L3:.$N3]))" style:apply-style-name="Accent" style:base-cell-address="Sheet1.L3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map style:condition="is-true-formula([.AD85]=MIN([.$J85:.$L85]))" style:apply-style-name="Accent" style:base-cell-address="Sheet1.AD85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table:number-columns-repeated="3"/>
          <table:table-cell table:number-columns-repeated="6"/>
          <table:table-cell table:style-name="ce1"/>
          <table:table-cell/>
          <table:table-cell table:style-name="ce36" office:value-type="string" calcext:value-type="string">
            <text:p>SUMS</text:p>
          </table:table-cell>
          <table:table-cell table:number-columns-repeated="3"/>
          <table:table-cell office:value-type="string" calcext:value-type="string">
            <text:p>MAS</text:p>
          </table:table-cell>
          <table:table-cell table:style-name="ce6" office:value-type="string" calcext:value-type="string">
            <text:p>z3</text:p>
          </table:table-cell>
          <table:table-cell table:style-name="ce10"/>
          <table:table-cell table:style-name="ce6" office:value-type="string" calcext:value-type="string">
            <text:p>ostrich</text:p>
          </table:table-cell>
          <table:table-cell table:style-name="ce10"/>
          <table:table-cell table:number-columns-repeated="1004"/>
        </table:table-row>
        <table:table-row table:style-name="ro2">
          <table:table-cell office:value-type="string" calcext:value-type="string">
            <text:p>REAL TIMES</text:p>
          </table:table-cell>
          <table:table-cell table:style-name="ce14" office:value-type="string" calcext:value-type="string">
            <text:p>Query</text:p>
          </table:table-cell>
          <table:table-cell table:style-name="ce23" office:value-type="string" calcext:value-type="string" table:number-columns-spanned="3" table:number-rows-spanned="1">
            <text:p>mas</text:p>
          </table:table-cell>
          <table:covered-table-cell table:number-columns-repeated="2" table:style-name="ce14"/>
          <table:table-cell table:style-name="ce26" office:value-type="string" calcext:value-type="string" table:number-columns-spanned="3" table:number-rows-spanned="1">
            <text:p>ostrich</text:p>
          </table:table-cell>
          <table:covered-table-cell table:number-columns-repeated="2" table:style-name="ce28"/>
          <table:table-cell table:style-name="ce33" office:value-type="string" calcext:value-type="string" table:number-columns-spanned="3" table:number-rows-spanned="1">
            <text:p>z3</text:p>
          </table:table-cell>
          <table:covered-table-cell table:number-columns-repeated="2" table:style-name="ce28"/>
          <table:table-cell table:style-name="ce40" office:value-type="string" calcext:value-type="string">
            <text:p>mas</text:p>
          </table:table-cell>
          <table:table-cell table:style-name="ce40" office:value-type="string" calcext:value-type="string">
            <text:p>ostrich</text:p>
          </table:table-cell>
          <table:table-cell table:style-name="ce40" office:value-type="string" calcext:value-type="string">
            <text:p>z3</text:p>
          </table:table-cell>
          <table:table-cell table:style-name="ce36" office:value-type="string" calcext:value-type="string">
            <text:p>RESULTS</text:p>
          </table:table-cell>
          <table:table-cell/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style-name="ce7" office:value-type="string" calcext:value-type="string">
            <text:p>sat/unsat</text:p>
          </table:table-cell>
          <table:table-cell table:style-name="ce11" office:value-type="string" calcext:value-type="string">
            <text:p>model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3 runs each</text:p>
          </table:table-cell>
          <table:table-cell table:style-name="ce4" office:value-type="string" calcext:value-type="string">
            <text:p><text:s/>beasties01.smt2</text:p>
          </table:table-cell>
          <table:table-cell table:style-name="ce18" office:value-type="float" office:value="1.208" calcext:value-type="float">
            <text:p>1.208</text:p>
          </table:table-cell>
          <table:table-cell table:style-name="ce18" office:value-type="float" office:value="1.157" calcext:value-type="float">
            <text:p>1.157</text:p>
          </table:table-cell>
          <table:table-cell table:style-name="ce18" office:value-type="float" office:value="1.177" calcext:value-type="float">
            <text:p>1.177</text:p>
          </table:table-cell>
          <table:table-cell table:style-name="ce30" office:value-type="float" office:value="2.707" calcext:value-type="float">
            <text:p>2.707</text:p>
          </table:table-cell>
          <table:table-cell table:style-name="ce18" office:value-type="float" office:value="3.1" calcext:value-type="float">
            <text:p>3.1</text:p>
          </table:table-cell>
          <table:table-cell table:style-name="ce18" office:value-type="float" office:value="2.75" calcext:value-type="float">
            <text:p>2.75</text:p>
          </table:table-cell>
          <table:table-cell table:style-name="ce30" office:value-type="float" office:value="2.88" calcext:value-type="float">
            <text:p>2.88</text:p>
          </table:table-cell>
          <table:table-cell table:style-name="ce18" office:value-type="float" office:value="3.09" calcext:value-type="float">
            <text:p>3.09</text:p>
          </table:table-cell>
          <table:table-cell office:value-type="float" office:value="3.093" calcext:value-type="float">
            <text:p>3.093</text:p>
          </table:table-cell>
          <table:table-cell table:style-name="ce37" table:formula="of:=SUM([.C3:.E3])/3" office:value-type="float" office:value="1.18066666666667" calcext:value-type="float">
            <text:p>1.18</text:p>
          </table:table-cell>
          <table:table-cell table:style-name="ce37" table:formula="of:=SUM([.F3:.H3])/3" office:value-type="float" office:value="2.85233333333333" calcext:value-type="float">
            <text:p>2.85</text:p>
          </table:table-cell>
          <table:table-cell table:style-name="ce37" table:formula="of:=SUM([.I3:.K3])/3" office:value-type="float" office:value="3.021" calcext:value-type="float">
            <text:p>3.02</text:p>
          </table:table-cell>
          <table:table-cell/>
          <table:table-cell office:value-type="string" calcext:value-type="string">
            <text:p>INPUT ID: 161, VALUE: A INPUT ID: 1985, VALUE: A INPUT ID: 547, VALUE: G INPUT ID: 1028, VALUE: G INPUT ID: 1669, VALUE: G INPUT ID: 1896, VALUE: Q INPUT ID: 812, VALUE: G INPUT ID: 1244, VALUE: G INPUT ID: 205, VALUE: Y INPUT ID: 145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985 () String <text:s text:c="4"/>"m") <text:s text:c="2"/>(define-fun sym1028 () String <text:s text:c="4"/>"G") <text:s text:c="2"/>(define-fun sym205 () String <text:s text:c="4"/>"y") <text:s text:c="2"/>(define-fun sym1669 () String <text:s text:c="4"/>"G") <text:s text:c="2"/>(define-fun sym1896 () String <text:s text:c="4"/>"q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U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 () String "a") <text:s text:c="2"/>(define-fun L4 () String "g") <text:s text:c="2"/>(define-fun L3 () String "g") <text:s text:c="2"/>(define-fun L6 () String "g") <text:s text:c="2"/>(define-fun L5 () String "g") <text:s text:c="2"/>(define-fun L7 () String "q") <text:s text:c="2"/>(define-fun L14 () String "g") <text:s text:c="2"/>(define-fun L12 () String "y") <text:s text:c="2"/>(define-fun sym161 () String "A") <text:s text:c="2"/>(define-fun sym812 () String "G") <text:s text:c="2"/>(define-fun sym547 () String "G") <text:s text:c="2"/>(define-fun sym205 () String "Y") <text:s text:c="2"/>(define-fun sym1244 () String "G") <text:s text:c="2"/>(define-fun sym1453 () String "G") <text:s text:c="2"/>(define-fun sym1896 () String "Q") <text:s text:c="2"/>(define-fun sym1028 () String "G") <text:s text:c="2"/>(define-fun sym1985 () String "A") <text:s text:c="2"/>(define-fun sym166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2.smt2</text:p>
          </table:table-cell>
          <table:table-cell table:style-name="ce18" office:value-type="float" office:value="1.224" calcext:value-type="float">
            <text:p>1.224</text:p>
          </table:table-cell>
          <table:table-cell table:style-name="ce18" office:value-type="float" office:value="1.168" calcext:value-type="float">
            <text:p>1.168</text:p>
          </table:table-cell>
          <table:table-cell table:style-name="ce18" office:value-type="float" office:value="1.145" calcext:value-type="float">
            <text:p>1.145</text:p>
          </table:table-cell>
          <table:table-cell table:style-name="ce30" office:value-type="float" office:value="2.699" calcext:value-type="float">
            <text:p>2.699</text:p>
          </table:table-cell>
          <table:table-cell table:style-name="ce18" office:value-type="float" office:value="2.744" calcext:value-type="float">
            <text:p>2.744</text:p>
          </table:table-cell>
          <table:table-cell table:style-name="ce18" office:value-type="float" office:value="2.463" calcext:value-type="float">
            <text:p>2.463</text:p>
          </table:table-cell>
          <table:table-cell table:style-name="ce30" office:value-type="float" office:value="0.947" calcext:value-type="float">
            <text:p>0.947</text:p>
          </table:table-cell>
          <table:table-cell table:style-name="ce18" office:value-type="float" office:value="0.986" calcext:value-type="float">
            <text:p>0.986</text:p>
          </table:table-cell>
          <table:table-cell office:value-type="float" office:value="1.064" calcext:value-type="float">
            <text:p>1.064</text:p>
          </table:table-cell>
          <table:table-cell table:style-name="ce37" table:formula="of:=SUM([.C4:.E4])/3" office:value-type="float" office:value="1.179" calcext:value-type="float">
            <text:p>1.18</text:p>
          </table:table-cell>
          <table:table-cell table:style-name="ce37" table:formula="of:=SUM([.F4:.H4])/3" office:value-type="float" office:value="2.63533333333333" calcext:value-type="float">
            <text:p>2.64</text:p>
          </table:table-cell>
          <table:table-cell table:style-name="ce37" table:formula="of:=SUM([.I4:.K4])/3" office:value-type="float" office:value="0.999" calcext:value-type="float">
            <text:p>1.00</text:p>
          </table:table-cell>
          <table:table-cell/>
          <table:table-cell office:value-type="string" calcext:value-type="string">
            <text:p>INPUT ID: 2080, VALUE: H INPUT ID: 161, VALUE: A INPUT ID: 1249, VALUE: H INPUT ID: 547, VALUE: G INPUT ID: 1895, VALUE: H INPUT ID: 1464, VALUE: H INPUT ID: 1033, VALUE: G INPUT ID: 812, VALUE: H INPUT ID: 205, VALUE: Y INPUT ID: 1679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3 () String <text:s text:c="4"/>"G") <text:s text:c="2"/>(define-fun sym161 () String <text:s text:c="4"/>"U") <text:s text:c="2"/>(define-fun sym1464 () String <text:s text:c="4"/>"h") <text:s text:c="2"/>(define-fun sym547 () String <text:s text:c="4"/>"G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895 () String <text:s text:c="4"/>"h") <text:s text:c="2"/>(define-fun sym1249 () String <text:s text:c="4"/>"H") <text:s text:c="2"/>(define-fun sym1679 () String <text:s text:c="4"/>"H") <text:s text:c="2"/>(define-fun sym2080 () String <text:s text:c="4"/>"H") <text:s text:c="2"/>(define-fun sym812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h") <text:s text:c="2"/>(define-fun L0 () String "h") <text:s text:c="2"/>(define-fun L2 () String "g") <text:s text:c="2"/>(define-fun L1 () String "h") <text:s text:c="2"/>(define-fun L4 () String "h") <text:s text:c="2"/>(define-fun L33 () String "y") <text:s text:c="2"/>(define-fun L11 () String "h") <text:s text:c="2"/>(define-fun L6 () String "h") <text:s text:c="2"/>(define-fun L8 () String "g") <text:s text:c="2"/>(define-fun sym161 () String "A") <text:s text:c="2"/>(define-fun sym812 () String "H") <text:s text:c="2"/>(define-fun sym547 () String "G") <text:s text:c="2"/>(define-fun sym205 () String "Y") <text:s text:c="2"/>(define-fun sym1033 () String "G") <text:s text:c="2"/>(define-fun sym1464 () String "H") <text:s text:c="2"/>(define-fun sym1895 () String "H") <text:s text:c="2"/>(define-fun sym1249 () String "H") <text:s text:c="2"/>(define-fun sym2080 () String "H") <text:s text:c="2"/>(define-fun sym1679 () String "H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3.smt2</text:p>
          </table:table-cell>
          <table:table-cell table:style-name="ce18" office:value-type="float" office:value="1.702" calcext:value-type="float">
            <text:p>1.702</text:p>
          </table:table-cell>
          <table:table-cell table:style-name="ce18" office:value-type="float" office:value="1.548" calcext:value-type="float">
            <text:p>1.548</text:p>
          </table:table-cell>
          <table:table-cell table:style-name="ce18" office:value-type="float" office:value="2.233" calcext:value-type="float">
            <text:p>2.233</text:p>
          </table:table-cell>
          <table:table-cell table:style-name="ce30" office:value-type="float" office:value="3.16" calcext:value-type="float">
            <text:p>3.16</text:p>
          </table:table-cell>
          <table:table-cell table:style-name="ce18" office:value-type="float" office:value="3.202" calcext:value-type="float">
            <text:p>3.202</text:p>
          </table:table-cell>
          <table:table-cell table:style-name="ce18" office:value-type="float" office:value="3.213" calcext:value-type="float">
            <text:p>3.213</text:p>
          </table:table-cell>
          <table:table-cell table:style-name="ce30" office:value-type="float" office:value="4.536" calcext:value-type="float">
            <text:p>4.536</text:p>
          </table:table-cell>
          <table:table-cell table:style-name="ce18" office:value-type="float" office:value="4.579" calcext:value-type="float">
            <text:p>4.579</text:p>
          </table:table-cell>
          <table:table-cell office:value-type="float" office:value="4.665" calcext:value-type="float">
            <text:p>4.665</text:p>
          </table:table-cell>
          <table:table-cell table:style-name="ce37" table:formula="of:=SUM([.C5:.E5])/3" office:value-type="float" office:value="1.82766666666667" calcext:value-type="float">
            <text:p>1.83</text:p>
          </table:table-cell>
          <table:table-cell table:style-name="ce37" table:formula="of:=SUM([.F5:.H5])/3" office:value-type="float" office:value="3.19166666666667" calcext:value-type="float">
            <text:p>3.19</text:p>
          </table:table-cell>
          <table:table-cell table:style-name="ce37" table:formula="of:=SUM([.I5:.K5])/3" office:value-type="float" office:value="4.59333333333333" calcext:value-type="float">
            <text:p>4.59</text:p>
          </table:table-cell>
          <table:table-cell/>
          <table:table-cell office:value-type="string" calcext:value-type="string">
            <text:p>INPUT ID: 5058, VALUE: G INPUT ID: 1028, VALUE: G INPUT ID: 2308, VALUE: H INPUT ID: 5252, VALUE: G INPUT ID: 4423, VALUE: G INPUT ID: 205, VALUE: Y INPUT ID: 3789, VALUE: G INPUT ID: 1234, VALUE: G INPUT ID: 1876, VALUE: L INPUT ID: 3159, VALUE: G INPUT ID: 2525, VALUE: G INPUT ID: 4639, VALUE: G INPUT ID: 161, VALUE: A INPUT ID: 547, VALUE: G INPUT ID: 4005, VALUE: G INPUT ID: 1450, VALUE: G INPUT ID: 812, VALUE: G INPUT ID: 2092, VALUE: G INPUT ID: 3375, VALUE: G INPUT ID: 2741, VALUE: G INPUT ID: 4855, VALUE: G INPUT ID: 3577, VALUE: L INPUT ID: 1659, VALUE: G INPUT ID: 4221, VALUE: G INPUT ID: 5438, VALUE: G INPUT ID: 294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25 () String <text:s text:c="4"/>"G") <text:s text:c="2"/>(define-fun sym5438 () String <text:s text:c="4"/>"G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0 () String <text:s text:c="4"/>"G") <text:s text:c="2"/>(define-fun sym161 () String <text:s text:c="4"/>"j") <text:s text:c="2"/>(define-fun sym3789 () String <text:s text:c="4"/>"G") <text:s text:c="2"/>(define-fun sym1876 () String <text:s text:c="4"/>"L") <text:s text:c="2"/>(define-fun sym1028 () String <text:s text:c="4"/>"g") <text:s text:c="2"/>(define-fun sym3577 () String <text:s text:c="4"/>"L") <text:s text:c="2"/>(define-fun sym2092 () String <text:s text:c="4"/>"g") <text:s text:c="2"/>(define-fun sym812 () String <text:s text:c="4"/>"G") <text:s text:c="2"/>(define-fun sym4005 () String <text:s text:c="4"/>"g") <text:s text:c="2"/>(define-fun sym4855 () String <text:s text:c="4"/>"G") <text:s text:c="2"/>(define-fun sym547 () String <text:s text:c="4"/>"g") <text:s text:c="2"/>(define-fun sym205 () String <text:s text:c="4"/>"Y") <text:s text:c="2"/>(define-fun sym4639 () String <text:s text:c="4"/>"G") <text:s text:c="2"/>(define-fun sym5252 () String <text:s text:c="4"/>"G") <text:s text:c="2"/>(define-fun sym4221 () String <text:s text:c="4"/>"g") <text:s text:c="2"/>(define-fun sym4423 () String <text:s text:c="4"/>"G") <text:s text:c="2"/>(define-fun sym2308 () String <text:s text:c="4"/>"h") <text:s text:c="2"/>(define-fun sym1234 () String <text:s text:c="4"/>"g") <text:s text:c="2"/>(define-fun sym5058 () String <text:s text:c="4"/>"G") <text:s text:c="2"/>(define-fun sym2741 () String <text:s text:c="4"/>"G") <text:s text:c="2"/>(define-fun sym1659 () String <text:s text:c="4"/>"G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2 () String "g") <text:s text:c="2"/>(define-fun L6 () String "g") <text:s text:c="2"/>(define-fun L64 () String "g") <text:s text:c="2"/>(define-fun L8 () String "g") <text:s text:c="2"/>(define-fun L26 () String "g") <text:s text:c="2"/>(define-fun L14 () String "g") <text:s text:c="2"/>(define-fun L12 () String "g") <text:s text:c="2"/>(define-fun L18 () String "g") <text:s text:c="2"/>(define-fun L28 () String "g") <text:s text:c="2"/>(define-fun L16 () String "g") <text:s text:c="2"/>(define-fun L1 () String "g") <text:s text:c="2"/>(define-fun L3 () String "l") <text:s text:c="2"/>(define-fun L11 () String "g") <text:s text:c="2"/>(define-fun L21 () String "g") <text:s text:c="2"/>(define-fun L5 () String "g") <text:s text:c="2"/>(define-fun L53 () String "y") <text:s text:c="2"/>(define-fun L31 () String "g") <text:s text:c="2"/>(define-fun L7 () String "g") <text:s text:c="2"/>(define-fun L15 () String "g") <text:s text:c="2"/>(define-fun L9 () String "l") <text:s text:c="2"/>(define-fun L13 () String "g") <text:s text:c="2"/>(define-fun L17 () String "g") <text:s text:c="2"/>(define-fun L49 () String "g") <text:s text:c="2"/>(define-fun L27 () String "g") <text:s text:c="2"/>(define-fun sym5252 () String "G") <text:s text:c="2"/>(define-fun sym4221 () String "G") <text:s text:c="2"/>(define-fun sym3375 () String "G") <text:s text:c="2"/>(define-fun sym1450 () String "G") <text:s text:c="2"/>(define-fun sym5058 () String "G") <text:s text:c="2"/>(define-fun sym4423 () String "G") <text:s text:c="2"/>(define-fun sym2741 () String "G") <text:s text:c="2"/>(define-fun sym4005 () String "G") <text:s text:c="2"/>(define-fun sym3159 () String "G") <text:s text:c="2"/>(define-fun sym1234 () String "G") <text:s text:c="2"/>(define-fun sym3577 () String "L") <text:s text:c="2"/>(define-fun sym5438 () String "G") <text:s text:c="2"/>(define-fun sym2525 () String "G") <text:s text:c="2"/>(define-fun sym2943 () String "G") <text:s text:c="2"/>(define-fun sym1876 () String "L") <text:s text:c="2"/>(define-fun sym1659 () String "G") <text:s text:c="2"/>(define-fun sym2308 () String "H") <text:s text:c="2"/>(define-fun sym812 () String "G") <text:s text:c="2"/>(define-fun sym2092 () String "G") <text:s text:c="2"/>(define-fun sym161 () String "A") <text:s text:c="2"/>(define-fun sym4855 () String "G") <text:s text:c="2"/>(define-fun sym3789 () String "G") <text:s text:c="2"/>(define-fun sym1028 () String "G") <text:s text:c="2"/>(define-fun sym4639 () String "G") <text:s text:c="2"/>(define-fun sym547 () String "G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4.smt2</text:p>
          </table:table-cell>
          <table:table-cell table:style-name="ce18" office:value-type="float" office:value="1.72" calcext:value-type="float">
            <text:p>1.72</text:p>
          </table:table-cell>
          <table:table-cell table:style-name="ce18" office:value-type="float" office:value="1.734" calcext:value-type="float">
            <text:p>1.734</text:p>
          </table:table-cell>
          <table:table-cell table:style-name="ce18" office:value-type="float" office:value="1.792" calcext:value-type="float">
            <text:p>1.792</text:p>
          </table:table-cell>
          <table:table-cell table:style-name="ce30" office:value-type="float" office:value="3.754" calcext:value-type="float">
            <text:p>3.754</text:p>
          </table:table-cell>
          <table:table-cell table:style-name="ce18" office:value-type="float" office:value="3.497" calcext:value-type="float">
            <text:p>3.497</text:p>
          </table:table-cell>
          <table:table-cell table:style-name="ce18" office:value-type="float" office:value="3.747" calcext:value-type="float">
            <text:p>3.747</text:p>
          </table:table-cell>
          <table:table-cell table:style-name="ce30" office:value-type="float" office:value="6" calcext:value-type="float">
            <text:p>6</text:p>
          </table:table-cell>
          <table:table-cell table:style-name="ce18" office:value-type="float" office:value="6.137" calcext:value-type="float">
            <text:p>6.137</text:p>
          </table:table-cell>
          <table:table-cell office:value-type="float" office:value="6.009" calcext:value-type="float">
            <text:p>6.009</text:p>
          </table:table-cell>
          <table:table-cell table:style-name="ce37" table:formula="of:=SUM([.C6:.E6])/3" office:value-type="float" office:value="1.74866666666667" calcext:value-type="float">
            <text:p>1.75</text:p>
          </table:table-cell>
          <table:table-cell table:style-name="ce37" table:formula="of:=SUM([.F6:.H6])/3" office:value-type="float" office:value="3.666" calcext:value-type="float">
            <text:p>3.67</text:p>
          </table:table-cell>
          <table:table-cell table:style-name="ce37" table:formula="of:=SUM([.I6:.K6])/3" office:value-type="float" office:value="6.04866666666667" calcext:value-type="float">
            <text:p>6.05</text:p>
          </table:table-cell>
          <table:table-cell/>
          <table:table-cell office:value-type="string" calcext:value-type="string">
            <text:p>INPUT ID: 3396, VALUE: H INPUT ID: 5316, VALUE: H INPUT ID: 5957, VALUE: K INPUT ID: 1865, VALUE: K INPUT ID: 4236, VALUE: K INPUT ID: 205, VALUE: Y INPUT ID: 8013, VALUE: K INPUT ID: 1233, VALUE: K INPUT ID: 2514, VALUE: K INPUT ID: 6802, VALUE: H INPUT ID: 4691, VALUE: K INPUT ID: 7830, VALUE: K INPUT ID: 6170, VALUE: K INPUT ID: 3611, VALUE: K INPUT ID: 5531, VALUE: K INPUT ID: 2078, VALUE: K INPUT ID: 7647, VALUE: K INPUT ID: 7456, VALUE: K INPUT ID: 161, VALUE: A INPUT ID: 6369, VALUE: K INPUT ID: 3810, VALUE: K INPUT ID: 547, VALUE: K INPUT ID: 1446, VALUE: K INPUT ID: 807, VALUE: K INPUT ID: 2727, VALUE: K INPUT ID: 4904, VALUE: K INPUT ID: 7018, VALUE: K INPUT ID: 5103, VALUE: K INPUT ID: 5744, VALUE: K INPUT ID: 4465, VALUE: R INPUT ID: 2291, VALUE: H INPUT ID: 3187, VALUE: R INPUT ID: 6582, VALUE: K INPUT ID: 4023, VALUE: K INPUT ID: 7225, VALUE: K INPUT ID: 1659, VALUE: K INPUT ID: 1020, VALUE: K INPUT ID: 2940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8013 () String <text:s text:c="4"/>"K") <text:s text:c="2"/>(define-fun sym7456 () String <text:s text:c="4"/>"K") <text:s text:c="2"/>(define-fun sym123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6369 () String <text:s text:c="4"/>"k") <text:s text:c="2"/>(define-fun sym6170 () String <text:s text:c="4"/>"K") <text:s text:c="2"/>(define-fun sym1446 () String <text:s text:c="4"/>"K") <text:s text:c="2"/>(define-fun sym3396 () String <text:s text:c="4"/>"H") <text:s text:c="2"/>(define-fun sym161 () String <text:s text:c="4"/>"e") <text:s text:c="2"/>(define-fun sym5316 () String <text:s text:c="4"/>"h") <text:s text:c="2"/>(define-fun sym2514 () String <text:s text:c="4"/>"K") <text:s text:c="2"/>(define-fun sym7647 () String <text:s text:c="4"/>"K") <text:s text:c="2"/>(define-fun sym1865 () String <text:s text:c="4"/>"k") <text:s text:c="2"/>(define-fun sym5103 () String <text:s text:c="4"/>"K") <text:s text:c="2"/>(define-fun sym5957 () String <text:s text:c="4"/>"k") <text:s text:c="2"/>(define-fun sym4691 () String <text:s text:c="4"/>"K") <text:s text:c="2"/>(define-fun sym547 () String <text:s text:c="4"/>"K") <text:s text:c="2"/>(define-fun sym7018 () String <text:s text:c="4"/>"K") <text:s text:c="2"/>(define-fun sym3810 () String <text:s text:c="4"/>"K") <text:s text:c="2"/>(define-fun sym2940 () String <text:s text:c="4"/>"K") <text:s text:c="2"/>(define-fun sym2291 () String <text:s text:c="4"/>"H") <text:s text:c="2"/>(define-fun sym7225 () String <text:s text:c="4"/>"K") <text:s text:c="2"/>(define-fun sym4023 () String <text:s text:c="4"/>"K") <text:s text:c="2"/>(define-fun sym1020 () String <text:s text:c="4"/>"K") <text:s text:c="2"/>(define-fun sym2078 () String <text:s text:c="4"/>"K") <text:s text:c="2"/>(define-fun sym4236 () String <text:s text:c="4"/>"K") <text:s text:c="2"/>(define-fun sym4904 () String <text:s text:c="4"/>"k") <text:s text:c="2"/>(define-fun sym5744 () String <text:s text:c="4"/>"K") <text:s text:c="2"/>(define-fun sym205 () String <text:s text:c="4"/>"Y") <text:s text:c="2"/>(define-fun sym6582 () String <text:s text:c="4"/>"K") <text:s text:c="2"/>(define-fun sym5531 () String <text:s text:c="4"/>"K") <text:s text:c="2"/>(define-fun sym7830 () String <text:s text:c="4"/>"K") <text:s text:c="2"/>(define-fun sym3187 () String <text:s text:c="4"/>"R") <text:s text:c="2"/>(define-fun sym6802 () String <text:s text:c="4"/>"h") <text:s text:c="2"/>(define-fun sym2727 () String <text:s text:c="4"/>"K") <text:s text:c="2"/>(define-fun sym1659 () String <text:s text:c="4"/>"k") <text:s text:c="2"/>(define-fun sym4465 () String <text:s text:c="4"/>"R") <text:s text:c="2"/>(define-fun sym3611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60 () String "k") <text:s text:c="2"/>(define-fun L4 () String "k") <text:s text:c="2"/>(define-fun L22 () String "k") <text:s text:c="2"/>(define-fun L6 () String "k") <text:s text:c="2"/>(define-fun L32 () String "k") <text:s text:c="2"/>(define-fun L86 () String "k") <text:s text:c="2"/>(define-fun L42 () String "h") <text:s text:c="2"/>(define-fun L74 () String "k") <text:s text:c="2"/>(define-fun L52 () String "k") <text:s text:c="2"/>(define-fun L48 () String "k") <text:s text:c="2"/>(define-fun L36 () String "k") <text:s text:c="2"/>(define-fun L14 () String "y") <text:s text:c="2"/>(define-fun L24 () String "k") <text:s text:c="2"/>(define-fun L34 () String "k") <text:s text:c="2"/>(define-fun L12 () String "h") <text:s text:c="2"/>(define-fun L18 () String "k") <text:s text:c="2"/>(define-fun L28 () String "k") <text:s text:c="2"/>(define-fun L38 () String "k") <text:s text:c="2"/>(define-fun L102 () String "k") <text:s text:c="2"/>(define-fun L1 () String "k") <text:s text:c="2"/>(define-fun L3 () String "h") <text:s text:c="2"/>(define-fun L11 () String "k") <text:s text:c="2"/>(define-fun L21 () String "r") <text:s text:c="2"/>(define-fun L5 () String "k") <text:s text:c="2"/>(define-fun L59 () String "k") <text:s text:c="2"/>(define-fun L15 () String "r") <text:s text:c="2"/>(define-fun L47 () String "k") <text:s text:c="2"/>(define-fun L25 () String "k") <text:s text:c="2"/>(define-fun L9 () String "k") <text:s text:c="2"/>(define-fun L13 () String "h") <text:s text:c="2"/>(define-fun L45 () String "k") <text:s text:c="2"/>(define-fun L23 () String "k") <text:s text:c="2"/>(define-fun L19 () String "k") <text:s text:c="2"/>(define-fun L29 () String "k") <text:s text:c="2"/>(define-fun L17 () String "k") <text:s text:c="2"/>(define-fun sym4023 () String "K") <text:s text:c="2"/>(define-fun sym5531 () String "K") <text:s text:c="2"/>(define-fun sym3396 () String "H") <text:s text:c="2"/>(define-fun sym4465 () String "R") <text:s text:c="2"/>(define-fun sym1233 () String "K") <text:s text:c="2"/>(define-fun sym3611 () String "K") <text:s text:c="2"/>(define-fun sym5316 () String "H") <text:s text:c="2"/>(define-fun sym3810 () String "K") <text:s text:c="2"/>(define-fun sym2940 () String "K") <text:s text:c="2"/>(define-fun sym5957 () String "K") <text:s text:c="2"/>(define-fun sym2727 () String "K") <text:s text:c="2"/>(define-fun sym4904 () String "K") <text:s text:c="2"/>(define-fun sym1659 () String "K") <text:s text:c="2"/>(define-fun sym7647 () String "K") <text:s text:c="2"/>(define-fun sym7225 () String "K") <text:s text:c="2"/>(define-fun sym2291 () String "H") <text:s text:c="2"/>(define-fun sym8013 () String "K") <text:s text:c="2"/>(define-fun sym4691 () String "K") <text:s text:c="2"/>(define-fun sym161 () String "A") <text:s text:c="2"/>(define-fun sym6170 () String "K") <text:s text:c="2"/>(define-fun sym1020 () String "K") <text:s text:c="2"/>(define-fun sym3187 () String "R") <text:s text:c="2"/>(define-fun sym5103 () String "K") <text:s text:c="2"/>(define-fun sym2078 () String "K") <text:s text:c="2"/>(define-fun sym4236 () String "K") <text:s text:c="2"/>(define-fun sym5744 () String "K") <text:s text:c="2"/>(define-fun sym2514 () String "K") <text:s text:c="2"/>(define-fun sym1865 () String "K") <text:s text:c="2"/>(define-fun sym1446 () String "K") <text:s text:c="2"/>(define-fun sym6802 () String "H") <text:s text:c="2"/>(define-fun sym547 () String "K") <text:s text:c="2"/>(define-fun sym205 () String "Y") <text:s text:c="2"/>(define-fun sym7018 () String "K") <text:s text:c="2"/>(define-fun sym6369 () String "K") <text:s text:c="2"/>(define-fun sym7830 () String "K") <text:s text:c="2"/>(define-fun sym7456 () String "K") <text:s text:c="2"/>(define-fun sym807 () String "K") <text:s text:c="2"/>(define-fun sym6582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5.smt2</text:p>
          </table:table-cell>
          <table:table-cell table:style-name="ce18" office:value-type="float" office:value="1.52" calcext:value-type="float">
            <text:p>1.52</text:p>
          </table:table-cell>
          <table:table-cell table:style-name="ce18" office:value-type="float" office:value="1.435" calcext:value-type="float">
            <text:p>1.435</text:p>
          </table:table-cell>
          <table:table-cell table:style-name="ce18" office:value-type="float" office:value="1.447" calcext:value-type="float">
            <text:p>1.447</text:p>
          </table:table-cell>
          <table:table-cell table:style-name="ce30" office:value-type="float" office:value="3.072" calcext:value-type="float">
            <text:p>3.072</text:p>
          </table:table-cell>
          <table:table-cell table:style-name="ce18" office:value-type="float" office:value="3.086" calcext:value-type="float">
            <text:p>3.086</text:p>
          </table:table-cell>
          <table:table-cell table:style-name="ce18" office:value-type="float" office:value="3.054" calcext:value-type="float">
            <text:p>3.054</text:p>
          </table:table-cell>
          <table:table-cell table:style-name="ce30" office:value-type="float" office:value="3.534" calcext:value-type="float">
            <text:p>3.534</text:p>
          </table:table-cell>
          <table:table-cell table:style-name="ce18" office:value-type="float" office:value="3.549" calcext:value-type="float">
            <text:p>3.549</text:p>
          </table:table-cell>
          <table:table-cell office:value-type="float" office:value="3.537" calcext:value-type="float">
            <text:p>3.537</text:p>
          </table:table-cell>
          <table:table-cell table:style-name="ce37" table:formula="of:=SUM([.C7:.E7])/3" office:value-type="float" office:value="1.46733333333333" calcext:value-type="float">
            <text:p>1.47</text:p>
          </table:table-cell>
          <table:table-cell table:style-name="ce37" table:formula="of:=SUM([.F7:.H7])/3" office:value-type="float" office:value="3.07066666666667" calcext:value-type="float">
            <text:p>3.07</text:p>
          </table:table-cell>
          <table:table-cell table:style-name="ce37" table:formula="of:=SUM([.I7:.K7])/3" office:value-type="float" office:value="3.54" calcext:value-type="float">
            <text:p>3.54</text:p>
          </table:table-cell>
          <table:table-cell/>
          <table:table-cell office:value-type="string" calcext:value-type="string">
            <text:p>INPUT ID: 161, VALUE: A INPUT ID: 547, VALUE: K INPUT ID: 3843, VALUE: K INPUT ID: 2757, VALUE: K INPUT ID: 4869, VALUE: R INPUT ID: 1446, VALUE: K INPUT ID: 807, VALUE: K INPUT ID: 2986, VALUE: K INPUT ID: 3628, VALUE: H INPUT ID: 4492, VALUE: R INPUT ID: 4684, VALUE: R INPUT ID: 205, VALUE: Y INPUT ID: 4269, VALUE: K INPUT ID: 2095, VALUE: K INPUT ID: 2544, VALUE: K INPUT ID: 1233, VALUE: K INPUT ID: 3189, VALUE: R INPUT ID: 3415, VALUE: K INPUT ID: 4056, VALUE: K INPUT ID: 1882, VALUE: K INPUT ID: 1659, VALUE: H INPUT ID: 1020, VALUE: K INPUT ID: 2335, VALUE: R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4684 () String <text:s text:c="4"/>"R") <text:s text:c="2"/>(define-fun sym3189 () String <text:s text:c="4"/>"R") <text:s text:c="2"/>(define-fun sym1020 () String <text:s text:c="4"/>"K") <text:s text:c="2"/>(define-fun sym1233 () String <text:s text:c="4"/>"k") <text:s text:c="2"/>(define-fun sym2335 () String <text:s text:c="4"/>"R") <text:s text:c="2"/>(define-fun sym4869 () String <text:s text:c="4"/>"R") <text:s text:c="2"/>(define-fun sym2757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k") <text:s text:c="2"/>(define-fun sym4492 () String <text:s text:c="4"/>"R") <text:s text:c="2"/>(define-fun sym1446 () String <text:s text:c="4"/>"K") <text:s text:c="2"/>(define-fun sym161 () String <text:s text:c="4"/>"s") <text:s text:c="2"/>(define-fun sym3628 () String <text:s text:c="4"/>"H") <text:s text:c="2"/>(define-fun sym2095 () String <text:s text:c="4"/>"K") <text:s text:c="2"/>(define-fun sym3415 () String <text:s text:c="4"/>"K") <text:s text:c="2"/>(define-fun sym1659 () String <text:s text:c="4"/>"H") <text:s text:c="2"/>(define-fun sym1882 () String <text:s text:c="4"/>"k") <text:s text:c="2"/>(define-fun sym3843 () String <text:s text:c="4"/>"k") <text:s text:c="2"/>(define-fun sym4056 () String <text:s text:c="4"/>"k") <text:s text:c="2"/>(define-fun sym4269 () String <text:s text:c="4"/>"K") <text:s text:c="2"/>(define-fun sym2986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40 () String "r") <text:s text:c="2"/>(define-fun L2 () String "k") <text:s text:c="2"/>(define-fun L1 () String "k") <text:s text:c="2"/>(define-fun L4 () String "k") <text:s text:c="2"/>(define-fun L3 () String "r") <text:s text:c="2"/>(define-fun L11 () String "k") <text:s text:c="2"/>(define-fun L6 () String "k") <text:s text:c="2"/>(define-fun L10 () String "h") <text:s text:c="2"/>(define-fun L5 () String "k") <text:s text:c="2"/>(define-fun L8 () String "k") <text:s text:c="2"/>(define-fun L59 () String "k") <text:s text:c="2"/>(define-fun L26 () String "r") <text:s text:c="2"/>(define-fun L14 () String "k") <text:s text:c="2"/>(define-fun L9 () String "k") <text:s text:c="2"/>(define-fun L24 () String "r") <text:s text:c="2"/>(define-fun L56 () String "y") <text:s text:c="2"/>(define-fun L12 () String "k") <text:s text:c="2"/>(define-fun L19 () String "k") <text:s text:c="2"/>(define-fun L38 () String "k") <text:s text:c="2"/>(define-fun L27 () String "r") <text:s text:c="2"/>(define-fun L16 () String "k") <text:s text:c="2"/>(define-fun sym4492 () String "R") <text:s text:c="2"/>(define-fun sym2095 () String "K") <text:s text:c="2"/>(define-fun sym161 () String "A") <text:s text:c="2"/>(define-fun sym4056 () String "K") <text:s text:c="2"/>(define-fun sym4684 () String "R") <text:s text:c="2"/>(define-fun sym1020 () String "K") <text:s text:c="2"/>(define-fun sym3189 () String "R") <text:s text:c="2"/>(define-fun sym4269 () String "K") <text:s text:c="2"/>(define-fun sym1233 () String "K") <text:s text:c="2"/>(define-fun sym1882 () String "K") <text:s text:c="2"/>(define-fun sym2335 () String "R") <text:s text:c="2"/>(define-fun sym3843 () String "K") <text:s text:c="2"/>(define-fun sym2544 () String "K") <text:s text:c="2"/>(define-fun sym2986 () String "K") <text:s text:c="2"/>(define-fun sym3415 () String "K") <text:s text:c="2"/>(define-fun sym1446 () String "K") <text:s text:c="2"/>(define-fun sym4869 () String "R") <text:s text:c="2"/>(define-fun sym2757 () String "K") <text:s text:c="2"/>(define-fun sym3628 () String "H") <text:s text:c="2"/>(define-fun sym1659 () String "H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6.smt2</text:p>
          </table:table-cell>
          <table:table-cell table:style-name="ce18" office:value-type="float" office:value="1.19" calcext:value-type="float">
            <text:p>1.19</text:p>
          </table:table-cell>
          <table:table-cell table:style-name="ce18" office:value-type="float" office:value="1.15" calcext:value-type="float">
            <text:p>1.15</text:p>
          </table:table-cell>
          <table:table-cell table:style-name="ce18" office:value-type="float" office:value="1.172" calcext:value-type="float">
            <text:p>1.172</text:p>
          </table:table-cell>
          <table:table-cell table:style-name="ce30" office:value-type="float" office:value="2.685" calcext:value-type="float">
            <text:p>2.685</text:p>
          </table:table-cell>
          <table:table-cell table:style-name="ce18" office:value-type="float" office:value="2.688" calcext:value-type="float">
            <text:p>2.688</text:p>
          </table:table-cell>
          <table:table-cell table:style-name="ce18" office:value-type="float" office:value="2.678" calcext:value-type="float">
            <text:p>2.678</text:p>
          </table:table-cell>
          <table:table-cell table:style-name="ce30" office:value-type="float" office:value="1.1" calcext:value-type="float">
            <text:p>1.1</text:p>
          </table:table-cell>
          <table:table-cell table:style-name="ce18" office:value-type="float" office:value="1.128" calcext:value-type="float">
            <text:p>1.128</text:p>
          </table:table-cell>
          <table:table-cell office:value-type="float" office:value="1.135" calcext:value-type="float">
            <text:p>1.135</text:p>
          </table:table-cell>
          <table:table-cell table:style-name="ce37" table:formula="of:=SUM([.C8:.E8])/3" office:value-type="float" office:value="1.17066666666667" calcext:value-type="float">
            <text:p>1.17</text:p>
          </table:table-cell>
          <table:table-cell table:style-name="ce37" table:formula="of:=SUM([.F8:.H8])/3" office:value-type="float" office:value="2.68366666666667" calcext:value-type="float">
            <text:p>2.68</text:p>
          </table:table-cell>
          <table:table-cell table:style-name="ce37" table:formula="of:=SUM([.I8:.K8])/3" office:value-type="float" office:value="1.121" calcext:value-type="float">
            <text:p>1.12</text:p>
          </table:table-cell>
          <table:table-cell/>
          <table:table-cell office:value-type="string" calcext:value-type="string">
            <text:p>INPUT ID: 2096, VALUE: G INPUT ID: 161, VALUE: A INPUT ID: 547, VALUE: G INPUT ID: 1028, VALUE: G INPUT ID: 1669, VALUE: G INPUT ID: 1896, VALUE: G INPUT ID: 812, VALUE: G INPUT ID: 1244, VALUE: G INPUT ID: 205, VALUE: Y INPUT ID: 145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44 () String <text:s text:c="4"/>"G") <text:s text:c="2"/>(define-fun sym547 () String <text:s text:c="4"/>"g") <text:s text:c="2"/>(define-fun sym1669 () String <text:s text:c="4"/>"G") <text:s text:c="2"/>(define-fun sym2096 () String <text:s text:c="4"/>"g") <text:s text:c="2"/>(define-fun sym205 () String <text:s text:c="4"/>"y") <text:s text:c="2"/>(define-fun sym1028 () String <text:s text:c="4"/>"G") <text:s text:c="2"/>(define-fun sym189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53 () String <text:s text:c="4"/>"G") <text:s text:c="2"/>(define-fun sym812 () String <text:s text:c="4"/>"g") <text:s text:c="2"/>(define-fun sym161 () String <text:s text:c="4"/>"S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16 () String "g") <text:s text:c="2"/>(define-fun L2 () String "g") <text:s text:c="2"/>(define-fun L1 () String "g") <text:s text:c="2"/>(define-fun L3 () String "g") <text:s text:c="2"/>(define-fun L5 () String "g") <text:s text:c="2"/>(define-fun L8 () String "y") <text:s text:c="2"/>(define-fun L7 () String "g") <text:s text:c="2"/>(define-fun L9 () String "g") <text:s text:c="2"/>(define-fun sym161 () String "A") <text:s text:c="2"/>(define-fun sym2096 () String "G") <text:s text:c="2"/>(define-fun sym812 () String "G") <text:s text:c="2"/>(define-fun sym547 () String "G") <text:s text:c="2"/>(define-fun sym205 () String "Y") <text:s text:c="2"/>(define-fun sym1453 () String "G") <text:s text:c="2"/>(define-fun sym1244 () String "G") <text:s text:c="2"/>(define-fun sym1896 () String "G") <text:s text:c="2"/>(define-fun sym1028 () String "G") <text:s text:c="2"/>(define-fun sym166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7.smt2</text:p>
          </table:table-cell>
          <table:table-cell table:style-name="ce18" office:value-type="float" office:value="1.203" calcext:value-type="float">
            <text:p>1.203</text:p>
          </table:table-cell>
          <table:table-cell table:style-name="ce18" office:value-type="float" office:value="1.202" calcext:value-type="float">
            <text:p>1.202</text:p>
          </table:table-cell>
          <table:table-cell table:style-name="ce18" office:value-type="float" office:value="1.937" calcext:value-type="float">
            <text:p>1.937</text:p>
          </table:table-cell>
          <table:table-cell table:style-name="ce30" office:value-type="float" office:value="2.735" calcext:value-type="float">
            <text:p>2.735</text:p>
          </table:table-cell>
          <table:table-cell table:style-name="ce18" office:value-type="float" office:value="2.743" calcext:value-type="float">
            <text:p>2.743</text:p>
          </table:table-cell>
          <table:table-cell table:style-name="ce18" office:value-type="float" office:value="2.752" calcext:value-type="float">
            <text:p>2.752</text:p>
          </table:table-cell>
          <table:table-cell table:style-name="ce30" office:value-type="float" office:value="1.321" calcext:value-type="float">
            <text:p>1.321</text:p>
          </table:table-cell>
          <table:table-cell table:style-name="ce18" office:value-type="float" office:value="1.349" calcext:value-type="float">
            <text:p>1.349</text:p>
          </table:table-cell>
          <table:table-cell office:value-type="float" office:value="1.333" calcext:value-type="float">
            <text:p>1.333</text:p>
          </table:table-cell>
          <table:table-cell table:style-name="ce37" table:formula="of:=SUM([.C9:.E9])/3" office:value-type="float" office:value="1.44733333333333" calcext:value-type="float">
            <text:p>1.45</text:p>
          </table:table-cell>
          <table:table-cell table:style-name="ce37" table:formula="of:=SUM([.F9:.H9])/3" office:value-type="float" office:value="2.74333333333333" calcext:value-type="float">
            <text:p>2.74</text:p>
          </table:table-cell>
          <table:table-cell table:style-name="ce37" table:formula="of:=SUM([.I9:.K9])/3" office:value-type="float" office:value="1.33433333333333" calcext:value-type="float">
            <text:p>1.33</text:p>
          </table:table-cell>
          <table:table-cell/>
          <table:table-cell office:value-type="string" calcext:value-type="string">
            <text:p>INPUT ID: 161, VALUE: A INPUT ID: 547, VALUE: K INPUT ID: 1446, VALUE: K INPUT ID: 807, VALUE: K INPUT ID: 205, VALUE: Y INPUT ID: 2095, VALUE: K INPUT ID: 1872, VALUE: H INPUT ID: 1233, VALUE: K INPUT ID: 2548, VALUE: K INPUT ID: 1659, VALUE: K INPUT ID: 1020, VALUE: K INPUT ID: 2301, VALUE: K INPUT ID: 2751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807 () String <text:s text:c="4"/>"K") <text:s text:c="2"/>(define-fun sym2751 () String <text:s text:c="4"/>"K") <text:s text:c="2"/>(define-fun sym1020 () String <text:s text:c="4"/>"K") <text:s text:c="2"/>(define-fun sym1233 () String <text:s text:c="4"/>"K") <text:s text:c="2"/>(define-fun sym205 () String <text:s text:c="4"/>"Y") <text:s text:c="2"/>(define-fun sym2301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46 () String <text:s text:c="4"/>"K") <text:s text:c="2"/>(define-fun sym161 () String <text:s text:c="4"/>"r") <text:s text:c="2"/>(define-fun sym2095 () String <text:s text:c="4"/>"K") <text:s text:c="2"/>(define-fun sym1659 () String <text:s text:c="4"/>"K") <text:s text:c="2"/>(define-fun sym1872 () String <text:s text:c="4"/>"H") <text:s text:c="2"/>(define-fun sym2548 () String <text:s text:c="4"/>"K") <text:s text:c="2"/>(define-fun sym547 () String <text:s text:c="4"/>"K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k") <text:s text:c="2"/>(define-fun L0 () String "y") <text:s text:c="2"/>(define-fun L27 () String "k") <text:s text:c="2"/>(define-fun L2 () String "k") <text:s text:c="2"/>(define-fun L1 () String "k") <text:s text:c="2"/>(define-fun L3 () String "k") <text:s text:c="2"/>(define-fun L11 () String "k") <text:s text:c="2"/>(define-fun L6 () String "k") <text:s text:c="2"/>(define-fun L21 () String "k") <text:s text:c="2"/>(define-fun L7 () String "k") <text:s text:c="2"/>(define-fun L9 () String "h") <text:s text:c="2"/>(define-fun L13 () String "k") <text:s text:c="2"/>(define-fun sym2095 () String "K") <text:s text:c="2"/>(define-fun sym161 () String "A") <text:s text:c="2"/>(define-fun sym1020 () String "K") <text:s text:c="2"/>(define-fun sym2301 () String "K") <text:s text:c="2"/>(define-fun sym1872 () String "H") <text:s text:c="2"/>(define-fun sym1233 () String "K") <text:s text:c="2"/>(define-fun sym2751 () String "K") <text:s text:c="2"/>(define-fun sym1446 () String "K") <text:s text:c="2"/>(define-fun sym2548 () String "K") <text:s text:c="2"/>(define-fun sym1659 () String "K") <text:s text:c="2"/>(define-fun sym547 () String "K") <text:s text:c="2"/>(define-fun sym205 () String "Y") <text:s text:c="2"/>(define-fun sym807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8.smt2</text:p>
          </table:table-cell>
          <table:table-cell table:style-name="ce18" office:value-type="float" office:value="0.956" calcext:value-type="float">
            <text:p>0.956</text:p>
          </table:table-cell>
          <table:table-cell table:style-name="ce18" office:value-type="float" office:value="0.976" calcext:value-type="float">
            <text:p>0.976</text:p>
          </table:table-cell>
          <table:table-cell table:style-name="ce18" office:value-type="float" office:value="0.985" calcext:value-type="float">
            <text:p>0.985</text:p>
          </table:table-cell>
          <table:table-cell table:style-name="ce30" office:value-type="float" office:value="2.503" calcext:value-type="float">
            <text:p>2.503</text:p>
          </table:table-cell>
          <table:table-cell table:style-name="ce18" office:value-type="float" office:value="2.354" calcext:value-type="float">
            <text:p>2.354</text:p>
          </table:table-cell>
          <table:table-cell table:style-name="ce18" office:value-type="float" office:value="2.426" calcext:value-type="float">
            <text:p>2.426</text:p>
          </table:table-cell>
          <table:table-cell table:style-name="ce30" office:value-type="float" office:value="0.412" calcext:value-type="float">
            <text:p>0.412</text:p>
          </table:table-cell>
          <table:table-cell table:style-name="ce18" office:value-type="float" office:value="0.454" calcext:value-type="float">
            <text:p>0.454</text:p>
          </table:table-cell>
          <table:table-cell office:value-type="float" office:value="0.432" calcext:value-type="float">
            <text:p>0.432</text:p>
          </table:table-cell>
          <table:table-cell table:style-name="ce37" table:formula="of:=SUM([.C10:.E10])/3" office:value-type="float" office:value="0.972333333333333" calcext:value-type="float">
            <text:p>0.97</text:p>
          </table:table-cell>
          <table:table-cell table:style-name="ce37" table:formula="of:=SUM([.F10:.H10])/3" office:value-type="float" office:value="2.42766666666667" calcext:value-type="float">
            <text:p>2.43</text:p>
          </table:table-cell>
          <table:table-cell table:style-name="ce37" table:formula="of:=SUM([.I10:.K10])/3" office:value-type="float" office:value="0.432666666666667" calcext:value-type="float">
            <text:p>0.43</text:p>
          </table:table-cell>
          <table:table-cell/>
          <table:table-cell office:value-type="string" calcext:value-type="string">
            <text:p>INPUT ID: 161, VALUE: A INPUT ID: 547, VALUE: L INPUT ID: 748, VALUE: L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48 () String <text:s text:c="4"/>"L") <text:s text:c="2"/>(define-fun sym161 () String <text:s text:c="4"/>"d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4 () String "l") <text:s text:c="2"/>(define-fun L3 () String "y") <text:s text:c="2"/>(define-fun sym161 () String "A") <text:s text:c="2"/>(define-fun sym748 () String "L") <text:s text:c="2"/>(define-fun sym547 () String "L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09.smt2</text:p>
          </table:table-cell>
          <table:table-cell table:style-name="ce18" office:value-type="float" office:value="1.503" calcext:value-type="float">
            <text:p>1.503</text:p>
          </table:table-cell>
          <table:table-cell table:style-name="ce18" office:value-type="float" office:value="1.631" calcext:value-type="float">
            <text:p>1.631</text:p>
          </table:table-cell>
          <table:table-cell table:style-name="ce18" office:value-type="float" office:value="1.667" calcext:value-type="float">
            <text:p>1.667</text:p>
          </table:table-cell>
          <table:table-cell table:style-name="ce30" office:value-type="float" office:value="3.149" calcext:value-type="float">
            <text:p>3.149</text:p>
          </table:table-cell>
          <table:table-cell table:style-name="ce18" office:value-type="float" office:value="3.263" calcext:value-type="float">
            <text:p>3.263</text:p>
          </table:table-cell>
          <table:table-cell table:style-name="ce18" office:value-type="float" office:value="2.898" calcext:value-type="float">
            <text:p>2.898</text:p>
          </table:table-cell>
          <table:table-cell table:style-name="ce30" office:value-type="float" office:value="4.695" calcext:value-type="float">
            <text:p>4.695</text:p>
          </table:table-cell>
          <table:table-cell table:style-name="ce18" office:value-type="float" office:value="4.695" calcext:value-type="float">
            <text:p>4.695</text:p>
          </table:table-cell>
          <table:table-cell office:value-type="float" office:value="4.729" calcext:value-type="float">
            <text:p>4.729</text:p>
          </table:table-cell>
          <table:table-cell table:style-name="ce37" table:formula="of:=SUM([.C11:.E11])/3" office:value-type="float" office:value="1.60033333333333" calcext:value-type="float">
            <text:p>1.60</text:p>
          </table:table-cell>
          <table:table-cell table:style-name="ce37" table:formula="of:=SUM([.F11:.H11])/3" office:value-type="float" office:value="3.10333333333333" calcext:value-type="float">
            <text:p>3.10</text:p>
          </table:table-cell>
          <table:table-cell table:style-name="ce37" table:formula="of:=SUM([.I11:.K11])/3" office:value-type="float" office:value="4.70633333333333" calcext:value-type="float">
            <text:p>4.71</text:p>
          </table:table-cell>
          <table:table-cell/>
          <table:table-cell office:value-type="string" calcext:value-type="string">
            <text:p>INPUT ID: 1028, VALUE: G INPUT ID: 1669, VALUE: G INPUT ID: 5257, VALUE: L INPUT ID: 4427, VALUE: H INPUT ID: 205, VALUE: Y INPUT ID: 3789, VALUE: G INPUT ID: 2318, VALUE: G INPUT ID: 1237, VALUE: G INPUT ID: 3159, VALUE: G INPUT ID: 5463, VALUE: L INPUT ID: 2520, VALUE: G INPUT ID: 1886, VALUE: L INPUT ID: 161, VALUE: A INPUT ID: 4642, VALUE: G INPUT ID: 547, VALUE: G INPUT ID: 4005, VALUE: G INPUT ID: 2726, VALUE: H INPUT ID: 812, VALUE: G INPUT ID: 4844, VALUE: G INPUT ID: 1453, VALUE: G INPUT ID: 3375, VALUE: G INPUT ID: 4211, VALUE: G INPUT ID: 2102, VALUE: G INPUT ID: 3577, VALUE: L INPUT ID: 5050, VALUE: G INPUT ID: 294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257 () String <text:s text:c="4"/>"l") <text:s text:c="2"/>(define-fun sym2943 () String <text:s text:c="4"/>"G") <text:s text:c="2"/>(define-fun sym3375 () String <text:s text:c="4"/>"g") <text:s text:c="2"/>(define-fun sym3159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050 () String <text:s text:c="4"/>"g") <text:s text:c="2"/>(define-fun sym2520 () String <text:s text:c="4"/>"G") <text:s text:c="2"/>(define-fun sym1453 () String <text:s text:c="4"/>"g") <text:s text:c="2"/>(define-fun sym161 () String <text:s text:c="4"/>"A") <text:s text:c="2"/>(define-fun sym3789 () String <text:s text:c="4"/>"G") <text:s text:c="2"/>(define-fun sym5463 () String <text:s text:c="4"/>"L") <text:s text:c="2"/>(define-fun sym1028 () String <text:s text:c="4"/>"g") <text:s text:c="2"/>(define-fun sym3577 () String <text:s text:c="4"/>"l") <text:s text:c="2"/>(define-fun sym4005 () String <text:s text:c="4"/>"G") <text:s text:c="2"/>(define-fun sym812 () String <text:s text:c="4"/>"g") <text:s text:c="2"/>(define-fun sym547 () String <text:s text:c="4"/>"G") <text:s text:c="2"/>(define-fun sym1669 () String <text:s text:c="4"/>"g") <text:s text:c="2"/>(define-fun sym4844 () String <text:s text:c="4"/>"g") <text:s text:c="2"/>(define-fun sym205 () String <text:s text:c="4"/>"Y") <text:s text:c="2"/>(define-fun sym1886 () String <text:s text:c="4"/>"l") <text:s text:c="2"/>(define-fun sym4427 () String <text:s text:c="4"/>"H") <text:s text:c="2"/>(define-fun sym4642 () String <text:s text:c="4"/>"g") <text:s text:c="2"/>(define-fun sym2318 () String <text:s text:c="4"/>"g") <text:s text:c="2"/>(define-fun sym2102 () String <text:s text:c="4"/>"G") <text:s text:c="2"/>(define-fun sym4211 () String <text:s text:c="4"/>"G") <text:s text:c="2"/>(define-fun sym1237 () String <text:s text:c="4"/>"G") <text:s text:c="2"/>(define-fun sym2726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l") <text:s text:c="2"/>(define-fun L4 () String "g") <text:s text:c="2"/>(define-fun L6 () String "g") <text:s text:c="2"/>(define-fun L32 () String "g") <text:s text:c="2"/>(define-fun L8 () String "g") <text:s text:c="2"/>(define-fun L74 () String "y") <text:s text:c="2"/>(define-fun L30 () String "l") <text:s text:c="2"/>(define-fun L14 () String "g") <text:s text:c="2"/>(define-fun L34 () String "g") <text:s text:c="2"/>(define-fun L12 () String "h") <text:s text:c="2"/>(define-fun L1 () String "l") <text:s text:c="2"/>(define-fun L3 () String "g") <text:s text:c="2"/>(define-fun L5 () String "g") <text:s text:c="2"/>(define-fun L31 () String "g") <text:s text:c="2"/>(define-fun L7 () String "g") <text:s text:c="2"/>(define-fun L37 () String "g") <text:s text:c="2"/>(define-fun L9 () String "g") <text:s text:c="2"/>(define-fun L35 () String "g") <text:s text:c="2"/>(define-fun L13 () String "g") <text:s text:c="2"/>(define-fun L19 () String "h") <text:s text:c="2"/>(define-fun L29 () String "g") <text:s text:c="2"/>(define-fun L17 () String "g") <text:s text:c="2"/>(define-fun L49 () String "g") <text:s text:c="2"/>(define-fun L27 () String "l") <text:s text:c="2"/>(define-fun sym3375 () String "G") <text:s text:c="2"/>(define-fun sym5257 () String "L") <text:s text:c="2"/>(define-fun sym4642 () String "G") <text:s text:c="2"/>(define-fun sym3159 () String "G") <text:s text:c="2"/>(define-fun sym4005 () String "G") <text:s text:c="2"/>(define-fun sym2102 () String "G") <text:s text:c="2"/>(define-fun sym2520 () String "G") <text:s text:c="2"/>(define-fun sym1453 () String "G") <text:s text:c="2"/>(define-fun sym3577 () String "L") <text:s text:c="2"/>(define-fun sym4844 () String "G") <text:s text:c="2"/>(define-fun sym4427 () String "H") <text:s text:c="2"/>(define-fun sym2943 () String "G") <text:s text:c="2"/>(define-fun sym1237 () String "G") <text:s text:c="2"/>(define-fun sym2726 () String "H") <text:s text:c="2"/>(define-fun sym812 () String "G") <text:s text:c="2"/>(define-fun sym161 () String "A") <text:s text:c="2"/>(define-fun sym5463 () String "L") <text:s text:c="2"/>(define-fun sym4211 () String "G") <text:s text:c="2"/>(define-fun sym3789 () String "G") <text:s text:c="2"/>(define-fun sym1028 () String "G") <text:s text:c="2"/>(define-fun sym1886 () String "L") <text:s text:c="2"/>(define-fun sym2318 () String "G") <text:s text:c="2"/>(define-fun sym1669 () String "G") <text:s text:c="2"/>(define-fun sym547 () String "G") <text:s text:c="2"/>(define-fun sym205 () String "Y") <text:s text:c="2"/>(define-fun sym5050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0.smt2</text:p>
          </table:table-cell>
          <table:table-cell table:style-name="ce18" office:value-type="float" office:value="0.948" calcext:value-type="float">
            <text:p>0.948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957" calcext:value-type="float">
            <text:p>0.957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18" office:value-type="float" office:value="2.479" calcext:value-type="float">
            <text:p>2.479</text:p>
          </table:table-cell>
          <table:table-cell table:style-name="ce18" office:value-type="float" office:value="2.466" calcext:value-type="float">
            <text:p>2.466</text:p>
          </table:table-cell>
          <table:table-cell table:style-name="ce30" office:value-type="float" office:value="0.488" calcext:value-type="float">
            <text:p>0.488</text:p>
          </table:table-cell>
          <table:table-cell table:style-name="ce18" office:value-type="float" office:value="0.52" calcext:value-type="float">
            <text:p>0.52</text:p>
          </table:table-cell>
          <table:table-cell office:value-type="float" office:value="0.513" calcext:value-type="float">
            <text:p>0.513</text:p>
          </table:table-cell>
          <table:table-cell table:style-name="ce37" table:formula="of:=SUM([.C12:.E12])/3" office:value-type="float" office:value="0.954666666666667" calcext:value-type="float">
            <text:p>0.95</text:p>
          </table:table-cell>
          <table:table-cell table:style-name="ce37" table:formula="of:=SUM([.F12:.H12])/3" office:value-type="float" office:value="2.47866666666667" calcext:value-type="float">
            <text:p>2.48</text:p>
          </table:table-cell>
          <table:table-cell table:style-name="ce37" table:formula="of:=SUM([.I12:.K12])/3" office:value-type="float" office:value="0.507" calcext:value-type="float">
            <text:p>0.51</text:p>
          </table:table-cell>
          <table:table-cell/>
          <table:table-cell office:value-type="string" calcext:value-type="string">
            <text:p>INPUT ID: 161, VALUE: A INPUT ID: 547, VALUE: R INPUT ID: 743, VALUE: R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5 () String <text:s text:c="4"/>"Y") <text:s text:c="2"/>(define-fun sym743 () String <text:s text:c="4"/>"r") <text:s text:c="2"/>(define-fun sym547 () String <text:s text:c="4"/>"R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r") <text:s text:c="2"/>(define-fun L3 () String "r") <text:s text:c="2"/>(define-fun sym161 () String "A") <text:s text:c="2"/>(define-fun sym547 () String "R") <text:s text:c="2"/>(define-fun sym205 () String "Y") <text:s text:c="2"/>(define-fun sym743 () String "R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1.smt2</text:p>
          </table:table-cell>
          <table:table-cell table:style-name="ce18" office:value-type="float" office:value="0.911" calcext:value-type="float">
            <text:p>0.911</text:p>
          </table:table-cell>
          <table:table-cell table:style-name="ce18" office:value-type="float" office:value="0.993" calcext:value-type="float">
            <text:p>0.993</text:p>
          </table:table-cell>
          <table:table-cell table:style-name="ce18" office:value-type="float" office:value="0.971" calcext:value-type="float">
            <text:p>0.971</text:p>
          </table:table-cell>
          <table:table-cell table:style-name="ce30" office:value-type="float" office:value="2.417" calcext:value-type="float">
            <text:p>2.417</text:p>
          </table:table-cell>
          <table:table-cell table:style-name="ce18" office:value-type="float" office:value="2.414" calcext:value-type="float">
            <text:p>2.414</text:p>
          </table:table-cell>
          <table:table-cell table:style-name="ce18" office:value-type="float" office:value="2.263" calcext:value-type="float">
            <text:p>2.263</text:p>
          </table:table-cell>
          <table:table-cell table:style-name="ce30" office:value-type="float" office:value="0.697" calcext:value-type="float">
            <text:p>0.697</text:p>
          </table:table-cell>
          <table:table-cell table:style-name="ce18" office:value-type="float" office:value="0.741" calcext:value-type="float">
            <text:p>0.741</text:p>
          </table:table-cell>
          <table:table-cell office:value-type="float" office:value="0.721" calcext:value-type="float">
            <text:p>0.721</text:p>
          </table:table-cell>
          <table:table-cell table:style-name="ce37" table:formula="of:=SUM([.C13:.E13])/3" office:value-type="float" office:value="0.958333333333333" calcext:value-type="float">
            <text:p>0.96</text:p>
          </table:table-cell>
          <table:table-cell table:style-name="ce37" table:formula="of:=SUM([.F13:.H13])/3" office:value-type="float" office:value="2.36466666666667" calcext:value-type="float">
            <text:p>2.36</text:p>
          </table:table-cell>
          <table:table-cell table:style-name="ce37" table:formula="of:=SUM([.I13:.K13])/3" office:value-type="float" office:value="0.719666666666667" calcext:value-type="float">
            <text:p>0.72</text:p>
          </table:table-cell>
          <table:table-cell/>
          <table:table-cell office:value-type="string" calcext:value-type="string">
            <text:p>INPUT ID: 161, VALUE: A INPUT ID: 753, VALUE: H INPUT ID: 547, VALUE: H INPUT ID: 205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53 () String <text:s text:c="4"/>"H") <text:s text:c="2"/>(define-fun sym161 () String <text:s text:c="4"/>"r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47 () String <text:s text:c="4"/>"H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y") <text:s text:c="2"/>(define-fun L3 () String "h") <text:s text:c="2"/>(define-fun sym161 () String "A") <text:s text:c="2"/>(define-fun sym547 () String "H") <text:s text:c="2"/>(define-fun sym205 () String "Y") <text:s text:c="2"/>(define-fun sym753 () String "H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2.smt2</text:p>
          </table:table-cell>
          <table:table-cell table:style-name="ce18" office:value-type="float" office:value="0.963" calcext:value-type="float">
            <text:p>0.963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975" calcext:value-type="float">
            <text:p>0.975</text:p>
          </table:table-cell>
          <table:table-cell table:style-name="ce30" office:value-type="float" office:value="2.504" calcext:value-type="float">
            <text:p>2.504</text:p>
          </table:table-cell>
          <table:table-cell table:style-name="ce18" office:value-type="float" office:value="2.461" calcext:value-type="float">
            <text:p>2.461</text:p>
          </table:table-cell>
          <table:table-cell table:style-name="ce18" office:value-type="float" office:value="2.501" calcext:value-type="float">
            <text:p>2.501</text:p>
          </table:table-cell>
          <table:table-cell table:style-name="ce30" office:value-type="float" office:value="0.896" calcext:value-type="float">
            <text:p>0.896</text:p>
          </table:table-cell>
          <table:table-cell table:style-name="ce18" office:value-type="float" office:value="0.94" calcext:value-type="float">
            <text:p>0.94</text:p>
          </table:table-cell>
          <table:table-cell office:value-type="float" office:value="0.913" calcext:value-type="float">
            <text:p>0.913</text:p>
          </table:table-cell>
          <table:table-cell table:style-name="ce37" table:formula="of:=SUM([.C14:.E14])/3" office:value-type="float" office:value="0.965666666666666" calcext:value-type="float">
            <text:p>0.97</text:p>
          </table:table-cell>
          <table:table-cell table:style-name="ce37" table:formula="of:=SUM([.F14:.H14])/3" office:value-type="float" office:value="2.48866666666667" calcext:value-type="float">
            <text:p>2.49</text:p>
          </table:table-cell>
          <table:table-cell table:style-name="ce37" table:formula="of:=SUM([.I14:.K14])/3" office:value-type="float" office:value="0.916333333333333" calcext:value-type="float">
            <text:p>0.92</text:p>
          </table:table-cell>
          <table:table-cell/>
          <table:table-cell office:value-type="string" calcext:value-type="string">
            <text:p>INPUT ID: 161, VALUE: A INPUT ID: 328, VALUE: Y INPUT ID: 300, VALUE: A INPUT ID: 205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 () String <text:s text:c="4"/>"k") <text:s text:c="2"/>(define-fun sym205 () String <text:s text:c="4"/>"D") <text:s text:c="2"/>(define-fun sym328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61 () String <text:s text:c="4"/>"A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L1 () String "a") <text:s text:c="2"/>(define-fun sym161 () String "A") <text:s text:c="2"/>(define-fun sym328 () String "Y") <text:s text:c="2"/>(define-fun sym205 () String "A") <text:s text:c="2"/>(define-fun sym300 () String "A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3.smt2</text:p>
          </table:table-cell>
          <table:table-cell table:style-name="ce18" office:value-type="float" office:value="0.925" calcext:value-type="float">
            <text:p>0.925</text:p>
          </table:table-cell>
          <table:table-cell table:style-name="ce18" office:value-type="float" office:value="0.927" calcext:value-type="float">
            <text:p>0.927</text:p>
          </table:table-cell>
          <table:table-cell table:style-name="ce18" office:value-type="float" office:value="0.923" calcext:value-type="float">
            <text:p>0.923</text:p>
          </table:table-cell>
          <table:table-cell table:style-name="ce30" office:value-type="float" office:value="2.342" calcext:value-type="float">
            <text:p>2.342</text:p>
          </table:table-cell>
          <table:table-cell table:style-name="ce18" office:value-type="float" office:value="2.321" calcext:value-type="float">
            <text:p>2.321</text:p>
          </table:table-cell>
          <table:table-cell table:style-name="ce18" office:value-type="float" office:value="2.343" calcext:value-type="float">
            <text:p>2.343</text:p>
          </table:table-cell>
          <table:table-cell table:style-name="ce30" office:value-type="float" office:value="0.322" calcext:value-type="float">
            <text:p>0.322</text:p>
          </table:table-cell>
          <table:table-cell table:style-name="ce18" office:value-type="float" office:value="0.347" calcext:value-type="float">
            <text:p>0.347</text:p>
          </table:table-cell>
          <table:table-cell office:value-type="float" office:value="0.354" calcext:value-type="float">
            <text:p>0.354</text:p>
          </table:table-cell>
          <table:table-cell table:style-name="ce37" table:formula="of:=SUM([.C15:.E15])/3" office:value-type="float" office:value="0.925" calcext:value-type="float">
            <text:p>0.93</text:p>
          </table:table-cell>
          <table:table-cell table:style-name="ce37" table:formula="of:=SUM([.F15:.H15])/3" office:value-type="float" office:value="2.33533333333333" calcext:value-type="float">
            <text:p>2.34</text:p>
          </table:table-cell>
          <table:table-cell table:style-name="ce37" table:formula="of:=SUM([.I15:.K15])/3" office:value-type="float" office:value="0.341" calcext:value-type="float">
            <text:p>0.34</text:p>
          </table:table-cell>
          <table:table-cell/>
          <table:table-cell office:value-type="string" calcext:value-type="string">
            <text:p>INPUT ID: 161, VALUE: <text:s/>INPUT ID: 209, VALUE: Y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y") <text:s text:c="2"/>(define-fun sym161 () String "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4.smt2</text:p>
          </table:table-cell>
          <table:table-cell table:style-name="ce18" office:value-type="float" office:value="0.943" calcext:value-type="float">
            <text:p>0.943</text:p>
          </table:table-cell>
          <table:table-cell table:style-name="ce18" office:value-type="float" office:value="0.939" calcext:value-type="float">
            <text:p>0.939</text:p>
          </table:table-cell>
          <table:table-cell table:style-name="ce18" office:value-type="float" office:value="0.931" calcext:value-type="float">
            <text:p>0.931</text:p>
          </table:table-cell>
          <table:table-cell table:style-name="ce30" office:value-type="float" office:value="2.74" calcext:value-type="float">
            <text:p>2.74</text:p>
          </table:table-cell>
          <table:table-cell table:style-name="ce18" office:value-type="float" office:value="2.804" calcext:value-type="float">
            <text:p>2.804</text:p>
          </table:table-cell>
          <table:table-cell table:style-name="ce18" office:value-type="float" office:value="2.71" calcext:value-type="float">
            <text:p>2.71</text:p>
          </table:table-cell>
          <table:table-cell table:style-name="ce30" office:value-type="float" office:value="0.427" calcext:value-type="float">
            <text:p>0.427</text:p>
          </table:table-cell>
          <table:table-cell table:style-name="ce18" office:value-type="float" office:value="0.449" calcext:value-type="float">
            <text:p>0.449</text:p>
          </table:table-cell>
          <table:table-cell office:value-type="float" office:value="0.476" calcext:value-type="float">
            <text:p>0.476</text:p>
          </table:table-cell>
          <table:table-cell table:style-name="ce37" table:formula="of:=SUM([.C16:.E16])/3" office:value-type="float" office:value="0.937666666666667" calcext:value-type="float">
            <text:p>0.94</text:p>
          </table:table-cell>
          <table:table-cell table:style-name="ce37" table:formula="of:=SUM([.F16:.H16])/3" office:value-type="float" office:value="2.75133333333333" calcext:value-type="float">
            <text:p>2.75</text:p>
          </table:table-cell>
          <table:table-cell table:style-name="ce37" table:formula="of:=SUM([.I16:.K16])/3" office:value-type="float" office:value="0.450666666666667" calcext:value-type="float">
            <text:p>0.45</text:p>
          </table:table-cell>
          <table:table-cell/>
          <table:table-cell office:value-type="string" calcext:value-type="string">
            <text:p>INPUT ID: 161, VALUE: <text:s/>INPUT ID: 209, VALUE: Y INPUT ID: 551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51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a") <text:s text:c="2"/>(define-fun L3 () String "y") <text:s text:c="2"/>(define-fun sym161 () String "") <text:s text:c="2"/>(define-fun sym209 () String "Y") <text:s text:c="2"/>(define-fun sym551 () String "A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5.smt2</text:p>
          </table:table-cell>
          <table:table-cell table:style-name="ce18" office:value-type="float" office:value="1.906" calcext:value-type="float">
            <text:p>1.906</text:p>
          </table:table-cell>
          <table:table-cell table:style-name="ce18" office:value-type="float" office:value="1.831" calcext:value-type="float">
            <text:p>1.831</text:p>
          </table:table-cell>
          <table:table-cell table:style-name="ce18" office:value-type="float" office:value="1.936" calcext:value-type="float">
            <text:p>1.936</text:p>
          </table:table-cell>
          <table:table-cell table:style-name="ce30" office:value-type="float" office:value="3.766" calcext:value-type="float">
            <text:p>3.766</text:p>
          </table:table-cell>
          <table:table-cell table:style-name="ce18" office:value-type="float" office:value="3.712" calcext:value-type="float">
            <text:p>3.712</text:p>
          </table:table-cell>
          <table:table-cell table:style-name="ce18" office:value-type="float" office:value="3.833" calcext:value-type="float">
            <text:p>3.833</text:p>
          </table:table-cell>
          <table:table-cell table:style-name="ce30" office:value-type="float" office:value="10.505" calcext:value-type="float">
            <text:p>10.505</text:p>
          </table:table-cell>
          <table:table-cell table:style-name="ce18" office:value-type="float" office:value="10.457" calcext:value-type="float">
            <text:p>10.457</text:p>
          </table:table-cell>
          <table:table-cell office:value-type="float" office:value="10.436" calcext:value-type="float">
            <text:p>10.436</text:p>
          </table:table-cell>
          <table:table-cell table:style-name="ce37" table:formula="of:=SUM([.C17:.E17])/3" office:value-type="float" office:value="1.891" calcext:value-type="float">
            <text:p>1.89</text:p>
          </table:table-cell>
          <table:table-cell table:style-name="ce37" table:formula="of:=SUM([.F17:.H17])/3" office:value-type="float" office:value="3.77033333333333" calcext:value-type="float">
            <text:p>3.77</text:p>
          </table:table-cell>
          <table:table-cell table:style-name="ce37" table:formula="of:=SUM([.I17:.K17])/3" office:value-type="float" office:value="10.466" calcext:value-type="float">
            <text:p>10.47</text:p>
          </table:table-cell>
          <table:table-cell/>
          <table:table-cell office:value-type="string" calcext:value-type="string">
            <text:p>INPUT ID: 7809, VALUE: K INPUT ID: 2116, VALUE: G INPUT ID: 1032, VALUE: G INPUT ID: 4872, VALUE: G INPUT ID: 1673, VALUE: G INPUT ID: 5513, VALUE: K INPUT ID: 6985, VALUE: H INPUT ID: 4235, VALUE: G INPUT ID: 209, VALUE: Y INPUT ID: 3601, VALUE: L INPUT ID: 7889, VALUE: A INPUT ID: 5074, VALUE: G INPUT ID: 7188, VALUE: K INPUT ID: 2967, VALUE: G INPUT ID: 4441, VALUE: H INPUT ID: 2332, VALUE: H INPUT ID: 5727, VALUE: K INPUT ID: 1248, VALUE: G INPUT ID: 161, VALUE: <text:s/>INPUT ID: 7395, VALUE: K INPUT ID: 3813, VALUE: G INPUT ID: 551, VALUE: G INPUT ID: 5291, VALUE: P INPUT ID: 1900, VALUE: L INPUT ID: 5934, VALUE: K INPUT ID: 3183, VALUE: G INPUT ID: 6127, VALUE: K INPUT ID: 6575, VALUE: R INPUT ID: 816, VALUE: G INPUT ID: 4656, VALUE: G INPUT ID: 1457, VALUE: G INPUT ID: 7602, VALUE: K INPUT ID: 2549, VALUE: G INPUT ID: 3385, VALUE: G INPUT ID: 6778, VALUE: K INPUT ID: 4029, VALUE: G INPUT ID: 6334, VALUE: K INPUT ID: 2751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813 () String <text:s text:c="4"/>"g") <text:s text:c="2"/>(define-fun sym2116 () String <text:s text:c="4"/>"g") <text:s text:c="2"/>(define-fun sym7889 () String <text:s text:c="4"/>"K") <text:s text:c="2"/>(define-fun sym2549 () String <text:s text:c="4"/>"g") <text:s text:c="2"/>(define-fun sym3385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6 () String <text:s text:c="4"/>"g") <text:s text:c="2"/>(define-fun sym7188 () String <text:s text:c="4"/>"K") <text:s text:c="2"/>(define-fun sym4441 () String <text:s text:c="4"/>"h") <text:s text:c="2"/>(define-fun sym1673 () String <text:s text:c="4"/>"g") <text:s text:c="2"/>(define-fun sym5291 () String <text:s text:c="4"/>"P") <text:s text:c="2"/>(define-fun sym4656 () String <text:s text:c="4"/>"g") <text:s text:c="2"/>(define-fun sym6575 () String <text:s text:c="4"/>"R") <text:s text:c="2"/>(define-fun sym5727 () String <text:s text:c="4"/>"K") <text:s text:c="2"/>(define-fun sym5934 () String <text:s text:c="4"/>"k") <text:s text:c="2"/>(define-fun sym1032 () String <text:s text:c="4"/>"g") <text:s text:c="2"/>(define-fun sym5074 () String <text:s text:c="4"/>"G") <text:s text:c="2"/>(define-fun sym5513 () String <text:s text:c="4"/>"K") <text:s text:c="2"/>(define-fun sym2751 () String <text:s text:c="4"/>"G") <text:s text:c="2"/>(define-fun sym1457 () String <text:s text:c="4"/>"G") <text:s text:c="2"/>(define-fun sym6334 () String <text:s text:c="4"/>"K") <text:s text:c="2"/>(define-fun sym3601 () String <text:s text:c="4"/>"L") <text:s text:c="2"/>(define-fun sym7395 () String <text:s text:c="4"/>"k") <text:s text:c="2"/>(define-fun sym6778 () String <text:s text:c="4"/>"k") <text:s text:c="2"/>(define-fun sym551 () String <text:s text:c="4"/>"G") <text:s text:c="2"/>(define-fun sym4872 () String <text:s text:c="4"/>"G") <text:s text:c="2"/>(define-fun sym4235 () String <text:s text:c="4"/>"G") <text:s text:c="2"/>(define-fun sym209 () String <text:s text:c="4"/>"Y") <text:s text:c="2"/>(define-fun sym3183 () String <text:s text:c="4"/>"G") <text:s text:c="2"/>(define-fun sym4029 () String <text:s text:c="4"/>"g") <text:s text:c="2"/>(define-fun sym2967 () String <text:s text:c="4"/>"g") <text:s text:c="2"/>(define-fun sym1248 () String <text:s text:c="4"/>"g") <text:s text:c="2"/>(define-fun sym1900 () String <text:s text:c="4"/>"L") <text:s text:c="2"/>(define-fun sym6985 () String <text:s text:c="4"/>"h") <text:s text:c="2"/>(define-fun sym7602 () String <text:s text:c="4"/>"k") <text:s text:c="2"/>(define-fun sym2332 () String <text:s text:c="4"/>"h") <text:s text:c="2"/>(define-fun sym7809 () String <text:s text:c="4"/>"k") <text:s text:c="2"/>(define-fun sym6127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62 () String "g") <text:s text:c="2"/>(define-fun L40 () String "g") <text:s text:c="2"/>(define-fun L2 () String "l") <text:s text:c="2"/>(define-fun L94 () String "g") <text:s text:c="2"/>(define-fun L4 () String "g") <text:s text:c="2"/>(define-fun L44 () String "g") <text:s text:c="2"/>(define-fun L22 () String "p") <text:s text:c="2"/>(define-fun L6 () String "g") <text:s text:c="2"/>(define-fun L76 () String "a") <text:s text:c="2"/>(define-fun L10 () String "g") <text:s text:c="2"/>(define-fun L20 () String "g") <text:s text:c="2"/>(define-fun L8 () String "g") <text:s text:c="2"/>(define-fun L30 () String "k") <text:s text:c="2"/>(define-fun L48 () String "g") <text:s text:c="2"/>(define-fun L115 () String "y") <text:s text:c="2"/>(define-fun L58 () String "k") <text:s text:c="2"/>(define-fun L36 () String "g") <text:s text:c="2"/>(define-fun L14 () String "g") <text:s text:c="2"/>(define-fun L68 () String "k") <text:s text:c="2"/>(define-fun L24 () String "h") <text:s text:c="2"/>(define-fun L12 () String "k") <text:s text:c="2"/>(define-fun L18 () String "g") <text:s text:c="2"/>(define-fun L28 () String "k") <text:s text:c="2"/>(define-fun L51 () String "g") <text:s text:c="2"/>(define-fun L71 () String "k") <text:s text:c="2"/>(define-fun L3 () String "k") <text:s text:c="2"/>(define-fun L11 () String "l") <text:s text:c="2"/>(define-fun L65 () String "k") <text:s text:c="2"/>(define-fun L21 () String "k") <text:s text:c="2"/>(define-fun L5 () String "g") <text:s text:c="2"/>(define-fun L63 () String "g") <text:s text:c="2"/>(define-fun L41 () String "g") <text:s text:c="2"/>(define-fun L7 () String "h") <text:s text:c="2"/>(define-fun L47 () String "k") <text:s text:c="2"/>(define-fun L13 () String "g") <text:s text:c="2"/>(define-fun L17 () String "r") <text:s text:c="2"/>(define-fun sym7395 () String "K") <text:s text:c="2"/>(define-fun sym1032 () String "G") <text:s text:c="2"/>(define-fun sym4441 () String "H") <text:s text:c="2"/>(define-fun sym5513 () String "K") <text:s text:c="2"/>(define-fun sym1673 () String "G") <text:s text:c="2"/>(define-fun sym4029 () String "G") <text:s text:c="2"/>(define-fun sym5934 () String "K") <text:s text:c="2"/>(define-fun sym1457 () String "G") <text:s text:c="2"/>(define-fun sym551 () String "G") <text:s text:c="2"/>(define-fun sym2967 () String "G") <text:s text:c="2"/>(define-fun sym2549 () String "G") <text:s text:c="2"/>(define-fun sym7809 () String "K") <text:s text:c="2"/>(define-fun sym3813 () String "G") <text:s text:c="2"/>(define-fun sym816 () String "G") <text:s text:c="2"/>(define-fun sym7889 () String "A") <text:s text:c="2"/>(define-fun sym6778 () String "K") <text:s text:c="2"/>(define-fun sym7602 () String "K") <text:s text:c="2"/>(define-fun sym6334 () String "K") <text:s text:c="2"/>(define-fun sym6575 () String "R") <text:s text:c="2"/>(define-fun sym7188 () String "K") <text:s text:c="2"/>(define-fun sym3183 () String "G") <text:s text:c="2"/>(define-fun sym161 () String "") <text:s text:c="2"/>(define-fun sym3385 () String "G") <text:s text:c="2"/>(define-fun sym2332 () String "H") <text:s text:c="2"/>(define-fun sym4872 () String "G") <text:s text:c="2"/>(define-fun sym4235 () String "G") <text:s text:c="2"/>(define-fun sym2751 () String "G") <text:s text:c="2"/>(define-fun sym2116 () String "G") <text:s text:c="2"/>(define-fun sym4656 () String "G") <text:s text:c="2"/>(define-fun sym3601 () String "L") <text:s text:c="2"/>(define-fun sym1248 () String "G") <text:s text:c="2"/>(define-fun sym5727 () String "K") <text:s text:c="2"/>(define-fun sym1900 () String "L") <text:s text:c="2"/>(define-fun sym209 () String "Y") <text:s text:c="2"/>(define-fun sym6127 () String "K") <text:s text:c="2"/>(define-fun sym6985 () String "H") <text:s text:c="2"/>(define-fun sym5291 () String "P") <text:s text:c="2"/>(define-fun sym5074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6.smt2</text:p>
          </table:table-cell>
          <table:table-cell table:style-name="ce18" office:value-type="float" office:value="1.267" calcext:value-type="float">
            <text:p>1.267</text:p>
          </table:table-cell>
          <table:table-cell table:style-name="ce18" office:value-type="float" office:value="1.248" calcext:value-type="float">
            <text:p>1.248</text:p>
          </table:table-cell>
          <table:table-cell table:style-name="ce18" office:value-type="float" office:value="1.279" calcext:value-type="float">
            <text:p>1.279</text:p>
          </table:table-cell>
          <table:table-cell table:style-name="ce30" office:value-type="float" office:value="2.916" calcext:value-type="float">
            <text:p>2.916</text:p>
          </table:table-cell>
          <table:table-cell table:style-name="ce18" office:value-type="float" office:value="2.761" calcext:value-type="float">
            <text:p>2.761</text:p>
          </table:table-cell>
          <table:table-cell table:style-name="ce18" office:value-type="float" office:value="2.967" calcext:value-type="float">
            <text:p>2.967</text:p>
          </table:table-cell>
          <table:table-cell table:style-name="ce30" office:value-type="float" office:value="2.899" calcext:value-type="float">
            <text:p>2.899</text:p>
          </table:table-cell>
          <table:table-cell table:style-name="ce18" office:value-type="float" office:value="2.883" calcext:value-type="float">
            <text:p>2.883</text:p>
          </table:table-cell>
          <table:table-cell office:value-type="float" office:value="2.842" calcext:value-type="float">
            <text:p>2.842</text:p>
          </table:table-cell>
          <table:table-cell table:style-name="ce37" table:formula="of:=SUM([.C18:.E18])/3" office:value-type="float" office:value="1.26466666666667" calcext:value-type="float">
            <text:p>1.26</text:p>
          </table:table-cell>
          <table:table-cell table:style-name="ce37" table:formula="of:=SUM([.F18:.H18])/3" office:value-type="float" office:value="2.88133333333333" calcext:value-type="float">
            <text:p>2.88</text:p>
          </table:table-cell>
          <table:table-cell table:style-name="ce37" table:formula="of:=SUM([.I18:.K18])/3" office:value-type="float" office:value="2.87466666666667" calcext:value-type="float">
            <text:p>2.87</text:p>
          </table:table-cell>
          <table:table-cell/>
          <table:table-cell office:value-type="string" calcext:value-type="string">
            <text:p>INPUT ID: 161, VALUE: <text:s/>INPUT ID: 1921, VALUE: P INPUT ID: 3011, VALUE: K INPUT ID: 551, VALUE: P INPUT ID: 1703, VALUE: P INPUT ID: 2793, VALUE: P INPUT ID: 3433, VALUE: G INPUT ID: 3530, VALUE: A INPUT ID: 1485, VALUE: P INPUT ID: 1039, VALUE: G INPUT ID: 2575, VALUE: P INPUT ID: 1264, VALUE: H INPUT ID: 209, VALUE: Y INPUT ID: 817, VALUE: K INPUT ID: 3217, VALUE: G INPUT ID: 2357, VALUE: P INPUT ID: 2139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93 () String <text:s text:c="4"/>"p") <text:s text:c="2"/>(define-fun sym1039 () String <text:s text:c="4"/>"G") <text:s text:c="2"/>(define-fun sym2139 () String <text:s text:c="4"/>"p") <text:s text:c="2"/>(define-fun sym2575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03 () String <text:s text:c="4"/>"P") <text:s text:c="2"/>(define-fun sym551 () String <text:s text:c="4"/>"p") <text:s text:c="2"/>(define-fun sym209 () String <text:s text:c="4"/>"Y") <text:s text:c="2"/>(define-fun sym3530 () String <text:s text:c="4"/>"x") <text:s text:c="2"/>(define-fun sym1264 () String <text:s text:c="4"/>"H") <text:s text:c="2"/>(define-fun sym1485 () String <text:s text:c="4"/>"P") <text:s text:c="2"/>(define-fun sym3011 () String <text:s text:c="4"/>"k") <text:s text:c="2"/>(define-fun sym2357 () String <text:s text:c="4"/>"p") <text:s text:c="2"/>(define-fun sym1921 () String <text:s text:c="4"/>"p") <text:s text:c="2"/>(define-fun sym3433 () String <text:s text:c="4"/>"g") <text:s text:c="2"/>(define-fun sym817 () String <text:s text:c="4"/>"K") <text:s text:c="2"/>(define-fun sym3217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g") <text:s text:c="2"/>(define-fun L1 () String "p") <text:s text:c="2"/>(define-fun L4 () String "p") <text:s text:c="2"/>(define-fun L3 () String "p") <text:s text:c="2"/>(define-fun L22 () String "p") <text:s text:c="2"/>(define-fun L6 () String "g") <text:s text:c="2"/>(define-fun L32 () String "p") <text:s text:c="2"/>(define-fun L5 () String "h") <text:s text:c="2"/>(define-fun L14 () String "a") <text:s text:c="2"/>(define-fun L9 () String "g") <text:s text:c="2"/>(define-fun L24 () String "p") <text:s text:c="2"/>(define-fun L13 () String "p") <text:s text:c="2"/>(define-fun L19 () String "p") <text:s text:c="2"/>(define-fun L27 () String "y") <text:s text:c="2"/>(define-fun L16 () String "k") <text:s text:c="2"/>(define-fun sym161 () String "") <text:s text:c="2"/>(define-fun sym3011 () String "K") <text:s text:c="2"/>(define-fun sym1485 () String "P") <text:s text:c="2"/>(define-fun sym3530 () String "A") <text:s text:c="2"/>(define-fun sym1264 () String "H") <text:s text:c="2"/>(define-fun sym2793 () String "P") <text:s text:c="2"/>(define-fun sym3433 () String "G") <text:s text:c="2"/>(define-fun sym2575 () String "P") <text:s text:c="2"/>(define-fun sym2357 () String "P") <text:s text:c="2"/>(define-fun sym2139 () String "P") <text:s text:c="2"/>(define-fun sym551 () String "P") <text:s text:c="2"/>(define-fun sym1039 () String "G") <text:s text:c="2"/>(define-fun sym3217 () String "G") <text:s text:c="2"/>(define-fun sym1921 () String "P") <text:s text:c="2"/>(define-fun sym817 () String "K") <text:s text:c="2"/>(define-fun sym1703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7.smt2</text:p>
          </table:table-cell>
          <table:table-cell table:style-name="ce18" office:value-type="float" office:value="1.336" calcext:value-type="float">
            <text:p>1.336</text:p>
          </table:table-cell>
          <table:table-cell table:style-name="ce18" office:value-type="float" office:value="1.308" calcext:value-type="float">
            <text:p>1.308</text:p>
          </table:table-cell>
          <table:table-cell table:style-name="ce18" office:value-type="float" office:value="1.264" calcext:value-type="float">
            <text:p>1.264</text:p>
          </table:table-cell>
          <table:table-cell table:style-name="ce30" office:value-type="float" office:value="2.939" calcext:value-type="float">
            <text:p>2.939</text:p>
          </table:table-cell>
          <table:table-cell table:style-name="ce18" office:value-type="float" office:value="3.004" calcext:value-type="float">
            <text:p>3.004</text:p>
          </table:table-cell>
          <table:table-cell table:style-name="ce18" office:value-type="float" office:value="2.952" calcext:value-type="float">
            <text:p>2.952</text:p>
          </table:table-cell>
          <table:table-cell table:style-name="ce30" office:value-type="float" office:value="2.471" calcext:value-type="float">
            <text:p>2.471</text:p>
          </table:table-cell>
          <table:table-cell table:style-name="ce18" office:value-type="float" office:value="2.49" calcext:value-type="float">
            <text:p>2.49</text:p>
          </table:table-cell>
          <table:table-cell office:value-type="float" office:value="2.499" calcext:value-type="float">
            <text:p>2.499</text:p>
          </table:table-cell>
          <table:table-cell table:style-name="ce37" table:formula="of:=SUM([.C19:.E19])/3" office:value-type="float" office:value="1.30266666666667" calcext:value-type="float">
            <text:p>1.30</text:p>
          </table:table-cell>
          <table:table-cell table:style-name="ce37" table:formula="of:=SUM([.F19:.H19])/3" office:value-type="float" office:value="2.965" calcext:value-type="float">
            <text:p>2.97</text:p>
          </table:table-cell>
          <table:table-cell table:style-name="ce37" table:formula="of:=SUM([.I19:.K19])/3" office:value-type="float" office:value="2.48666666666667" calcext:value-type="float">
            <text:p>2.49</text:p>
          </table:table-cell>
          <table:table-cell/>
          <table:table-cell office:value-type="string" calcext:value-type="string">
            <text:p>INPUT ID: 161, VALUE: <text:s/>INPUT ID: 1731, VALUE: G INPUT ID: 551, VALUE: P INPUT ID: 209, VALUE: Y INPUT ID: 817, VALUE: K INPUT ID: 1073, VALUE: G INPUT ID: 1304, VALUE: P INPUT ID: 1528, VALUE: K INPUT ID: 1946, VALUE: P INPUT ID: 2170, VALUE: K INPUT ID: 2587, VALUE: P INPUT ID: 2811, VALUE: K INPUT ID: 3228, VALUE: P INPUT ID: 2365, VALUE: G INPUT ID: 3006, VALUE: G INPUT ID: 3327, VALUE: A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06 () String <text:s text:c="4"/>"g") <text:s text:c="2"/>(define-fun sym2365 () String <text:s text:c="4"/>"g") <text:s text:c="2"/>(define-fun sym2811 () String <text:s text:c="4"/>"k") <text:s text:c="2"/>(define-fun sym1946 () String <text:s text:c="4"/>"P") <text:s text:c="2"/>(define-fun sym3228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p") <text:s text:c="2"/>(define-fun sym3327 () String <text:s text:c="4"/>"N") <text:s text:c="2"/>(define-fun sym2170 () String <text:s text:c="4"/>"k") <text:s text:c="2"/>(define-fun sym209 () String <text:s text:c="4"/>"Y") <text:s text:c="2"/>(define-fun sym817 () String <text:s text:c="4"/>"K") <text:s text:c="2"/>(define-fun sym1731 () String <text:s text:c="4"/>"G") <text:s text:c="2"/>(define-fun sym1304 () String <text:s text:c="4"/>"P") <text:s text:c="2"/>(define-fun sym1073 () String <text:s text:c="4"/>"G") <text:s text:c="2"/>(define-fun sym2587 () String <text:s text:c="4"/>"p") <text:s text:c="2"/>(define-fun sym152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g") <text:s text:c="2"/>(define-fun L3 () String "p") <text:s text:c="2"/>(define-fun L22 () String "p") <text:s text:c="2"/>(define-fun L6 () String "p") <text:s text:c="2"/>(define-fun L32 () String "p") <text:s text:c="2"/>(define-fun L21 () String "g") <text:s text:c="2"/>(define-fun L10 () String "g") <text:s text:c="2"/>(define-fun L5 () String "k") <text:s text:c="2"/>(define-fun L8 () String "y") <text:s text:c="2"/>(define-fun L7 () String "p") <text:s text:c="2"/>(define-fun L13 () String "k") <text:s text:c="2"/>(define-fun L12 () String "a") <text:s text:c="2"/>(define-fun L27 () String "k") <text:s text:c="2"/>(define-fun sym161 () String "") <text:s text:c="2"/>(define-fun sym1073 () String "G") <text:s text:c="2"/>(define-fun sym2365 () String "G") <text:s text:c="2"/>(define-fun sym2587 () String "P") <text:s text:c="2"/>(define-fun sym1731 () String "G") <text:s text:c="2"/>(define-fun sym3006 () String "G") <text:s text:c="2"/>(define-fun sym1304 () String "P") <text:s text:c="2"/>(define-fun sym2811 () String "K") <text:s text:c="2"/>(define-fun sym551 () String "P") <text:s text:c="2"/>(define-fun sym3327 () String "A") <text:s text:c="2"/>(define-fun sym3228 () String "P") <text:s text:c="2"/>(define-fun sym1528 () String "K") <text:s text:c="2"/>(define-fun sym817 () String "K") <text:s text:c="2"/>(define-fun sym1946 () String "P") <text:s text:c="2"/>(define-fun sym209 () String "Y") <text:s text:c="2"/>(define-fun sym2170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8.smt2</text:p>
          </table:table-cell>
          <table:table-cell table:style-name="ce18" office:value-type="float" office:value="1.663" calcext:value-type="float">
            <text:p>1.663</text:p>
          </table:table-cell>
          <table:table-cell table:style-name="ce18" office:value-type="float" office:value="1.644" calcext:value-type="float">
            <text:p>1.644</text:p>
          </table:table-cell>
          <table:table-cell table:style-name="ce18" office:value-type="float" office:value="1.624" calcext:value-type="float">
            <text:p>1.624</text:p>
          </table:table-cell>
          <table:table-cell table:style-name="ce30" office:value-type="float" office:value="3.11" calcext:value-type="float">
            <text:p>3.11</text:p>
          </table:table-cell>
          <table:table-cell table:style-name="ce18" office:value-type="float" office:value="3.058" calcext:value-type="float">
            <text:p>3.058</text:p>
          </table:table-cell>
          <table:table-cell table:style-name="ce18" office:value-type="float" office:value="2.84" calcext:value-type="float">
            <text:p>2.84</text:p>
          </table:table-cell>
          <table:table-cell table:style-name="ce30" office:value-type="float" office:value="3.933" calcext:value-type="float">
            <text:p>3.933</text:p>
          </table:table-cell>
          <table:table-cell table:style-name="ce18" office:value-type="float" office:value="3.93" calcext:value-type="float">
            <text:p>3.93</text:p>
          </table:table-cell>
          <table:table-cell office:value-type="float" office:value="3.904" calcext:value-type="float">
            <text:p>3.904</text:p>
          </table:table-cell>
          <table:table-cell table:style-name="ce37" table:formula="of:=SUM([.C20:.E20])/3" office:value-type="float" office:value="1.64366666666667" calcext:value-type="float">
            <text:p>1.64</text:p>
          </table:table-cell>
          <table:table-cell table:style-name="ce37" table:formula="of:=SUM([.F20:.H20])/3" office:value-type="float" office:value="3.00266666666667" calcext:value-type="float">
            <text:p>3.00</text:p>
          </table:table-cell>
          <table:table-cell table:style-name="ce37" table:formula="of:=SUM([.I20:.K20])/3" office:value-type="float" office:value="3.92233333333333" calcext:value-type="float">
            <text:p>3.92</text:p>
          </table:table-cell>
          <table:table-cell/>
          <table:table-cell office:value-type="string" calcext:value-type="string">
            <text:p>INPUT ID: 161, VALUE: A INPUT ID: 4866, VALUE: P INPUT ID: 547, VALUE: P INPUT ID: 1476, VALUE: K INPUT ID: 2981, VALUE: H INPUT ID: 4965, VALUE: A INPUT ID: 1258, VALUE: P INPUT ID: 2122, VALUE: K INPUT ID: 3402, VALUE: K INPUT ID: 1035, VALUE: H INPUT ID: 205, VALUE: Y INPUT ID: 813, VALUE: K INPUT ID: 3821, VALUE: K INPUT ID: 1904, VALUE: P INPUT ID: 2768, VALUE: K INPUT ID: 4240, VALUE: K INPUT ID: 4659, VALUE: K INPUT ID: 2550, VALUE: P INPUT ID: 1689, VALUE: H INPUT ID: 3609, VALUE: P INPUT ID: 4028, VALUE: P INPUT ID: 3197, VALUE: P INPUT ID: 2335, VALUE: H INPUT ID: 4447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50 () String <text:s text:c="4"/>"p") <text:s text:c="2"/>(define-fun sym1476 () String <text:s text:c="4"/>"K") <text:s text:c="2"/>(define-fun sym4447 () String <text:s text:c="4"/>"P") <text:s text:c="2"/>(define-fun sym2335 () String <text:s text:c="4"/>"h") <text:s text:c="2"/>(define-fun sym4866 () String <text:s text:c="4"/>"p") <text:s text:c="2"/>(define-fun sym4965 () String <text:s text:c="4"/>"F") <text:s text:c="2"/>(define-fun sym813 () String <text:s text:c="4"/>"k")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904 () String <text:s text:c="4"/>"P") <text:s text:c="2"/>(define-fun sym2768 () String <text:s text:c="4"/>"K") <text:s text:c="2"/>(define-fun sym4028 () String <text:s text:c="4"/>"p") <text:s text:c="2"/>(define-fun sym4240 () String <text:s text:c="4"/>"K") <text:s text:c="2"/>(define-fun sym3197 () String <text:s text:c="4"/>"p") <text:s text:c="2"/>(define-fun sym1035 () String <text:s text:c="4"/>"h") <text:s text:c="2"/>(define-fun sym1258 () String <text:s text:c="4"/>"P") <text:s text:c="2"/>(define-fun sym161 () String <text:s text:c="4"/>"m") <text:s text:c="2"/>(define-fun sym3402 () String <text:s text:c="4"/>"K") <text:s text:c="2"/>(define-fun sym2981 () String <text:s text:c="4"/>"H") <text:s text:c="2"/>(define-fun sym1689 () String <text:s text:c="4"/>"h") <text:s text:c="2"/>(define-fun sym4659 () String <text:s text:c="4"/>"k") <text:s text:c="2"/>(define-fun sym3609 () String <text:s text:c="4"/>"p") <text:s text:c="2"/>(define-fun sym3821 () String <text:s text:c="4"/>"k") <text:s text:c="2"/>(define-fun sym2122 () String <text:s text:c="4"/>"K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h") <text:s text:c="2"/>(define-fun L50 () String "p") <text:s text:c="2"/>(define-fun L1 () String "a") <text:s text:c="2"/>(define-fun L4 () String "h") <text:s text:c="2"/>(define-fun L6 () String "p") <text:s text:c="2"/>(define-fun L10 () String "h") <text:s text:c="2"/>(define-fun L5 () String "k") <text:s text:c="2"/>(define-fun L8 () String "k") <text:s text:c="2"/>(define-fun L7 () String "k") <text:s text:c="2"/>(define-fun L15 () String "k") <text:s text:c="2"/>(define-fun L36 () String "p") <text:s text:c="2"/>(define-fun L25 () String "k") <text:s text:c="2"/>(define-fun L14 () String "p") <text:s text:c="2"/>(define-fun L9 () String "p") <text:s text:c="2"/>(define-fun L46 () String "k") <text:s text:c="2"/>(define-fun L24 () String "h") <text:s text:c="2"/>(define-fun L45 () String "p") <text:s text:c="2"/>(define-fun L12 () String "p") <text:s text:c="2"/>(define-fun L18 () String "k") <text:s text:c="2"/>(define-fun L39 () String "p") <text:s text:c="2"/>(define-fun L17 () String "k") <text:s text:c="2"/>(define-fun L38 () String "y") <text:s text:c="2"/>(define-fun sym4240 () String "K") <text:s text:c="2"/>(define-fun sym161 () String "A") <text:s text:c="2"/>(define-fun sym3197 () String "P") <text:s text:c="2"/>(define-fun sym2550 () String "P") <text:s text:c="2"/>(define-fun sym2981 () String "H") <text:s text:c="2"/>(define-fun sym2122 () String "K") <text:s text:c="2"/>(define-fun sym1476 () String "K") <text:s text:c="2"/>(define-fun sym4028 () String "P") <text:s text:c="2"/>(define-fun sym1035 () String "H") <text:s text:c="2"/>(define-fun sym1258 () String "P") <text:s text:c="2"/>(define-fun sym4447 () String "P") <text:s text:c="2"/>(define-fun sym2335 () String "H") <text:s text:c="2"/>(define-fun sym4866 () String "P") <text:s text:c="2"/>(define-fun sym3821 () String "K") <text:s text:c="2"/>(define-fun sym3402 () String "K") <text:s text:c="2"/>(define-fun sym4965 () String "A") <text:s text:c="2"/>(define-fun sym1689 () String "H") <text:s text:c="2"/>(define-fun sym4659 () String "K") <text:s text:c="2"/>(define-fun sym2768 () String "K") <text:s text:c="2"/>(define-fun sym1904 () String "P") <text:s text:c="2"/>(define-fun sym3609 () String "P") <text:s text:c="2"/>(define-fun sym813 () String "K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19.smt2</text:p>
          </table:table-cell>
          <table:table-cell table:style-name="ce18" office:value-type="float" office:value="1.356" calcext:value-type="float">
            <text:p>1.356</text:p>
          </table:table-cell>
          <table:table-cell table:style-name="ce18" office:value-type="float" office:value="1.362" calcext:value-type="float">
            <text:p>1.362</text:p>
          </table:table-cell>
          <table:table-cell table:style-name="ce18" office:value-type="float" office:value="1.358" calcext:value-type="float">
            <text:p>1.358</text:p>
          </table:table-cell>
          <table:table-cell table:style-name="ce30" office:value-type="float" office:value="2.995" calcext:value-type="float">
            <text:p>2.995</text:p>
          </table:table-cell>
          <table:table-cell table:style-name="ce18" office:value-type="float" office:value="2.974" calcext:value-type="float">
            <text:p>2.974</text:p>
          </table:table-cell>
          <table:table-cell table:style-name="ce18" office:value-type="float" office:value="2.751" calcext:value-type="float">
            <text:p>2.751</text:p>
          </table:table-cell>
          <table:table-cell table:style-name="ce30" office:value-type="float" office:value="2.823" calcext:value-type="float">
            <text:p>2.823</text:p>
          </table:table-cell>
          <table:table-cell table:style-name="ce18" office:value-type="float" office:value="2.817" calcext:value-type="float">
            <text:p>2.817</text:p>
          </table:table-cell>
          <table:table-cell office:value-type="float" office:value="2.794" calcext:value-type="float">
            <text:p>2.794</text:p>
          </table:table-cell>
          <table:table-cell table:style-name="ce37" table:formula="of:=SUM([.C21:.E21])/3" office:value-type="float" office:value="1.35866666666667" calcext:value-type="float">
            <text:p>1.36</text:p>
          </table:table-cell>
          <table:table-cell table:style-name="ce37" table:formula="of:=SUM([.F21:.H21])/3" office:value-type="float" office:value="2.90666666666667" calcext:value-type="float">
            <text:p>2.91</text:p>
          </table:table-cell>
          <table:table-cell table:style-name="ce37" table:formula="of:=SUM([.I21:.K21])/3" office:value-type="float" office:value="2.81133333333333" calcext:value-type="float">
            <text:p>2.81</text:p>
          </table:table-cell>
          <table:table-cell/>
          <table:table-cell office:value-type="string" calcext:value-type="string">
            <text:p>INPUT ID: 161, VALUE: <text:s/>INPUT ID: 3618, VALUE: P INPUT ID: 2756, VALUE: P INPUT ID: 3717, VALUE: A INPUT ID: 551, VALUE: P INPUT ID: 2119, VALUE: K INPUT ID: 1257, VALUE: K INPUT ID: 1901, VALUE: P INPUT ID: 3405, VALUE: K INPUT ID: 1039, VALUE: P INPUT ID: 209, VALUE: Y INPUT ID: 817, VALUE: K INPUT ID: 3187, VALUE: P INPUT ID: 2550, VALUE: K INPUT ID: 1688, VALUE: K INPUT ID: 2332, VALUE: P INPUT ID: 1470, VALUE: P INPUT ID: 2974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039 () String <text:s text:c="4"/>"P") <text:s text:c="2"/>(define-fun sym340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119 () String <text:s text:c="4"/>"K") <text:s text:c="2"/>(define-fun sym1470 () String <text:s text:c="4"/>"P") <text:s text:c="2"/>(define-fun sym551 () String <text:s text:c="4"/>"p") <text:s text:c="2"/>(define-fun sym2974 () String <text:s text:c="4"/>"K") <text:s text:c="2"/>(define-fun sym209 () String <text:s text:c="4"/>"Y") <text:s text:c="2"/>(define-fun sym3717 () String <text:s text:c="4"/>"l") <text:s text:c="2"/>(define-fun sym1257 () String <text:s text:c="4"/>"K") <text:s text:c="2"/>(define-fun sym3187 () String <text:s text:c="4"/>"P") <text:s text:c="2"/>(define-fun sym817 () String <text:s text:c="4"/>"k") <text:s text:c="2"/>(define-fun sym1688 () String <text:s text:c="4"/>"K") <text:s text:c="2"/>(define-fun sym2756 () String <text:s text:c="4"/>"P") <text:s text:c="2"/>(define-fun sym1901 () String <text:s text:c="4"/>"p") <text:s text:c="2"/>(define-fun sym2332 () String <text:s text:c="4"/>"P") <text:s text:c="2"/>(define-fun sym3618 () String <text:s text:c="4"/>"p") <text:s text:c="2"/>(define-fun sym2550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k") <text:s text:c="2"/>(define-fun L4 () String "k") <text:s text:c="2"/>(define-fun L11 () String "k") <text:s text:c="2"/>(define-fun L6 () String "p") <text:s text:c="2"/>(define-fun L10 () String "y") <text:s text:c="2"/>(define-fun L5 () String "k") <text:s text:c="2"/>(define-fun L20 () String "p") <text:s text:c="2"/>(define-fun L8 () String "p") <text:s text:c="2"/>(define-fun L15 () String "a") <text:s text:c="2"/>(define-fun L14 () String "p") <text:s text:c="2"/>(define-fun L9 () String "p") <text:s text:c="2"/>(define-fun L13 () String "p") <text:s text:c="2"/>(define-fun L12 () String "p") <text:s text:c="2"/>(define-fun L19 () String "k") <text:s text:c="2"/>(define-fun L17 () String "p") <text:s text:c="2"/>(define-fun sym1470 () String "P") <text:s text:c="2"/>(define-fun sym161 () String "") <text:s text:c="2"/>(define-fun sym2550 () String "K") <text:s text:c="2"/>(define-fun sym3187 () String "P") <text:s text:c="2"/>(define-fun sym2332 () String "P") <text:s text:c="2"/>(define-fun sym2974 () String "K") <text:s text:c="2"/>(define-fun sym1257 () String "K") <text:s text:c="2"/>(define-fun sym2756 () String "P") <text:s text:c="2"/>(define-fun sym3405 () String "K") <text:s text:c="2"/>(define-fun sym551 () String "P") <text:s text:c="2"/>(define-fun sym1039 () String "P") <text:s text:c="2"/>(define-fun sym1688 () String "K") <text:s text:c="2"/>(define-fun sym2119 () String "K") <text:s text:c="2"/>(define-fun sym817 () String "K") <text:s text:c="2"/>(define-fun sym3717 () String "A") <text:s text:c="2"/>(define-fun sym3618 () String "P") <text:s text:c="2"/>(define-fun sym1901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0.smt2</text:p>
          </table:table-cell>
          <table:table-cell table:style-name="ce18" office:value-type="float" office:value="1.427" calcext:value-type="float">
            <text:p>1.427</text:p>
          </table:table-cell>
          <table:table-cell table:style-name="ce18" office:value-type="float" office:value="1.454" calcext:value-type="float">
            <text:p>1.454</text:p>
          </table:table-cell>
          <table:table-cell table:style-name="ce18" office:value-type="float" office:value="1.427" calcext:value-type="float">
            <text:p>1.427</text:p>
          </table:table-cell>
          <table:table-cell table:style-name="ce30" office:value-type="float" office:value="3.025" calcext:value-type="float">
            <text:p>3.025</text:p>
          </table:table-cell>
          <table:table-cell table:style-name="ce18" office:value-type="float" office:value="3.128" calcext:value-type="float">
            <text:p>3.128</text:p>
          </table:table-cell>
          <table:table-cell table:style-name="ce18" office:value-type="float" office:value="3.032" calcext:value-type="float">
            <text:p>3.032</text:p>
          </table:table-cell>
          <table:table-cell table:style-name="ce30" office:value-type="float" office:value="4.471" calcext:value-type="float">
            <text:p>4.471</text:p>
          </table:table-cell>
          <table:table-cell table:style-name="ce18" office:value-type="float" office:value="4.501" calcext:value-type="float">
            <text:p>4.501</text:p>
          </table:table-cell>
          <table:table-cell office:value-type="float" office:value="4.489" calcext:value-type="float">
            <text:p>4.489</text:p>
          </table:table-cell>
          <table:table-cell table:style-name="ce37" table:formula="of:=SUM([.C22:.E22])/3" office:value-type="float" office:value="1.436" calcext:value-type="float">
            <text:p>1.44</text:p>
          </table:table-cell>
          <table:table-cell table:style-name="ce37" table:formula="of:=SUM([.F22:.H22])/3" office:value-type="float" office:value="3.06166666666667" calcext:value-type="float">
            <text:p>3.06</text:p>
          </table:table-cell>
          <table:table-cell table:style-name="ce37" table:formula="of:=SUM([.I22:.K22])/3" office:value-type="float" office:value="4.487" calcext:value-type="float">
            <text:p>4.49</text:p>
          </table:table-cell>
          <table:table-cell/>
          <table:table-cell office:value-type="string" calcext:value-type="string">
            <text:p>INPUT ID: 4352, VALUE: A INPUT ID: 161, VALUE: A INPUT ID: 2337, VALUE: H INPUT ID: 3202, VALUE: P INPUT ID: 547, VALUE: P INPUT ID: 1479, VALUE: G INPUT ID: 3624, VALUE: P INPUT ID: 2986, VALUE: H INPUT ID: 205, VALUE: Y INPUT ID: 813, VALUE: G INPUT ID: 1261, VALUE: P INPUT ID: 4047, VALUE: L INPUT ID: 1040, VALUE: H INPUT ID: 2128, VALUE: G INPUT ID: 2770, VALUE: G INPUT ID: 1910, VALUE: P INPUT ID: 3414, VALUE: G INPUT ID: 2552, VALUE: P INPUT ID: 3836, VALUE: G INPUT ID: 4253, VALUE: P INPUT ID: 1695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5 () String <text:s text:c="4"/>"Y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813 () String <text:s text:c="4"/>"G") <text:s text:c="2"/>(define-fun sym1040 () String <text:s text:c="4"/>"H") <text:s text:c="2"/>(define-fun sym4253 () String <text:s text:c="4"/>"P") <text:s text:c="2"/>(define-fun sym1261 () String <text:s text:c="4"/>"P") <text:s text:c="2"/>(define-fun sym1910 () String <text:s text:c="4"/>"p") <text:s text:c="2"/>(define-fun sym4352 () String <text:s text:c="4"/>"J") <text:s text:c="2"/>(define-fun sym3202 () String <text:s text:c="4"/>"P") <text:s text:c="2"/>(define-fun sym2128 () String <text:s text:c="4"/>"g") <text:s text:c="2"/>(define-fun sym2337 () String <text:s text:c="4"/>"h") <text:s text:c="2"/>(define-fun sym1479 () String <text:s text:c="4"/>"G") <text:s text:c="2"/>(define-fun sym2770 () String <text:s text:c="4"/>"g") <text:s text:c="2"/>(define-fun sym161 () String <text:s text:c="4"/>"J") <text:s text:c="2"/>(define-fun sym2552 () String <text:s text:c="4"/>"P") <text:s text:c="2"/>(define-fun sym3836 () String <text:s text:c="4"/>"g") <text:s text:c="2"/>(define-fun sym4047 () String <text:s text:c="4"/>"L") <text:s text:c="2"/>(define-fun sym3624 () String <text:s text:c="4"/>"p") <text:s text:c="2"/>(define-fun sym1695 () String <text:s text:c="4"/>"h") <text:s text:c="2"/>(define-fun sym3414 () String <text:s text:c="4"/>"G") <text:s text:c="2"/>(define-fun sym2986 () String <text:s text:c="4"/>"h") <text:s text:c="2"/>(define-fun sym547 () String <text:s text:c="4"/>"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h") <text:s text:c="2"/>(define-fun L1 () String "l") <text:s text:c="2"/>(define-fun L4 () String "p") <text:s text:c="2"/>(define-fun L66 () String "p") <text:s text:c="2"/>(define-fun L11 () String "g") <text:s text:c="2"/>(define-fun L6 () String "p") <text:s text:c="2"/>(define-fun L54 () String "p") <text:s text:c="2"/>(define-fun L32 () String "y") <text:s text:c="2"/>(define-fun L10 () String "a") <text:s text:c="2"/>(define-fun L5 () String "g") <text:s text:c="2"/>(define-fun L20 () String "g") <text:s text:c="2"/>(define-fun L8 () String "g") <text:s text:c="2"/>(define-fun L48 () String "g") <text:s text:c="2"/>(define-fun L15 () String "h") <text:s text:c="2"/>(define-fun L14 () String "h") <text:s text:c="2"/>(define-fun L9 () String "p") <text:s text:c="2"/>(define-fun L46 () String "p") <text:s text:c="2"/>(define-fun L13 () String "g") <text:s text:c="2"/>(define-fun L34 () String "p") <text:s text:c="2"/>(define-fun L16 () String "h") <text:s text:c="2"/>(define-fun sym161 () String "A") <text:s text:c="2"/>(define-fun sym1261 () String "P") <text:s text:c="2"/>(define-fun sym4253 () String "P") <text:s text:c="2"/>(define-fun sym1040 () String "H") <text:s text:c="2"/>(define-fun sym4352 () String "A") <text:s text:c="2"/>(define-fun sym2770 () String "G") <text:s text:c="2"/>(define-fun sym2552 () String "P") <text:s text:c="2"/>(define-fun sym4047 () String "L") <text:s text:c="2"/>(define-fun sym3202 () String "P") <text:s text:c="2"/>(define-fun sym1695 () String "H") <text:s text:c="2"/>(define-fun sym3414 () String "G") <text:s text:c="2"/>(define-fun sym3624 () String "P") <text:s text:c="2"/>(define-fun sym1479 () String "G") <text:s text:c="2"/>(define-fun sym2337 () String "H") <text:s text:c="2"/>(define-fun sym2986 () String "H") <text:s text:c="2"/>(define-fun sym2128 () String "G") <text:s text:c="2"/>(define-fun sym1910 () String "P") <text:s text:c="2"/>(define-fun sym3836 () String "G") <text:s text:c="2"/>(define-fun sym813 () String "G") <text:s text:c="2"/>(define-fun sym547 () String "P") <text:s text:c="2"/>(define-fun sym205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1.smt2</text:p>
          </table:table-cell>
          <table:table-cell table:style-name="ce18" office:value-type="float" office:value="1.144" calcext:value-type="float">
            <text:p>1.144</text:p>
          </table:table-cell>
          <table:table-cell table:style-name="ce18" office:value-type="float" office:value="1.217" calcext:value-type="float">
            <text:p>1.217</text:p>
          </table:table-cell>
          <table:table-cell table:style-name="ce18" office:value-type="float" office:value="1.224" calcext:value-type="float">
            <text:p>1.224</text:p>
          </table:table-cell>
          <table:table-cell table:style-name="ce30" office:value-type="float" office:value="2.801" calcext:value-type="float">
            <text:p>2.801</text:p>
          </table:table-cell>
          <table:table-cell table:style-name="ce18" office:value-type="float" office:value="2.811" calcext:value-type="float">
            <text:p>2.811</text:p>
          </table:table-cell>
          <table:table-cell table:style-name="ce18" office:value-type="float" office:value="2.89" calcext:value-type="float">
            <text:p>2.89</text:p>
          </table:table-cell>
          <table:table-cell table:style-name="ce30" office:value-type="float" office:value="2.147" calcext:value-type="float">
            <text:p>2.147</text:p>
          </table:table-cell>
          <table:table-cell table:style-name="ce18" office:value-type="float" office:value="2.164" calcext:value-type="float">
            <text:p>2.164</text:p>
          </table:table-cell>
          <table:table-cell office:value-type="float" office:value="2.129" calcext:value-type="float">
            <text:p>2.129</text:p>
          </table:table-cell>
          <table:table-cell table:style-name="ce37" table:formula="of:=SUM([.C23:.E23])/3" office:value-type="float" office:value="1.195" calcext:value-type="float">
            <text:p>1.20</text:p>
          </table:table-cell>
          <table:table-cell table:style-name="ce37" table:formula="of:=SUM([.F23:.H23])/3" office:value-type="float" office:value="2.834" calcext:value-type="float">
            <text:p>2.83</text:p>
          </table:table-cell>
          <table:table-cell table:style-name="ce37" table:formula="of:=SUM([.I23:.K23])/3" office:value-type="float" office:value="2.14666666666667" calcext:value-type="float">
            <text:p>2.15</text:p>
          </table:table-cell>
          <table:table-cell/>
          <table:table-cell office:value-type="string" calcext:value-type="string">
            <text:p>INPUT ID: 800, VALUE: G INPUT ID: 1472, VALUE: P INPUT ID: 161, VALUE: <text:s/>INPUT ID: 2117, VALUE: G INPUT ID: 551, VALUE: P INPUT ID: 1256, VALUE: G INPUT ID: 1899, VALUE: P INPUT ID: 1038, VALUE: P INPUT ID: 209, VALUE: Y INPUT ID: 2551, VALUE: G INPUT ID: 2648, VALUE: A INPUT ID: 1690, VALUE: G INPUT ID: 2333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90 () String <text:s text:c="4"/>"G") <text:s text:c="2"/>(define-fun sym1038 () String <text:s text:c="4"/>"P") <text:s text:c="2"/>(define-fun sym551 () String <text:s text:c="4"/>"p") <text:s text:c="2"/>(define-fun sym2117 () String <text:s text:c="4"/>"G") <text:s text:c="2"/>(define-fun sym1899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51 () String <text:s text:c="4"/>"G") <text:s text:c="2"/>(define-fun sym800 () String <text:s text:c="4"/>"G") <text:s text:c="2"/>(define-fun sym2648 () String <text:s text:c="4"/>"m") <text:s text:c="2"/>(define-fun sym1256 () String <text:s text:c="4"/>"G") <text:s text:c="2"/>(define-fun sym2333 () String <text:s text:c="4"/>"P") <text:s text:c="2"/>(define-fun sym1472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g") <text:s text:c="2"/>(define-fun L4 () String "p") <text:s text:c="2"/>(define-fun L3 () String "g") <text:s text:c="2"/>(define-fun L22 () String "p") <text:s text:c="2"/>(define-fun L6 () String "g") <text:s text:c="2"/>(define-fun L10 () String "y") <text:s text:c="2"/>(define-fun L20 () String "p") <text:s text:c="2"/>(define-fun L8 () String "p") <text:s text:c="2"/>(define-fun L15 () String "a") <text:s text:c="2"/>(define-fun L13 () String "p") <text:s text:c="2"/>(define-fun sym1690 () String "G") <text:s text:c="2"/>(define-fun sym161 () String "") <text:s text:c="2"/>(define-fun sym1472 () String "P") <text:s text:c="2"/>(define-fun sym2551 () String "G") <text:s text:c="2"/>(define-fun sym1256 () String "G") <text:s text:c="2"/>(define-fun sym2333 () String "P") <text:s text:c="2"/>(define-fun sym1038 () String "P") <text:s text:c="2"/>(define-fun sym2117 () String "G") <text:s text:c="2"/>(define-fun sym551 () String "P") <text:s text:c="2"/>(define-fun sym2648 () String "A") <text:s text:c="2"/>(define-fun sym1899 () String "P") <text:s text:c="2"/>(define-fun sym209 () String "Y") <text:s text:c="2"/>(define-fun sym800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2.smt2</text:p>
          </table:table-cell>
          <table:table-cell table:style-name="ce18" office:value-type="float" office:value="1.443" calcext:value-type="float">
            <text:p>1.443</text:p>
          </table:table-cell>
          <table:table-cell table:style-name="ce18" office:value-type="float" office:value="1.369" calcext:value-type="float">
            <text:p>1.369</text:p>
          </table:table-cell>
          <table:table-cell table:style-name="ce18" office:value-type="float" office:value="1.377" calcext:value-type="float">
            <text:p>1.377</text:p>
          </table:table-cell>
          <table:table-cell table:style-name="ce30" office:value-type="float" office:value="3.043" calcext:value-type="float">
            <text:p>3.043</text:p>
          </table:table-cell>
          <table:table-cell table:style-name="ce18" office:value-type="float" office:value="2.988" calcext:value-type="float">
            <text:p>2.988</text:p>
          </table:table-cell>
          <table:table-cell table:style-name="ce18" office:value-type="float" office:value="3.014" calcext:value-type="float">
            <text:p>3.014</text:p>
          </table:table-cell>
          <table:table-cell table:style-name="ce30" office:value-type="float" office:value="3.868" calcext:value-type="float">
            <text:p>3.868</text:p>
          </table:table-cell>
          <table:table-cell table:style-name="ce18" office:value-type="float" office:value="3.969" calcext:value-type="float">
            <text:p>3.969</text:p>
          </table:table-cell>
          <table:table-cell office:value-type="float" office:value="3.9" calcext:value-type="float">
            <text:p>3.9</text:p>
          </table:table-cell>
          <table:table-cell table:style-name="ce37" table:formula="of:=SUM([.C24:.E24])/3" office:value-type="float" office:value="1.39633333333333" calcext:value-type="float">
            <text:p>1.40</text:p>
          </table:table-cell>
          <table:table-cell table:style-name="ce37" table:formula="of:=SUM([.F24:.H24])/3" office:value-type="float" office:value="3.015" calcext:value-type="float">
            <text:p>3.02</text:p>
          </table:table-cell>
          <table:table-cell table:style-name="ce37" table:formula="of:=SUM([.I24:.K24])/3" office:value-type="float" office:value="3.91233333333333" calcext:value-type="float">
            <text:p>3.91</text:p>
          </table:table-cell>
          <table:table-cell/>
          <table:table-cell office:value-type="string" calcext:value-type="string">
            <text:p>INPUT ID: 2336, VALUE: P INPUT ID: 161, VALUE: <text:s/>INPUT ID: 3396, VALUE: P INPUT ID: 1254, VALUE: H INPUT ID: 551, VALUE: P INPUT ID: 2120, VALUE: H INPUT ID: 2760, VALUE: P INPUT ID: 1036, VALUE: P INPUT ID: 1902, VALUE: P INPUT ID: 3184, VALUE: P INPUT ID: 209, VALUE: Y INPUT ID: 817, VALUE: H INPUT ID: 2548, VALUE: P INPUT ID: 1687, VALUE: H INPUT ID: 3608, VALUE: P INPUT ID: 3707, VALUE: A INPUT ID: 2972, VALUE: P INPUT ID: 1469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336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36 () String <text:s text:c="4"/>"p") <text:s text:c="2"/>(define-fun sym551 () String <text:s text:c="4"/>"P") <text:s text:c="2"/>(define-fun sym3396 () String <text:s text:c="4"/>"P") <text:s text:c="2"/>(define-fun sym209 () String <text:s text:c="4"/>"Y") <text:s text:c="2"/>(define-fun sym1469 () String <text:s text:c="4"/>"p") <text:s text:c="2"/>(define-fun sym2120 () String <text:s text:c="4"/>"H") <text:s text:c="2"/>(define-fun sym2760 () String <text:s text:c="4"/>"p") <text:s text:c="2"/>(define-fun sym3184 () String <text:s text:c="4"/>"P") <text:s text:c="2"/>(define-fun sym817 () String <text:s text:c="4"/>"H") <text:s text:c="2"/>(define-fun sym1254 () String <text:s text:c="4"/>"H") <text:s text:c="2"/>(define-fun sym3707 () String <text:s text:c="4"/>"U") <text:s text:c="2"/>(define-fun sym2548 () String <text:s text:c="4"/>"P") <text:s text:c="2"/>(define-fun sym3608 () String <text:s text:c="4"/>"P") <text:s text:c="2"/>(define-fun sym1687 () String <text:s text:c="4"/>"H") <text:s text:c="2"/>(define-fun sym1902 () String <text:s text:c="4"/>"P") <text:s text:c="2"/>(define-fun sym2972 () String <text:s text:c="4"/>"P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p") <text:s text:c="2"/>(define-fun L2 () String "p") <text:s text:c="2"/>(define-fun L1 () String "y") <text:s text:c="2"/>(define-fun L4 () String "p") <text:s text:c="2"/>(define-fun L3 () String "h") <text:s text:c="2"/>(define-fun L11 () String "p") <text:s text:c="2"/>(define-fun L5 () String "p") <text:s text:c="2"/>(define-fun L8 () String "h") <text:s text:c="2"/>(define-fun L7 () String "h") <text:s text:c="2"/>(define-fun L26 () String "h") <text:s text:c="2"/>(define-fun L25 () String "p") <text:s text:c="2"/>(define-fun L14 () String "a") <text:s text:c="2"/>(define-fun L13 () String "p") <text:s text:c="2"/>(define-fun L34 () String "p") <text:s text:c="2"/>(define-fun L23 () String "p") <text:s text:c="2"/>(define-fun L29 () String "p") <text:s text:c="2"/>(define-fun L16 () String "p") <text:s text:c="2"/>(define-fun sym3184 () String "P") <text:s text:c="2"/>(define-fun sym161 () String "") <text:s text:c="2"/>(define-fun sym3396 () String "P") <text:s text:c="2"/>(define-fun sym2120 () String "H") <text:s text:c="2"/>(define-fun sym1254 () String "H") <text:s text:c="2"/>(define-fun sym2760 () String "P") <text:s text:c="2"/>(define-fun sym1036 () String "P") <text:s text:c="2"/>(define-fun sym2972 () String "P") <text:s text:c="2"/>(define-fun sym2336 () String "P") <text:s text:c="2"/>(define-fun sym1687 () String "H") <text:s text:c="2"/>(define-fun sym1469 () String "P") <text:s text:c="2"/>(define-fun sym551 () String "P") <text:s text:c="2"/>(define-fun sym2548 () String "P") <text:s text:c="2"/>(define-fun sym1902 () String "P") <text:s text:c="2"/>(define-fun sym817 () String "H") <text:s text:c="2"/>(define-fun sym3707 () String "A") <text:s text:c="2"/>(define-fun sym3608 () String "P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3.smt2</text:p>
          </table:table-cell>
          <table:table-cell table:style-name="ce18" office:value-type="float" office:value="1.176" calcext:value-type="float">
            <text:p>1.176</text:p>
          </table:table-cell>
          <table:table-cell table:style-name="ce18" office:value-type="float" office:value="1.151" calcext:value-type="float">
            <text:p>1.151</text:p>
          </table:table-cell>
          <table:table-cell table:style-name="ce18" office:value-type="float" office:value="1.153" calcext:value-type="float">
            <text:p>1.153</text:p>
          </table:table-cell>
          <table:table-cell table:style-name="ce30" office:value-type="float" office:value="2.86" calcext:value-type="float">
            <text:p>2.86</text:p>
          </table:table-cell>
          <table:table-cell table:style-name="ce18" office:value-type="float" office:value="2.651" calcext:value-type="float">
            <text:p>2.651</text:p>
          </table:table-cell>
          <table:table-cell table:style-name="ce18" office:value-type="float" office:value="2.863" calcext:value-type="float">
            <text:p>2.863</text:p>
          </table:table-cell>
          <table:table-cell table:style-name="ce30" office:value-type="float" office:value="2.373" calcext:value-type="float">
            <text:p>2.373</text:p>
          </table:table-cell>
          <table:table-cell table:style-name="ce18" office:value-type="float" office:value="2.411" calcext:value-type="float">
            <text:p>2.411</text:p>
          </table:table-cell>
          <table:table-cell office:value-type="float" office:value="2.368" calcext:value-type="float">
            <text:p>2.368</text:p>
          </table:table-cell>
          <table:table-cell table:style-name="ce37" table:formula="of:=SUM([.C25:.E25])/3" office:value-type="float" office:value="1.16" calcext:value-type="float">
            <text:p>1.16</text:p>
          </table:table-cell>
          <table:table-cell table:style-name="ce37" table:formula="of:=SUM([.F25:.H25])/3" office:value-type="float" office:value="2.79133333333333" calcext:value-type="float">
            <text:p>2.79</text:p>
          </table:table-cell>
          <table:table-cell table:style-name="ce37" table:formula="of:=SUM([.I25:.K25])/3" office:value-type="float" office:value="2.384" calcext:value-type="float">
            <text:p>2.38</text:p>
          </table:table-cell>
          <table:table-cell/>
          <table:table-cell office:value-type="string" calcext:value-type="string">
            <text:p>INPUT ID: 161, VALUE: <text:s/>INPUT ID: 2561, VALUE: P INPUT ID: 2660, VALUE: A INPUT ID: 1253, VALUE: P INPUT ID: 551, VALUE: P INPUT ID: 2343, VALUE: P INPUT ID: 1035, VALUE: P INPUT ID: 2125, VALUE: P INPUT ID: 209, VALUE: Y INPUT ID: 817, VALUE: P INPUT ID: 1907, VALUE: P INPUT ID: 1689, VALUE: P INPUT ID: 1471, VALUE: P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89 () String <text:s text:c="4"/>"p") <text:s text:c="2"/>(define-fun sym1035 () String <text:s text:c="4"/>"P") <text:s text:c="2"/>(define-fun sym1471 () String <text:s text:c="4"/>"P") <text:s text:c="2"/>(define-fun sym817 () String <text:s text:c="4"/>"P") <text:s text:c="2"/>(define-fun sym2561 () String <text:s text:c="4"/>"p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253 () String <text:s text:c="4"/>"P") <text:s text:c="2"/>(define-fun sym2125 () String <text:s text:c="4"/>"P") <text:s text:c="2"/>(define-fun sym2660 () String <text:s text:c="4"/>"F") <text:s text:c="2"/>(define-fun sym2343 () String <text:s text:c="4"/>"p") <text:s text:c="2"/>(define-fun sym1907 () String <text:s text:c="4"/>"p") <text:s text:c="2"/>(define-fun sym551 () String <text:s text:c="4"/>"P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p") <text:s text:c="2"/>(define-fun L0 () String "a") <text:s text:c="2"/>(define-fun L2 () String "y") <text:s text:c="2"/>(define-fun L1 () String "p") <text:s text:c="2"/>(define-fun L4 () String "p") <text:s text:c="2"/>(define-fun L3 () String "p") <text:s text:c="2"/>(define-fun L10 () String "p") <text:s text:c="2"/>(define-fun L5 () String "p") <text:s text:c="2"/>(define-fun L8 () String "p") <text:s text:c="2"/>(define-fun L15 () String "p") <text:s text:c="2"/>(define-fun L9 () String "p") <text:s text:c="2"/>(define-fun L12 () String "p") <text:s text:c="2"/>(define-fun sym161 () String "") <text:s text:c="2"/>(define-fun sym2561 () String "P") <text:s text:c="2"/>(define-fun sym2660 () String "A") <text:s text:c="2"/>(define-fun sym1471 () String "P") <text:s text:c="2"/>(define-fun sym2343 () String "P") <text:s text:c="2"/>(define-fun sym1253 () String "P") <text:s text:c="2"/>(define-fun sym2125 () String "P") <text:s text:c="2"/>(define-fun sym1035 () String "P") <text:s text:c="2"/>(define-fun sym1689 () String "P") <text:s text:c="2"/>(define-fun sym551 () String "P") <text:s text:c="2"/>(define-fun sym817 () String "P") <text:s text:c="2"/>(define-fun sym209 () String "Y") <text:s text:c="2"/>(define-fun sym1907 () String "P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4.smt2</text:p>
          </table:table-cell>
          <table:table-cell table:style-name="ce18" office:value-type="float" office:value="1.784" calcext:value-type="float">
            <text:p>1.784</text:p>
          </table:table-cell>
          <table:table-cell table:style-name="ce18" office:value-type="float" office:value="2.002" calcext:value-type="float">
            <text:p>2.002</text:p>
          </table:table-cell>
          <table:table-cell table:style-name="ce18" office:value-type="float" office:value="1.694" calcext:value-type="float">
            <text:p>1.694</text:p>
          </table:table-cell>
          <table:table-cell table:style-name="ce30" office:value-type="float" office:value="3.538" calcext:value-type="float">
            <text:p>3.538</text:p>
          </table:table-cell>
          <table:table-cell table:style-name="ce18" office:value-type="float" office:value="3.563" calcext:value-type="float">
            <text:p>3.563</text:p>
          </table:table-cell>
          <table:table-cell table:style-name="ce18" office:value-type="float" office:value="3.499" calcext:value-type="float">
            <text:p>3.499</text:p>
          </table:table-cell>
          <table:table-cell table:style-name="ce30" office:value-type="float" office:value="10.422" calcext:value-type="float">
            <text:p>10.422</text:p>
          </table:table-cell>
          <table:table-cell table:style-name="ce18" office:value-type="float" office:value="10.615" calcext:value-type="float">
            <text:p>10.615</text:p>
          </table:table-cell>
          <table:table-cell office:value-type="float" office:value="10.52" calcext:value-type="float">
            <text:p>10.52</text:p>
          </table:table-cell>
          <table:table-cell table:style-name="ce37" table:formula="of:=SUM([.C26:.E26])/3" office:value-type="float" office:value="1.82666666666667" calcext:value-type="float">
            <text:p>1.83</text:p>
          </table:table-cell>
          <table:table-cell table:style-name="ce37" table:formula="of:=SUM([.F26:.H26])/3" office:value-type="float" office:value="3.53333333333333" calcext:value-type="float">
            <text:p>3.53</text:p>
          </table:table-cell>
          <table:table-cell table:style-name="ce37" table:formula="of:=SUM([.I26:.K26])/3" office:value-type="float" office:value="10.519" calcext:value-type="float">
            <text:p>10.52</text:p>
          </table:table-cell>
          <table:table-cell/>
          <table:table-cell office:value-type="string" calcext:value-type="string">
            <text:p>INPUT ID: 4226, VALUE: H INPUT ID: 6530, VALUE: K INPUT ID: 2756, VALUE: G INPUT ID: 5700, VALUE: H INPUT ID: 1036, VALUE: G INPUT ID: 3596, VALUE: G INPUT ID: 1677, VALUE: G INPUT ID: 209, VALUE: Y INPUT ID: 6737, VALUE: K INPUT ID: 2962, VALUE: G INPUT ID: 5075, VALUE: G INPUT ID: 5909, VALUE: K INPUT ID: 3798, VALUE: G INPUT ID: 4441, VALUE: G INPUT ID: 2331, VALUE: K INPUT ID: 3164, VALUE: G INPUT ID: 6944, VALUE: K INPUT ID: 161, VALUE: <text:s/>INPUT ID: 1252, VALUE: G INPUT ID: 6116, VALUE: K INPUT ID: 1893, VALUE: G INPUT ID: 551, VALUE: K INPUT ID: 811, VALUE: G INPUT ID: 5291, VALUE: G INPUT ID: 4014, VALUE: L INPUT ID: 2544, VALUE: L INPUT ID: 7024, VALUE: A INPUT ID: 4657, VALUE: G INPUT ID: 6323, VALUE: K INPUT ID: 3380, VALUE: G INPUT ID: 1461, VALUE: G INPUT ID: 5493, VALUE: G INPUT ID: 4859, VALUE: G INPUT ID: 2110, VALUE: H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110 () String <text:s text:c="4"/>"H") <text:s text:c="2"/>(define-fun sym4014 () String <text:s text:c="4"/>"L") <text:s text:c="2"/>(define-fun sym5909 () String <text:s text:c="4"/>"K") <text:s text:c="2"/>(define-fun sym1036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2544 () String <text:s text:c="4"/>"L") <text:s text:c="2"/>(define-fun sym3596 () String <text:s text:c="4"/>"G") <text:s text:c="2"/>(define-fun sym4657 () String <text:s text:c="4"/>"g") <text:s text:c="2"/>(define-fun sym6944 () String <text:s text:c="4"/>"K") <text:s text:c="2"/>(define-fun sym3798 () String <text:s text:c="4"/>"G") <text:s text:c="2"/>(define-fun sym3164 () String <text:s text:c="4"/>"G") <text:s text:c="2"/>(define-fun sym4441 () String <text:s text:c="4"/>"G") <text:s text:c="2"/>(define-fun sym5291 () String <text:s text:c="4"/>"G") <text:s text:c="2"/>(define-fun sym5700 () String <text:s text:c="4"/>"h") <text:s text:c="2"/>(define-fun sym6116 () String <text:s text:c="4"/>"K") <text:s text:c="2"/>(define-fun sym811 () String <text:s text:c="4"/>"G") <text:s text:c="2"/>(define-fun sym1893 () String <text:s text:c="4"/>"G") <text:s text:c="2"/>(define-fun sym3380 () String <text:s text:c="4"/>"G") <text:s text:c="2"/>(define-fun sym7024 () String <text:s text:c="4"/>"X") <text:s text:c="2"/>(define-fun sym5075 () String <text:s text:c="4"/>"G") <text:s text:c="2"/>(define-fun sym6323 () String <text:s text:c="4"/>"K") <text:s text:c="2"/>(define-fun sym1677 () String <text:s text:c="4"/>"G") <text:s text:c="2"/>(define-fun sym551 () String <text:s text:c="4"/>"k") <text:s text:c="2"/>(define-fun sym6530 () String <text:s text:c="4"/>"K") <text:s text:c="2"/>(define-fun sym2331 () String <text:s text:c="4"/>"K") <text:s text:c="2"/>(define-fun sym2962 () String <text:s text:c="4"/>"G") <text:s text:c="2"/>(define-fun sym4859 () String <text:s text:c="4"/>"G") <text:s text:c="2"/>(define-fun sym209 () String <text:s text:c="4"/>"y") <text:s text:c="2"/>(define-fun sym1252 () String <text:s text:c="4"/>"G") <text:s text:c="2"/>(define-fun sym1461 () String <text:s text:c="4"/>"G") <text:s text:c="2"/>(define-fun sym6737 () String <text:s text:c="4"/>"K") <text:s text:c="2"/>(define-fun sym2756 () String <text:s text:c="4"/>"G") <text:s text:c="2"/>(define-fun sym5493 () String <text:s text:c="4"/>"G") <text:s text:c="2"/>(define-fun sym4226 () String <text:s text:c="4"/>"h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h") <text:s text:c="2"/>(define-fun L4 () String "g") <text:s text:c="2"/>(define-fun L22 () String "l") <text:s text:c="2"/>(define-fun L6 () String "g") <text:s text:c="2"/>(define-fun L76 () String "k") <text:s text:c="2"/>(define-fun L10 () String "k") <text:s text:c="2"/>(define-fun L20 () String "k") <text:s text:c="2"/>(define-fun L8 () String "g") <text:s text:c="2"/>(define-fun L30 () String "g") <text:s text:c="2"/>(define-fun L48 () String "g") <text:s text:c="2"/>(define-fun L14 () String "h") <text:s text:c="2"/>(define-fun L24 () String "g") <text:s text:c="2"/>(define-fun L12 () String "g") <text:s text:c="2"/>(define-fun L18 () String "g") <text:s text:c="2"/>(define-fun L28 () String "k") <text:s text:c="2"/>(define-fun L38 () String "g") <text:s text:c="2"/>(define-fun L16 () String "y") <text:s text:c="2"/>(define-fun L1 () String "g") <text:s text:c="2"/>(define-fun L3 () String "h") <text:s text:c="2"/>(define-fun L33 () String "g") <text:s text:c="2"/>(define-fun L11 () String "g") <text:s text:c="2"/>(define-fun L65 () String "k") <text:s text:c="2"/>(define-fun L5 () String "k") <text:s text:c="2"/>(define-fun L53 () String "g") <text:s text:c="2"/>(define-fun L41 () String "k") <text:s text:c="2"/>(define-fun L7 () String "a") <text:s text:c="2"/>(define-fun L25 () String "g") <text:s text:c="2"/>(define-fun L9 () String "g") <text:s text:c="2"/>(define-fun L35 () String "g") <text:s text:c="2"/>(define-fun L13 () String "g") <text:s text:c="2"/>(define-fun L23 () String "g") <text:s text:c="2"/>(define-fun L19 () String "k") <text:s text:c="2"/>(define-fun sym5493 () String "G") <text:s text:c="2"/>(define-fun sym5075 () String "G") <text:s text:c="2"/>(define-fun sym1252 () String "G") <text:s text:c="2"/>(define-fun sym4441 () String "G") <text:s text:c="2"/>(define-fun sym3596 () String "G") <text:s text:c="2"/>(define-fun sym1036 () String "G") <text:s text:c="2"/>(define-fun sym4226 () String "H") <text:s text:c="2"/>(define-fun sym1893 () String "G") <text:s text:c="2"/>(define-fun sym3798 () String "G") <text:s text:c="2"/>(define-fun sym2962 () String "G") <text:s text:c="2"/>(define-fun sym2544 () String "L") <text:s text:c="2"/>(define-fun sym551 () String "K") <text:s text:c="2"/>(define-fun sym1677 () String "G") <text:s text:c="2"/>(define-fun sym6737 () String "K") <text:s text:c="2"/>(define-fun sym811 () String "G") <text:s text:c="2"/>(define-fun sym6116 () String "K") <text:s text:c="2"/>(define-fun sym6530 () String "K") <text:s text:c="2"/>(define-fun sym7024 () String "A") <text:s text:c="2"/>(define-fun sym3380 () String "G") <text:s text:c="2"/>(define-fun sym161 () String "") <text:s text:c="2"/>(define-fun sym3164 () String "G") <text:s text:c="2"/>(define-fun sym1461 () String "G") <text:s text:c="2"/>(define-fun sym2110 () String "H") <text:s text:c="2"/>(define-fun sym4014 () String "L") <text:s text:c="2"/>(define-fun sym2331 () String "K") <text:s text:c="2"/>(define-fun sym5700 () String "H") <text:s text:c="2"/>(define-fun sym4657 () String "G") <text:s text:c="2"/>(define-fun sym2756 () String "G") <text:s text:c="2"/>(define-fun sym4859 () String "G") <text:s text:c="2"/>(define-fun sym209 () String "Y") <text:s text:c="2"/>(define-fun sym5909 () String "K") <text:s text:c="2"/>(define-fun sym6944 () String "K") <text:s text:c="2"/>(define-fun sym6323 () String "K") <text:s text:c="2"/>(define-fun sym529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5.smt2</text:p>
          </table:table-cell>
          <table:table-cell table:style-name="ce18" office:value-type="float" office:value="1.571" calcext:value-type="float">
            <text:p>1.571</text:p>
          </table:table-cell>
          <table:table-cell table:style-name="ce18" office:value-type="float" office:value="1.633" calcext:value-type="float">
            <text:p>1.633</text:p>
          </table:table-cell>
          <table:table-cell table:style-name="ce18" office:value-type="float" office:value="1.687" calcext:value-type="float">
            <text:p>1.687</text:p>
          </table:table-cell>
          <table:table-cell table:style-name="ce30" office:value-type="float" office:value="3.19" calcext:value-type="float">
            <text:p>3.19</text:p>
          </table:table-cell>
          <table:table-cell table:style-name="ce18" office:value-type="float" office:value="3.207" calcext:value-type="float">
            <text:p>3.207</text:p>
          </table:table-cell>
          <table:table-cell table:style-name="ce18" office:value-type="float" office:value="2.977" calcext:value-type="float">
            <text:p>2.977</text:p>
          </table:table-cell>
          <table:table-cell table:style-name="ce30" office:value-type="float" office:value="6.663" calcext:value-type="float">
            <text:p>6.663</text:p>
          </table:table-cell>
          <table:table-cell table:style-name="ce18" office:value-type="float" office:value="6.671" calcext:value-type="float">
            <text:p>6.671</text:p>
          </table:table-cell>
          <table:table-cell office:value-type="float" office:value="6.683" calcext:value-type="float">
            <text:p>6.683</text:p>
          </table:table-cell>
          <table:table-cell table:style-name="ce37" table:formula="of:=SUM([.C27:.E27])/3" office:value-type="float" office:value="1.63033333333333" calcext:value-type="float">
            <text:p>1.63</text:p>
          </table:table-cell>
          <table:table-cell table:style-name="ce37" table:formula="of:=SUM([.F27:.H27])/3" office:value-type="float" office:value="3.12466666666667" calcext:value-type="float">
            <text:p>3.12</text:p>
          </table:table-cell>
          <table:table-cell table:style-name="ce37" table:formula="of:=SUM([.I27:.K27])/3" office:value-type="float" office:value="6.67233333333333" calcext:value-type="float">
            <text:p>6.67</text:p>
          </table:table-cell>
          <table:table-cell/>
          <table:table-cell office:value-type="string" calcext:value-type="string">
            <text:p>INPUT ID: 4000, VALUE: L INPUT ID: 161, VALUE: <text:s/>INPUT ID: 3169, VALUE: K INPUT ID: 1894, VALUE: K INPUT ID: 551, VALUE: K INPUT ID: 1257, VALUE: K INPUT ID: 2953, VALUE: H INPUT ID: 2538, VALUE: K INPUT ID: 811, VALUE: G INPUT ID: 1036, VALUE: H INPUT ID: 4717, VALUE: A INPUT ID: 4206, VALUE: K INPUT ID: 1679, VALUE: H INPUT ID: 4623, VALUE: K INPUT ID: 3376, VALUE: K INPUT ID: 209, VALUE: Y INPUT ID: 3793, VALUE: G INPUT ID: 2323, VALUE: H INPUT ID: 2107, VALUE: G INPUT ID: 4413, VALUE: G INPUT ID: 1470, VALUE: G INPUT ID: 2751, VALUE: G INPUT ID: 3583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79 () String <text:s text:c="4"/>"H") <text:s text:c="2"/>(define-fun sym3583 () String <text:s text:c="4"/>"G") <text:s text:c="2"/>(define-fun sym4000 () String <text:s text:c="4"/>"L") <text:s text:c="2"/>(define-fun sym3793 () String <text:s text:c="4"/>"g") <text:s text:c="2"/>(define-fun sym2751 () String <text:s text:c="4"/>"G") <text:s text:c="2"/>(define-fun sym4206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G") <text:s text:c="2"/>(define-fun sym1036 () String <text:s text:c="4"/>"H") <text:s text:c="2"/>(define-fun sym551 () String <text:s text:c="4"/>"k") <text:s text:c="2"/>(define-fun sym3376 () String <text:s text:c="4"/>"K") <text:s text:c="2"/>(define-fun sym4623 () String <text:s text:c="4"/>"k") <text:s text:c="2"/>(define-fun sym1257 () String <text:s text:c="4"/>"k") <text:s text:c="2"/>(define-fun sym209 () String <text:s text:c="4"/>"Y") <text:s text:c="2"/>(define-fun sym2953 () String <text:s text:c="4"/>"h") <text:s text:c="2"/>(define-fun sym2538 () String <text:s text:c="4"/>"K") <text:s text:c="2"/>(define-fun sym2323 () String <text:s text:c="4"/>"h") <text:s text:c="2"/>(define-fun sym3169 () String <text:s text:c="4"/>"K") <text:s text:c="2"/>(define-fun sym1894 () String <text:s text:c="4"/>"K") <text:s text:c="2"/>(define-fun sym2107 () String <text:s text:c="4"/>"G") <text:s text:c="2"/>(define-fun sym811 () String <text:s text:c="4"/>"g") <text:s text:c="2"/>(define-fun sym4413 () String <text:s text:c="4"/>"G") <text:s text:c="2"/>(define-fun sym4717 () String <text:s text:c="4"/>"D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k") <text:s text:c="2"/>(define-fun L1 () String "h") <text:s text:c="2"/>(define-fun L71 () String "a") <text:s text:c="2"/>(define-fun L4 () String "k") <text:s text:c="2"/>(define-fun L3 () String "h") <text:s text:c="2"/>(define-fun L11 () String "k") <text:s text:c="2"/>(define-fun L6 () String "h") <text:s text:c="2"/>(define-fun L21 () String "k") <text:s text:c="2"/>(define-fun L10 () String "l") <text:s text:c="2"/>(define-fun L5 () String "g") <text:s text:c="2"/>(define-fun L53 () String "k") <text:s text:c="2"/>(define-fun L8 () String "g") <text:s text:c="2"/>(define-fun L7 () String "g") <text:s text:c="2"/>(define-fun L9 () String "h") <text:s text:c="2"/>(define-fun L35 () String "y") <text:s text:c="2"/>(define-fun L13 () String "k") <text:s text:c="2"/>(define-fun L23 () String "k") <text:s text:c="2"/>(define-fun L12 () String "g") <text:s text:c="2"/>(define-fun L17 () String "k") <text:s text:c="2"/>(define-fun L38 () String "g") <text:s text:c="2"/>(define-fun L27 () String "g") <text:s text:c="2"/>(define-fun sym161 () String "") <text:s text:c="2"/>(define-fun sym1470 () String "G") <text:s text:c="2"/>(define-fun sym4000 () String "L") <text:s text:c="2"/>(define-fun sym3583 () String "G") <text:s text:c="2"/>(define-fun sym3793 () String "G") <text:s text:c="2"/>(define-fun sym3376 () String "K") <text:s text:c="2"/>(define-fun sym1894 () String "K") <text:s text:c="2"/>(define-fun sym2323 () String "H") <text:s text:c="2"/>(define-fun sym1036 () String "H") <text:s text:c="2"/>(define-fun sym4413 () String "G") <text:s text:c="2"/>(define-fun sym2751 () String "G") <text:s text:c="2"/>(define-fun sym3169 () String "K") <text:s text:c="2"/>(define-fun sym4623 () String "K") <text:s text:c="2"/>(define-fun sym1257 () String "K") <text:s text:c="2"/>(define-fun sym4206 () String "K") <text:s text:c="2"/>(define-fun sym2107 () String "G") <text:s text:c="2"/>(define-fun sym551 () String "K") <text:s text:c="2"/>(define-fun sym2953 () String "H") <text:s text:c="2"/>(define-fun sym2538 () String "K") <text:s text:c="2"/>(define-fun sym1679 () String "H") <text:s text:c="2"/>(define-fun sym4717 () String "A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6.smt2</text:p>
          </table:table-cell>
          <table:table-cell table:style-name="ce18" office:value-type="float" office:value="1.182" calcext:value-type="float">
            <text:p>1.182</text:p>
          </table:table-cell>
          <table:table-cell table:style-name="ce18" office:value-type="float" office:value="1.15" calcext:value-type="float">
            <text:p>1.15</text:p>
          </table:table-cell>
          <table:table-cell table:style-name="ce18" office:value-type="float" office:value="1.173" calcext:value-type="float">
            <text:p>1.173</text:p>
          </table:table-cell>
          <table:table-cell table:style-name="ce30" office:value-type="float" office:value="2.841" calcext:value-type="float">
            <text:p>2.841</text:p>
          </table:table-cell>
          <table:table-cell table:style-name="ce18" office:value-type="float" office:value="2.787" calcext:value-type="float">
            <text:p>2.787</text:p>
          </table:table-cell>
          <table:table-cell table:style-name="ce18" office:value-type="float" office:value="2.587" calcext:value-type="float">
            <text:p>2.587</text:p>
          </table:table-cell>
          <table:table-cell table:style-name="ce30" office:value-type="float" office:value="1.226" calcext:value-type="float">
            <text:p>1.226</text:p>
          </table:table-cell>
          <table:table-cell table:style-name="ce18" office:value-type="float" office:value="1.239" calcext:value-type="float">
            <text:p>1.239</text:p>
          </table:table-cell>
          <table:table-cell office:value-type="float" office:value="1.233" calcext:value-type="float">
            <text:p>1.233</text:p>
          </table:table-cell>
          <table:table-cell table:style-name="ce37" table:formula="of:=SUM([.C28:.E28])/3" office:value-type="float" office:value="1.16833333333333" calcext:value-type="float">
            <text:p>1.17</text:p>
          </table:table-cell>
          <table:table-cell table:style-name="ce37" table:formula="of:=SUM([.F28:.H28])/3" office:value-type="float" office:value="2.73833333333333" calcext:value-type="float">
            <text:p>2.74</text:p>
          </table:table-cell>
          <table:table-cell table:style-name="ce37" table:formula="of:=SUM([.I28:.K28])/3" office:value-type="float" office:value="1.23266666666667" calcext:value-type="float">
            <text:p>1.23</text:p>
          </table:table-cell>
          <table:table-cell/>
          <table:table-cell office:value-type="string" calcext:value-type="string">
            <text:p>INPUT ID: 1232, VALUE: G INPUT ID: 161, VALUE: <text:s/>INPUT ID: 209, VALUE: Y INPUT ID: 1668, VALUE: G INPUT ID: 1877, VALUE: K INPUT ID: 551, VALUE: K INPUT ID: 2090, VALUE: G INPUT ID: 811, VALUE: G INPUT ID: 1019, VALUE: K INPUT ID: 2187, VALUE: A INPUT ID: 1455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090 () String <text:s text:c="4"/>"G") <text:s text:c="2"/>(define-fun sym1877 () String <text:s text:c="4"/>"K") <text:s text:c="2"/>(define-fun sym1232 () String <text:s text:c="4"/>"g") <text:s text:c="2"/>(define-fun sym2187 () String <text:s text:c="4"/>"U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19 () String <text:s text:c="4"/>"K") <text:s text:c="2"/>(define-fun sym1455 () String <text:s text:c="4"/>"K") <text:s text:c="2"/>(define-fun sym1668 () String <text:s text:c="4"/>"G") <text:s text:c="2"/>(define-fun sym551 () String <text:s text:c="4"/>"K") <text:s text:c="2"/>(define-fun sym811 () String <text:s text:c="4"/>"G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k") <text:s text:c="2"/>(define-fun L0 () String "y") <text:s text:c="2"/>(define-fun L2 () String "k") <text:s text:c="2"/>(define-fun L1 () String "k") <text:s text:c="2"/>(define-fun L4 () String "g") <text:s text:c="2"/>(define-fun L3 () String "g") <text:s text:c="2"/>(define-fun L6 () String "a") <text:s text:c="2"/>(define-fun L21 () String "k") <text:s text:c="2"/>(define-fun L10 () String "g") <text:s text:c="2"/>(define-fun L13 () String "g") <text:s text:c="2"/>(define-fun sym161 () String "") <text:s text:c="2"/>(define-fun sym209 () String "Y") <text:s text:c="2"/>(define-fun sym2187 () String "A") <text:s text:c="2"/>(define-fun sym811 () String "G") <text:s text:c="2"/>(define-fun sym1232 () String "G") <text:s text:c="2"/>(define-fun sym1455 () String "K") <text:s text:c="2"/>(define-fun sym2090 () String "G") <text:s text:c="2"/>(define-fun sym551 () String "K") <text:s text:c="2"/>(define-fun sym1877 () String "K") <text:s text:c="2"/>(define-fun sym1668 () String "G") <text:s text:c="2"/>(define-fun sym1019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7.smt2</text:p>
          </table:table-cell>
          <table:table-cell table:style-name="ce18" office:value-type="float" office:value="1.407" calcext:value-type="float">
            <text:p>1.407</text:p>
          </table:table-cell>
          <table:table-cell table:style-name="ce18" office:value-type="float" office:value="1.564" calcext:value-type="float">
            <text:p>1.564</text:p>
          </table:table-cell>
          <table:table-cell table:style-name="ce18" office:value-type="float" office:value="1.418" calcext:value-type="float">
            <text:p>1.418</text:p>
          </table:table-cell>
          <table:table-cell table:style-name="ce30" office:value-type="float" office:value="3.187" calcext:value-type="float">
            <text:p>3.187</text:p>
          </table:table-cell>
          <table:table-cell table:style-name="ce18" office:value-type="float" office:value="3.143" calcext:value-type="float">
            <text:p>3.143</text:p>
          </table:table-cell>
          <table:table-cell table:style-name="ce18" office:value-type="float" office:value="3.22" calcext:value-type="float">
            <text:p>3.22</text:p>
          </table:table-cell>
          <table:table-cell table:style-name="ce30" office:value-type="float" office:value="4.456" calcext:value-type="float">
            <text:p>4.456</text:p>
          </table:table-cell>
          <table:table-cell table:style-name="ce18" office:value-type="float" office:value="4.466" calcext:value-type="float">
            <text:p>4.466</text:p>
          </table:table-cell>
          <table:table-cell office:value-type="float" office:value="4.518" calcext:value-type="float">
            <text:p>4.518</text:p>
          </table:table-cell>
          <table:table-cell table:style-name="ce37" table:formula="of:=SUM([.C29:.E29])/3" office:value-type="float" office:value="1.463" calcext:value-type="float">
            <text:p>1.46</text:p>
          </table:table-cell>
          <table:table-cell table:style-name="ce37" table:formula="of:=SUM([.F29:.H29])/3" office:value-type="float" office:value="3.18333333333333" calcext:value-type="float">
            <text:p>3.18</text:p>
          </table:table-cell>
          <table:table-cell table:style-name="ce37" table:formula="of:=SUM([.I29:.K29])/3" office:value-type="float" office:value="4.48" calcext:value-type="float">
            <text:p>4.48</text:p>
          </table:table-cell>
          <table:table-cell/>
          <table:table-cell office:value-type="string" calcext:value-type="string">
            <text:p>INPUT ID: 161, VALUE: <text:s/>INPUT ID: 1249, VALUE: H INPUT ID: 4738, VALUE: A INPUT ID: 2532, VALUE: H INPUT ID: 4420, VALUE: K INPUT ID: 551, VALUE: K INPUT ID: 3369, VALUE: K INPUT ID: 3817, VALUE: R INPUT ID: 1898, VALUE: K INPUT ID: 811, VALUE: G INPUT ID: 2955, VALUE: K INPUT ID: 1036, VALUE: K INPUT ID: 2319, VALUE: K INPUT ID: 209, VALUE: Y INPUT ID: 1683, VALUE: H INPUT ID: 4020, VALUE: K INPUT ID: 4213, VALUE: K INPUT ID: 2104, VALUE: H INPUT ID: 3576, VALUE: K INPUT ID: 3162, VALUE: K INPUT ID: 4634, VALUE: K INPUT ID: 2748, VALUE: K INPUT ID: 1470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162 () String <text:s text:c="4"/>"K") <text:s text:c="2"/>(define-fun sym1683 () String <text:s text:c="4"/>"H") <text:s text:c="2"/>(define-fun sym2532 () String <text:s text:c="4"/>"H") <text:s text:c="2"/>(define-fun sym4213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470 () String <text:s text:c="4"/>"K") <text:s text:c="2"/>(define-fun sym4420 () String <text:s text:c="4"/>"K") <text:s text:c="2"/>(define-fun sym1036 () String <text:s text:c="4"/>"k") <text:s text:c="2"/>(define-fun sym3369 () String <text:s text:c="4"/>"k") <text:s text:c="2"/>(define-fun sym551 () String <text:s text:c="4"/>"k") <text:s text:c="2"/>(define-fun sym2104 () String <text:s text:c="4"/>"H") <text:s text:c="2"/>(define-fun sym2748 () String <text:s text:c="4"/>"K") <text:s text:c="2"/>(define-fun sym209 () String <text:s text:c="4"/>"Y") <text:s text:c="2"/>(define-fun sym3817 () String <text:s text:c="4"/>"R") <text:s text:c="2"/>(define-fun sym3576 () String <text:s text:c="4"/>"K") <text:s text:c="2"/>(define-fun sym4020 () String <text:s text:c="4"/>"k") <text:s text:c="2"/>(define-fun sym2955 () String <text:s text:c="4"/>"K") <text:s text:c="2"/>(define-fun sym2319 () String <text:s text:c="4"/>"K") <text:s text:c="2"/>(define-fun sym4634 () String <text:s text:c="4"/>"K") <text:s text:c="2"/>(define-fun sym1249 () String <text:s text:c="4"/>"H") <text:s text:c="2"/>(define-fun sym811 () String <text:s text:c="4"/>"G") <text:s text:c="2"/>(define-fun sym4738 () String <text:s text:c="4"/>"P") <text:s text:c="2"/>(define-fun sym1898 () String <text:s text:c="4"/>"K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h") <text:s text:c="2"/>(define-fun L1 () String "k") <text:s text:c="2"/>(define-fun L4 () String "h") <text:s text:c="2"/>(define-fun L3 () String "k") <text:s text:c="2"/>(define-fun L6 () String "a") <text:s text:c="2"/>(define-fun L43 () String "k") <text:s text:c="2"/>(define-fun L8 () String "h") <text:s text:c="2"/>(define-fun L30 () String "k") <text:s text:c="2"/>(define-fun L7 () String "h") <text:s text:c="2"/>(define-fun L59 () String "k") <text:s text:c="2"/>(define-fun L25 () String "k") <text:s text:c="2"/>(define-fun L14 () String "k") <text:s text:c="2"/>(define-fun L24 () String "k") <text:s text:c="2"/>(define-fun L45 () String "k") <text:s text:c="2"/>(define-fun L23 () String "k") <text:s text:c="2"/>(define-fun L12 () String "k") <text:s text:c="2"/>(define-fun L19 () String "y") <text:s text:c="2"/>(define-fun L28 () String "k") <text:s text:c="2"/>(define-fun L17 () String "k") <text:s text:c="2"/>(define-fun L27 () String "g") <text:s text:c="2"/>(define-fun L16 () String "r") <text:s text:c="2"/>(define-fun sym3162 () String "K") <text:s text:c="2"/>(define-fun sym4020 () String "K") <text:s text:c="2"/>(define-fun sym161 () String "") <text:s text:c="2"/>(define-fun sym1470 () String "K") <text:s text:c="2"/>(define-fun sym4420 () String "K") <text:s text:c="2"/>(define-fun sym1683 () String "H") <text:s text:c="2"/>(define-fun sym4213 () String "K") <text:s text:c="2"/>(define-fun sym3576 () String "K") <text:s text:c="2"/>(define-fun sym2532 () String "H") <text:s text:c="2"/>(define-fun sym1036 () String "K") <text:s text:c="2"/>(define-fun sym4634 () String "K") <text:s text:c="2"/>(define-fun sym3369 () String "K") <text:s text:c="2"/>(define-fun sym2104 () String "H") <text:s text:c="2"/>(define-fun sym1898 () String "K") <text:s text:c="2"/>(define-fun sym1249 () String "H") <text:s text:c="2"/>(define-fun sym551 () String "K") <text:s text:c="2"/>(define-fun sym2955 () String "K") <text:s text:c="2"/>(define-fun sym4738 () String "A") <text:s text:c="2"/>(define-fun sym2748 () String "K") <text:s text:c="2"/>(define-fun sym2319 () String "K") <text:s text:c="2"/>(define-fun sym3817 () String "R") <text:s text:c="2"/>(define-fun sym209 () String "Y") <text:s text:c="2"/>(define-fun sym811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8.smt2</text:p>
          </table:table-cell>
          <table:table-cell table:style-name="ce18" office:value-type="float" office:value="1.234" calcext:value-type="float">
            <text:p>1.234</text:p>
          </table:table-cell>
          <table:table-cell table:style-name="ce18" office:value-type="float" office:value="1.272" calcext:value-type="float">
            <text:p>1.272</text:p>
          </table:table-cell>
          <table:table-cell table:style-name="ce18" office:value-type="float" office:value="1.24" calcext:value-type="float">
            <text:p>1.24</text:p>
          </table:table-cell>
          <table:table-cell table:style-name="ce30" office:value-type="float" office:value="2.797" calcext:value-type="float">
            <text:p>2.797</text:p>
          </table:table-cell>
          <table:table-cell table:style-name="ce18" office:value-type="float" office:value="2.789" calcext:value-type="float">
            <text:p>2.789</text:p>
          </table:table-cell>
          <table:table-cell table:style-name="ce18" office:value-type="float" office:value="2.886" calcext:value-type="float">
            <text:p>2.886</text:p>
          </table:table-cell>
          <table:table-cell table:style-name="ce30" office:value-type="float" office:value="1.945" calcext:value-type="float">
            <text:p>1.945</text:p>
          </table:table-cell>
          <table:table-cell table:style-name="ce18" office:value-type="float" office:value="1.974" calcext:value-type="float">
            <text:p>1.974</text:p>
          </table:table-cell>
          <table:table-cell office:value-type="float" office:value="2.019" calcext:value-type="float">
            <text:p>2.019</text:p>
          </table:table-cell>
          <table:table-cell table:style-name="ce37" table:formula="of:=SUM([.C30:.E30])/3" office:value-type="float" office:value="1.24866666666667" calcext:value-type="float">
            <text:p>1.25</text:p>
          </table:table-cell>
          <table:table-cell table:style-name="ce37" table:formula="of:=SUM([.F30:.H30])/3" office:value-type="float" office:value="2.824" calcext:value-type="float">
            <text:p>2.82</text:p>
          </table:table-cell>
          <table:table-cell table:style-name="ce37" table:formula="of:=SUM([.I30:.K30])/3" office:value-type="float" office:value="1.97933333333333" calcext:value-type="float">
            <text:p>1.98</text:p>
          </table:table-cell>
          <table:table-cell/>
          <table:table-cell office:value-type="string" calcext:value-type="string">
            <text:p>INPUT ID: 1024, VALUE: K INPUT ID: 161, VALUE: <text:s/>INPUT ID: 2082, VALUE: K INPUT ID: 551, VALUE: K INPUT ID: 1450, VALUE: K INPUT ID: 811, VALUE: K INPUT ID: 2508, VALUE: K INPUT ID: 1869, VALUE: K INPUT ID: 209, VALUE: Y INPUT ID: 1237, VALUE: K INPUT ID: 2295, VALUE: K INPUT ID: 2619, VALUE: A INPUT ID: 1663, VALUE: K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663 () String <text:s text:c="4"/>"k") <text:s text:c="2"/>(define-fun sym1869 () String <text:s text:c="4"/>"k") <text:s text:c="2"/>(define-fun sym1450 () String <text:s text:c="4"/>"K") <text:s text:c="2"/>(define-fun sym2295 () String <text:s text:c="4"/>"K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024 () String <text:s text:c="4"/>"k") <text:s text:c="2"/>(define-fun sym2619 () String <text:s text:c="4"/>"X") <text:s text:c="2"/>(define-fun sym1237 () String <text:s text:c="4"/>"K") <text:s text:c="2"/>(define-fun sym2082 () String <text:s text:c="4"/>"k") <text:s text:c="2"/>(define-fun sym2508 () String <text:s text:c="4"/>"k") <text:s text:c="2"/>(define-fun sym811 () String <text:s text:c="4"/>"k") <text:s text:c="2"/>(define-fun sym551 () String <text:s text:c="4"/>"k") <text:s text:c="2"/>(define-fun sym209 () String <text:s text:c="4"/>"Y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k") <text:s text:c="2"/>(define-fun L2 () String "k") <text:s text:c="2"/>(define-fun L1 () String "a") <text:s text:c="2"/>(define-fun L4 () String "k") <text:s text:c="2"/>(define-fun L3 () String "k") <text:s text:c="2"/>(define-fun L11 () String "k") <text:s text:c="2"/>(define-fun L6 () String "k") <text:s text:c="2"/>(define-fun L21 () String "k") <text:s text:c="2"/>(define-fun L10 () String "k") <text:s text:c="2"/>(define-fun L5 () String "y") <text:s text:c="2"/>(define-fun L9 () String "k") <text:s text:c="2"/>(define-fun L13 () String "k") <text:s text:c="2"/>(define-fun sym161 () String "") <text:s text:c="2"/>(define-fun sym2295 () String "K") <text:s text:c="2"/>(define-fun sym1450 () String "K") <text:s text:c="2"/>(define-fun sym1663 () String "K") <text:s text:c="2"/>(define-fun sym1024 () String "K") <text:s text:c="2"/>(define-fun sym551 () String "K") <text:s text:c="2"/>(define-fun sym1237 () String "K") <text:s text:c="2"/>(define-fun sym1869 () String "K") <text:s text:c="2"/>(define-fun sym2619 () String "A") <text:s text:c="2"/>(define-fun sym2508 () String "K") <text:s text:c="2"/>(define-fun sym209 () String "Y") <text:s text:c="2"/>(define-fun sym811 () String "K") <text:s text:c="2"/>(define-fun sym2082 () String "K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29.smt2</text:p>
          </table:table-cell>
          <table:table-cell table:style-name="ce18" office:value-type="float" office:value="1.553" calcext:value-type="float">
            <text:p>1.553</text:p>
          </table:table-cell>
          <table:table-cell table:style-name="ce18" office:value-type="float" office:value="1.626" calcext:value-type="float">
            <text:p>1.626</text:p>
          </table:table-cell>
          <table:table-cell table:style-name="ce18" office:value-type="float" office:value="1.641" calcext:value-type="float">
            <text:p>1.641</text:p>
          </table:table-cell>
          <table:table-cell table:style-name="ce30" office:value-type="float" office:value="3.098" calcext:value-type="float">
            <text:p>3.098</text:p>
          </table:table-cell>
          <table:table-cell table:style-name="ce18" office:value-type="float" office:value="3.123" calcext:value-type="float">
            <text:p>3.123</text:p>
          </table:table-cell>
          <table:table-cell table:style-name="ce18" office:value-type="float" office:value="3.136" calcext:value-type="float">
            <text:p>3.136</text:p>
          </table:table-cell>
          <table:table-cell table:style-name="ce30" office:value-type="float" office:value="5.002" calcext:value-type="float">
            <text:p>5.002</text:p>
          </table:table-cell>
          <table:table-cell table:style-name="ce18" office:value-type="float" office:value="5.024" calcext:value-type="float">
            <text:p>5.024</text:p>
          </table:table-cell>
          <table:table-cell office:value-type="float" office:value="4.986" calcext:value-type="float">
            <text:p>4.986</text:p>
          </table:table-cell>
          <table:table-cell table:style-name="ce37" table:formula="of:=SUM([.C31:.E31])/3" office:value-type="float" office:value="1.60666666666667" calcext:value-type="float">
            <text:p>1.61</text:p>
          </table:table-cell>
          <table:table-cell table:style-name="ce37" table:formula="of:=SUM([.F31:.H31])/3" office:value-type="float" office:value="3.119" calcext:value-type="float">
            <text:p>3.12</text:p>
          </table:table-cell>
          <table:table-cell table:style-name="ce37" table:formula="of:=SUM([.I31:.K31])/3" office:value-type="float" office:value="5.004" calcext:value-type="float">
            <text:p>5.00</text:p>
          </table:table-cell>
          <table:table-cell/>
          <table:table-cell office:value-type="string" calcext:value-type="string">
            <text:p>INPUT ID: 161, VALUE: <text:s/>INPUT ID: 3169, VALUE: G INPUT ID: 3587, VALUE: L INPUT ID: 1894, VALUE: G INPUT ID: 551, VALUE: G INPUT ID: 2535, VALUE: G INPUT ID: 4231, VALUE: G INPUT ID: 1032, VALUE: G INPUT ID: 4328, VALUE: A INPUT ID: 1673, VALUE: H INPUT ID: 2953, VALUE: G INPUT ID: 2319, VALUE: G INPUT ID: 4015, VALUE: G INPUT ID: 816, VALUE: G INPUT ID: 209, VALUE: Y INPUT ID: 1457, VALUE: G INPUT ID: 3799, VALUE: G INPUT ID: 1241, VALUE: G INPUT ID: 3385, VALUE: G INPUT ID: 2107, VALUE: L INPUT ID: 2751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751 () String <text:s text:c="4"/>"G") <text:s text:c="2"/>(define-fun sym3385 () String <text:s text:c="4"/>"g") <text:s text:c="2"/>(define-fun sym3799 () String <text:s text:c="4"/>"G") <text:s text:c="2"/>(define-fun sym1457 () String <text:s text:c="4"/>"G") <text:s text:c="2"/>(define-fun sym1241 () String <text:s text:c="4"/>"G") <text:s text:c="2"/>(define-fun sym4015 () String <text:s text:c="4"/>"G") <text:s text:c="2"/>(define-fun sym2535 () String <text:s text:c="4"/>"G") <text:s text:c="2"/>(define-fun sym816 () String <text:s text:c="4"/>"G") <text:s text:c="2"/>(define-fun sym551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4231 () String <text:s text:c="4"/>"G") <text:s text:c="2"/>(define-fun sym209 () String <text:s text:c="4"/>"Y") <text:s text:c="2"/>(define-fun sym4328 () String <text:s text:c="4"/>"a") <text:s text:c="2"/>(define-fun sym2953 () String <text:s text:c="4"/>"G") <text:s text:c="2"/>(define-fun sym1673 () String <text:s text:c="4"/>"H") <text:s text:c="2"/>(define-fun sym2319 () String <text:s text:c="4"/>"G") <text:s text:c="2"/>(define-fun sym3169 () String <text:s text:c="4"/>"G") <text:s text:c="2"/>(define-fun sym2107 () String <text:s text:c="4"/>"l") <text:s text:c="2"/>(define-fun sym1894 () String <text:s text:c="4"/>"g") <text:s text:c="2"/>(define-fun sym1032 () String <text:s text:c="4"/>"g") <text:s text:c="2"/>(define-fun sym3587 () String <text:s text:c="4"/>"L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g") <text:s text:c="2"/>(define-fun L2 () String "g") <text:s text:c="2"/>(define-fun L1 () String "h") <text:s text:c="2"/>(define-fun L4 () String "l") <text:s text:c="2"/>(define-fun L22 () String "g") <text:s text:c="2"/>(define-fun L11 () String "g") <text:s text:c="2"/>(define-fun L6 () String "g") <text:s text:c="2"/>(define-fun L10 () String "g") <text:s text:c="2"/>(define-fun L53 () String "g") <text:s text:c="2"/>(define-fun L8 () String "g") <text:s text:c="2"/>(define-fun L7 () String "l") <text:s text:c="2"/>(define-fun L15 () String "g") <text:s text:c="2"/>(define-fun L14 () String "g") <text:s text:c="2"/>(define-fun L46 () String "y") <text:s text:c="2"/>(define-fun L35 () String "g") <text:s text:c="2"/>(define-fun L13 () String "a") <text:s text:c="2"/>(define-fun L19 () String "g") <text:s text:c="2"/>(define-fun L28 () String "g") <text:s text:c="2"/>(define-fun L27 () String "g") <text:s text:c="2"/>(define-fun L16 () String "g") <text:s text:c="2"/>(define-fun sym161 () String "") <text:s text:c="2"/>(define-fun sym4231 () String "G") <text:s text:c="2"/>(define-fun sym1032 () String "G") <text:s text:c="2"/>(define-fun sym1241 () String "G") <text:s text:c="2"/>(define-fun sym3385 () String "G") <text:s text:c="2"/>(define-fun sym4015 () String "G") <text:s text:c="2"/>(define-fun sym1894 () String "G") <text:s text:c="2"/>(define-fun sym3587 () String "L") <text:s text:c="2"/>(define-fun sym2751 () String "G") <text:s text:c="2"/>(define-fun sym3169 () String "G") <text:s text:c="2"/>(define-fun sym1673 () String "H") <text:s text:c="2"/>(define-fun sym3799 () String "G") <text:s text:c="2"/>(define-fun sym4328 () String "A") <text:s text:c="2"/>(define-fun sym2107 () String "L") <text:s text:c="2"/>(define-fun sym2535 () String "G") <text:s text:c="2"/>(define-fun sym1457 () String "G") <text:s text:c="2"/>(define-fun sym2953 () String "G") <text:s text:c="2"/>(define-fun sym551 () String "G") <text:s text:c="2"/>(define-fun sym2319 () String "G") <text:s text:c="2"/>(define-fun sym816 () String "G") <text:s text:c="2"/>(define-fun sym209 () String "Y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beasties30.smt2</text:p>
          </table:table-cell>
          <table:table-cell table:style-name="ce18" office:value-type="float" office:value="1.29" calcext:value-type="float">
            <text:p>1.29</text:p>
          </table:table-cell>
          <table:table-cell table:style-name="ce18" office:value-type="float" office:value="1.306" calcext:value-type="float">
            <text:p>1.306</text:p>
          </table:table-cell>
          <table:table-cell table:style-name="ce18" office:value-type="float" office:value="1.345" calcext:value-type="float">
            <text:p>1.345</text:p>
          </table:table-cell>
          <table:table-cell table:style-name="ce30" office:value-type="float" office:value="2.998" calcext:value-type="float">
            <text:p>2.998</text:p>
          </table:table-cell>
          <table:table-cell table:style-name="ce18" office:value-type="float" office:value="2.955" calcext:value-type="float">
            <text:p>2.955</text:p>
          </table:table-cell>
          <table:table-cell table:style-name="ce18" office:value-type="float" office:value="2.96" calcext:value-type="float">
            <text:p>2.96</text:p>
          </table:table-cell>
          <table:table-cell table:style-name="ce30" office:value-type="float" office:value="3.697" calcext:value-type="float">
            <text:p>3.697</text:p>
          </table:table-cell>
          <table:table-cell table:style-name="ce18" office:value-type="float" office:value="3.757" calcext:value-type="float">
            <text:p>3.757</text:p>
          </table:table-cell>
          <table:table-cell office:value-type="float" office:value="3.677" calcext:value-type="float">
            <text:p>3.677</text:p>
          </table:table-cell>
          <table:table-cell table:style-name="ce37" table:formula="of:=SUM([.C32:.E32])/3" office:value-type="float" office:value="1.31366666666667" calcext:value-type="float">
            <text:p>1.31</text:p>
          </table:table-cell>
          <table:table-cell table:style-name="ce37" table:formula="of:=SUM([.F32:.H32])/3" office:value-type="float" office:value="2.971" calcext:value-type="float">
            <text:p>2.97</text:p>
          </table:table-cell>
          <table:table-cell table:style-name="ce37" table:formula="of:=SUM([.I32:.K32])/3" office:value-type="float" office:value="3.71033333333333" calcext:value-type="float">
            <text:p>3.71</text:p>
          </table:table-cell>
          <table:table-cell/>
          <table:table-cell office:value-type="string" calcext:value-type="string">
            <text:p>INPUT ID: 2528, VALUE: G INPUT ID: 161, VALUE: <text:s/>INPUT ID: 1026, VALUE: G INPUT ID: 2946, VALUE: G INPUT ID: 1667, VALUE: G INPUT ID: 1894, VALUE: L INPUT ID: 551, VALUE: G INPUT ID: 2312, VALUE: G INPUT ID: 1451, VALUE: G INPUT ID: 209, VALUE: Y INPUT ID: 1235, VALUE: G INPUT ID: 2744, VALUE: G INPUT ID: 3162, VALUE: G INPUT ID: 3259, VALUE: A INPUT ID: 2110, VALUE: G INPUT ID: 799, VALUE: G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35 () String <text:s text:c="4"/>"g") <text:s text:c="2"/>(define-fun sym2312 () String <text:s text:c="4"/>"G") <text:s text:c="2"/>(define-fun sym799 () String <text:s text:c="4"/>"g") <text:s text:c="2"/>(define-fun sym2744 () String <text:s text:c="4"/>"G") <text:s text:c="2"/>(define-fun sym2110 () String <text:s text:c="4"/>"g") <text:s text:c="2"/>(define-fun sym2946 () String <text:s text:c="4"/>"g") <text:s text:c="2"/>(define-fun sym2528 () String <text:s text:c="4"/>"G") <text:s text:c="2"/>(define-fun sym1667 () String <text:s text:c="4"/>"g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551 () String <text:s text:c="4"/>"G") <text:s text:c="2"/>(define-fun sym1026 () String <text:s text:c="4"/>"g") <text:s text:c="2"/>(define-fun sym209 () String <text:s text:c="4"/>"Y") <text:s text:c="2"/>(define-fun sym3259 () String <text:s text:c="4"/>"E") <text:s text:c="2"/>(define-fun sym1894 () String <text:s text:c="4"/>"L") <text:s text:c="2"/>(define-fun sym1451 () String <text:s text:c="4"/>"G") <text:s text:c="2"/>(define-fun sym3162 () String <text:s text:c="4"/>"G") <text:s text:c="2"/>(define-fun sym161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l") <text:s text:c="2"/>(define-fun L2 () String "g") <text:s text:c="2"/>(define-fun L4 () String "g") <text:s text:c="2"/>(define-fun L11 () String "g") <text:s text:c="2"/>(define-fun L6 () String "g") <text:s text:c="2"/>(define-fun L10 () String "g") <text:s text:c="2"/>(define-fun L5 () String "g") <text:s text:c="2"/>(define-fun L8 () String "g") <text:s text:c="2"/>(define-fun L30 () String "g") <text:s text:c="2"/>(define-fun L7 () String "g") <text:s text:c="2"/>(define-fun L14 () String "g") <text:s text:c="2"/>(define-fun L24 () String "g") <text:s text:c="2"/>(define-fun L23 () String "a") <text:s text:c="2"/>(define-fun L12 () String "y") <text:s text:c="2"/>(define-fun L19 () String "g") <text:s text:c="2"/>(define-fun sym3162 () String "G") <text:s text:c="2"/>(define-fun sym161 () String "") <text:s text:c="2"/>(define-fun sym2110 () String "G") <text:s text:c="2"/>(define-fun sym1451 () String "G") <text:s text:c="2"/>(define-fun sym2312 () String "G") <text:s text:c="2"/>(define-fun sym1894 () String "L") <text:s text:c="2"/>(define-fun sym3259 () String "A") <text:s text:c="2"/>(define-fun sym1026 () String "G") <text:s text:c="2"/>(define-fun sym1235 () String "G") <text:s text:c="2"/>(define-fun sym1667 () String "G") <text:s text:c="2"/>(define-fun sym2744 () String "G") <text:s text:c="2"/>(define-fun sym551 () String "G") <text:s text:c="2"/>(define-fun sym2946 () String "G") <text:s text:c="2"/>(define-fun sym2528 () String "G") <text:s text:c="2"/>(define-fun sym209 () String "Y") <text:s text:c="2"/>(define-fun sym799 () String "G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4.smt2</text:p>
          </table:table-cell>
          <table:table-cell table:style-name="ce18" office:value-type="float" office:value="1.734" calcext:value-type="float">
            <text:p>1.734</text:p>
          </table:table-cell>
          <table:table-cell table:style-name="ce18" office:value-type="float" office:value="1.638" calcext:value-type="float">
            <text:p>1.638</text:p>
          </table:table-cell>
          <table:table-cell table:style-name="ce18" office:value-type="float" office:value="1.897" calcext:value-type="float">
            <text:p>1.897</text:p>
          </table:table-cell>
          <table:table-cell table:style-name="ce30" office:value-type="float" office:value="2.556" calcext:value-type="float">
            <text:p>2.556</text:p>
          </table:table-cell>
          <table:table-cell table:style-name="ce18" office:value-type="float" office:value="2.359" calcext:value-type="float">
            <text:p>2.359</text:p>
          </table:table-cell>
          <table:table-cell table:style-name="ce18" office:value-type="float" office:value="2.56" calcext:value-type="float">
            <text:p>2.56</text:p>
          </table:table-cell>
          <table:table-cell table:style-name="ce30" office:value-type="float" office:value="1200.112" calcext:value-type="float">
            <text:p>1200.112</text:p>
          </table:table-cell>
          <table:table-cell table:style-name="ce18" office:value-type="float" office:value="1200.144" calcext:value-type="float">
            <text:p>1200.144</text:p>
          </table:table-cell>
          <table:table-cell office:value-type="float" office:value="1200.102" calcext:value-type="float">
            <text:p>1200.102</text:p>
          </table:table-cell>
          <table:table-cell table:style-name="ce37" table:formula="of:=SUM([.C33:.E33])/3" office:value-type="float" office:value="1.75633333333333" calcext:value-type="float">
            <text:p>1.76</text:p>
          </table:table-cell>
          <table:table-cell table:style-name="ce37" table:formula="of:=SUM([.F33:.H33])/3" office:value-type="float" office:value="2.49166666666667" calcext:value-type="float">
            <text:p>2.49</text:p>
          </table:table-cell>
          <table:table-cell table:style-name="ce37" table:formula="of:=SUM([.I33:.K33])/3" office:value-type="float" office:value="1200.11933333333" calcext:value-type="float">
            <text:p>1,200.12</text:p>
          </table:table-cell>
          <table:table-cell/>
          <table:table-cell office:value-type="string" calcext:value-type="string">
            <text:p>INPUT ID: 512, VALUE: NAME INPUT ID: 640, VALUE: <text:s/>INPUT ID: 129, VALUE: <text:s/>INPUT ID: 258, VALUE: <text:s/>INPUT ID: 388, VALUE: <text:s/>INPUT ID: 650, VALUE: <text:s/>INPUT ID: 139, VALUE: DESCRIPTION INPUT ID: 268, VALUE: <text:s/>INPUT ID: 398, VALUE: <text:s/>INPUT ID: 526, VALUE: <text:s/>INPUT ID: 660, VALUE: <text:s/>INPUT ID: 278, VALUE: FIELD INPUT ID: 408, VALUE: OPTION INPUT ID: 536, VALUE: DESCRIPTION INPUT ID: 154, VALUE: <text:s/>INPUT ID: 670, VALUE: OPTION INPUT ID: 164, VALUE: <text:s/>INPUT ID: 292, VALUE: NAME INPUT ID: 550, VALUE: <text:s/>INPUT ID: 424, VALUE: <text:s/>INPUT ID: 684, VALUE: <text:s/>INPUT ID: 174, VALUE: <text:s/>INPUT ID: 560, VALUE: <text:s/>INPUT ID: 434, VALUE: <text:s/>INPUT ID: 307, VALUE: <text:s/>INPUT ID: 694, VALUE: <text:s/>INPUT ID: 184, VALUE: <text:s/>INPUT ID: 570, VALUE: TYPE INPUT ID: 444, VALUE: <text:s/>INPUT ID: 317, VALUE: DESCRIPTION INPUT ID: 704, VALUE: <text:s/>INPUT ID: 194, VALUE: <text:s/>INPUT ID: 454, VALUE: <text:s/>INPUT ID: 584, VALUE: <text:s/>INPUT ID: 204, VALUE: TABLE INPUT ID: 332, VALUE: <text:s/>INPUT ID: 464, VALUE: OPTION INPUT ID: 594, VALUE: <text:s/>INPUT ID: 342, VALUE: <text:s/>INPUT ID: 218, VALUE: NAME INPUT ID: 92, VALUE: DATABASE INPUT ID: 604, VALUE: <text:s/>INPUT ID: 478, VALUE: <text:s/>INPUT ID: 352, VALUE: TYPE INPUT ID: 614, VALUE: LENGTH INPUT ID: 488, VALUE: <text:s/>INPUT ID: 233, VALUE: <text:s/>INPUT ID: 368, VALUE: <text:s/>INPUT ID: 114, VALUE: NAME INPUT ID: 498, VALUE: FIELD INPUT ID: 243, VALUE: DESCRIPTION INPUT ID: 630, VALUE: <text:s/>INPUT ID: 378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") <text:s text:c="2"/>(define-fun L40 () String "description") <text:s text:c="2"/>(define-fun L2 () String "length") <text:s text:c="2"/>(define-fun L72 () String "name") <text:s text:c="2"/>(define-fun L60 () String "") <text:s text:c="2"/>(define-fun L92 () String "") <text:s text:c="2"/>(define-fun L88 () String "") <text:s text:c="2"/>(define-fun L44 () String "database") <text:s text:c="2"/>(define-fun L6 () String "name") <text:s text:c="2"/>(define-fun L76 () String "field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") <text:s text:c="2"/>(define-fun L24 () String "") <text:s text:c="2"/>(define-fun L56 () String "option") <text:s text:c="2"/>(define-fun L12 () String "field") <text:s text:c="2"/>(define-fun L28 () String "") <text:s text:c="2"/>(define-fun L16 () String "name") <text:s text:c="2"/>(define-fun L100 () String "") <text:s text:c="2"/>(define-fun L1 () String "name") <text:s text:c="2"/>(define-fun L104 () String "") <text:s text:c="2"/>(define-fun L9 () String "description") <text:s text:c="2"/>(define-fun L57 () String "option") <text:s text:c="2"/>(define-fun L13 () String "field") <text:s text:c="2"/>(define-fun L45 () String "database") <text:s text:c="2"/>(define-fun L90 () String "") <text:s text:c="2"/>(define-fun L0 () String "") <text:s text:c="2"/>(define-fun L62 () String "option") <text:s text:c="2"/>(define-fun L94 () String "description") <text:s text:c="2"/>(define-fun L50 () String "") <text:s text:c="2"/>(define-fun L82 () String "description") <text:s text:c="2"/>(define-fun L4 () String "") <text:s text:c="2"/>(define-fun L70 () String "") <text:s text:c="2"/>(define-fun L66 () String "") <text:s text:c="2"/>(define-fun L22 () String "") <text:s text:c="2"/>(define-fun L98 () String "table") <text:s text:c="2"/>(define-fun L54 () String "type") <text:s text:c="2"/>(define-fun L10 () String "type") <text:s text:c="2"/>(define-fun L86 () String "") <text:s text:c="2"/>(define-fun L42 () String "") <text:s text:c="2"/>(define-fun L8 () String "") <text:s text:c="2"/>(define-fun L74 () String "option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") <text:s text:c="2"/>(define-fun L34 () String "") <text:s text:c="2"/>(define-fun L18 () String "") <text:s text:c="2"/>(define-fun L38 () String "") <text:s text:c="2"/>(define-fun L102 () String "") <text:s text:c="2"/>(define-fun L3 () String "length") <text:s text:c="2"/>(define-fun L11 () String "type") <text:s text:c="2"/>(define-fun L23 () String "table") <text:s text:c="2"/>(define-fun sym194 () String "") <text:s text:c="2"/>(define-fun sym512 () String "NAME") <text:s text:c="2"/>(define-fun sym434 () String "") <text:s text:c="2"/>(define-fun sym478 () String "") <text:s text:c="2"/>(define-fun sym114 () String "NAME") <text:s text:c="2"/>(define-fun sym278 () String "FIELD") <text:s text:c="2"/>(define-fun sym630 () String "") <text:s text:c="2"/>(define-fun sym398 () String "") <text:s text:c="2"/>(define-fun sym233 () String "") <text:s text:c="2"/>(define-fun sym550 () String "") <text:s text:c="2"/>(define-fun sym154 () String "") <text:s text:c="2"/>(define-fun sym594 () String "") <text:s text:c="2"/>(define-fun sym352 () String "TYPE") <text:s text:c="2"/>(define-fun sym670 () String "OPTION") <text:s text:c="2"/>(define-fun sym317 () String "DESCRIPTION") <text:s text:c="2"/>(define-fun sym184 () String "") <text:s text:c="2"/>(define-fun sym424 () String "") <text:s text:c="2"/>(define-fun sym268 () String "") <text:s text:c="2"/>(define-fun sym388 () String "") <text:s text:c="2"/>(define-fun sym464 () String "OPTION") <text:s text:c="2"/>(define-fun sym584 () String "") <text:s text:c="2"/>(define-fun sym342 () String "") <text:s text:c="2"/>(define-fun sym660 () String "") <text:s text:c="2"/>(define-fun sym704 () String "") <text:s text:c="2"/>(define-fun sym307 () String "") <text:s text:c="2"/>(define-fun sym570 () String "TYPE") <text:s text:c="2"/>(define-fun sym174 () String "") <text:s text:c="2"/>(define-fun sym292 () String "NAME") <text:s text:c="2"/>(define-fun sym258 () String "") <text:s text:c="2"/>(define-fun sym378 () String "") <text:s text:c="2"/>(define-fun sym454 () String "") <text:s text:c="2"/>(define-fun sym498 () String "FIELD") <text:s text:c="2"/>(define-fun sym332 () String "") <text:s text:c="2"/>(define-fun sym650 () String "") <text:s text:c="2"/>(define-fun sym694 () String "") <text:s text:c="2"/>(define-fun sym92 () String "DATABASE") <text:s text:c="2"/>(define-fun sym218 () String "NAME") <text:s text:c="2"/>(define-fun sym614 () String "LENGTH") <text:s text:c="2"/>(define-fun sym536 () String "DESCRIPTION") <text:s text:c="2"/>(define-fun sym139 () String "DESCRIPTION") <text:s text:c="2"/>(define-fun sym204 () String "TABLE") <text:s text:c="2"/>(define-fun sym368 () String "") <text:s text:c="2"/>(define-fun sym444 () String "") <text:s text:c="2"/>(define-fun sym488 () String "") <text:s text:c="2"/>(define-fun sym640 () String "") <text:s text:c="2"/>(define-fun sym684 () String "") <text:s text:c="2"/>(define-fun sym243 () String "DESCRIPTION") <text:s text:c="2"/>(define-fun sym164 () String "") <text:s text:c="2"/>(define-fun sym560 () String "") <text:s text:c="2"/>(define-fun sym408 () String "OPTION") <text:s text:c="2"/>(define-fun sym604 () String "") <text:s text:c="2"/>(define-fun sym526 () String "") <text:s text:c="2"/>(define-fun sym12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7.smt2</text:p>
          </table:table-cell>
          <table:table-cell table:style-name="ce18" office:value-type="float" office:value="1.922" calcext:value-type="float">
            <text:p>1.922</text:p>
          </table:table-cell>
          <table:table-cell table:style-name="ce18" office:value-type="float" office:value="1.829" calcext:value-type="float">
            <text:p>1.829</text:p>
          </table:table-cell>
          <table:table-cell table:style-name="ce18" office:value-type="float" office:value="1.873" calcext:value-type="float">
            <text:p>1.873</text:p>
          </table:table-cell>
          <table:table-cell table:style-name="ce30" office:value-type="float" office:value="2.599" calcext:value-type="float">
            <text:p>2.599</text:p>
          </table:table-cell>
          <table:table-cell table:style-name="ce18" office:value-type="float" office:value="2.602" calcext:value-type="float">
            <text:p>2.602</text:p>
          </table:table-cell>
          <table:table-cell table:style-name="ce18" office:value-type="float" office:value="2.334" calcext:value-type="float">
            <text:p>2.334</text:p>
          </table:table-cell>
          <table:table-cell table:style-name="ce30" office:value-type="float" office:value="1200.074" calcext:value-type="float">
            <text:p>1200.074</text:p>
          </table:table-cell>
          <table:table-cell table:style-name="ce18" office:value-type="float" office:value="1200.103" calcext:value-type="float">
            <text:p>1200.103</text:p>
          </table:table-cell>
          <table:table-cell office:value-type="float" office:value="1200.118" calcext:value-type="float">
            <text:p>1200.118</text:p>
          </table:table-cell>
          <table:table-cell table:style-name="ce37" table:formula="of:=SUM([.C34:.E34])/3" office:value-type="float" office:value="1.87466666666667" calcext:value-type="float">
            <text:p>1.87</text:p>
          </table:table-cell>
          <table:table-cell table:style-name="ce37" table:formula="of:=SUM([.F34:.H34])/3" office:value-type="float" office:value="2.51166666666667" calcext:value-type="float">
            <text:p>2.51</text:p>
          </table:table-cell>
          <table:table-cell table:style-name="ce37" table:formula="of:=SUM([.I34:.K34])/3" office:value-type="float" office:value="1200.09833333333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09.smt2</text:p>
          </table:table-cell>
          <table:table-cell table:style-name="ce18" office:value-type="float" office:value="1.793" calcext:value-type="float">
            <text:p>1.793</text:p>
          </table:table-cell>
          <table:table-cell table:style-name="ce18" office:value-type="float" office:value="1.895" calcext:value-type="float">
            <text:p>1.895</text:p>
          </table:table-cell>
          <table:table-cell table:style-name="ce18" office:value-type="float" office:value="1.918" calcext:value-type="float">
            <text:p>1.918</text:p>
          </table:table-cell>
          <table:table-cell table:style-name="ce30" office:value-type="float" office:value="2.5" calcext:value-type="float">
            <text:p>2.5</text:p>
          </table:table-cell>
          <table:table-cell table:style-name="ce18" office:value-type="float" office:value="2.543" calcext:value-type="float">
            <text:p>2.543</text:p>
          </table:table-cell>
          <table:table-cell table:style-name="ce18" office:value-type="float" office:value="2.34" calcext:value-type="float">
            <text:p>2.34</text:p>
          </table:table-cell>
          <table:table-cell table:style-name="ce30" office:value-type="float" office:value="1200.118" calcext:value-type="float">
            <text:p>1200.118</text:p>
          </table:table-cell>
          <table:table-cell table:style-name="ce18" office:value-type="float" office:value="1200.095" calcext:value-type="float">
            <text:p>1200.095</text:p>
          </table:table-cell>
          <table:table-cell office:value-type="float" office:value="1200.117" calcext:value-type="float">
            <text:p>1200.117</text:p>
          </table:table-cell>
          <table:table-cell table:style-name="ce37" table:formula="of:=SUM([.C35:.E35])/3" office:value-type="float" office:value="1.86866666666667" calcext:value-type="float">
            <text:p>1.87</text:p>
          </table:table-cell>
          <table:table-cell table:style-name="ce37" table:formula="of:=SUM([.F35:.H35])/3" office:value-type="float" office:value="2.461" calcext:value-type="float">
            <text:p>2.46</text:p>
          </table:table-cell>
          <table:table-cell table:style-name="ce37" table:formula="of:=SUM([.I35:.K35])/3" office:value-type="float" office:value="1200.11" calcext:value-type="float">
            <text:p>1,200.11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<text:s/>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2 () String "") <text:s text:c="2"/>(define-fun L72 () String "") <text:s text:c="2"/>(define-fun L92 () String "") <text:s text:c="2"/>(define-fun L88 () String "name") <text:s text:c="2"/>(define-fun L6 () String "") <text:s text:c="2"/>(define-fun L76 () String "") <text:s text:c="2"/>(define-fun L32 () String "") <text:s text:c="2"/>(define-fun L20 () String "") <text:s text:c="2"/>(define-fun L96 () String "") <text:s text:c="2"/>(define-fun L68 () String "") <text:s text:c="2"/>(define-fun L24 () String "option") <text:s text:c="2"/>(define-fun L12 () String "") <text:s text:c="2"/>(define-fun L28 () String "field") <text:s text:c="2"/>(define-fun L16 () String "database") <text:s text:c="2"/>(define-fun L100 () String "") <text:s text:c="2"/>(define-fun L61 () String "name") <text:s text:c="2"/>(define-fun L1 () String "name") <text:s text:c="2"/>(define-fun L5 () String "field") <text:s text:c="2"/>(define-fun L53 () String "option") <text:s text:c="2"/>(define-fun L41 () String "description") <text:s text:c="2"/>(define-fun L37 () String "") <text:s text:c="2"/>(define-fun L104 () String "") <text:s text:c="2"/>(define-fun L25 () String "option") <text:s text:c="2"/>(define-fun L57 () String "") <text:s text:c="2"/>(define-fun L45 () String "") <text:s text:c="2"/>(define-fun L17 () String "database") <text:s text:c="2"/>(define-fun L49 () String "description") <text:s text:c="2"/>(define-fun L90 () String "type") <text:s text:c="2"/>(define-fun L0 () String "") <text:s text:c="2"/>(define-fun L94 () String "name") <text:s text:c="2"/>(define-fun L82 () String "") <text:s text:c="2"/>(define-fun L4 () String "field") <text:s text:c="2"/>(define-fun L70 () String "") <text:s text:c="2"/>(define-fun L66 () String "") <text:s text:c="2"/>(define-fun L22 () String "") <text:s text:c="2"/>(define-fun L98 () String "") <text:s text:c="2"/>(define-fun L10 () String "") <text:s text:c="2"/>(define-fun L86 () String "option") <text:s text:c="2"/>(define-fun L8 () String "") <text:s text:c="2"/>(define-fun L74 () String "name") <text:s text:c="2"/>(define-fun L30 () String "") <text:s text:c="2"/>(define-fun L26 () String "table") <text:s text:c="2"/>(define-fun L14 () String "") <text:s text:c="2"/>(define-fun L78 () String "type") <text:s text:c="2"/>(define-fun L34 () String "") <text:s text:c="2"/>(define-fun L18 () String "description") <text:s text:c="2"/>(define-fun L102 () String "") <text:s text:c="2"/>(define-fun L51 () String "") <text:s text:c="2"/>(define-fun L3 () String "length") <text:s text:c="2"/>(define-fun L55 () String "description") <text:s text:c="2"/>(define-fun L43 () String "") <text:s text:c="2"/>(define-fun L63 () String "") <text:s text:c="2"/>(define-fun L7 () String "description") <text:s text:c="2"/>(define-fun L59 () String "") <text:s text:c="2"/>(define-fun L15 () String "type") <text:s text:c="2"/>(define-fun L47 () String "") <text:s text:c="2"/>(define-fun L35 () String "") <text:s text:c="2"/>(define-fun L106 () String "") <text:s text:c="2"/>(define-fun L39 () String "length") <text:s text:c="2"/>(define-fun L27 () String "table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239 () String "NAME") <text:s text:c="2"/>(define-fun sym635 () String "LENGTH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373 () String "TYPE") <text:s text:c="2"/>(define-fun sym175 () String "") <text:s text:c="2"/>(define-fun sym571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4.smt2</text:p>
          </table:table-cell>
          <table:table-cell table:style-name="ce18" office:value-type="float" office:value="0.99" calcext:value-type="float">
            <text:p>0.99</text:p>
          </table:table-cell>
          <table:table-cell table:style-name="ce18" office:value-type="float" office:value="0.972" calcext:value-type="float">
            <text:p>0.972</text:p>
          </table:table-cell>
          <table:table-cell table:style-name="ce18" office:value-type="float" office:value="0.988" calcext:value-type="float">
            <text:p>0.988</text:p>
          </table:table-cell>
          <table:table-cell table:style-name="ce30" office:value-type="float" office:value="2.307" calcext:value-type="float">
            <text:p>2.307</text:p>
          </table:table-cell>
          <table:table-cell table:style-name="ce18" office:value-type="float" office:value="2.27" calcext:value-type="float">
            <text:p>2.27</text:p>
          </table:table-cell>
          <table:table-cell table:style-name="ce18" office:value-type="float" office:value="2.275" calcext:value-type="float">
            <text:p>2.275</text:p>
          </table:table-cell>
          <table:table-cell table:style-name="ce30" office:value-type="float" office:value="200.431" calcext:value-type="float">
            <text:p>200.431</text:p>
          </table:table-cell>
          <table:table-cell table:style-name="ce18" office:value-type="float" office:value="199.844" calcext:value-type="float">
            <text:p>199.844</text:p>
          </table:table-cell>
          <table:table-cell office:value-type="float" office:value="200.529" calcext:value-type="float">
            <text:p>200.529</text:p>
          </table:table-cell>
          <table:table-cell table:style-name="ce37" table:formula="of:=SUM([.C36:.E36])/3" office:value-type="float" office:value="0.983333333333333" calcext:value-type="float">
            <text:p>0.98</text:p>
          </table:table-cell>
          <table:table-cell table:style-name="ce37" table:formula="of:=SUM([.F36:.H36])/3" office:value-type="float" office:value="2.284" calcext:value-type="float">
            <text:p>2.28</text:p>
          </table:table-cell>
          <table:table-cell table:style-name="ce37" table:formula="of:=SUM([.I36:.K36])/3" office:value-type="float" office:value="200.268" calcext:value-type="float">
            <text:p>200.27</text:p>
          </table:table-cell>
          <table:table-cell/>
          <table:table-cell office:value-type="string" calcext:value-type="string">
            <text:p>INPUT ID: 160, VALUE: DESCRIPTION INPUT ID: 113, VALUE: DATABASE INPUT ID: 195, VALUE: <text:s/>INPUT ID: 20, VALUE: HTML INPUT ID: 150, VALUE: <text:s/>INPUT ID: 135, VALUE: NAME INPUT ID: 185, VALUE: <text:s/>INPUT ID: 175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3 () String <text:s text:c="4"/>"daTAbASe") <text:s text:c="2"/>(define-fun sym150 () String <text:s text:c="4"/>"V") <text:s text:c="2"/>(define-fun sym135 () String <text:s text:c="4"/>"NaMe") <text:s text:c="2"/>(define-fun Alphabet () RegLan <text:s text:c="4"/>(let ((a!1 (re.union (re.union (re.union (str.to_re "A") (str.to_re "B")) <text:s text:c="31"/>(str.to_re "C")) <text:s text:c="21"/>(str.to_re "D")))) (let ((a!2 (re.union (re.union (re.union a!1 (str.to_re "E")) (str.to_re "F")) <text:s text:c="21"/>(str.to_re "G")))) (let ((a!3 (re.union (re.union (re.union a!2 (str.to_re "H")) (str.to_re "I")) <text:s text:c="21"/>(str.to_re "J")))) (let ((a!4 (re.union (re.union (re.union a!3 (str.to_re "K")) (str.to_re "L")) <text:s text:c="21"/>(str.to_re "M")))) (let ((a!5 (re.union (re.union (re.union a!4 (str.to_re "N")) (str.to_re "O")) <text:s text:c="21"/>(str.to_re "P")))) (let ((a!6 (re.union (re.union (re.union a!5 (str.to_re "Q")) (str.to_re "R")) <text:s text:c="21"/>(str.to_re "S")))) (let ((a!7 (re.union (re.union (re.union a!6 (str.to_re "T")) (str.to_re "U")) <text:s text:c="21"/>(str.to_re "V")))) (let ((a!8 (re.union (re.union (re.union a!7 (str.to_re "W")) (str.to_re "X")) <text:s text:c="21"/>(str.to_re "Y")))) (let ((a!9 (re.union (re.union (re.union a!8 (str.to_re "Z")) (str.to_re "a")) <text:s text:c="21"/>(str.to_re "b")))) (let ((a!10 (re.union (re.union (re.union a!9 (str.to_re "c")) (str.to_re "d")) <text:s text:c="22"/>(str.to_re "e")))) (let ((a!11 (re.union (re.union (re.union a!10 (str.to_re "f")) (str.to_re "g")) <text:s text:c="22"/>(str.to_re "h")))) (let ((a!12 (re.union (re.union (re.union a!11 (str.to_re "i")) (str.to_re "j")) <text:s text:c="22"/>(str.to_re "k")))) (let ((a!13 (re.union (re.union (re.union a!12 (str.to_re "l")) (str.to_re "m")) <text:s text:c="22"/>(str.to_re "n")))) (let ((a!14 (re.union (re.union (re.union a!13 (str.to_re "o")) (str.to_re "p")) <text:s text:c="22"/>(str.to_re "q")))) (let ((a!15 (re.union (re.union (re.union a!14 (str.to_re "r")) (str.to_re "s")) <text:s text:c="22"/>(str.to_re "t")))) (let ((a!16 (re.union (re.union (re.union a!15 (str.to_re "u")) (str.to_re "v")) <text:s text:c="22"/>(str.to_re "w")))) (let ((a!17 (re.union (re.union (re.union a!16 (str.to_re "x")) (str.to_re "y")) <text:s text:c="22"/>(str.to_re "z")))) <text:s text:c="2"/>(re.* a!17))))))))))))))))))) <text:s text:c="2"/>(define-fun sym175 () String <text:s text:c="4"/>"") <text:s text:c="2"/>(define-fun sym195 () String <text:s text:c="4"/>"eA") <text:s text:c="2"/>(define-fun sym160 () String <text:s text:c="4"/>"DeSCrIPTIon") <text:s text:c="2"/>(define-fun sym185 () String <text:s text:c="4"/>"X") <text:s text:c="2"/>(define-fun sym20 () String <text:s text:c="4"/>"htMl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description") <text:s text:c="2"/>(define-fun L1 () String "description") <text:s text:c="2"/>(define-fun L4 () String "database") <text:s text:c="2"/>(define-fun L11 () String "table") <text:s text:c="2"/>(define-fun L6 () String "name") <text:s text:c="2"/>(define-fun L10 () String "") <text:s text:c="2"/>(define-fun L5 () String "database") <text:s text:c="2"/>(define-fun L8 () String "") <text:s text:c="2"/>(define-fun L7 () String "name") <text:s text:c="2"/>(define-fun L14 () String "") <text:s text:c="2"/>(define-fun L12 () String "html") <text:s text:c="2"/>(define-fun sym185 () String "") <text:s text:c="2"/>(define-fun sym195 () String "") <text:s text:c="2"/>(define-fun sym150 () String "") <text:s text:c="2"/>(define-fun sym160 () String "DESCRIPTION") <text:s text:c="2"/>(define-fun sym20 () String "HTML") <text:s text:c="2"/>(define-fun sym135 () String "NAME") <text:s text:c="2"/>(define-fun sym113 () String "DATABASE") <text:s text:c="2"/>(define-fun sym17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5.smt2</text:p>
          </table:table-cell>
          <table:table-cell table:style-name="ce18" office:value-type="float" office:value="1.721" calcext:value-type="float">
            <text:p>1.721</text:p>
          </table:table-cell>
          <table:table-cell table:style-name="ce18" office:value-type="float" office:value="1.882" calcext:value-type="float">
            <text:p>1.882</text:p>
          </table:table-cell>
          <table:table-cell table:style-name="ce18" office:value-type="float" office:value="1.93" calcext:value-type="float">
            <text:p>1.93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18" office:value-type="float" office:value="2.532" calcext:value-type="float">
            <text:p>2.532</text:p>
          </table:table-cell>
          <table:table-cell table:style-name="ce18" office:value-type="float" office:value="2.472" calcext:value-type="float">
            <text:p>2.472</text:p>
          </table:table-cell>
          <table:table-cell table:style-name="ce30" office:value-type="float" office:value="1200.105" calcext:value-type="float">
            <text:p>1200.105</text:p>
          </table:table-cell>
          <table:table-cell table:style-name="ce18" office:value-type="float" office:value="1200.103" calcext:value-type="float">
            <text:p>1200.103</text:p>
          </table:table-cell>
          <table:table-cell office:value-type="float" office:value="1200.077" calcext:value-type="float">
            <text:p>1200.077</text:p>
          </table:table-cell>
          <table:table-cell table:style-name="ce37" table:formula="of:=SUM([.C37:.E37])/3" office:value-type="float" office:value="1.84433333333333" calcext:value-type="float">
            <text:p>1.84</text:p>
          </table:table-cell>
          <table:table-cell table:style-name="ce37" table:formula="of:=SUM([.F37:.H37])/3" office:value-type="float" office:value="2.517" calcext:value-type="float">
            <text:p>2.52</text:p>
          </table:table-cell>
          <table:table-cell table:style-name="ce37" table:formula="of:=SUM([.I37:.K37])/3" office:value-type="float" office:value="1200.095" calcext:value-type="float">
            <text:p>1,200.10</text:p>
          </table:table-cell>
          <table:table-cell/>
          <table:table-cell office:value-type="string" calcext:value-type="string">
            <text:p>INPUT ID: 384, VALUE: <text:s/>INPUT ID: 518, VALUE: NAME INPUT ID: 646, VALUE: <text:s/>INPUT ID: 135, VALUE: <text:s/>INPUT ID: 264, VALUE: <text:s/>INPUT ID: 394, VALUE: <text:s/>INPUT ID: 656, VALUE: <text:s/>INPUT ID: 145, VALUE: DESCRIPTION INPUT ID: 274, VALUE: <text:s/>INPUT ID: 404, VALUE: <text:s/>INPUT ID: 532, VALUE: <text:s/>INPUT ID: 20, VALUE: HTML INPUT ID: 666, VALUE: <text:s/>INPUT ID: 284, VALUE: FIELD INPUT ID: 414, VALUE: OPTION INPUT ID: 542, VALUE: DESCRIPTION INPUT ID: 160, VALUE: <text:s/>INPUT ID: 676, VALUE: OPTION INPUT ID: 170, VALUE: <text:s/>INPUT ID: 298, VALUE: NAME INPUT ID: 556, VALUE: <text:s/>INPUT ID: 430, VALUE: <text:s/>INPUT ID: 690, VALUE: <text:s/>INPUT ID: 180, VALUE: <text:s/>INPUT ID: 566, VALUE: <text:s/>INPUT ID: 440, VALUE: <text:s/>INPUT ID: 313, VALUE: <text:s/>INPUT ID: 700, VALUE: <text:s/>INPUT ID: 190, VALUE: <text:s/>INPUT ID: 576, VALUE: TYPE INPUT ID: 450, VALUE: <text:s/>INPUT ID: 323, VALUE: DESCRIPTION INPUT ID: 710, VALUE: <text:s/>INPUT ID: 200, VALUE: <text:s/>INPUT ID: 460, VALUE: <text:s/>INPUT ID: 590, VALUE: <text:s/>INPUT ID: 210, VALUE: TABLE INPUT ID: 338, VALUE: <text:s/>INPUT ID: 470, VALUE: OPTION INPUT ID: 600, VALUE: <text:s/>INPUT ID: 348, VALUE: <text:s/>INPUT ID: 224, VALUE: NAME INPUT ID: 610, VALUE: <text:s/>INPUT ID: 484, VALUE: <text:s/>INPUT ID: 358, VALUE: TYPE INPUT ID: 620, VALUE: LENGTH INPUT ID: 494, VALUE: <text:s/>INPUT ID: 239, VALUE: <text:s/>INPUT ID: 113, VALUE: DATABASE INPUT ID: 374, VALUE: <text:s/>INPUT ID: 504, VALUE: FIELD INPUT ID: 249, VALUE: DESCRIPTION INPUT ID: 636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field") <text:s text:c="2"/>(define-fun L72 () String "") <text:s text:c="2"/>(define-fun L60 () String "option") <text:s text:c="2"/>(define-fun L92 () String "") <text:s text:c="2"/>(define-fun L44 () String "") <text:s text:c="2"/>(define-fun L6 () String "") <text:s text:c="2"/>(define-fun L76 () String "") <text:s text:c="2"/>(define-fun L32 () String "name") <text:s text:c="2"/>(define-fun L64 () String "") <text:s text:c="2"/>(define-fun L20 () String "type") <text:s text:c="2"/>(define-fun L96 () String "name") <text:s text:c="2"/>(define-fun L52 () String "") <text:s text:c="2"/>(define-fun L48 () String "option") <text:s text:c="2"/>(define-fun L36 () String "") <text:s text:c="2"/>(define-fun L68 () String "description") <text:s text:c="2"/>(define-fun L24 () String "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81 () String "description") <text:s text:c="2"/>(define-fun L21 () String "type") <text:s text:c="2"/>(define-fun L5 () String "database") <text:s text:c="2"/>(define-fun L85 () String "") <text:s text:c="2"/>(define-fun L104 () String "") <text:s text:c="2"/>(define-fun L90 () String "") <text:s text:c="2"/>(define-fun L0 () String "") <text:s text:c="2"/>(define-fun L62 () String "") <text:s text:c="2"/>(define-fun L94 () String "") <text:s text:c="2"/>(define-fun L50 () String "") <text:s text:c="2"/>(define-fun L4 () String "database") <text:s text:c="2"/>(define-fun L70 () String "") <text:s text:c="2"/>(define-fun L66 () String "") <text:s text:c="2"/>(define-fun L22 () String "description") <text:s text:c="2"/>(define-fun L98 () String "") <text:s text:c="2"/>(define-fun L54 () String "") <text:s text:c="2"/>(define-fun L10 () String "") <text:s text:c="2"/>(define-fun L42 () String "") <text:s text:c="2"/>(define-fun L8 () String "length") <text:s text:c="2"/>(define-fun L74 () String "description") <text:s text:c="2"/>(define-fun L30 () String "") <text:s text:c="2"/>(define-fun L26 () String "") <text:s text:c="2"/>(define-fun L58 () String "type") <text:s text:c="2"/>(define-fun L14 () String "") <text:s text:c="2"/>(define-fun L46 () String "") <text:s text:c="2"/>(define-fun L78 () String "html") <text:s text:c="2"/>(define-fun L34 () String "option") <text:s text:c="2"/>(define-fun L18 () String "field") <text:s text:c="2"/>(define-fun L38 () String "") <text:s text:c="2"/>(define-fun L102 () String "") <text:s text:c="2"/>(define-fun L83 () String "") <text:s text:c="2"/>(define-fun L3 () String "field") <text:s text:c="2"/>(define-fun L11 () String "name") <text:s text:c="2"/>(define-fun L87 () String "") <text:s text:c="2"/>(define-fun L7 () String "length") <text:s text:c="2"/>(define-fun L79 () String "table") <text:s text:c="2"/>(define-fun L35 () String "option") <text:s text:c="2"/>(define-fun L27 () String "table") <text:s text:c="2"/>(define-fun sym394 () String "") <text:s text:c="2"/>(define-fun sym470 () String "OPTION") <text:s text:c="2"/>(define-fun sym590 () String "") <text:s text:c="2"/>(define-fun sym19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460 () String "") <text:s text:c="2"/>(define-fun sym180 () String "") <text:s text:c="2"/>(define-fun sym666 () String "") <text:s text:c="2"/>(define-fun sym224 () String "NAME") <text:s text:c="2"/>(define-fun sym620 () String "LENGTH") <text:s text:c="2"/>(define-fun sym542 () String "DESCRIPTION") <text:s text:c="2"/>(define-fun sym145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170 () String "") <text:s text:c="2"/>(define-fun sym610 () String "") <text:s text:c="2"/>(define-fun sym532 () String "") <text:s text:c="2"/>(define-fun sym576 () String "TYPE") <text:s text:c="2"/>(define-fun sym135 () String "") <text:s text:c="2"/>(define-fun sym210 () String "TABLE") <text:s text:c="2"/>(define-fun sym298 () String "NAME") <text:s text:c="2"/>(define-fun sym374 () String "") <text:s text:c="2"/>(define-fun sym450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") <text:s text:c="2"/>(define-fun sym600 () String "") <text:s text:c="2"/>(define-fun sym566 () String "") <text:s text:c="2"/>(define-fun sym323 () String "DESCRIPTION") <text:s text:c="2"/>(define-fun sym200 () String "") <text:s text:c="2"/>(define-fun sym440 () String "") <text:s text:c="2"/>(define-fun sym484 () String "") <text:s text:c="2"/>(define-fun sym646 () String "") <text:s text:c="2"/>(define-fun sym404 () String "") <text:s text:c="2"/>(define-fun sym249 () String "DESCRIPTIO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6.smt2</text:p>
          </table:table-cell>
          <table:table-cell table:style-name="ce18" office:value-type="float" office:value="1.89" calcext:value-type="float">
            <text:p>1.89</text:p>
          </table:table-cell>
          <table:table-cell table:style-name="ce18" office:value-type="float" office:value="1.861" calcext:value-type="float">
            <text:p>1.861</text:p>
          </table:table-cell>
          <table:table-cell table:style-name="ce18" office:value-type="float" office:value="1.9" calcext:value-type="float">
            <text:p>1.9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18" office:value-type="float" office:value="2.573" calcext:value-type="float">
            <text:p>2.573</text:p>
          </table:table-cell>
          <table:table-cell table:style-name="ce18" office:value-type="float" office:value="2.537" calcext:value-type="float">
            <text:p>2.537</text:p>
          </table:table-cell>
          <table:table-cell table:style-name="ce30" office:value-type="float" office:value="1200.098" calcext:value-type="float">
            <text:p>1200.098</text:p>
          </table:table-cell>
          <table:table-cell table:style-name="ce18" office:value-type="float" office:value="1200.084" calcext:value-type="float">
            <text:p>1200.084</text:p>
          </table:table-cell>
          <table:table-cell office:value-type="float" office:value="1200.081" calcext:value-type="float">
            <text:p>1200.081</text:p>
          </table:table-cell>
          <table:table-cell table:style-name="ce37" table:formula="of:=SUM([.C38:.E38])/3" office:value-type="float" office:value="1.88366666666667" calcext:value-type="float">
            <text:p>1.88</text:p>
          </table:table-cell>
          <table:table-cell table:style-name="ce37" table:formula="of:=SUM([.F38:.H38])/3" office:value-type="float" office:value="2.54933333333333" calcext:value-type="float">
            <text:p>2.55</text:p>
          </table:table-cell>
          <table:table-cell table:style-name="ce37" table:formula="of:=SUM([.I38:.K38])/3" office:value-type="float" office:value="1200.08766666667" calcext:value-type="float">
            <text:p>1,200.09</text:p>
          </table:table-cell>
          <table:table-cell/>
          <table:table-cell office:value-type="string" calcext:value-type="string">
            <text:p>INPUT ID: 513, VALUE: <text:s/>INPUT ID: 387, VALUE: TYPE INPUT ID: 135, VALUE: NAME INPUT ID: 649, VALUE: LENGTH INPUT ID: 523, VALUE: <text:s/>INPUT ID: 268, VALUE: <text:s/>INPUT ID: 403, VALUE: <text:s/>INPUT ID: 20, VALUE: HTML INPUT ID: 533, VALUE: FIELD INPUT ID: 150, VALUE: <text:s/>INPUT ID: 278, VALUE: DESCRIPTION INPUT ID: 665, VALUE: <text:s/>INPUT ID: 413, VALUE: <text:s/>INPUT ID: 160, VALUE: DESCRIPTION INPUT ID: 547, VALUE: NAME INPUT ID: 675, VALUE: <text:s/>INPUT ID: 293, VALUE: <text:s/>INPUT ID: 423, VALUE: <text:s/>INPUT ID: 685, VALUE: <text:s/>INPUT ID: 175, VALUE: <text:s/>INPUT ID: 303, VALUE: <text:s/>INPUT ID: 433, VALUE: <text:s/>INPUT ID: 561, VALUE: <text:s/>INPUT ID: 695, VALUE: <text:s/>INPUT ID: 185, VALUE: <text:s/>INPUT ID: 313, VALUE: FIELD INPUT ID: 443, VALUE: OPTION INPUT ID: 571, VALUE: DESCRIPTION INPUT ID: 705, VALUE: OPTION INPUT ID: 195, VALUE: <text:s/>INPUT ID: 327, VALUE: NAME INPUT ID: 585, VALUE: <text:s/>INPUT ID: 459, VALUE: <text:s/>INPUT ID: 205, VALUE: <text:s/>INPUT ID: 719, VALUE: <text:s/>INPUT ID: 595, VALUE: <text:s/>INPUT ID: 469, VALUE: <text:s/>INPUT ID: 342, VALUE: <text:s/>INPUT ID: 215, VALUE: <text:s/>INPUT ID: 729, VALUE: <text:s/>INPUT ID: 605, VALUE: TYPE INPUT ID: 479, VALUE: <text:s/>INPUT ID: 352, VALUE: DESCRIPTION INPUT ID: 225, VALUE: TABLE INPUT ID: 739, VALUE: <text:s/>INPUT ID: 489, VALUE: <text:s/>INPUT ID: 619, VALUE: <text:s/>INPUT ID: 239, VALUE: NAME INPUT ID: 367, VALUE: <text:s/>INPUT ID: 113, VALUE: DATABASE INPUT ID: 499, VALUE: OPTION INPUT ID: 629, VALUE: <text:s/>INPUT ID: 377, VALUE: <text:s/>INPUT ID: 254, VALUE: NAME 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8.smt2</text:p>
          </table:table-cell>
          <table:table-cell table:style-name="ce18" office:value-type="float" office:value="1.916" calcext:value-type="float">
            <text:p>1.916</text:p>
          </table:table-cell>
          <table:table-cell table:style-name="ce18" office:value-type="float" office:value="1.772" calcext:value-type="float">
            <text:p>1.772</text:p>
          </table:table-cell>
          <table:table-cell table:style-name="ce18" office:value-type="float" office:value="1.928" calcext:value-type="float">
            <text:p>1.928</text:p>
          </table:table-cell>
          <table:table-cell table:style-name="ce30" office:value-type="float" office:value="2.59" calcext:value-type="float">
            <text:p>2.59</text:p>
          </table:table-cell>
          <table:table-cell table:style-name="ce18" office:value-type="float" office:value="2.576" calcext:value-type="float">
            <text:p>2.576</text:p>
          </table:table-cell>
          <table:table-cell table:style-name="ce18" office:value-type="float" office:value="2.624" calcext:value-type="float">
            <text:p>2.624</text:p>
          </table:table-cell>
          <table:table-cell table:style-name="ce30" office:value-type="float" office:value="1200.074" calcext:value-type="float">
            <text:p>1200.074</text:p>
          </table:table-cell>
          <table:table-cell table:style-name="ce18" office:value-type="float" office:value="1200.086" calcext:value-type="float">
            <text:p>1200.086</text:p>
          </table:table-cell>
          <table:table-cell office:value-type="float" office:value="1200.069" calcext:value-type="float">
            <text:p>1200.069</text:p>
          </table:table-cell>
          <table:table-cell table:style-name="ce37" table:formula="of:=SUM([.C39:.E39])/3" office:value-type="float" office:value="1.872" calcext:value-type="float">
            <text:p>1.87</text:p>
          </table:table-cell>
          <table:table-cell table:style-name="ce37" table:formula="of:=SUM([.F39:.H39])/3" office:value-type="float" office:value="2.59666666666667" calcext:value-type="float">
            <text:p>2.60</text:p>
          </table:table-cell>
          <table:table-cell table:style-name="ce37" table:formula="of:=SUM([.I39:.K39])/3" office:value-type="float" office:value="1200.07633333333" calcext:value-type="float">
            <text:p>1,200.08</text:p>
          </table:table-cell>
          <table:table-cell/>
          <table:table-cell office:value-type="string" calcext:value-type="string">
            <text:p>INPUT ID: 515, VALUE: OPTION INPUT ID: 645, VALUE: <text:s/>INPUT ID: 135, VALUE: NAME INPUT ID: 393, VALUE: <text:s/>INPUT ID: 269, VALUE: NAME INPUT ID: 655, VALUE: <text:s/>INPUT ID: 529, VALUE: <text:s/>INPUT ID: 403, VALUE: TYPE INPUT ID: 20, VALUE: HTML INPUT ID: 150, VALUE: <text:s/>INPUT ID: 665, VALUE: LENGTH INPUT ID: 539, VALUE: <text:s/>INPUT ID: 284, VALUE: <text:s/>INPUT ID: 160, VALUE: DESCRIPTION INPUT ID: 419, VALUE: <text:s/>INPUT ID: 549, VALUE: FIELD INPUT ID: 294, VALUE: DESCRIPTION INPUT ID: 681, VALUE: <text:s/>INPUT ID: 429, VALUE: <text:s/>INPUT ID: 175, VALUE: <text:s/>INPUT ID: 563, VALUE: NAME INPUT ID: 691, VALUE: <text:s/>INPUT ID: 309, VALUE: <text:s/>INPUT ID: 439, VALUE: <text:s/>INPUT ID: 185, VALUE: <text:s/>INPUT ID: 701, VALUE: <text:s/>INPUT ID: 319, VALUE: <text:s/>INPUT ID: 449, VALUE: <text:s/>INPUT ID: 577, VALUE: <text:s/>INPUT ID: 195, VALUE: <text:s/>INPUT ID: 711, VALUE: <text:s/>INPUT ID: 329, VALUE: FIELD INPUT ID: 459, VALUE: OPTION INPUT ID: 587, VALUE: DESCRIPTION INPUT ID: 205, VALUE: <text:s/>INPUT ID: 721, VALUE: OPTION INPUT ID: 215, VALUE: <text:s/>INPUT ID: 343, VALUE: NAME INPUT ID: 601, VALUE: <text:s/>INPUT ID: 475, VALUE: <text:s/>INPUT ID: 735, VALUE: <text:s/>INPUT ID: 225, VALUE: <text:s/>INPUT ID: 611, VALUE: <text:s/>INPUT ID: 485, VALUE: <text:s/>INPUT ID: 358, VALUE: <text:s/>INPUT ID: 745, VALUE: <text:s/>INPUT ID: 235, VALUE: <text:s/>INPUT ID: 621, VALUE: TYPE INPUT ID: 495, VALUE: <text:s/>INPUT ID: 368, VALUE: DESCRIPTION INPUT ID: 113, VALUE: DATABASE INPUT ID: 755, VALUE: <text:s/>INPUT ID: 245, VALUE: <text:s/>INPUT ID: 505, VALUE: <text:s/>INPUT ID: 635, VALUE: <text:s/>INPUT ID: 255, VALUE: TABLE INPUT ID: 38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") <text:s text:c="2"/>(define-fun L2 () String "") <text:s text:c="2"/>(define-fun L72 () String "option") <text:s text:c="2"/>(define-fun L60 () String "") <text:s text:c="2"/>(define-fun L92 () String "") <text:s text:c="2"/>(define-fun L88 () String "database") <text:s text:c="2"/>(define-fun L6 () String "") <text:s text:c="2"/>(define-fun L76 () String "") <text:s text:c="2"/>(define-fun L32 () String "type") <text:s text:c="2"/>(define-fun L64 () String "") <text:s text:c="2"/>(define-fun L20 () String "name") <text:s text:c="2"/>(define-fun L96 () String "name") <text:s text:c="2"/>(define-fun L68 () String "") <text:s text:c="2"/>(define-fun L24 () String "") <text:s text:c="2"/>(define-fun L12 () String "description") <text:s text:c="2"/>(define-fun L28 () String "") <text:s text:c="2"/>(define-fun L16 () String "") <text:s text:c="2"/>(define-fun L112 () String "") <text:s text:c="2"/>(define-fun L100 () String "") <text:s text:c="2"/>(define-fun L1 () String "name") <text:s text:c="2"/>(define-fun L33 () String "") <text:s text:c="2"/>(define-fun L108 () String "") <text:s text:c="2"/>(define-fun L53 () String "option") <text:s text:c="2"/>(define-fun L41 () String "") <text:s text:c="2"/>(define-fun L37 () String "field") <text:s text:c="2"/>(define-fun L104 () String "") <text:s text:c="2"/>(define-fun L9 () String "length") <text:s text:c="2"/>(define-fun L57 () String "") <text:s text:c="2"/>(define-fun L89 () String "database") <text:s text:c="2"/>(define-fun L45 () String "") <text:s text:c="2"/>(define-fun L49 () String "") <text:s text:c="2"/>(define-fun L90 () String "") <text:s text:c="2"/>(define-fun L0 () String "") <text:s text:c="2"/>(define-fun L62 () String "") <text:s text:c="2"/>(define-fun L94 () String "table") <text:s text:c="2"/>(define-fun L82 () String "description") <text:s text:c="2"/>(define-fun L4 () String "") <text:s text:c="2"/>(define-fun L70 () String "") <text:s text:c="2"/>(define-fun L66 () String "") <text:s text:c="2"/>(define-fun L22 () String "name") <text:s text:c="2"/>(define-fun L98 () String "length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30 () String "html") <text:s text:c="2"/>(define-fun L26 () String "field") <text:s text:c="2"/>(define-fun L14 () String "description") <text:s text:c="2"/>(define-fun L78 () String "") <text:s text:c="2"/>(define-fun L18 () String "") <text:s text:c="2"/>(define-fun L102 () String "") <text:s text:c="2"/>(define-fun L51 () String "name") <text:s text:c="2"/>(define-fun L110 () String "") <text:s text:c="2"/>(define-fun L3 () String "description") <text:s text:c="2"/>(define-fun L55 () String "") <text:s text:c="2"/>(define-fun L43 () String "") <text:s text:c="2"/>(define-fun L31 () String "type") <text:s text:c="2"/>(define-fun L47 () String "description") <text:s text:c="2"/>(define-fun L35 () String "") <text:s text:c="2"/>(define-fun L106 () String "") <text:s text:c="2"/>(define-fun L67 () String "table") <text:s text:c="2"/>(define-fun L39 () String "") <text:s text:c="2"/>(define-fun L27 () String "field") <text:s text:c="2"/>(define-fun sym195 () String "") <text:s text:c="2"/>(define-fun sym393 () String "") <text:s text:c="2"/>(define-fun sym150 () String "") <text:s text:c="2"/>(define-fun sym358 () String "") <text:s text:c="2"/>(define-fun sym235 () String "") <text:s text:c="2"/>(define-fun sym113 () String "DATABASE") <text:s text:c="2"/>(define-fun sym475 () String "") <text:s text:c="2"/>(define-fun sym319 () String "") <text:s text:c="2"/>(define-fun sym439 () String "") <text:s text:c="2"/>(define-fun sym515 () String "OPTION") <text:s text:c="2"/>(define-fun sym635 () String "") <text:s text:c="2"/>(define-fun sym755 () String "") <text:s text:c="2"/>(define-fun sym711 () String "") <text:s text:c="2"/>(define-fun sym383 () String "") <text:s text:c="2"/>(define-fun sym185 () String "") <text:s text:c="2"/>(define-fun sym665 () String "LENGTH") <text:s text:c="2"/>(define-fun sym621 () String "TYPE") <text:s text:c="2"/>(define-fun sym225 () String "") <text:s text:c="2"/>(define-fun sym269 () String "NAME") <text:s text:c="2"/>(define-fun sym587 () String "DESCRIPTION") <text:s text:c="2"/>(define-fun sym343 () String "NAME") <text:s text:c="2"/>(define-fun sym309 () String "") <text:s text:c="2"/>(define-fun sym429 () String "") <text:s text:c="2"/>(define-fun sym505 () String "") <text:s text:c="2"/>(define-fun sym549 () String "FIELD") <text:s text:c="2"/>(define-fun sym701 () String "") <text:s text:c="2"/>(define-fun sym745 () String "") <text:s text:c="2"/>(define-fun sym20 () String "HTML") <text:s text:c="2"/>(define-fun sym691 () String "") <text:s text:c="2"/>(define-fun sym294 () String "DESCRIPTION") <text:s text:c="2"/>(define-fun sym611 () String "") <text:s text:c="2"/>(define-fun sym215 () String "") <text:s text:c="2"/>(define-fun sym655 () String "") <text:s text:c="2"/>(define-fun sym577 () String "") <text:s text:c="2"/>(define-fun sym135 () String "NAME") <text:s text:c="2"/>(define-fun sym255 () String "TABLE") <text:s text:c="2"/>(define-fun sym495 () String "") <text:s text:c="2"/>(define-fun sym175 () String "") <text:s text:c="2"/>(define-fun sym419 () String "") <text:s text:c="2"/>(define-fun sym539 () String "") <text:s text:c="2"/>(define-fun sym735 () String "") <text:s text:c="2"/>(define-fun sym459 () String "OPTION") <text:s text:c="2"/>(define-fun sym284 () String "") <text:s text:c="2"/>(define-fun sym160 () String "DESCRIPTION") <text:s text:c="2"/>(define-fun sym721 () String "OPTION") <text:s text:c="2"/>(define-fun sym368 () String "DESCRIPTION") <text:s text:c="2"/>(define-fun sym245 () String "") <text:s text:c="2"/>(define-fun sym563 () String "NAME") <text:s text:c="2"/>(define-fun sym485 () String "") <text:s text:c="2"/>(define-fun sym681 () String "") <text:s text:c="2"/>(define-fun sym529 () String "") <text:s text:c="2"/>(define-fun sym329 () String "FIELD") <text:s text:c="2"/>(define-fun sym449 () String "") <text:s text:c="2"/>(define-fun sym645 () String "") <text:s text:c="2"/>(define-fun sym205 () String "") <text:s text:c="2"/>(define-fun sym403 () String "TYPE") <text:s text:c="2"/>(define-fun sym601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19.smt2</text:p>
          </table:table-cell>
          <table:table-cell table:style-name="ce18" office:value-type="float" office:value="1.899" calcext:value-type="float">
            <text:p>1.899</text:p>
          </table:table-cell>
          <table:table-cell table:style-name="ce18" office:value-type="float" office:value="1.889" calcext:value-type="float">
            <text:p>1.889</text:p>
          </table:table-cell>
          <table:table-cell table:style-name="ce18" office:value-type="float" office:value="1.863" calcext:value-type="float">
            <text:p>1.863</text:p>
          </table:table-cell>
          <table:table-cell table:style-name="ce30" office:value-type="float" office:value="2.61" calcext:value-type="float">
            <text:p>2.61</text:p>
          </table:table-cell>
          <table:table-cell table:style-name="ce18" office:value-type="float" office:value="2.554" calcext:value-type="float">
            <text:p>2.554</text:p>
          </table:table-cell>
          <table:table-cell table:style-name="ce18" office:value-type="float" office:value="2.59" calcext:value-type="float">
            <text:p>2.59</text:p>
          </table:table-cell>
          <table:table-cell table:style-name="ce30" office:value-type="float" office:value="1200.084" calcext:value-type="float">
            <text:p>1200.084</text:p>
          </table:table-cell>
          <table:table-cell table:style-name="ce18" office:value-type="float" office:value="1200.111" calcext:value-type="float">
            <text:p>1200.111</text:p>
          </table:table-cell>
          <table:table-cell office:value-type="float" office:value="1200.102" calcext:value-type="float">
            <text:p>1200.102</text:p>
          </table:table-cell>
          <table:table-cell table:style-name="ce37" table:formula="of:=SUM([.C40:.E40])/3" office:value-type="float" office:value="1.88366666666667" calcext:value-type="float">
            <text:p>1.88</text:p>
          </table:table-cell>
          <table:table-cell table:style-name="ce37" table:formula="of:=SUM([.F40:.H40])/3" office:value-type="float" office:value="2.58466666666667" calcext:value-type="float">
            <text:p>2.58</text:p>
          </table:table-cell>
          <table:table-cell table:style-name="ce37" table:formula="of:=SUM([.I40:.K40])/3" office:value-type="float" office:value="1200.099" calcext:value-type="float">
            <text:p>1,200.10</text:p>
          </table:table-cell>
          <table:table-cell/>
          <table:table-cell office:value-type="string" calcext:value-type="string">
            <text:p>INPUT ID: 384, VALUE: <text:s/>INPUT ID: 518, VALUE: NAME INPUT ID: 646, VALUE: <text:s/>INPUT ID: 135, VALUE: NAME INPUT ID: 264, VALUE: <text:s/>INPUT ID: 394, VALUE: <text:s/>INPUT ID: 656, VALUE: <text:s/>INPUT ID: 274, VALUE: <text:s/>INPUT ID: 404, VALUE: <text:s/>INPUT ID: 532, VALUE: <text:s/>INPUT ID: 20, VALUE: HTML INPUT ID: 150, VALUE: <text:s/>INPUT ID: 666, VALUE: <text:s/>INPUT ID: 284, VALUE: FIELD INPUT ID: 414, VALUE: OPTION INPUT ID: 542, VALUE: DESCRIPTION INPUT ID: 160, VALUE: DESCRIPTION INPUT ID: 676, VALUE: OPTION INPUT ID: 298, VALUE: NAME INPUT ID: 556, VALUE: <text:s/>INPUT ID: 430, VALUE: <text:s/>INPUT ID: 175, VALUE: <text:s/>INPUT ID: 690, VALUE: <text:s/>INPUT ID: 566, VALUE: <text:s/>INPUT ID: 440, VALUE: <text:s/>INPUT ID: 185, VALUE: <text:s/>INPUT ID: 313, VALUE: <text:s/>INPUT ID: 700, VALUE: <text:s/>INPUT ID: 576, VALUE: TYPE INPUT ID: 450, VALUE: <text:s/>INPUT ID: 195, VALUE: <text:s/>INPUT ID: 323, VALUE: DESCRIPTION INPUT ID: 710, VALUE: <text:s/>INPUT ID: 460, VALUE: <text:s/>INPUT ID: 205, VALUE: <text:s/>INPUT ID: 590, VALUE: <text:s/>INPUT ID: 338, VALUE: <text:s/>INPUT ID: 470, VALUE: OPTION INPUT ID: 215, VALUE: <text:s/>INPUT ID: 600, VALUE: <text:s/>INPUT ID: 348, VALUE: <text:s/>INPUT ID: 225, VALUE: TABLE INPUT ID: 610, VALUE: <text:s/>INPUT ID: 484, VALUE: <text:s/>INPUT ID: 358, VALUE: TYPE INPUT ID: 620, VALUE: LENGTH INPUT ID: 494, VALUE: <text:s/>INPUT ID: 239, VALUE: <text:s/>INPUT ID: 113, VALUE: DATABASE INPUT ID: 374, VALUE: <text:s/>INPUT ID: 504, VALUE: FIELD INPUT ID: 249, VALUE: DESCRIPTION INPUT ID: 636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description") <text:s text:c="2"/>(define-fun L40 () String "") <text:s text:c="2"/>(define-fun L2 () String "field") <text:s text:c="2"/>(define-fun L72 () String "") <text:s text:c="2"/>(define-fun L60 () String "") <text:s text:c="2"/>(define-fun L92 () String "") <text:s text:c="2"/>(define-fun L88 () String "") <text:s text:c="2"/>(define-fun L44 () String "") <text:s text:c="2"/>(define-fun L6 () String "") <text:s text:c="2"/>(define-fun L76 () String "") <text:s text:c="2"/>(define-fun L32 () String "") <text:s text:c="2"/>(define-fun L64 () String "") <text:s text:c="2"/>(define-fun L20 () String "field") <text:s text:c="2"/>(define-fun L96 () String "name") <text:s text:c="2"/>(define-fun L52 () String "") <text:s text:c="2"/>(define-fun L48 () String "") <text:s text:c="2"/>(define-fun L36 () String "description") <text:s text:c="2"/>(define-fun L68 () String "") <text:s text:c="2"/>(define-fun L24 () String "type") <text:s text:c="2"/>(define-fun L56 () String "") <text:s text:c="2"/>(define-fun L12 () String "") <text:s text:c="2"/>(define-fun L28 () String "") <text:s text:c="2"/>(define-fun L16 () String "") <text:s text:c="2"/>(define-fun L100 () String "") <text:s text:c="2"/>(define-fun L1 () String "description") <text:s text:c="2"/>(define-fun L5 () String "database") <text:s text:c="2"/>(define-fun L85 () String "") <text:s text:c="2"/>(define-fun L104 () String "") <text:s text:c="2"/>(define-fun L25 () String "type") <text:s text:c="2"/>(define-fun L9 () String "table") <text:s text:c="2"/>(define-fun L13 () String "name") <text:s text:c="2"/>(define-fun L90 () String "") <text:s text:c="2"/>(define-fun L0 () String "") <text:s text:c="2"/>(define-fun L62 () String "type") <text:s text:c="2"/>(define-fun L94 () String "") <text:s text:c="2"/>(define-fun L50 () String "") <text:s text:c="2"/>(define-fun L82 () String "html") <text:s text:c="2"/>(define-fun L4 () String "database") <text:s text:c="2"/>(define-fun L70 () String "") <text:s text:c="2"/>(define-fun L66 () String "option") <text:s text:c="2"/>(define-fun L22 () String "") <text:s text:c="2"/>(define-fun L98 () String "") <text:s text:c="2"/>(define-fun L54 () String "name") <text:s text:c="2"/>(define-fun L10 () String "length") <text:s text:c="2"/>(define-fun L42 () String "") <text:s text:c="2"/>(define-fun L8 () String "table") <text:s text:c="2"/>(define-fun L74 () String "description") <text:s text:c="2"/>(define-fun L30 () String "") <text:s text:c="2"/>(define-fun L26 () String "description") <text:s text:c="2"/>(define-fun L58 () String "") <text:s text:c="2"/>(define-fun L14 () String "") <text:s text:c="2"/>(define-fun L46 () String "option") <text:s text:c="2"/>(define-fun L78 () String "") <text:s text:c="2"/>(define-fun L34 () String "option") <text:s text:c="2"/>(define-fun L18 () String "") <text:s text:c="2"/>(define-fun L38 () String "name") <text:s text:c="2"/>(define-fun L102 () String "") <text:s text:c="2"/>(define-fun L83 () String "") <text:s text:c="2"/>(define-fun L3 () String "field") <text:s text:c="2"/>(define-fun L7 () String "length") <text:s text:c="2"/>(define-fun L35 () String "option") <text:s text:c="2"/>(define-fun sym394 () String "") <text:s text:c="2"/>(define-fun sym470 () String "OPTION") <text:s text:c="2"/>(define-fun sym195 () String "") <text:s text:c="2"/>(define-fun sym590 () String "") <text:s text:c="2"/>(define-fun sym150 () String "") <text:s text:c="2"/>(define-fun sym710 () String "") <text:s text:c="2"/>(define-fun sym556 () String "") <text:s text:c="2"/>(define-fun sym358 () String "TYPE") <text:s text:c="2"/>(define-fun sym676 () String "OPTION") <text:s text:c="2"/>(define-fun sym313 () String "") <text:s text:c="2"/>(define-fun sym113 () String "DATABASE") <text:s text:c="2"/>(define-fun sym430 () String "") <text:s text:c="2"/>(define-fun sym274 () String "") <text:s text:c="2"/>(define-fun sym518 () String "NAME") <text:s text:c="2"/>(define-fun sym636 () String "") <text:s text:c="2"/>(define-fun sym239 () String "") <text:s text:c="2"/>(define-fun sym185 () String "") <text:s text:c="2"/>(define-fun sym460 () String "") <text:s text:c="2"/>(define-fun sym666 () String "") <text:s text:c="2"/>(define-fun sym225 () String "TABLE") <text:s text:c="2"/>(define-fun sym620 () String "LENGTH") <text:s text:c="2"/>(define-fun sym542 () String "DESCRIPTION") <text:s text:c="2"/>(define-fun sym264 () String "") <text:s text:c="2"/>(define-fun sym384 () String "") <text:s text:c="2"/>(define-fun sym504 () String "FIELD") <text:s text:c="2"/>(define-fun sym20 () String "HTML") <text:s text:c="2"/>(define-fun sym348 () String "") <text:s text:c="2"/>(define-fun sym700 () String "") <text:s text:c="2"/>(define-fun sym690 () String "") <text:s text:c="2"/>(define-fun sym215 () String "") <text:s text:c="2"/>(define-fun sym610 () String "") <text:s text:c="2"/>(define-fun sym532 () String "") <text:s text:c="2"/>(define-fun sym576 () String "TYPE") <text:s text:c="2"/>(define-fun sym135 () String "NAME") <text:s text:c="2"/>(define-fun sym298 () String "NAME") <text:s text:c="2"/>(define-fun sym374 () String "") <text:s text:c="2"/>(define-fun sym450 () String "") <text:s text:c="2"/>(define-fun sym175 () String "") <text:s text:c="2"/>(define-fun sym494 () String "") <text:s text:c="2"/>(define-fun sym338 () String "") <text:s text:c="2"/>(define-fun sym656 () String "") <text:s text:c="2"/>(define-fun sym414 () String "OPTION") <text:s text:c="2"/>(define-fun sym284 () String "FIELD") <text:s text:c="2"/>(define-fun sym160 () String "DESCRIPTION") <text:s text:c="2"/>(define-fun sym600 () String "") <text:s text:c="2"/>(define-fun sym566 () String "") <text:s text:c="2"/>(define-fun sym323 () String "DESCRIPTION") <text:s text:c="2"/>(define-fun sym440 () String "") <text:s text:c="2"/>(define-fun sym484 () String "") <text:s text:c="2"/>(define-fun sym646 () String "") <text:s text:c="2"/>(define-fun sym404 () String "") <text:s text:c="2"/>(define-fun sym205 () String "") <text:s text:c="2"/>(define-fun sym249 () String "DESCRIPTIO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0.smt2</text:p>
          </table:table-cell>
          <table:table-cell table:style-name="ce18" office:value-type="float" office:value="1.863" calcext:value-type="float">
            <text:p>1.863</text:p>
          </table:table-cell>
          <table:table-cell table:style-name="ce18" office:value-type="float" office:value="1.82" calcext:value-type="float">
            <text:p>1.82</text:p>
          </table:table-cell>
          <table:table-cell table:style-name="ce18" office:value-type="float" office:value="1.642" calcext:value-type="float">
            <text:p>1.642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18" office:value-type="float" office:value="2.363" calcext:value-type="float">
            <text:p>2.363</text:p>
          </table:table-cell>
          <table:table-cell table:style-name="ce18" office:value-type="float" office:value="2.356" calcext:value-type="float">
            <text:p>2.356</text:p>
          </table:table-cell>
          <table:table-cell table:style-name="ce30" office:value-type="float" office:value="1200.082" calcext:value-type="float">
            <text:p>1200.082</text:p>
          </table:table-cell>
          <table:table-cell table:style-name="ce18" office:value-type="float" office:value="1200.091" calcext:value-type="float">
            <text:p>1200.091</text:p>
          </table:table-cell>
          <table:table-cell office:value-type="float" office:value="1200.077" calcext:value-type="float">
            <text:p>1200.077</text:p>
          </table:table-cell>
          <table:table-cell table:style-name="ce37" table:formula="of:=SUM([.C41:.E41])/3" office:value-type="float" office:value="1.775" calcext:value-type="float">
            <text:p>1.78</text:p>
          </table:table-cell>
          <table:table-cell table:style-name="ce37" table:formula="of:=SUM([.F41:.H41])/3" office:value-type="float" office:value="2.419" calcext:value-type="float">
            <text:p>2.42</text:p>
          </table:table-cell>
          <table:table-cell table:style-name="ce37" table:formula="of:=SUM([.I41:.K41])/3" office:value-type="float" office:value="1200.08333333333" calcext:value-type="float">
            <text:p>1,200.08</text:p>
          </table:table-cell>
          <table:table-cell/>
          <table:table-cell office:value-type="string" calcext:value-type="string">
            <text:p>INPUT ID: 513, VALUE: <text:s/>INPUT ID: 387, VALUE: TYPE INPUT ID: 135, VALUE: NAME INPUT ID: 649, VALUE: LENGTH INPUT ID: 523, VALUE: <text:s/>INPUT ID: 268, VALUE: <text:s/>INPUT ID: 403, VALUE: <text:s/>INPUT ID: 20, VALUE: HTML INPUT ID: 533, VALUE: FIELD INPUT ID: 150, VALUE: <text:s/>INPUT ID: 278, VALUE: DESCRIPTION INPUT ID: 665, VALUE: <text:s/>INPUT ID: 413, VALUE: <text:s/>INPUT ID: 160, VALUE: DESCRIPTION INPUT ID: 547, VALUE: NAME INPUT ID: 675, VALUE: <text:s/>INPUT ID: 293, VALUE: <text:s/>INPUT ID: 423, VALUE: <text:s/>INPUT ID: 685, VALUE: <text:s/>INPUT ID: 175, VALUE: <text:s/>INPUT ID: 303, VALUE: <text:s/>INPUT ID: 433, VALUE: <text:s/>INPUT ID: 561, VALUE: <text:s/>INPUT ID: 695, VALUE: <text:s/>INPUT ID: 185, VALUE: <text:s/>INPUT ID: 313, VALUE: FIELD INPUT ID: 443, VALUE: OPTION INPUT ID: 571, VALUE: DESCRIPTION INPUT ID: 705, VALUE: OPTION INPUT ID: 195, VALUE: <text:s/>INPUT ID: 327, VALUE: NAME INPUT ID: 585, VALUE: <text:s/>INPUT ID: 459, VALUE: <text:s/>INPUT ID: 205, VALUE: <text:s/>INPUT ID: 719, VALUE: <text:s/>INPUT ID: 595, VALUE: <text:s/>INPUT ID: 469, VALUE: <text:s/>INPUT ID: 342, VALUE: <text:s/>INPUT ID: 215, VALUE: <text:s/>INPUT ID: 729, VALUE: <text:s/>INPUT ID: 605, VALUE: TYPE INPUT ID: 479, VALUE: <text:s/>INPUT ID: 352, VALUE: DESCRIPTION INPUT ID: 225, VALUE: TABLE INPUT ID: 739, VALUE: <text:s/>INPUT ID: 489, VALUE: <text:s/>INPUT ID: 619, VALUE: <text:s/>INPUT ID: 239, VALUE: NAME INPUT ID: 367, VALUE: <text:s/>INPUT ID: 113, VALUE: DATABASE INPUT ID: 499, VALUE: OPTION INPUT ID: 629, VALUE: <text:s/>INPUT ID: 377, VALUE: <text:s/>INPUT ID: 254, VALUE: NAME 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length") <text:s text:c="2"/>(define-fun L2 () String "name") <text:s text:c="2"/>(define-fun L72 () String "") <text:s text:c="2"/>(define-fun L60 () String "") <text:s text:c="2"/>(define-fun L92 () String "") <text:s text:c="2"/>(define-fun L88 () String "") <text:s text:c="2"/>(define-fun L44 () String "length") <text:s text:c="2"/>(define-fun L6 () String "") <text:s text:c="2"/>(define-fun L76 () String "") <text:s text:c="2"/>(define-fun L32 () String "option") <text:s text:c="2"/>(define-fun L64 () String "") <text:s text:c="2"/>(define-fun L96 () String "") <text:s text:c="2"/>(define-fun L36 () String "field") <text:s text:c="2"/>(define-fun L68 () String "table") <text:s text:c="2"/>(define-fun L100 () String "") <text:s text:c="2"/>(define-fun L1 () String "database") <text:s text:c="2"/>(define-fun L33 () String "type") <text:s text:c="2"/>(define-fun L108 () String "") <text:s text:c="2"/>(define-fun L21 () String "") <text:s text:c="2"/>(define-fun L53 () String "") <text:s text:c="2"/>(define-fun L41 () String "") <text:s text:c="2"/>(define-fun L37 () String "") <text:s text:c="2"/>(define-fun L104 () String "description") <text:s text:c="2"/>(define-fun L69 () String "table") <text:s text:c="2"/>(define-fun L25 () String "") <text:s text:c="2"/>(define-fun L57 () String "") <text:s text:c="2"/>(define-fun L13 () String "") <text:s text:c="2"/>(define-fun L45 () String "") <text:s text:c="2"/>(define-fun L29 () String "description") <text:s text:c="2"/>(define-fun L17 () String "") <text:s text:c="2"/>(define-fun L49 () String "") <text:s text:c="2"/>(define-fun L90 () String "option") <text:s text:c="2"/>(define-fun L0 () String "database") <text:s text:c="2"/>(define-fun L62 () String "") <text:s text:c="2"/>(define-fun L94 () String "option") <text:s text:c="2"/>(define-fun L82 () String "") <text:s text:c="2"/>(define-fun L4 () String "") <text:s text:c="2"/>(define-fun L70 () String "name") <text:s text:c="2"/>(define-fun L66 () String "") <text:s text:c="2"/>(define-fun L98 () String "") <text:s text:c="2"/>(define-fun L10 () String "html") <text:s text:c="2"/>(define-fun L86 () String "name") <text:s text:c="2"/>(define-fun L8 () String "name") <text:s text:c="2"/>(define-fun L74 () String "") <text:s text:c="2"/>(define-fun L78 () String "") <text:s text:c="2"/>(define-fun L18 () String "description") <text:s text:c="2"/>(define-fun L102 () String "name") <text:s text:c="2"/>(define-fun L51 () String "") <text:s text:c="2"/>(define-fun L3 () String "name") <text:s text:c="2"/>(define-fun L55 () String "field") <text:s text:c="2"/>(define-fun L11 () String "") <text:s text:c="2"/>(define-fun L43 () String "") <text:s text:c="2"/>(define-fun L31 () String "option") <text:s text:c="2"/>(define-fun L7 () String "type") <text:s text:c="2"/>(define-fun L15 () String "") <text:s text:c="2"/>(define-fun L47 () String "type") <text:s text:c="2"/>(define-fun L35 () String "field") <text:s text:c="2"/>(define-fun L106 () String "") <text:s text:c="2"/>(define-fun L23 () String "description") <text:s text:c="2"/>(define-fun L19 () String "description") <text:s text:c="2"/>(define-fun L39 () String "") <text:s text:c="2"/>(define-fun L27 () String "") <text:s text:c="2"/>(define-fun sym195 () String "") <text:s text:c="2"/>(define-fun sym150 () String "") <text:s text:c="2"/>(define-fun sym479 () String "") <text:s text:c="2"/>(define-fun sym313 () String "FIELD") <text:s text:c="2"/>(define-fun sym433 () String "") <text:s text:c="2"/>(define-fun sym675 () String "") <text:s text:c="2"/>(define-fun sym278 () String "DESCRIPTION") <text:s text:c="2"/>(define-fun sym113 () String "DATABASE") <text:s text:c="2"/>(define-fun sym595 () String "") <text:s text:c="2"/>(define-fun sym352 () String "DESCRIPTION") <text:s text:c="2"/>(define-fun sym639 () String "") <text:s text:c="2"/>(define-fun sym239 () String "NAME") <text:s text:c="2"/>(define-fun sym513 () String "") <text:s text:c="2"/>(define-fun sym719 () String "") <text:s text:c="2"/>(define-fun sym185 () String "") <text:s text:c="2"/>(define-fun sym303 () String "") <text:s text:c="2"/>(define-fun sym225 () String "TABLE") <text:s text:c="2"/>(define-fun sym665 () String "") <text:s text:c="2"/>(define-fun sym423 () String "") <text:s text:c="2"/>(define-fun sym268 () String "") <text:s text:c="2"/>(define-fun sym387 () String "TYPE") <text:s text:c="2"/>(define-fun sym585 () String "") <text:s text:c="2"/>(define-fun sym342 () String "") <text:s text:c="2"/>(define-fun sym629 () String "") <text:s text:c="2"/>(define-fun sym705 () String "OPTION") <text:s text:c="2"/>(define-fun sym547 () String "NAME") <text:s text:c="2"/>(define-fun sym469 () String "") <text:s text:c="2"/>(define-fun sym20 () String "HTML") <text:s text:c="2"/>(define-fun sym293 () String "") <text:s text:c="2"/>(define-fun sym413 () String "") <text:s text:c="2"/>(define-fun sym215 () String "") <text:s text:c="2"/>(define-fun sym533 () String "FIELD") <text:s text:c="2"/>(define-fun sym499 () String "OPTION") <text:s text:c="2"/>(define-fun sym135 () String "NAME") <text:s text:c="2"/>(define-fun sym377 () String "") <text:s text:c="2"/>(define-fun sym695 () String "") <text:s text:c="2"/>(define-fun sym254 () String "NAME") <text:s text:c="2"/>(define-fun sym175 () String "") <text:s text:c="2"/>(define-fun sym571 () String "DESCRIPTION") <text:s text:c="2"/>(define-fun sym619 () String "") <text:s text:c="2"/>(define-fun sym739 () String "") <text:s text:c="2"/>(define-fun sym459 () String "") <text:s text:c="2"/>(define-fun sym160 () String "DESCRIPTION") <text:s text:c="2"/>(define-fun sym523 () String "") <text:s text:c="2"/>(define-fun sym489 () String "") <text:s text:c="2"/>(define-fun sym367 () String "") <text:s text:c="2"/>(define-fun sym443 () String "OPTION") <text:s text:c="2"/>(define-fun sym685 () String "") <text:s text:c="2"/>(define-fun sym561 () String "") <text:s text:c="2"/>(define-fun sym729 () String "") <text:s text:c="2"/>(define-fun sym649 () String "LENGTH") <text:s text:c="2"/>(define-fun sym605 () String "TYPE") <text:s text:c="2"/>(define-fun sym327 () String "NAME") <text:s text:c="2"/>(define-fun sym403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1.smt2</text:p>
          </table:table-cell>
          <table:table-cell table:style-name="ce18" office:value-type="float" office:value="1.8" calcext:value-type="float">
            <text:p>1.8</text:p>
          </table:table-cell>
          <table:table-cell table:style-name="ce18" office:value-type="float" office:value="1.955" calcext:value-type="float">
            <text:p>1.955</text:p>
          </table:table-cell>
          <table:table-cell table:style-name="ce18" office:value-type="float" office:value="1.663" calcext:value-type="float">
            <text:p>1.663</text:p>
          </table:table-cell>
          <table:table-cell table:style-name="ce30" office:value-type="float" office:value="2.56" calcext:value-type="float">
            <text:p>2.56</text:p>
          </table:table-cell>
          <table:table-cell table:style-name="ce18" office:value-type="float" office:value="2.598" calcext:value-type="float">
            <text:p>2.598</text:p>
          </table:table-cell>
          <table:table-cell table:style-name="ce18" office:value-type="float" office:value="2.498" calcext:value-type="float">
            <text:p>2.498</text:p>
          </table:table-cell>
          <table:table-cell table:style-name="ce30" office:value-type="float" office:value="1200.092" calcext:value-type="float">
            <text:p>1200.092</text:p>
          </table:table-cell>
          <table:table-cell table:style-name="ce18" office:value-type="float" office:value="1200.097" calcext:value-type="float">
            <text:p>1200.097</text:p>
          </table:table-cell>
          <table:table-cell office:value-type="float" office:value="1200.107" calcext:value-type="float">
            <text:p>1200.107</text:p>
          </table:table-cell>
          <table:table-cell table:style-name="ce37" table:formula="of:=SUM([.C42:.E42])/3" office:value-type="float" office:value="1.806" calcext:value-type="float">
            <text:p>1.81</text:p>
          </table:table-cell>
          <table:table-cell table:style-name="ce37" table:formula="of:=SUM([.F42:.H42])/3" office:value-type="float" office:value="2.552" calcext:value-type="float">
            <text:p>2.55</text:p>
          </table:table-cell>
          <table:table-cell table:style-name="ce37" table:formula="of:=SUM([.I42:.K42])/3" office:value-type="float" office:value="1200.09866666667" calcext:value-type="float">
            <text:p>1,200.10</text:p>
          </table:table-cell>
          <table:table-cell/>
          <table:table-cell office:value-type="string" calcext:value-type="string">
            <text:p>INPUT ID: 387, VALUE: <text:s/>INPUT ID: 135, VALUE: NAME INPUT ID: 264, VALUE: DESCRIPTION INPUT ID: 649, VALUE: <text:s/>INPUT ID: 523, VALUE: <text:s/>INPUT ID: 397, VALUE: TYPE INPUT ID: 659, VALUE: LENGTH INPUT ID: 20, VALUE: HTML INPUT ID: 533, VALUE: <text:s/>INPUT ID: 150, VALUE: <text:s/>INPUT ID: 279, VALUE: <text:s/>INPUT ID: 413, VALUE: <text:s/>INPUT ID: 543, VALUE: FIELD INPUT ID: 160, VALUE: DESCRIPTION INPUT ID: 289, VALUE: DESCRIPTION INPUT ID: 675, VALUE: <text:s/>INPUT ID: 423, VALUE: <text:s/>INPUT ID: 557, VALUE: NAME INPUT ID: 685, VALUE: <text:s/>INPUT ID: 175, VALUE: <text:s/>INPUT ID: 303, VALUE: <text:s/>INPUT ID: 433, VALUE: <text:s/>INPUT ID: 695, VALUE: <text:s/>INPUT ID: 185, VALUE: <text:s/>INPUT ID: 313, VALUE: <text:s/>INPUT ID: 443, VALUE: <text:s/>INPUT ID: 571, VALUE: <text:s/>INPUT ID: 705, VALUE: <text:s/>INPUT ID: 195, VALUE: <text:s/>INPUT ID: 323, VALUE: FIELD INPUT ID: 453, VALUE: OPTION INPUT ID: 581, VALUE: DESCRIPTION INPUT ID: 715, VALUE: OPTION INPUT ID: 205, VALUE: <text:s/>INPUT ID: 337, VALUE: NAME INPUT ID: 595, VALUE: <text:s/>INPUT ID: 469, VALUE: <text:s/>INPUT ID: 215, VALUE: <text:s/>INPUT ID: 729, VALUE: <text:s/>INPUT ID: 605, VALUE: <text:s/>INPUT ID: 479, VALUE: <text:s/>INPUT ID: 352, VALUE: <text:s/>INPUT ID: 225, VALUE: TABLE INPUT ID: 739, VALUE: <text:s/>INPUT ID: 615, VALUE: TYPE INPUT ID: 489, VALUE: <text:s/>INPUT ID: 362, VALUE: DESCRIPTION INPUT ID: 749, VALUE: <text:s/>INPUT ID: 239, VALUE: NAME INPUT ID: 113, VALUE: DATABASE INPUT ID: 499, VALUE: <text:s/>INPUT ID: 629, VALUE: <text:s/>INPUT ID: 377, VALUE: <text:s/>INPUT ID: 509, VALUE: OPTION INPUT ID: 254, VALUE: <text:s/>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40 () String "name") <text:s text:c="2"/>(define-fun L2 () String "") <text:s text:c="2"/>(define-fun L44 () String "") <text:s text:c="2"/>(define-fun L6 () String "field") <text:s text:c="2"/>(define-fun L32 () String "") <text:s text:c="2"/>(define-fun L20 () String "description") <text:s text:c="2"/>(define-fun L52 () String "html") <text:s text:c="2"/>(define-fun L48 () String "") <text:s text:c="2"/>(define-fun L36 () String "") <text:s text:c="2"/>(define-fun L24 () String "") <text:s text:c="2"/>(define-fun L12 () String "name") <text:s text:c="2"/>(define-fun L28 () String "name") <text:s text:c="2"/>(define-fun L16 () String "") <text:s text:c="2"/>(define-fun L73 () String "field") <text:s text:c="2"/>(define-fun L61 () String "option") <text:s text:c="2"/>(define-fun L1 () String "name") <text:s text:c="2"/>(define-fun L93 () String "") <text:s text:c="2"/>(define-fun L81 () String "") <text:s text:c="2"/>(define-fun L77 () String "description") <text:s text:c="2"/>(define-fun L33 () String "length") <text:s text:c="2"/>(define-fun L108 () String "") <text:s text:c="2"/>(define-fun L65 () String "") <text:s text:c="2"/>(define-fun L5 () String "database") <text:s text:c="2"/>(define-fun L97 () String "") <text:s text:c="2"/>(define-fun L53 () String "description") <text:s text:c="2"/>(define-fun L85 () String "") <text:s text:c="2"/>(define-fun L104 () String "type") <text:s text:c="2"/>(define-fun L69 () String "") <text:s text:c="2"/>(define-fun L9 () String "type") <text:s text:c="2"/>(define-fun L57 () String "") <text:s text:c="2"/>(define-fun L89 () String "") <text:s text:c="2"/>(define-fun L0 () String "name") <text:s text:c="2"/>(define-fun L50 () String "") <text:s text:c="2"/>(define-fun L4 () String "database") <text:s text:c="2"/>(define-fun L22 () String "option") <text:s text:c="2"/>(define-fun L10 () String "") <text:s text:c="2"/>(define-fun L42 () String "description") <text:s text:c="2"/>(define-fun L8 () String "") <text:s text:c="2"/>(define-fun L30 () String "") <text:s text:c="2"/>(define-fun L26 () String "") <text:s text:c="2"/>(define-fun L14 () String "") <text:s text:c="2"/>(define-fun L46 () String "") <text:s text:c="2"/>(define-fun L34 () String "table") <text:s text:c="2"/>(define-fun L18 () String "") <text:s text:c="2"/>(define-fun L38 () String "") <text:s text:c="2"/>(define-fun L91 () String "") <text:s text:c="2"/>(define-fun L102 () String "") <text:s text:c="2"/>(define-fun L95 () String "") <text:s text:c="2"/>(define-fun L83 () String "") <text:s text:c="2"/>(define-fun L110 () String "") <text:s text:c="2"/>(define-fun L71 () String "") <text:s text:c="2"/>(define-fun L99 () String "") <text:s text:c="2"/>(define-fun L55 () String "") <text:s text:c="2"/>(define-fun L11 () String "description") <text:s text:c="2"/>(define-fun L87 () String "") <text:s text:c="2"/>(define-fun L75 () String "description") <text:s text:c="2"/>(define-fun L63 () String "option") <text:s text:c="2"/>(define-fun L7 () String "field") <text:s text:c="2"/>(define-fun L59 () String "length") <text:s text:c="2"/>(define-fun L79 () String "") <text:s text:c="2"/>(define-fun L35 () String "table") <text:s text:c="2"/>(define-fun L106 () String "type") <text:s text:c="2"/>(define-fun L67 () String "") <text:s text:c="2"/>(define-fun L23 () String "option") <text:s text:c="2"/>(define-fun sym195 () String "") <text:s text:c="2"/>(define-fun sym150 () String "") <text:s text:c="2"/>(define-fun sym479 () String "") <text:s text:c="2"/>(define-fun sym313 () String "") <text:s text:c="2"/>(define-fun sym433 () String "") <text:s text:c="2"/>(define-fun sym675 () String "") <text:s text:c="2"/>(define-fun sym279 () String "") <text:s text:c="2"/>(define-fun sym113 () String "DATABASE") <text:s text:c="2"/>(define-fun sym397 () String "TYPE") <text:s text:c="2"/>(define-fun sym595 () String "") <text:s text:c="2"/>(define-fun sym352 () String "") <text:s text:c="2"/>(define-fun sym639 () String "") <text:s text:c="2"/>(define-fun sym715 () String "OPTION") <text:s text:c="2"/>(define-fun sym239 () String "NAME") <text:s text:c="2"/>(define-fun sym557 () String "NAME") <text:s text:c="2"/>(define-fun sym581 () String "DESCRIPTION") <text:s text:c="2"/>(define-fun sym185 () String "") <text:s text:c="2"/>(define-fun sym303 () String "") <text:s text:c="2"/>(define-fun sym423 () String "") <text:s text:c="2"/>(define-fun sym225 () String "TABLE") <text:s text:c="2"/>(define-fun sym543 () String "FIELD") <text:s text:c="2"/>(define-fun sym387 () String "") <text:s text:c="2"/>(define-fun sym264 () String "DESCRIPTION") <text:s text:c="2"/>(define-fun sym509 () String "OPTION") <text:s text:c="2"/>(define-fun sym629 () String "") <text:s text:c="2"/>(define-fun sym749 () String "") <text:s text:c="2"/>(define-fun sym705 () String "") <text:s text:c="2"/>(define-fun sym469 () String "") <text:s text:c="2"/>(define-fun sym20 () String "HTML") <text:s text:c="2"/>(define-fun sym215 () String "") <text:s text:c="2"/>(define-fun sym413 () String "") <text:s text:c="2"/>(define-fun sym533 () String "") <text:s text:c="2"/>(define-fun sym499 () String "") <text:s text:c="2"/>(define-fun sym377 () String "") <text:s text:c="2"/>(define-fun sym135 () String "NAME") <text:s text:c="2"/>(define-fun sym453 () String "OPTION") <text:s text:c="2"/>(define-fun sym695 () String "") <text:s text:c="2"/>(define-fun sym254 () String "") <text:s text:c="2"/>(define-fun sym175 () String "") <text:s text:c="2"/>(define-fun sym571 () String "") <text:s text:c="2"/>(define-fun sym739 () String "") <text:s text:c="2"/>(define-fun sym615 () String "TYPE") <text:s text:c="2"/>(define-fun sym659 () String "LENGTH") <text:s text:c="2"/>(define-fun sym337 () String "NAME") <text:s text:c="2"/>(define-fun sym160 () String "DESCRIPTION") <text:s text:c="2"/>(define-fun sym523 () String "") <text:s text:c="2"/>(define-fun sym489 () String "") <text:s text:c="2"/>(define-fun sym323 () String "FIELD") <text:s text:c="2"/>(define-fun sym289 () String "DESCRIPTION") <text:s text:c="2"/>(define-fun sym685 () String "") <text:s text:c="2"/>(define-fun sym443 () String "") <text:s text:c="2"/>(define-fun sym362 () String "DESCRIPTION") <text:s text:c="2"/>(define-fun sym729 () String "") <text:s text:c="2"/>(define-fun sym649 () String "") <text:s text:c="2"/>(define-fun sym605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2.smt2</text:p>
          </table:table-cell>
          <table:table-cell table:style-name="ce18" office:value-type="float" office:value="1.208" calcext:value-type="float">
            <text:p>1.208</text:p>
          </table:table-cell>
          <table:table-cell table:style-name="ce18" office:value-type="float" office:value="1.156" calcext:value-type="float">
            <text:p>1.156</text:p>
          </table:table-cell>
          <table:table-cell table:style-name="ce18" office:value-type="float" office:value="1.195" calcext:value-type="float">
            <text:p>1.195</text:p>
          </table:table-cell>
          <table:table-cell table:style-name="ce30" office:value-type="float" office:value="2.324" calcext:value-type="float">
            <text:p>2.324</text:p>
          </table:table-cell>
          <table:table-cell table:style-name="ce18" office:value-type="float" office:value="2.322" calcext:value-type="float">
            <text:p>2.322</text:p>
          </table:table-cell>
          <table:table-cell table:style-name="ce18" office:value-type="float" office:value="2.167" calcext:value-type="float">
            <text:p>2.167</text:p>
          </table:table-cell>
          <table:table-cell table:style-name="ce30" office:value-type="float" office:value="1200.063" calcext:value-type="float">
            <text:p>1200.063</text:p>
          </table:table-cell>
          <table:table-cell table:style-name="ce18" office:value-type="float" office:value="1200.094" calcext:value-type="float">
            <text:p>1200.094</text:p>
          </table:table-cell>
          <table:table-cell office:value-type="float" office:value="1200.068" calcext:value-type="float">
            <text:p>1200.068</text:p>
          </table:table-cell>
          <table:table-cell table:style-name="ce37" table:formula="of:=SUM([.C43:.E43])/3" office:value-type="float" office:value="1.18633333333333" calcext:value-type="float">
            <text:p>1.19</text:p>
          </table:table-cell>
          <table:table-cell table:style-name="ce37" table:formula="of:=SUM([.F43:.H43])/3" office:value-type="float" office:value="2.271" calcext:value-type="float">
            <text:p>2.27</text:p>
          </table:table-cell>
          <table:table-cell table:style-name="ce37" table:formula="of:=SUM([.I43:.K43])/3" office:value-type="float" office:value="1200.075" calcext:value-type="float">
            <text:p>1,200.08</text:p>
          </table:table-cell>
          <table:table-cell/>
          <table:table-cell office:value-type="string" calcext:value-type="string">
            <text:p>INPUT ID: 160, VALUE: DESCRIPTION INPUT ID: 225, VALUE: TABLE INPUT ID: 289, VALUE: <text:s/>INPUT ID: 195, VALUE: <text:s/>INPUT ID: 135, VALUE: NAME INPUT ID: 264, VALUE: DESCRIPTION INPUT ID: 299, VALUE: <text:s/>INPUT ID: 205, VALUE: <text:s/>INPUT ID: 175, VALUE: <text:s/>INPUT ID: 239, VALUE: NAME INPUT ID: 113, VALUE: DATABASE INPUT ID: 20, VALUE: HTML INPUT ID: 150, VALUE: <text:s/>INPUT ID: 215, VALUE: <text:s/>INPUT ID: 279, VALUE: <text:s/>INPUT ID: 185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table") <text:s text:c="2"/>(define-fun L1 () String "name") <text:s text:c="2"/>(define-fun L4 () String "") <text:s text:c="2"/>(define-fun L3 () String "table") <text:s text:c="2"/>(define-fun L22 () String "") <text:s text:c="2"/>(define-fun L6 () String "html") <text:s text:c="2"/>(define-fun L32 () String "") <text:s text:c="2"/>(define-fun L10 () String "") <text:s text:c="2"/>(define-fun L5 () String "description") <text:s text:c="2"/>(define-fun L20 () String "") <text:s text:c="2"/>(define-fun L8 () String "field") <text:s text:c="2"/>(define-fun L30 () String "") <text:s text:c="2"/>(define-fun L7 () String "") <text:s text:c="2"/>(define-fun L26 () String "name") <text:s text:c="2"/>(define-fun L14 () String "") <text:s text:c="2"/>(define-fun L24 () String "name") <text:s text:c="2"/>(define-fun L12 () String "description") <text:s text:c="2"/>(define-fun L18 () String "") <text:s text:c="2"/>(define-fun L28 () String "description") <text:s text:c="2"/>(define-fun L17 () String "database") <text:s text:c="2"/>(define-fun L16 () String "database") <text:s text:c="2"/>(define-fun sym185 () String "") <text:s text:c="2"/>(define-fun sym195 () String "") <text:s text:c="2"/>(define-fun sym150 () String "") <text:s text:c="2"/>(define-fun sym160 () String "DESCRIPTION") <text:s text:c="2"/>(define-fun sym215 () String "") <text:s text:c="2"/>(define-fun sym225 () String "TABLE") <text:s text:c="2"/>(define-fun sym279 () String "") <text:s text:c="2"/>(define-fun sym135 () String "NAME") <text:s text:c="2"/>(define-fun sym113 () String "DATABASE") <text:s text:c="2"/>(define-fun sym289 () String "") <text:s text:c="2"/>(define-fun sym299 () String "") <text:s text:c="2"/>(define-fun sym254 () String "") <text:s text:c="2"/>(define-fun sym264 () String "DESCRIPTION") <text:s text:c="2"/>(define-fun sym175 () String "") <text:s text:c="2"/>(define-fun sym239 () String "NAME") <text:s text:c="2"/>(define-fun sym205 () String "") <text:s text:c="2"/>(define-fun sym20 () String "HTM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3.smt2</text:p>
          </table:table-cell>
          <table:table-cell table:style-name="ce18" office:value-type="float" office:value="1.765" calcext:value-type="float">
            <text:p>1.765</text:p>
          </table:table-cell>
          <table:table-cell table:style-name="ce18" office:value-type="float" office:value="1.853" calcext:value-type="float">
            <text:p>1.853</text:p>
          </table:table-cell>
          <table:table-cell table:style-name="ce18" office:value-type="float" office:value="1.89" calcext:value-type="float">
            <text:p>1.89</text:p>
          </table:table-cell>
          <table:table-cell table:style-name="ce30" office:value-type="float" office:value="2.509" calcext:value-type="float">
            <text:p>2.509</text:p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2.596" calcext:value-type="float">
            <text:p>2.596</text:p>
          </table:table-cell>
          <table:table-cell table:style-name="ce30" office:value-type="float" office:value="1200.102" calcext:value-type="float">
            <text:p>1200.102</text:p>
          </table:table-cell>
          <table:table-cell table:style-name="ce18" office:value-type="float" office:value="1200.093" calcext:value-type="float">
            <text:p>1200.093</text:p>
          </table:table-cell>
          <table:table-cell office:value-type="float" office:value="1200.106" calcext:value-type="float">
            <text:p>1200.106</text:p>
          </table:table-cell>
          <table:table-cell table:style-name="ce37" table:formula="of:=SUM([.C44:.E44])/3" office:value-type="float" office:value="1.836" calcext:value-type="float">
            <text:p>1.84</text:p>
          </table:table-cell>
          <table:table-cell table:style-name="ce37" table:formula="of:=SUM([.F44:.H44])/3" office:value-type="float" office:value="2.54833333333333" calcext:value-type="float">
            <text:p>2.55</text:p>
          </table:table-cell>
          <table:table-cell table:style-name="ce37" table:formula="of:=SUM([.I44:.K44])/3" office:value-type="float" office:value="1200.10033333333" calcext:value-type="float">
            <text:p>1,200.10</text:p>
          </table:table-cell>
          <table:table-cell/>
          <table:table-cell office:value-type="string" calcext:value-type="string">
            <text:p>INPUT ID: 384, VALUE: <text:s/>INPUT ID: 642, VALUE: <text:s/>INPUT ID: 518, VALUE: <text:s/>INPUT ID: 135, VALUE: NAME INPUT ID: 264, VALUE: DESCRIPTION INPUT ID: 394, VALUE: <text:s/>INPUT ID: 652, VALUE: <text:s/>INPUT ID: 528, VALUE: DESCRIPTION INPUT ID: 404, VALUE: <text:s/>INPUT ID: 20, VALUE: HTML INPUT ID: 150, VALUE: <text:s/>INPUT ID: 662, VALUE: OPTION INPUT ID: 279, VALUE: <text:s/>INPUT ID: 414, VALUE: OPTION INPUT ID: 542, VALUE: <text:s/>INPUT ID: 160, VALUE: DESCRIPTION INPUT ID: 289, VALUE: <text:s/>INPUT ID: 676, VALUE: <text:s/>INPUT ID: 552, VALUE: <text:s/>INPUT ID: 299, VALUE: FIELD INPUT ID: 430, VALUE: <text:s/>INPUT ID: 686, VALUE: <text:s/>INPUT ID: 175, VALUE: <text:s/>INPUT ID: 562, VALUE: TYPE INPUT ID: 440, VALUE: <text:s/>INPUT ID: 696, VALUE: <text:s/>INPUT ID: 185, VALUE: <text:s/>INPUT ID: 313, VALUE: <text:s/>INPUT ID: 576, VALUE: <text:s/>INPUT ID: 450, VALUE: <text:s/>INPUT ID: 195, VALUE: <text:s/>INPUT ID: 323, VALUE: DESCRIPTION INPUT ID: 586, VALUE: <text:s/>INPUT ID: 460, VALUE: <text:s/>INPUT ID: 205, VALUE: <text:s/>INPUT ID: 338, VALUE: <text:s/>INPUT ID: 596, VALUE: <text:s/>INPUT ID: 470, VALUE: OPTION INPUT ID: 215, VALUE: <text:s/>INPUT ID: 348, VALUE: <text:s/>INPUT ID: 606, VALUE: LENGTH INPUT ID: 225, VALUE: TABLE INPUT ID: 484, VALUE: <text:s/>INPUT ID: 358, VALUE: TYPE INPUT ID: 494, VALUE: <text:s/>INPUT ID: 622, VALUE: <text:s/>INPUT ID: 239, VALUE: NAME INPUT ID: 113, VALUE: DATABASE INPUT ID: 374, VALUE: <text:s/>INPUT ID: 504, VALUE: FIELD INPUT ID: 632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database") <text:s text:c="2"/>(define-fun L2 () String "") <text:s text:c="2"/>(define-fun L72 () String "option") <text:s text:c="2"/>(define-fun L92 () String "") <text:s text:c="2"/>(define-fun L88 () String "") <text:s text:c="2"/>(define-fun L6 () String "") <text:s text:c="2"/>(define-fun L76 () String "option") <text:s text:c="2"/>(define-fun L64 () String "name") <text:s text:c="2"/>(define-fun L20 () String "") <text:s text:c="2"/>(define-fun L96 () String "") <text:s text:c="2"/>(define-fun L68 () String "type") <text:s text:c="2"/>(define-fun L24 () String "") <text:s text:c="2"/>(define-fun L12 () String "") <text:s text:c="2"/>(define-fun L28 () String "html") <text:s text:c="2"/>(define-fun L16 () String "") <text:s text:c="2"/>(define-fun L100 () String "field") <text:s text:c="2"/>(define-fun L1 () String "name") <text:s text:c="2"/>(define-fun L33 () String "description") <text:s text:c="2"/>(define-fun L5 () String "description") <text:s text:c="2"/>(define-fun L53 () String "option") <text:s text:c="2"/>(define-fun L85 () String "database") <text:s text:c="2"/>(define-fun L41 () String "description") <text:s text:c="2"/>(define-fun L37 () String "") <text:s text:c="2"/>(define-fun L57 () String "") <text:s text:c="2"/>(define-fun L45 () String "") <text:s text:c="2"/>(define-fun L29 () String "") <text:s text:c="2"/>(define-fun L17 () String "field") <text:s text:c="2"/>(define-fun L49 () String "description") <text:s text:c="2"/>(define-fun L90 () String "field") <text:s text:c="2"/>(define-fun L0 () String "") <text:s text:c="2"/>(define-fun L62 () String "description") <text:s text:c="2"/>(define-fun L94 () String "") <text:s text:c="2"/>(define-fun L82 () String "") <text:s text:c="2"/>(define-fun L4 () String "") <text:s text:c="2"/>(define-fun L70 () String "") <text:s text:c="2"/>(define-fun L66 () String "length") <text:s text:c="2"/>(define-fun L22 () String "table") <text:s text:c="2"/>(define-fun L98 () String "name") <text:s text:c="2"/>(define-fun L54 () String "option") <text:s text:c="2"/>(define-fun L10 () String "") <text:s text:c="2"/>(define-fun L86 () String "") <text:s text:c="2"/>(define-fun L8 () String "") <text:s text:c="2"/>(define-fun L74 () String "type") <text:s text:c="2"/>(define-fun L26 () String "") <text:s text:c="2"/>(define-fun L14 () String "") <text:s text:c="2"/>(define-fun L78 () String "") <text:s text:c="2"/>(define-fun L18 () String "") <text:s text:c="2"/>(define-fun L102 () String "") <text:s text:c="2"/>(define-fun L51 () String "") <text:s text:c="2"/>(define-fun L3 () String "length") <text:s text:c="2"/>(define-fun L55 () String "") <text:s text:c="2"/>(define-fun L11 () String "type") <text:s text:c="2"/>(define-fun L43 () String "") <text:s text:c="2"/>(define-fun L31 () String "") <text:s text:c="2"/>(define-fun L59 () String "") <text:s text:c="2"/>(define-fun L47 () String "") <text:s text:c="2"/>(define-fun L35 () String "") <text:s text:c="2"/>(define-fun L23 () String "table") <text:s text:c="2"/>(define-fun L39 () String "") <text:s text:c="2"/>(define-fun sym394 () String "") <text:s text:c="2"/>(define-fun sym195 () String "") <text:s text:c="2"/>(define-fun sym470 () String "OPTION") <text:s text:c="2"/>(define-fun sym150 () String "") <text:s text:c="2"/>(define-fun sym358 () String "TYPE") <text:s text:c="2"/>(define-fun sym632 () String "") <text:s text:c="2"/>(define-fun sym313 () String "") <text:s text:c="2"/>(define-fun sym676 () String "") <text:s text:c="2"/>(define-fun sym279 () String "") <text:s text:c="2"/>(define-fun sym113 () String "DATABASE") <text:s text:c="2"/>(define-fun sym552 () String "") <text:s text:c="2"/>(define-fun sym596 () String "") <text:s text:c="2"/>(define-fun sym430 () String "") <text:s text:c="2"/>(define-fun sym518 () String "") <text:s text:c="2"/>(define-fun sym239 () String "NAME") <text:s text:c="2"/>(define-fun sym460 () String "") <text:s text:c="2"/>(define-fun sym185 () String "") <text:s text:c="2"/>(define-fun sym622 () String "") <text:s text:c="2"/>(define-fun sym225 () String "TABLE") <text:s text:c="2"/>(define-fun sym542 () String "") <text:s text:c="2"/>(define-fun sym586 () String "") <text:s text:c="2"/>(define-fun sym662 () String "OPTION") <text:s text:c="2"/>(define-fun sym264 () String "DESCRIPTION") <text:s text:c="2"/>(define-fun sym384 () String "") <text:s text:c="2"/>(define-fun sym504 () String "FIELD") <text:s text:c="2"/>(define-fun sym20 () String "HTML") <text:s text:c="2"/>(define-fun sym348 () String "") <text:s text:c="2"/>(define-fun sym215 () String "") <text:s text:c="2"/>(define-fun sym576 () String "") <text:s text:c="2"/>(define-fun sym135 () String "NAME") <text:s text:c="2"/>(define-fun sym652 () String "") <text:s text:c="2"/>(define-fun sym696 () String "") <text:s text:c="2"/>(define-fun sym299 () String "FIELD") <text:s text:c="2"/>(define-fun sym254 () String "") <text:s text:c="2"/>(define-fun sym374 () String "") <text:s text:c="2"/>(define-fun sym450 () String "") <text:s text:c="2"/>(define-fun sym494 () String "") <text:s text:c="2"/>(define-fun sym175 () String "") <text:s text:c="2"/>(define-fun sym338 () String "") <text:s text:c="2"/>(define-fun sym414 () String "OPTION") <text:s text:c="2"/>(define-fun sym160 () String "DESCRIPTION") <text:s text:c="2"/>(define-fun sym323 () String "DESCRIPTION") <text:s text:c="2"/>(define-fun sym642 () String "") <text:s text:c="2"/>(define-fun sym686 () String "") <text:s text:c="2"/>(define-fun sym289 () String "") <text:s text:c="2"/>(define-fun sym562 () String "TYPE") <text:s text:c="2"/>(define-fun sym484 () String "") <text:s text:c="2"/>(define-fun sym440 () String "") <text:s text:c="2"/>(define-fun sym606 () String "LENGTH") <text:s text:c="2"/>(define-fun sym528 () String "DESCRIPTION") <text:s text:c="2"/>(define-fun sym404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4.smt2</text:p>
          </table:table-cell>
          <table:table-cell table:style-name="ce18" office:value-type="float" office:value="1.936" calcext:value-type="float">
            <text:p>1.936</text:p>
          </table:table-cell>
          <table:table-cell table:style-name="ce18" office:value-type="float" office:value="1.837" calcext:value-type="float">
            <text:p>1.837</text:p>
          </table:table-cell>
          <table:table-cell table:style-name="ce18" office:value-type="float" office:value="1.881" calcext:value-type="float">
            <text:p>1.881</text:p>
          </table:table-cell>
          <table:table-cell table:style-name="ce30" office:value-type="float" office:value="2.511" calcext:value-type="float">
            <text:p>2.511</text:p>
          </table:table-cell>
          <table:table-cell table:style-name="ce18" office:value-type="float" office:value="2.593" calcext:value-type="float">
            <text:p>2.593</text:p>
          </table:table-cell>
          <table:table-cell table:style-name="ce18" office:value-type="float" office:value="2.559" calcext:value-type="float">
            <text:p>2.559</text:p>
          </table:table-cell>
          <table:table-cell table:style-name="ce30" office:value-type="float" office:value="1200.128" calcext:value-type="float">
            <text:p>1200.128</text:p>
          </table:table-cell>
          <table:table-cell table:style-name="ce18" office:value-type="float" office:value="1200.129" calcext:value-type="float">
            <text:p>1200.129</text:p>
          </table:table-cell>
          <table:table-cell office:value-type="float" office:value="1200.107" calcext:value-type="float">
            <text:p>1200.107</text:p>
          </table:table-cell>
          <table:table-cell table:style-name="ce37" table:formula="of:=SUM([.C45:.E45])/3" office:value-type="float" office:value="1.88466666666667" calcext:value-type="float">
            <text:p>1.88</text:p>
          </table:table-cell>
          <table:table-cell table:style-name="ce37" table:formula="of:=SUM([.F45:.H45])/3" office:value-type="float" office:value="2.55433333333333" calcext:value-type="float">
            <text:p>2.55</text:p>
          </table:table-cell>
          <table:table-cell table:style-name="ce37" table:formula="of:=SUM([.I45:.K45])/3" office:value-type="float" office:value="1200.12133333333" calcext:value-type="float">
            <text:p>1,200.12</text:p>
          </table:table-cell>
          <table:table-cell/>
          <table:table-cell office:value-type="string" calcext:value-type="string">
            <text:p>INPUT ID: 513, VALUE: <text:s/>INPUT ID: 387, VALUE: TYPE INPUT ID: 643, VALUE: <text:s/>INPUT ID: 135, VALUE: NAME INPUT ID: 264, VALUE: DESCRIPTION INPUT ID: 523, VALUE: <text:s/>INPUT ID: 653, VALUE: <text:s/>INPUT ID: 403, VALUE: <text:s/>INPUT ID: 20, VALUE: HTML INPUT ID: 533, VALUE: FIELD INPUT ID: 150, VALUE: <text:s/>INPUT ID: 279, VALUE: <text:s/>INPUT ID: 663, VALUE: LENGTH INPUT ID: 413, VALUE: <text:s/>INPUT ID: 160, VALUE: DESCRIPTION INPUT ID: 289, VALUE: <text:s/>INPUT ID: 547, VALUE: NAME INPUT ID: 423, VALUE: <text:s/>INPUT ID: 679, VALUE: <text:s/>INPUT ID: 299, VALUE: FIELD INPUT ID: 175, VALUE: <text:s/>INPUT ID: 433, VALUE: <text:s/>INPUT ID: 561, VALUE: NAME INPUT ID: 689, VALUE: <text:s/>INPUT ID: 185, VALUE: <text:s/>INPUT ID: 313, VALUE: NAME INPUT ID: 443, VALUE: OPTION INPUT ID: 699, VALUE: <text:s/>INPUT ID: 575, VALUE: <text:s/>INPUT ID: 195, VALUE: <text:s/>INPUT ID: 709, VALUE: <text:s/>INPUT ID: 328, VALUE: NAME INPUT ID: 585, VALUE: DESCRIPTION INPUT ID: 459, VALUE: <text:s/>INPUT ID: 205, VALUE: <text:s/>INPUT ID: 719, VALUE: OPTION INPUT ID: 469, VALUE: <text:s/>INPUT ID: 342, VALUE: <text:s/>INPUT ID: 215, VALUE: <text:s/>INPUT ID: 599, VALUE: <text:s/>INPUT ID: 733, VALUE: <text:s/>INPUT ID: 479, VALUE: <text:s/>INPUT ID: 352, VALUE: DESCRIPTION INPUT ID: 225, VALUE: TABLE INPUT ID: 609, VALUE: <text:s/>INPUT ID: 743, VALUE: <text:s/>INPUT ID: 489, VALUE: <text:s/>INPUT ID: 619, VALUE: TYPE INPUT ID: 239, VALUE: NAME INPUT ID: 367, VALUE: <text:s/>INPUT ID: 113, VALUE: DATABASE INPUT ID: 753, VALUE: <text:s/>INPUT ID: 499, VALUE: OPTION INPUT ID: 377, VALUE: <text:s/>INPUT ID: 633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name") <text:s text:c="2"/>(define-fun L84 () String "field") <text:s text:c="2"/>(define-fun L2 () String "") <text:s text:c="2"/>(define-fun L72 () String "") <text:s text:c="2"/>(define-fun L60 () String "field") <text:s text:c="2"/>(define-fun L92 () String "") <text:s text:c="2"/>(define-fun L88 () String "") <text:s text:c="2"/>(define-fun L6 () String "database") <text:s text:c="2"/>(define-fun L76 () String "") <text:s text:c="2"/>(define-fun L64 () String "table") <text:s text:c="2"/>(define-fun L20 () String "") <text:s text:c="2"/>(define-fun L96 () String "name") <text:s text:c="2"/>(define-fun L52 () String "") <text:s text:c="2"/>(define-fun L68 () String "") <text:s text:c="2"/>(define-fun L24 () String "name") <text:s text:c="2"/>(define-fun L56 () String "") <text:s text:c="2"/>(define-fun L12 () String "") <text:s text:c="2"/>(define-fun L28 () String "") <text:s text:c="2"/>(define-fun L16 () String "") <text:s text:c="2"/>(define-fun L100 () String "option") <text:s text:c="2"/>(define-fun L61 () String "field") <text:s text:c="2"/>(define-fun L1 () String "name") <text:s text:c="2"/>(define-fun L33 () String "") <text:s text:c="2"/>(define-fun L108 () String "type") <text:s text:c="2"/>(define-fun L65 () String "table") <text:s text:c="2"/>(define-fun L5 () String "length") <text:s text:c="2"/>(define-fun L41 () String "") <text:s text:c="2"/>(define-fun L37 () String "description") <text:s text:c="2"/>(define-fun L104 () String "") <text:s text:c="2"/>(define-fun L9 () String "description") <text:s text:c="2"/>(define-fun L45 () String "") <text:s text:c="2"/>(define-fun L90 () String "description") <text:s text:c="2"/>(define-fun L0 () String "name") <text:s text:c="2"/>(define-fun L62 () String "length") <text:s text:c="2"/>(define-fun L94 () String "") <text:s text:c="2"/>(define-fun L50 () String "") <text:s text:c="2"/>(define-fun L82 () String "") <text:s text:c="2"/>(define-fun L4 () String "") <text:s text:c="2"/>(define-fun L70 () String "") <text:s text:c="2"/>(define-fun L66 () String "") <text:s text:c="2"/>(define-fun L22 () String "name") <text:s text:c="2"/>(define-fun L98 () String "") <text:s text:c="2"/>(define-fun L54 () String "type") <text:s text:c="2"/>(define-fun L10 () String "option") <text:s text:c="2"/>(define-fun L86 () String "") <text:s text:c="2"/>(define-fun L8 () String "") <text:s text:c="2"/>(define-fun L74 () String "") <text:s text:c="2"/>(define-fun L30 () String "html") <text:s text:c="2"/>(define-fun L26 () String "") <text:s text:c="2"/>(define-fun L58 () String "") <text:s text:c="2"/>(define-fun L14 () String "description") <text:s text:c="2"/>(define-fun L78 () String "") <text:s text:c="2"/>(define-fun L18 () String "") <text:s text:c="2"/>(define-fun L102 () String "") <text:s text:c="2"/>(define-fun L110 () String "") <text:s text:c="2"/>(define-fun L3 () String "type") <text:s text:c="2"/>(define-fun L11 () String "option") <text:s text:c="2"/>(define-fun L43 () String "option") <text:s text:c="2"/>(define-fun L31 () String "name") <text:s text:c="2"/>(define-fun L7 () String "database") <text:s text:c="2"/>(define-fun L47 () String "") <text:s text:c="2"/>(define-fun L35 () String "description") <text:s text:c="2"/>(define-fun L106 () String "") <text:s text:c="2"/>(define-fun L39 () String "") <text:s text:c="2"/>(define-fun sym195 () String "") <text:s text:c="2"/>(define-fun sym150 () String "") <text:s text:c="2"/>(define-fun sym633 () String "") <text:s text:c="2"/>(define-fun sym479 () String "") <text:s text:c="2"/>(define-fun sym313 () String "NAME") <text:s text:c="2"/>(define-fun sym753 () String "") <text:s text:c="2"/>(define-fun sym599 () String "") <text:s text:c="2"/>(define-fun sym279 () String "") <text:s text:c="2"/>(define-fun sym433 () String "") <text:s text:c="2"/>(define-fun sym113 () String "DATABASE") <text:s text:c="2"/>(define-fun sym352 () String "DESCRIPTION") <text:s text:c="2"/>(define-fun sym679 () String "") <text:s text:c="2"/>(define-fun sym239 () String "NAME") <text:s text:c="2"/>(define-fun sym513 () String "") <text:s text:c="2"/>(define-fun sym719 () String "OPTION") <text:s text:c="2"/>(define-fun sym185 () String "") <text:s text:c="2"/>(define-fun sym743 () String "") <text:s text:c="2"/>(define-fun sym423 () String "") <text:s text:c="2"/>(define-fun sym225 () String "TABLE") <text:s text:c="2"/>(define-fun sym663 () String "LENGTH") <text:s text:c="2"/>(define-fun sym387 () String "TYPE") <text:s text:c="2"/>(define-fun sym585 () String "DESCRIPTION") <text:s text:c="2"/>(define-fun sym342 () String "") <text:s text:c="2"/>(define-fun sym264 () String "DESCRIPTION") <text:s text:c="2"/>(define-fun sym547 () String "NAME") <text:s text:c="2"/>(define-fun sym469 () String "") <text:s text:c="2"/>(define-fun sym20 () String "HTML") <text:s text:c="2"/>(define-fun sym709 () String "") <text:s text:c="2"/>(define-fun sym699 () String "") <text:s text:c="2"/>(define-fun sym413 () String "") <text:s text:c="2"/>(define-fun sym215 () String "") <text:s text:c="2"/>(define-fun sym533 () String "FIELD") <text:s text:c="2"/>(define-fun sym499 () String "OPTION") <text:s text:c="2"/>(define-fun sym653 () String "") <text:s text:c="2"/>(define-fun sym575 () String "") <text:s text:c="2"/>(define-fun sym135 () String "NAME") <text:s text:c="2"/>(define-fun sym377 () String "") <text:s text:c="2"/>(define-fun sym299 () String "FIELD") <text:s text:c="2"/>(define-fun sym254 () String "") <text:s text:c="2"/>(define-fun sym175 () String "") <text:s text:c="2"/>(define-fun sym619 () String "TYPE") <text:s text:c="2"/>(define-fun sym459 () String "") <text:s text:c="2"/>(define-fun sym733 () String "") <text:s text:c="2"/>(define-fun sym160 () String "DESCRIPTION") <text:s text:c="2"/>(define-fun sym523 () String "") <text:s text:c="2"/>(define-fun sym643 () String "") <text:s text:c="2"/>(define-fun sym489 () String "") <text:s text:c="2"/>(define-fun sym367 () String "") <text:s text:c="2"/>(define-fun sym443 () String "OPTION") <text:s text:c="2"/>(define-fun sym289 () String "") <text:s text:c="2"/>(define-fun sym561 () String "NAME") <text:s text:c="2"/>(define-fun sym328 () String "NAME") <text:s text:c="2"/>(define-fun sym689 () String "") <text:s text:c="2"/>(define-fun sym205 () String "") <text:s text:c="2"/>(define-fun sym403 () String "") <text:s text:c="2"/>(define-fun sym60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5.smt2</text:p>
          </table:table-cell>
          <table:table-cell table:style-name="ce18" office:value-type="float" office:value="1.764" calcext:value-type="float">
            <text:p>1.764</text:p>
          </table:table-cell>
          <table:table-cell table:style-name="ce18" office:value-type="float" office:value="1.659" calcext:value-type="float">
            <text:p>1.659</text:p>
          </table:table-cell>
          <table:table-cell table:style-name="ce18" office:value-type="float" office:value="1.744" calcext:value-type="float">
            <text:p>1.744</text:p>
          </table:table-cell>
          <table:table-cell table:style-name="ce30" office:value-type="float" office:value="2.506" calcext:value-type="float">
            <text:p>2.506</text:p>
          </table:table-cell>
          <table:table-cell table:style-name="ce18" office:value-type="float" office:value="2.514" calcext:value-type="float">
            <text:p>2.514</text:p>
          </table:table-cell>
          <table:table-cell table:style-name="ce18" office:value-type="float" office:value="2.528" calcext:value-type="float">
            <text:p>2.528</text:p>
          </table:table-cell>
          <table:table-cell table:style-name="ce30" office:value-type="float" office:value="1200.092" calcext:value-type="float">
            <text:p>1200.092</text:p>
          </table:table-cell>
          <table:table-cell table:style-name="ce18" office:value-type="float" office:value="1200.088" calcext:value-type="float">
            <text:p>1200.088</text:p>
          </table:table-cell>
          <table:table-cell office:value-type="float" office:value="1200.095" calcext:value-type="float">
            <text:p>1200.095</text:p>
          </table:table-cell>
          <table:table-cell table:style-name="ce37" table:formula="of:=SUM([.C46:.E46])/3" office:value-type="float" office:value="1.72233333333333" calcext:value-type="float">
            <text:p>1.72</text:p>
          </table:table-cell>
          <table:table-cell table:style-name="ce37" table:formula="of:=SUM([.F46:.H46])/3" office:value-type="float" office:value="2.516" calcext:value-type="float">
            <text:p>2.52</text:p>
          </table:table-cell>
          <table:table-cell table:style-name="ce37" table:formula="of:=SUM([.I46:.K46])/3" office:value-type="float" office:value="1200.09166666667" calcext:value-type="float">
            <text:p>1,200.09</text:p>
          </table:table-cell>
          <table:table-cell/>
          <table:table-cell office:value-type="string" calcext:value-type="string">
            <text:p>INPUT ID: 449, VALUE: OPTION INPUT ID: 195, VALUE: <text:s/>INPUT ID: 581, VALUE: <text:s/>INPUT ID: 645, VALUE: <text:s/>INPUT ID: 135, VALUE: NAME INPUT ID: 264, VALUE: DESCRIPTION INPUT ID: 328, VALUE: <text:s/>INPUT ID: 393, VALUE: OPTION INPUT ID: 521, VALUE: DESCRIPTION INPUT ID: 205, VALUE: <text:s/>INPUT ID: 463, VALUE: <text:s/>INPUT ID: 591, VALUE: <text:s/>INPUT ID: 655, VALUE: <text:s/>INPUT ID: 338, VALUE: DESCRIPTION INPUT ID: 20, VALUE: HTML INPUT ID: 150, VALUE: <text:s/>INPUT ID: 215, VALUE: <text:s/>INPUT ID: 279, VALUE: <text:s/>INPUT ID: 535, VALUE: <text:s/>INPUT ID: 409, VALUE: <text:s/>INPUT ID: 473, VALUE: <text:s/>INPUT ID: 601, VALUE: <text:s/>INPUT ID: 160, VALUE: DESCRIPTION INPUT ID: 225, VALUE: TABLE INPUT ID: 289, VALUE: <text:s/>INPUT ID: 353, VALUE: <text:s/>INPUT ID: 545, VALUE: <text:s/>INPUT ID: 419, VALUE: <text:s/>INPUT ID: 483, VALUE: FIELD INPUT ID: 611, VALUE: <text:s/>INPUT ID: 299, VALUE: FIELD INPUT ID: 363, VALUE: <text:s/>INPUT ID: 555, VALUE: <text:s/>INPUT ID: 429, VALUE: <text:s/>INPUT ID: 621, VALUE: OPTION INPUT ID: 175, VALUE: <text:s/>INPUT ID: 239, VALUE: NAME INPUT ID: 113, VALUE: DATABASE INPUT ID: 497, VALUE: NAME INPUT ID: 373, VALUE: <text:s/>INPUT ID: 565, VALUE: LENGTH INPUT ID: 439, VALUE: <text:s/>INPUT ID: 185, VALUE: <text:s/>INPUT ID: 313, VALUE: NAME INPUT ID: 635, VALUE: <text:s/>INPUT ID: 254, VALUE: <text:s/>INPUT ID: 383, VALUE: <text:s/>INPUT ID: 511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") <text:s text:c="2"/>(define-fun L72 () String "") <text:s text:c="2"/>(define-fun L60 () String "") <text:s text:c="2"/>(define-fun L92 () String "name") <text:s text:c="2"/>(define-fun L88 () String "") <text:s text:c="2"/>(define-fun L44 () String "name") <text:s text:c="2"/>(define-fun L6 () String "") <text:s text:c="2"/>(define-fun L76 () String "") <text:s text:c="2"/>(define-fun L64 () String "") <text:s text:c="2"/>(define-fun L20 () String "") <text:s text:c="2"/>(define-fun L52 () String "field") <text:s text:c="2"/>(define-fun L48 () String "") <text:s text:c="2"/>(define-fun L36 () String "database") <text:s text:c="2"/>(define-fun L68 () String "length") <text:s text:c="2"/>(define-fun L24 () String "option") <text:s text:c="2"/>(define-fun L56 () String "") <text:s text:c="2"/>(define-fun L12 () String "") <text:s text:c="2"/>(define-fun L16 () String "") <text:s text:c="2"/>(define-fun L1 () String "description") <text:s text:c="2"/>(define-fun L33 () String "description") <text:s text:c="2"/>(define-fun L21 () String "length") <text:s text:c="2"/>(define-fun L5 () String "name") <text:s text:c="2"/>(define-fun L53 () String "field") <text:s text:c="2"/>(define-fun L25 () String "option") <text:s text:c="2"/>(define-fun L29 () String "") <text:s text:c="2"/>(define-fun L49 () String "type") <text:s text:c="2"/>(define-fun L90 () String "") <text:s text:c="2"/>(define-fun L0 () String "description") <text:s text:c="2"/>(define-fun L62 () String "") <text:s text:c="2"/>(define-fun L94 () String "") <text:s text:c="2"/>(define-fun L50 () String "") <text:s text:c="2"/>(define-fun L82 () String "") <text:s text:c="2"/>(define-fun L4 () String "name") <text:s text:c="2"/>(define-fun L70 () String "") <text:s text:c="2"/>(define-fun L66 () String "field") <text:s text:c="2"/>(define-fun L22 () String "description") <text:s text:c="2"/>(define-fun L54 () String "") <text:s text:c="2"/>(define-fun L10 () String "name") <text:s text:c="2"/>(define-fun L86 () String "") <text:s text:c="2"/>(define-fun L42 () String "") <text:s text:c="2"/>(define-fun L8 () String "") <text:s text:c="2"/>(define-fun L74 () String "description") <text:s text:c="2"/>(define-fun L26 () String "html") <text:s text:c="2"/>(define-fun L58 () String "") <text:s text:c="2"/>(define-fun L14 () String "table") <text:s text:c="2"/>(define-fun L46 () String "") <text:s text:c="2"/>(define-fun L78 () String "") <text:s text:c="2"/>(define-fun L18 () String "") <text:s text:c="2"/>(define-fun L38 () String "option") <text:s text:c="2"/>(define-fun L31 () String "option") <text:s text:c="2"/>(define-fun L15 () String "table") <text:s text:c="2"/>(define-fun L35 () String "database") <text:s text:c="2"/>(define-fun L27 () String "") <text:s text:c="2"/>(define-fun sym393 () String "OPTION") <text:s text:c="2"/>(define-fun sym195 () String "") <text:s text:c="2"/>(define-fun sym591 () String "") <text:s text:c="2"/>(define-fun sym150 () String "") <text:s text:c="2"/>(define-fun sym655 () String "") <text:s text:c="2"/>(define-fun sym611 () String "") <text:s text:c="2"/>(define-fun sym215 () String "") <text:s text:c="2"/>(define-fun sym511 () String "") <text:s text:c="2"/>(define-fun sym555 () String "") <text:s text:c="2"/>(define-fun sym313 () String "NAME") <text:s text:c="2"/>(define-fun sym279 () String "") <text:s text:c="2"/>(define-fun sym135 () String "NAME") <text:s text:c="2"/>(define-fun sym113 () String "DATABASE") <text:s text:c="2"/>(define-fun sym299 () String "FIELD") <text:s text:c="2"/>(define-fun sym497 () String "NAME") <text:s text:c="2"/>(define-fun sym254 () String "") <text:s text:c="2"/>(define-fun sym353 () String "") <text:s text:c="2"/>(define-fun sym473 () String "") <text:s text:c="2"/>(define-fun sym373 () String "") <text:s text:c="2"/>(define-fun sym175 () String "") <text:s text:c="2"/>(define-fun sym419 () String "") <text:s text:c="2"/>(define-fun sym439 () String "") <text:s text:c="2"/>(define-fun sym635 () String "") <text:s text:c="2"/>(define-fun sym338 () String "DESCRIPTION") <text:s text:c="2"/>(define-fun sym239 () String "NAME") <text:s text:c="2"/>(define-fun sym535 () String "") <text:s text:c="2"/>(define-fun sym581 () String "") <text:s text:c="2"/>(define-fun sym185 () String "") <text:s text:c="2"/>(define-fun sym383 () String "") <text:s text:c="2"/>(define-fun sym160 () String "DESCRIPTION") <text:s text:c="2"/>(define-fun sym545 () String "") <text:s text:c="2"/>(define-fun sym621 () String "OPTION") <text:s text:c="2"/>(define-fun sym225 () String "TABLE") <text:s text:c="2"/>(define-fun sym565 () String "LENGTH") <text:s text:c="2"/>(define-fun sym521 () String "DESCRIPTION") <text:s text:c="2"/>(define-fun sym289 () String "") <text:s text:c="2"/>(define-fun sym463 () String "") <text:s text:c="2"/>(define-fun sym264 () String "DESCRIPTION") <text:s text:c="2"/>(define-fun sym363 () String "") <text:s text:c="2"/>(define-fun sym483 () String "FIELD") <text:s text:c="2"/>(define-fun sym409 () String "") <text:s text:c="2"/>(define-fun sym429 () String "") <text:s text:c="2"/>(define-fun sym328 () String "") <text:s text:c="2"/>(define-fun sym449 () String "OPTION") <text:s text:c="2"/>(define-fun sym601 () String "") <text:s text:c="2"/>(define-fun sym205 () String "") <text:s text:c="2"/>(define-fun sym20 () String "HTML") <text:s text:c="2"/>(define-fun sym64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6.smt2</text:p>
          </table:table-cell>
          <table:table-cell table:style-name="ce18" office:value-type="float" office:value="1.897" calcext:value-type="float">
            <text:p>1.897</text:p>
          </table:table-cell>
          <table:table-cell table:style-name="ce18" office:value-type="float" office:value="2.108" calcext:value-type="float">
            <text:p>2.108</text:p>
          </table:table-cell>
          <table:table-cell table:style-name="ce18" office:value-type="float" office:value="2.055" calcext:value-type="float">
            <text:p>2.055</text:p>
          </table:table-cell>
          <table:table-cell table:style-name="ce30" office:value-type="float" office:value="2.537" calcext:value-type="float">
            <text:p>2.537</text:p>
          </table:table-cell>
          <table:table-cell table:style-name="ce18" office:value-type="float" office:value="2.591" calcext:value-type="float">
            <text:p>2.591</text:p>
          </table:table-cell>
          <table:table-cell table:style-name="ce18" office:value-type="float" office:value="2.622" calcext:value-type="float">
            <text:p>2.622</text:p>
          </table:table-cell>
          <table:table-cell table:style-name="ce30" office:value-type="float" office:value="1200.098" calcext:value-type="float">
            <text:p>1200.098</text:p>
          </table:table-cell>
          <table:table-cell table:style-name="ce18" office:value-type="float" office:value="1200.092" calcext:value-type="float">
            <text:p>1200.092</text:p>
          </table:table-cell>
          <table:table-cell office:value-type="float" office:value="1200.056" calcext:value-type="float">
            <text:p>1200.056</text:p>
          </table:table-cell>
          <table:table-cell table:style-name="ce37" table:formula="of:=SUM([.C47:.E47])/3" office:value-type="float" office:value="2.02" calcext:value-type="float">
            <text:p>2.02</text:p>
          </table:table-cell>
          <table:table-cell table:style-name="ce37" table:formula="of:=SUM([.F47:.H47])/3" office:value-type="float" office:value="2.58333333333333" calcext:value-type="float">
            <text:p>2.58</text:p>
          </table:table-cell>
          <table:table-cell table:style-name="ce37" table:formula="of:=SUM([.I47:.K47])/3" office:value-type="float" office:value="1200.082" calcext:value-type="float">
            <text:p>1,200.08</text:p>
          </table:table-cell>
          <table:table-cell/>
          <table:table-cell office:value-type="string" calcext:value-type="string">
            <text:p>INPUT ID: 389, VALUE: <text:s/>INPUT ID: 773, VALUE: <text:s/>INPUT ID: 135, VALUE: NAME INPUT ID: 519, VALUE: OPTION INPUT ID: 264, VALUE: DESCRIPTION INPUT ID: 649, VALUE: <text:s/>INPUT ID: 399, VALUE: <text:s/>INPUT ID: 783, VALUE: <text:s/>INPUT ID: 659, VALUE: TYPE INPUT ID: 20, VALUE: HTML INPUT ID: 533, VALUE: <text:s/>INPUT ID: 150, VALUE: <text:s/>INPUT ID: 279, VALUE: <text:s/>INPUT ID: 409, VALUE: TYPE INPUT ID: 793, VALUE: <text:s/>INPUT ID: 543, VALUE: <text:s/>INPUT ID: 160, VALUE: DESCRIPTION INPUT ID: 289, VALUE: <text:s/>INPUT ID: 673, VALUE: <text:s/>INPUT ID: 423, VALUE: <text:s/>INPUT ID: 553, VALUE: FIELD INPUT ID: 299, VALUE: FIELD INPUT ID: 683, VALUE: <text:s/>INPUT ID: 175, VALUE: <text:s/>INPUT ID: 433, VALUE: <text:s/>INPUT ID: 693, VALUE: <text:s/>INPUT ID: 567, VALUE: NAME INPUT ID: 185, VALUE: <text:s/>INPUT ID: 313, VALUE: NAME INPUT ID: 443, VALUE: <text:s/>INPUT ID: 703, VALUE: LENGTH INPUT ID: 195, VALUE: <text:s/>INPUT ID: 453, VALUE: <text:s/>INPUT ID: 581, VALUE: <text:s/>INPUT ID: 328, VALUE: <text:s/>INPUT ID: 205, VALUE: <text:s/>INPUT ID: 463, VALUE: OPTION INPUT ID: 591, VALUE: DESCRIPTION INPUT ID: 719, VALUE: <text:s/>INPUT ID: 338, VALUE: DESCRIPTION INPUT ID: 215, VALUE: <text:s/>INPUT ID: 729, VALUE: <text:s/>INPUT ID: 605, VALUE: <text:s/>INPUT ID: 479, VALUE: <text:s/>INPUT ID: 225, VALUE: TABLE INPUT ID: 353, VALUE: <text:s/>INPUT ID: 739, VALUE: <text:s/>INPUT ID: 615, VALUE: <text:s/>INPUT ID: 489, VALUE: <text:s/>INPUT ID: 363, VALUE: <text:s/>INPUT ID: 749, VALUE: <text:s/>INPUT ID: 239, VALUE: NAME INPUT ID: 113, VALUE: DATABASE INPUT ID: 625, VALUE: TYPE INPUT ID: 499, VALUE: <text:s/>INPUT ID: 373, VALUE: TYPE INPUT ID: 759, VALUE: OPTION INPUT ID: 509, VALUE: <text:s/>INPUT ID: 254, VALUE: <text:s/>INPUT ID: 639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") <text:s text:c="2"/>(define-fun L84 () String "") <text:s text:c="2"/>(define-fun L40 () String "") <text:s text:c="2"/>(define-fun L2 () String "option") <text:s text:c="2"/>(define-fun L72 () String "type") <text:s text:c="2"/>(define-fun L60 () String "") <text:s text:c="2"/>(define-fun L92 () String "") <text:s text:c="2"/>(define-fun L88 () String "") <text:s text:c="2"/>(define-fun L44 () String "") <text:s text:c="2"/>(define-fun L6 () String "type") <text:s text:c="2"/>(define-fun L76 () String "") <text:s text:c="2"/>(define-fun L32 () String "") <text:s text:c="2"/>(define-fun L64 () String "") <text:s text:c="2"/>(define-fun L20 () String "") <text:s text:c="2"/>(define-fun L96 () String "length") <text:s text:c="2"/>(define-fun L52 () String "") <text:s text:c="2"/>(define-fun L48 () String "") <text:s text:c="2"/>(define-fun L36 () String "name") <text:s text:c="2"/>(define-fun L68 () String "table") <text:s text:c="2"/>(define-fun L24 () String "type") <text:s text:c="2"/>(define-fun L56 () String "") <text:s text:c="2"/>(define-fun L12 () String "") <text:s text:c="2"/>(define-fun L28 () String "") <text:s text:c="2"/>(define-fun L16 () String "field") <text:s text:c="2"/>(define-fun L112 () String "type") <text:s text:c="2"/>(define-fun L100 () String "option") <text:s text:c="2"/>(define-fun L1 () String "length") <text:s text:c="2"/>(define-fun L108 () String "html") <text:s text:c="2"/>(define-fun L5 () String "database") <text:s text:c="2"/>(define-fun L116 () String "") <text:s text:c="2"/>(define-fun L104 () String "") <text:s text:c="2"/>(define-fun L9 () String "description") <text:s text:c="2"/>(define-fun L13 () String "name") <text:s text:c="2"/>(define-fun L29 () String "table") <text:s text:c="2"/>(define-fun L17 () String "field") <text:s text:c="2"/>(define-fun L90 () String "") <text:s text:c="2"/>(define-fun L0 () String "") <text:s text:c="2"/>(define-fun L62 () String "") <text:s text:c="2"/>(define-fun L94 () String "") <text:s text:c="2"/>(define-fun L50 () String "description") <text:s text:c="2"/>(define-fun L82 () String "") <text:s text:c="2"/>(define-fun L4 () String "database") <text:s text:c="2"/>(define-fun L70 () String "") <text:s text:c="2"/>(define-fun L66 () String "") <text:s text:c="2"/>(define-fun L22 () String "") <text:s text:c="2"/>(define-fun L98 () String "name") <text:s text:c="2"/>(define-fun L54 () String "field") <text:s text:c="2"/>(define-fun L10 () String "") <text:s text:c="2"/>(define-fun L86 () String "") <text:s text:c="2"/>(define-fun L42 () String "") <text:s text:c="2"/>(define-fun L8 () String "") <text:s text:c="2"/>(define-fun L74 () String "description") <text:s text:c="2"/>(define-fun L30 () String "option") <text:s text:c="2"/>(define-fun L26 () String "name") <text:s text:c="2"/>(define-fun L58 () String "") <text:s text:c="2"/>(define-fun L14 () String "") <text:s text:c="2"/>(define-fun L46 () String "") <text:s text:c="2"/>(define-fun L78 () String "") <text:s text:c="2"/>(define-fun L34 () String "") <text:s text:c="2"/>(define-fun L18 () String "") <text:s text:c="2"/>(define-fun L38 () String "name") <text:s text:c="2"/>(define-fun L114 () String "") <text:s text:c="2"/>(define-fun L102 () String "description") <text:s text:c="2"/>(define-fun L110 () String "") <text:s text:c="2"/>(define-fun L3 () String "option") <text:s text:c="2"/>(define-fun L7 () String "type") <text:s text:c="2"/>(define-fun L118 () String "description") <text:s text:c="2"/>(define-fun L106 () String "") <text:s text:c="2"/>(define-fun sym591 () String "DESCRIPTION") <text:s text:c="2"/>(define-fun sym195 () String "") <text:s text:c="2"/>(define-fun sym150 () String "") <text:s text:c="2"/>(define-fun sym479 () String "") <text:s text:c="2"/>(define-fun sym313 () String "NAME") <text:s text:c="2"/>(define-fun sym279 () String "") <text:s text:c="2"/>(define-fun sym433 () String "") <text:s text:c="2"/>(define-fun sym553 () String "FIELD") <text:s text:c="2"/>(define-fun sym399 () String "") <text:s text:c="2"/>(define-fun sym113 () String "DATABASE") <text:s text:c="2"/>(define-fun sym673 () String "") <text:s text:c="2"/>(define-fun sym353 () String "") <text:s text:c="2"/>(define-fun sym793 () String "") <text:s text:c="2"/>(define-fun sym519 () String "OPTION") <text:s text:c="2"/>(define-fun sym639 () String "") <text:s text:c="2"/>(define-fun sym759 () String "OPTION") <text:s text:c="2"/>(define-fun sym239 () String "NAME") <text:s text:c="2"/>(define-fun sym719 () String "") <text:s text:c="2"/>(define-fun sym581 () String "") <text:s text:c="2"/>(define-fun sym185 () String "") <text:s text:c="2"/>(define-fun sym225 () String "TABLE") <text:s text:c="2"/>(define-fun sym423 () String "") <text:s text:c="2"/>(define-fun sym543 () String "") <text:s text:c="2"/>(define-fun sym389 () String "") <text:s text:c="2"/>(define-fun sym783 () String "") <text:s text:c="2"/>(define-fun sym463 () String "OPTION") <text:s text:c="2"/>(define-fun sym264 () String "DESCRIPTION") <text:s text:c="2"/>(define-fun sym509 () String "") <text:s text:c="2"/>(define-fun sym749 () String "") <text:s text:c="2"/>(define-fun sym703 () String "LENGTH") <text:s text:c="2"/>(define-fun sym625 () String "TYPE") <text:s text:c="2"/>(define-fun sym20 () String "HTML") <text:s text:c="2"/>(define-fun sym215 () String "") <text:s text:c="2"/>(define-fun sym533 () String "") <text:s text:c="2"/>(define-fun sym499 () String "") <text:s text:c="2"/>(define-fun sym773 () String "") <text:s text:c="2"/>(define-fun sym135 () String "NAME") <text:s text:c="2"/>(define-fun sym299 () String "FIELD") <text:s text:c="2"/>(define-fun sym453 () String "") <text:s text:c="2"/>(define-fun sym254 () String "") <text:s text:c="2"/>(define-fun sym693 () String "") <text:s text:c="2"/>(define-fun sym175 () String "") <text:s text:c="2"/>(define-fun sym373 () String "TYPE") <text:s text:c="2"/>(define-fun sym739 () String "") <text:s text:c="2"/>(define-fun sym615 () String "") <text:s text:c="2"/>(define-fun sym659 () String "TYPE") <text:s text:c="2"/>(define-fun sym338 () String "DESCRIPTION") <text:s text:c="2"/>(define-fun sym160 () String "DESCRIPTION") <text:s text:c="2"/>(define-fun sym567 () String "NAME") <text:s text:c="2"/>(define-fun sym489 () String "") <text:s text:c="2"/>(define-fun sym443 () String "") <text:s text:c="2"/>(define-fun sym289 () String "") <text:s text:c="2"/>(define-fun sym683 () String "") <text:s text:c="2"/>(define-fun sym363 () String "") <text:s text:c="2"/>(define-fun sym729 () String "") <text:s text:c="2"/>(define-fun sym409 () String "TYPE") <text:s text:c="2"/>(define-fun sym649 () String "") <text:s text:c="2"/>(define-fun sym60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7.smt2</text:p>
          </table:table-cell>
          <table:table-cell table:style-name="ce18" office:value-type="float" office:value="1.989" calcext:value-type="float">
            <text:p>1.989</text:p>
          </table:table-cell>
          <table:table-cell table:style-name="ce18" office:value-type="float" office:value="1.921" calcext:value-type="float">
            <text:p>1.921</text:p>
          </table:table-cell>
          <table:table-cell table:style-name="ce18" office:value-type="float" office:value="1.915" calcext:value-type="float">
            <text:p>1.915</text:p>
          </table:table-cell>
          <table:table-cell table:style-name="ce30" office:value-type="float" office:value="2.601" calcext:value-type="float">
            <text:p>2.601</text:p>
          </table:table-cell>
          <table:table-cell table:style-name="ce18" office:value-type="float" office:value="2.375" calcext:value-type="float">
            <text:p>2.375</text:p>
          </table:table-cell>
          <table:table-cell table:style-name="ce18" office:value-type="float" office:value="2.617" calcext:value-type="float">
            <text:p>2.617</text:p>
          </table:table-cell>
          <table:table-cell table:style-name="ce30" office:value-type="float" office:value="1200.12" calcext:value-type="float">
            <text:p>1200.12</text:p>
          </table:table-cell>
          <table:table-cell table:style-name="ce18" office:value-type="float" office:value="1200.12" calcext:value-type="float">
            <text:p>1200.12</text:p>
          </table:table-cell>
          <table:table-cell office:value-type="float" office:value="1200.114" calcext:value-type="float">
            <text:p>1200.114</text:p>
          </table:table-cell>
          <table:table-cell table:style-name="ce37" table:formula="of:=SUM([.C48:.E48])/3" office:value-type="float" office:value="1.94166666666667" calcext:value-type="float">
            <text:p>1.94</text:p>
          </table:table-cell>
          <table:table-cell table:style-name="ce37" table:formula="of:=SUM([.F48:.H48])/3" office:value-type="float" office:value="2.531" calcext:value-type="float">
            <text:p>2.53</text:p>
          </table:table-cell>
          <table:table-cell table:style-name="ce37" table:formula="of:=SUM([.I48:.K48])/3" office:value-type="float" office:value="1200.118" calcext:value-type="float">
            <text:p>1,200.12</text:p>
          </table:table-cell>
          <table:table-cell/>
          <table:table-cell office:value-type="string" calcext:value-type="string">
            <text:p>INPUT ID: 387, VALUE: <text:s/>INPUT ID: 773, VALUE: <text:s/>INPUT ID: 135, VALUE: NAME INPUT ID: 264, VALUE: DESCRIPTION INPUT ID: 523, VALUE: <text:s/>INPUT ID: 397, VALUE: TYPE INPUT ID: 653, VALUE: <text:s/>INPUT ID: 20, VALUE: HTML INPUT ID: 533, VALUE: <text:s/>INPUT ID: 150, VALUE: <text:s/>INPUT ID: 279, VALUE: <text:s/>INPUT ID: 663, VALUE: <text:s/>INPUT ID: 413, VALUE: <text:s/>INPUT ID: 543, VALUE: FIELD INPUT ID: 160, VALUE: DESCRIPTION INPUT ID: 289, VALUE: <text:s/>INPUT ID: 673, VALUE: <text:s/>INPUT ID: 423, VALUE: <text:s/>INPUT ID: 299, VALUE: FIELD INPUT ID: 683, VALUE: LENGTH INPUT ID: 557, VALUE: NAME INPUT ID: 175, VALUE: <text:s/>INPUT ID: 433, VALUE: <text:s/>INPUT ID: 185, VALUE: <text:s/>INPUT ID: 313, VALUE: NAME INPUT ID: 443, VALUE: <text:s/>INPUT ID: 571, VALUE: <text:s/>INPUT ID: 699, VALUE: <text:s/>INPUT ID: 195, VALUE: <text:s/>INPUT ID: 453, VALUE: OPTION INPUT ID: 581, VALUE: DESCRIPTION INPUT ID: 709, VALUE: <text:s/>INPUT ID: 328, VALUE: <text:s/>INPUT ID: 205, VALUE: <text:s/>INPUT ID: 719, VALUE: <text:s/>INPUT ID: 338, VALUE: DESCRIPTION INPUT ID: 595, VALUE: <text:s/>INPUT ID: 469, VALUE: <text:s/>INPUT ID: 215, VALUE: <text:s/>INPUT ID: 729, VALUE: <text:s/>INPUT ID: 605, VALUE: DESCRIPTION INPUT ID: 479, VALUE: <text:s/>INPUT ID: 225, VALUE: TABLE INPUT ID: 353, VALUE: <text:s/>INPUT ID: 739, VALUE: OPTION INPUT ID: 489, VALUE: <text:s/>INPUT ID: 363, VALUE: DESCRIPTION INPUT ID: 619, VALUE: <text:s/>INPUT ID: 239, VALUE: NAME INPUT ID: 113, VALUE: DATABASE INPUT ID: 753, VALUE: <text:s/>INPUT ID: 499, VALUE: <text:s/>INPUT ID: 629, VALUE: <text:s/>INPUT ID: 377, VALUE: <text:s/>INPUT ID: 763, VALUE: <text:s/>INPUT ID: 509, VALUE: OPTION INPUT ID: 254, VALUE: <text:s/>INPUT ID: 639, VALUE: TYPE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description") <text:s text:c="2"/>(define-fun L84 () String "description") <text:s text:c="2"/>(define-fun L40 () String "") <text:s text:c="2"/>(define-fun L2 () String "option") <text:s text:c="2"/>(define-fun L72 () String "") <text:s text:c="2"/>(define-fun L60 () String "") <text:s text:c="2"/>(define-fun L92 () String "") <text:s text:c="2"/>(define-fun L88 () String "description") <text:s text:c="2"/>(define-fun L44 () String "nam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") <text:s text:c="2"/>(define-fun L52 () String "") <text:s text:c="2"/>(define-fun L48 () String "") <text:s text:c="2"/>(define-fun L36 () String "") <text:s text:c="2"/>(define-fun L68 () String "name") <text:s text:c="2"/>(define-fun L24 () String "") <text:s text:c="2"/>(define-fun L56 () String "") <text:s text:c="2"/>(define-fun L12 () String "") <text:s text:c="2"/>(define-fun L28 () String "description") <text:s text:c="2"/>(define-fun L16 () String "") <text:s text:c="2"/>(define-fun L112 () String "option") <text:s text:c="2"/>(define-fun L100 () String "html") <text:s text:c="2"/>(define-fun L1 () String "length") <text:s text:c="2"/>(define-fun L108 () String "") <text:s text:c="2"/>(define-fun L5 () String "name") <text:s text:c="2"/>(define-fun L25 () String "type") <text:s text:c="2"/>(define-fun L90 () String "") <text:s text:c="2"/>(define-fun L103 () String "") <text:s text:c="2"/>(define-fun L0 () String "length") <text:s text:c="2"/>(define-fun L62 () String "") <text:s text:c="2"/>(define-fun L94 () String "option") <text:s text:c="2"/>(define-fun L50 () String "") <text:s text:c="2"/>(define-fun L82 () String "") <text:s text:c="2"/>(define-fun L4 () String "name") <text:s text:c="2"/>(define-fun L70 () String "table") <text:s text:c="2"/>(define-fun L66 () String "type") <text:s text:c="2"/>(define-fun L22 () String "") <text:s text:c="2"/>(define-fun L98 () String "") <text:s text:c="2"/>(define-fun L54 () String "database") <text:s text:c="2"/>(define-fun L10 () String "") <text:s text:c="2"/>(define-fun L86 () String "field") <text:s text:c="2"/>(define-fun L42 () String "field") <text:s text:c="2"/>(define-fun L8 () String "") <text:s text:c="2"/>(define-fun L74 () String "") <text:s text:c="2"/>(define-fun L30 () String "name") <text:s text:c="2"/>(define-fun L26 () String "") <text:s text:c="2"/>(define-fun L58 () String "") <text:s text:c="2"/>(define-fun L14 () String "") <text:s text:c="2"/>(define-fun L46 () String "") <text:s text:c="2"/>(define-fun L78 () String "") <text:s text:c="2"/>(define-fun L34 () String "type") <text:s text:c="2"/>(define-fun L18 () String "description") <text:s text:c="2"/>(define-fun L38 () String "description") <text:s text:c="2"/>(define-fun L114 () String "") <text:s text:c="2"/>(define-fun L110 () String "") <text:s text:c="2"/>(define-fun L71 () String "table") <text:s text:c="2"/>(define-fun L3 () String "option") <text:s text:c="2"/>(define-fun L55 () String "database") <text:s text:c="2"/>(define-fun L11 () String "description") <text:s text:c="2"/>(define-fun L43 () String "field") <text:s text:c="2"/>(define-fun L106 () String "") <text:s text:c="2"/>(define-fun sym195 () String "") <text:s text:c="2"/>(define-fun sym150 () String "") <text:s text:c="2"/>(define-fun sym479 () String "") <text:s text:c="2"/>(define-fun sym313 () String "NAME") <text:s text:c="2"/>(define-fun sym753 () String "") <text:s text:c="2"/>(define-fun sym433 () String "") <text:s text:c="2"/>(define-fun sym279 () String "") <text:s text:c="2"/>(define-fun sym113 () String "DATABASE") <text:s text:c="2"/>(define-fun sym673 () String "") <text:s text:c="2"/>(define-fun sym397 () String "TYPE") <text:s text:c="2"/>(define-fun sym353 () String "") <text:s text:c="2"/>(define-fun sym595 () String "") <text:s text:c="2"/>(define-fun sym639 () String "TYPE") <text:s text:c="2"/>(define-fun sym239 () String "NAME") <text:s text:c="2"/>(define-fun sym557 () String "NAME") <text:s text:c="2"/>(define-fun sym719 () String "") <text:s text:c="2"/>(define-fun sym185 () String "") <text:s text:c="2"/>(define-fun sym581 () String "DESCRIPTION") <text:s text:c="2"/>(define-fun sym423 () String "") <text:s text:c="2"/>(define-fun sym225 () String "TABLE") <text:s text:c="2"/>(define-fun sym543 () String "FIELD") <text:s text:c="2"/>(define-fun sym663 () String "") <text:s text:c="2"/>(define-fun sym387 () String "") <text:s text:c="2"/>(define-fun sym264 () String "DESCRIPTION") <text:s text:c="2"/>(define-fun sym509 () String "OPTION") <text:s text:c="2"/>(define-fun sym629 () String "") <text:s text:c="2"/>(define-fun sym20 () String "HTML") <text:s text:c="2"/>(define-fun sym469 () String "") <text:s text:c="2"/>(define-fun sym709 () String "") <text:s text:c="2"/>(define-fun sym413 () String "") <text:s text:c="2"/>(define-fun sym215 () String "") <text:s text:c="2"/>(define-fun sym699 () String "") <text:s text:c="2"/>(define-fun sym533 () String "") <text:s text:c="2"/>(define-fun sym499 () String "") <text:s text:c="2"/>(define-fun sym653 () String "") <text:s text:c="2"/>(define-fun sym773 () String "") <text:s text:c="2"/>(define-fun sym135 () String "NAME") <text:s text:c="2"/>(define-fun sym377 () String "") <text:s text:c="2"/>(define-fun sym453 () String "OPTION") <text:s text:c="2"/>(define-fun sym299 () String "FIELD") <text:s text:c="2"/>(define-fun sym254 () String "") <text:s text:c="2"/>(define-fun sym175 () String "") <text:s text:c="2"/>(define-fun sym571 () String "") <text:s text:c="2"/>(define-fun sym619 () String "") <text:s text:c="2"/>(define-fun sym739 () String "OPTION") <text:s text:c="2"/>(define-fun sym338 () String "DESCRIPTION") <text:s text:c="2"/>(define-fun sym160 () String "DESCRIPTION") <text:s text:c="2"/>(define-fun sym523 () String "") <text:s text:c="2"/>(define-fun sym489 () String "") <text:s text:c="2"/>(define-fun sym763 () String "") <text:s text:c="2"/>(define-fun sym289 () String "") <text:s text:c="2"/>(define-fun sym443 () String "") <text:s text:c="2"/>(define-fun sym683 () String "LENGTH") <text:s text:c="2"/>(define-fun sym363 () String "DESCRIPTION") <text:s text:c="2"/>(define-fun sym729 () String "") <text:s text:c="2"/>(define-fun sym605 () String "DESCRIPTION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8.smt2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652" calcext:value-type="float">
            <text:p>1.652</text:p>
          </table:table-cell>
          <table:table-cell table:style-name="ce18" office:value-type="float" office:value="1.824" calcext:value-type="float">
            <text:p>1.824</text:p>
          </table:table-cell>
          <table:table-cell table:style-name="ce30" office:value-type="float" office:value="2.558" calcext:value-type="float">
            <text:p>2.558</text:p>
          </table:table-cell>
          <table:table-cell table:style-name="ce18" office:value-type="float" office:value="2.577" calcext:value-type="float">
            <text:p>2.577</text:p>
          </table:table-cell>
          <table:table-cell table:style-name="ce18" office:value-type="float" office:value="2.421" calcext:value-type="float">
            <text:p>2.421</text:p>
          </table:table-cell>
          <table:table-cell table:style-name="ce30" office:value-type="float" office:value="1200.108" calcext:value-type="float">
            <text:p>1200.108</text:p>
          </table:table-cell>
          <table:table-cell table:style-name="ce18" office:value-type="float" office:value="1200.104" calcext:value-type="float">
            <text:p>1200.104</text:p>
          </table:table-cell>
          <table:table-cell office:value-type="float" office:value="1200.15" calcext:value-type="float">
            <text:p>1200.15</text:p>
          </table:table-cell>
          <table:table-cell table:style-name="ce37" table:formula="of:=SUM([.C49:.E49])/3" office:value-type="float" office:value="1.79133333333333" calcext:value-type="float">
            <text:p>1.79</text:p>
          </table:table-cell>
          <table:table-cell table:style-name="ce37" table:formula="of:=SUM([.F49:.H49])/3" office:value-type="float" office:value="2.51866666666667" calcext:value-type="float">
            <text:p>2.52</text:p>
          </table:table-cell>
          <table:table-cell table:style-name="ce37" table:formula="of:=SUM([.I49:.K49])/3" office:value-type="float" office:value="1200.12066666667" calcext:value-type="float">
            <text:p>1,200.12</text:p>
          </table:table-cell>
          <table:table-cell/>
          <table:table-cell office:value-type="string" calcext:value-type="string">
            <text:p>INPUT ID: 769, VALUE: <text:s/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LENGTH INPUT ID: 299, VALUE: FIELD INPUT ID: 429, VALUE: OPTION INPUT ID: 557, VALUE: DESCRIPTION INPUT ID: 175, VALUE: <text:s/>INPUT ID: 695, VALUE: <text:s/>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735, VALUE: OPTION INPUT ID: 225, VALUE: TABLE INPUT ID: 353, VALUE: <text:s/>INPUT ID: 485, VALUE: OPTION INPUT ID: 615, VALUE: <text:s/>INPUT ID: 363, VALUE: <text:s/>INPUT ID: 749, VALUE: <text:s/>INPUT ID: 239, VALUE: NAME INPUT ID: 113, VALUE: DATABASE INPUT ID: 625, VALUE: <text:s/>INPUT ID: 499, VALUE: <text:s/>INPUT ID: 373, VALUE: TYPE INPUT ID: 759, VALUE: <text:s/>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") <text:s text:c="2"/>(define-fun L80 () String "name") <text:s text:c="2"/>(define-fun L84 () String "") <text:s text:c="2"/>(define-fun L40 () String "") <text:s text:c="2"/>(define-fun L2 () String "") <text:s text:c="2"/>(define-fun L72 () String "option") <text:s text:c="2"/>(define-fun L60 () String "database") <text:s text:c="2"/>(define-fun L92 () String "") <text:s text:c="2"/>(define-fun L88 () String "table") <text:s text:c="2"/>(define-fun L44 () String "type") <text:s text:c="2"/>(define-fun L6 () String "") <text:s text:c="2"/>(define-fun L76 () String "") <text:s text:c="2"/>(define-fun L32 () String "") <text:s text:c="2"/>(define-fun L64 () String "") <text:s text:c="2"/>(define-fun L20 () String "") <text:s text:c="2"/>(define-fun L96 () String "html") <text:s text:c="2"/>(define-fun L52 () String "") <text:s text:c="2"/>(define-fun L48 () String "") <text:s text:c="2"/>(define-fun L36 () String "") <text:s text:c="2"/>(define-fun L68 () String "") <text:s text:c="2"/>(define-fun L24 () String "name") <text:s text:c="2"/>(define-fun L56 () String "") <text:s text:c="2"/>(define-fun L12 () String "") <text:s text:c="2"/>(define-fun L28 () String "option") <text:s text:c="2"/>(define-fun L16 () String "") <text:s text:c="2"/>(define-fun L112 () String "") <text:s text:c="2"/>(define-fun L61 () String "database") <text:s text:c="2"/>(define-fun L1 () String "length") <text:s text:c="2"/>(define-fun L108 () String "") <text:s text:c="2"/>(define-fun L5 () String "type") <text:s text:c="2"/>(define-fun L97 () String "description") <text:s text:c="2"/>(define-fun L104 () String "") <text:s text:c="2"/>(define-fun L9 () String "name") <text:s text:c="2"/>(define-fun L13 () String "table") <text:s text:c="2"/>(define-fun L29 () String "option") <text:s text:c="2"/>(define-fun L90 () String "option") <text:s text:c="2"/>(define-fun L0 () String "length") <text:s text:c="2"/>(define-fun L62 () String "field") <text:s text:c="2"/>(define-fun L94 () String "") <text:s text:c="2"/>(define-fun L50 () String "") <text:s text:c="2"/>(define-fun L82 () String "field") <text:s text:c="2"/>(define-fun L4 () String "type") <text:s text:c="2"/>(define-fun L70 () String "") <text:s text:c="2"/>(define-fun L66 () String "") <text:s text:c="2"/>(define-fun L22 () String "") <text:s text:c="2"/>(define-fun L54 () String "") <text:s text:c="2"/>(define-fun L10 () String "") <text:s text:c="2"/>(define-fun L86 () String "") <text:s text:c="2"/>(define-fun L42 () String "description") <text:s text:c="2"/>(define-fun L8 () String "name") <text:s text:c="2"/>(define-fun L74 () String "length") <text:s text:c="2"/>(define-fun L30 () String "") <text:s text:c="2"/>(define-fun L26 () String "") <text:s text:c="2"/>(define-fun L58 () String "") <text:s text:c="2"/>(define-fun L14 () String "") <text:s text:c="2"/>(define-fun L46 () String "description") <text:s text:c="2"/>(define-fun L78 () String "description") <text:s text:c="2"/>(define-fun L34 () String "") <text:s text:c="2"/>(define-fun L18 () String "") <text:s text:c="2"/>(define-fun L38 () String "") <text:s text:c="2"/>(define-fun L114 () String "") <text:s text:c="2"/>(define-fun L110 () String "name") <text:s text:c="2"/>(define-fun L3 () String "description") <text:s text:c="2"/>(define-fun L99 () String "") <text:s text:c="2"/>(define-fun L63 () String "field") <text:s text:c="2"/>(define-fun L106 () String "") <text:s text:c="2"/>(define-fun sym591 () String "TYPE") <text:s text:c="2"/>(define-fun sym195 () String "") <text:s text:c="2"/>(define-fun sym150 () String "") <text:s text:c="2"/>(define-fun sym313 () String "NAME") <text:s text:c="2"/>(define-fun sym279 () String "") <text:s text:c="2"/>(define-fun sym113 () String "DATABASE") <text:s text:c="2"/>(define-fun sym399 () String "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759 () String "") <text:s text:c="2"/>(define-fun sym239 () String "NAME") <text:s text:c="2"/>(define-fun sym635 () String "LENGTH") <text:s text:c="2"/>(define-fun sym557 () String "DESCRIPTION") <text:s text:c="2"/>(define-fun sym185 () String "") <text:s text:c="2"/>(define-fun sym581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749 () String "") <text:s text:c="2"/>(define-fun sym429 () String "OPTION") <text:s text:c="2"/>(define-fun sym625 () String "") <text:s text:c="2"/>(define-fun sym547 () String "") <text:s text:c="2"/>(define-fun sym20 () String "HTML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299 () String "FIELD") <text:s text:c="2"/>(define-fun sym651 () String "") <text:s text:c="2"/>(define-fun sym695 () String "") <text:s text:c="2"/>(define-fun sym254 () String "") <text:s text:c="2"/>(define-fun sym175 () String "") <text:s text:c="2"/>(define-fun sym571 () String "") <text:s text:c="2"/>(define-fun sym373 () String "TYPE") <text:s text:c="2"/>(define-fun sym419 () String "") <text:s text:c="2"/>(define-fun sym615 () String "") <text:s text:c="2"/>(define-fun sym735 () String "OPTION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LENGTH") <text:s text:c="2"/>(define-fun sym409 () String "") <text:s text:c="2"/>(define-fun sym605 () String "") <text:s text:c="2"/>(define-fun sym769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29.smt2</text:p>
          </table:table-cell>
          <table:table-cell table:style-name="ce18" office:value-type="float" office:value="1.865" calcext:value-type="float">
            <text:p>1.865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.973" calcext:value-type="float">
            <text:p>1.973</text:p>
          </table:table-cell>
          <table:table-cell table:style-name="ce30" office:value-type="float" office:value="2.652" calcext:value-type="float">
            <text:p>2.652</text:p>
          </table:table-cell>
          <table:table-cell table:style-name="ce18" office:value-type="float" office:value="2.457" calcext:value-type="float">
            <text:p>2.457</text:p>
          </table:table-cell>
          <table:table-cell table:style-name="ce18" office:value-type="float" office:value="2.368" calcext:value-type="float">
            <text:p>2.368</text:p>
          </table:table-cell>
          <table:table-cell table:style-name="ce30" office:value-type="float" office:value="1200.108" calcext:value-type="float">
            <text:p>1200.108</text:p>
          </table:table-cell>
          <table:table-cell table:style-name="ce18" office:value-type="float" office:value="1200.13" calcext:value-type="float">
            <text:p>1200.13</text:p>
          </table:table-cell>
          <table:table-cell office:value-type="float" office:value="1200.101" calcext:value-type="float">
            <text:p>1200.101</text:p>
          </table:table-cell>
          <table:table-cell table:style-name="ce37" table:formula="of:=SUM([.C50:.E50])/3" office:value-type="float" office:value="1.946" calcext:value-type="float">
            <text:p>1.95</text:p>
          </table:table-cell>
          <table:table-cell table:style-name="ce37" table:formula="of:=SUM([.F50:.H50])/3" office:value-type="float" office:value="2.49233333333333" calcext:value-type="float">
            <text:p>2.49</text:p>
          </table:table-cell>
          <table:table-cell table:style-name="ce37" table:formula="of:=SUM([.I50:.K50])/3" office:value-type="float" office:value="1200.113" calcext:value-type="float">
            <text:p>1,200.11</text:p>
          </table:table-cell>
          <table:table-cell/>
          <table:table-cell office:value-type="string" calcext:value-type="string">
            <text:p>INPUT ID: 771, VALUE: <text:s/>INPUT ID: 389, VALUE: <text:s/>INPUT ID: 135, VALUE: NAME INPUT ID: 519, VALUE: <text:s/>INPUT ID: 647, VALUE: <text:s/>INPUT ID: 264, VALUE: DESCRIPTION INPUT ID: 781, VALUE: <text:s/>INPUT ID: 399, VALUE: <text:s/>INPUT ID: 529, VALUE: <text:s/>INPUT ID: 657, VALUE: DESCRIPTION INPUT ID: 20, VALUE: HTML INPUT ID: 150, VALUE: <text:s/>INPUT ID: 279, VALUE: <text:s/>INPUT ID: 791, VALUE: OPTION INPUT ID: 409, VALUE: <text:s/>INPUT ID: 539, VALUE: <text:s/>INPUT ID: 671, VALUE: <text:s/>INPUT ID: 160, VALUE: DESCRIPTION INPUT ID: 289, VALUE: <text:s/>INPUT ID: 419, VALUE: <text:s/>INPUT ID: 549, VALUE: <text:s/>INPUT ID: 805, VALUE: <text:s/>INPUT ID: 681, VALUE: <text:s/>INPUT ID: 299, VALUE: FIELD INPUT ID: 429, VALUE: OPTION INPUT ID: 175, VALUE: <text:s/>INPUT ID: 559, VALUE: <text:s/>INPUT ID: 815, VALUE: <text:s/>INPUT ID: 691, VALUE: TYPE INPUT ID: 185, VALUE: <text:s/>INPUT ID: 313, VALUE: NAME INPUT ID: 569, VALUE: <text:s/>INPUT ID: 825, VALUE: <text:s/>INPUT ID: 445, VALUE: <text:s/>INPUT ID: 705, VALUE: <text:s/>INPUT ID: 195, VALUE: <text:s/>INPUT ID: 579, VALUE: <text:s/>INPUT ID: 455, VALUE: <text:s/>INPUT ID: 328, VALUE: <text:s/>INPUT ID: 715, VALUE: <text:s/>INPUT ID: 205, VALUE: <text:s/>INPUT ID: 589, VALUE: <text:s/>INPUT ID: 465, VALUE: <text:s/>INPUT ID: 338, VALUE: DESCRIPTION INPUT ID: 725, VALUE: <text:s/>INPUT ID: 215, VALUE: <text:s/>INPUT ID: 599, VALUE: <text:s/>INPUT ID: 475, VALUE: <text:s/>INPUT ID: 735, VALUE: LENGTH INPUT ID: 225, VALUE: TABLE INPUT ID: 353, VALUE: <text:s/>INPUT ID: 609, VALUE: <text:s/>INPUT ID: 485, VALUE: OPTION INPUT ID: 363, VALUE: <text:s/>INPUT ID: 619, VALUE: FIELD INPUT ID: 239, VALUE: NAME INPUT ID: 751, VALUE: <text:s/>INPUT ID: 113, VALUE: DATABASE INPUT ID: 499, VALUE: <text:s/>INPUT ID: 373, VALUE: TYPE INPUT ID: 633, VALUE: NAME INPUT ID: 761, VALUE: <text:s/>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01 () String "table") <text:s text:c="2"/>(define-fun L113 () String "") <text:s text:c="2"/>(define-fun L2 () String "") <text:s text:c="2"/>(define-fun L109 () String "") <text:s text:c="2"/>(define-fun L6 () String "html") <text:s text:c="2"/>(define-fun L105 () String "") <text:s text:c="2"/>(define-fun L24 () String "type") <text:s text:c="2"/>(define-fun L117 () String "") <text:s text:c="2"/>(define-fun L56 () String "option") <text:s text:c="2"/>(define-fun L124 () String "") <text:s text:c="2"/>(define-fun L120 () String "field") <text:s text:c="2"/>(define-fun L73 () String "") <text:s text:c="2"/>(define-fun L61 () String "") <text:s text:c="2"/>(define-fun L1 () String "database") <text:s text:c="2"/>(define-fun L93 () String "") <text:s text:c="2"/>(define-fun L81 () String "name") <text:s text:c="2"/>(define-fun L77 () String "option") <text:s text:c="2"/>(define-fun L33 () String "name") <text:s text:c="2"/>(define-fun L65 () String "option") <text:s text:c="2"/>(define-fun L21 () String "") <text:s text:c="2"/>(define-fun L5 () String "description") <text:s text:c="2"/>(define-fun L97 () String "") <text:s text:c="2"/>(define-fun L53 () String "") <text:s text:c="2"/>(define-fun L85 () String "") <text:s text:c="2"/>(define-fun L41 () String "") <text:s text:c="2"/>(define-fun L37 () String "") <text:s text:c="2"/>(define-fun L69 () String "") <text:s text:c="2"/>(define-fun L25 () String "") <text:s text:c="2"/>(define-fun L9 () String "description") <text:s text:c="2"/>(define-fun L57 () String "") <text:s text:c="2"/>(define-fun L13 () String "") <text:s text:c="2"/>(define-fun L89 () String "") <text:s text:c="2"/>(define-fun L45 () String "") <text:s text:c="2"/>(define-fun L29 () String "type") <text:s text:c="2"/>(define-fun L17 () String "") <text:s text:c="2"/>(define-fun L49 () String "") <text:s text:c="2"/>(define-fun L111 () String "length") <text:s text:c="2"/>(define-fun L103 () String "") <text:s text:c="2"/>(define-fun L0 () String "database") <text:s text:c="2"/>(define-fun L4 () String "") <text:s text:c="2"/>(define-fun L22 () String "length") <text:s text:c="2"/>(define-fun L115 () String "") <text:s text:c="2"/>(define-fun L107 () String "field") <text:s text:c="2"/>(define-fun L18 () String "table") <text:s text:c="2"/>(define-fun L38 () String "field") <text:s text:c="2"/>(define-fun L91 () String "option") <text:s text:c="2"/>(define-fun L122 () String "") <text:s text:c="2"/>(define-fun L95 () String "") <text:s text:c="2"/>(define-fun L51 () String "") <text:s text:c="2"/>(define-fun L83 () String "") <text:s text:c="2"/>(define-fun L71 () String "name") <text:s text:c="2"/>(define-fun L3 () String "name") <text:s text:c="2"/>(define-fun L99 () String "") <text:s text:c="2"/>(define-fun L55 () String "") <text:s text:c="2"/>(define-fun L11 () String "") <text:s text:c="2"/>(define-fun L87 () String "") <text:s text:c="2"/>(define-fun L43 () String "") <text:s text:c="2"/>(define-fun L75 () String "") <text:s text:c="2"/>(define-fun L31 () String "name") <text:s text:c="2"/>(define-fun L63 () String "description") <text:s text:c="2"/>(define-fun L7 () String "") <text:s text:c="2"/>(define-fun L59 () String "description") <text:s text:c="2"/>(define-fun L15 () String "") <text:s text:c="2"/>(define-fun L47 () String "") <text:s text:c="2"/>(define-fun L126 () String "") <text:s text:c="2"/>(define-fun L79 () String "") <text:s text:c="2"/>(define-fun L35 () String "") <text:s text:c="2"/>(define-fun L67 () String "") <text:s text:c="2"/>(define-fun L23 () String "type") <text:s text:c="2"/>(define-fun L19 () String "") <text:s text:c="2"/>(define-fun L39 () String "") <text:s text:c="2"/>(define-fun L27 () String "description") <text:s text:c="2"/>(define-fun sym195 () String "") <text:s text:c="2"/>(define-fun sym150 () String "") <text:s text:c="2"/>(define-fun sym633 () String "NAME") <text:s text:c="2"/>(define-fun sym599 () String "") <text:s text:c="2"/>(define-fun sym313 () String "NAME") <text:s text:c="2"/>(define-fun sym279 () String "") <text:s text:c="2"/>(define-fun sym399 () String "") <text:s text:c="2"/>(define-fun sym751 () String "") <text:s text:c="2"/>(define-fun sym113 () String "DATABASE") <text:s text:c="2"/>(define-fun sym475 () String "") <text:s text:c="2"/>(define-fun sym353 () String "") <text:s text:c="2"/>(define-fun sym671 () String "") <text:s text:c="2"/>(define-fun sym791 () String "OPTION") <text:s text:c="2"/>(define-fun sym519 () String "") <text:s text:c="2"/>(define-fun sym715 () String "") <text:s text:c="2"/>(define-fun sym559 () String "") <text:s text:c="2"/>(define-fun sym239 () String "NAME") <text:s text:c="2"/>(define-fun sym185 () String "") <text:s text:c="2"/>(define-fun sym589 () String "") <text:s text:c="2"/>(define-fun sym225 () String "TABLE") <text:s text:c="2"/>(define-fun sym389 () String "") <text:s text:c="2"/>(define-fun sym465 () String "") <text:s text:c="2"/>(define-fun sym78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825 () String "") <text:s text:c="2"/>(define-fun sym549 () String "") <text:s text:c="2"/>(define-fun sym20 () String "HTML") <text:s text:c="2"/>(define-fun sym691 () String "TYPE") <text:s text:c="2"/>(define-fun sym215 () String "") <text:s text:c="2"/>(define-fun sym499 () String "") <text:s text:c="2"/>(define-fun sym455 () String "") <text:s text:c="2"/>(define-fun sym135 () String "NAME") <text:s text:c="2"/>(define-fun sym299 () String "FIELD") <text:s text:c="2"/>(define-fun sym771 () String "") <text:s text:c="2"/>(define-fun sym254 () String "") <text:s text:c="2"/>(define-fun sym175 () String "") <text:s text:c="2"/>(define-fun sym373 () String "TYPE") <text:s text:c="2"/>(define-fun sym619 () String "FIELD") <text:s text:c="2"/>(define-fun sym815 () String "") <text:s text:c="2"/>(define-fun sym419 () String "") <text:s text:c="2"/>(define-fun sym539 () String "") <text:s text:c="2"/>(define-fun sym735 () String "LENGTH") <text:s text:c="2"/>(define-fun sym657 () String "DESCRIPTION") <text:s text:c="2"/>(define-fun sym338 () String "DESCRIPTION") <text:s text:c="2"/>(define-fun sym579 () String "") <text:s text:c="2"/>(define-fun sym160 () String "DESCRIPTION") <text:s text:c="2"/>(define-fun sym445 () String "") <text:s text:c="2"/>(define-fun sym289 () String "") <text:s text:c="2"/>(define-fun sym761 () String "") <text:s text:c="2"/>(define-fun sym485 () String "OPTION") <text:s text:c="2"/>(define-fun sym363 () String "") <text:s text:c="2"/>(define-fun sym681 () String "") <text:s text:c="2"/>(define-fun sym409 () String "") <text:s text:c="2"/>(define-fun sym805 () String "") <text:s text:c="2"/>(define-fun sym529 () String "") <text:s text:c="2"/>(define-fun sym725 () String "") <text:s text:c="2"/>(define-fun sym328 () String "") <text:s text:c="2"/>(define-fun sym647 () String "") <text:s text:c="2"/>(define-fun sym569 () String "") <text:s text:c="2"/>(define-fun sym205 () String "") <text:s text:c="2"/>(define-fun sym609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0.smt2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944" calcext:value-type="float">
            <text:p>1.944</text:p>
          </table:table-cell>
          <table:table-cell table:style-name="ce18" office:value-type="float" office:value="1.86" calcext:value-type="float">
            <text:p>1.86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18" office:value-type="float" office:value="2.615" calcext:value-type="float">
            <text:p>2.615</text:p>
          </table:table-cell>
          <table:table-cell table:style-name="ce18" office:value-type="float" office:value="2.564" calcext:value-type="float">
            <text:p>2.564</text:p>
          </table:table-cell>
          <table:table-cell table:style-name="ce30" office:value-type="float" office:value="1200.064" calcext:value-type="float">
            <text:p>1200.064</text:p>
          </table:table-cell>
          <table:table-cell table:style-name="ce18" office:value-type="float" office:value="1200.117" calcext:value-type="float">
            <text:p>1200.117</text:p>
          </table:table-cell>
          <table:table-cell office:value-type="float" office:value="1200.109" calcext:value-type="float">
            <text:p>1200.109</text:p>
          </table:table-cell>
          <table:table-cell table:style-name="ce37" table:formula="of:=SUM([.C51:.E51])/3" office:value-type="float" office:value="1.90066666666667" calcext:value-type="float">
            <text:p>1.90</text:p>
          </table:table-cell>
          <table:table-cell table:style-name="ce37" table:formula="of:=SUM([.F51:.H51])/3" office:value-type="float" office:value="2.57433333333333" calcext:value-type="float">
            <text:p>2.57</text:p>
          </table:table-cell>
          <table:table-cell table:style-name="ce37" table:formula="of:=SUM([.I51:.K51])/3" office:value-type="float" office:value="1200.09666666667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1.smt2</text:p>
          </table:table-cell>
          <table:table-cell table:style-name="ce18" office:value-type="float" office:value="1.788" calcext:value-type="float">
            <text:p>1.788</text:p>
          </table:table-cell>
          <table:table-cell table:style-name="ce18" office:value-type="float" office:value="1.898" calcext:value-type="float">
            <text:p>1.898</text:p>
          </table:table-cell>
          <table:table-cell table:style-name="ce18" office:value-type="float" office:value="1.76" calcext:value-type="float">
            <text:p>1.76</text:p>
          </table:table-cell>
          <table:table-cell table:style-name="ce30" office:value-type="float" office:value="2.557" calcext:value-type="float">
            <text:p>2.557</text:p>
          </table:table-cell>
          <table:table-cell table:style-name="ce18" office:value-type="float" office:value="2.625" calcext:value-type="float">
            <text:p>2.625</text:p>
          </table:table-cell>
          <table:table-cell table:style-name="ce18" office:value-type="float" office:value="2.538" calcext:value-type="float">
            <text:p>2.538</text:p>
          </table:table-cell>
          <table:table-cell table:style-name="ce30" office:value-type="float" office:value="1200.103" calcext:value-type="float">
            <text:p>1200.103</text:p>
          </table:table-cell>
          <table:table-cell table:style-name="ce18" office:value-type="float" office:value="1200.092" calcext:value-type="float">
            <text:p>1200.092</text:p>
          </table:table-cell>
          <table:table-cell office:value-type="float" office:value="1200.114" calcext:value-type="float">
            <text:p>1200.114</text:p>
          </table:table-cell>
          <table:table-cell table:style-name="ce37" table:formula="of:=SUM([.C52:.E52])/3" office:value-type="float" office:value="1.81533333333333" calcext:value-type="float">
            <text:p>1.82</text:p>
          </table:table-cell>
          <table:table-cell table:style-name="ce37" table:formula="of:=SUM([.F52:.H52])/3" office:value-type="float" office:value="2.57333333333333" calcext:value-type="float">
            <text:p>2.57</text:p>
          </table:table-cell>
          <table:table-cell table:style-name="ce37" table:formula="of:=SUM([.I52:.K52])/3" office:value-type="float" office:value="1200.103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2.smt2</text:p>
          </table:table-cell>
          <table:table-cell table:style-name="ce18" office:value-type="float" office:value="1.779" calcext:value-type="float">
            <text:p>1.779</text:p>
          </table:table-cell>
          <table:table-cell table:style-name="ce18" office:value-type="float" office:value="1.864" calcext:value-type="float">
            <text:p>1.864</text:p>
          </table:table-cell>
          <table:table-cell table:style-name="ce18" office:value-type="float" office:value="1.905" calcext:value-type="float">
            <text:p>1.905</text:p>
          </table:table-cell>
          <table:table-cell table:style-name="ce30" office:value-type="float" office:value="2.522" calcext:value-type="float">
            <text:p>2.522</text:p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2.562" calcext:value-type="float">
            <text:p>2.562</text:p>
          </table:table-cell>
          <table:table-cell table:style-name="ce30" office:value-type="float" office:value="1200.105" calcext:value-type="float">
            <text:p>1200.105</text:p>
          </table:table-cell>
          <table:table-cell table:style-name="ce18" office:value-type="float" office:value="1200.133" calcext:value-type="float">
            <text:p>1200.133</text:p>
          </table:table-cell>
          <table:table-cell office:value-type="float" office:value="1200.087" calcext:value-type="float">
            <text:p>1200.087</text:p>
          </table:table-cell>
          <table:table-cell table:style-name="ce37" table:formula="of:=SUM([.C53:.E53])/3" office:value-type="float" office:value="1.84933333333333" calcext:value-type="float">
            <text:p>1.85</text:p>
          </table:table-cell>
          <table:table-cell table:style-name="ce37" table:formula="of:=SUM([.F53:.H53])/3" office:value-type="float" office:value="2.54133333333333" calcext:value-type="float">
            <text:p>2.54</text:p>
          </table:table-cell>
          <table:table-cell table:style-name="ce37" table:formula="of:=SUM([.I53:.K53])/3" office:value-type="float" office:value="1200.10833333333" calcext:value-type="float">
            <text:p>1,200.11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3.smt2</text:p>
          </table:table-cell>
          <table:table-cell table:style-name="ce18" office:value-type="float" office:value="1.892" calcext:value-type="float">
            <text:p>1.892</text:p>
          </table:table-cell>
          <table:table-cell table:style-name="ce18" office:value-type="float" office:value="1.885" calcext:value-type="float">
            <text:p>1.885</text:p>
          </table:table-cell>
          <table:table-cell table:style-name="ce18" office:value-type="float" office:value="1.87" calcext:value-type="float">
            <text:p>1.87</text:p>
          </table:table-cell>
          <table:table-cell table:style-name="ce30" office:value-type="float" office:value="2.565" calcext:value-type="float">
            <text:p>2.565</text:p>
          </table:table-cell>
          <table:table-cell table:style-name="ce18" office:value-type="float" office:value="2.508" calcext:value-type="float">
            <text:p>2.508</text:p>
          </table:table-cell>
          <table:table-cell table:style-name="ce18" office:value-type="float" office:value="2.59" calcext:value-type="float">
            <text:p>2.59</text:p>
          </table:table-cell>
          <table:table-cell table:style-name="ce30" office:value-type="float" office:value="1200.108" calcext:value-type="float">
            <text:p>1200.108</text:p>
          </table:table-cell>
          <table:table-cell table:style-name="ce18" office:value-type="float" office:value="1200.11" calcext:value-type="float">
            <text:p>1200.11</text:p>
          </table:table-cell>
          <table:table-cell office:value-type="float" office:value="1200.105" calcext:value-type="float">
            <text:p>1200.105</text:p>
          </table:table-cell>
          <table:table-cell table:style-name="ce37" table:formula="of:=SUM([.C54:.E54])/3" office:value-type="float" office:value="1.88233333333333" calcext:value-type="float">
            <text:p>1.88</text:p>
          </table:table-cell>
          <table:table-cell table:style-name="ce37" table:formula="of:=SUM([.F54:.H54])/3" office:value-type="float" office:value="2.55433333333333" calcext:value-type="float">
            <text:p>2.55</text:p>
          </table:table-cell>
          <table:table-cell table:style-name="ce37" table:formula="of:=SUM([.I54:.K54])/3" office:value-type="float" office:value="1200.10766666667" calcext:value-type="float">
            <text:p>1,200.11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jxml2sql34.smt2</text:p>
          </table:table-cell>
          <table:table-cell table:style-name="ce18" office:value-type="float" office:value="1.73" calcext:value-type="float">
            <text:p>1.73</text:p>
          </table:table-cell>
          <table:table-cell table:style-name="ce18" office:value-type="float" office:value="1.732" calcext:value-type="float">
            <text:p>1.732</text:p>
          </table:table-cell>
          <table:table-cell table:style-name="ce18" office:value-type="float" office:value="1.861" calcext:value-type="float">
            <text:p>1.861</text:p>
          </table:table-cell>
          <table:table-cell table:style-name="ce30" office:value-type="float" office:value="2.544" calcext:value-type="float">
            <text:p>2.544</text:p>
          </table:table-cell>
          <table:table-cell table:style-name="ce18" office:value-type="float" office:value="2.566" calcext:value-type="float">
            <text:p>2.566</text:p>
          </table:table-cell>
          <table:table-cell table:style-name="ce18" office:value-type="float" office:value="2.536" calcext:value-type="float">
            <text:p>2.536</text:p>
          </table:table-cell>
          <table:table-cell table:style-name="ce30" office:value-type="float" office:value="1200.106" calcext:value-type="float">
            <text:p>1200.106</text:p>
          </table:table-cell>
          <table:table-cell table:style-name="ce18" office:value-type="float" office:value="1200.128" calcext:value-type="float">
            <text:p>1200.128</text:p>
          </table:table-cell>
          <table:table-cell office:value-type="float" office:value="1200.071" calcext:value-type="float">
            <text:p>1200.071</text:p>
          </table:table-cell>
          <table:table-cell table:style-name="ce37" table:formula="of:=SUM([.C55:.E55])/3" office:value-type="float" office:value="1.77433333333333" calcext:value-type="float">
            <text:p>1.77</text:p>
          </table:table-cell>
          <table:table-cell table:style-name="ce37" table:formula="of:=SUM([.F55:.H55])/3" office:value-type="float" office:value="2.54866666666667" calcext:value-type="float">
            <text:p>2.55</text:p>
          </table:table-cell>
          <table:table-cell table:style-name="ce37" table:formula="of:=SUM([.I55:.K55])/3" office:value-type="float" office:value="1200.10166666667" calcext:value-type="float">
            <text:p>1,200.10</text:p>
          </table:table-cell>
          <table:table-cell/>
          <table:table-cell office:value-type="string" calcext:value-type="string">
            <text:p>INPUT ID: 389, VALUE: <text:s/>INPUT ID: 135, VALUE: NAME INPUT ID: 519, VALUE: FIELD INPUT ID: 264, VALUE: DESCRIPTION INPUT ID: 651, VALUE: <text:s/>INPUT ID: 399, VALUE: <text:s/>INPUT ID: 20, VALUE: HTML INPUT ID: 533, VALUE: NAME INPUT ID: 661, VALUE: <text:s/>INPUT ID: 150, VALUE: <text:s/>INPUT ID: 279, VALUE: <text:s/>INPUT ID: 409, VALUE: <text:s/>INPUT ID: 671, VALUE: <text:s/>INPUT ID: 160, VALUE: DESCRIPTION INPUT ID: 289, VALUE: <text:s/>INPUT ID: 419, VALUE: <text:s/>INPUT ID: 547, VALUE: <text:s/>INPUT ID: 681, VALUE: <text:s/>INPUT ID: 299, VALUE: FIELD INPUT ID: 429, VALUE: OPTION INPUT ID: 557, VALUE: DESCRIPTION INPUT ID: 175, VALUE: <text:s/>INPUT ID: 691, VALUE: OPTION INPUT ID: 185, VALUE: <text:s/>INPUT ID: 313, VALUE: NAME INPUT ID: 571, VALUE: <text:s/>INPUT ID: 445, VALUE: <text:s/>INPUT ID: 705, VALUE: <text:s/>INPUT ID: 195, VALUE: <text:s/>INPUT ID: 581, VALUE: <text:s/>INPUT ID: 455, VALUE: <text:s/>INPUT ID: 328, VALUE: <text:s/>INPUT ID: 715, VALUE: <text:s/>INPUT ID: 205, VALUE: <text:s/>INPUT ID: 591, VALUE: TYPE INPUT ID: 465, VALUE: <text:s/>INPUT ID: 338, VALUE: DESCRIPTION INPUT ID: 725, VALUE: <text:s/>INPUT ID: 215, VALUE: <text:s/>INPUT ID: 475, VALUE: <text:s/>INPUT ID: 605, VALUE: <text:s/>INPUT ID: 225, VALUE: TABLE INPUT ID: 353, VALUE: <text:s/>INPUT ID: 485, VALUE: OPTION INPUT ID: 615, VALUE: <text:s/>INPUT ID: 363, VALUE: <text:s/>INPUT ID: 239, VALUE: NAME INPUT ID: 113, VALUE: DATABASE INPUT ID: 625, VALUE: <text:s/>INPUT ID: 499, VALUE: <text:s/>INPUT ID: 373, VALUE: TYPE INPUT ID: 635, VALUE: LENGTH INPUT ID: 509, VALUE: <text:s/>INPUT ID: 254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80 () String "option") <text:s text:c="2"/>(define-fun L84 () String "description") <text:s text:c="2"/>(define-fun L2 () String "database") <text:s text:c="2"/>(define-fun L92 () String "") <text:s text:c="2"/>(define-fun L88 () String "length") <text:s text:c="2"/>(define-fun L6 () String "html") <text:s text:c="2"/>(define-fun L76 () String "") <text:s text:c="2"/>(define-fun L20 () String "option") <text:s text:c="2"/>(define-fun L96 () String "") <text:s text:c="2"/>(define-fun L100 () String "option") <text:s text:c="2"/>(define-fun L73 () String "") <text:s text:c="2"/>(define-fun L61 () String "") <text:s text:c="2"/>(define-fun L1 () String "name") <text:s text:c="2"/>(define-fun L33 () String "") <text:s text:c="2"/>(define-fun L65 () String "") <text:s text:c="2"/>(define-fun L21 () String "name") <text:s text:c="2"/>(define-fun L53 () String "description") <text:s text:c="2"/>(define-fun L41 () String "") <text:s text:c="2"/>(define-fun L37 () String "table") <text:s text:c="2"/>(define-fun L104 () String "") <text:s text:c="2"/>(define-fun L69 () String "") <text:s text:c="2"/>(define-fun L25 () String "") <text:s text:c="2"/>(define-fun L9 () String "") <text:s text:c="2"/>(define-fun L57 () String "field") <text:s text:c="2"/>(define-fun L13 () String "") <text:s text:c="2"/>(define-fun L45 () String "") <text:s text:c="2"/>(define-fun L29 () String "") <text:s text:c="2"/>(define-fun L17 () String "description") <text:s text:c="2"/>(define-fun L49 () String "") <text:s text:c="2"/>(define-fun L90 () String "") <text:s text:c="2"/>(define-fun L0 () String "name") <text:s text:c="2"/>(define-fun L94 () String "") <text:s text:c="2"/>(define-fun L82 () String "") <text:s text:c="2"/>(define-fun L4 () String "") <text:s text:c="2"/>(define-fun L98 () String "") <text:s text:c="2"/>(define-fun L86 () String "name") <text:s text:c="2"/>(define-fun L8 () String "description") <text:s text:c="2"/>(define-fun L58 () String "field") <text:s text:c="2"/>(define-fun L14 () String "type") <text:s text:c="2"/>(define-fun L46 () String "length") <text:s text:c="2"/>(define-fun L78 () String "") <text:s text:c="2"/>(define-fun L38 () String "table") <text:s text:c="2"/>(define-fun L102 () String "") <text:s text:c="2"/>(define-fun L51 () String "") <text:s text:c="2"/>(define-fun L71 () String "field") <text:s text:c="2"/>(define-fun L3 () String "database") <text:s text:c="2"/>(define-fun L55 () String "") <text:s text:c="2"/>(define-fun L11 () String "name") <text:s text:c="2"/>(define-fun L43 () String "type") <text:s text:c="2"/>(define-fun L31 () String "") <text:s text:c="2"/>(define-fun L63 () String "") <text:s text:c="2"/>(define-fun L7 () String "") <text:s text:c="2"/>(define-fun L59 () String "") <text:s text:c="2"/>(define-fun L15 () String "") <text:s text:c="2"/>(define-fun L47 () String "") <text:s text:c="2"/>(define-fun L35 () String "") <text:s text:c="2"/>(define-fun L106 () String "") <text:s text:c="2"/>(define-fun L67 () String "") <text:s text:c="2"/>(define-fun L23 () String "description") <text:s text:c="2"/>(define-fun L19 () String "option") <text:s text:c="2"/>(define-fun L39 () String "type") <text:s text:c="2"/>(define-fun L27 () String "") <text:s text:c="2"/>(define-fun sym195 () String "") <text:s text:c="2"/>(define-fun sym591 () String "TYPE") <text:s text:c="2"/>(define-fun sym150 () String "") <text:s text:c="2"/>(define-fun sym313 () String "NAME") <text:s text:c="2"/>(define-fun sym279 () String "") <text:s text:c="2"/>(define-fun sym399 () String "") <text:s text:c="2"/>(define-fun sym113 () String "DATABASE") <text:s text:c="2"/>(define-fun sym475 () String "") <text:s text:c="2"/>(define-fun sym353 () String "") <text:s text:c="2"/>(define-fun sym671 () String "") <text:s text:c="2"/>(define-fun sym519 () String "FIELD") <text:s text:c="2"/>(define-fun sym715 () String "") <text:s text:c="2"/>(define-fun sym635 () String "LENGTH") <text:s text:c="2"/>(define-fun sym239 () String "NAME") <text:s text:c="2"/>(define-fun sym557 () String "DESCRIPTION") <text:s text:c="2"/>(define-fun sym581 () String "") <text:s text:c="2"/>(define-fun sym185 () String "") <text:s text:c="2"/>(define-fun sym225 () String "TABLE") <text:s text:c="2"/>(define-fun sym389 () String "") <text:s text:c="2"/>(define-fun sym465 () String "") <text:s text:c="2"/>(define-fun sym661 () String "") <text:s text:c="2"/>(define-fun sym264 () String "DESCRIPTION") <text:s text:c="2"/>(define-fun sym509 () String "") <text:s text:c="2"/>(define-fun sym705 () String "") <text:s text:c="2"/>(define-fun sym429 () String "OPTION") <text:s text:c="2"/>(define-fun sym625 () String "") <text:s text:c="2"/>(define-fun sym547 () String "") <text:s text:c="2"/>(define-fun sym20 () String "HTML") <text:s text:c="2"/>(define-fun sym691 () String "OPTION") <text:s text:c="2"/>(define-fun sym215 () String "") <text:s text:c="2"/>(define-fun sym533 () String "NAME") <text:s text:c="2"/>(define-fun sym455 () String "") <text:s text:c="2"/>(define-fun sym499 () String "") <text:s text:c="2"/>(define-fun sym135 () String "NAME") <text:s text:c="2"/>(define-fun sym651 () String "") <text:s text:c="2"/>(define-fun sym299 () String "FIELD") <text:s text:c="2"/>(define-fun sym254 () String "") <text:s text:c="2"/>(define-fun sym571 () String "") <text:s text:c="2"/>(define-fun sym373 () String "TYPE") <text:s text:c="2"/>(define-fun sym175 () String "") <text:s text:c="2"/>(define-fun sym419 () String "") <text:s text:c="2"/>(define-fun sym615 () String "") <text:s text:c="2"/>(define-fun sym338 () String "DESCRIPTION") <text:s text:c="2"/>(define-fun sym160 () String "DESCRIPTION") <text:s text:c="2"/>(define-fun sym445 () String "") <text:s text:c="2"/>(define-fun sym289 () String "") <text:s text:c="2"/>(define-fun sym485 () String "OPTION") <text:s text:c="2"/>(define-fun sym363 () String "") <text:s text:c="2"/>(define-fun sym681 () String "") <text:s text:c="2"/>(define-fun sym409 () String "") <text:s text:c="2"/>(define-fun sym605 () String "") <text:s text:c="2"/>(define-fun sym725 () String "") <text:s text:c="2"/>(define-fun sym328 () String "") <text:s text:c="2"/>(define-fun sym20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1.smt2</text:p>
          </table:table-cell>
          <table:table-cell table:style-name="ce18" office:value-type="float" office:value="1.639" calcext:value-type="float">
            <text:p>1.639</text:p>
          </table:table-cell>
          <table:table-cell table:style-name="ce18" office:value-type="float" office:value="1.697" calcext:value-type="float">
            <text:p>1.697</text:p>
          </table:table-cell>
          <table:table-cell table:style-name="ce18" office:value-type="float" office:value="1.818" calcext:value-type="float">
            <text:p>1.818</text:p>
          </table:table-cell>
          <table:table-cell table:style-name="ce30" office:value-type="float" office:value="2.829" calcext:value-type="float">
            <text:p>2.829</text:p>
          </table:table-cell>
          <table:table-cell table:style-name="ce18" office:value-type="float" office:value="2.54" calcext:value-type="float">
            <text:p>2.54</text:p>
          </table:table-cell>
          <table:table-cell table:style-name="ce18" office:value-type="float" office:value="2.779" calcext:value-type="float">
            <text:p>2.779</text:p>
          </table:table-cell>
          <table:table-cell table:style-name="ce30" office:value-type="float" office:value="626.844" calcext:value-type="float">
            <text:p>626.844</text:p>
          </table:table-cell>
          <table:table-cell table:style-name="ce18" office:value-type="float" office:value="639.611" calcext:value-type="float">
            <text:p>639.611</text:p>
          </table:table-cell>
          <table:table-cell office:value-type="float" office:value="626.532" calcext:value-type="float">
            <text:p>626.532</text:p>
          </table:table-cell>
          <table:table-cell table:style-name="ce37" table:formula="of:=SUM([.C56:.E56])/3" office:value-type="float" office:value="1.718" calcext:value-type="float">
            <text:p>1.72</text:p>
          </table:table-cell>
          <table:table-cell table:style-name="ce37" table:formula="of:=SUM([.F56:.H56])/3" office:value-type="float" office:value="2.716" calcext:value-type="float">
            <text:p>2.72</text:p>
          </table:table-cell>
          <table:table-cell table:style-name="ce37" table:formula="of:=SUM([.I56:.K56])/3" office:value-type="float" office:value="630.995666666667" calcext:value-type="float">
            <text:p>631.00</text:p>
          </table:table-cell>
          <table:table-cell/>
          <table:table-cell office:value-type="string" calcext:value-type="string">
            <text:p>INPUT ID: 2368, VALUE: <text:s/>INPUT ID: 737, VALUE: <text:s/>INPUT ID: 1570, VALUE: <text:s/>INPUT ID: 2596, VALUE: <text:s/>INPUT ID: 965, VALUE: <text:s/>INPUT ID: 1798, VALUE: <text:s/>INPUT ID: 1193, VALUE: <text:s/>INPUT ID: 2026, VALUE: <text:s/>INPUT ID: 395, VALUE: <text:s/>INPUT ID: 2254, VALUE: <text:s/>INPUT ID: 623, VALUE: <text:s/>INPUT ID: 1457, VALUE: HIGH SCHOOL INPUT ID: 242, VALUE: <text:s/>INPUT ID: 2482, VALUE: <text:s/>INPUT ID: 851, VALUE: <text:s/>INPUT ID: 1684, VALUE: <text:s/>INPUT ID: 1079, VALUE: <text:s/>INPUT ID: 1912, VALUE: <text:s/>INPUT ID: 1433, VALUE: Y INPUT ID: 122, VALUE: ELEMENTARY INPUT ID: 2714, VALUE: N INPUT ID: 1307, VALUE: <text:s/>INPUT ID: 2140, VALUE: <text:s/>INPUT ID: 509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596 () String <text:s text:c="4"/>"") <text:s text:c="2"/>(define-fun sym242 () String <text:s text:c="4"/>"w") <text:s text:c="2"/>(define-fun sym1457 () String <text:s text:c="4"/>"high SChoOL") <text:s text:c="2"/>(define-fun sym2026 () String <text:s text:c="4"/>"") <text:s text:c="2"/>(define-fun sym1079 () String <text:s text:c="4"/>"W") <text:s text:c="2"/>(define-fun Alphabet () RegLan <text:s text:c="4"/>(let ((a!1 (re.union (re.union (re.union (str.to_re " ") (str.to_re "0")) <text:s text:c="31"/>(str.to_re "2")) <text:s text:c="21"/>(str.to_re "3")))) (let ((a!2 (re.union (re.union (re.union a!1 (str.to_re "4")) (str.to_re "5")) <text:s text:c="21"/>(str.to_re "6")))) (let ((a!3 (re.union (re.union (re.union a!2 (str.to_re "7")) (str.to_re "8")) <text:s text:c="21"/>(str.to_re "A")))) (let ((a!4 (re.union (re.union (re.union a!3 (str.to_re "B")) (str.to_re "C")) <text:s text:c="21"/>(str.to_re "D")))) (let ((a!5 (re.union (re.union (re.union a!4 (str.to_re "E")) (str.to_re "F")) <text:s text:c="21"/>(str.to_re "G")))) (let ((a!6 (re.union (re.union (re.union a!5 (str.to_re "H")) (str.to_re "I")) <text:s text:c="21"/>(str.to_re "J")))) (let ((a!7 (re.union (re.union (re.union a!6 (str.to_re "K")) (str.to_re "L")) <text:s text:c="21"/>(str.to_re "M")))) (let ((a!8 (re.union (re.union (re.union a!7 (str.to_re "N")) (str.to_re "O")) <text:s text:c="21"/>(str.to_re "P")))) (let ((a!9 (re.union (re.union (re.union a!8 (str.to_re "Q")) (str.to_re "R")) <text:s text:c="21"/>(str.to_re "S")))) (let ((a!10 (re.union (re.union (re.union a!9 (str.to_re "T")) (str.to_re "U")) <text:s text:c="22"/>(str.to_re "V")))) (let ((a!11 (re.union (re.union (re.union a!10 (str.to_re "W")) (str.to_re "X")) <text:s text:c="22"/>(str.to_re "Y")))) (let ((a!12 (re.union (re.union (re.union a!11 (str.to_re "Z")) (str.to_re "a")) <text:s text:c="22"/>(str.to_re "b")))) (let ((a!13 (re.union (re.union (re.union a!12 (str.to_re "c")) (str.to_re "d")) <text:s text:c="22"/>(str.to_re "e")))) (let ((a!14 (re.union (re.union (re.union a!13 (str.to_re "f")) (str.to_re "g")) <text:s text:c="22"/>(str.to_re "h")))) (let ((a!15 (re.union (re.union (re.union a!14 (str.to_re "i")) (str.to_re "j")) <text:s text:c="22"/>(str.to_re "k")))) (let ((a!16 (re.union (re.union (re.union a!15 (str.to_re "l")) (str.to_re "m")) <text:s text:c="22"/>(str.to_re "n")))) (let ((a!17 (re.union (re.union (re.union a!16 (str.to_re "o")) (str.to_re "p")) <text:s text:c="22"/>(str.to_re "q")))) (let ((a!18 (re.union (re.union (re.union a!17 (str.to_re "r")) (str.to_re "s")) <text:s text:c="22"/>(str.to_re "t")))) (let ((a!19 (re.union (re.union (re.union a!18 (str.to_re "u")) (str.to_re "v")) <text:s text:c="22"/>(str.to_re "w")))) (let ((a!20 (re.union (re.union (re.union a!19 (str.to_re "x")) (str.to_re "y")) <text:s text:c="22"/>(str.to_re "z")))) <text:s text:c="2"/>(re.* a!20)))))))))))))))))))))) <text:s text:c="2"/>(define-fun sym1307 () String <text:s text:c="4"/>"Z") <text:s text:c="2"/>(define-fun sym1433 () String <text:s text:c="4"/>"Y") <text:s text:c="2"/>(define-fun sym1684 () String <text:s text:c="4"/>"A") <text:s text:c="2"/>(define-fun sym965 () String <text:s text:c="4"/>"8") <text:s text:c="2"/>(define-fun sym509 () String <text:s text:c="4"/>"b") <text:s text:c="2"/>(define-fun sym122 () String <text:s text:c="4"/>"ElEmEntaRy") <text:s text:c="2"/>(define-fun sym1570 () String <text:s text:c="4"/>"") <text:s text:c="2"/>(define-fun sym2482 () String <text:s text:c="4"/>"M") <text:s text:c="2"/>(define-fun sym1798 () String <text:s text:c="4"/>"z") <text:s text:c="2"/>(define-fun sym2140 () String <text:s text:c="4"/>"2") <text:s text:c="2"/>(define-fun sym623 () String <text:s text:c="4"/>"O") <text:s text:c="2"/>(define-fun sym2254 () String <text:s text:c="4"/>"J") <text:s text:c="2"/>(define-fun sym737 () String <text:s text:c="4"/>"") <text:s text:c="2"/>(define-fun sym1912 () String <text:s text:c="4"/>"A") <text:s text:c="2"/>(define-fun sym851 () String <text:s text:c="4"/>"x") <text:s text:c="2"/>(define-fun sym2368 () String <text:s text:c="4"/>"3") <text:s text:c="2"/>(define-fun sym1193 () String <text:s text:c="4"/>"F") <text:s text:c="2"/>(define-fun sym2714 () String <text:s text:c="4"/>"N") <text:s text:c="2"/>(define-fun sym395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53 () String "y") <text:s text:c="2"/>(define-fun L2 () String "") <text:s text:c="2"/>(define-fun L1 () String "") <text:s text:c="2"/>(define-fun L4 () String "") <text:s text:c="2"/>(define-fun L3 () String "") <text:s text:c="2"/>(define-fun L11 () String "") <text:s text:c="2"/>(define-fun L6 () String "") <text:s text:c="2"/>(define-fun L43 () String "") <text:s text:c="2"/>(define-fun L10 () String "") <text:s text:c="2"/>(define-fun L5 () String "") <text:s text:c="2"/>(define-fun L42 () String "") <text:s text:c="2"/>(define-fun L20 () String "") <text:s text:c="2"/>(define-fun L8 () String "") <text:s text:c="2"/>(define-fun L41 () String "") <text:s text:c="2"/>(define-fun L7 () String "") <text:s text:c="2"/>(define-fun L14 () String "") <text:s text:c="2"/>(define-fun L79 () String "") <text:s text:c="2"/>(define-fun L12 () String "high school") <text:s text:c="2"/>(define-fun L19 () String "") <text:s text:c="2"/>(define-fun L29 () String "elementary") <text:s text:c="2"/>(define-fun L39 () String "n") <text:s text:c="2"/>(define-fun L28 () String "") <text:s text:c="2"/>(define-fun L17 () String "") <text:s text:c="2"/>(define-fun sym1193 () String "") <text:s text:c="2"/>(define-fun sym2482 () String "") <text:s text:c="2"/>(define-fun sym2140 () String "") <text:s text:c="2"/>(define-fun sym1570 () String "") <text:s text:c="2"/>(define-fun sym2596 () String "") <text:s text:c="2"/>(define-fun sym2254 () String "") <text:s text:c="2"/>(define-fun sym2026 () String "") <text:s text:c="2"/>(define-fun sym1684 () String "") <text:s text:c="2"/>(define-fun sym1079 () String "") <text:s text:c="2"/>(define-fun sym851 () String "") <text:s text:c="2"/>(define-fun sym1433 () String "Y") <text:s text:c="2"/>(define-fun sym2368 () String "") <text:s text:c="2"/>(define-fun sym1798 () String "") <text:s text:c="2"/>(define-fun sym122 () String "ELEMENTARY") <text:s text:c="2"/>(define-fun sym1457 () String "HIGH SCHOOL") <text:s text:c="2"/>(define-fun sym2714 () String "N") <text:s text:c="2"/>(define-fun sym242 () String "") <text:s text:c="2"/>(define-fun sym395 () String "") <text:s text:c="2"/>(define-fun sym509 () String "") <text:s text:c="2"/>(define-fun sym1912 () String "") <text:s text:c="2"/>(define-fun sym1307 () String "") <text:s text:c="2"/>(define-fun sym737 () String "") <text:s text:c="2"/>(define-fun sym965 () String "") <text:s text:c="2"/>(define-fun sym623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2.smt2</text:p>
          </table:table-cell>
          <table:table-cell table:style-name="ce18" office:value-type="float" office:value="2.179" calcext:value-type="float">
            <text:p>2.179</text:p>
          </table:table-cell>
          <table:table-cell table:style-name="ce18" office:value-type="float" office:value="1.879" calcext:value-type="float">
            <text:p>1.879</text:p>
          </table:table-cell>
          <table:table-cell table:style-name="ce18" office:value-type="float" office:value="1.899" calcext:value-type="float">
            <text:p>1.899</text:p>
          </table:table-cell>
          <table:table-cell table:style-name="ce30" office:value-type="float" office:value="2.426" calcext:value-type="float">
            <text:p>2.426</text:p>
          </table:table-cell>
          <table:table-cell table:style-name="ce18" office:value-type="float" office:value="2.496" calcext:value-type="float">
            <text:p>2.496</text:p>
          </table:table-cell>
          <table:table-cell table:style-name="ce18" office:value-type="float" office:value="2.259" calcext:value-type="float">
            <text:p>2.259</text:p>
          </table:table-cell>
          <table:table-cell table:style-name="ce30" office:value-type="float" office:value="798.208" calcext:value-type="float">
            <text:p>798.208</text:p>
          </table:table-cell>
          <table:table-cell table:style-name="ce18" office:value-type="float" office:value="797.549" calcext:value-type="float">
            <text:p>797.549</text:p>
          </table:table-cell>
          <table:table-cell office:value-type="float" office:value="798.189" calcext:value-type="float">
            <text:p>798.189</text:p>
          </table:table-cell>
          <table:table-cell table:style-name="ce37" table:formula="of:=SUM([.C57:.E57])/3" office:value-type="float" office:value="1.98566666666667" calcext:value-type="float">
            <text:p>1.99</text:p>
          </table:table-cell>
          <table:table-cell table:style-name="ce37" table:formula="of:=SUM([.F57:.H57])/3" office:value-type="float" office:value="2.39366666666667" calcext:value-type="float">
            <text:p>2.39</text:p>
          </table:table-cell>
          <table:table-cell table:style-name="ce37" table:formula="of:=SUM([.I57:.K57])/3" office:value-type="float" office:value="797.982" calcext:value-type="float">
            <text:p>797.98</text:p>
          </table:table-cell>
          <table:table-cell/>
          <table:table-cell office:value-type="string" calcext:value-type="string">
            <text:p>INPUT ID: 374, VALUE: <text:s/>INPUT ID: 122, VALUE: HIGH SCHOOL INPUT ID: 283, VALUE: HIGH SCHOOL INPUT ID: 523, VALUE: <text:s/>INPUT ID: 252, VALUE: /RESTART INPUT ID: 637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523 () String <text:s text:c="4"/>"") <text:s text:c="2"/>(define-fun sym637 () String <text:s text:c="4"/>"4u") <text:s text:c="2"/>(define-fun Alphabet () RegLan <text:s text:c="4"/>(let ((a!1 (re.union (re.union (re.union (str.to_re " ") (str.to_re "/")) <text:s text:c="31"/>(str.to_re "2")) <text:s text:c="21"/>(str.to_re "3")))) (let ((a!2 (re.union (re.union (re.union a!1 (str.to_re "4")) (str.to_re "A")) <text:s text:c="21"/>(str.to_re "B")))) (let ((a!3 (re.union (re.union (re.union a!2 (str.to_re "C")) (str.to_re "D")) <text:s text:c="21"/>(str.to_re "E")))) (let ((a!4 (re.union (re.union (re.union a!3 (str.to_re "F")) (str.to_re "G")) <text:s text:c="21"/>(str.to_re "H")))) (let ((a!5 (re.union (re.union (re.union a!4 (str.to_re "I")) (str.to_re "J")) <text:s text:c="21"/>(str.to_re "K")))) (let ((a!6 (re.union (re.union (re.union a!5 (str.to_re "L")) (str.to_re "M")) <text:s text:c="21"/>(str.to_re "N")))) (let ((a!7 (re.union (re.union (re.union a!6 (str.to_re "O")) (str.to_re "P")) <text:s text:c="21"/>(str.to_re "Q")))) (let ((a!8 (re.union (re.union (re.union a!7 (str.to_re "R")) (str.to_re "S")) <text:s text:c="21"/>(str.to_re "T")))) (let ((a!9 (re.union (re.union (re.union a!8 (str.to_re "U")) (str.to_re "V")) <text:s text:c="21"/>(str.to_re "W")))) (let ((a!10 (re.union (re.union (re.union a!9 (str.to_re "X")) (str.to_re "Y")) <text:s text:c="22"/>(str.to_re "Z")))) (let ((a!11 (re.union (re.union (re.union a!10 (str.to_re "a")) (str.to_re "b")) <text:s text:c="22"/>(str.to_re "c")))) (let ((a!12 (re.union (re.union (re.union a!11 (str.to_re "d")) (str.to_re "e")) <text:s text:c="22"/>(str.to_re "f")))) (let ((a!13 (re.union (re.union (re.union a!12 (str.to_re "g")) (str.to_re "h")) <text:s text:c="22"/>(str.to_re "i")))) (let ((a!14 (re.union (re.union (re.union a!13 (str.to_re "j")) (str.to_re "k")) <text:s text:c="22"/>(str.to_re "l")))) (let ((a!15 (re.union (re.union (re.union a!14 (str.to_re "m")) (str.to_re "n")) <text:s text:c="22"/>(str.to_re "o")))) (let ((a!16 (re.union (re.union (re.union a!15 (str.to_re "p")) (str.to_re "q")) <text:s text:c="22"/>(str.to_re "r")))) (let ((a!17 (re.union (re.union (re.union a!16 (str.to_re "s")) (str.to_re "t")) <text:s text:c="22"/>(str.to_re "u")))) (let ((a!18 (re.union (re.union (re.union a!17 (str.to_re "v")) (str.to_re "w")) <text:s text:c="22"/>(str.to_re "x")))) <text:s text:c="2"/>(re.* (re.union (re.union a!18 (str.to_re "y")) (str.to_re "z")))))))))))))))))))))) <text:s text:c="2"/>(define-fun sym374 () String <text:s text:c="4"/>"pYD") <text:s text:c="2"/>(define-fun sym283 () String <text:s text:c="4"/>"High scHoOl") <text:s text:c="2"/>(define-fun sym252 () String <text:s text:c="4"/>"/resTar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restart") <text:s text:c="2"/>(define-fun L2 () String "") <text:s text:c="2"/>(define-fun L1 () String "") <text:s text:c="2"/>(define-fun L4 () String "high school") <text:s text:c="2"/>(define-fun L3 () String "") <text:s text:c="2"/>(define-fun L15 () String "high school") <text:s text:c="2"/>(define-fun sym283 () String "HIGH SCHOOL") <text:s text:c="2"/>(define-fun sym637 () String "") <text:s text:c="2"/>(define-fun sym523 () String "") <text:s text:c="2"/>(define-fun sym122 () String "HIGH SCHOOL") <text:s text:c="2"/>(define-fun sym374 () String "") <text:s text:c="2"/>(define-fun sym252 () String "/RESTART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3.smt2</text:p>
          </table:table-cell>
          <table:table-cell table:style-name="ce18" office:value-type="float" office:value="0.896" calcext:value-type="float">
            <text:p>0.896</text:p>
          </table:table-cell>
          <table:table-cell table:style-name="ce18" office:value-type="float" office:value="0.876" calcext:value-type="float">
            <text:p>0.876</text:p>
          </table:table-cell>
          <table:table-cell table:style-name="ce18" office:value-type="float" office:value="0.877" calcext:value-type="float">
            <text:p>0.877</text:p>
          </table:table-cell>
          <table:table-cell table:style-name="ce30" office:value-type="float" office:value="2.242" calcext:value-type="float">
            <text:p>2.242</text:p>
          </table:table-cell>
          <table:table-cell table:style-name="ce18" office:value-type="float" office:value="2.248" calcext:value-type="float">
            <text:p>2.248</text:p>
          </table:table-cell>
          <table:table-cell table:style-name="ce18" office:value-type="float" office:value="2.068" calcext:value-type="float">
            <text:p>2.068</text:p>
          </table:table-cell>
          <table:table-cell table:style-name="ce30" office:value-type="float" office:value="22.305" calcext:value-type="float">
            <text:p>22.305</text:p>
          </table:table-cell>
          <table:table-cell table:style-name="ce18" office:value-type="float" office:value="22.126" calcext:value-type="float">
            <text:p>22.126</text:p>
          </table:table-cell>
          <table:table-cell office:value-type="float" office:value="22.466" calcext:value-type="float">
            <text:p>22.466</text:p>
          </table:table-cell>
          <table:table-cell table:style-name="ce37" table:formula="of:=SUM([.C58:.E58])/3" office:value-type="float" office:value="0.883" calcext:value-type="float">
            <text:p>0.88</text:p>
          </table:table-cell>
          <table:table-cell table:style-name="ce37" table:formula="of:=SUM([.F58:.H58])/3" office:value-type="float" office:value="2.186" calcext:value-type="float">
            <text:p>2.19</text:p>
          </table:table-cell>
          <table:table-cell table:style-name="ce37" table:formula="of:=SUM([.I58:.K58])/3" office:value-type="float" office:value="22.299" calcext:value-type="float">
            <text:p>22.30</text:p>
          </table:table-cell>
          <table:table-cell/>
          <table:table-cell office:value-type="string" calcext:value-type="string">
            <text:p>INPUT ID: 122, VALUE: HIGH SCHOOL INPUT ID: 252, VALUE: /QUIT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252 () String <text:s text:c="4"/>"/Quit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quit") <text:s text:c="2"/>(define-fun L1 () String "high school") <text:s text:c="2"/>(define-fun sym122 () String "HIGH SCHOOL") <text:s text:c="2"/>(define-fun sym252 () String "/QUIT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4.smt2</text:p>
          </table:table-cell>
          <table:table-cell table:style-name="ce18" office:value-type="float" office:value="1.368" calcext:value-type="float">
            <text:p>1.368</text:p>
          </table:table-cell>
          <table:table-cell table:style-name="ce18" office:value-type="float" office:value="1.487" calcext:value-type="float">
            <text:p>1.487</text:p>
          </table:table-cell>
          <table:table-cell table:style-name="ce18" office:value-type="float" office:value="1.386" calcext:value-type="float">
            <text:p>1.386</text:p>
          </table:table-cell>
          <table:table-cell table:style-name="ce30" office:value-type="float" office:value="2.343" calcext:value-type="float">
            <text:p>2.343</text:p>
          </table:table-cell>
          <table:table-cell table:style-name="ce18" office:value-type="float" office:value="2.322" calcext:value-type="float">
            <text:p>2.322</text:p>
          </table:table-cell>
          <table:table-cell table:style-name="ce18" office:value-type="float" office:value="2.318" calcext:value-type="float">
            <text:p>2.318</text:p>
          </table:table-cell>
          <table:table-cell table:style-name="ce30" office:value-type="float" office:value="101.193" calcext:value-type="float">
            <text:p>101.193</text:p>
          </table:table-cell>
          <table:table-cell table:style-name="ce18" office:value-type="float" office:value="100.038" calcext:value-type="float">
            <text:p>100.038</text:p>
          </table:table-cell>
          <table:table-cell office:value-type="float" office:value="101.201" calcext:value-type="float">
            <text:p>101.201</text:p>
          </table:table-cell>
          <table:table-cell table:style-name="ce37" table:formula="of:=SUM([.C59:.E59])/3" office:value-type="float" office:value="1.41366666666667" calcext:value-type="float">
            <text:p>1.41</text:p>
          </table:table-cell>
          <table:table-cell table:style-name="ce37" table:formula="of:=SUM([.F59:.H59])/3" office:value-type="float" office:value="2.32766666666667" calcext:value-type="float">
            <text:p>2.33</text:p>
          </table:table-cell>
          <table:table-cell table:style-name="ce37" table:formula="of:=SUM([.I59:.K59])/3" office:value-type="float" office:value="100.810666666667" calcext:value-type="float">
            <text:p>100.81</text:p>
          </table:table-cell>
          <table:table-cell/>
          <table:table-cell office:value-type="string" calcext:value-type="string">
            <text:p>INPUT ID: 122, VALUE: HIGH SCHOOL INPUT ID: 252, VALUE: /CLEAR INPUT ID: 302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302 () String <text:s text:c="4"/>"hh") <text:s text:c="2"/>(define-fun sym122 () String <text:s text:c="4"/>"High scHoOl") <text:s text:c="2"/>(define-fun sym252 () String <text:s text:c="4"/>"/ClEAR") <text:s text:c="2"/>(define-fun Alphabet () RegLan <text:s text:c="4"/>(let ((a!1 (re.union (re.union (re.union (str.to_re " ") (str.to_re "/")) <text:s text:c="31"/>(str.to_re "1")) <text:s text:c="21"/>(str.to_re "8")))) (let ((a!2 (re.union (re.union (re.union a!1 (str.to_re "A")) (str.to_re "B")) <text:s text:c="21"/>(str.to_re "C")))) (let ((a!3 (re.union (re.union (re.union a!2 (str.to_re "D")) (str.to_re "E")) <text:s text:c="21"/>(str.to_re "F")))) (let ((a!4 (re.union (re.union (re.union a!3 (str.to_re "G")) (str.to_re "H")) <text:s text:c="21"/>(str.to_re "I")))) (let ((a!5 (re.union (re.union (re.union a!4 (str.to_re "J")) (str.to_re "K")) <text:s text:c="21"/>(str.to_re "L")))) (let ((a!6 (re.union (re.union (re.union a!5 (str.to_re "M")) (str.to_re "N")) <text:s text:c="21"/>(str.to_re "O")))) (let ((a!7 (re.union (re.union (re.union a!6 (str.to_re "P")) (str.to_re "Q")) <text:s text:c="21"/>(str.to_re "R")))) (let ((a!8 (re.union (re.union (re.union a!7 (str.to_re "S")) (str.to_re "T")) <text:s text:c="21"/>(str.to_re "U")))) (let ((a!9 (re.union (re.union (re.union a!8 (str.to_re "V")) (str.to_re "W")) <text:s text:c="21"/>(str.to_re "X")))) (let ((a!10 (re.union (re.union (re.union a!9 (str.to_re "Y")) (str.to_re "Z")) <text:s text:c="22"/>(str.to_re "a")))) (let ((a!11 (re.union (re.union (re.union a!10 (str.to_re "b")) (str.to_re "c")) <text:s text:c="22"/>(str.to_re "d")))) (let ((a!12 (re.union (re.union (re.union a!11 (str.to_re "e")) (str.to_re "f")) <text:s text:c="22"/>(str.to_re "g")))) (let ((a!13 (re.union (re.union (re.union a!12 (str.to_re "h")) (str.to_re "i")) <text:s text:c="22"/>(str.to_re "j")))) (let ((a!14 (re.union (re.union (re.union a!13 (str.to_re "k")) (str.to_re "l")) <text:s text:c="22"/>(str.to_re "m")))) (let ((a!15 (re.union (re.union (re.union a!14 (str.to_re "n")) (str.to_re "o")) <text:s text:c="22"/>(str.to_re "p")))) (let ((a!16 (re.union (re.union (re.union a!15 (str.to_re "q")) (str.to_re "r")) <text:s text:c="22"/>(str.to_re "s")))) (let ((a!17 (re.union (re.union (re.union a!16 (str.to_re "t")) (str.to_re "u")) <text:s text:c="22"/>(str.to_re "v")))) (let ((a!18 (re.union (re.union (re.union a!17 (str.to_re "w")) (str.to_re "x")) <text:s text:c="22"/>(str.to_re "y")))) <text:s text:c="2"/>(re.* (re.union a!18 (str.to_re "z")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 () String "/clear") <text:s text:c="2"/>(define-fun L8 () String "high school") <text:s text:c="2"/>(define-fun sym302 () String "") <text:s text:c="2"/>(define-fun sym122 () String "HIGH SCHOOL") <text:s text:c="2"/>(define-fun sym252 () String "/CLEAR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09.smt2</text:p>
          </table:table-cell>
          <table:table-cell table:style-name="ce18" office:value-type="float" office:value="1.262" calcext:value-type="float">
            <text:p>1.262</text:p>
          </table:table-cell>
          <table:table-cell table:style-name="ce18" office:value-type="float" office:value="1.196" calcext:value-type="float">
            <text:p>1.196</text:p>
          </table:table-cell>
          <table:table-cell table:style-name="ce18" office:value-type="float" office:value="1.246" calcext:value-type="float">
            <text:p>1.246</text:p>
          </table:table-cell>
          <table:table-cell table:style-name="ce30" office:value-type="float" office:value="2.271" calcext:value-type="float">
            <text:p>2.271</text:p>
          </table:table-cell>
          <table:table-cell table:style-name="ce18" office:value-type="float" office:value="2.214" calcext:value-type="float">
            <text:p>2.214</text:p>
          </table:table-cell>
          <table:table-cell table:style-name="ce18" office:value-type="float" office:value="2.251" calcext:value-type="float">
            <text:p>2.251</text:p>
          </table:table-cell>
          <table:table-cell table:style-name="ce30" office:value-type="float" office:value="27.579" calcext:value-type="float">
            <text:p>27.579</text:p>
          </table:table-cell>
          <table:table-cell table:style-name="ce18" office:value-type="float" office:value="26.674" calcext:value-type="float">
            <text:p>26.674</text:p>
          </table:table-cell>
          <table:table-cell office:value-type="float" office:value="27.394" calcext:value-type="float">
            <text:p>27.394</text:p>
          </table:table-cell>
          <table:table-cell table:style-name="ce37" table:formula="of:=SUM([.C60:.E60])/3" office:value-type="float" office:value="1.23466666666667" calcext:value-type="float">
            <text:p>1.23</text:p>
          </table:table-cell>
          <table:table-cell table:style-name="ce37" table:formula="of:=SUM([.F60:.H60])/3" office:value-type="float" office:value="2.24533333333333" calcext:value-type="float">
            <text:p>2.25</text:p>
          </table:table-cell>
          <table:table-cell table:style-name="ce37" table:formula="of:=SUM([.I60:.K60])/3" office:value-type="float" office:value="27.2156666666667" calcext:value-type="float">
            <text:p>27.22</text:p>
          </table:table-cell>
          <table:table-cell/>
          <table:table-cell office:value-type="string" calcext:value-type="string">
            <text:p>INPUT ID: 247, VALUE: /HELP INPUT ID: 122, VALUE: MIDDLE SCHOOL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247 () String <text:s text:c="4"/>"/HELp") <text:s text:c="2"/>(define-fun Alphabet () RegLan <text:s text:c="4"/>(let ((a!1 (re.union (re.union (re.union (str.to_re " ") (str.to_re "/")) <text:s text:c="31"/>(str.to_re "A")) <text:s text:c="21"/>(str.to_re "B")))) (let ((a!2 (re.union (re.union (re.union a!1 (str.to_re "C")) (str.to_re "D")) <text:s text:c="21"/>(str.to_re "E")))) (let ((a!3 (re.union (re.union (re.union a!2 (str.to_re "F")) (str.to_re "G")) <text:s text:c="21"/>(str.to_re "H")))) (let ((a!4 (re.union (re.union (re.union a!3 (str.to_re "I")) (str.to_re "J")) <text:s text:c="21"/>(str.to_re "K")))) (let ((a!5 (re.union (re.union (re.union a!4 (str.to_re "L")) (str.to_re "M")) <text:s text:c="21"/>(str.to_re "N")))) (let ((a!6 (re.union (re.union (re.union a!5 (str.to_re "O")) (str.to_re "P")) <text:s text:c="21"/>(str.to_re "Q")))) (let ((a!7 (re.union (re.union (re.union a!6 (str.to_re "R")) (str.to_re "S")) <text:s text:c="21"/>(str.to_re "T")))) (let ((a!8 (re.union (re.union (re.union a!7 (str.to_re "U")) (str.to_re "V")) <text:s text:c="21"/>(str.to_re "W")))) (let ((a!9 (re.union (re.union (re.union a!8 (str.to_re "X")) (str.to_re "Y")) <text:s text:c="21"/>(str.to_re "Z")))) (let ((a!10 (re.union (re.union (re.union a!9 (str.to_re "a")) (str.to_re "b")) <text:s text:c="22"/>(str.to_re "c")))) (let ((a!11 (re.union (re.union (re.union a!10 (str.to_re "d")) (str.to_re "e")) <text:s text:c="22"/>(str.to_re "f")))) (let ((a!12 (re.union (re.union (re.union a!11 (str.to_re "g")) (str.to_re "h")) <text:s text:c="22"/>(str.to_re "i")))) (let ((a!13 (re.union (re.union (re.union a!12 (str.to_re "j")) (str.to_re "k")) <text:s text:c="22"/>(str.to_re "l")))) (let ((a!14 (re.union (re.union (re.union a!13 (str.to_re "m")) (str.to_re "n")) <text:s text:c="22"/>(str.to_re "o")))) (let ((a!15 (re.union (re.union (re.union a!14 (str.to_re "p")) (str.to_re "q")) <text:s text:c="22"/>(str.to_re "r")))) (let ((a!16 (re.union (re.union (re.union a!15 (str.to_re "s")) (str.to_re "t")) <text:s text:c="22"/>(str.to_re "u")))) (let ((a!17 (re.union (re.union (re.union a!16 (str.to_re "v")) (str.to_re "w")) <text:s text:c="22"/>(str.to_re "x")))) <text:s text:c="2"/>(re.* (re.union (re.union a!17 (str.to_re "y"))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/help") <text:s text:c="2"/>(define-fun L1 () String "middle school") <text:s text:c="2"/>(define-fun sym247 () String "/HELP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0.smt2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0.927" calcext:value-type="float">
            <text:p>0.927</text:p>
          </table:table-cell>
          <table:table-cell table:style-name="ce18" office:value-type="float" office:value="0.943" calcext:value-type="float">
            <text:p>0.943</text:p>
          </table:table-cell>
          <table:table-cell table:style-name="ce30" office:value-type="float" office:value="2.313" calcext:value-type="float">
            <text:p>2.313</text:p>
          </table:table-cell>
          <table:table-cell table:style-name="ce18" office:value-type="float" office:value="2.358" calcext:value-type="float">
            <text:p>2.358</text:p>
          </table:table-cell>
          <table:table-cell table:style-name="ce18" office:value-type="float" office:value="2.324" calcext:value-type="float">
            <text:p>2.324</text:p>
          </table:table-cell>
          <table:table-cell table:style-name="ce30" office:value-type="float" office:value="486.057" calcext:value-type="float">
            <text:p>486.057</text:p>
          </table:table-cell>
          <table:table-cell table:style-name="ce18" office:value-type="float" office:value="493.169" calcext:value-type="float">
            <text:p>493.169</text:p>
          </table:table-cell>
          <table:table-cell office:value-type="float" office:value="485.546" calcext:value-type="float">
            <text:p>485.546</text:p>
          </table:table-cell>
          <table:table-cell table:style-name="ce37" table:formula="of:=SUM([.C61:.E61])/3" office:value-type="float" office:value="0.943" calcext:value-type="float">
            <text:p>0.94</text:p>
          </table:table-cell>
          <table:table-cell table:style-name="ce37" table:formula="of:=SUM([.F61:.H61])/3" office:value-type="float" office:value="2.33166666666667" calcext:value-type="float">
            <text:p>2.33</text:p>
          </table:table-cell>
          <table:table-cell table:style-name="ce37" table:formula="of:=SUM([.I61:.K61])/3" office:value-type="float" office:value="488.257333333333" calcext:value-type="float">
            <text:p>488.26</text:p>
          </table:table-cell>
          <table:table-cell/>
          <table:table-cell office:value-type="string" calcext:value-type="string">
            <text:p>INPUT ID: 339, VALUE: <text:s/>INPUT ID: 247, VALUE: <text:s/>INPUT ID: 122, VALUE: MIDDLE SCHOOL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miDDLe ScHoOL") <text:s text:c="2"/>(define-fun sym339 () String <text:s text:c="4"/>"") <text:s text:c="2"/>(define-fun sym247 () String <text:s text:c="4"/>"WZYh") <text:s text:c="2"/>(define-fun Alphabet () RegLan <text:s text:c="4"/>(let ((a!1 (re.union (re.union (re.union (str.to_re " ") (str.to_re "A")) <text:s text:c="31"/>(str.to_re "B")) <text:s text:c="21"/>(str.to_re "C")))) (let ((a!2 (re.union (re.union (re.union a!1 (str.to_re "D")) (str.to_re "E")) <text:s text:c="21"/>(str.to_re "F")))) (let ((a!3 (re.union (re.union (re.union a!2 (str.to_re "G")) (str.to_re "H")) <text:s text:c="21"/>(str.to_re "I")))) (let ((a!4 (re.union (re.union (re.union a!3 (str.to_re "J")) (str.to_re "K")) <text:s text:c="21"/>(str.to_re "L")))) (let ((a!5 (re.union (re.union (re.union a!4 (str.to_re "M")) (str.to_re "N")) <text:s text:c="21"/>(str.to_re "O")))) (let ((a!6 (re.union (re.union (re.union a!5 (str.to_re "P")) (str.to_re "Q")) <text:s text:c="21"/>(str.to_re "R")))) (let ((a!7 (re.union (re.union (re.union a!6 (str.to_re "S")) (str.to_re "T")) <text:s text:c="21"/>(str.to_re "U")))) (let ((a!8 (re.union (re.union (re.union a!7 (str.to_re "V")) (str.to_re "W")) <text:s text:c="21"/>(str.to_re "X")))) (let ((a!9 (re.union (re.union (re.union a!8 (str.to_re "Y")) (str.to_re "Z")) <text:s text:c="21"/>(str.to_re "a")))) (let ((a!10 (re.union (re.union (re.union a!9 (str.to_re "b")) (str.to_re "c")) <text:s text:c="22"/>(str.to_re "d")))) (let ((a!11 (re.union (re.union (re.union a!10 (str.to_re "e")) (str.to_re "f")) <text:s text:c="22"/>(str.to_re "g")))) (let ((a!12 (re.union (re.union (re.union a!11 (str.to_re "h")) (str.to_re "i")) <text:s text:c="22"/>(str.to_re "j")))) (let ((a!13 (re.union (re.union (re.union a!12 (str.to_re "k")) (str.to_re "l")) <text:s text:c="22"/>(str.to_re "m")))) (let ((a!14 (re.union (re.union (re.union a!13 (str.to_re "n")) (str.to_re "o")) <text:s text:c="22"/>(str.to_re "p")))) (let ((a!15 (re.union (re.union (re.union a!14 (str.to_re "q")) (str.to_re "r")) <text:s text:c="22"/>(str.to_re "s")))) (let ((a!16 (re.union (re.union (re.union a!15 (str.to_re "t")) (str.to_re "u")) <text:s text:c="22"/>(str.to_re "v")))) (let ((a!17 (re.union (re.union (re.union a!16 (str.to_re "w")) (str.to_re "x")) <text:s text:c="22"/>(str.to_re "y")))) <text:s text:c="2"/>(re.* (re.union a!17 (str.to_re "z"))))))))))))))))))))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16 () String "middle school") <text:s text:c="2"/>(define-fun L1 () String "") <text:s text:c="2"/>(define-fun sym339 () String "") <text:s text:c="2"/>(define-fun sym247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2.smt2</text:p>
          </table:table-cell>
          <table:table-cell table:style-name="ce18" office:value-type="float" office:value="1.372" calcext:value-type="float">
            <text:p>1.372</text:p>
          </table:table-cell>
          <table:table-cell table:style-name="ce18" office:value-type="float" office:value="1.346" calcext:value-type="float">
            <text:p>1.346</text:p>
          </table:table-cell>
          <table:table-cell table:style-name="ce18" office:value-type="float" office:value="1.331" calcext:value-type="float">
            <text:p>1.331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18" office:value-type="float" office:value="2.641" calcext:value-type="float">
            <text:p>2.641</text:p>
          </table:table-cell>
          <table:table-cell table:style-name="ce18" office:value-type="float" office:value="2.598" calcext:value-type="float">
            <text:p>2.598</text:p>
          </table:table-cell>
          <table:table-cell table:style-name="ce30" office:value-type="float" office:value="1200.088" calcext:value-type="float">
            <text:p>1200.088</text:p>
          </table:table-cell>
          <table:table-cell table:style-name="ce18" office:value-type="float" office:value="1200.087" calcext:value-type="float">
            <text:p>1200.087</text:p>
          </table:table-cell>
          <table:table-cell office:value-type="float" office:value="1200.351" calcext:value-type="float">
            <text:p>1200.351</text:p>
          </table:table-cell>
          <table:table-cell table:style-name="ce37" table:formula="of:=SUM([.C62:.E62])/3" office:value-type="float" office:value="1.34966666666667" calcext:value-type="float">
            <text:p>1.35</text:p>
          </table:table-cell>
          <table:table-cell table:style-name="ce37" table:formula="of:=SUM([.F62:.H62])/3" office:value-type="float" office:value="2.60333333333333" calcext:value-type="float">
            <text:p>2.60</text:p>
          </table:table-cell>
          <table:table-cell table:style-name="ce37" table:formula="of:=SUM([.I62:.K62])/3" office:value-type="float" office:value="1200.17533333333" calcext:value-type="float">
            <text:p>1,200.18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3.smt2</text:p>
          </table:table-cell>
          <table:table-cell table:style-name="ce18" office:value-type="float" office:value="3.283" calcext:value-type="float">
            <text:p>3.283</text:p>
          </table:table-cell>
          <table:table-cell table:style-name="ce18" office:value-type="float" office:value="3.069" calcext:value-type="float">
            <text:p>3.069</text:p>
          </table:table-cell>
          <table:table-cell table:style-name="ce18" office:value-type="float" office:value="3.252" calcext:value-type="float">
            <text:p>3.252</text:p>
          </table:table-cell>
          <table:table-cell table:style-name="ce30" office:value-type="float" office:value="2.563" calcext:value-type="float">
            <text:p>2.563</text:p>
          </table:table-cell>
          <table:table-cell table:style-name="ce18" office:value-type="float" office:value="2.576" calcext:value-type="float">
            <text:p>2.576</text:p>
          </table:table-cell>
          <table:table-cell table:style-name="ce18" office:value-type="float" office:value="2.556" calcext:value-type="float">
            <text:p>2.556</text:p>
          </table:table-cell>
          <table:table-cell table:style-name="ce30" office:value-type="float" office:value="837.463" calcext:value-type="float">
            <text:p>837.463</text:p>
          </table:table-cell>
          <table:table-cell table:style-name="ce18" office:value-type="float" office:value="842.794" calcext:value-type="float">
            <text:p>842.794</text:p>
          </table:table-cell>
          <table:table-cell office:value-type="float" office:value="841.771" calcext:value-type="float">
            <text:p>841.771</text:p>
          </table:table-cell>
          <table:table-cell table:style-name="ce37" table:formula="of:=SUM([.C63:.E63])/3" office:value-type="float" office:value="3.20133333333333" calcext:value-type="float">
            <text:p>3.20</text:p>
          </table:table-cell>
          <table:table-cell table:style-name="ce37" table:formula="of:=SUM([.F63:.H63])/3" office:value-type="float" office:value="2.565" calcext:value-type="float">
            <text:p>2.57</text:p>
          </table:table-cell>
          <table:table-cell table:style-name="ce37" table:formula="of:=SUM([.I63:.K63])/3" office:value-type="float" office:value="840.676" calcext:value-type="float">
            <text:p>840.68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509 () String <text:s text:c="4"/>"l") <text:s text:c="2"/>(define-fun sym242 () String <text:s text:c="4"/>"Hk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6")) (str.to_re "9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737 () String <text:s text:c="4"/>"l") <text:s text:c="2"/>(define-fun sym851 () String <text:s text:c="4"/>"B6") <text:s text:c="2"/>(define-fun sym965 () String <text:s text:c="4"/>"/qUiT") <text:s text:c="2"/>(define-fun sym623 () String <text:s text:c="4"/>"h/") <text:s text:c="2"/>(define-fun sym122 () String <text:s text:c="4"/>"ELEMENtArY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4.smt2</text:p>
          </table:table-cell>
          <table:table-cell table:style-name="ce18" office:value-type="float" office:value="1.301" calcext:value-type="float">
            <text:p>1.301</text:p>
          </table:table-cell>
          <table:table-cell table:style-name="ce18" office:value-type="float" office:value="1.353" calcext:value-type="float">
            <text:p>1.353</text:p>
          </table:table-cell>
          <table:table-cell table:style-name="ce18" office:value-type="float" office:value="1.313" calcext:value-type="float">
            <text:p>1.313</text:p>
          </table:table-cell>
          <table:table-cell table:style-name="ce30" office:value-type="float" office:value="2.552" calcext:value-type="float">
            <text:p>2.552</text:p>
          </table:table-cell>
          <table:table-cell table:style-name="ce18" office:value-type="float" office:value="2.353" calcext:value-type="float">
            <text:p>2.353</text:p>
          </table:table-cell>
          <table:table-cell table:style-name="ce18" office:value-type="float" office:value="2.377" calcext:value-type="float">
            <text:p>2.377</text:p>
          </table:table-cell>
          <table:table-cell table:style-name="ce30" office:value-type="float" office:value="100.31" calcext:value-type="float">
            <text:p>100.31</text:p>
          </table:table-cell>
          <table:table-cell table:style-name="ce18" office:value-type="float" office:value="102.465" calcext:value-type="float">
            <text:p>102.465</text:p>
          </table:table-cell>
          <table:table-cell office:value-type="float" office:value="102.406" calcext:value-type="float">
            <text:p>102.406</text:p>
          </table:table-cell>
          <table:table-cell table:style-name="ce37" table:formula="of:=SUM([.C64:.E64])/3" office:value-type="float" office:value="1.32233333333333" calcext:value-type="float">
            <text:p>1.32</text:p>
          </table:table-cell>
          <table:table-cell table:style-name="ce37" table:formula="of:=SUM([.F64:.H64])/3" office:value-type="float" office:value="2.42733333333333" calcext:value-type="float">
            <text:p>2.43</text:p>
          </table:table-cell>
          <table:table-cell table:style-name="ce37" table:formula="of:=SUM([.I64:.K64])/3" office:value-type="float" office:value="101.727" calcext:value-type="float">
            <text:p>101.73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193 () String <text:s text:c="4"/>"O") <text:s text:c="2"/>(define-fun sym1079 () String <text:s text:c="4"/>"p") <text:s text:c="2"/>(define-fun sym242 () String <text:s text:c="4"/>"") <text:s text:c="2"/>(define-fun sym395 () String <text:s text:c="4"/>"0") <text:s text:c="2"/>(define-fun Alphabet () RegLan <text:s text:c="4"/>(let ((a!1 (re.union (re.union (re.union (str.to_re "0") (str.to_re "1")) <text:s text:c="31"/>(str.to_re "3")) <text:s text:c="21"/>(str.to_re "4")))) (let ((a!2 (re.union (re.union (re.union a!1 (str.to_re "5")) (str.to_re "6")) <text:s text:c="21"/>(str.to_re "7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737 () String <text:s text:c="4"/>"") <text:s text:c="2"/>(define-fun sym1307 () String <text:s text:c="4"/>"") <text:s text:c="2"/>(define-fun sym851 () String <text:s text:c="4"/>"Z") <text:s text:c="2"/>(define-fun sym1433 () String <text:s text:c="4"/>"n") <text:s text:c="2"/>(define-fun sym965 () String <text:s text:c="4"/>"J") <text:s text:c="2"/>(define-fun sym623 () String <text:s text:c="4"/>"7") <text:s text:c="2"/>(define-fun sym122 () String <text:s text:c="4"/>"elEMENTARy") <text:s text:c="2"/>(define-fun sym509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5.smt2</text:p>
          </table:table-cell>
          <table:table-cell table:style-name="ce18" office:value-type="float" office:value="3.203" calcext:value-type="float">
            <text:p>3.203</text:p>
          </table:table-cell>
          <table:table-cell table:style-name="ce18" office:value-type="float" office:value="3.302" calcext:value-type="float">
            <text:p>3.302</text:p>
          </table:table-cell>
          <table:table-cell table:style-name="ce18" office:value-type="float" office:value="3.17" calcext:value-type="float">
            <text:p>3.17</text:p>
          </table:table-cell>
          <table:table-cell table:style-name="ce30" office:value-type="float" office:value="2.514" calcext:value-type="float">
            <text:p>2.514</text:p>
          </table:table-cell>
          <table:table-cell table:style-name="ce18" office:value-type="float" office:value="2.557" calcext:value-type="float">
            <text:p>2.557</text:p>
          </table:table-cell>
          <table:table-cell table:style-name="ce18" office:value-type="float" office:value="2.32" calcext:value-type="float">
            <text:p>2.32</text:p>
          </table:table-cell>
          <table:table-cell table:style-name="ce30" office:value-type="float" office:value="979.624" calcext:value-type="float">
            <text:p>979.624</text:p>
          </table:table-cell>
          <table:table-cell table:style-name="ce18" office:value-type="float" office:value="969.936" calcext:value-type="float">
            <text:p>969.936</text:p>
          </table:table-cell>
          <table:table-cell office:value-type="float" office:value="976.038" calcext:value-type="float">
            <text:p>976.038</text:p>
          </table:table-cell>
          <table:table-cell table:style-name="ce37" table:formula="of:=SUM([.C65:.E65])/3" office:value-type="float" office:value="3.225" calcext:value-type="float">
            <text:p>3.23</text:p>
          </table:table-cell>
          <table:table-cell table:style-name="ce37" table:formula="of:=SUM([.F65:.H65])/3" office:value-type="float" office:value="2.46366666666667" calcext:value-type="float">
            <text:p>2.46</text:p>
          </table:table-cell>
          <table:table-cell table:style-name="ce37" table:formula="of:=SUM([.I65:.K65])/3" office:value-type="float" office:value="975.199333333333" calcext:value-type="float">
            <text:p>975.20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242 () String <text:s text:c="4"/>"8KA/") <text:s text:c="2"/>(define-fun sym395 () String <text:s text:c="4"/>"") <text:s text:c="2"/>(define-fun Alphabet () RegLan <text:s text:c="4"/>(let ((a!1 (re.union (re.union (re.union (str.to_re "/") (str.to_re "1")) <text:s text:c="31"/>(str.to_re "2")) <text:s text:c="21"/>(str.to_re "5")))) (let ((a!2 (re.union (re.union (re.union a!1 (str.to_re "7")) (str.to_re "8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8") <text:s text:c="2"/>(define-fun sym851 () String <text:s text:c="4"/>"Cd") <text:s text:c="2"/>(define-fun sym737 () String <text:s text:c="4"/>"") <text:s text:c="2"/>(define-fun sym623 () String <text:s text:c="4"/>"CNO") <text:s text:c="2"/>(define-fun sym122 () String <text:s text:c="4"/>"elEmENTArY") <text:s text:c="2"/>(define-fun sym965 () String <text:s text:c="4"/>"/quIt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") <text:s text:c="2"/>(define-fun L3 () String "/quit") <text:s text:c="2"/>(define-fun L5 () String "") <text:s text:c="2"/>(define-fun L64 () String "elementary") <text:s text:c="2"/>(define-fun L8 () String "") <text:s text:c="2"/>(define-fun L7 () String "") <text:s text:c="2"/>(define-fun sym509 () String "") <text:s text:c="2"/>(define-fun sym737 () String "") <text:s text:c="2"/>(define-fun sym965 () String "/QUIT") <text:s text:c="2"/>(define-fun sym623 () String "") <text:s text:c="2"/>(define-fun sym851 () String "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6.smt2</text:p>
          </table:table-cell>
          <table:table-cell table:style-name="ce18" office:value-type="float" office:value="1.339" calcext:value-type="float">
            <text:p>1.339</text:p>
          </table:table-cell>
          <table:table-cell table:style-name="ce18" office:value-type="float" office:value="1.172" calcext:value-type="float">
            <text:p>1.172</text:p>
          </table:table-cell>
          <table:table-cell table:style-name="ce18" office:value-type="float" office:value="1.221" calcext:value-type="float">
            <text:p>1.221</text:p>
          </table:table-cell>
          <table:table-cell table:style-name="ce30" office:value-type="float" office:value="2.588" calcext:value-type="float">
            <text:p>2.588</text:p>
          </table:table-cell>
          <table:table-cell table:style-name="ce18" office:value-type="float" office:value="2.542" calcext:value-type="float">
            <text:p>2.542</text:p>
          </table:table-cell>
          <table:table-cell table:style-name="ce18" office:value-type="float" office:value="2.407" calcext:value-type="float">
            <text:p>2.407</text:p>
          </table:table-cell>
          <table:table-cell table:style-name="ce30" office:value-type="float" office:value="1200.092" calcext:value-type="float">
            <text:p>1200.092</text:p>
          </table:table-cell>
          <table:table-cell table:style-name="ce18" office:value-type="float" office:value="1200.112" calcext:value-type="float">
            <text:p>1200.112</text:p>
          </table:table-cell>
          <table:table-cell office:value-type="float" office:value="1200.083" calcext:value-type="float">
            <text:p>1200.083</text:p>
          </table:table-cell>
          <table:table-cell table:style-name="ce37" table:formula="of:=SUM([.C66:.E66])/3" office:value-type="float" office:value="1.244" calcext:value-type="float">
            <text:p>1.24</text:p>
          </table:table-cell>
          <table:table-cell table:style-name="ce37" table:formula="of:=SUM([.F66:.H66])/3" office:value-type="float" office:value="2.51233333333333" calcext:value-type="float">
            <text:p>2.51</text:p>
          </table:table-cell>
          <table:table-cell table:style-name="ce37" table:formula="of:=SUM([.I66:.K66])/3" office:value-type="float" office:value="1200.09566666667" calcext:value-type="float">
            <text:p>1,200.10</text:p>
          </table:table-cell>
          <table:table-cell/>
          <table:table-cell office:value-type="string" calcext:value-type="string">
            <text:p>INPUT ID: 737, VALUE: <text:s/>INPUT ID: 242, VALUE: <text:s/>INPUT ID: 851, VALUE: <text:s/>INPUT ID: 965, VALUE: <text:s/>INPUT ID: 1079, VALUE: <text:s/>INPUT ID: 1193, VALUE: <text:s/>INPUT ID: 1433, VALUE: N INPUT ID: 122, VALUE: ELEMENTARY INPUT ID: 395, VALUE: <text:s/>INPUT ID: 1307, VALUE: <text:s/>INPUT ID: 509, VALUE: <text:s/>INPUT ID: 623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62 () String "elementary") <text:s text:c="2"/>(define-fun L2 () String "n") <text:s text:c="2"/>(define-fun L1 () String "") <text:s text:c="2"/>(define-fun L22 () String "") <text:s text:c="2"/>(define-fun L11 () String "") <text:s text:c="2"/>(define-fun L21 () String "") <text:s text:c="2"/>(define-fun L5 () String "") <text:s text:c="2"/>(define-fun L8 () String "") <text:s text:c="2"/>(define-fun L7 () String "") <text:s text:c="2"/>(define-fun L26 () String "") <text:s text:c="2"/>(define-fun sym1193 () String "") <text:s text:c="2"/>(define-fun sym509 () String "") <text:s text:c="2"/>(define-fun sym1307 () String "") <text:s text:c="2"/>(define-fun sym737 () String "") <text:s text:c="2"/>(define-fun sym965 () String "") <text:s text:c="2"/>(define-fun sym623 () String "") <text:s text:c="2"/>(define-fun sym1079 () String "") <text:s text:c="2"/>(define-fun sym851 () String "") <text:s text:c="2"/>(define-fun sym1433 () String "N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7.smt2</text:p>
          </table:table-cell>
          <table:table-cell table:style-name="ce18" office:value-type="float" office:value="2.569" calcext:value-type="float">
            <text:p>2.569</text:p>
          </table:table-cell>
          <table:table-cell table:style-name="ce18" office:value-type="float" office:value="2.641" calcext:value-type="float">
            <text:p>2.641</text:p>
          </table:table-cell>
          <table:table-cell table:style-name="ce18" office:value-type="float" office:value="2.452" calcext:value-type="float">
            <text:p>2.452</text:p>
          </table:table-cell>
          <table:table-cell table:style-name="ce30" office:value-type="float" office:value="2.491" calcext:value-type="float">
            <text:p>2.491</text:p>
          </table:table-cell>
          <table:table-cell table:style-name="ce18" office:value-type="float" office:value="2.439" calcext:value-type="float">
            <text:p>2.439</text:p>
          </table:table-cell>
          <table:table-cell table:style-name="ce18" office:value-type="float" office:value="2.509" calcext:value-type="float">
            <text:p>2.509</text:p>
          </table:table-cell>
          <table:table-cell table:style-name="ce30" office:value-type="float" office:value="268.13" calcext:value-type="float">
            <text:p>268.13</text:p>
          </table:table-cell>
          <table:table-cell table:style-name="ce18" office:value-type="float" office:value="268.124" calcext:value-type="float">
            <text:p>268.124</text:p>
          </table:table-cell>
          <table:table-cell office:value-type="float" office:value="268.359" calcext:value-type="float">
            <text:p>268.359</text:p>
          </table:table-cell>
          <table:table-cell table:style-name="ce37" table:formula="of:=SUM([.C67:.E67])/3" office:value-type="float" office:value="2.554" calcext:value-type="float">
            <text:p>2.55</text:p>
          </table:table-cell>
          <table:table-cell table:style-name="ce37" table:formula="of:=SUM([.F67:.H67])/3" office:value-type="float" office:value="2.47966666666667" calcext:value-type="float">
            <text:p>2.48</text:p>
          </table:table-cell>
          <table:table-cell table:style-name="ce37" table:formula="of:=SUM([.I67:.K67])/3" office:value-type="float" office:value="268.204333333333" calcext:value-type="float">
            <text:p>268.20</text:p>
          </table:table-cell>
          <table:table-cell/>
          <table:table-cell office:value-type="string" calcext:value-type="string">
            <text:p>INPUT ID: 737, VALUE: <text:s/>INPUT ID: 242, VALUE: <text:s/>INPUT ID: 851, VALUE: /QUIT INPUT ID: 122, VALUE: ELEMENTARY INPUT ID: 395, VALUE: <text:s/>INPUT ID: 509, VALUE: <text:s/>INPUT ID: 623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737 () String <text:s text:c="4"/>"") <text:s text:c="2"/>(define-fun sym242 () String <text:s text:c="4"/>"D/l") <text:s text:c="2"/>(define-fun sym395 () String <text:s text:c="4"/>"CON") <text:s text:c="2"/>(define-fun Alphabet () RegLan <text:s text:c="4"/>(let ((a!1 (re.union (re.union (re.union (str.to_re "/") (str.to_re "3")) <text:s text:c="31"/>(str.to_re "4")) <text:s text:c="21"/>(str.to_re "5")))) (let ((a!2 (re.union (re.union (re.union a!1 (str.to_re "6")) (str.to_re "7")) <text:s text:c="21"/>(str.to_re "A")))) (let ((a!3 (re.union (re.union (re.union a!2 (str.to_re "B")) (str.to_re "C")) <text:s text:c="21"/>(str.to_re "D")))) (let ((a!4 (re.union (re.union (re.union a!3 (str.to_re "E")) (str.to_re "F")) <text:s text:c="21"/>(str.to_re "G")))) (let ((a!5 (re.union (re.union (re.union a!4 (str.to_re "H")) (str.to_re "I")) <text:s text:c="21"/>(str.to_re "J")))) (let ((a!6 (re.union (re.union (re.union a!5 (str.to_re "K")) (str.to_re "L")) <text:s text:c="21"/>(str.to_re "M")))) (let ((a!7 (re.union (re.union (re.union a!6 (str.to_re "N")) (str.to_re "O")) <text:s text:c="21"/>(str.to_re "P")))) (let ((a!8 (re.union (re.union (re.union a!7 (str.to_re "Q")) (str.to_re "R")) <text:s text:c="21"/>(str.to_re "S")))) (let ((a!9 (re.union (re.union (re.union a!8 (str.to_re "T")) (str.to_re "U")) <text:s text:c="21"/>(str.to_re "V")))) (let ((a!10 (re.union (re.union (re.union a!9 (str.to_re "W")) (str.to_re "X")) <text:s text:c="22"/>(str.to_re "Y")))) (let ((a!11 (re.union (re.union (re.union a!10 (str.to_re "Z")) (str.to_re "a")) <text:s text:c="22"/>(str.to_re "b")))) (let ((a!12 (re.union (re.union (re.union a!11 (str.to_re "c")) (str.to_re "d")) <text:s text:c="22"/>(str.to_re "e")))) (let ((a!13 (re.union (re.union (re.union a!12 (str.to_re "f")) (str.to_re "g")) <text:s text:c="22"/>(str.to_re "h")))) (let ((a!14 (re.union (re.union (re.union a!13 (str.to_re "i")) (str.to_re "j")) <text:s text:c="22"/>(str.to_re "k")))) (let ((a!15 (re.union (re.union (re.union a!14 (str.to_re "l")) (str.to_re "m")) <text:s text:c="22"/>(str.to_re "n")))) (let ((a!16 (re.union (re.union (re.union a!15 (str.to_re "o")) (str.to_re "p")) <text:s text:c="22"/>(str.to_re "q")))) (let ((a!17 (re.union (re.union (re.union a!16 (str.to_re "r")) (str.to_re "s")) <text:s text:c="22"/>(str.to_re "t")))) (let ((a!18 (re.union (re.union (re.union a!17 (str.to_re "u")) (str.to_re "v")) <text:s text:c="22"/>(str.to_re "w")))) (let ((a!19 (re.union (re.union (re.union a!18 (str.to_re "x")) (str.to_re "y")) <text:s text:c="22"/>(str.to_re "z")))) <text:s text:c="2"/>(re.* a!19))))))))))))))))))))) <text:s text:c="2"/>(define-fun sym509 () String <text:s text:c="4"/>"xu") <text:s text:c="2"/>(define-fun sym122 () String <text:s text:c="4"/>"elemenTaRy") <text:s text:c="2"/>(define-fun sym851 () String <text:s text:c="4"/>"/quIt") <text:s text:c="2"/>(define-fun sym623 () String <text:s text:c="4"/>"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0 () String "") <text:s text:c="2"/>(define-fun L2 () String "") <text:s text:c="2"/>(define-fun L1 () String "/quit") <text:s text:c="2"/>(define-fun L4 () String "") <text:s text:c="2"/>(define-fun L3 () String "") <text:s text:c="2"/>(define-fun L10 () String "") <text:s text:c="2"/>(define-fun L42 () String "elementary") <text:s text:c="2"/>(define-fun sym509 () String "") <text:s text:c="2"/>(define-fun sym737 () String "") <text:s text:c="2"/>(define-fun sym623 () String "") <text:s text:c="2"/>(define-fun sym851 () String "/QUIT") <text:s text:c="2"/>(define-fun sym122 () String "ELEMENTARY") <text:s text:c="2"/>(define-fun sym242 () String "") <text:s text:c="2"/>(define-fun sym395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19.smt2</text:p>
          </table:table-cell>
          <table:table-cell table:style-name="ce18" office:value-type="float" office:value="1.429" calcext:value-type="float">
            <text:p>1.429</text:p>
          </table:table-cell>
          <table:table-cell table:style-name="ce18" office:value-type="float" office:value="1.346" calcext:value-type="float">
            <text:p>1.346</text:p>
          </table:table-cell>
          <table:table-cell table:style-name="ce18" office:value-type="float" office:value="1.386" calcext:value-type="float">
            <text:p>1.386</text:p>
          </table:table-cell>
          <table:table-cell table:style-name="ce30" office:value-type="float" office:value="2.571" calcext:value-type="float">
            <text:p>2.571</text:p>
          </table:table-cell>
          <table:table-cell table:style-name="ce18" office:value-type="float" office:value="2.553" calcext:value-type="float">
            <text:p>2.553</text:p>
          </table:table-cell>
          <table:table-cell table:style-name="ce18" office:value-type="float" office:value="2.634" calcext:value-type="float">
            <text:p>2.634</text:p>
          </table:table-cell>
          <table:table-cell table:style-name="ce30" office:value-type="float" office:value="1200.082" calcext:value-type="float">
            <text:p>1200.082</text:p>
          </table:table-cell>
          <table:table-cell table:style-name="ce18" office:value-type="float" office:value="1200.084" calcext:value-type="float">
            <text:p>1200.084</text:p>
          </table:table-cell>
          <table:table-cell office:value-type="float" office:value="1200.064" calcext:value-type="float">
            <text:p>1200.064</text:p>
          </table:table-cell>
          <table:table-cell table:style-name="ce37" table:formula="of:=SUM([.C68:.E68])/3" office:value-type="float" office:value="1.387" calcext:value-type="float">
            <text:p>1.39</text:p>
          </table:table-cell>
          <table:table-cell table:style-name="ce37" table:formula="of:=SUM([.F68:.H68])/3" office:value-type="float" office:value="2.586" calcext:value-type="float">
            <text:p>2.59</text:p>
          </table:table-cell>
          <table:table-cell table:style-name="ce37" table:formula="of:=SUM([.I68:.K68])/3" office:value-type="float" office:value="1200.07666666667" calcext:value-type="float">
            <text:p>1,200.08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0.smt2</text:p>
          </table:table-cell>
          <table:table-cell table:style-name="ce18" office:value-type="float" office:value="4.084" calcext:value-type="float">
            <text:p>4.084</text:p>
          </table:table-cell>
          <table:table-cell table:style-name="ce18" office:value-type="float" office:value="4.232" calcext:value-type="float">
            <text:p>4.232</text:p>
          </table:table-cell>
          <table:table-cell table:style-name="ce18" office:value-type="float" office:value="4.13" calcext:value-type="float">
            <text:p>4.13</text:p>
          </table:table-cell>
          <table:table-cell table:style-name="ce30" office:value-type="float" office:value="2.698" calcext:value-type="float">
            <text:p>2.698</text:p>
          </table:table-cell>
          <table:table-cell table:style-name="ce18" office:value-type="float" office:value="2.631" calcext:value-type="float">
            <text:p>2.631</text:p>
          </table:table-cell>
          <table:table-cell table:style-name="ce18" office:value-type="float" office:value="2.613" calcext:value-type="float">
            <text:p>2.613</text:p>
          </table:table-cell>
          <table:table-cell table:style-name="ce30" office:value-type="float" office:value="1200.07" calcext:value-type="float">
            <text:p>1200.07</text:p>
          </table:table-cell>
          <table:table-cell table:style-name="ce18" office:value-type="float" office:value="1200.113" calcext:value-type="float">
            <text:p>1200.113</text:p>
          </table:table-cell>
          <table:table-cell office:value-type="float" office:value="1200.098" calcext:value-type="float">
            <text:p>1200.098</text:p>
          </table:table-cell>
          <table:table-cell table:style-name="ce37" table:formula="of:=SUM([.C69:.E69])/3" office:value-type="float" office:value="4.14866666666667" calcext:value-type="float">
            <text:p>4.15</text:p>
          </table:table-cell>
          <table:table-cell table:style-name="ce37" table:formula="of:=SUM([.F69:.H69])/3" office:value-type="float" office:value="2.64733333333333" calcext:value-type="float">
            <text:p>2.65</text:p>
          </table:table-cell>
          <table:table-cell table:style-name="ce37" table:formula="of:=SUM([.I69:.K69])/3" office:value-type="float" office:value="1200.09366666667" calcext:value-type="float">
            <text:p>1,200.09</text:p>
          </table:table-cell>
          <table:table-cell/>
          <table:table-cell office:value-type="string" calcext:value-type="string">
            <text:p>INPUT ID: 400, VALUE: <text:s/>INPUT ID: 1312, VALUE: /QUIT 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29 () String "") <text:s text:c="2"/>(define-fun L0 () String "") <text:s text:c="2"/>(define-fun L2 () String "") <text:s text:c="2"/>(define-fun L1 () String "middle school") <text:s text:c="2"/>(define-fun L4 () String "/quit") <text:s text:c="2"/>(define-fun L6 () String "") <text:s text:c="2"/>(define-fun L21 () String "") <text:s text:c="2"/>(define-fun L10 () String "") <text:s text:c="2"/>(define-fun L5 () String "") <text:s text:c="2"/>(define-fun L8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742 () String "") <text:s text:c="2"/>(define-fun sym247 () String "") <text:s text:c="2"/>(define-fun sym400 () String "") <text:s text:c="2"/>(define-fun sym1312 () String "/QUIT") <text:s text:c="2"/>(define-fun sym97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1.smt2</text:p>
          </table:table-cell>
          <table:table-cell table:style-name="ce18" office:value-type="float" office:value="1.366" calcext:value-type="float">
            <text:p>1.366</text:p>
          </table:table-cell>
          <table:table-cell table:style-name="ce18" office:value-type="float" office:value="1.339" calcext:value-type="float">
            <text:p>1.339</text:p>
          </table:table-cell>
          <table:table-cell table:style-name="ce18" office:value-type="float" office:value="1.377" calcext:value-type="float">
            <text:p>1.377</text:p>
          </table:table-cell>
          <table:table-cell table:style-name="ce30" office:value-type="float" office:value="2.547" calcext:value-type="float">
            <text:p>2.547</text:p>
          </table:table-cell>
          <table:table-cell table:style-name="ce18" office:value-type="float" office:value="2.618" calcext:value-type="float">
            <text:p>2.618</text:p>
          </table:table-cell>
          <table:table-cell table:style-name="ce18" office:value-type="float" office:value="2.579" calcext:value-type="float">
            <text:p>2.579</text:p>
          </table:table-cell>
          <table:table-cell table:style-name="ce30" office:value-type="float" office:value="1200.063" calcext:value-type="float">
            <text:p>1200.063</text:p>
          </table:table-cell>
          <table:table-cell table:style-name="ce18" office:value-type="float" office:value="1200.074" calcext:value-type="float">
            <text:p>1200.074</text:p>
          </table:table-cell>
          <table:table-cell office:value-type="float" office:value="1200.081" calcext:value-type="float">
            <text:p>1200.081</text:p>
          </table:table-cell>
          <table:table-cell table:style-name="ce37" table:formula="of:=SUM([.C70:.E70])/3" office:value-type="float" office:value="1.36066666666667" calcext:value-type="float">
            <text:p>1.36</text:p>
          </table:table-cell>
          <table:table-cell table:style-name="ce37" table:formula="of:=SUM([.F70:.H70])/3" office:value-type="float" office:value="2.58133333333333" calcext:value-type="float">
            <text:p>2.58</text:p>
          </table:table-cell>
          <table:table-cell table:style-name="ce37" table:formula="of:=SUM([.I70:.K70])/3" office:value-type="float" office:value="1200.07266666667" calcext:value-type="float">
            <text:p>1,200.07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2.smt2</text:p>
          </table:table-cell>
          <table:table-cell table:style-name="ce18" office:value-type="float" office:value="2.882" calcext:value-type="float">
            <text:p>2.882</text:p>
          </table:table-cell>
          <table:table-cell table:style-name="ce18" office:value-type="float" office:value="2.821" calcext:value-type="float">
            <text:p>2.821</text:p>
          </table:table-cell>
          <table:table-cell table:style-name="ce18" office:value-type="float" office:value="2.825" calcext:value-type="float">
            <text:p>2.825</text:p>
          </table:table-cell>
          <table:table-cell table:style-name="ce30" office:value-type="float" office:value="2.495" calcext:value-type="float">
            <text:p>2.495</text:p>
          </table:table-cell>
          <table:table-cell table:style-name="ce18" office:value-type="float" office:value="2.539" calcext:value-type="float">
            <text:p>2.539</text:p>
          </table:table-cell>
          <table:table-cell table:style-name="ce18" office:value-type="float" office:value="2.534" calcext:value-type="float">
            <text:p>2.534</text:p>
          </table:table-cell>
          <table:table-cell table:style-name="ce30" office:value-type="float" office:value="1200.093" calcext:value-type="float">
            <text:p>1200.093</text:p>
          </table:table-cell>
          <table:table-cell table:style-name="ce18" office:value-type="float" office:value="1200.088" calcext:value-type="float">
            <text:p>1200.088</text:p>
          </table:table-cell>
          <table:table-cell office:value-type="float" office:value="1200.091" calcext:value-type="float">
            <text:p>1200.091</text:p>
          </table:table-cell>
          <table:table-cell table:style-name="ce37" table:formula="of:=SUM([.C71:.E71])/3" office:value-type="float" office:value="2.84266666666667" calcext:value-type="float">
            <text:p>2.84</text:p>
          </table:table-cell>
          <table:table-cell table:style-name="ce37" table:formula="of:=SUM([.F71:.H71])/3" office:value-type="float" office:value="2.52266666666667" calcext:value-type="float">
            <text:p>2.52</text:p>
          </table:table-cell>
          <table:table-cell table:style-name="ce37" table:formula="of:=SUM([.I71:.K71])/3" office:value-type="float" office:value="1200.09066666667" calcext:value-type="float">
            <text:p>1,200.09</text:p>
          </table:table-cell>
          <table:table-cell/>
          <table:table-cell office:value-type="string" calcext:value-type="string">
            <text:p>INPUT ID: 400, VALUE: <text:s/>INPUT ID: 514, VALUE: <text:s/>INPUT ID: 628, VALUE: <text:s/>INPUT ID: 742, VALUE: <text:s/>INPUT ID: 247, VALUE: <text:s/>INPUT ID: 856, VALUE: /QUIT INPUT ID: 122, VALUE: MIDDLE SCHOOL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3.smt2</text:p>
          </table:table-cell>
          <table:table-cell table:style-name="ce18" office:value-type="float" office:value="1.347" calcext:value-type="float">
            <text:p>1.347</text:p>
          </table:table-cell>
          <table:table-cell table:style-name="ce18" office:value-type="float" office:value="1.301" calcext:value-type="float">
            <text:p>1.301</text:p>
          </table:table-cell>
          <table:table-cell table:style-name="ce18" office:value-type="float" office:value="1.308" calcext:value-type="float">
            <text:p>1.308</text:p>
          </table:table-cell>
          <table:table-cell table:style-name="ce30" office:value-type="float" office:value="2.59" calcext:value-type="float">
            <text:p>2.59</text:p>
          </table:table-cell>
          <table:table-cell table:style-name="ce18" office:value-type="float" office:value="2.385" calcext:value-type="float">
            <text:p>2.385</text:p>
          </table:table-cell>
          <table:table-cell table:style-name="ce18" office:value-type="float" office:value="2.579" calcext:value-type="float">
            <text:p>2.579</text:p>
          </table:table-cell>
          <table:table-cell table:style-name="ce30" office:value-type="float" office:value="1200.102" calcext:value-type="float">
            <text:p>1200.102</text:p>
          </table:table-cell>
          <table:table-cell table:style-name="ce18" office:value-type="float" office:value="1200.108" calcext:value-type="float">
            <text:p>1200.108</text:p>
          </table:table-cell>
          <table:table-cell office:value-type="float" office:value="1200.089" calcext:value-type="float">
            <text:p>1200.089</text:p>
          </table:table-cell>
          <table:table-cell table:style-name="ce37" table:formula="of:=SUM([.C72:.E72])/3" office:value-type="float" office:value="1.31866666666667" calcext:value-type="float">
            <text:p>1.32</text:p>
          </table:table-cell>
          <table:table-cell table:style-name="ce37" table:formula="of:=SUM([.F72:.H72])/3" office:value-type="float" office:value="2.518" calcext:value-type="float">
            <text:p>2.52</text:p>
          </table:table-cell>
          <table:table-cell table:style-name="ce37" table:formula="of:=SUM([.I72:.K72])/3" office:value-type="float" office:value="1200.09966666667" calcext:value-type="float">
            <text:p>1,200.10</text:p>
          </table:table-cell>
          <table:table-cell/>
          <table:table-cell office:value-type="string" calcext:value-type="string">
            <text:p>INPUT ID: 400, VALUE: <text:s/>INPUT ID: 1312, VALUE: <text:s/>INPUT ID: 514, VALUE: <text:s/>INPUT ID: 628, VALUE: <text:s/>INPUT ID: 742, VALUE: <text:s/>INPUT ID: 247, VALUE: <text:s/>INPUT ID: 856, VALUE: <text:s/>INPUT ID: 122, VALUE: MIDDLE SCHOOL INPUT ID: 970, VALUE: <text:s/>INPUT ID: 1084, VALUE: <text:s/>INPUT ID: 1198, VALUE: <text:s/>INPUT ID: 1438, VALUE: N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39 () String "n") <text:s text:c="2"/>(define-fun L0 () String "") <text:s text:c="2"/>(define-fun L2 () String "") <text:s text:c="2"/>(define-fun L1 () String "") <text:s text:c="2"/>(define-fun L4 () String "") <text:s text:c="2"/>(define-fun L3 () String "middle school") <text:s text:c="2"/>(define-fun L11 () String "") <text:s text:c="2"/>(define-fun L6 () String "") <text:s text:c="2"/>(define-fun L5 () String "") <text:s text:c="2"/>(define-fun L8 () String "") <text:s text:c="2"/>(define-fun L9 () String "") <text:s text:c="2"/>(define-fun L13 () String "") <text:s text:c="2"/>(define-fun sym628 () String "") <text:s text:c="2"/>(define-fun sym1084 () String "") <text:s text:c="2"/>(define-fun sym856 () String "") <text:s text:c="2"/>(define-fun sym514 () String "") <text:s text:c="2"/>(define-fun sym1198 () String "") <text:s text:c="2"/>(define-fun sym247 () String "") <text:s text:c="2"/>(define-fun sym742 () String "") <text:s text:c="2"/>(define-fun sym400 () String "") <text:s text:c="2"/>(define-fun sym1312 () String "") <text:s text:c="2"/>(define-fun sym970 () String "") <text:s text:c="2"/>(define-fun sym122 () String "MIDDLE SCHOOL") <text:s text:c="2"/>(define-fun sym1438 () String "N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4.smt2</text:p>
          </table:table-cell>
          <table:table-cell table:style-name="ce18" office:value-type="float" office:value="2.715" calcext:value-type="float">
            <text:p>2.715</text:p>
          </table:table-cell>
          <table:table-cell table:style-name="ce18" office:value-type="float" office:value="2.753" calcext:value-type="float">
            <text:p>2.753</text:p>
          </table:table-cell>
          <table:table-cell table:style-name="ce18" office:value-type="float" office:value="2.85" calcext:value-type="float">
            <text:p>2.85</text:p>
          </table:table-cell>
          <table:table-cell table:style-name="ce30" office:value-type="float" office:value="2.538" calcext:value-type="float">
            <text:p>2.538</text:p>
          </table:table-cell>
          <table:table-cell table:style-name="ce18" office:value-type="float" office:value="2.488" calcext:value-type="float">
            <text:p>2.488</text:p>
          </table:table-cell>
          <table:table-cell table:style-name="ce18" office:value-type="float" office:value="2.298" calcext:value-type="float">
            <text:p>2.298</text:p>
          </table:table-cell>
          <table:table-cell table:style-name="ce30" office:value-type="float" office:value="1200.102" calcext:value-type="float">
            <text:p>1200.102</text:p>
          </table:table-cell>
          <table:table-cell table:style-name="ce18" office:value-type="float" office:value="1200.079" calcext:value-type="float">
            <text:p>1200.079</text:p>
          </table:table-cell>
          <table:table-cell office:value-type="float" office:value="1200.098" calcext:value-type="float">
            <text:p>1200.098</text:p>
          </table:table-cell>
          <table:table-cell table:style-name="ce37" table:formula="of:=SUM([.C73:.E73])/3" office:value-type="float" office:value="2.77266666666667" calcext:value-type="float">
            <text:p>2.77</text:p>
          </table:table-cell>
          <table:table-cell table:style-name="ce37" table:formula="of:=SUM([.F73:.H73])/3" office:value-type="float" office:value="2.44133333333333" calcext:value-type="float">
            <text:p>2.44</text:p>
          </table:table-cell>
          <table:table-cell table:style-name="ce37" table:formula="of:=SUM([.I73:.K73])/3" office:value-type="float" office:value="1200.093" calcext:value-type="float">
            <text:p>1,200.09</text:p>
          </table:table-cell>
          <table:table-cell/>
          <table:table-cell office:value-type="string" calcext:value-type="string">
            <text:p>INPUT ID: 400, VALUE: <text:s/>INPUT ID: 514, VALUE: <text:s/>INPUT ID: 628, VALUE: <text:s/>INPUT ID: 742, VALUE: <text:s/>INPUT ID: 247, VALUE: <text:s/>INPUT ID: 856, VALUE: /QUIT INPUT ID: 122, VALUE: MIDDLE SCHOOL 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middle school") <text:s text:c="2"/>(define-fun L0 () String "") <text:s text:c="2"/>(define-fun L2 () String "") <text:s text:c="2"/>(define-fun L1 () String "/quit") <text:s text:c="2"/>(define-fun L4 () String "") <text:s text:c="2"/>(define-fun L10 () String "") <text:s text:c="2"/>(define-fun L5 () String "") <text:s text:c="2"/>(define-fun sym628 () String "") <text:s text:c="2"/>(define-fun sym856 () String "/QUIT") <text:s text:c="2"/>(define-fun sym514 () String "") <text:s text:c="2"/>(define-fun sym247 () String "") <text:s text:c="2"/>(define-fun sym742 () String "") <text:s text:c="2"/>(define-fun sym400 () String "") <text:s text:c="2"/>(define-fun sym122 () String "MIDDLE SCHOOL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6.smt2</text:p>
          </table:table-cell>
          <table:table-cell table:style-name="ce18" office:value-type="float" office:value="1.471" calcext:value-type="float">
            <text:p>1.471</text:p>
          </table:table-cell>
          <table:table-cell table:style-name="ce18" office:value-type="float" office:value="1.429" calcext:value-type="float">
            <text:p>1.429</text:p>
          </table:table-cell>
          <table:table-cell table:style-name="ce18" office:value-type="float" office:value="1.397" calcext:value-type="float">
            <text:p>1.397</text:p>
          </table:table-cell>
          <table:table-cell table:style-name="ce30" office:value-type="float" office:value="2.579" calcext:value-type="float">
            <text:p>2.579</text:p>
          </table:table-cell>
          <table:table-cell table:style-name="ce18" office:value-type="float" office:value="2.555" calcext:value-type="float">
            <text:p>2.555</text:p>
          </table:table-cell>
          <table:table-cell table:style-name="ce18" office:value-type="float" office:value="2.354" calcext:value-type="float">
            <text:p>2.354</text:p>
          </table:table-cell>
          <table:table-cell table:style-name="ce30" office:value-type="float" office:value="1200.095" calcext:value-type="float">
            <text:p>1200.095</text:p>
          </table:table-cell>
          <table:table-cell table:style-name="ce18" office:value-type="float" office:value="1200.087" calcext:value-type="float">
            <text:p>1200.087</text:p>
          </table:table-cell>
          <table:table-cell office:value-type="float" office:value="1200.089" calcext:value-type="float">
            <text:p>1200.089</text:p>
          </table:table-cell>
          <table:table-cell table:style-name="ce37" table:formula="of:=SUM([.C74:.E74])/3" office:value-type="float" office:value="1.43233333333333" calcext:value-type="float">
            <text:p>1.43</text:p>
          </table:table-cell>
          <table:table-cell table:style-name="ce37" table:formula="of:=SUM([.F74:.H74])/3" office:value-type="float" office:value="2.496" calcext:value-type="float">
            <text:p>2.50</text:p>
          </table:table-cell>
          <table:table-cell table:style-name="ce37" table:formula="of:=SUM([.I74:.K74])/3" office:value-type="float" office:value="1200.09033333333" calcext:value-type="float">
            <text:p>1,200.09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7.smt2</text:p>
          </table:table-cell>
          <table:table-cell table:style-name="ce18" office:value-type="float" office:value="4.214" calcext:value-type="float">
            <text:p>4.214</text:p>
          </table:table-cell>
          <table:table-cell table:style-name="ce18" office:value-type="float" office:value="4.203" calcext:value-type="float">
            <text:p>4.203</text:p>
          </table:table-cell>
          <table:table-cell table:style-name="ce18" office:value-type="float" office:value="4.266" calcext:value-type="float">
            <text:p>4.266</text:p>
          </table:table-cell>
          <table:table-cell table:style-name="ce30" office:value-type="float" office:value="2.619" calcext:value-type="float">
            <text:p>2.619</text:p>
          </table:table-cell>
          <table:table-cell table:style-name="ce18" office:value-type="float" office:value="2.697" calcext:value-type="float">
            <text:p>2.697</text:p>
          </table:table-cell>
          <table:table-cell table:style-name="ce18" office:value-type="float" office:value="2.7" calcext:value-type="float">
            <text:p>2.7</text:p>
          </table:table-cell>
          <table:table-cell table:style-name="ce30" office:value-type="float" office:value="1200.084" calcext:value-type="float">
            <text:p>1200.084</text:p>
          </table:table-cell>
          <table:table-cell table:style-name="ce18" office:value-type="float" office:value="1200.092" calcext:value-type="float">
            <text:p>1200.092</text:p>
          </table:table-cell>
          <table:table-cell office:value-type="float" office:value="1200.068" calcext:value-type="float">
            <text:p>1200.068</text:p>
          </table:table-cell>
          <table:table-cell table:style-name="ce37" table:formula="of:=SUM([.C75:.E75])/3" office:value-type="float" office:value="4.22766666666667" calcext:value-type="float">
            <text:p>4.23</text:p>
          </table:table-cell>
          <table:table-cell table:style-name="ce37" table:formula="of:=SUM([.F75:.H75])/3" office:value-type="float" office:value="2.672" calcext:value-type="float">
            <text:p>2.67</text:p>
          </table:table-cell>
          <table:table-cell table:style-name="ce37" table:formula="of:=SUM([.I75:.K75])/3" office:value-type="float" office:value="1200.08133333333" calcext:value-type="float">
            <text:p>1,200.08</text:p>
          </table:table-cell>
          <table:table-cell/>
          <table:table-cell office:value-type="string" calcext:value-type="string">
            <text:p>INPUT ID: 1089, VALUE: <text:s/>INPUT ID: 1203, VALUE: <text:s/>INPUT ID: 405, VALUE: <text:s/>INPUT ID: 1317, VALUE: /QUIT 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1089 () String <text:s text:c="4"/>"DA/sa\u{2ffed}") <text:s text:c="2"/>(define-fun sym1317 () String <text:s text:c="4"/>"/quIT") <text:s text:c="2"/>(define-fun sym252 () String <text:s text:c="4"/>"\u{2ff71}\u{2431f}") <text:s text:c="2"/>(define-fun sym405 () String <text:s text:c="4"/>"") <text:s text:c="2"/>(define-fun sym633 () String <text:s text:c="4"/>"AD\u{2ffe7}") <text:s text:c="2"/>(define-fun sym747 () String <text:s text:c="4"/>"\u{8000}\u{2ffe1}W") <text:s text:c="2"/>(define-fun sym519 () String <text:s text:c="4"/>"OHPHY\u{17fff}@Q") <text:s text:c="2"/>(define-fun sym861 () String <text:s text:c="4"/>"A\u{2ffec}") <text:s text:c="2"/>(define-fun sym1203 () String <text:s text:c="4"/>"S\u{2bea1}") <text:s text:c="2"/>(define-fun sym975 () String <text:s text:c="4"/>"N\u{3e0}\u{2ffef}\u{2ffe0}\u{24020}") )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29 () String "") <text:s text:c="2"/>(define-fun L0 () String "") <text:s text:c="2"/>(define-fun L2 () String "") <text:s text:c="2"/>(define-fun L1 () String "/quit") <text:s text:c="2"/>(define-fun L4 () String "") <text:s text:c="2"/>(define-fun L3 () String "high school") <text:s text:c="2"/>(define-fun L6 () String "") <text:s text:c="2"/>(define-fun L21 () String "") <text:s text:c="2"/>(define-fun L10 () String "") <text:s text:c="2"/>(define-fun L8 () String "") <text:s text:c="2"/>(define-fun L23 () String "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633 () String "") <text:s text:c="2"/>(define-fun sym1203 () String "") <text:s text:c="2"/>(define-fun sym861 () String "") <text:s text:c="2"/>(define-fun sym122 () String "HIGH SCHOOL") <text:s text:c="2"/>(define-fun sym1317 () String "/QUIT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8.smt2</text:p>
          </table:table-cell>
          <table:table-cell table:style-name="ce18" office:value-type="float" office:value="1.384" calcext:value-type="float">
            <text:p>1.384</text:p>
          </table:table-cell>
          <table:table-cell table:style-name="ce18" office:value-type="float" office:value="1.32" calcext:value-type="float">
            <text:p>1.32</text:p>
          </table:table-cell>
          <table:table-cell table:style-name="ce18" office:value-type="float" office:value="1.323" calcext:value-type="float">
            <text:p>1.323</text:p>
          </table:table-cell>
          <table:table-cell table:style-name="ce30" office:value-type="float" office:value="2.624" calcext:value-type="float">
            <text:p>2.624</text:p>
          </table:table-cell>
          <table:table-cell table:style-name="ce18" office:value-type="float" office:value="2.594" calcext:value-type="float">
            <text:p>2.594</text:p>
          </table:table-cell>
          <table:table-cell table:style-name="ce18" office:value-type="float" office:value="2.558" calcext:value-type="float">
            <text:p>2.558</text:p>
          </table:table-cell>
          <table:table-cell table:style-name="ce30" office:value-type="float" office:value="1200.095" calcext:value-type="float">
            <text:p>1200.095</text:p>
          </table:table-cell>
          <table:table-cell table:style-name="ce18" office:value-type="float" office:value="1200.091" calcext:value-type="float">
            <text:p>1200.091</text:p>
          </table:table-cell>
          <table:table-cell office:value-type="float" office:value="1200.082" calcext:value-type="float">
            <text:p>1200.082</text:p>
          </table:table-cell>
          <table:table-cell table:style-name="ce37" table:formula="of:=SUM([.C76:.E76])/3" office:value-type="float" office:value="1.34233333333333" calcext:value-type="float">
            <text:p>1.34</text:p>
          </table:table-cell>
          <table:table-cell table:style-name="ce37" table:formula="of:=SUM([.F76:.H76])/3" office:value-type="float" office:value="2.592" calcext:value-type="float">
            <text:p>2.59</text:p>
          </table:table-cell>
          <table:table-cell table:style-name="ce37" table:formula="of:=SUM([.I76:.K76])/3" office:value-type="float" office:value="1200.08933333333" calcext:value-type="float">
            <text:p>1,200.09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29.smt2</text:p>
          </table:table-cell>
          <table:table-cell table:style-name="ce18" office:value-type="float" office:value="2.878" calcext:value-type="float">
            <text:p>2.878</text:p>
          </table:table-cell>
          <table:table-cell table:style-name="ce18" office:value-type="float" office:value="2.81" calcext:value-type="float">
            <text:p>2.81</text:p>
          </table:table-cell>
          <table:table-cell table:style-name="ce18" office:value-type="float" office:value="2.78" calcext:value-type="float">
            <text:p>2.78</text:p>
          </table:table-cell>
          <table:table-cell table:style-name="ce30" office:value-type="float" office:value="2.494" calcext:value-type="float">
            <text:p>2.494</text:p>
          </table:table-cell>
          <table:table-cell table:style-name="ce18" office:value-type="float" office:value="2.482" calcext:value-type="float">
            <text:p>2.482</text:p>
          </table:table-cell>
          <table:table-cell table:style-name="ce18" office:value-type="float" office:value="2.502" calcext:value-type="float">
            <text:p>2.502</text:p>
          </table:table-cell>
          <table:table-cell table:style-name="ce30" office:value-type="float" office:value="207.026" calcext:value-type="float">
            <text:p>207.026</text:p>
          </table:table-cell>
          <table:table-cell table:style-name="ce18" office:value-type="float" office:value="210.148" calcext:value-type="float">
            <text:p>210.148</text:p>
          </table:table-cell>
          <table:table-cell office:value-type="float" office:value="208.19" calcext:value-type="float">
            <text:p>208.19</text:p>
          </table:table-cell>
          <table:table-cell table:style-name="ce37" table:formula="of:=SUM([.C77:.E77])/3" office:value-type="float" office:value="2.82266666666667" calcext:value-type="float">
            <text:p>2.82</text:p>
          </table:table-cell>
          <table:table-cell table:style-name="ce37" table:formula="of:=SUM([.F77:.H77])/3" office:value-type="float" office:value="2.49266666666667" calcext:value-type="float">
            <text:p>2.49</text:p>
          </table:table-cell>
          <table:table-cell table:style-name="ce37" table:formula="of:=SUM([.I77:.K77])/3" office:value-type="float" office:value="208.454666666667" calcext:value-type="float">
            <text:p>208.45</text:p>
          </table:table-cell>
          <table:table-cell/>
          <table:table-cell office:value-type="string" calcext:value-type="string">
            <text:p>INPUT ID: 405, VALUE: <text:s/>INPUT ID: 519, VALUE: <text:s/>INPUT ID: 633, VALUE: <text:s/>INPUT ID: 122, VALUE: HIGH SCHOOL INPUT ID: 747, VALUE: <text:s/>INPUT ID: 252, VALUE: <text:s/>INPUT ID: 861, VALUE: /QUIT </text:p>
          </table:table-cell>
          <table:table-cell table:style-name="ce8" office:value-type="string" calcext:value-type="string">
            <text:p>sat </text:p>
          </table:table-cell>
          <table:table-cell table:style-name="ce12" office:value-type="string" calcext:value-type="string">
            <text:p>( <text:s text:c="2"/>(define-fun sym122 () String <text:s text:c="4"/>"HIGh sChOol") <text:s text:c="2"/>(define-fun sym405 () String <text:s text:c="4"/>"") <text:s text:c="2"/>(define-fun Alphabet () RegLan <text:s text:c="4"/>(let ((a!1 (re.union (re.union (re.union (str.to_re " ") (str.to_re "-")) <text:s text:c="31"/>(str.to_re "/")) <text:s text:c="21"/>(str.to_re "0")))) (let ((a!2 (re.union (re.union (re.union a!1 (str.to_re "1")) (str.to_re "2")) <text:s text:c="21"/>(str.to_re "9")))) (let ((a!3 (re.union (re.union (re.union a!2 (str.to_re "A")) (str.to_re "B")) <text:s text:c="21"/>(str.to_re "C")))) (let ((a!4 (re.union (re.union (re.union a!3 (str.to_re "D")) (str.to_re "E")) <text:s text:c="21"/>(str.to_re "F")))) (let ((a!5 (re.union (re.union (re.union a!4 (str.to_re "G")) (str.to_re "H")) <text:s text:c="21"/>(str.to_re "I")))) (let ((a!6 (re.union (re.union (re.union a!5 (str.to_re "J")) (str.to_re "K")) <text:s text:c="21"/>(str.to_re "L")))) (let ((a!7 (re.union (re.union (re.union a!6 (str.to_re "M")) (str.to_re "N")) <text:s text:c="21"/>(str.to_re "O")))) (let ((a!8 (re.union (re.union (re.union a!7 (str.to_re "P")) (str.to_re "Q")) <text:s text:c="21"/>(str.to_re "R")))) (let ((a!9 (re.union (re.union (re.union a!8 (str.to_re "S")) (str.to_re "T")) <text:s text:c="21"/>(str.to_re "U")))) (let ((a!10 (re.union (re.union (re.union a!9 (str.to_re "V")) (str.to_re "W")) <text:s text:c="22"/>(str.to_re "X")))) (let ((a!11 (re.union (re.union (re.union a!10 (str.to_re "Y")) (str.to_re "Z")) <text:s text:c="22"/>(str.to_re "a")))) (let ((a!12 (re.union (re.union (re.union a!11 (str.to_re "b")) (str.to_re "c")) <text:s text:c="22"/>(str.to_re "d")))) (let ((a!13 (re.union (re.union (re.union a!12 (str.to_re "e")) (str.to_re "f")) <text:s text:c="22"/>(str.to_re "g")))) (let ((a!14 (re.union (re.union (re.union a!13 (str.to_re "h")) (str.to_re "i")) <text:s text:c="22"/>(str.to_re "j")))) (let ((a!15 (re.union (re.union (re.union a!14 (str.to_re "k")) (str.to_re "l")) <text:s text:c="22"/>(str.to_re "m")))) (let ((a!16 (re.union (re.union (re.union a!15 (str.to_re "n")) (str.to_re "o")) <text:s text:c="22"/>(str.to_re "p")))) (let ((a!17 (re.union (re.union (re.union a!16 (str.to_re "q")) (str.to_re "r")) <text:s text:c="22"/>(str.to_re "s")))) (let ((a!18 (re.union (re.union (re.union a!17 (str.to_re "t")) (str.to_re "u")) <text:s text:c="22"/>(str.to_re "v")))) (let ((a!19 (re.union (re.union (re.union a!18 (str.to_re "w")) (str.to_re "x")) <text:s text:c="22"/>(str.to_re "y")))) <text:s text:c="2"/>(re.* (re.union a!19 (str.to_re "z"))))))))))))))))))))))) <text:s text:c="2"/>(define-fun sym519 () String <text:s text:c="4"/>" ") <text:s text:c="2"/>(define-fun sym747 () String <text:s text:c="4"/>"Pd") <text:s text:c="2"/>(define-fun sym861 () String <text:s text:c="4"/>"/qUIt") <text:s text:c="2"/>(define-fun sym633 () String <text:s text:c="4"/>"") <text:s text:c="2"/>(define-fun sym252 () String <text:s text:c="4"/>"b2P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8 () String "") <text:s text:c="2"/>(define-fun L0 () String "") <text:s text:c="2"/>(define-fun L2 () String "") <text:s text:c="2"/>(define-fun L1 () String "/quit") <text:s text:c="2"/>(define-fun L4 () String "") <text:s text:c="2"/>(define-fun L11 () String "high school") <text:s text:c="2"/>(define-fun L12 () String "") <text:s text:c="2"/>(define-fun sym519 () String "") <text:s text:c="2"/>(define-fun sym747 () String "") <text:s text:c="2"/>(define-fun sym405 () String "") <text:s text:c="2"/>(define-fun sym633 () String "") <text:s text:c="2"/>(define-fun sym861 () String "/QUIT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string" calcext:value-type="string">
            <text:p><text:s/>mathQuizGame30.smt2</text:p>
          </table:table-cell>
          <table:table-cell table:style-name="ce18" office:value-type="float" office:value="1.388" calcext:value-type="float">
            <text:p>1.388</text:p>
          </table:table-cell>
          <table:table-cell table:style-name="ce18" office:value-type="float" office:value="1.3" calcext:value-type="float">
            <text:p>1.3</text:p>
          </table:table-cell>
          <table:table-cell table:style-name="ce18" office:value-type="float" office:value="1.286" calcext:value-type="float">
            <text:p>1.286</text:p>
          </table:table-cell>
          <table:table-cell table:style-name="ce30" office:value-type="float" office:value="2.583" calcext:value-type="float">
            <text:p>2.583</text:p>
          </table:table-cell>
          <table:table-cell table:style-name="ce18" office:value-type="float" office:value="2.645" calcext:value-type="float">
            <text:p>2.645</text:p>
          </table:table-cell>
          <table:table-cell table:style-name="ce18" office:value-type="float" office:value="2.552" calcext:value-type="float">
            <text:p>2.552</text:p>
          </table:table-cell>
          <table:table-cell table:style-name="ce30" office:value-type="float" office:value="1200.077" calcext:value-type="float">
            <text:p>1200.077</text:p>
          </table:table-cell>
          <table:table-cell table:style-name="ce18" office:value-type="float" office:value="1200.082" calcext:value-type="float">
            <text:p>1200.082</text:p>
          </table:table-cell>
          <table:table-cell office:value-type="float" office:value="1200.079" calcext:value-type="float">
            <text:p>1200.079</text:p>
          </table:table-cell>
          <table:table-cell table:style-name="ce37" table:formula="of:=SUM([.C78:.E78])/3" office:value-type="float" office:value="1.32466666666667" calcext:value-type="float">
            <text:p>1.32</text:p>
          </table:table-cell>
          <table:table-cell table:style-name="ce37" table:formula="of:=SUM([.F78:.H78])/3" office:value-type="float" office:value="2.59333333333333" calcext:value-type="float">
            <text:p>2.59</text:p>
          </table:table-cell>
          <table:table-cell table:style-name="ce37" table:formula="of:=SUM([.I78:.K78])/3" office:value-type="float" office:value="1200.07933333333" calcext:value-type="float">
            <text:p>1,200.08</text:p>
          </table:table-cell>
          <table:table-cell/>
          <table:table-cell office:value-type="string" calcext:value-type="string">
            <text:p>INPUT ID: 1089, VALUE: <text:s/>INPUT ID: 1203, VALUE: <text:s/>INPUT ID: 1443, VALUE: N INPUT ID: 405, VALUE: <text:s/>INPUT ID: 1317, VALUE: <text:s/>INPUT ID: 519, VALUE: <text:s/>INPUT ID: 633, VALUE: <text:s/>INPUT ID: 122, VALUE: HIGH SCHOOL INPUT ID: 747, VALUE: <text:s/>INPUT ID: 252, VALUE: <text:s/>INPUT ID: 861, VALUE: <text:s/>INPUT ID: 975, VALUE: <text:s/></text:p>
          </table:table-cell>
          <table:table-cell table:style-name="ce8" office:value-type="string" calcext:value-type="string">
            <text:p>,</text:p>
          </table:table-cell>
          <table:table-cell table:style-name="ce12"/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9 () String "") <text:s text:c="2"/>(define-fun L17 () String "") <text:s text:c="2"/>(define-fun L0 () String "") <text:s text:c="2"/>(define-fun L2 () String "") <text:s text:c="2"/>(define-fun L1 () String "") <text:s text:c="2"/>(define-fun L4 () String "") <text:s text:c="2"/>(define-fun L6 () String "high school") <text:s text:c="2"/>(define-fun L10 () String "") <text:s text:c="2"/>(define-fun L5 () String "") <text:s text:c="2"/>(define-fun L8 () String "") <text:s text:c="2"/>(define-fun L7 () String "") <text:s text:c="2"/>(define-fun L48 () String "n") <text:s text:c="2"/>(define-fun sym519 () String "") <text:s text:c="2"/>(define-fun sym747 () String "") <text:s text:c="2"/>(define-fun sym405 () String "") <text:s text:c="2"/>(define-fun sym1089 () String "") <text:s text:c="2"/>(define-fun sym975 () String "") <text:s text:c="2"/>(define-fun sym1443 () String "N") <text:s text:c="2"/>(define-fun sym633 () String "") <text:s text:c="2"/>(define-fun sym1203 () String "") <text:s text:c="2"/>(define-fun sym861 () String "") <text:s text:c="2"/>(define-fun sym122 () String "HIGH SCHOOL") <text:s text:c="2"/>(define-fun sym1317 () String "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1">
          <table:table-cell/>
          <table:table-cell table:style-name="ce4" office:value-type="string" calcext:value-type="string">
            <text:p><text:s/>mathQuizGame31.smt2</text:p>
          </table:table-cell>
          <table:table-cell table:style-name="ce18" office:value-type="float" office:value="2.891" calcext:value-type="float">
            <text:p>2.891</text:p>
          </table:table-cell>
          <table:table-cell table:style-name="ce18" office:value-type="float" office:value="3.113" calcext:value-type="float">
            <text:p>3.113</text:p>
          </table:table-cell>
          <table:table-cell table:style-name="ce18" office:value-type="float" office:value="3.096" calcext:value-type="float">
            <text:p>3.096</text:p>
          </table:table-cell>
          <table:table-cell table:style-name="ce18" office:value-type="float" office:value="2.533" calcext:value-type="float">
            <text:p>2.533</text:p>
          </table:table-cell>
          <table:table-cell table:style-name="ce18" office:value-type="float" office:value="2.355" calcext:value-type="float">
            <text:p>2.355</text:p>
          </table:table-cell>
          <table:table-cell table:style-name="ce18" office:value-type="float" office:value="2.557" calcext:value-type="float">
            <text:p>2.557</text:p>
          </table:table-cell>
          <table:table-cell table:style-name="ce18" office:value-type="float" office:value="728.061" calcext:value-type="float">
            <text:p>728.061</text:p>
          </table:table-cell>
          <table:table-cell table:style-name="ce18" office:value-type="float" office:value="733.807" calcext:value-type="float">
            <text:p>733.807</text:p>
          </table:table-cell>
          <table:table-cell office:value-type="float" office:value="733.784" calcext:value-type="float">
            <text:p>733.784</text:p>
          </table:table-cell>
          <table:table-cell table:style-name="ce37" table:formula="of:=SUM([.C79:.E79])/3" office:value-type="float" office:value="3.03333333333333" calcext:value-type="float">
            <text:p>3.03</text:p>
          </table:table-cell>
          <table:table-cell table:style-name="ce37" table:formula="of:=SUM([.F79:.H79])/3" office:value-type="float" office:value="2.48166666666667" calcext:value-type="float">
            <text:p>2.48</text:p>
          </table:table-cell>
          <table:table-cell table:style-name="ce37" table:formula="of:=SUM([.I79:.K79])/3" office:value-type="float" office:value="731.884" calcext:value-type="float">
            <text:p>731.88</text:p>
          </table:table-cell>
          <table:table-cell/>
          <table:table-cell office:value-type="string" calcext:value-type="string">
            <text:p>INPUT ID: 405, VALUE: <text:s/>INPUT ID: 519, VALUE: <text:s/>INPUT ID: 633, VALUE: <text:s/>INPUT ID: 122, VALUE: HIGH SCHOOL INPUT ID: 747, VALUE: <text:s/>INPUT ID: 252, VALUE: <text:s/>INPUT ID: 861, VALUE: <text:s/>INPUT ID: 975, VALUE: /QUIT </text:p>
          </table:table-cell>
          <table:table-cell table:style-name="ce9" office:value-type="string" calcext:value-type="string">
            <text:p>sat </text:p>
          </table:table-cell>
          <table:table-cell table:style-name="ce13" office:value-type="string" calcext:value-type="string">
            <text:p>( <text:s text:c="2"/>(define-fun sym252 () String <text:s text:c="4"/>"e25") <text:s text:c="2"/>(define-fun sym519 () String <text:s text:c="4"/>"") <text:s text:c="2"/>(define-fun Alphabet () RegLan <text:s text:c="4"/>(let ((a!1 (re.union (re.union (re.union (str.to_re " ") (str.to_re "/")) <text:s text:c="31"/>(str.to_re "1")) <text:s text:c="21"/>(str.to_re "2")))) (let ((a!2 (re.union (re.union (re.union a!1 (str.to_re "3")) (str.to_re "4")) <text:s text:c="21"/>(str.to_re "5")))) (let ((a!3 (re.union (re.union (re.union a!2 (str.to_re "6")) (str.to_re "A")) <text:s text:c="21"/>(str.to_re "B")))) (let ((a!4 (re.union (re.union (re.union a!3 (str.to_re "C")) (str.to_re "D")) <text:s text:c="21"/>(str.to_re "E")))) (let ((a!5 (re.union (re.union (re.union a!4 (str.to_re "F")) (str.to_re "G")) <text:s text:c="21"/>(str.to_re "H")))) (let ((a!6 (re.union (re.union (re.union a!5 (str.to_re "I")) (str.to_re "J")) <text:s text:c="21"/>(str.to_re "K")))) (let ((a!7 (re.union (re.union (re.union a!6 (str.to_re "L")) (str.to_re "M")) <text:s text:c="21"/>(str.to_re "N")))) (let ((a!8 (re.union (re.union (re.union a!7 (str.to_re "O")) (str.to_re "P")) <text:s text:c="21"/>(str.to_re "Q")))) (let ((a!9 (re.union (re.union (re.union a!8 (str.to_re "R")) (str.to_re "S")) <text:s text:c="21"/>(str.to_re "T")))) (let ((a!10 (re.union (re.union (re.union a!9 (str.to_re "U")) (str.to_re "V")) <text:s text:c="22"/>(str.to_re "W")))) (let ((a!11 (re.union (re.union (re.union a!10 (str.to_re "X")) (str.to_re "Y")) <text:s text:c="22"/>(str.to_re "Z")))) (let ((a!12 (re.union (re.union (re.union a!11 (str.to_re "a")) (str.to_re "b")) <text:s text:c="22"/>(str.to_re "c")))) (let ((a!13 (re.union (re.union (re.union a!12 (str.to_re "d")) (str.to_re "e")) <text:s text:c="22"/>(str.to_re "f")))) (let ((a!14 (re.union (re.union (re.union a!13 (str.to_re "g")) (str.to_re "h")) <text:s text:c="22"/>(str.to_re "i")))) (let ((a!15 (re.union (re.union (re.union a!14 (str.to_re "j")) (str.to_re "k")) <text:s text:c="22"/>(str.to_re "l")))) (let ((a!16 (re.union (re.union (re.union a!15 (str.to_re "m")) (str.to_re "n")) <text:s text:c="22"/>(str.to_re "o")))) (let ((a!17 (re.union (re.union (re.union a!16 (str.to_re "p")) (str.to_re "q")) <text:s text:c="22"/>(str.to_re "r")))) (let ((a!18 (re.union (re.union (re.union a!17 (str.to_re "s")) (str.to_re "t")) <text:s text:c="22"/>(str.to_re "u")))) (let ((a!19 (re.union (re.union (re.union a!18 (str.to_re "v")) (str.to_re "w")) <text:s text:c="22"/>(str.to_re "x")))) <text:s text:c="2"/>(re.* (re.union (re.union a!19 (str.to_re "y")) (str.to_re "z"))))))))))))))))))))))) <text:s text:c="2"/>(define-fun sym747 () String <text:s text:c="4"/>" <text:s/>") <text:s text:c="2"/>(define-fun sym975 () String <text:s text:c="4"/>"/quit") <text:s text:c="2"/>(define-fun sym122 () String <text:s text:c="4"/>"hiGh SchOol") <text:s text:c="2"/>(define-fun sym861 () String <text:s text:c="4"/>"") <text:s text:c="2"/>(define-fun sym405 () String <text:s text:c="4"/>"") <text:s text:c="2"/>(define-fun sym633 () String <text:s text:c="4"/>"4c ") ) </text:p>
          </table:table-cell>
          <table:table-cell office:value-type="string" calcext:value-type="string">
            <text:p>sat </text:p>
          </table:table-cell>
          <table:table-cell office:value-type="string" calcext:value-type="string">
            <text:p>(model <text:s text:c="2"/>(define-fun L17 () String "/quit") <text:s text:c="2"/>(define-fun L0 () String "") <text:s text:c="2"/>(define-fun L2 () String "") <text:s text:c="2"/>(define-fun L1 () String "") <text:s text:c="2"/>(define-fun L6 () String "") <text:s text:c="2"/>(define-fun L10 () String "") <text:s text:c="2"/>(define-fun L41 () String "high school") <text:s text:c="2"/>(define-fun L7 () String "") <text:s text:c="2"/>(define-fun sym519 () String "") <text:s text:c="2"/>(define-fun sym747 () String "") <text:s text:c="2"/>(define-fun sym405 () String "") <text:s text:c="2"/>(define-fun sym975 () String "/QUIT") <text:s text:c="2"/>(define-fun sym633 () String "") <text:s text:c="2"/>(define-fun sym861 () String "") <text:s text:c="2"/>(define-fun sym122 () String "HIGH SCHOOL") <text:s text:c="2"/>(define-fun sym252 () String "") <text:s text:c="2"/>(define-fun RegLan!2 () RegLan (Alphabet 0)) ) </text:p>
          </table:table-cell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number-columns-repeated="13"/>
          <table:table-cell table:style-name="ce1"/>
          <table:table-cell table:number-columns-repeated="1010"/>
        </table:table-row>
        <table:table-row table:style-name="ro1">
          <table:table-cell/>
          <table:table-cell table:style-name="ce17" office:value-type="string" calcext:value-type="string" table:number-columns-spanned="10" table:number-rows-spanned="1">
            <text:p>CPU TIMES</text:p>
          </table:table-cell>
          <table:covered-table-cell table:number-columns-repeated="2" table:style-name="ce3"/>
          <table:covered-table-cell table:number-columns-repeated="7"/>
          <table:table-cell table:number-columns-repeated="2"/>
          <table:table-cell table:style-name="ce1"/>
          <table:table-cell table:number-columns-repeated="6"/>
          <table:table-cell table:style-name="ce3" table:number-columns-repeated="3"/>
          <table:table-cell/>
          <table:table-cell office:value-type="string" calcext:value-type="string">
            <text:p>second run CPU times to check and theyre basically all the same</text:p>
          </table:table-cell>
          <table:table-cell table:number-columns-repeated="999"/>
        </table:table-row>
        <table:table-row table:style-name="ro1">
          <table:table-cell/>
          <table:table-cell table:style-name="ce18"/>
          <table:table-cell table:style-name="ce18" office:value-type="string" calcext:value-type="string" table:number-columns-spanned="2" table:number-rows-spanned="1">
            <text:p>mas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ostrich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z3</text:p>
          </table:table-cell>
          <table:covered-table-cell table:style-name="ce24"/>
          <table:table-cell table:style-name="ce18" office:value-type="string" calcext:value-type="string" table:number-columns-spanned="3" table:number-rows-spanned="1">
            <text:p>SUMS</text:p>
          </table:table-cell>
          <table:covered-table-cell table:number-columns-repeated="2" table:style-name="ce18"/>
          <table:table-cell table:number-columns-repeated="9"/>
          <table:table-cell table:style-name="ce3" office:value-type="string" calcext:value-type="string">
            <text:p>mas</text:p>
          </table:table-cell>
          <table:table-cell table:style-name="ce3" table:number-columns-repeated="2"/>
          <table:table-cell office:value-type="string" calcext:value-type="string">
            <text:p>ostrich</text:p>
          </table:table-cell>
          <table:table-cell table:number-columns-repeated="2"/>
          <table:table-cell office:value-type="string" calcext:value-type="string">
            <text:p>z3</text:p>
          </table:table-cell>
          <table:table-cell table:number-columns-repeated="997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usr</text:p>
          </table:table-cell>
          <table:table-cell table:style-name="ce18" office:value-type="string" calcext:value-type="string">
            <text:p>sys</text:p>
          </table:table-cell>
          <table:table-cell table:style-name="ce18" office:value-type="string" calcext:value-type="string">
            <text:p>mas</text:p>
          </table:table-cell>
          <table:table-cell table:style-name="ce18" office:value-type="string" calcext:value-type="string">
            <text:p>ostrich</text:p>
          </table:table-cell>
          <table:table-cell table:style-name="ce18" office:value-type="string" calcext:value-type="string">
            <text:p>z3</text:p>
          </table:table-cell>
          <table:table-cell table:number-columns-repeated="9"/>
          <table:table-cell office:value-type="string" calcext:value-type="string">
            <text:p>beasties01.json</text:p>
          </table:table-cell>
          <table:table-cell office:value-type="float" office:value="3.109" calcext:value-type="float">
            <text:p>3.109</text:p>
          </table:table-cell>
          <table:table-cell office:value-type="float" office:value="0.815" calcext:value-type="float">
            <text:p>0.815</text:p>
          </table:table-cell>
          <table:table-cell table:style-name="ce3" office:value-type="string" calcext:value-type="string">
            <text:p>beasties01.smt2</text:p>
          </table:table-cell>
          <table:table-cell table:style-name="ce3" office:value-type="float" office:value="9.007" calcext:value-type="float">
            <text:p>9.007</text:p>
          </table:table-cell>
          <table:table-cell table:style-name="ce3" office:value-type="float" office:value="1.317" calcext:value-type="float">
            <text:p>1.317</text:p>
          </table:table-cell>
          <table:table-cell office:value-type="string" calcext:value-type="string">
            <text:p>beasties01.smt2</text:p>
          </table:table-cell>
          <table:table-cell office:value-type="float" office:value="2.616" calcext:value-type="float">
            <text:p>2.616</text:p>
          </table:table-cell>
          <table:table-cell office:value-type="float" office:value="0.24" calcext:value-type="float">
            <text:p>0.24</text:p>
          </table:table-cell>
          <table:table-cell table:style-name="ce38" table:formula="of:=IF(SUM([.V85:.W85])&lt;&gt;0;SUM([.V85:.W85]);&quot;&quot;)" office:value-type="float" office:value="3.924" calcext:value-type="float">
            <text:p>3.924</text:p>
          </table:table-cell>
          <table:table-cell table:style-name="ce38" table:formula="of:=IF(SUM([.Y85:.Z85])&lt;&gt;0;SUM([.Y85:.Z85]);&quot;&quot;)" office:value-type="float" office:value="10.324" calcext:value-type="float">
            <text:p>10.324</text:p>
          </table:table-cell>
          <table:table-cell table:style-name="ce38" table:formula="of:=IF(SUM([.AB85:.AC85])&lt;&gt;0;SUM([.AB85:.AC85]);&quot;&quot;)" office:value-type="float" office:value="2.856" calcext:value-type="float">
            <text:p>2.856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1.json</text:p>
          </table:table-cell>
          <table:table-cell office:value-type="float" office:value="3.117" calcext:value-type="float">
            <text:p>3.117</text:p>
          </table:table-cell>
          <table:table-cell office:value-type="float" office:value="0.859" calcext:value-type="float">
            <text:p>0.859</text:p>
          </table:table-cell>
          <table:table-cell office:value-type="float" office:value="9.14" calcext:value-type="float">
            <text:p>9.14</text:p>
          </table:table-cell>
          <table:table-cell office:value-type="float" office:value="1.282" calcext:value-type="float">
            <text:p>1.282</text:p>
          </table:table-cell>
          <table:table-cell office:value-type="float" office:value="2.632" calcext:value-type="float">
            <text:p>2.632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86:.D86])&lt;&gt;0;SUM([.C86:.D86]);&quot;&quot;)" office:value-type="float" office:value="3.976" calcext:value-type="float">
            <text:p>3.976</text:p>
          </table:table-cell>
          <table:table-cell table:style-name="ce27" table:formula="of:=IF(SUM([.E86:.F86])&lt;&gt;0;SUM([.E86:.F86]);&quot;&quot;)" office:value-type="float" office:value="10.422" calcext:value-type="float">
            <text:p>10.422</text:p>
          </table:table-cell>
          <table:table-cell table:style-name="ce27" table:formula="of:=IF(SUM([.G86:.H86])&lt;&gt;0;SUM([.G86:.H86]);&quot;&quot;)" office:value-type="float" office:value="2.838" calcext:value-type="float">
            <text:p>2.838</text:p>
          </table:table-cell>
          <table:table-cell table:number-columns-repeated="9"/>
          <table:table-cell office:value-type="string" calcext:value-type="string">
            <text:p>beasties02.json</text:p>
          </table:table-cell>
          <table:table-cell office:value-type="float" office:value="3.136" calcext:value-type="float">
            <text:p>3.136</text:p>
          </table:table-cell>
          <table:table-cell office:value-type="float" office:value="0.795" calcext:value-type="float">
            <text:p>0.795</text:p>
          </table:table-cell>
          <table:table-cell table:style-name="ce3" office:value-type="string" calcext:value-type="string">
            <text:p>beasties02.smt2</text:p>
          </table:table-cell>
          <table:table-cell table:style-name="ce3" office:value-type="float" office:value="8.526" calcext:value-type="float">
            <text:p>8.526</text:p>
          </table:table-cell>
          <table:table-cell table:style-name="ce3" office:value-type="float" office:value="1.187" calcext:value-type="float">
            <text:p>1.187</text:p>
          </table:table-cell>
          <table:table-cell office:value-type="string" calcext:value-type="string">
            <text:p>beasties02.smt2</text:p>
          </table:table-cell>
          <table:table-cell office:value-type="float" office:value="0.728" calcext:value-type="float">
            <text:p>0.728</text:p>
          </table:table-cell>
          <table:table-cell office:value-type="float" office:value="0.186" calcext:value-type="float">
            <text:p>0.186</text:p>
          </table:table-cell>
          <table:table-cell table:style-name="ce38" table:formula="of:=IF(SUM([.V86:.W86])&lt;&gt;0;SUM([.V86:.W86]);&quot;&quot;)" office:value-type="float" office:value="3.931" calcext:value-type="float">
            <text:p>3.931</text:p>
          </table:table-cell>
          <table:table-cell table:style-name="ce38" table:formula="of:=IF(SUM([.Y86:.Z86])&lt;&gt;0;SUM([.Y86:.Z86]);&quot;&quot;)" office:value-type="float" office:value="9.713" calcext:value-type="float">
            <text:p>9.713</text:p>
          </table:table-cell>
          <table:table-cell table:style-name="ce38" table:formula="of:=IF(SUM([.AB86:.AC86])&lt;&gt;0;SUM([.AB86:.AC86]);&quot;&quot;)" office:value-type="float" office:value="0.914" calcext:value-type="float">
            <text:p>0.914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2.json</text:p>
          </table:table-cell>
          <table:table-cell office:value-type="float" office:value="3.174" calcext:value-type="float">
            <text:p>3.174</text:p>
          </table:table-cell>
          <table:table-cell office:value-type="float" office:value="0.786" calcext:value-type="float">
            <text:p>0.786</text:p>
          </table:table-cell>
          <table:table-cell office:value-type="float" office:value="8.915" calcext:value-type="float">
            <text:p>8.915</text:p>
          </table:table-cell>
          <table:table-cell office:value-type="float" office:value="1.362" calcext:value-type="float">
            <text:p>1.362</text:p>
          </table:table-cell>
          <table:table-cell office:value-type="float" office:value="0.72" calcext:value-type="float">
            <text:p>0.72</text:p>
          </table:table-cell>
          <table:table-cell office:value-type="float" office:value="0.191" calcext:value-type="float">
            <text:p>0.191</text:p>
          </table:table-cell>
          <table:table-cell table:style-name="ce27" table:formula="of:=IF(SUM([.C87:.D87])&lt;&gt;0;SUM([.C87:.D87]);&quot;&quot;)" office:value-type="float" office:value="3.96" calcext:value-type="float">
            <text:p>3.96</text:p>
          </table:table-cell>
          <table:table-cell table:style-name="ce27" table:formula="of:=IF(SUM([.E87:.F87])&lt;&gt;0;SUM([.E87:.F87]);&quot;&quot;)" office:value-type="float" office:value="10.277" calcext:value-type="float">
            <text:p>10.277</text:p>
          </table:table-cell>
          <table:table-cell table:style-name="ce27" table:formula="of:=IF(SUM([.G87:.H87])&lt;&gt;0;SUM([.G87:.H87]);&quot;&quot;)" office:value-type="float" office:value="0.911" calcext:value-type="float">
            <text:p>0.911</text:p>
          </table:table-cell>
          <table:table-cell table:number-columns-repeated="9"/>
          <table:table-cell office:value-type="string" calcext:value-type="string">
            <text:p>beasties03.json</text:p>
          </table:table-cell>
          <table:table-cell office:value-type="float" office:value="6.559" calcext:value-type="float">
            <text:p>6.559</text:p>
          </table:table-cell>
          <table:table-cell office:value-type="float" office:value="1.199" calcext:value-type="float">
            <text:p>1.199</text:p>
          </table:table-cell>
          <table:table-cell table:style-name="ce3" office:value-type="string" calcext:value-type="string">
            <text:p>beasties03.smt2</text:p>
          </table:table-cell>
          <table:table-cell table:style-name="ce3" office:value-type="float" office:value="11.203" calcext:value-type="float">
            <text:p>11.203</text:p>
          </table:table-cell>
          <table:table-cell table:style-name="ce3" office:value-type="float" office:value="1.595" calcext:value-type="float">
            <text:p>1.595</text:p>
          </table:table-cell>
          <table:table-cell office:value-type="string" calcext:value-type="string">
            <text:p>beasties03.smt2</text:p>
          </table:table-cell>
          <table:table-cell office:value-type="float" office:value="4.276" calcext:value-type="float">
            <text:p>4.276</text:p>
          </table:table-cell>
          <table:table-cell office:value-type="float" office:value="0.239" calcext:value-type="float">
            <text:p>0.239</text:p>
          </table:table-cell>
          <table:table-cell table:style-name="ce38" table:formula="of:=IF(SUM([.V87:.W87])&lt;&gt;0;SUM([.V87:.W87]);&quot;&quot;)" office:value-type="float" office:value="7.758" calcext:value-type="float">
            <text:p>7.758</text:p>
          </table:table-cell>
          <table:table-cell table:style-name="ce38" table:formula="of:=IF(SUM([.Y87:.Z87])&lt;&gt;0;SUM([.Y87:.Z87]);&quot;&quot;)" office:value-type="float" office:value="12.798" calcext:value-type="float">
            <text:p>12.798</text:p>
          </table:table-cell>
          <table:table-cell table:style-name="ce38" table:formula="of:=IF(SUM([.AB87:.AC87])&lt;&gt;0;SUM([.AB87:.AC87]);&quot;&quot;)" office:value-type="float" office:value="4.515" calcext:value-type="float">
            <text:p>4.51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3.json</text:p>
          </table:table-cell>
          <table:table-cell office:value-type="float" office:value="6.843" calcext:value-type="float">
            <text:p>6.843</text:p>
          </table:table-cell>
          <table:table-cell office:value-type="float" office:value="1.176" calcext:value-type="float">
            <text:p>1.176</text:p>
          </table:table-cell>
          <table:table-cell office:value-type="float" office:value="12.603" calcext:value-type="float">
            <text:p>12.603</text:p>
          </table:table-cell>
          <table:table-cell office:value-type="float" office:value="1.771" calcext:value-type="float">
            <text:p>1.771</text:p>
          </table:table-cell>
          <table:table-cell office:value-type="float" office:value="4.263" calcext:value-type="float">
            <text:p>4.263</text:p>
          </table:table-cell>
          <table:table-cell office:value-type="float" office:value="0.242" calcext:value-type="float">
            <text:p>0.242</text:p>
          </table:table-cell>
          <table:table-cell table:style-name="ce27" table:formula="of:=IF(SUM([.C88:.D88])&lt;&gt;0;SUM([.C88:.D88]);&quot;&quot;)" office:value-type="float" office:value="8.019" calcext:value-type="float">
            <text:p>8.019</text:p>
          </table:table-cell>
          <table:table-cell table:style-name="ce27" table:formula="of:=IF(SUM([.E88:.F88])&lt;&gt;0;SUM([.E88:.F88]);&quot;&quot;)" office:value-type="float" office:value="14.374" calcext:value-type="float">
            <text:p>14.374</text:p>
          </table:table-cell>
          <table:table-cell table:style-name="ce27" table:formula="of:=IF(SUM([.G88:.H88])&lt;&gt;0;SUM([.G88:.H88]);&quot;&quot;)" office:value-type="float" office:value="4.505" calcext:value-type="float">
            <text:p>4.505</text:p>
          </table:table-cell>
          <table:table-cell table:number-columns-repeated="9"/>
          <table:table-cell office:value-type="string" calcext:value-type="string">
            <text:p>beasties04.json</text:p>
          </table:table-cell>
          <table:table-cell office:value-type="float" office:value="8.545" calcext:value-type="float">
            <text:p>8.545</text:p>
          </table:table-cell>
          <table:table-cell office:value-type="float" office:value="1.267" calcext:value-type="float">
            <text:p>1.267</text:p>
          </table:table-cell>
          <table:table-cell table:style-name="ce3" office:value-type="string" calcext:value-type="string">
            <text:p>beasties04.smt2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2.02" calcext:value-type="float">
            <text:p>2.02</text:p>
          </table:table-cell>
          <table:table-cell office:value-type="string" calcext:value-type="string">
            <text:p>beasties04.smt2</text:p>
          </table:table-cell>
          <table:table-cell office:value-type="float" office:value="5.802" calcext:value-type="float">
            <text:p>5.802</text:p>
          </table:table-cell>
          <table:table-cell office:value-type="float" office:value="0.248" calcext:value-type="float">
            <text:p>0.248</text:p>
          </table:table-cell>
          <table:table-cell table:style-name="ce38" table:formula="of:=IF(SUM([.V88:.W88])&lt;&gt;0;SUM([.V88:.W88]);&quot;&quot;)" office:value-type="float" office:value="9.812" calcext:value-type="float">
            <text:p>9.812</text:p>
          </table:table-cell>
          <table:table-cell table:style-name="ce38" table:formula="of:=IF(SUM([.Y88:.Z88])&lt;&gt;0;SUM([.Y88:.Z88]);&quot;&quot;)" office:value-type="float" office:value="18.12" calcext:value-type="float">
            <text:p>18.12</text:p>
          </table:table-cell>
          <table:table-cell table:style-name="ce38" table:formula="of:=IF(SUM([.AB88:.AC88])&lt;&gt;0;SUM([.AB88:.AC88]);&quot;&quot;)" office:value-type="float" office:value="6.05" calcext:value-type="float">
            <text:p>6.0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4.json</text:p>
          </table:table-cell>
          <table:table-cell office:value-type="float" office:value="8.463" calcext:value-type="float">
            <text:p>8.463</text:p>
          </table:table-cell>
          <table:table-cell office:value-type="float" office:value="1.287" calcext:value-type="float">
            <text:p>1.287</text:p>
          </table:table-cell>
          <table:table-cell office:value-type="float" office:value="16.672" calcext:value-type="float">
            <text:p>16.672</text:p>
          </table:table-cell>
          <table:table-cell office:value-type="float" office:value="2.112" calcext:value-type="float">
            <text:p>2.112</text:p>
          </table:table-cell>
          <table:table-cell office:value-type="float" office:value="5.686" calcext:value-type="float">
            <text:p>5.68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89:.D89])&lt;&gt;0;SUM([.C89:.D89]);&quot;&quot;)" office:value-type="float" office:value="9.75" calcext:value-type="float">
            <text:p>9.75</text:p>
          </table:table-cell>
          <table:table-cell table:style-name="ce27" table:formula="of:=IF(SUM([.E89:.F89])&lt;&gt;0;SUM([.E89:.F89]);&quot;&quot;)" office:value-type="float" office:value="18.784" calcext:value-type="float">
            <text:p>18.784</text:p>
          </table:table-cell>
          <table:table-cell table:style-name="ce27" table:formula="of:=IF(SUM([.G89:.H89])&lt;&gt;0;SUM([.G89:.H89]);&quot;&quot;)" office:value-type="float" office:value="5.963" calcext:value-type="float">
            <text:p>5.963</text:p>
          </table:table-cell>
          <table:table-cell table:number-columns-repeated="9"/>
          <table:table-cell office:value-type="string" calcext:value-type="string">
            <text:p>beasties05.json</text:p>
          </table:table-cell>
          <table:table-cell office:value-type="float" office:value="4.552" calcext:value-type="float">
            <text:p>4.552</text:p>
          </table:table-cell>
          <table:table-cell office:value-type="float" office:value="0.943" calcext:value-type="float">
            <text:p>0.943</text:p>
          </table:table-cell>
          <table:table-cell table:style-name="ce3" office:value-type="string" calcext:value-type="string">
            <text:p>beasties05.smt2</text:p>
          </table:table-cell>
          <table:table-cell table:style-name="ce3" office:value-type="float" office:value="11.601" calcext:value-type="float">
            <text:p>11.601</text:p>
          </table:table-cell>
          <table:table-cell table:style-name="ce3" office:value-type="float" office:value="1.563" calcext:value-type="float">
            <text:p>1.563</text:p>
          </table:table-cell>
          <table:table-cell office:value-type="string" calcext:value-type="string">
            <text:p>beasties05.smt2</text:p>
          </table:table-cell>
          <table:table-cell office:value-type="float" office:value="3.244" calcext:value-type="float">
            <text:p>3.244</text:p>
          </table:table-cell>
          <table:table-cell office:value-type="float" office:value="0.252" calcext:value-type="float">
            <text:p>0.252</text:p>
          </table:table-cell>
          <table:table-cell table:style-name="ce38" table:formula="of:=IF(SUM([.V89:.W89])&lt;&gt;0;SUM([.V89:.W89]);&quot;&quot;)" office:value-type="float" office:value="5.495" calcext:value-type="float">
            <text:p>5.495</text:p>
          </table:table-cell>
          <table:table-cell table:style-name="ce38" table:formula="of:=IF(SUM([.Y89:.Z89])&lt;&gt;0;SUM([.Y89:.Z89]);&quot;&quot;)" office:value-type="float" office:value="13.164" calcext:value-type="float">
            <text:p>13.164</text:p>
          </table:table-cell>
          <table:table-cell table:style-name="ce38" table:formula="of:=IF(SUM([.AB89:.AC89])&lt;&gt;0;SUM([.AB89:.AC89]);&quot;&quot;)" office:value-type="float" office:value="3.496" calcext:value-type="float">
            <text:p>3.496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5.json</text:p>
          </table:table-cell>
          <table:table-cell office:value-type="float" office:value="6.1" calcext:value-type="float">
            <text:p>6.1</text:p>
          </table:table-cell>
          <table:table-cell office:value-type="float" office:value="1.17" calcext:value-type="float">
            <text:p>1.1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.563" calcext:value-type="float">
            <text:p>1.563</text:p>
          </table:table-cell>
          <table:table-cell office:value-type="float" office:value="3.28" calcext:value-type="float">
            <text:p>3.28</text:p>
          </table:table-cell>
          <table:table-cell office:value-type="float" office:value="0.217" calcext:value-type="float">
            <text:p>0.217</text:p>
          </table:table-cell>
          <table:table-cell table:style-name="ce27" table:formula="of:=IF(SUM([.C90:.D90])&lt;&gt;0;SUM([.C90:.D90]);&quot;&quot;)" office:value-type="float" office:value="7.27" calcext:value-type="float">
            <text:p>7.27</text:p>
          </table:table-cell>
          <table:table-cell table:style-name="ce27" table:formula="of:=IF(SUM([.E90:.F90])&lt;&gt;0;SUM([.E90:.F90]);&quot;&quot;)" office:value-type="float" office:value="12.836" calcext:value-type="float">
            <text:p>12.836</text:p>
          </table:table-cell>
          <table:table-cell table:style-name="ce27" table:formula="of:=IF(SUM([.G90:.H90])&lt;&gt;0;SUM([.G90:.H90]);&quot;&quot;)" office:value-type="float" office:value="3.497" calcext:value-type="float">
            <text:p>3.497</text:p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beasties06.json</text:p>
          </table:table-cell>
          <table:table-cell office:value-type="float" office:value="2.962" calcext:value-type="float">
            <text:p>2.962</text:p>
          </table:table-cell>
          <table:table-cell office:value-type="float" office:value="0.753" calcext:value-type="float">
            <text:p>0.753</text:p>
          </table:table-cell>
          <table:table-cell table:style-name="ce3" office:value-type="string" calcext:value-type="string">
            <text:p>beasties06.smt2</text:p>
          </table:table-cell>
          <table:table-cell table:style-name="ce3" office:value-type="float" office:value="9.073" calcext:value-type="float">
            <text:p>9.073</text:p>
          </table:table-cell>
          <table:table-cell table:style-name="ce3" office:value-type="float" office:value="1.362" calcext:value-type="float">
            <text:p>1.362</text:p>
          </table:table-cell>
          <table:table-cell office:value-type="string" calcext:value-type="string">
            <text:p>beasties06.smt2</text:p>
          </table:table-cell>
          <table:table-cell office:value-type="float" office:value="0.884" calcext:value-type="float">
            <text:p>0.884</text:p>
          </table:table-cell>
          <table:table-cell office:value-type="float" office:value="0.191" calcext:value-type="float">
            <text:p>0.191</text:p>
          </table:table-cell>
          <table:table-cell table:style-name="ce38" table:formula="of:=IF(SUM([.V90:.W90])&lt;&gt;0;SUM([.V90:.W90]);&quot;&quot;)" office:value-type="float" office:value="3.715" calcext:value-type="float">
            <text:p>3.715</text:p>
          </table:table-cell>
          <table:table-cell table:style-name="ce38" table:formula="of:=IF(SUM([.Y90:.Z90])&lt;&gt;0;SUM([.Y90:.Z90]);&quot;&quot;)" office:value-type="float" office:value="10.435" calcext:value-type="float">
            <text:p>10.435</text:p>
          </table:table-cell>
          <table:table-cell table:style-name="ce38" table:formula="of:=IF(SUM([.AB90:.AC90])&lt;&gt;0;SUM([.AB90:.AC90]);&quot;&quot;)" office:value-type="float" office:value="1.075" calcext:value-type="float">
            <text:p>1.07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6.json</text:p>
          </table:table-cell>
          <table:table-cell office:value-type="float" office:value="2.978" calcext:value-type="float">
            <text:p>2.978</text:p>
          </table:table-cell>
          <table:table-cell office:value-type="float" office:value="0.81" calcext:value-type="float">
            <text:p>0.81</text:p>
          </table:table-cell>
          <table:table-cell office:value-type="float" office:value="9.057" calcext:value-type="float">
            <text:p>9.057</text:p>
          </table:table-cell>
          <table:table-cell office:value-type="float" office:value="1.344" calcext:value-type="float">
            <text:p>1.344</text:p>
          </table:table-cell>
          <table:table-cell office:value-type="float" office:value="0.88" calcext:value-type="float">
            <text:p>0.88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1:.D91])&lt;&gt;0;SUM([.C91:.D91]);&quot;&quot;)" office:value-type="float" office:value="3.788" calcext:value-type="float">
            <text:p>3.788</text:p>
          </table:table-cell>
          <table:table-cell table:style-name="ce27" table:formula="of:=IF(SUM([.E91:.F91])&lt;&gt;0;SUM([.E91:.F91]);&quot;&quot;)" office:value-type="float" office:value="10.401" calcext:value-type="float">
            <text:p>10.401</text:p>
          </table:table-cell>
          <table:table-cell table:style-name="ce27" table:formula="of:=IF(SUM([.G91:.H91])&lt;&gt;0;SUM([.G91:.H91]);&quot;&quot;)" office:value-type="float" office:value="1.067" calcext:value-type="float">
            <text:p>1.067</text:p>
          </table:table-cell>
          <table:table-cell table:number-columns-repeated="9"/>
          <table:table-cell office:value-type="string" calcext:value-type="string">
            <text:p>beasties07.json</text:p>
          </table:table-cell>
          <table:table-cell office:value-type="float" office:value="3.397" calcext:value-type="float">
            <text:p>3.397</text:p>
          </table:table-cell>
          <table:table-cell office:value-type="float" office:value="0.874" calcext:value-type="float">
            <text:p>0.874</text:p>
          </table:table-cell>
          <table:table-cell table:style-name="ce3" office:value-type="string" calcext:value-type="string">
            <text:p>beasties07.smt2</text:p>
          </table:table-cell>
          <table:table-cell table:style-name="ce3" office:value-type="float" office:value="9.573" calcext:value-type="float">
            <text:p>9.573</text:p>
          </table:table-cell>
          <table:table-cell table:style-name="ce3" office:value-type="float" office:value="1.376" calcext:value-type="float">
            <text:p>1.376</text:p>
          </table:table-cell>
          <table:table-cell office:value-type="string" calcext:value-type="string">
            <text:p>beasties07.smt2</text:p>
          </table:table-cell>
          <table:table-cell office:value-type="float" office:value="1.101" calcext:value-type="float">
            <text:p>1.101</text:p>
          </table:table-cell>
          <table:table-cell office:value-type="float" office:value="0.19" calcext:value-type="float">
            <text:p>0.19</text:p>
          </table:table-cell>
          <table:table-cell table:style-name="ce38" table:formula="of:=IF(SUM([.V91:.W91])&lt;&gt;0;SUM([.V91:.W91]);&quot;&quot;)" office:value-type="float" office:value="4.271" calcext:value-type="float">
            <text:p>4.271</text:p>
          </table:table-cell>
          <table:table-cell table:style-name="ce38" table:formula="of:=IF(SUM([.Y91:.Z91])&lt;&gt;0;SUM([.Y91:.Z91]);&quot;&quot;)" office:value-type="float" office:value="10.949" calcext:value-type="float">
            <text:p>10.949</text:p>
          </table:table-cell>
          <table:table-cell table:style-name="ce38" table:formula="of:=IF(SUM([.AB91:.AC91])&lt;&gt;0;SUM([.AB91:.AC91]);&quot;&quot;)" office:value-type="float" office:value="1.291" calcext:value-type="float">
            <text:p>1.29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7.json</text:p>
          </table:table-cell>
          <table:table-cell office:value-type="float" office:value="3.279" calcext:value-type="float">
            <text:p>3.279</text:p>
          </table:table-cell>
          <table:table-cell office:value-type="float" office:value="0.902" calcext:value-type="float">
            <text:p>0.902</text:p>
          </table:table-cell>
          <table:table-cell office:value-type="float" office:value="9.114" calcext:value-type="float">
            <text:p>9.114</text:p>
          </table:table-cell>
          <table:table-cell office:value-type="float" office:value="1.37" calcext:value-type="float">
            <text:p>1.37</text:p>
          </table:table-cell>
          <table:table-cell office:value-type="float" office:value="1.065" calcext:value-type="float">
            <text:p>1.065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92:.D92])&lt;&gt;0;SUM([.C92:.D92]);&quot;&quot;)" office:value-type="float" office:value="4.181" calcext:value-type="float">
            <text:p>4.181</text:p>
          </table:table-cell>
          <table:table-cell table:style-name="ce27" table:formula="of:=IF(SUM([.E92:.F92])&lt;&gt;0;SUM([.E92:.F92]);&quot;&quot;)" office:value-type="float" office:value="10.484" calcext:value-type="float">
            <text:p>10.484</text:p>
          </table:table-cell>
          <table:table-cell table:style-name="ce27" table:formula="of:=IF(SUM([.G92:.H92])&lt;&gt;0;SUM([.G92:.H92]);&quot;&quot;)" office:value-type="float" office:value="1.293" calcext:value-type="float">
            <text:p>1.293</text:p>
          </table:table-cell>
          <table:table-cell table:number-columns-repeated="9"/>
          <table:table-cell office:value-type="string" calcext:value-type="string">
            <text:p>beasties08.json</text:p>
          </table:table-cell>
          <table:table-cell office:value-type="float" office:value="1.739" calcext:value-type="float">
            <text:p>1.739</text:p>
          </table:table-cell>
          <table:table-cell office:value-type="float" office:value="0.583" calcext:value-type="float">
            <text:p>0.583</text:p>
          </table:table-cell>
          <table:table-cell table:style-name="ce3" office:value-type="string" calcext:value-type="string">
            <text:p>beasties08.smt2</text:p>
          </table:table-cell>
          <table:table-cell table:style-name="ce3" office:value-type="float" office:value="7.129" calcext:value-type="float">
            <text:p>7.129</text:p>
          </table:table-cell>
          <table:table-cell table:style-name="ce3" office:value-type="float" office:value="1.021" calcext:value-type="float">
            <text:p>1.021</text:p>
          </table:table-cell>
          <table:table-cell office:value-type="string" calcext:value-type="string">
            <text:p>beasties08.smt2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7" calcext:value-type="float">
            <text:p>0.187</text:p>
          </table:table-cell>
          <table:table-cell table:style-name="ce38" table:formula="of:=IF(SUM([.V92:.W92])&lt;&gt;0;SUM([.V92:.W92]);&quot;&quot;)" office:value-type="float" office:value="2.322" calcext:value-type="float">
            <text:p>2.322</text:p>
          </table:table-cell>
          <table:table-cell table:style-name="ce38" table:formula="of:=IF(SUM([.Y92:.Z92])&lt;&gt;0;SUM([.Y92:.Z92]);&quot;&quot;)" office:value-type="float" office:value="8.15" calcext:value-type="float">
            <text:p>8.15</text:p>
          </table:table-cell>
          <table:table-cell table:style-name="ce38" table:formula="of:=IF(SUM([.AB92:.AC92])&lt;&gt;0;SUM([.AB92:.AC92]);&quot;&quot;)" office:value-type="float" office:value="0.395" calcext:value-type="float">
            <text:p>0.39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8.json</text:p>
          </table:table-cell>
          <table:table-cell office:value-type="float" office:value="1.688" calcext:value-type="float">
            <text:p>1.688</text:p>
          </table:table-cell>
          <table:table-cell office:value-type="float" office:value="0.556" calcext:value-type="float">
            <text:p>0.556</text:p>
          </table:table-cell>
          <table:table-cell office:value-type="float" office:value="7.117" calcext:value-type="float">
            <text:p>7.117</text:p>
          </table:table-cell>
          <table:table-cell office:value-type="float" office:value="1.289" calcext:value-type="float">
            <text:p>1.289</text:p>
          </table:table-cell>
          <table:table-cell office:value-type="float" office:value="0.201" calcext:value-type="float">
            <text:p>0.201</text:p>
          </table:table-cell>
          <table:table-cell office:value-type="float" office:value="0.189" calcext:value-type="float">
            <text:p>0.189</text:p>
          </table:table-cell>
          <table:table-cell table:style-name="ce27" table:formula="of:=IF(SUM([.C93:.D93])&lt;&gt;0;SUM([.C93:.D93]);&quot;&quot;)" office:value-type="float" office:value="2.244" calcext:value-type="float">
            <text:p>2.244</text:p>
          </table:table-cell>
          <table:table-cell table:style-name="ce27" table:formula="of:=IF(SUM([.E93:.F93])&lt;&gt;0;SUM([.E93:.F93]);&quot;&quot;)" office:value-type="float" office:value="8.406" calcext:value-type="float">
            <text:p>8.406</text:p>
          </table:table-cell>
          <table:table-cell table:style-name="ce27" table:formula="of:=IF(SUM([.G93:.H93])&lt;&gt;0;SUM([.G93:.H93]);&quot;&quot;)" office:value-type="float" office:value="0.39" calcext:value-type="float">
            <text:p>0.39</text:p>
          </table:table-cell>
          <table:table-cell table:number-columns-repeated="9"/>
          <table:table-cell office:value-type="string" calcext:value-type="string">
            <text:p>beasties09.json</text:p>
          </table:table-cell>
          <table:table-cell office:value-type="float" office:value="7.053" calcext:value-type="float">
            <text:p>7.053</text:p>
          </table:table-cell>
          <table:table-cell office:value-type="float" office:value="1.257" calcext:value-type="float">
            <text:p>1.257</text:p>
          </table:table-cell>
          <table:table-cell table:style-name="ce3" office:value-type="string" calcext:value-type="string">
            <text:p>beasties09.smt2</text:p>
          </table:table-cell>
          <table:table-cell table:style-name="ce3" office:value-type="float" office:value="12.488" calcext:value-type="float">
            <text:p>12.488</text:p>
          </table:table-cell>
          <table:table-cell table:style-name="ce3" office:value-type="float" office:value="1.719" calcext:value-type="float">
            <text:p>1.719</text:p>
          </table:table-cell>
          <table:table-cell office:value-type="string" calcext:value-type="string">
            <text:p>beasties09.smt2</text:p>
          </table:table-cell>
          <table:table-cell office:value-type="float" office:value="4.389" calcext:value-type="float">
            <text:p>4.389</text:p>
          </table:table-cell>
          <table:table-cell office:value-type="float" office:value="0.24" calcext:value-type="float">
            <text:p>0.24</text:p>
          </table:table-cell>
          <table:table-cell table:style-name="ce38" table:formula="of:=IF(SUM([.V93:.W93])&lt;&gt;0;SUM([.V93:.W93]);&quot;&quot;)" office:value-type="float" office:value="8.31" calcext:value-type="float">
            <text:p>8.31</text:p>
          </table:table-cell>
          <table:table-cell table:style-name="ce38" table:formula="of:=IF(SUM([.Y93:.Z93])&lt;&gt;0;SUM([.Y93:.Z93]);&quot;&quot;)" office:value-type="float" office:value="14.207" calcext:value-type="float">
            <text:p>14.207</text:p>
          </table:table-cell>
          <table:table-cell table:style-name="ce38" table:formula="of:=IF(SUM([.AB93:.AC93])&lt;&gt;0;SUM([.AB93:.AC93]);&quot;&quot;)" office:value-type="float" office:value="4.629" calcext:value-type="float">
            <text:p>4.629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09.json</text:p>
          </table:table-cell>
          <table:table-cell office:value-type="float" office:value="6.187" calcext:value-type="float">
            <text:p>6.187</text:p>
          </table:table-cell>
          <table:table-cell office:value-type="float" office:value="1.13" calcext:value-type="float">
            <text:p>1.13</text:p>
          </table:table-cell>
          <table:table-cell office:value-type="float" office:value="13.053" calcext:value-type="float">
            <text:p>13.053</text:p>
          </table:table-cell>
          <table:table-cell office:value-type="float" office:value="1.634" calcext:value-type="float">
            <text:p>1.634</text:p>
          </table:table-cell>
          <table:table-cell office:value-type="float" office:value="4.411" calcext:value-type="float">
            <text:p>4.411</text:p>
          </table:table-cell>
          <table:table-cell office:value-type="float" office:value="0.245" calcext:value-type="float">
            <text:p>0.245</text:p>
          </table:table-cell>
          <table:table-cell table:style-name="ce27" table:formula="of:=IF(SUM([.C94:.D94])&lt;&gt;0;SUM([.C94:.D94]);&quot;&quot;)" office:value-type="float" office:value="7.317" calcext:value-type="float">
            <text:p>7.317</text:p>
          </table:table-cell>
          <table:table-cell table:style-name="ce27" table:formula="of:=IF(SUM([.E94:.F94])&lt;&gt;0;SUM([.E94:.F94]);&quot;&quot;)" office:value-type="float" office:value="14.687" calcext:value-type="float">
            <text:p>14.687</text:p>
          </table:table-cell>
          <table:table-cell table:style-name="ce27" table:formula="of:=IF(SUM([.G94:.H94])&lt;&gt;0;SUM([.G94:.H94]);&quot;&quot;)" office:value-type="float" office:value="4.656" calcext:value-type="float">
            <text:p>4.656</text:p>
          </table:table-cell>
          <table:table-cell table:number-columns-repeated="9"/>
          <table:table-cell office:value-type="string" calcext:value-type="string">
            <text:p>beasties10.json</text:p>
          </table:table-cell>
          <table:table-cell office:value-type="float" office:value="1.731" calcext:value-type="float">
            <text:p>1.731</text:p>
          </table:table-cell>
          <table:table-cell office:value-type="float" office:value="0.572" calcext:value-type="float">
            <text:p>0.572</text:p>
          </table:table-cell>
          <table:table-cell table:style-name="ce3" office:value-type="string" calcext:value-type="string">
            <text:p>beasties10.smt2</text:p>
          </table:table-cell>
          <table:table-cell table:style-name="ce3" office:value-type="float" office:value="7.228" calcext:value-type="float">
            <text:p>7.228</text:p>
          </table:table-cell>
          <table:table-cell table:style-name="ce3" office:value-type="float" office:value="1.176" calcext:value-type="float">
            <text:p>1.176</text:p>
          </table:table-cell>
          <table:table-cell office:value-type="string" calcext:value-type="string">
            <text:p>beasties10.smt2</text:p>
          </table:table-cell>
          <table:table-cell office:value-type="float" office:value="0.282" calcext:value-type="float">
            <text:p>0.282</text:p>
          </table:table-cell>
          <table:table-cell office:value-type="float" office:value="0.186" calcext:value-type="float">
            <text:p>0.186</text:p>
          </table:table-cell>
          <table:table-cell table:style-name="ce38" table:formula="of:=IF(SUM([.V94:.W94])&lt;&gt;0;SUM([.V94:.W94]);&quot;&quot;)" office:value-type="float" office:value="2.303" calcext:value-type="float">
            <text:p>2.303</text:p>
          </table:table-cell>
          <table:table-cell table:style-name="ce38" table:formula="of:=IF(SUM([.Y94:.Z94])&lt;&gt;0;SUM([.Y94:.Z94]);&quot;&quot;)" office:value-type="float" office:value="8.404" calcext:value-type="float">
            <text:p>8.404</text:p>
          </table:table-cell>
          <table:table-cell table:style-name="ce38" table:formula="of:=IF(SUM([.AB94:.AC94])&lt;&gt;0;SUM([.AB94:.AC94]);&quot;&quot;)" office:value-type="float" office:value="0.468" calcext:value-type="float">
            <text:p>0.46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0.json</text:p>
          </table:table-cell>
          <table:table-cell office:value-type="float" office:value="1.67" calcext:value-type="float">
            <text:p>1.67</text:p>
          </table:table-cell>
          <table:table-cell office:value-type="float" office:value="0.585" calcext:value-type="float">
            <text:p>0.585</text:p>
          </table:table-cell>
          <table:table-cell office:value-type="float" office:value="6.923" calcext:value-type="float">
            <text:p>6.923</text:p>
          </table:table-cell>
          <table:table-cell office:value-type="float" office:value="1.255" calcext:value-type="float">
            <text:p>1.25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97" calcext:value-type="float">
            <text:p>0.197</text:p>
          </table:table-cell>
          <table:table-cell table:style-name="ce27" table:formula="of:=IF(SUM([.C95:.D95])&lt;&gt;0;SUM([.C95:.D95]);&quot;&quot;)" office:value-type="float" office:value="2.255" calcext:value-type="float">
            <text:p>2.255</text:p>
          </table:table-cell>
          <table:table-cell table:style-name="ce27" table:formula="of:=IF(SUM([.E95:.F95])&lt;&gt;0;SUM([.E95:.F95]);&quot;&quot;)" office:value-type="float" office:value="8.178" calcext:value-type="float">
            <text:p>8.178</text:p>
          </table:table-cell>
          <table:table-cell table:style-name="ce27" table:formula="of:=IF(SUM([.G95:.H95])&lt;&gt;0;SUM([.G95:.H95]);&quot;&quot;)" office:value-type="float" office:value="0.462" calcext:value-type="float">
            <text:p>0.462</text:p>
          </table:table-cell>
          <table:table-cell table:number-columns-repeated="9"/>
          <table:table-cell office:value-type="string" calcext:value-type="string">
            <text:p>beasties11.json</text:p>
          </table:table-cell>
          <table:table-cell office:value-type="float" office:value="1.727" calcext:value-type="float">
            <text:p>1.727</text:p>
          </table:table-cell>
          <table:table-cell office:value-type="float" office:value="0.573" calcext:value-type="float">
            <text:p>0.573</text:p>
          </table:table-cell>
          <table:table-cell table:style-name="ce3" office:value-type="string" calcext:value-type="string">
            <text:p>beasties11.smt2</text:p>
          </table:table-cell>
          <table:table-cell table:style-name="ce3" office:value-type="float" office:value="6.913" calcext:value-type="float">
            <text:p>6.913</text:p>
          </table:table-cell>
          <table:table-cell table:style-name="ce3" office:value-type="float" office:value="1.153" calcext:value-type="float">
            <text:p>1.153</text:p>
          </table:table-cell>
          <table:table-cell office:value-type="string" calcext:value-type="string">
            <text:p>beasties11.smt2</text:p>
          </table:table-cell>
          <table:table-cell office:value-type="float" office:value="0.481" calcext:value-type="float">
            <text:p>0.481</text:p>
          </table:table-cell>
          <table:table-cell office:value-type="float" office:value="0.188" calcext:value-type="float">
            <text:p>0.188</text:p>
          </table:table-cell>
          <table:table-cell table:style-name="ce38" table:formula="of:=IF(SUM([.V95:.W95])&lt;&gt;0;SUM([.V95:.W95]);&quot;&quot;)" office:value-type="float" office:value="2.3" calcext:value-type="float">
            <text:p>2.3</text:p>
          </table:table-cell>
          <table:table-cell table:style-name="ce38" table:formula="of:=IF(SUM([.Y95:.Z95])&lt;&gt;0;SUM([.Y95:.Z95]);&quot;&quot;)" office:value-type="float" office:value="8.066" calcext:value-type="float">
            <text:p>8.066</text:p>
          </table:table-cell>
          <table:table-cell table:style-name="ce38" table:formula="of:=IF(SUM([.AB95:.AC95])&lt;&gt;0;SUM([.AB95:.AC95]);&quot;&quot;)" office:value-type="float" office:value="0.669" calcext:value-type="float">
            <text:p>0.669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1.json</text:p>
          </table:table-cell>
          <table:table-cell office:value-type="float" office:value="1.64" calcext:value-type="float">
            <text:p>1.64</text:p>
          </table:table-cell>
          <table:table-cell office:value-type="float" office:value="0.551" calcext:value-type="float">
            <text:p>0.551</text:p>
          </table:table-cell>
          <table:table-cell office:value-type="float" office:value="7.041" calcext:value-type="float">
            <text:p>7.041</text:p>
          </table:table-cell>
          <table:table-cell office:value-type="float" office:value="1.09" calcext:value-type="float">
            <text:p>1.09</text:p>
          </table:table-cell>
          <table:table-cell office:value-type="float" office:value="0.478" calcext:value-type="float">
            <text:p>0.478</text:p>
          </table:table-cell>
          <table:table-cell office:value-type="float" office:value="0.183" calcext:value-type="float">
            <text:p>0.183</text:p>
          </table:table-cell>
          <table:table-cell table:style-name="ce27" table:formula="of:=IF(SUM([.C96:.D96])&lt;&gt;0;SUM([.C96:.D96]);&quot;&quot;)" office:value-type="float" office:value="2.191" calcext:value-type="float">
            <text:p>2.191</text:p>
          </table:table-cell>
          <table:table-cell table:style-name="ce27" table:formula="of:=IF(SUM([.E96:.F96])&lt;&gt;0;SUM([.E96:.F96]);&quot;&quot;)" office:value-type="float" office:value="8.131" calcext:value-type="float">
            <text:p>8.131</text:p>
          </table:table-cell>
          <table:table-cell table:style-name="ce27" table:formula="of:=IF(SUM([.G96:.H96])&lt;&gt;0;SUM([.G96:.H96]);&quot;&quot;)" office:value-type="float" office:value="0.661" calcext:value-type="float">
            <text:p>0.661</text:p>
          </table:table-cell>
          <table:table-cell table:number-columns-repeated="9"/>
          <table:table-cell office:value-type="string" calcext:value-type="string">
            <text:p>beasties12.json</text:p>
          </table:table-cell>
          <table:table-cell office:value-type="float" office:value="1.647" calcext:value-type="float">
            <text:p>1.647</text:p>
          </table:table-cell>
          <table:table-cell office:value-type="float" office:value="0.605" calcext:value-type="float">
            <text:p>0.605</text:p>
          </table:table-cell>
          <table:table-cell table:style-name="ce3" office:value-type="string" calcext:value-type="string">
            <text:p>beasties12.smt2</text:p>
          </table:table-cell>
          <table:table-cell table:style-name="ce3" office:value-type="float" office:value="7.262" calcext:value-type="float">
            <text:p>7.262</text:p>
          </table:table-cell>
          <table:table-cell table:style-name="ce3" office:value-type="float" office:value="1.193" calcext:value-type="float">
            <text:p>1.193</text:p>
          </table:table-cell>
          <table:table-cell office:value-type="string" calcext:value-type="string">
            <text:p>beasties12.smt2</text:p>
          </table:table-cell>
          <table:table-cell office:value-type="float" office:value="0.67" calcext:value-type="float">
            <text:p>0.67</text:p>
          </table:table-cell>
          <table:table-cell office:value-type="float" office:value="0.195" calcext:value-type="float">
            <text:p>0.195</text:p>
          </table:table-cell>
          <table:table-cell table:style-name="ce38" table:formula="of:=IF(SUM([.V96:.W96])&lt;&gt;0;SUM([.V96:.W96]);&quot;&quot;)" office:value-type="float" office:value="2.252" calcext:value-type="float">
            <text:p>2.252</text:p>
          </table:table-cell>
          <table:table-cell table:style-name="ce38" table:formula="of:=IF(SUM([.Y96:.Z96])&lt;&gt;0;SUM([.Y96:.Z96]);&quot;&quot;)" office:value-type="float" office:value="8.455" calcext:value-type="float">
            <text:p>8.455</text:p>
          </table:table-cell>
          <table:table-cell table:style-name="ce38" table:formula="of:=IF(SUM([.AB96:.AC96])&lt;&gt;0;SUM([.AB96:.AC96]);&quot;&quot;)" office:value-type="float" office:value="0.865" calcext:value-type="float">
            <text:p>0.86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2.json</text:p>
          </table:table-cell>
          <table:table-cell office:value-type="float" office:value="1.635" calcext:value-type="float">
            <text:p>1.635</text:p>
          </table:table-cell>
          <table:table-cell office:value-type="float" office:value="0.576" calcext:value-type="float">
            <text:p>0.576</text:p>
          </table:table-cell>
          <table:table-cell office:value-type="float" office:value="7.337" calcext:value-type="float">
            <text:p>7.337</text:p>
          </table:table-cell>
          <table:table-cell office:value-type="float" office:value="1.178" calcext:value-type="float">
            <text:p>1.178</text:p>
          </table:table-cell>
          <table:table-cell office:value-type="float" office:value="0.659" calcext:value-type="float">
            <text:p>0.659</text:p>
          </table:table-cell>
          <table:table-cell office:value-type="float" office:value="0.206" calcext:value-type="float">
            <text:p>0.206</text:p>
          </table:table-cell>
          <table:table-cell table:style-name="ce27" table:formula="of:=IF(SUM([.C97:.D97])&lt;&gt;0;SUM([.C97:.D97]);&quot;&quot;)" office:value-type="float" office:value="2.211" calcext:value-type="float">
            <text:p>2.211</text:p>
          </table:table-cell>
          <table:table-cell table:style-name="ce27" table:formula="of:=IF(SUM([.E97:.F97])&lt;&gt;0;SUM([.E97:.F97]);&quot;&quot;)" office:value-type="float" office:value="8.515" calcext:value-type="float">
            <text:p>8.515</text:p>
          </table:table-cell>
          <table:table-cell table:style-name="ce27" table:formula="of:=IF(SUM([.G97:.H97])&lt;&gt;0;SUM([.G97:.H97]);&quot;&quot;)" office:value-type="float" office:value="0.865" calcext:value-type="float">
            <text:p>0.865</text:p>
          </table:table-cell>
          <table:table-cell table:number-columns-repeated="9"/>
          <table:table-cell office:value-type="string" calcext:value-type="string">
            <text:p>beasties13.json</text:p>
          </table:table-cell>
          <table:table-cell office:value-type="float" office:value="1.335" calcext:value-type="float">
            <text:p>1.335</text:p>
          </table:table-cell>
          <table:table-cell office:value-type="float" office:value="0.501" calcext:value-type="float">
            <text:p>0.501</text:p>
          </table:table-cell>
          <table:table-cell table:style-name="ce3" office:value-type="string" calcext:value-type="string">
            <text:p>beasties13.smt2</text:p>
          </table:table-cell>
          <table:table-cell table:style-name="ce3" office:value-type="float" office:value="6.312" calcext:value-type="float">
            <text:p>6.312</text:p>
          </table:table-cell>
          <table:table-cell table:style-name="ce3" office:value-type="float" office:value="1.131" calcext:value-type="float">
            <text:p>1.131</text:p>
          </table:table-cell>
          <table:table-cell office:value-type="string" calcext:value-type="string">
            <text:p>beasties13.smt2</text:p>
          </table:table-cell>
          <table:table-cell office:value-type="float" office:value="0.102" calcext:value-type="float">
            <text:p>0.102</text:p>
          </table:table-cell>
          <table:table-cell office:value-type="float" office:value="0.193" calcext:value-type="float">
            <text:p>0.193</text:p>
          </table:table-cell>
          <table:table-cell table:style-name="ce38" table:formula="of:=IF(SUM([.V97:.W97])&lt;&gt;0;SUM([.V97:.W97]);&quot;&quot;)" office:value-type="float" office:value="1.836" calcext:value-type="float">
            <text:p>1.836</text:p>
          </table:table-cell>
          <table:table-cell table:style-name="ce38" table:formula="of:=IF(SUM([.Y97:.Z97])&lt;&gt;0;SUM([.Y97:.Z97]);&quot;&quot;)" office:value-type="float" office:value="7.443" calcext:value-type="float">
            <text:p>7.443</text:p>
          </table:table-cell>
          <table:table-cell table:style-name="ce38" table:formula="of:=IF(SUM([.AB97:.AC97])&lt;&gt;0;SUM([.AB97:.AC97]);&quot;&quot;)" office:value-type="float" office:value="0.295" calcext:value-type="float">
            <text:p>0.29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3.json</text:p>
          </table:table-cell>
          <table:table-cell office:value-type="float" office:value="1.353" calcext:value-type="float">
            <text:p>1.353</text:p>
          </table:table-cell>
          <table:table-cell office:value-type="float" office:value="0.5" calcext:value-type="float">
            <text:p>0.5</text:p>
          </table:table-cell>
          <table:table-cell office:value-type="float" office:value="6.708" calcext:value-type="float">
            <text:p>6.708</text:p>
          </table:table-cell>
          <table:table-cell office:value-type="float" office:value="1.114" calcext:value-type="float">
            <text:p>1.114</text:p>
          </table:table-cell>
          <table:table-cell office:value-type="float" office:value="0.104" calcext:value-type="float">
            <text:p>0.104</text:p>
          </table:table-cell>
          <table:table-cell office:value-type="float" office:value="0.192" calcext:value-type="float">
            <text:p>0.192</text:p>
          </table:table-cell>
          <table:table-cell table:style-name="ce27" table:formula="of:=IF(SUM([.C98:.D98])&lt;&gt;0;SUM([.C98:.D98]);&quot;&quot;)" office:value-type="float" office:value="1.853" calcext:value-type="float">
            <text:p>1.853</text:p>
          </table:table-cell>
          <table:table-cell table:style-name="ce27" table:formula="of:=IF(SUM([.E98:.F98])&lt;&gt;0;SUM([.E98:.F98]);&quot;&quot;)" office:value-type="float" office:value="7.822" calcext:value-type="float">
            <text:p>7.822</text:p>
          </table:table-cell>
          <table:table-cell table:style-name="ce27" table:formula="of:=IF(SUM([.G98:.H98])&lt;&gt;0;SUM([.G98:.H98]);&quot;&quot;)" office:value-type="float" office:value="0.296" calcext:value-type="float">
            <text:p>0.296</text:p>
          </table:table-cell>
          <table:table-cell table:number-columns-repeated="9"/>
          <table:table-cell office:value-type="string" calcext:value-type="string">
            <text:p>beasties14.json</text:p>
          </table:table-cell>
          <table:table-cell office:value-type="float" office:value="1.499" calcext:value-type="float">
            <text:p>1.499</text:p>
          </table:table-cell>
          <table:table-cell office:value-type="float" office:value="0.506" calcext:value-type="float">
            <text:p>0.506</text:p>
          </table:table-cell>
          <table:table-cell table:style-name="ce3" office:value-type="string" calcext:value-type="string">
            <text:p>beasties14.smt2</text:p>
          </table:table-cell>
          <table:table-cell table:style-name="ce3" office:value-type="float" office:value="8.625" calcext:value-type="float">
            <text:p>8.625</text:p>
          </table:table-cell>
          <table:table-cell table:style-name="ce3" office:value-type="float" office:value="1.337" calcext:value-type="float">
            <text:p>1.337</text:p>
          </table:table-cell>
          <table:table-cell office:value-type="string" calcext:value-type="string">
            <text:p>beasties14.smt2</text:p>
          </table:table-cell>
          <table:table-cell office:value-type="float" office:value="0.214" calcext:value-type="float">
            <text:p>0.214</text:p>
          </table:table-cell>
          <table:table-cell office:value-type="float" office:value="0.185" calcext:value-type="float">
            <text:p>0.185</text:p>
          </table:table-cell>
          <table:table-cell table:style-name="ce38" table:formula="of:=IF(SUM([.V98:.W98])&lt;&gt;0;SUM([.V98:.W98]);&quot;&quot;)" office:value-type="float" office:value="2.005" calcext:value-type="float">
            <text:p>2.005</text:p>
          </table:table-cell>
          <table:table-cell table:style-name="ce38" table:formula="of:=IF(SUM([.Y98:.Z98])&lt;&gt;0;SUM([.Y98:.Z98]);&quot;&quot;)" office:value-type="float" office:value="9.962" calcext:value-type="float">
            <text:p>9.962</text:p>
          </table:table-cell>
          <table:table-cell table:style-name="ce38" table:formula="of:=IF(SUM([.AB98:.AC98])&lt;&gt;0;SUM([.AB98:.AC98]);&quot;&quot;)" office:value-type="float" office:value="0.399" calcext:value-type="float">
            <text:p>0.399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4.json</text:p>
          </table:table-cell>
          <table:table-cell office:value-type="float" office:value="1.652" calcext:value-type="float">
            <text:p>1.652</text:p>
          </table:table-cell>
          <table:table-cell office:value-type="float" office:value="0.552" calcext:value-type="float">
            <text:p>0.552</text:p>
          </table:table-cell>
          <table:table-cell office:value-type="float" office:value="9.215" calcext:value-type="float">
            <text:p>9.215</text:p>
          </table:table-cell>
          <table:table-cell office:value-type="float" office:value="1.381" calcext:value-type="float">
            <text:p>1.381</text:p>
          </table:table-cell>
          <table:table-cell office:value-type="float" office:value="0.213" calcext:value-type="float">
            <text:p>0.213</text:p>
          </table:table-cell>
          <table:table-cell office:value-type="float" office:value="0.187" calcext:value-type="float">
            <text:p>0.187</text:p>
          </table:table-cell>
          <table:table-cell table:style-name="ce27" table:formula="of:=IF(SUM([.C99:.D99])&lt;&gt;0;SUM([.C99:.D99]);&quot;&quot;)" office:value-type="float" office:value="2.204" calcext:value-type="float">
            <text:p>2.204</text:p>
          </table:table-cell>
          <table:table-cell table:style-name="ce27" table:formula="of:=IF(SUM([.E99:.F99])&lt;&gt;0;SUM([.E99:.F99]);&quot;&quot;)" office:value-type="float" office:value="10.596" calcext:value-type="float">
            <text:p>10.596</text:p>
          </table:table-cell>
          <table:table-cell table:style-name="ce27" table:formula="of:=IF(SUM([.G99:.H99])&lt;&gt;0;SUM([.G99:.H99]);&quot;&quot;)" office:value-type="float" office:value="0.4" calcext:value-type="float">
            <text:p>0.4</text:p>
          </table:table-cell>
          <table:table-cell table:number-columns-repeated="9"/>
          <table:table-cell office:value-type="string" calcext:value-type="string">
            <text:p>beasties15.json</text:p>
          </table:table-cell>
          <table:table-cell office:value-type="float" office:value="8.703" calcext:value-type="float">
            <text:p>8.703</text:p>
          </table:table-cell>
          <table:table-cell office:value-type="float" office:value="1.323" calcext:value-type="float">
            <text:p>1.323</text:p>
          </table:table-cell>
          <table:table-cell table:style-name="ce3" office:value-type="string" calcext:value-type="string">
            <text:p>beasties15.smt2</text:p>
          </table:table-cell>
          <table:table-cell table:style-name="ce3" office:value-type="float" office:value="17.997" calcext:value-type="float">
            <text:p>17.997</text:p>
          </table:table-cell>
          <table:table-cell table:style-name="ce3" office:value-type="float" office:value="2.252" calcext:value-type="float">
            <text:p>2.252</text:p>
          </table:table-cell>
          <table:table-cell office:value-type="string" calcext:value-type="string">
            <text:p>beasties15.smt2</text:p>
          </table:table-cell>
          <table:table-cell office:value-type="float" office:value="10.07" calcext:value-type="float">
            <text:p>10.07</text:p>
          </table:table-cell>
          <table:table-cell office:value-type="float" office:value="0.318" calcext:value-type="float">
            <text:p>0.318</text:p>
          </table:table-cell>
          <table:table-cell table:style-name="ce38" table:formula="of:=IF(SUM([.V99:.W99])&lt;&gt;0;SUM([.V99:.W99]);&quot;&quot;)" office:value-type="float" office:value="10.026" calcext:value-type="float">
            <text:p>10.026</text:p>
          </table:table-cell>
          <table:table-cell table:style-name="ce38" table:formula="of:=IF(SUM([.Y99:.Z99])&lt;&gt;0;SUM([.Y99:.Z99]);&quot;&quot;)" office:value-type="float" office:value="20.249" calcext:value-type="float">
            <text:p>20.249</text:p>
          </table:table-cell>
          <table:table-cell table:style-name="ce38" table:formula="of:=IF(SUM([.AB99:.AC99])&lt;&gt;0;SUM([.AB99:.AC99]);&quot;&quot;)" office:value-type="float" office:value="10.388" calcext:value-type="float">
            <text:p>10.38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5.json</text:p>
          </table:table-cell>
          <table:table-cell office:value-type="float" office:value="8.626" calcext:value-type="float">
            <text:p>8.626</text:p>
          </table:table-cell>
          <table:table-cell office:value-type="float" office:value="1.581" calcext:value-type="float">
            <text:p>1.581</text:p>
          </table:table-cell>
          <table:table-cell office:value-type="float" office:value="16.361" calcext:value-type="float">
            <text:p>16.361</text:p>
          </table:table-cell>
          <table:table-cell office:value-type="float" office:value="2.135" calcext:value-type="float">
            <text:p>2.135</text:p>
          </table:table-cell>
          <table:table-cell office:value-type="float" office:value="10.15" calcext:value-type="float">
            <text:p>10.15</text:p>
          </table:table-cell>
          <table:table-cell office:value-type="float" office:value="0.295" calcext:value-type="float">
            <text:p>0.295</text:p>
          </table:table-cell>
          <table:table-cell table:style-name="ce27" table:formula="of:=IF(SUM([.C100:.D100])&lt;&gt;0;SUM([.C100:.D100]);&quot;&quot;)" office:value-type="float" office:value="10.207" calcext:value-type="float">
            <text:p>10.207</text:p>
          </table:table-cell>
          <table:table-cell table:style-name="ce27" table:formula="of:=IF(SUM([.E100:.F100])&lt;&gt;0;SUM([.E100:.F100]);&quot;&quot;)" office:value-type="float" office:value="18.496" calcext:value-type="float">
            <text:p>18.496</text:p>
          </table:table-cell>
          <table:table-cell table:style-name="ce27" table:formula="of:=IF(SUM([.G100:.H100])&lt;&gt;0;SUM([.G100:.H100]);&quot;&quot;)" office:value-type="float" office:value="10.445" calcext:value-type="float">
            <text:p>10.445</text:p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beasties16.json</text:p>
          </table:table-cell>
          <table:table-cell office:value-type="float" office:value="3.897" calcext:value-type="float">
            <text:p>3.897</text:p>
          </table:table-cell>
          <table:table-cell office:value-type="float" office:value="0.88" calcext:value-type="float">
            <text:p>0.88</text:p>
          </table:table-cell>
          <table:table-cell table:style-name="ce3" office:value-type="string" calcext:value-type="string">
            <text:p>beasties16.smt2</text:p>
          </table:table-cell>
          <table:table-cell table:style-name="ce3" office:value-type="float" office:value="11.278" calcext:value-type="float">
            <text:p>11.278</text:p>
          </table:table-cell>
          <table:table-cell table:style-name="ce3" office:value-type="float" office:value="1.393" calcext:value-type="float">
            <text:p>1.393</text:p>
          </table:table-cell>
          <table:table-cell office:value-type="string" calcext:value-type="string">
            <text:p>beasties16.smt2</text:p>
          </table:table-cell>
          <table:table-cell office:value-type="float" office:value="2.602" calcext:value-type="float">
            <text:p>2.602</text:p>
          </table:table-cell>
          <table:table-cell office:value-type="float" office:value="0.216" calcext:value-type="float">
            <text:p>0.216</text:p>
          </table:table-cell>
          <table:table-cell table:style-name="ce38" table:formula="of:=IF(SUM([.V100:.W100])&lt;&gt;0;SUM([.V100:.W100]);&quot;&quot;)" office:value-type="float" office:value="4.777" calcext:value-type="float">
            <text:p>4.777</text:p>
          </table:table-cell>
          <table:table-cell table:style-name="ce38" table:formula="of:=IF(SUM([.Y100:.Z100])&lt;&gt;0;SUM([.Y100:.Z100]);&quot;&quot;)" office:value-type="float" office:value="12.671" calcext:value-type="float">
            <text:p>12.671</text:p>
          </table:table-cell>
          <table:table-cell table:style-name="ce38" table:formula="of:=IF(SUM([.AB100:.AC100])&lt;&gt;0;SUM([.AB100:.AC100]);&quot;&quot;)" office:value-type="float" office:value="2.818" calcext:value-type="float">
            <text:p>2.81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6.json</text:p>
          </table:table-cell>
          <table:table-cell office:value-type="float" office:value="3.832" calcext:value-type="float">
            <text:p>3.832</text:p>
          </table:table-cell>
          <table:table-cell office:value-type="float" office:value="0.926" calcext:value-type="float">
            <text:p>0.926</text:p>
          </table:table-cell>
          <table:table-cell office:value-type="float" office:value="10.793" calcext:value-type="float">
            <text:p>10.793</text:p>
          </table:table-cell>
          <table:table-cell office:value-type="float" office:value="1.474" calcext:value-type="float">
            <text:p>1.474</text:p>
          </table:table-cell>
          <table:table-cell office:value-type="float" office:value="2.605" calcext:value-type="float">
            <text:p>2.605</text:p>
          </table:table-cell>
          <table:table-cell office:value-type="float" office:value="0.253" calcext:value-type="float">
            <text:p>0.253</text:p>
          </table:table-cell>
          <table:table-cell table:style-name="ce27" table:formula="of:=IF(SUM([.C101:.D101])&lt;&gt;0;SUM([.C101:.D101]);&quot;&quot;)" office:value-type="float" office:value="4.758" calcext:value-type="float">
            <text:p>4.758</text:p>
          </table:table-cell>
          <table:table-cell table:style-name="ce27" table:formula="of:=IF(SUM([.E101:.F101])&lt;&gt;0;SUM([.E101:.F101]);&quot;&quot;)" office:value-type="float" office:value="12.267" calcext:value-type="float">
            <text:p>12.267</text:p>
          </table:table-cell>
          <table:table-cell table:style-name="ce27" table:formula="of:=IF(SUM([.G101:.H101])&lt;&gt;0;SUM([.G101:.H101]);&quot;&quot;)" office:value-type="float" office:value="2.858" calcext:value-type="float">
            <text:p>2.858</text:p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beasties17.json</text:p>
          </table:table-cell>
          <table:table-cell office:value-type="float" office:value="4.3" calcext:value-type="float">
            <text:p>4.3</text:p>
          </table:table-cell>
          <table:table-cell office:value-type="float" office:value="0.948" calcext:value-type="float">
            <text:p>0.948</text:p>
          </table:table-cell>
          <table:table-cell table:style-name="ce3" office:value-type="string" calcext:value-type="string">
            <text:p>beasties17.smt2</text:p>
          </table:table-cell>
          <table:table-cell table:style-name="ce3" office:value-type="float" office:value="10.345" calcext:value-type="float">
            <text:p>10.345</text:p>
          </table:table-cell>
          <table:table-cell table:style-name="ce3" office:value-type="float" office:value="1.538" calcext:value-type="float">
            <text:p>1.538</text:p>
          </table:table-cell>
          <table:table-cell office:value-type="string" calcext:value-type="string">
            <text:p>beasties17.smt2</text:p>
          </table:table-cell>
          <table:table-cell office:value-type="float" office:value="2.232" calcext:value-type="float">
            <text:p>2.232</text:p>
          </table:table-cell>
          <table:table-cell office:value-type="float" office:value="0.209" calcext:value-type="float">
            <text:p>0.209</text:p>
          </table:table-cell>
          <table:table-cell table:style-name="ce38" table:formula="of:=IF(SUM([.V101:.W101])&lt;&gt;0;SUM([.V101:.W101]);&quot;&quot;)" office:value-type="float" office:value="5.248" calcext:value-type="float">
            <text:p>5.248</text:p>
          </table:table-cell>
          <table:table-cell table:style-name="ce38" table:formula="of:=IF(SUM([.Y101:.Z101])&lt;&gt;0;SUM([.Y101:.Z101]);&quot;&quot;)" office:value-type="float" office:value="11.883" calcext:value-type="float">
            <text:p>11.883</text:p>
          </table:table-cell>
          <table:table-cell table:style-name="ce38" table:formula="of:=IF(SUM([.AB101:.AC101])&lt;&gt;0;SUM([.AB101:.AC101]);&quot;&quot;)" office:value-type="float" office:value="2.441" calcext:value-type="float">
            <text:p>2.44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7.json</text:p>
          </table:table-cell>
          <table:table-cell office:value-type="float" office:value="4.217" calcext:value-type="float">
            <text:p>4.217</text:p>
          </table:table-cell>
          <table:table-cell office:value-type="float" office:value="0.925" calcext:value-type="float">
            <text:p>0.925</text:p>
          </table:table-cell>
          <table:table-cell office:value-type="float" office:value="10.948" calcext:value-type="float">
            <text:p>10.948</text:p>
          </table:table-cell>
          <table:table-cell office:value-type="float" office:value="1.559" calcext:value-type="float">
            <text:p>1.559</text:p>
          </table:table-cell>
          <table:table-cell office:value-type="float" office:value="2.209" calcext:value-type="float">
            <text:p>2.209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2:.D102])&lt;&gt;0;SUM([.C102:.D102]);&quot;&quot;)" office:value-type="float" office:value="5.142" calcext:value-type="float">
            <text:p>5.142</text:p>
          </table:table-cell>
          <table:table-cell table:style-name="ce27" table:formula="of:=IF(SUM([.E102:.F102])&lt;&gt;0;SUM([.E102:.F102]);&quot;&quot;)" office:value-type="float" office:value="12.507" calcext:value-type="float">
            <text:p>12.507</text:p>
          </table:table-cell>
          <table:table-cell table:style-name="ce27" table:formula="of:=IF(SUM([.G102:.H102])&lt;&gt;0;SUM([.G102:.H102]);&quot;&quot;)" office:value-type="float" office:value="2.437" calcext:value-type="float">
            <text:p>2.437</text:p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beasties18.json</text:p>
          </table:table-cell>
          <table:table-cell office:value-type="float" office:value="6.539" calcext:value-type="float">
            <text:p>6.539</text:p>
          </table:table-cell>
          <table:table-cell office:value-type="float" office:value="1.211" calcext:value-type="float">
            <text:p>1.211</text:p>
          </table:table-cell>
          <table:table-cell table:style-name="ce3" office:value-type="string" calcext:value-type="string">
            <text:p>beasties18.smt2</text:p>
          </table:table-cell>
          <table:table-cell table:style-name="ce3" office:value-type="float" office:value="10.713" calcext:value-type="float">
            <text:p>10.713</text:p>
          </table:table-cell>
          <table:table-cell table:style-name="ce3" office:value-type="float" office:value="1.514" calcext:value-type="float">
            <text:p>1.514</text:p>
          </table:table-cell>
          <table:table-cell office:value-type="string" calcext:value-type="string">
            <text:p>beasties18.smt2</text:p>
          </table:table-cell>
          <table:table-cell office:value-type="float" office:value="3.642" calcext:value-type="float">
            <text:p>3.642</text:p>
          </table:table-cell>
          <table:table-cell office:value-type="float" office:value="0.236" calcext:value-type="float">
            <text:p>0.236</text:p>
          </table:table-cell>
          <table:table-cell table:style-name="ce38" table:formula="of:=IF(SUM([.V102:.W102])&lt;&gt;0;SUM([.V102:.W102]);&quot;&quot;)" office:value-type="float" office:value="7.75" calcext:value-type="float">
            <text:p>7.75</text:p>
          </table:table-cell>
          <table:table-cell table:style-name="ce38" table:formula="of:=IF(SUM([.Y102:.Z102])&lt;&gt;0;SUM([.Y102:.Z102]);&quot;&quot;)" office:value-type="float" office:value="12.227" calcext:value-type="float">
            <text:p>12.227</text:p>
          </table:table-cell>
          <table:table-cell table:style-name="ce38" table:formula="of:=IF(SUM([.AB102:.AC102])&lt;&gt;0;SUM([.AB102:.AC102]);&quot;&quot;)" office:value-type="float" office:value="3.878" calcext:value-type="float">
            <text:p>3.87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8.json</text:p>
          </table:table-cell>
          <table:table-cell office:value-type="float" office:value="6.582" calcext:value-type="float">
            <text:p>6.582</text:p>
          </table:table-cell>
          <table:table-cell office:value-type="float" office:value="1.207" calcext:value-type="float">
            <text:p>1.207</text:p>
          </table:table-cell>
          <table:table-cell office:value-type="float" office:value="12.16" calcext:value-type="float">
            <text:p>12.16</text:p>
          </table:table-cell>
          <table:table-cell office:value-type="float" office:value="1.681" calcext:value-type="float">
            <text:p>1.681</text:p>
          </table:table-cell>
          <table:table-cell office:value-type="float" office:value="3.641" calcext:value-type="float">
            <text:p>3.641</text:p>
          </table:table-cell>
          <table:table-cell office:value-type="float" office:value="0.26" calcext:value-type="float">
            <text:p>0.26</text:p>
          </table:table-cell>
          <table:table-cell table:style-name="ce27" table:formula="of:=IF(SUM([.C103:.D103])&lt;&gt;0;SUM([.C103:.D103]);&quot;&quot;)" office:value-type="float" office:value="7.789" calcext:value-type="float">
            <text:p>7.789</text:p>
          </table:table-cell>
          <table:table-cell table:style-name="ce27" table:formula="of:=IF(SUM([.E103:.F103])&lt;&gt;0;SUM([.E103:.F103]);&quot;&quot;)" office:value-type="float" office:value="13.841" calcext:value-type="float">
            <text:p>13.841</text:p>
          </table:table-cell>
          <table:table-cell table:style-name="ce27" table:formula="of:=IF(SUM([.G103:.H103])&lt;&gt;0;SUM([.G103:.H103]);&quot;&quot;)" office:value-type="float" office:value="3.901" calcext:value-type="float">
            <text:p>3.901</text:p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beasties19.json</text:p>
          </table:table-cell>
          <table:table-cell office:value-type="float" office:value="4.507" calcext:value-type="float">
            <text:p>4.507</text:p>
          </table:table-cell>
          <table:table-cell office:value-type="float" office:value="1.024" calcext:value-type="float">
            <text:p>1.024</text:p>
          </table:table-cell>
          <table:table-cell table:style-name="ce3" office:value-type="string" calcext:value-type="string">
            <text:p>beasties19.smt2</text:p>
          </table:table-cell>
          <table:table-cell table:style-name="ce3" office:value-type="float" office:value="10.53" calcext:value-type="float">
            <text:p>10.53</text:p>
          </table:table-cell>
          <table:table-cell table:style-name="ce3" office:value-type="float" office:value="1.484" calcext:value-type="float">
            <text:p>1.484</text:p>
          </table:table-cell>
          <table:table-cell office:value-type="string" calcext:value-type="string">
            <text:p>beasties19.smt2</text:p>
          </table:table-cell>
          <table:table-cell office:value-type="float" office:value="2.543" calcext:value-type="float">
            <text:p>2.543</text:p>
          </table:table-cell>
          <table:table-cell office:value-type="float" office:value="0.222" calcext:value-type="float">
            <text:p>0.222</text:p>
          </table:table-cell>
          <table:table-cell table:style-name="ce38" table:formula="of:=IF(SUM([.V103:.W103])&lt;&gt;0;SUM([.V103:.W103]);&quot;&quot;)" office:value-type="float" office:value="5.531" calcext:value-type="float">
            <text:p>5.531</text:p>
          </table:table-cell>
          <table:table-cell table:style-name="ce38" table:formula="of:=IF(SUM([.Y103:.Z103])&lt;&gt;0;SUM([.Y103:.Z103]);&quot;&quot;)" office:value-type="float" office:value="12.014" calcext:value-type="float">
            <text:p>12.014</text:p>
          </table:table-cell>
          <table:table-cell table:style-name="ce38" table:formula="of:=IF(SUM([.AB103:.AC103])&lt;&gt;0;SUM([.AB103:.AC103]);&quot;&quot;)" office:value-type="float" office:value="2.765" calcext:value-type="float">
            <text:p>2.76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19.json</text:p>
          </table:table-cell>
          <table:table-cell office:value-type="float" office:value="4.482" calcext:value-type="float">
            <text:p>4.482</text:p>
          </table:table-cell>
          <table:table-cell office:value-type="float" office:value="0.975" calcext:value-type="float">
            <text:p>0.975</text:p>
          </table:table-cell>
          <table:table-cell office:value-type="float" office:value="10.73" calcext:value-type="float">
            <text:p>10.73</text:p>
          </table:table-cell>
          <table:table-cell office:value-type="float" office:value="1.456" calcext:value-type="float">
            <text:p>1.456</text:p>
          </table:table-cell>
          <table:table-cell office:value-type="float" office:value="2.563" calcext:value-type="float">
            <text:p>2.563</text:p>
          </table:table-cell>
          <table:table-cell office:value-type="float" office:value="0.213" calcext:value-type="float">
            <text:p>0.213</text:p>
          </table:table-cell>
          <table:table-cell table:style-name="ce27" table:formula="of:=IF(SUM([.C104:.D104])&lt;&gt;0;SUM([.C104:.D104]);&quot;&quot;)" office:value-type="float" office:value="5.457" calcext:value-type="float">
            <text:p>5.457</text:p>
          </table:table-cell>
          <table:table-cell table:style-name="ce27" table:formula="of:=IF(SUM([.E104:.F104])&lt;&gt;0;SUM([.E104:.F104]);&quot;&quot;)" office:value-type="float" office:value="12.186" calcext:value-type="float">
            <text:p>12.186</text:p>
          </table:table-cell>
          <table:table-cell table:style-name="ce27" table:formula="of:=IF(SUM([.G104:.H104])&lt;&gt;0;SUM([.G104:.H104]);&quot;&quot;)" office:value-type="float" office:value="2.776" calcext:value-type="float">
            <text:p>2.776</text:p>
          </table:table-cell>
          <table:table-cell table:number-columns-repeated="9"/>
          <table:table-cell office:value-type="string" calcext:value-type="string">
            <text:p>beasties20.json</text:p>
          </table:table-cell>
          <table:table-cell office:value-type="float" office:value="5.73" calcext:value-type="float">
            <text:p>5.73</text:p>
          </table:table-cell>
          <table:table-cell office:value-type="float" office:value="1.16" calcext:value-type="float">
            <text:p>1.16</text:p>
          </table:table-cell>
          <table:table-cell table:style-name="ce3" office:value-type="string" calcext:value-type="string">
            <text:p>beasties20.smt2</text:p>
          </table:table-cell>
          <table:table-cell table:style-name="ce3" office:value-type="float" office:value="11.738" calcext:value-type="float">
            <text:p>11.738</text:p>
          </table:table-cell>
          <table:table-cell table:style-name="ce3" office:value-type="float" office:value="1.626" calcext:value-type="float">
            <text:p>1.626</text:p>
          </table:table-cell>
          <table:table-cell office:value-type="string" calcext:value-type="string">
            <text:p>beasties20.smt2</text:p>
          </table:table-cell>
          <table:table-cell office:value-type="float" office:value="4.225" calcext:value-type="float">
            <text:p>4.225</text:p>
          </table:table-cell>
          <table:table-cell office:value-type="float" office:value="0.228" calcext:value-type="float">
            <text:p>0.228</text:p>
          </table:table-cell>
          <table:table-cell table:style-name="ce38" table:formula="of:=IF(SUM([.V104:.W104])&lt;&gt;0;SUM([.V104:.W104]);&quot;&quot;)" office:value-type="float" office:value="6.89" calcext:value-type="float">
            <text:p>6.89</text:p>
          </table:table-cell>
          <table:table-cell table:style-name="ce38" table:formula="of:=IF(SUM([.Y104:.Z104])&lt;&gt;0;SUM([.Y104:.Z104]);&quot;&quot;)" office:value-type="float" office:value="13.364" calcext:value-type="float">
            <text:p>13.364</text:p>
          </table:table-cell>
          <table:table-cell table:style-name="ce38" table:formula="of:=IF(SUM([.AB104:.AC104])&lt;&gt;0;SUM([.AB104:.AC104]);&quot;&quot;)" office:value-type="float" office:value="4.453" calcext:value-type="float">
            <text:p>4.453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0.json</text:p>
          </table:table-cell>
          <table:table-cell office:value-type="float" office:value="5.736" calcext:value-type="float">
            <text:p>5.736</text:p>
          </table:table-cell>
          <table:table-cell office:value-type="float" office:value="1.19" calcext:value-type="float">
            <text:p>1.19</text:p>
          </table:table-cell>
          <table:table-cell office:value-type="float" office:value="11.553" calcext:value-type="float">
            <text:p>11.553</text:p>
          </table:table-cell>
          <table:table-cell office:value-type="float" office:value="1.573" calcext:value-type="float">
            <text:p>1.573</text:p>
          </table:table-cell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05:.D105])&lt;&gt;0;SUM([.C105:.D105]);&quot;&quot;)" office:value-type="float" office:value="6.926" calcext:value-type="float">
            <text:p>6.926</text:p>
          </table:table-cell>
          <table:table-cell table:style-name="ce27" table:formula="of:=IF(SUM([.E105:.F105])&lt;&gt;0;SUM([.E105:.F105]);&quot;&quot;)" office:value-type="float" office:value="13.126" calcext:value-type="float">
            <text:p>13.126</text:p>
          </table:table-cell>
          <table:table-cell table:style-name="ce27" table:formula="of:=IF(SUM([.G105:.H105])&lt;&gt;0;SUM([.G105:.H105]);&quot;&quot;)" office:value-type="float" office:value="4.432" calcext:value-type="float">
            <text:p>4.432</text:p>
          </table:table-cell>
          <table:table-cell table:number-columns-repeated="9"/>
          <table:table-cell office:value-type="string" calcext:value-type="string">
            <text:p>beasties21.json</text:p>
          </table:table-cell>
          <table:table-cell office:value-type="float" office:value="2.767" calcext:value-type="float">
            <text:p>2.767</text:p>
          </table:table-cell>
          <table:table-cell office:value-type="float" office:value="0.708" calcext:value-type="float">
            <text:p>0.708</text:p>
          </table:table-cell>
          <table:table-cell table:style-name="ce3" office:value-type="string" calcext:value-type="string">
            <text:p>beasties21.smt2</text:p>
          </table:table-cell>
          <table:table-cell table:style-name="ce3" office:value-type="float" office:value="9.595" calcext:value-type="float">
            <text:p>9.595</text:p>
          </table:table-cell>
          <table:table-cell table:style-name="ce3" office:value-type="float" office:value="1.472" calcext:value-type="float">
            <text:p>1.472</text:p>
          </table:table-cell>
          <table:table-cell office:value-type="string" calcext:value-type="string">
            <text:p>beasties21.smt2</text:p>
          </table:table-cell>
          <table:table-cell office:value-type="float" office:value="1.836" calcext:value-type="float">
            <text:p>1.836</text:p>
          </table:table-cell>
          <table:table-cell office:value-type="float" office:value="0.219" calcext:value-type="float">
            <text:p>0.219</text:p>
          </table:table-cell>
          <table:table-cell table:style-name="ce38" table:formula="of:=IF(SUM([.V105:.W105])&lt;&gt;0;SUM([.V105:.W105]);&quot;&quot;)" office:value-type="float" office:value="3.475" calcext:value-type="float">
            <text:p>3.475</text:p>
          </table:table-cell>
          <table:table-cell table:style-name="ce38" table:formula="of:=IF(SUM([.Y105:.Z105])&lt;&gt;0;SUM([.Y105:.Z105]);&quot;&quot;)" office:value-type="float" office:value="11.067" calcext:value-type="float">
            <text:p>11.067</text:p>
          </table:table-cell>
          <table:table-cell table:style-name="ce38" table:formula="of:=IF(SUM([.AB105:.AC105])&lt;&gt;0;SUM([.AB105:.AC105]);&quot;&quot;)" office:value-type="float" office:value="2.055" calcext:value-type="float">
            <text:p>2.05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1.json</text:p>
          </table:table-cell>
          <table:table-cell office:value-type="float" office:value="3.055" calcext:value-type="float">
            <text:p>3.055</text:p>
          </table:table-cell>
          <table:table-cell office:value-type="float" office:value="0.832" calcext:value-type="float">
            <text:p>0.832</text:p>
          </table:table-cell>
          <table:table-cell office:value-type="float" office:value="9.915" calcext:value-type="float">
            <text:p>9.915</text:p>
          </table:table-cell>
          <table:table-cell office:value-type="float" office:value="1.383" calcext:value-type="float">
            <text:p>1.383</text:p>
          </table:table-cell>
          <table:table-cell office:value-type="float" office:value="1.884" calcext:value-type="float">
            <text:p>1.884</text:p>
          </table:table-cell>
          <table:table-cell office:value-type="float" office:value="0.218" calcext:value-type="float">
            <text:p>0.218</text:p>
          </table:table-cell>
          <table:table-cell table:style-name="ce27" table:formula="of:=IF(SUM([.C106:.D106])&lt;&gt;0;SUM([.C106:.D106]);&quot;&quot;)" office:value-type="float" office:value="3.887" calcext:value-type="float">
            <text:p>3.887</text:p>
          </table:table-cell>
          <table:table-cell table:style-name="ce27" table:formula="of:=IF(SUM([.E106:.F106])&lt;&gt;0;SUM([.E106:.F106]);&quot;&quot;)" office:value-type="float" office:value="11.298" calcext:value-type="float">
            <text:p>11.298</text:p>
          </table:table-cell>
          <table:table-cell table:style-name="ce27" table:formula="of:=IF(SUM([.G106:.H106])&lt;&gt;0;SUM([.G106:.H106]);&quot;&quot;)" office:value-type="float" office:value="2.102" calcext:value-type="float">
            <text:p>2.102</text:p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beasties22.json</text:p>
          </table:table-cell>
          <table:table-cell office:value-type="float" office:value="4.643" calcext:value-type="float">
            <text:p>4.643</text:p>
          </table:table-cell>
          <table:table-cell office:value-type="float" office:value="1.051" calcext:value-type="float">
            <text:p>1.051</text:p>
          </table:table-cell>
          <table:table-cell table:style-name="ce3" office:value-type="string" calcext:value-type="string">
            <text:p>beasties22.smt2</text:p>
          </table:table-cell>
          <table:table-cell table:style-name="ce3" office:value-type="float" office:value="11.146" calcext:value-type="float">
            <text:p>11.146</text:p>
          </table:table-cell>
          <table:table-cell table:style-name="ce3" office:value-type="float" office:value="1.509" calcext:value-type="float">
            <text:p>1.509</text:p>
          </table:table-cell>
          <table:table-cell office:value-type="string" calcext:value-type="string">
            <text:p>beasties22.smt2</text:p>
          </table:table-cell>
          <table:table-cell office:value-type="float" office:value="3.619" calcext:value-type="float">
            <text:p>3.619</text:p>
          </table:table-cell>
          <table:table-cell office:value-type="float" office:value="0.222" calcext:value-type="float">
            <text:p>0.222</text:p>
          </table:table-cell>
          <table:table-cell table:style-name="ce38" table:formula="of:=IF(SUM([.V106:.W106])&lt;&gt;0;SUM([.V106:.W106]);&quot;&quot;)" office:value-type="float" office:value="5.694" calcext:value-type="float">
            <text:p>5.694</text:p>
          </table:table-cell>
          <table:table-cell table:style-name="ce38" table:formula="of:=IF(SUM([.Y106:.Z106])&lt;&gt;0;SUM([.Y106:.Z106]);&quot;&quot;)" office:value-type="float" office:value="12.655" calcext:value-type="float">
            <text:p>12.655</text:p>
          </table:table-cell>
          <table:table-cell table:style-name="ce38" table:formula="of:=IF(SUM([.AB106:.AC106])&lt;&gt;0;SUM([.AB106:.AC106]);&quot;&quot;)" office:value-type="float" office:value="3.841" calcext:value-type="float">
            <text:p>3.84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2.json</text:p>
          </table:table-cell>
          <table:table-cell office:value-type="float" office:value="4.847" calcext:value-type="float">
            <text:p>4.847</text:p>
          </table:table-cell>
          <table:table-cell office:value-type="float" office:value="1.042" calcext:value-type="float">
            <text:p>1.042</text:p>
          </table:table-cell>
          <table:table-cell office:value-type="float" office:value="10.982" calcext:value-type="float">
            <text:p>10.982</text:p>
          </table:table-cell>
          <table:table-cell office:value-type="float" office:value="1.659" calcext:value-type="float">
            <text:p>1.659</text:p>
          </table:table-cell>
          <table:table-cell office:value-type="float" office:value="3.602" calcext:value-type="float">
            <text:p>3.602</text:p>
          </table:table-cell>
          <table:table-cell office:value-type="float" office:value="0.228" calcext:value-type="float">
            <text:p>0.228</text:p>
          </table:table-cell>
          <table:table-cell table:style-name="ce27" table:formula="of:=IF(SUM([.C107:.D107])&lt;&gt;0;SUM([.C107:.D107]);&quot;&quot;)" office:value-type="float" office:value="5.889" calcext:value-type="float">
            <text:p>5.889</text:p>
          </table:table-cell>
          <table:table-cell table:style-name="ce27" table:formula="of:=IF(SUM([.E107:.F107])&lt;&gt;0;SUM([.E107:.F107]);&quot;&quot;)" office:value-type="float" office:value="12.641" calcext:value-type="float">
            <text:p>12.641</text:p>
          </table:table-cell>
          <table:table-cell table:style-name="ce27" table:formula="of:=IF(SUM([.G107:.H107])&lt;&gt;0;SUM([.G107:.H107]);&quot;&quot;)" office:value-type="float" office:value="3.83" calcext:value-type="float">
            <text:p>3.83</text:p>
          </table:table-cell>
          <table:table-cell table:number-columns-repeated="9"/>
          <table:table-cell office:value-type="string" calcext:value-type="string">
            <text:p>beasties23.json</text:p>
          </table:table-cell>
          <table:table-cell office:value-type="float" office:value="3.088" calcext:value-type="float">
            <text:p>3.088</text:p>
          </table:table-cell>
          <table:table-cell office:value-type="float" office:value="0.78" calcext:value-type="float">
            <text:p>0.78</text:p>
          </table:table-cell>
          <table:table-cell table:style-name="ce3" office:value-type="string" calcext:value-type="string">
            <text:p>beasties23.smt2</text:p>
          </table:table-cell>
          <table:table-cell table:style-name="ce3" office:value-type="float" office:value="9.674" calcext:value-type="float">
            <text:p>9.674</text:p>
          </table:table-cell>
          <table:table-cell table:style-name="ce3" office:value-type="float" office:value="1.225" calcext:value-type="float">
            <text:p>1.225</text:p>
          </table:table-cell>
          <table:table-cell office:value-type="string" calcext:value-type="string">
            <text:p>beasties23.smt2</text:p>
          </table:table-cell>
          <table:table-cell office:value-type="float" office:value="2.144" calcext:value-type="float">
            <text:p>2.144</text:p>
          </table:table-cell>
          <table:table-cell office:value-type="float" office:value="0.209" calcext:value-type="float">
            <text:p>0.209</text:p>
          </table:table-cell>
          <table:table-cell table:style-name="ce38" table:formula="of:=IF(SUM([.V107:.W107])&lt;&gt;0;SUM([.V107:.W107]);&quot;&quot;)" office:value-type="float" office:value="3.868" calcext:value-type="float">
            <text:p>3.868</text:p>
          </table:table-cell>
          <table:table-cell table:style-name="ce38" table:formula="of:=IF(SUM([.Y107:.Z107])&lt;&gt;0;SUM([.Y107:.Z107]);&quot;&quot;)" office:value-type="float" office:value="10.899" calcext:value-type="float">
            <text:p>10.899</text:p>
          </table:table-cell>
          <table:table-cell table:style-name="ce38" table:formula="of:=IF(SUM([.AB107:.AC107])&lt;&gt;0;SUM([.AB107:.AC107]);&quot;&quot;)" office:value-type="float" office:value="2.353" calcext:value-type="float">
            <text:p>2.353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3.json</text:p>
          </table:table-cell>
          <table:table-cell office:value-type="float" office:value="3.311" calcext:value-type="float">
            <text:p>3.311</text:p>
          </table:table-cell>
          <table:table-cell office:value-type="float" office:value="0.838" calcext:value-type="float">
            <text:p>0.838</text:p>
          </table:table-cell>
          <table:table-cell office:value-type="float" office:value="9.763" calcext:value-type="float">
            <text:p>9.763</text:p>
          </table:table-cell>
          <table:table-cell office:value-type="float" office:value="1.329" calcext:value-type="float">
            <text:p>1.329</text:p>
          </table:table-cell>
          <table:table-cell office:value-type="float" office:value="2.113" calcext:value-type="float">
            <text:p>2.113</text:p>
          </table:table-cell>
          <table:table-cell office:value-type="float" office:value="0.224" calcext:value-type="float">
            <text:p>0.224</text:p>
          </table:table-cell>
          <table:table-cell table:style-name="ce27" table:formula="of:=IF(SUM([.C108:.D108])&lt;&gt;0;SUM([.C108:.D108]);&quot;&quot;)" office:value-type="float" office:value="4.149" calcext:value-type="float">
            <text:p>4.149</text:p>
          </table:table-cell>
          <table:table-cell table:style-name="ce27" table:formula="of:=IF(SUM([.E108:.F108])&lt;&gt;0;SUM([.E108:.F108]);&quot;&quot;)" office:value-type="float" office:value="11.092" calcext:value-type="float">
            <text:p>11.092</text:p>
          </table:table-cell>
          <table:table-cell table:style-name="ce27" table:formula="of:=IF(SUM([.G108:.H108])&lt;&gt;0;SUM([.G108:.H108]);&quot;&quot;)" office:value-type="float" office:value="2.337" calcext:value-type="float">
            <text:p>2.337</text:p>
          </table:table-cell>
          <table:table-cell table:number-columns-repeated="9"/>
          <table:table-cell office:value-type="string" calcext:value-type="string">
            <text:p>beasties24.json</text:p>
          </table:table-cell>
          <table:table-cell office:value-type="float" office:value="10.336" calcext:value-type="float">
            <text:p>10.336</text:p>
          </table:table-cell>
          <table:table-cell office:value-type="float" office:value="1.49" calcext:value-type="float">
            <text:p>1.49</text:p>
          </table:table-cell>
          <table:table-cell table:style-name="ce3" office:value-type="string" calcext:value-type="string">
            <text:p>beasties24.smt2</text:p>
          </table:table-cell>
          <table:table-cell table:style-name="ce3" office:value-type="float" office:value="16.292" calcext:value-type="float">
            <text:p>16.292</text:p>
          </table:table-cell>
          <table:table-cell table:style-name="ce3" office:value-type="float" office:value="2.107" calcext:value-type="float">
            <text:p>2.107</text:p>
          </table:table-cell>
          <table:table-cell office:value-type="string" calcext:value-type="string">
            <text:p>beasties24.smt2</text:p>
          </table:table-cell>
          <table:table-cell office:value-type="float" office:value="10.201" calcext:value-type="float">
            <text:p>10.201</text:p>
          </table:table-cell>
          <table:table-cell office:value-type="float" office:value="0.333" calcext:value-type="float">
            <text:p>0.333</text:p>
          </table:table-cell>
          <table:table-cell table:style-name="ce38" table:formula="of:=IF(SUM([.V108:.W108])&lt;&gt;0;SUM([.V108:.W108]);&quot;&quot;)" office:value-type="float" office:value="11.826" calcext:value-type="float">
            <text:p>11.826</text:p>
          </table:table-cell>
          <table:table-cell table:style-name="ce38" table:formula="of:=IF(SUM([.Y108:.Z108])&lt;&gt;0;SUM([.Y108:.Z108]);&quot;&quot;)" office:value-type="float" office:value="18.399" calcext:value-type="float">
            <text:p>18.399</text:p>
          </table:table-cell>
          <table:table-cell table:style-name="ce38" table:formula="of:=IF(SUM([.AB108:.AC108])&lt;&gt;0;SUM([.AB108:.AC108]);&quot;&quot;)" office:value-type="float" office:value="10.534" calcext:value-type="float">
            <text:p>10.534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4.json</text:p>
          </table:table-cell>
          <table:table-cell office:value-type="float" office:value="8.479" calcext:value-type="float">
            <text:p>8.479</text:p>
          </table:table-cell>
          <table:table-cell office:value-type="float" office:value="1.342" calcext:value-type="float">
            <text:p>1.342</text:p>
          </table:table-cell>
          <table:table-cell office:value-type="float" office:value="15.352" calcext:value-type="float">
            <text:p>15.352</text:p>
          </table:table-cell>
          <table:table-cell office:value-type="float" office:value="1.937" calcext:value-type="float">
            <text:p>1.937</text:p>
          </table:table-cell>
          <table:table-cell office:value-type="float" office:value="10.029" calcext:value-type="float">
            <text:p>10.029</text:p>
          </table:table-cell>
          <table:table-cell office:value-type="float" office:value="0.32" calcext:value-type="float">
            <text:p>0.32</text:p>
          </table:table-cell>
          <table:table-cell table:style-name="ce27" table:formula="of:=IF(SUM([.C109:.D109])&lt;&gt;0;SUM([.C109:.D109]);&quot;&quot;)" office:value-type="float" office:value="9.821" calcext:value-type="float">
            <text:p>9.821</text:p>
          </table:table-cell>
          <table:table-cell table:style-name="ce27" table:formula="of:=IF(SUM([.E109:.F109])&lt;&gt;0;SUM([.E109:.F109]);&quot;&quot;)" office:value-type="float" office:value="17.289" calcext:value-type="float">
            <text:p>17.289</text:p>
          </table:table-cell>
          <table:table-cell table:style-name="ce27" table:formula="of:=IF(SUM([.G109:.H109])&lt;&gt;0;SUM([.G109:.H109]);&quot;&quot;)" office:value-type="float" office:value="10.349" calcext:value-type="float">
            <text:p>10.349</text:p>
          </table:table-cell>
          <table:table-cell table:number-columns-repeated="9"/>
          <table:table-cell office:value-type="string" calcext:value-type="string">
            <text:p>beasties25.json</text:p>
          </table:table-cell>
          <table:table-cell office:value-type="float" office:value="6.688" calcext:value-type="float">
            <text:p>6.688</text:p>
          </table:table-cell>
          <table:table-cell office:value-type="float" office:value="1.226" calcext:value-type="float">
            <text:p>1.226</text:p>
          </table:table-cell>
          <table:table-cell table:style-name="ce3" office:value-type="string" calcext:value-type="string">
            <text:p>beasties25.smt2</text:p>
          </table:table-cell>
          <table:table-cell table:style-name="ce3" office:value-type="float" office:value="13.121" calcext:value-type="float">
            <text:p>13.121</text:p>
          </table:table-cell>
          <table:table-cell table:style-name="ce3" office:value-type="float" office:value="1.789" calcext:value-type="float">
            <text:p>1.789</text:p>
          </table:table-cell>
          <table:table-cell office:value-type="string" calcext:value-type="string">
            <text:p>beasties25.smt2</text:p>
          </table:table-cell>
          <table:table-cell office:value-type="float" office:value="6.355" calcext:value-type="float">
            <text:p>6.355</text:p>
          </table:table-cell>
          <table:table-cell office:value-type="float" office:value="0.255" calcext:value-type="float">
            <text:p>0.255</text:p>
          </table:table-cell>
          <table:table-cell table:style-name="ce38" table:formula="of:=IF(SUM([.V109:.W109])&lt;&gt;0;SUM([.V109:.W109]);&quot;&quot;)" office:value-type="float" office:value="7.914" calcext:value-type="float">
            <text:p>7.914</text:p>
          </table:table-cell>
          <table:table-cell table:style-name="ce38" table:formula="of:=IF(SUM([.Y109:.Z109])&lt;&gt;0;SUM([.Y109:.Z109]);&quot;&quot;)" office:value-type="float" office:value="14.91" calcext:value-type="float">
            <text:p>14.91</text:p>
          </table:table-cell>
          <table:table-cell table:style-name="ce38" table:formula="of:=IF(SUM([.AB109:.AC109])&lt;&gt;0;SUM([.AB109:.AC109]);&quot;&quot;)" office:value-type="float" office:value="6.61" calcext:value-type="float">
            <text:p>6.6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5.json</text:p>
          </table:table-cell>
          <table:table-cell office:value-type="float" office:value="6.115" calcext:value-type="float">
            <text:p>6.115</text:p>
          </table:table-cell>
          <table:table-cell office:value-type="float" office:value="1.098" calcext:value-type="float">
            <text:p>1.098</text:p>
          </table:table-cell>
          <table:table-cell office:value-type="float" office:value="12.769" calcext:value-type="float">
            <text:p>12.769</text:p>
          </table:table-cell>
          <table:table-cell office:value-type="float" office:value="1.803" calcext:value-type="float">
            <text:p>1.803</text:p>
          </table:table-cell>
          <table:table-cell office:value-type="float" office:value="6.354" calcext:value-type="float">
            <text:p>6.354</text:p>
          </table:table-cell>
          <table:table-cell office:value-type="float" office:value="0.27" calcext:value-type="float">
            <text:p>0.27</text:p>
          </table:table-cell>
          <table:table-cell table:style-name="ce27" table:formula="of:=IF(SUM([.C110:.D110])&lt;&gt;0;SUM([.C110:.D110]);&quot;&quot;)" office:value-type="float" office:value="7.213" calcext:value-type="float">
            <text:p>7.213</text:p>
          </table:table-cell>
          <table:table-cell table:style-name="ce27" table:formula="of:=IF(SUM([.E110:.F110])&lt;&gt;0;SUM([.E110:.F110]);&quot;&quot;)" office:value-type="float" office:value="14.572" calcext:value-type="float">
            <text:p>14.572</text:p>
          </table:table-cell>
          <table:table-cell table:style-name="ce27" table:formula="of:=IF(SUM([.G110:.H110])&lt;&gt;0;SUM([.G110:.H110]);&quot;&quot;)" office:value-type="float" office:value="6.624" calcext:value-type="float">
            <text:p>6.624</text:p>
          </table:table-cell>
          <table:table-cell table:number-columns-repeated="9"/>
          <table:table-cell office:value-type="string" calcext:value-type="string">
            <text:p>beasties26.json</text:p>
          </table:table-cell>
          <table:table-cell office:value-type="float" office:value="3.099" calcext:value-type="float">
            <text:p>3.099</text:p>
          </table:table-cell>
          <table:table-cell office:value-type="float" office:value="0.827" calcext:value-type="float">
            <text:p>0.827</text:p>
          </table:table-cell>
          <table:table-cell table:style-name="ce3" office:value-type="string" calcext:value-type="string">
            <text:p>beasties26.smt2</text:p>
          </table:table-cell>
          <table:table-cell table:style-name="ce3" office:value-type="float" office:value="8.96" calcext:value-type="float">
            <text:p>8.96</text:p>
          </table:table-cell>
          <table:table-cell table:style-name="ce3" office:value-type="float" office:value="1.47" calcext:value-type="float">
            <text:p>1.47</text:p>
          </table:table-cell>
          <table:table-cell office:value-type="string" calcext:value-type="string">
            <text:p>beasties26.smt2</text:p>
          </table:table-cell>
          <table:table-cell office:value-type="float" office:value="0.997" calcext:value-type="float">
            <text:p>0.997</text:p>
          </table:table-cell>
          <table:table-cell office:value-type="float" office:value="0.191" calcext:value-type="float">
            <text:p>0.191</text:p>
          </table:table-cell>
          <table:table-cell table:style-name="ce38" table:formula="of:=IF(SUM([.V110:.W110])&lt;&gt;0;SUM([.V110:.W110]);&quot;&quot;)" office:value-type="float" office:value="3.926" calcext:value-type="float">
            <text:p>3.926</text:p>
          </table:table-cell>
          <table:table-cell table:style-name="ce38" table:formula="of:=IF(SUM([.Y110:.Z110])&lt;&gt;0;SUM([.Y110:.Z110]);&quot;&quot;)" office:value-type="float" office:value="10.43" calcext:value-type="float">
            <text:p>10.43</text:p>
          </table:table-cell>
          <table:table-cell table:style-name="ce38" table:formula="of:=IF(SUM([.AB110:.AC110])&lt;&gt;0;SUM([.AB110:.AC110]);&quot;&quot;)" office:value-type="float" office:value="1.188" calcext:value-type="float">
            <text:p>1.18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6.json</text:p>
          </table:table-cell>
          <table:table-cell office:value-type="float" office:value="3.212" calcext:value-type="float">
            <text:p>3.212</text:p>
          </table:table-cell>
          <table:table-cell office:value-type="float" office:value="0.877" calcext:value-type="float">
            <text:p>0.877</text:p>
          </table:table-cell>
          <table:table-cell office:value-type="float" office:value="10.021" calcext:value-type="float">
            <text:p>10.021</text:p>
          </table:table-cell>
          <table:table-cell office:value-type="float" office:value="1.539" calcext:value-type="float">
            <text:p>1.539</text:p>
          </table:table-cell>
          <table:table-cell office:value-type="float" office:value="0.987" calcext:value-type="float">
            <text:p>0.987</text:p>
          </table:table-cell>
          <table:table-cell office:value-type="float" office:value="0.203" calcext:value-type="float">
            <text:p>0.203</text:p>
          </table:table-cell>
          <table:table-cell table:style-name="ce27" table:formula="of:=IF(SUM([.C111:.D111])&lt;&gt;0;SUM([.C111:.D111]);&quot;&quot;)" office:value-type="float" office:value="4.089" calcext:value-type="float">
            <text:p>4.089</text:p>
          </table:table-cell>
          <table:table-cell table:style-name="ce27" table:formula="of:=IF(SUM([.E111:.F111])&lt;&gt;0;SUM([.E111:.F111]);&quot;&quot;)" office:value-type="float" office:value="11.56" calcext:value-type="float">
            <text:p>11.56</text:p>
          </table:table-cell>
          <table:table-cell table:style-name="ce27" table:formula="of:=IF(SUM([.G111:.H111])&lt;&gt;0;SUM([.G111:.H111]);&quot;&quot;)" office:value-type="float" office:value="1.19" calcext:value-type="float">
            <text:p>1.19</text:p>
          </table:table-cell>
          <table:table-cell table:number-columns-repeated="9"/>
          <table:table-cell office:value-type="string" calcext:value-type="string">
            <text:p>beasties27.json</text:p>
          </table:table-cell>
          <table:table-cell office:value-type="float" office:value="6.562" calcext:value-type="float">
            <text:p>6.562</text:p>
          </table:table-cell>
          <table:table-cell office:value-type="float" office:value="1.172" calcext:value-type="float">
            <text:p>1.172</text:p>
          </table:table-cell>
          <table:table-cell table:style-name="ce3" office:value-type="string" calcext:value-type="string">
            <text:p>beasties27.smt2</text:p>
          </table:table-cell>
          <table:table-cell table:style-name="ce3" office:value-type="float" office:value="11.963" calcext:value-type="float">
            <text:p>11.963</text:p>
          </table:table-cell>
          <table:table-cell table:style-name="ce3" office:value-type="float" office:value="1.504" calcext:value-type="float">
            <text:p>1.504</text:p>
          </table:table-cell>
          <table:table-cell office:value-type="string" calcext:value-type="string">
            <text:p>beasties27.smt2</text:p>
          </table:table-cell>
          <table:table-cell office:value-type="float" office:value="4.162" calcext:value-type="float">
            <text:p>4.162</text:p>
          </table:table-cell>
          <table:table-cell office:value-type="float" office:value="0.236" calcext:value-type="float">
            <text:p>0.236</text:p>
          </table:table-cell>
          <table:table-cell table:style-name="ce38" table:formula="of:=IF(SUM([.V111:.W111])&lt;&gt;0;SUM([.V111:.W111]);&quot;&quot;)" office:value-type="float" office:value="7.734" calcext:value-type="float">
            <text:p>7.734</text:p>
          </table:table-cell>
          <table:table-cell table:style-name="ce38" table:formula="of:=IF(SUM([.Y111:.Z111])&lt;&gt;0;SUM([.Y111:.Z111]);&quot;&quot;)" office:value-type="float" office:value="13.467" calcext:value-type="float">
            <text:p>13.467</text:p>
          </table:table-cell>
          <table:table-cell table:style-name="ce38" table:formula="of:=IF(SUM([.AB111:.AC111])&lt;&gt;0;SUM([.AB111:.AC111]);&quot;&quot;)" office:value-type="float" office:value="4.398" calcext:value-type="float">
            <text:p>4.39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7.json</text:p>
          </table:table-cell>
          <table:table-cell office:value-type="float" office:value="5.596" calcext:value-type="float">
            <text:p>5.596</text:p>
          </table:table-cell>
          <table:table-cell office:value-type="float" office:value="1.015" calcext:value-type="float">
            <text:p>1.015</text:p>
          </table:table-cell>
          <table:table-cell office:value-type="float" office:value="12.693" calcext:value-type="float">
            <text:p>12.693</text:p>
          </table:table-cell>
          <table:table-cell office:value-type="float" office:value="1.72" calcext:value-type="float">
            <text:p>1.72</text:p>
          </table:table-cell>
          <table:table-cell office:value-type="float" office:value="4.172" calcext:value-type="float">
            <text:p>4.172</text:p>
          </table:table-cell>
          <table:table-cell office:value-type="float" office:value="0.249" calcext:value-type="float">
            <text:p>0.249</text:p>
          </table:table-cell>
          <table:table-cell table:style-name="ce27" table:formula="of:=IF(SUM([.C112:.D112])&lt;&gt;0;SUM([.C112:.D112]);&quot;&quot;)" office:value-type="float" office:value="6.611" calcext:value-type="float">
            <text:p>6.611</text:p>
          </table:table-cell>
          <table:table-cell table:style-name="ce27" table:formula="of:=IF(SUM([.E112:.F112])&lt;&gt;0;SUM([.E112:.F112]);&quot;&quot;)" office:value-type="float" office:value="14.413" calcext:value-type="float">
            <text:p>14.413</text:p>
          </table:table-cell>
          <table:table-cell table:style-name="ce27" table:formula="of:=IF(SUM([.G112:.H112])&lt;&gt;0;SUM([.G112:.H112]);&quot;&quot;)" office:value-type="float" office:value="4.421" calcext:value-type="float">
            <text:p>4.421</text:p>
          </table:table-cell>
          <table:table-cell table:number-columns-repeated="9"/>
          <table:table-cell office:value-type="string" calcext:value-type="string">
            <text:p>beasties28.json</text:p>
          </table:table-cell>
          <table:table-cell office:value-type="float" office:value="3.039" calcext:value-type="float">
            <text:p>3.039</text:p>
          </table:table-cell>
          <table:table-cell office:value-type="float" office:value="0.708" calcext:value-type="float">
            <text:p>0.708</text:p>
          </table:table-cell>
          <table:table-cell table:style-name="ce3" office:value-type="string" calcext:value-type="string">
            <text:p>beasties28.smt2</text:p>
          </table:table-cell>
          <table:table-cell table:style-name="ce3" office:value-type="float" office:value="9.754" calcext:value-type="float">
            <text:p>9.754</text:p>
          </table:table-cell>
          <table:table-cell table:style-name="ce3" office:value-type="float" office:value="1.452" calcext:value-type="float">
            <text:p>1.452</text:p>
          </table:table-cell>
          <table:table-cell office:value-type="string" calcext:value-type="string">
            <text:p>beasties28.smt2</text:p>
          </table:table-cell>
          <table:table-cell office:value-type="float" office:value="1.722" calcext:value-type="float">
            <text:p>1.722</text:p>
          </table:table-cell>
          <table:table-cell office:value-type="float" office:value="0.203" calcext:value-type="float">
            <text:p>0.203</text:p>
          </table:table-cell>
          <table:table-cell table:style-name="ce38" table:formula="of:=IF(SUM([.V112:.W112])&lt;&gt;0;SUM([.V112:.W112]);&quot;&quot;)" office:value-type="float" office:value="3.747" calcext:value-type="float">
            <text:p>3.747</text:p>
          </table:table-cell>
          <table:table-cell table:style-name="ce38" table:formula="of:=IF(SUM([.Y112:.Z112])&lt;&gt;0;SUM([.Y112:.Z112]);&quot;&quot;)" office:value-type="float" office:value="11.206" calcext:value-type="float">
            <text:p>11.206</text:p>
          </table:table-cell>
          <table:table-cell table:style-name="ce38" table:formula="of:=IF(SUM([.AB112:.AC112])&lt;&gt;0;SUM([.AB112:.AC112]);&quot;&quot;)" office:value-type="float" office:value="1.925" calcext:value-type="float">
            <text:p>1.92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8.json</text:p>
          </table:table-cell>
          <table:table-cell office:value-type="float" office:value="3.502" calcext:value-type="float">
            <text:p>3.502</text:p>
          </table:table-cell>
          <table:table-cell office:value-type="float" office:value="0.892" calcext:value-type="float">
            <text:p>0.892</text:p>
          </table:table-cell>
          <table:table-cell office:value-type="float" office:value="9.914" calcext:value-type="float">
            <text:p>9.914</text:p>
          </table:table-cell>
          <table:table-cell office:value-type="float" office:value="1.379" calcext:value-type="float">
            <text:p>1.379</text:p>
          </table:table-cell>
          <table:table-cell office:value-type="float" office:value="1.691" calcext:value-type="float">
            <text:p>1.691</text:p>
          </table:table-cell>
          <table:table-cell office:value-type="float" office:value="0.223" calcext:value-type="float">
            <text:p>0.223</text:p>
          </table:table-cell>
          <table:table-cell table:style-name="ce27" table:formula="of:=IF(SUM([.C113:.D113])&lt;&gt;0;SUM([.C113:.D113]);&quot;&quot;)" office:value-type="float" office:value="4.394" calcext:value-type="float">
            <text:p>4.394</text:p>
          </table:table-cell>
          <table:table-cell table:style-name="ce27" table:formula="of:=IF(SUM([.E113:.F113])&lt;&gt;0;SUM([.E113:.F113]);&quot;&quot;)" office:value-type="float" office:value="11.293" calcext:value-type="float">
            <text:p>11.293</text:p>
          </table:table-cell>
          <table:table-cell table:style-name="ce27" table:formula="of:=IF(SUM([.G113:.H113])&lt;&gt;0;SUM([.G113:.H113]);&quot;&quot;)" office:value-type="float" office:value="1.914" calcext:value-type="float">
            <text:p>1.914</text:p>
          </table:table-cell>
          <table:table-cell table:number-columns-repeated="9"/>
          <table:table-cell office:value-type="string" calcext:value-type="string">
            <text:p>beasties29.json</text:p>
          </table:table-cell>
          <table:table-cell office:value-type="float" office:value="6.15" calcext:value-type="float">
            <text:p>6.15</text:p>
          </table:table-cell>
          <table:table-cell office:value-type="float" office:value="1.166" calcext:value-type="float">
            <text:p>1.166</text:p>
          </table:table-cell>
          <table:table-cell table:style-name="ce3" office:value-type="string" calcext:value-type="string">
            <text:p>beasties29.smt2</text:p>
          </table:table-cell>
          <table:table-cell table:style-name="ce3" office:value-type="float" office:value="12.602" calcext:value-type="float">
            <text:p>12.602</text:p>
          </table:table-cell>
          <table:table-cell table:style-name="ce3" office:value-type="float" office:value="1.837" calcext:value-type="float">
            <text:p>1.837</text:p>
          </table:table-cell>
          <table:table-cell office:value-type="string" calcext:value-type="string">
            <text:p>beasties29.smt2</text:p>
          </table:table-cell>
          <table:table-cell office:value-type="float" office:value="4.704" calcext:value-type="float">
            <text:p>4.704</text:p>
          </table:table-cell>
          <table:table-cell office:value-type="float" office:value="0.25" calcext:value-type="float">
            <text:p>0.25</text:p>
          </table:table-cell>
          <table:table-cell table:style-name="ce38" table:formula="of:=IF(SUM([.V113:.W113])&lt;&gt;0;SUM([.V113:.W113]);&quot;&quot;)" office:value-type="float" office:value="7.316" calcext:value-type="float">
            <text:p>7.316</text:p>
          </table:table-cell>
          <table:table-cell table:style-name="ce38" table:formula="of:=IF(SUM([.Y113:.Z113])&lt;&gt;0;SUM([.Y113:.Z113]);&quot;&quot;)" office:value-type="float" office:value="14.439" calcext:value-type="float">
            <text:p>14.439</text:p>
          </table:table-cell>
          <table:table-cell table:style-name="ce38" table:formula="of:=IF(SUM([.AB113:.AC113])&lt;&gt;0;SUM([.AB113:.AC113]);&quot;&quot;)" office:value-type="float" office:value="4.954" calcext:value-type="float">
            <text:p>4.954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29.json</text:p>
          </table:table-cell>
          <table:table-cell office:value-type="float" office:value="6.121" calcext:value-type="float">
            <text:p>6.121</text:p>
          </table:table-cell>
          <table:table-cell office:value-type="float" office:value="1.121" calcext:value-type="float">
            <text:p>1.121</text:p>
          </table:table-cell>
          <table:table-cell office:value-type="float" office:value="11.934" calcext:value-type="float">
            <text:p>11.934</text:p>
          </table:table-cell>
          <table:table-cell office:value-type="float" office:value="1.6" calcext:value-type="float">
            <text:p>1.6</text:p>
          </table:table-cell>
          <table:table-cell office:value-type="float" office:value="4.689" calcext:value-type="float">
            <text:p>4.689</text:p>
          </table:table-cell>
          <table:table-cell office:value-type="float" office:value="0.272" calcext:value-type="float">
            <text:p>0.272</text:p>
          </table:table-cell>
          <table:table-cell table:style-name="ce27" table:formula="of:=IF(SUM([.C114:.D114])&lt;&gt;0;SUM([.C114:.D114]);&quot;&quot;)" office:value-type="float" office:value="7.242" calcext:value-type="float">
            <text:p>7.242</text:p>
          </table:table-cell>
          <table:table-cell table:style-name="ce27" table:formula="of:=IF(SUM([.E114:.F114])&lt;&gt;0;SUM([.E114:.F114]);&quot;&quot;)" office:value-type="float" office:value="13.534" calcext:value-type="float">
            <text:p>13.534</text:p>
          </table:table-cell>
          <table:table-cell table:style-name="ce27" table:formula="of:=IF(SUM([.G114:.H114])&lt;&gt;0;SUM([.G114:.H114]);&quot;&quot;)" office:value-type="float" office:value="4.961" calcext:value-type="float">
            <text:p>4.961</text:p>
          </table:table-cell>
          <table:table-cell table:number-columns-repeated="9"/>
          <table:table-cell office:value-type="string" calcext:value-type="string">
            <text:p>beasties30.json</text:p>
          </table:table-cell>
          <table:table-cell office:value-type="float" office:value="4.326" calcext:value-type="float">
            <text:p>4.326</text:p>
          </table:table-cell>
          <table:table-cell office:value-type="float" office:value="1.045" calcext:value-type="float">
            <text:p>1.045</text:p>
          </table:table-cell>
          <table:table-cell table:style-name="ce3" office:value-type="string" calcext:value-type="string">
            <text:p>beasties30.smt2</text:p>
          </table:table-cell>
          <table:table-cell table:style-name="ce3" office:value-type="float" office:value="11.046" calcext:value-type="float">
            <text:p>11.046</text:p>
          </table:table-cell>
          <table:table-cell table:style-name="ce3" office:value-type="float" office:value="1.458" calcext:value-type="float">
            <text:p>1.458</text:p>
          </table:table-cell>
          <table:table-cell office:value-type="string" calcext:value-type="string">
            <text:p>beasties30.smt2</text:p>
          </table:table-cell>
          <table:table-cell office:value-type="float" office:value="3.428" calcext:value-type="float">
            <text:p>3.428</text:p>
          </table:table-cell>
          <table:table-cell office:value-type="float" office:value="0.237" calcext:value-type="float">
            <text:p>0.237</text:p>
          </table:table-cell>
          <table:table-cell table:style-name="ce38" table:formula="of:=IF(SUM([.V114:.W114])&lt;&gt;0;SUM([.V114:.W114]);&quot;&quot;)" office:value-type="float" office:value="5.371" calcext:value-type="float">
            <text:p>5.371</text:p>
          </table:table-cell>
          <table:table-cell table:style-name="ce38" table:formula="of:=IF(SUM([.Y114:.Z114])&lt;&gt;0;SUM([.Y114:.Z114]);&quot;&quot;)" office:value-type="float" office:value="12.504" calcext:value-type="float">
            <text:p>12.504</text:p>
          </table:table-cell>
          <table:table-cell table:style-name="ce38" table:formula="of:=IF(SUM([.AB114:.AC114])&lt;&gt;0;SUM([.AB114:.AC114]);&quot;&quot;)" office:value-type="float" office:value="3.665" calcext:value-type="float">
            <text:p>3.66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beasties30.json</text:p>
          </table:table-cell>
          <table:table-cell office:value-type="float" office:value="4.43" calcext:value-type="float">
            <text:p>4.43</text:p>
          </table:table-cell>
          <table:table-cell office:value-type="float" office:value="0.949" calcext:value-type="float">
            <text:p>0.949</text:p>
          </table:table-cell>
          <table:table-cell office:value-type="float" office:value="11.332" calcext:value-type="float">
            <text:p>11.332</text:p>
          </table:table-cell>
          <table:table-cell office:value-type="float" office:value="1.692" calcext:value-type="float">
            <text:p>1.692</text:p>
          </table:table-cell>
          <table:table-cell office:value-type="float" office:value="3.42" calcext:value-type="float">
            <text:p>3.42</text:p>
          </table:table-cell>
          <table:table-cell office:value-type="float" office:value="0.24" calcext:value-type="float">
            <text:p>0.24</text:p>
          </table:table-cell>
          <table:table-cell table:style-name="ce27" table:formula="of:=IF(SUM([.C115:.D115])&lt;&gt;0;SUM([.C115:.D115]);&quot;&quot;)" office:value-type="float" office:value="5.379" calcext:value-type="float">
            <text:p>5.379</text:p>
          </table:table-cell>
          <table:table-cell table:style-name="ce27" table:formula="of:=IF(SUM([.E115:.F115])&lt;&gt;0;SUM([.E115:.F115]);&quot;&quot;)" office:value-type="float" office:value="13.024" calcext:value-type="float">
            <text:p>13.024</text:p>
          </table:table-cell>
          <table:table-cell table:style-name="ce27" table:formula="of:=IF(SUM([.G115:.H115])&lt;&gt;0;SUM([.G115:.H115]);&quot;&quot;)" office:value-type="float" office:value="3.66" calcext:value-type="float">
            <text:p>3.66</text:p>
          </table:table-cell>
          <table:table-cell table:number-columns-repeated="9"/>
          <table:table-cell office:value-type="string" calcext:value-type="string">
            <text:p>jxml2sql04.json</text:p>
          </table:table-cell>
          <table:table-cell office:value-type="float" office:value="7.414" calcext:value-type="float">
            <text:p>7.414</text:p>
          </table:table-cell>
          <table:table-cell office:value-type="float" office:value="1.192" calcext:value-type="float">
            <text:p>1.192</text:p>
          </table:table-cell>
          <table:table-cell table:style-name="ce3" office:value-type="string" calcext:value-type="string">
            <text:p>jxml2sql04.smt2</text:p>
          </table:table-cell>
          <table:table-cell table:style-name="ce3" office:value-type="float" office:value="7.585" calcext:value-type="float">
            <text:p>7.585</text:p>
          </table:table-cell>
          <table:table-cell table:style-name="ce3" office:value-type="float" office:value="1.109" calcext:value-type="float">
            <text:p>1.109</text:p>
          </table:table-cell>
          <table:table-cell office:value-type="string" calcext:value-type="string">
            <text:p>jxml2sql0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15:.W115])&lt;&gt;0;SUM([.V115:.W115]);&quot;&quot;)" office:value-type="float" office:value="8.606" calcext:value-type="float">
            <text:p>8.606</text:p>
          </table:table-cell>
          <table:table-cell table:style-name="ce38" table:formula="of:=IF(SUM([.Y115:.Z115])&lt;&gt;0;SUM([.Y115:.Z115]);&quot;&quot;)" office:value-type="float" office:value="8.694" calcext:value-type="float">
            <text:p>8.694</text:p>
          </table:table-cell>
          <table:table-cell table:style-name="ce38" table:formula="of:=IF(SUM([.AB115:.AC115])&lt;&gt;0;SUM([.AB115:.AC115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04.json</text:p>
          </table:table-cell>
          <table:table-cell office:value-type="float" office:value="8.105" calcext:value-type="float">
            <text:p>8.105</text:p>
          </table:table-cell>
          <table:table-cell office:value-type="float" office:value="1.355" calcext:value-type="float">
            <text:p>1.355</text:p>
          </table:table-cell>
          <table:table-cell office:value-type="float" office:value="8.212" calcext:value-type="float">
            <text:p>8.212</text:p>
          </table:table-cell>
          <table:table-cell office:value-type="float" office:value="1.313" calcext:value-type="float">
            <text:p>1.3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6:.D116])&lt;&gt;0;SUM([.C116:.D116]);&quot;&quot;)" office:value-type="float" office:value="9.46" calcext:value-type="float">
            <text:p>9.46</text:p>
          </table:table-cell>
          <table:table-cell table:style-name="ce27" table:formula="of:=IF(SUM([.E116:.F116])&lt;&gt;0;SUM([.E116:.F116]);&quot;&quot;)" office:value-type="float" office:value="9.525" calcext:value-type="float">
            <text:p>9.525</text:p>
          </table:table-cell>
          <table:table-cell table:style-name="ce27" table:formula="of:=IF(SUM([.G116:.H116])&lt;&gt;0;SUM([.G116:.H116]);&quot;&quot;)">
            <text:p/>
          </table:table-cell>
          <table:table-cell table:number-columns-repeated="9"/>
          <table:table-cell office:value-type="string" calcext:value-type="string">
            <text:p>jxml2sql07.json</text:p>
          </table:table-cell>
          <table:table-cell office:value-type="float" office:value="9.08" calcext:value-type="float">
            <text:p>9.08</text:p>
          </table:table-cell>
          <table:table-cell office:value-type="float" office:value="1.318" calcext:value-type="float">
            <text:p>1.318</text:p>
          </table:table-cell>
          <table:table-cell table:style-name="ce3" office:value-type="string" calcext:value-type="string">
            <text:p>jxml2sql07.smt2</text:p>
          </table:table-cell>
          <table:table-cell table:style-name="ce3" office:value-type="float" office:value="8.02" calcext:value-type="float">
            <text:p>8.02</text:p>
          </table:table-cell>
          <table:table-cell table:style-name="ce3" office:value-type="float" office:value="1.189" calcext:value-type="float">
            <text:p>1.189</text:p>
          </table:table-cell>
          <table:table-cell office:value-type="string" calcext:value-type="string">
            <text:p>jxml2sql07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16:.W116])&lt;&gt;0;SUM([.V116:.W116]);&quot;&quot;)" office:value-type="float" office:value="10.398" calcext:value-type="float">
            <text:p>10.398</text:p>
          </table:table-cell>
          <table:table-cell table:style-name="ce38" table:formula="of:=IF(SUM([.Y116:.Z116])&lt;&gt;0;SUM([.Y116:.Z116]);&quot;&quot;)" office:value-type="float" office:value="9.209" calcext:value-type="float">
            <text:p>9.209</text:p>
          </table:table-cell>
          <table:table-cell table:style-name="ce38" table:formula="of:=IF(SUM([.AB116:.AC116])&lt;&gt;0;SUM([.AB116:.AC116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07.json</text:p>
          </table:table-cell>
          <table:table-cell office:value-type="float" office:value="9.262" calcext:value-type="float">
            <text:p>9.262</text:p>
          </table:table-cell>
          <table:table-cell office:value-type="float" office:value="1.358" calcext:value-type="float">
            <text:p>1.358</text:p>
          </table:table-cell>
          <table:table-cell office:value-type="float" office:value="7.955" calcext:value-type="float">
            <text:p>7.955</text:p>
          </table:table-cell>
          <table:table-cell office:value-type="float" office:value="1.282" calcext:value-type="float">
            <text:p>1.2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7:.D117])&lt;&gt;0;SUM([.C117:.D117]);&quot;&quot;)" office:value-type="float" office:value="10.62" calcext:value-type="float">
            <text:p>10.62</text:p>
          </table:table-cell>
          <table:table-cell table:style-name="ce27" table:formula="of:=IF(SUM([.E117:.F117])&lt;&gt;0;SUM([.E117:.F117]);&quot;&quot;)" office:value-type="float" office:value="9.237" calcext:value-type="float">
            <text:p>9.237</text:p>
          </table:table-cell>
          <table:table-cell table:style-name="ce27" table:formula="of:=IF(SUM([.G117:.H117])&lt;&gt;0;SUM([.G117:.H117]);&quot;&quot;)">
            <text:p/>
          </table:table-cell>
          <table:table-cell table:number-columns-repeated="9"/>
          <table:table-cell office:value-type="string" calcext:value-type="string">
            <text:p>jxml2sql09.json</text:p>
          </table:table-cell>
          <table:table-cell office:value-type="float" office:value="9.308" calcext:value-type="float">
            <text:p>9.308</text:p>
          </table:table-cell>
          <table:table-cell office:value-type="float" office:value="1.383" calcext:value-type="float">
            <text:p>1.383</text:p>
          </table:table-cell>
          <table:table-cell table:style-name="ce3" office:value-type="string" calcext:value-type="string">
            <text:p>jxml2sql09.smt2</text:p>
          </table:table-cell>
          <table:table-cell table:style-name="ce3" office:value-type="float" office:value="8.113" calcext:value-type="float">
            <text:p>8.113</text:p>
          </table:table-cell>
          <table:table-cell table:style-name="ce3" office:value-type="float" office:value="1.344" calcext:value-type="float">
            <text:p>1.344</text:p>
          </table:table-cell>
          <table:table-cell office:value-type="string" calcext:value-type="string">
            <text:p>jxml2sql0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17:.W117])&lt;&gt;0;SUM([.V117:.W117]);&quot;&quot;)" office:value-type="float" office:value="10.691" calcext:value-type="float">
            <text:p>10.691</text:p>
          </table:table-cell>
          <table:table-cell table:style-name="ce38" table:formula="of:=IF(SUM([.Y117:.Z117])&lt;&gt;0;SUM([.Y117:.Z117]);&quot;&quot;)" office:value-type="float" office:value="9.457" calcext:value-type="float">
            <text:p>9.457</text:p>
          </table:table-cell>
          <table:table-cell table:style-name="ce38" table:formula="of:=IF(SUM([.AB117:.AC117])&lt;&gt;0;SUM([.AB117:.AC117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09.json</text:p>
          </table:table-cell>
          <table:table-cell office:value-type="float" office:value="8.618" calcext:value-type="float">
            <text:p>8.618</text:p>
          </table:table-cell>
          <table:table-cell office:value-type="float" office:value="1.217" calcext:value-type="float">
            <text:p>1.217</text:p>
          </table:table-cell>
          <table:table-cell office:value-type="float" office:value="8.059" calcext:value-type="float">
            <text:p>8.059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18:.D118])&lt;&gt;0;SUM([.C118:.D118]);&quot;&quot;)" office:value-type="float" office:value="9.835" calcext:value-type="float">
            <text:p>9.835</text:p>
          </table:table-cell>
          <table:table-cell table:style-name="ce27" table:formula="of:=IF(SUM([.E118:.F118])&lt;&gt;0;SUM([.E118:.F118]);&quot;&quot;)" office:value-type="float" office:value="9.289" calcext:value-type="float">
            <text:p>9.289</text:p>
          </table:table-cell>
          <table:table-cell table:style-name="ce27" table:formula="of:=IF(SUM([.G118:.H118])&lt;&gt;0;SUM([.G118:.H118]);&quot;&quot;)">
            <text:p/>
          </table:table-cell>
          <table:table-cell table:number-columns-repeated="9"/>
          <table:table-cell office:value-type="string" calcext:value-type="string">
            <text:p>jxml2sql14.json</text:p>
          </table:table-cell>
          <table:table-cell office:value-type="float" office:value="1.686" calcext:value-type="float">
            <text:p>1.686</text:p>
          </table:table-cell>
          <table:table-cell office:value-type="float" office:value="0.546" calcext:value-type="float">
            <text:p>0.546</text:p>
          </table:table-cell>
          <table:table-cell table:style-name="ce3" office:value-type="string" calcext:value-type="string">
            <text:p>jxml2sql14.smt2</text:p>
          </table:table-cell>
          <table:table-cell table:style-name="ce3" office:value-type="float" office:value="6.208" calcext:value-type="float">
            <text:p>6.208</text:p>
          </table:table-cell>
          <table:table-cell table:style-name="ce3" office:value-type="float" office:value="1.096" calcext:value-type="float">
            <text:p>1.096</text:p>
          </table:table-cell>
          <table:table-cell office:value-type="string" calcext:value-type="string">
            <text:p>jxml2sql14.smt2</text:p>
          </table:table-cell>
          <table:table-cell office:value-type="float" office:value="198.335" calcext:value-type="float">
            <text:p>198.335</text:p>
          </table:table-cell>
          <table:table-cell office:value-type="float" office:value="0.98" calcext:value-type="float">
            <text:p>0.98</text:p>
          </table:table-cell>
          <table:table-cell table:style-name="ce38" table:formula="of:=IF(SUM([.V118:.W118])&lt;&gt;0;SUM([.V118:.W118]);&quot;&quot;)" office:value-type="float" office:value="2.232" calcext:value-type="float">
            <text:p>2.232</text:p>
          </table:table-cell>
          <table:table-cell table:style-name="ce38" table:formula="of:=IF(SUM([.Y118:.Z118])&lt;&gt;0;SUM([.Y118:.Z118]);&quot;&quot;)" office:value-type="float" office:value="7.304" calcext:value-type="float">
            <text:p>7.304</text:p>
          </table:table-cell>
          <table:table-cell table:style-name="ce38" table:formula="of:=IF(SUM([.AB118:.AC118])&lt;&gt;0;SUM([.AB118:.AC118]);&quot;&quot;)" office:value-type="float" office:value="199.315" calcext:value-type="float">
            <text:p>199.31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14.json</text:p>
          </table:table-cell>
          <table:table-cell office:value-type="float" office:value="1.801" calcext:value-type="float">
            <text:p>1.801</text:p>
          </table:table-cell>
          <table:table-cell office:value-type="float" office:value="0.604" calcext:value-type="float">
            <text:p>0.604</text:p>
          </table:table-cell>
          <table:table-cell office:value-type="float" office:value="6.34" calcext:value-type="float">
            <text:p>6.34</text:p>
          </table:table-cell>
          <table:table-cell office:value-type="float" office:value="1.118" calcext:value-type="float">
            <text:p>1.118</text:p>
          </table:table-cell>
          <table:table-cell office:value-type="float" office:value="198.97" calcext:value-type="float">
            <text:p>198.97</text:p>
          </table:table-cell>
          <table:table-cell office:value-type="float" office:value="0.959" calcext:value-type="float">
            <text:p>0.959</text:p>
          </table:table-cell>
          <table:table-cell table:style-name="ce27" table:formula="of:=IF(SUM([.C119:.D119])&lt;&gt;0;SUM([.C119:.D119]);&quot;&quot;)" office:value-type="float" office:value="2.405" calcext:value-type="float">
            <text:p>2.405</text:p>
          </table:table-cell>
          <table:table-cell table:style-name="ce27" table:formula="of:=IF(SUM([.E119:.F119])&lt;&gt;0;SUM([.E119:.F119]);&quot;&quot;)" office:value-type="float" office:value="7.458" calcext:value-type="float">
            <text:p>7.458</text:p>
          </table:table-cell>
          <table:table-cell table:style-name="ce27" table:formula="of:=IF(SUM([.G119:.H119])&lt;&gt;0;SUM([.G119:.H119]);&quot;&quot;)" office:value-type="float" office:value="199.929" calcext:value-type="float">
            <text:p>199.929</text:p>
          </table:table-cell>
          <table:table-cell table:number-columns-repeated="9"/>
          <table:table-cell office:value-type="string" calcext:value-type="string">
            <text:p>jxml2sql15.json</text:p>
          </table:table-cell>
          <table:table-cell office:value-type="float" office:value="9.522" calcext:value-type="float">
            <text:p>9.522</text:p>
          </table:table-cell>
          <table:table-cell office:value-type="float" office:value="1.341" calcext:value-type="float">
            <text:p>1.341</text:p>
          </table:table-cell>
          <table:table-cell table:style-name="ce3" office:value-type="string" calcext:value-type="string">
            <text:p>jxml2sql15.smt2</text:p>
          </table:table-cell>
          <table:table-cell table:style-name="ce3" office:value-type="float" office:value="8.38" calcext:value-type="float">
            <text:p>8.38</text:p>
          </table:table-cell>
          <table:table-cell table:style-name="ce3" office:value-type="float" office:value="1.266" calcext:value-type="float">
            <text:p>1.266</text:p>
          </table:table-cell>
          <table:table-cell office:value-type="string" calcext:value-type="string">
            <text:p>jxml2sql15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19:.W119])&lt;&gt;0;SUM([.V119:.W119]);&quot;&quot;)" office:value-type="float" office:value="10.863" calcext:value-type="float">
            <text:p>10.863</text:p>
          </table:table-cell>
          <table:table-cell table:style-name="ce38" table:formula="of:=IF(SUM([.Y119:.Z119])&lt;&gt;0;SUM([.Y119:.Z119]);&quot;&quot;)" office:value-type="float" office:value="9.646" calcext:value-type="float">
            <text:p>9.646</text:p>
          </table:table-cell>
          <table:table-cell table:style-name="ce38" table:formula="of:=IF(SUM([.AB119:.AC119])&lt;&gt;0;SUM([.AB119:.AC119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15.json</text:p>
          </table:table-cell>
          <table:table-cell office:value-type="float" office:value="8.1" calcext:value-type="float">
            <text:p>8.1</text:p>
          </table:table-cell>
          <table:table-cell office:value-type="float" office:value="1.387" calcext:value-type="float">
            <text:p>1.387</text:p>
          </table:table-cell>
          <table:table-cell office:value-type="float" office:value="8.424" calcext:value-type="float">
            <text:p>8.424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0:.D120])&lt;&gt;0;SUM([.C120:.D120]);&quot;&quot;)" office:value-type="float" office:value="9.487" calcext:value-type="float">
            <text:p>9.487</text:p>
          </table:table-cell>
          <table:table-cell table:style-name="ce27" table:formula="of:=IF(SUM([.E120:.F120])&lt;&gt;0;SUM([.E120:.F120]);&quot;&quot;)" office:value-type="float" office:value="9.67" calcext:value-type="float">
            <text:p>9.67</text:p>
          </table:table-cell>
          <table:table-cell table:style-name="ce27" table:formula="of:=IF(SUM([.G120:.H120])&lt;&gt;0;SUM([.G120:.H120]);&quot;&quot;)">
            <text:p/>
          </table:table-cell>
          <table:table-cell table:number-columns-repeated="9"/>
          <table:table-cell office:value-type="string" calcext:value-type="string">
            <text:p>jxml2sql16.json</text:p>
          </table:table-cell>
          <table:table-cell office:value-type="float" office:value="8.72" calcext:value-type="float">
            <text:p>8.72</text:p>
          </table:table-cell>
          <table:table-cell office:value-type="float" office:value="1.321" calcext:value-type="float">
            <text:p>1.321</text:p>
          </table:table-cell>
          <table:table-cell table:style-name="ce3" office:value-type="string" calcext:value-type="string">
            <text:p>jxml2sql16.smt2</text:p>
          </table:table-cell>
          <table:table-cell table:style-name="ce3" office:value-type="float" office:value="8.055" calcext:value-type="float">
            <text:p>8.055</text:p>
          </table:table-cell>
          <table:table-cell table:style-name="ce3" office:value-type="float" office:value="1.334" calcext:value-type="float">
            <text:p>1.334</text:p>
          </table:table-cell>
          <table:table-cell office:value-type="string" calcext:value-type="string">
            <text:p>jxml2sql1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0:.W120])&lt;&gt;0;SUM([.V120:.W120]);&quot;&quot;)" office:value-type="float" office:value="10.041" calcext:value-type="float">
            <text:p>10.041</text:p>
          </table:table-cell>
          <table:table-cell table:style-name="ce38" table:formula="of:=IF(SUM([.Y120:.Z120])&lt;&gt;0;SUM([.Y120:.Z120]);&quot;&quot;)" office:value-type="float" office:value="9.389" calcext:value-type="float">
            <text:p>9.389</text:p>
          </table:table-cell>
          <table:table-cell table:style-name="ce38" table:formula="of:=IF(SUM([.AB120:.AC120])&lt;&gt;0;SUM([.AB120:.AC120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16.json</text:p>
          </table:table-cell>
          <table:table-cell office:value-type="float" office:value="9.131" calcext:value-type="float">
            <text:p>9.131</text:p>
          </table:table-cell>
          <table:table-cell office:value-type="float" office:value="1.403" calcext:value-type="float">
            <text:p>1.403</text:p>
          </table:table-cell>
          <table:table-cell office:value-type="float" office:value="7.573" calcext:value-type="float">
            <text:p>7.573</text:p>
          </table:table-cell>
          <table:table-cell office:value-type="float" office:value="1.305" calcext:value-type="float">
            <text:p>1.3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1:.D121])&lt;&gt;0;SUM([.C121:.D121]);&quot;&quot;)" office:value-type="float" office:value="10.534" calcext:value-type="float">
            <text:p>10.534</text:p>
          </table:table-cell>
          <table:table-cell table:style-name="ce27" table:formula="of:=IF(SUM([.E121:.F121])&lt;&gt;0;SUM([.E121:.F121]);&quot;&quot;)" office:value-type="float" office:value="8.878" calcext:value-type="float">
            <text:p>8.878</text:p>
          </table:table-cell>
          <table:table-cell table:style-name="ce27" table:formula="of:=IF(SUM([.G121:.H121])&lt;&gt;0;SUM([.G121:.H121]);&quot;&quot;)">
            <text:p/>
          </table:table-cell>
          <table:table-cell table:number-columns-repeated="9"/>
          <table:table-cell office:value-type="string" calcext:value-type="string">
            <text:p>jxml2sql18.json</text:p>
          </table:table-cell>
          <table:table-cell office:value-type="float" office:value="8.32" calcext:value-type="float">
            <text:p>8.32</text:p>
          </table:table-cell>
          <table:table-cell office:value-type="float" office:value="1.345" calcext:value-type="float">
            <text:p>1.345</text:p>
          </table:table-cell>
          <table:table-cell table:style-name="ce3" office:value-type="string" calcext:value-type="string">
            <text:p>jxml2sql18.smt2</text:p>
          </table:table-cell>
          <table:table-cell table:style-name="ce3" office:value-type="float" office:value="8.545" calcext:value-type="float">
            <text:p>8.545</text:p>
          </table:table-cell>
          <table:table-cell table:style-name="ce3" office:value-type="float" office:value="1.26" calcext:value-type="float">
            <text:p>1.26</text:p>
          </table:table-cell>
          <table:table-cell office:value-type="string" calcext:value-type="string">
            <text:p>jxml2sql18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1:.W121])&lt;&gt;0;SUM([.V121:.W121]);&quot;&quot;)" office:value-type="float" office:value="9.665" calcext:value-type="float">
            <text:p>9.665</text:p>
          </table:table-cell>
          <table:table-cell table:style-name="ce38" table:formula="of:=IF(SUM([.Y121:.Z121])&lt;&gt;0;SUM([.Y121:.Z121]);&quot;&quot;)" office:value-type="float" office:value="9.805" calcext:value-type="float">
            <text:p>9.805</text:p>
          </table:table-cell>
          <table:table-cell table:style-name="ce38" table:formula="of:=IF(SUM([.AB121:.AC121])&lt;&gt;0;SUM([.AB121:.AC121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18.json</text:p>
          </table:table-cell>
          <table:table-cell office:value-type="float" office:value="9.944" calcext:value-type="float">
            <text:p>9.944</text:p>
          </table:table-cell>
          <table:table-cell office:value-type="float" office:value="1.391" calcext:value-type="float">
            <text:p>1.391</text:p>
          </table:table-cell>
          <table:table-cell office:value-type="float" office:value="8.079" calcext:value-type="float">
            <text:p>8.079</text:p>
          </table:table-cell>
          <table:table-cell office:value-type="float" office:value="1.278" calcext:value-type="float">
            <text:p>1.2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2:.D122])&lt;&gt;0;SUM([.C122:.D122]);&quot;&quot;)" office:value-type="float" office:value="11.335" calcext:value-type="float">
            <text:p>11.335</text:p>
          </table:table-cell>
          <table:table-cell table:style-name="ce27" table:formula="of:=IF(SUM([.E122:.F122])&lt;&gt;0;SUM([.E122:.F122]);&quot;&quot;)" office:value-type="float" office:value="9.357" calcext:value-type="float">
            <text:p>9.357</text:p>
          </table:table-cell>
          <table:table-cell table:style-name="ce27" table:formula="of:=IF(SUM([.G122:.H122])&lt;&gt;0;SUM([.G122:.H122]);&quot;&quot;)">
            <text:p/>
          </table:table-cell>
          <table:table-cell table:number-columns-repeated="9"/>
          <table:table-cell office:value-type="string" calcext:value-type="string">
            <text:p>jxml2sql19.json</text:p>
          </table:table-cell>
          <table:table-cell office:value-type="float" office:value="9.072" calcext:value-type="float">
            <text:p>9.072</text:p>
          </table:table-cell>
          <table:table-cell office:value-type="float" office:value="1.457" calcext:value-type="float">
            <text:p>1.457</text:p>
          </table:table-cell>
          <table:table-cell table:style-name="ce3" office:value-type="string" calcext:value-type="string">
            <text:p>jxml2sql19.smt2</text:p>
          </table:table-cell>
          <table:table-cell table:style-name="ce3" office:value-type="float" office:value="8.557" calcext:value-type="float">
            <text:p>8.557</text:p>
          </table:table-cell>
          <table:table-cell table:style-name="ce3" office:value-type="float" office:value="1.317" calcext:value-type="float">
            <text:p>1.317</text:p>
          </table:table-cell>
          <table:table-cell office:value-type="string" calcext:value-type="string">
            <text:p>jxml2sql1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2:.W122])&lt;&gt;0;SUM([.V122:.W122]);&quot;&quot;)" office:value-type="float" office:value="10.529" calcext:value-type="float">
            <text:p>10.529</text:p>
          </table:table-cell>
          <table:table-cell table:style-name="ce38" table:formula="of:=IF(SUM([.Y122:.Z122])&lt;&gt;0;SUM([.Y122:.Z122]);&quot;&quot;)" office:value-type="float" office:value="9.874" calcext:value-type="float">
            <text:p>9.874</text:p>
          </table:table-cell>
          <table:table-cell table:style-name="ce38" table:formula="of:=IF(SUM([.AB122:.AC122])&lt;&gt;0;SUM([.AB122:.AC122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19.json</text:p>
          </table:table-cell>
          <table:table-cell office:value-type="float" office:value="9.392" calcext:value-type="float">
            <text:p>9.392</text:p>
          </table:table-cell>
          <table:table-cell office:value-type="float" office:value="1.59" calcext:value-type="float">
            <text:p>1.59</text:p>
          </table:table-cell>
          <table:table-cell office:value-type="float" office:value="8.676" calcext:value-type="float">
            <text:p>8.676</text:p>
          </table:table-cell>
          <table:table-cell office:value-type="float" office:value="1.183" calcext:value-type="float">
            <text:p>1.18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3:.D123])&lt;&gt;0;SUM([.C123:.D123]);&quot;&quot;)" office:value-type="float" office:value="10.982" calcext:value-type="float">
            <text:p>10.982</text:p>
          </table:table-cell>
          <table:table-cell table:style-name="ce27" table:formula="of:=IF(SUM([.E123:.F123])&lt;&gt;0;SUM([.E123:.F123]);&quot;&quot;)" office:value-type="float" office:value="9.859" calcext:value-type="float">
            <text:p>9.859</text:p>
          </table:table-cell>
          <table:table-cell table:style-name="ce27" table:formula="of:=IF(SUM([.G123:.H123])&lt;&gt;0;SUM([.G123:.H123]);&quot;&quot;)">
            <text:p/>
          </table:table-cell>
          <table:table-cell table:number-columns-repeated="9"/>
          <table:table-cell office:value-type="string" calcext:value-type="string">
            <text:p>jxml2sql20.json</text:p>
          </table:table-cell>
          <table:table-cell office:value-type="float" office:value="9.033" calcext:value-type="float">
            <text:p>9.033</text:p>
          </table:table-cell>
          <table:table-cell office:value-type="float" office:value="1.215" calcext:value-type="float">
            <text:p>1.215</text:p>
          </table:table-cell>
          <table:table-cell table:style-name="ce3" office:value-type="string" calcext:value-type="string">
            <text:p>jxml2sql20.smt2</text:p>
          </table:table-cell>
          <table:table-cell table:style-name="ce3" office:value-type="float" office:value="8.196" calcext:value-type="float">
            <text:p>8.196</text:p>
          </table:table-cell>
          <table:table-cell table:style-name="ce3" office:value-type="float" office:value="1.138" calcext:value-type="float">
            <text:p>1.138</text:p>
          </table:table-cell>
          <table:table-cell office:value-type="string" calcext:value-type="string">
            <text:p>jxml2sql2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3:.W123])&lt;&gt;0;SUM([.V123:.W123]);&quot;&quot;)" office:value-type="float" office:value="10.248" calcext:value-type="float">
            <text:p>10.248</text:p>
          </table:table-cell>
          <table:table-cell table:style-name="ce38" table:formula="of:=IF(SUM([.Y123:.Z123])&lt;&gt;0;SUM([.Y123:.Z123]);&quot;&quot;)" office:value-type="float" office:value="9.334" calcext:value-type="float">
            <text:p>9.334</text:p>
          </table:table-cell>
          <table:table-cell table:style-name="ce38" table:formula="of:=IF(SUM([.AB123:.AC123])&lt;&gt;0;SUM([.AB123:.AC123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0.json</text:p>
          </table:table-cell>
          <table:table-cell office:value-type="float" office:value="8.503" calcext:value-type="float">
            <text:p>8.503</text:p>
          </table:table-cell>
          <table:table-cell office:value-type="float" office:value="1.322" calcext:value-type="float">
            <text:p>1.322</text:p>
          </table:table-cell>
          <table:table-cell office:value-type="float" office:value="8.126" calcext:value-type="float">
            <text:p>8.126</text:p>
          </table:table-cell>
          <table:table-cell office:value-type="float" office:value="1.257" calcext:value-type="float">
            <text:p>1.25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4:.D124])&lt;&gt;0;SUM([.C124:.D124]);&quot;&quot;)" office:value-type="float" office:value="9.825" calcext:value-type="float">
            <text:p>9.825</text:p>
          </table:table-cell>
          <table:table-cell table:style-name="ce27" table:formula="of:=IF(SUM([.E124:.F124])&lt;&gt;0;SUM([.E124:.F124]);&quot;&quot;)" office:value-type="float" office:value="9.383" calcext:value-type="float">
            <text:p>9.383</text:p>
          </table:table-cell>
          <table:table-cell table:style-name="ce27" table:formula="of:=IF(SUM([.G124:.H124])&lt;&gt;0;SUM([.G124:.H124]);&quot;&quot;)">
            <text:p/>
          </table:table-cell>
          <table:table-cell table:number-columns-repeated="9"/>
          <table:table-cell office:value-type="string" calcext:value-type="string">
            <text:p>jxml2sql21.json</text:p>
          </table:table-cell>
          <table:table-cell office:value-type="float" office:value="7.277" calcext:value-type="float">
            <text:p>7.277</text:p>
          </table:table-cell>
          <table:table-cell office:value-type="float" office:value="1.182" calcext:value-type="float">
            <text:p>1.182</text:p>
          </table:table-cell>
          <table:table-cell table:style-name="ce3" office:value-type="string" calcext:value-type="string">
            <text:p>jxml2sql21.smt2</text:p>
          </table:table-cell>
          <table:table-cell table:style-name="ce3" office:value-type="float" office:value="8.548" calcext:value-type="float">
            <text:p>8.548</text:p>
          </table:table-cell>
          <table:table-cell table:style-name="ce3" office:value-type="float" office:value="1.293" calcext:value-type="float">
            <text:p>1.293</text:p>
          </table:table-cell>
          <table:table-cell office:value-type="string" calcext:value-type="string">
            <text:p>jxml2sql21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4:.W124])&lt;&gt;0;SUM([.V124:.W124]);&quot;&quot;)" office:value-type="float" office:value="8.459" calcext:value-type="float">
            <text:p>8.459</text:p>
          </table:table-cell>
          <table:table-cell table:style-name="ce38" table:formula="of:=IF(SUM([.Y124:.Z124])&lt;&gt;0;SUM([.Y124:.Z124]);&quot;&quot;)" office:value-type="float" office:value="9.841" calcext:value-type="float">
            <text:p>9.841</text:p>
          </table:table-cell>
          <table:table-cell table:style-name="ce38" table:formula="of:=IF(SUM([.AB124:.AC124])&lt;&gt;0;SUM([.AB124:.AC124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1.json</text:p>
          </table:table-cell>
          <table:table-cell office:value-type="float" office:value="8.788" calcext:value-type="float">
            <text:p>8.788</text:p>
          </table:table-cell>
          <table:table-cell office:value-type="float" office:value="1.276" calcext:value-type="float">
            <text:p>1.276</text:p>
          </table:table-cell>
          <table:table-cell office:value-type="float" office:value="8.089" calcext:value-type="float">
            <text:p>8.089</text:p>
          </table:table-cell>
          <table:table-cell office:value-type="float" office:value="1.209" calcext:value-type="float">
            <text:p>1.2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5:.D125])&lt;&gt;0;SUM([.C125:.D125]);&quot;&quot;)" office:value-type="float" office:value="10.064" calcext:value-type="float">
            <text:p>10.064</text:p>
          </table:table-cell>
          <table:table-cell table:style-name="ce27" table:formula="of:=IF(SUM([.E125:.F125])&lt;&gt;0;SUM([.E125:.F125]);&quot;&quot;)" office:value-type="float" office:value="9.298" calcext:value-type="float">
            <text:p>9.298</text:p>
          </table:table-cell>
          <table:table-cell table:style-name="ce27" table:formula="of:=IF(SUM([.G125:.H125])&lt;&gt;0;SUM([.G125:.H125]);&quot;&quot;)">
            <text:p/>
          </table:table-cell>
          <table:table-cell table:number-columns-repeated="9"/>
          <table:table-cell office:value-type="string" calcext:value-type="string">
            <text:p>jxml2sql22.json</text:p>
          </table:table-cell>
          <table:table-cell office:value-type="float" office:value="3.054" calcext:value-type="float">
            <text:p>3.054</text:p>
          </table:table-cell>
          <table:table-cell office:value-type="float" office:value="0.807" calcext:value-type="float">
            <text:p>0.807</text:p>
          </table:table-cell>
          <table:table-cell table:style-name="ce3" office:value-type="string" calcext:value-type="string">
            <text:p>jxml2sql22.smt2</text:p>
          </table:table-cell>
          <table:table-cell table:style-name="ce3" office:value-type="float" office:value="6.779" calcext:value-type="float">
            <text:p>6.779</text:p>
          </table:table-cell>
          <table:table-cell table:style-name="ce3" office:value-type="float" office:value="1.062" calcext:value-type="float">
            <text:p>1.062</text:p>
          </table:table-cell>
          <table:table-cell office:value-type="string" calcext:value-type="string">
            <text:p>jxml2sql2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5:.W125])&lt;&gt;0;SUM([.V125:.W125]);&quot;&quot;)" office:value-type="float" office:value="3.861" calcext:value-type="float">
            <text:p>3.861</text:p>
          </table:table-cell>
          <table:table-cell table:style-name="ce38" table:formula="of:=IF(SUM([.Y125:.Z125])&lt;&gt;0;SUM([.Y125:.Z125]);&quot;&quot;)" office:value-type="float" office:value="7.841" calcext:value-type="float">
            <text:p>7.841</text:p>
          </table:table-cell>
          <table:table-cell table:style-name="ce38" table:formula="of:=IF(SUM([.AB125:.AC125])&lt;&gt;0;SUM([.AB125:.AC125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2.json</text:p>
          </table:table-cell>
          <table:table-cell office:value-type="float" office:value="3.093" calcext:value-type="float">
            <text:p>3.093</text:p>
          </table:table-cell>
          <table:table-cell office:value-type="float" office:value="0.83" calcext:value-type="float">
            <text:p>0.83</text:p>
          </table:table-cell>
          <table:table-cell office:value-type="float" office:value="6.778" calcext:value-type="float">
            <text:p>6.778</text:p>
          </table:table-cell>
          <table:table-cell office:value-type="float" office:value="1.199" calcext:value-type="float">
            <text:p>1.19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6:.D126])&lt;&gt;0;SUM([.C126:.D126]);&quot;&quot;)" office:value-type="float" office:value="3.923" calcext:value-type="float">
            <text:p>3.923</text:p>
          </table:table-cell>
          <table:table-cell table:style-name="ce27" table:formula="of:=IF(SUM([.E126:.F126])&lt;&gt;0;SUM([.E126:.F126]);&quot;&quot;)" office:value-type="float" office:value="7.977" calcext:value-type="float">
            <text:p>7.977</text:p>
          </table:table-cell>
          <table:table-cell table:style-name="ce27" table:formula="of:=IF(SUM([.G126:.H126])&lt;&gt;0;SUM([.G126:.H126]);&quot;&quot;)">
            <text:p/>
          </table:table-cell>
          <table:table-cell table:number-columns-repeated="9"/>
          <table:table-cell office:value-type="string" calcext:value-type="string">
            <text:p>jxml2sql23.json</text:p>
          </table:table-cell>
          <table:table-cell office:value-type="float" office:value="9.463" calcext:value-type="float">
            <text:p>9.463</text:p>
          </table:table-cell>
          <table:table-cell office:value-type="float" office:value="1.396" calcext:value-type="float">
            <text:p>1.396</text:p>
          </table:table-cell>
          <table:table-cell table:style-name="ce3" office:value-type="string" calcext:value-type="string">
            <text:p>jxml2sql23.smt2</text:p>
          </table:table-cell>
          <table:table-cell table:style-name="ce3" office:value-type="float" office:value="8.234" calcext:value-type="float">
            <text:p>8.234</text:p>
          </table:table-cell>
          <table:table-cell table:style-name="ce3" office:value-type="float" office:value="1.355" calcext:value-type="float">
            <text:p>1.355</text:p>
          </table:table-cell>
          <table:table-cell office:value-type="string" calcext:value-type="string">
            <text:p>jxml2sql23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6:.W126])&lt;&gt;0;SUM([.V126:.W126]);&quot;&quot;)" office:value-type="float" office:value="10.859" calcext:value-type="float">
            <text:p>10.859</text:p>
          </table:table-cell>
          <table:table-cell table:style-name="ce38" table:formula="of:=IF(SUM([.Y126:.Z126])&lt;&gt;0;SUM([.Y126:.Z126]);&quot;&quot;)" office:value-type="float" office:value="9.589" calcext:value-type="float">
            <text:p>9.589</text:p>
          </table:table-cell>
          <table:table-cell table:style-name="ce38" table:formula="of:=IF(SUM([.AB126:.AC126])&lt;&gt;0;SUM([.AB126:.AC126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3.json</text:p>
          </table:table-cell>
          <table:table-cell office:value-type="float" office:value="8.764" calcext:value-type="float">
            <text:p>8.764</text:p>
          </table:table-cell>
          <table:table-cell office:value-type="float" office:value="1.328" calcext:value-type="float">
            <text:p>1.328</text:p>
          </table:table-cell>
          <table:table-cell office:value-type="float" office:value="7.746" calcext:value-type="float">
            <text:p>7.746</text:p>
          </table:table-cell>
          <table:table-cell office:value-type="float" office:value="1.145" calcext:value-type="float">
            <text:p>1.14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7:.D127])&lt;&gt;0;SUM([.C127:.D127]);&quot;&quot;)" office:value-type="float" office:value="10.092" calcext:value-type="float">
            <text:p>10.092</text:p>
          </table:table-cell>
          <table:table-cell table:style-name="ce27" table:formula="of:=IF(SUM([.E127:.F127])&lt;&gt;0;SUM([.E127:.F127]);&quot;&quot;)" office:value-type="float" office:value="8.891" calcext:value-type="float">
            <text:p>8.891</text:p>
          </table:table-cell>
          <table:table-cell table:style-name="ce27" table:formula="of:=IF(SUM([.G127:.H127])&lt;&gt;0;SUM([.G127:.H127]);&quot;&quot;)">
            <text:p/>
          </table:table-cell>
          <table:table-cell table:number-columns-repeated="9"/>
          <table:table-cell office:value-type="string" calcext:value-type="string">
            <text:p>jxml2sql24.json</text:p>
          </table:table-cell>
          <table:table-cell office:value-type="float" office:value="8.772" calcext:value-type="float">
            <text:p>8.772</text:p>
          </table:table-cell>
          <table:table-cell office:value-type="float" office:value="1.29" calcext:value-type="float">
            <text:p>1.29</text:p>
          </table:table-cell>
          <table:table-cell table:style-name="ce3" office:value-type="string" calcext:value-type="string">
            <text:p>jxml2sql24.smt2</text:p>
          </table:table-cell>
          <table:table-cell table:style-name="ce3" office:value-type="float" office:value="8.716" calcext:value-type="float">
            <text:p>8.716</text:p>
          </table:table-cell>
          <table:table-cell table:style-name="ce3" office:value-type="float" office:value="1.261" calcext:value-type="float">
            <text:p>1.261</text:p>
          </table:table-cell>
          <table:table-cell office:value-type="string" calcext:value-type="string">
            <text:p>jxml2sql2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7:.W127])&lt;&gt;0;SUM([.V127:.W127]);&quot;&quot;)" office:value-type="float" office:value="10.062" calcext:value-type="float">
            <text:p>10.062</text:p>
          </table:table-cell>
          <table:table-cell table:style-name="ce38" table:formula="of:=IF(SUM([.Y127:.Z127])&lt;&gt;0;SUM([.Y127:.Z127]);&quot;&quot;)" office:value-type="float" office:value="9.977" calcext:value-type="float">
            <text:p>9.977</text:p>
          </table:table-cell>
          <table:table-cell table:style-name="ce38" table:formula="of:=IF(SUM([.AB127:.AC127])&lt;&gt;0;SUM([.AB127:.AC127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4.json</text:p>
          </table:table-cell>
          <table:table-cell office:value-type="float" office:value="9.804" calcext:value-type="float">
            <text:p>9.804</text:p>
          </table:table-cell>
          <table:table-cell office:value-type="float" office:value="1.535" calcext:value-type="float">
            <text:p>1.535</text:p>
          </table:table-cell>
          <table:table-cell office:value-type="float" office:value="8.095" calcext:value-type="float">
            <text:p>8.095</text:p>
          </table:table-cell>
          <table:table-cell office:value-type="float" office:value="1.217" calcext:value-type="float">
            <text:p>1.2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8:.D128])&lt;&gt;0;SUM([.C128:.D128]);&quot;&quot;)" office:value-type="float" office:value="11.339" calcext:value-type="float">
            <text:p>11.339</text:p>
          </table:table-cell>
          <table:table-cell table:style-name="ce27" table:formula="of:=IF(SUM([.E128:.F128])&lt;&gt;0;SUM([.E128:.F128]);&quot;&quot;)" office:value-type="float" office:value="9.312" calcext:value-type="float">
            <text:p>9.312</text:p>
          </table:table-cell>
          <table:table-cell table:style-name="ce27" table:formula="of:=IF(SUM([.G128:.H128])&lt;&gt;0;SUM([.G128:.H128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25.json</text:p>
          </table:table-cell>
          <table:table-cell office:value-type="float" office:value="7.513" calcext:value-type="float">
            <text:p>7.513</text:p>
          </table:table-cell>
          <table:table-cell office:value-type="float" office:value="1.232" calcext:value-type="float">
            <text:p>1.232</text:p>
          </table:table-cell>
          <table:table-cell table:style-name="ce3" office:value-type="string" calcext:value-type="string">
            <text:p>jxml2sql25.smt2</text:p>
          </table:table-cell>
          <table:table-cell table:style-name="ce3" office:value-type="float" office:value="7.83" calcext:value-type="float">
            <text:p>7.83</text:p>
          </table:table-cell>
          <table:table-cell table:style-name="ce3" office:value-type="float" office:value="1.13" calcext:value-type="float">
            <text:p>1.13</text:p>
          </table:table-cell>
          <table:table-cell office:value-type="string" calcext:value-type="string">
            <text:p>jxml2sql25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8:.W128])&lt;&gt;0;SUM([.V128:.W128]);&quot;&quot;)" office:value-type="float" office:value="8.745" calcext:value-type="float">
            <text:p>8.745</text:p>
          </table:table-cell>
          <table:table-cell table:style-name="ce38" table:formula="of:=IF(SUM([.Y128:.Z128])&lt;&gt;0;SUM([.Y128:.Z128]);&quot;&quot;)" office:value-type="float" office:value="8.96" calcext:value-type="float">
            <text:p>8.96</text:p>
          </table:table-cell>
          <table:table-cell table:style-name="ce38" table:formula="of:=IF(SUM([.AB128:.AC128])&lt;&gt;0;SUM([.AB128:.AC128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5.json</text:p>
          </table:table-cell>
          <table:table-cell office:value-type="float" office:value="7.987" calcext:value-type="float">
            <text:p>7.987</text:p>
          </table:table-cell>
          <table:table-cell office:value-type="float" office:value="1.165" calcext:value-type="float">
            <text:p>1.165</text:p>
          </table:table-cell>
          <table:table-cell office:value-type="float" office:value="7.825" calcext:value-type="float">
            <text:p>7.825</text:p>
          </table:table-cell>
          <table:table-cell office:value-type="float" office:value="1.261" calcext:value-type="float">
            <text:p>1.26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29:.D129])&lt;&gt;0;SUM([.C129:.D129]);&quot;&quot;)" office:value-type="float" office:value="9.152" calcext:value-type="float">
            <text:p>9.152</text:p>
          </table:table-cell>
          <table:table-cell table:style-name="ce27" table:formula="of:=IF(SUM([.E129:.F129])&lt;&gt;0;SUM([.E129:.F129]);&quot;&quot;)" office:value-type="float" office:value="9.086" calcext:value-type="float">
            <text:p>9.086</text:p>
          </table:table-cell>
          <table:table-cell table:style-name="ce27" table:formula="of:=IF(SUM([.G129:.H129])&lt;&gt;0;SUM([.G129:.H129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26.json</text:p>
          </table:table-cell>
          <table:table-cell office:value-type="float" office:value="11.151" calcext:value-type="float">
            <text:p>11.151</text:p>
          </table:table-cell>
          <table:table-cell office:value-type="float" office:value="1.56" calcext:value-type="float">
            <text:p>1.56</text:p>
          </table:table-cell>
          <table:table-cell table:style-name="ce3" office:value-type="string" calcext:value-type="string">
            <text:p>jxml2sql26.smt2</text:p>
          </table:table-cell>
          <table:table-cell table:style-name="ce3" office:value-type="float" office:value="8.238" calcext:value-type="float">
            <text:p>8.238</text:p>
          </table:table-cell>
          <table:table-cell table:style-name="ce3" office:value-type="float" office:value="1.273" calcext:value-type="float">
            <text:p>1.273</text:p>
          </table:table-cell>
          <table:table-cell office:value-type="string" calcext:value-type="string">
            <text:p>jxml2sql2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29:.W129])&lt;&gt;0;SUM([.V129:.W129]);&quot;&quot;)" office:value-type="float" office:value="12.711" calcext:value-type="float">
            <text:p>12.711</text:p>
          </table:table-cell>
          <table:table-cell table:style-name="ce38" table:formula="of:=IF(SUM([.Y129:.Z129])&lt;&gt;0;SUM([.Y129:.Z129]);&quot;&quot;)" office:value-type="float" office:value="9.511" calcext:value-type="float">
            <text:p>9.511</text:p>
          </table:table-cell>
          <table:table-cell table:style-name="ce38" table:formula="of:=IF(SUM([.AB129:.AC129])&lt;&gt;0;SUM([.AB129:.AC129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6.json</text:p>
          </table:table-cell>
          <table:table-cell office:value-type="float" office:value="9.135" calcext:value-type="float">
            <text:p>9.135</text:p>
          </table:table-cell>
          <table:table-cell office:value-type="float" office:value="1.286" calcext:value-type="float">
            <text:p>1.286</text:p>
          </table:table-cell>
          <table:table-cell office:value-type="float" office:value="8.12" calcext:value-type="float">
            <text:p>8.12</text:p>
          </table:table-cell>
          <table:table-cell office:value-type="float" office:value="1.275" calcext:value-type="float">
            <text:p>1.2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0:.D130])&lt;&gt;0;SUM([.C130:.D130]);&quot;&quot;)" office:value-type="float" office:value="10.421" calcext:value-type="float">
            <text:p>10.421</text:p>
          </table:table-cell>
          <table:table-cell table:style-name="ce27" table:formula="of:=IF(SUM([.E130:.F130])&lt;&gt;0;SUM([.E130:.F130]);&quot;&quot;)" office:value-type="float" office:value="9.395" calcext:value-type="float">
            <text:p>9.395</text:p>
          </table:table-cell>
          <table:table-cell table:style-name="ce27" table:formula="of:=IF(SUM([.G130:.H130])&lt;&gt;0;SUM([.G130:.H130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27.json</text:p>
          </table:table-cell>
          <table:table-cell office:value-type="float" office:value="9.895" calcext:value-type="float">
            <text:p>9.895</text:p>
          </table:table-cell>
          <table:table-cell office:value-type="float" office:value="1.54" calcext:value-type="float">
            <text:p>1.54</text:p>
          </table:table-cell>
          <table:table-cell table:style-name="ce3" office:value-type="string" calcext:value-type="string">
            <text:p>jxml2sql27.smt2</text:p>
          </table:table-cell>
          <table:table-cell table:style-name="ce3" office:value-type="float" office:value="7.362" calcext:value-type="float">
            <text:p>7.362</text:p>
          </table:table-cell>
          <table:table-cell table:style-name="ce3" office:value-type="float" office:value="1.11" calcext:value-type="float">
            <text:p>1.11</text:p>
          </table:table-cell>
          <table:table-cell office:value-type="string" calcext:value-type="string">
            <text:p>jxml2sql27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0:.W130])&lt;&gt;0;SUM([.V130:.W130]);&quot;&quot;)" office:value-type="float" office:value="11.435" calcext:value-type="float">
            <text:p>11.435</text:p>
          </table:table-cell>
          <table:table-cell table:style-name="ce38" table:formula="of:=IF(SUM([.Y130:.Z130])&lt;&gt;0;SUM([.Y130:.Z130]);&quot;&quot;)" office:value-type="float" office:value="8.472" calcext:value-type="float">
            <text:p>8.472</text:p>
          </table:table-cell>
          <table:table-cell table:style-name="ce38" table:formula="of:=IF(SUM([.AB130:.AC130])&lt;&gt;0;SUM([.AB130:.AC130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7.json</text:p>
          </table:table-cell>
          <table:table-cell office:value-type="float" office:value="10.33" calcext:value-type="float">
            <text:p>10.33</text:p>
          </table:table-cell>
          <table:table-cell office:value-type="float" office:value="1.48" calcext:value-type="float">
            <text:p>1.48</text:p>
          </table:table-cell>
          <table:table-cell office:value-type="float" office:value="8.151" calcext:value-type="float">
            <text:p>8.151</text:p>
          </table:table-cell>
          <table:table-cell office:value-type="float" office:value="1.21" calcext:value-type="float">
            <text:p>1.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1:.D131])&lt;&gt;0;SUM([.C131:.D131]);&quot;&quot;)" office:value-type="float" office:value="11.81" calcext:value-type="float">
            <text:p>11.81</text:p>
          </table:table-cell>
          <table:table-cell table:style-name="ce27" table:formula="of:=IF(SUM([.E131:.F131])&lt;&gt;0;SUM([.E131:.F131]);&quot;&quot;)" office:value-type="float" office:value="9.361" calcext:value-type="float">
            <text:p>9.361</text:p>
          </table:table-cell>
          <table:table-cell table:style-name="ce27" table:formula="of:=IF(SUM([.G131:.H131])&lt;&gt;0;SUM([.G131:.H131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28.json</text:p>
          </table:table-cell>
          <table:table-cell office:value-type="float" office:value="7.838" calcext:value-type="float">
            <text:p>7.838</text:p>
          </table:table-cell>
          <table:table-cell office:value-type="float" office:value="1.173" calcext:value-type="float">
            <text:p>1.173</text:p>
          </table:table-cell>
          <table:table-cell table:style-name="ce3" office:value-type="string" calcext:value-type="string">
            <text:p>jxml2sql28.smt2</text:p>
          </table:table-cell>
          <table:table-cell table:style-name="ce3" office:value-type="float" office:value="8.478" calcext:value-type="float">
            <text:p>8.478</text:p>
          </table:table-cell>
          <table:table-cell table:style-name="ce3" office:value-type="float" office:value="1.29" calcext:value-type="float">
            <text:p>1.29</text:p>
          </table:table-cell>
          <table:table-cell office:value-type="string" calcext:value-type="string">
            <text:p>jxml2sql28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1:.W131])&lt;&gt;0;SUM([.V131:.W131]);&quot;&quot;)" office:value-type="float" office:value="9.011" calcext:value-type="float">
            <text:p>9.011</text:p>
          </table:table-cell>
          <table:table-cell table:style-name="ce38" table:formula="of:=IF(SUM([.Y131:.Z131])&lt;&gt;0;SUM([.Y131:.Z131]);&quot;&quot;)" office:value-type="float" office:value="9.768" calcext:value-type="float">
            <text:p>9.768</text:p>
          </table:table-cell>
          <table:table-cell table:style-name="ce38" table:formula="of:=IF(SUM([.AB131:.AC131])&lt;&gt;0;SUM([.AB131:.AC131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8.json</text:p>
          </table:table-cell>
          <table:table-cell office:value-type="float" office:value="9.555" calcext:value-type="float">
            <text:p>9.555</text:p>
          </table:table-cell>
          <table:table-cell office:value-type="float" office:value="1.432" calcext:value-type="float">
            <text:p>1.432</text:p>
          </table:table-cell>
          <table:table-cell office:value-type="float" office:value="7.737" calcext:value-type="float">
            <text:p>7.737</text:p>
          </table:table-cell>
          <table:table-cell office:value-type="float" office:value="1.376" calcext:value-type="float">
            <text:p>1.3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2:.D132])&lt;&gt;0;SUM([.C132:.D132]);&quot;&quot;)" office:value-type="float" office:value="10.987" calcext:value-type="float">
            <text:p>10.987</text:p>
          </table:table-cell>
          <table:table-cell table:style-name="ce27" table:formula="of:=IF(SUM([.E132:.F132])&lt;&gt;0;SUM([.E132:.F132]);&quot;&quot;)" office:value-type="float" office:value="9.113" calcext:value-type="float">
            <text:p>9.113</text:p>
          </table:table-cell>
          <table:table-cell table:style-name="ce27" table:formula="of:=IF(SUM([.G132:.H132])&lt;&gt;0;SUM([.G132:.H132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29.json</text:p>
          </table:table-cell>
          <table:table-cell office:value-type="float" office:value="10.693" calcext:value-type="float">
            <text:p>10.693</text:p>
          </table:table-cell>
          <table:table-cell office:value-type="float" office:value="1.5" calcext:value-type="float">
            <text:p>1.5</text:p>
          </table:table-cell>
          <table:table-cell table:style-name="ce3" office:value-type="string" calcext:value-type="string">
            <text:p>jxml2sql29.smt2</text:p>
          </table:table-cell>
          <table:table-cell table:style-name="ce3" office:value-type="float" office:value="7.766" calcext:value-type="float">
            <text:p>7.766</text:p>
          </table:table-cell>
          <table:table-cell table:style-name="ce3" office:value-type="float" office:value="1.191" calcext:value-type="float">
            <text:p>1.191</text:p>
          </table:table-cell>
          <table:table-cell office:value-type="string" calcext:value-type="string">
            <text:p>jxml2sql2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2:.W132])&lt;&gt;0;SUM([.V132:.W132]);&quot;&quot;)" office:value-type="float" office:value="12.193" calcext:value-type="float">
            <text:p>12.193</text:p>
          </table:table-cell>
          <table:table-cell table:style-name="ce38" table:formula="of:=IF(SUM([.Y132:.Z132])&lt;&gt;0;SUM([.Y132:.Z132]);&quot;&quot;)" office:value-type="float" office:value="8.957" calcext:value-type="float">
            <text:p>8.957</text:p>
          </table:table-cell>
          <table:table-cell table:style-name="ce38" table:formula="of:=IF(SUM([.AB132:.AC132])&lt;&gt;0;SUM([.AB132:.AC132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29.json</text:p>
          </table:table-cell>
          <table:table-cell office:value-type="float" office:value="9.056" calcext:value-type="float">
            <text:p>9.056</text:p>
          </table:table-cell>
          <table:table-cell office:value-type="float" office:value="1.435" calcext:value-type="float">
            <text:p>1.435</text:p>
          </table:table-cell>
          <table:table-cell office:value-type="float" office:value="8.139" calcext:value-type="float">
            <text:p>8.139</text:p>
          </table:table-cell>
          <table:table-cell office:value-type="float" office:value="1.303" calcext:value-type="float">
            <text:p>1.3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3:.D133])&lt;&gt;0;SUM([.C133:.D133]);&quot;&quot;)" office:value-type="float" office:value="10.491" calcext:value-type="float">
            <text:p>10.491</text:p>
          </table:table-cell>
          <table:table-cell table:style-name="ce27" table:formula="of:=IF(SUM([.E133:.F133])&lt;&gt;0;SUM([.E133:.F133]);&quot;&quot;)" office:value-type="float" office:value="9.442" calcext:value-type="float">
            <text:p>9.442</text:p>
          </table:table-cell>
          <table:table-cell table:style-name="ce27" table:formula="of:=IF(SUM([.G133:.H133])&lt;&gt;0;SUM([.G133:.H133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30.json</text:p>
          </table:table-cell>
          <table:table-cell office:value-type="float" office:value="7.035" calcext:value-type="float">
            <text:p>7.035</text:p>
          </table:table-cell>
          <table:table-cell office:value-type="float" office:value="1.195" calcext:value-type="float">
            <text:p>1.195</text:p>
          </table:table-cell>
          <table:table-cell table:style-name="ce3" office:value-type="string" calcext:value-type="string">
            <text:p>jxml2sql30.smt2</text:p>
          </table:table-cell>
          <table:table-cell table:style-name="ce3" office:value-type="float" office:value="7.729" calcext:value-type="float">
            <text:p>7.729</text:p>
          </table:table-cell>
          <table:table-cell table:style-name="ce3" office:value-type="float" office:value="1.291" calcext:value-type="float">
            <text:p>1.291</text:p>
          </table:table-cell>
          <table:table-cell office:value-type="string" calcext:value-type="string">
            <text:p>jxml2sql3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3:.W133])&lt;&gt;0;SUM([.V133:.W133]);&quot;&quot;)" office:value-type="float" office:value="8.23" calcext:value-type="float">
            <text:p>8.23</text:p>
          </table:table-cell>
          <table:table-cell table:style-name="ce38" table:formula="of:=IF(SUM([.Y133:.Z133])&lt;&gt;0;SUM([.Y133:.Z133]);&quot;&quot;)" office:value-type="float" office:value="9.02" calcext:value-type="float">
            <text:p>9.02</text:p>
          </table:table-cell>
          <table:table-cell table:style-name="ce38" table:formula="of:=IF(SUM([.AB133:.AC133])&lt;&gt;0;SUM([.AB133:.AC133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30.json</text:p>
          </table:table-cell>
          <table:table-cell office:value-type="float" office:value="9.754" calcext:value-type="float">
            <text:p>9.754</text:p>
          </table:table-cell>
          <table:table-cell office:value-type="float" office:value="1.446" calcext:value-type="float">
            <text:p>1.446</text:p>
          </table:table-cell>
          <table:table-cell office:value-type="float" office:value="8.439" calcext:value-type="float">
            <text:p>8.439</text:p>
          </table:table-cell>
          <table:table-cell office:value-type="float" office:value="1.26" calcext:value-type="float">
            <text:p>1.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4:.D134])&lt;&gt;0;SUM([.C134:.D134]);&quot;&quot;)" office:value-type="float" office:value="11.2" calcext:value-type="float">
            <text:p>11.2</text:p>
          </table:table-cell>
          <table:table-cell table:style-name="ce27" table:formula="of:=IF(SUM([.E134:.F134])&lt;&gt;0;SUM([.E134:.F134]);&quot;&quot;)" office:value-type="float" office:value="9.699" calcext:value-type="float">
            <text:p>9.699</text:p>
          </table:table-cell>
          <table:table-cell table:style-name="ce27" table:formula="of:=IF(SUM([.G134:.H134])&lt;&gt;0;SUM([.G134:.H134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31.json</text:p>
          </table:table-cell>
          <table:table-cell office:value-type="float" office:value="10.032" calcext:value-type="float">
            <text:p>10.032</text:p>
          </table:table-cell>
          <table:table-cell office:value-type="float" office:value="1.38" calcext:value-type="float">
            <text:p>1.38</text:p>
          </table:table-cell>
          <table:table-cell table:style-name="ce3" office:value-type="string" calcext:value-type="string">
            <text:p>jxml2sql31.smt2</text:p>
          </table:table-cell>
          <table:table-cell table:style-name="ce3" office:value-type="float" office:value="8.407" calcext:value-type="float">
            <text:p>8.407</text:p>
          </table:table-cell>
          <table:table-cell table:style-name="ce3" office:value-type="float" office:value="1.388" calcext:value-type="float">
            <text:p>1.388</text:p>
          </table:table-cell>
          <table:table-cell office:value-type="string" calcext:value-type="string">
            <text:p>jxml2sql31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4:.W134])&lt;&gt;0;SUM([.V134:.W134]);&quot;&quot;)" office:value-type="float" office:value="11.412" calcext:value-type="float">
            <text:p>11.412</text:p>
          </table:table-cell>
          <table:table-cell table:style-name="ce38" table:formula="of:=IF(SUM([.Y134:.Z134])&lt;&gt;0;SUM([.Y134:.Z134]);&quot;&quot;)" office:value-type="float" office:value="9.795" calcext:value-type="float">
            <text:p>9.795</text:p>
          </table:table-cell>
          <table:table-cell table:style-name="ce38" table:formula="of:=IF(SUM([.AB134:.AC134])&lt;&gt;0;SUM([.AB134:.AC134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31.json</text:p>
          </table:table-cell>
          <table:table-cell office:value-type="float" office:value="8.869" calcext:value-type="float">
            <text:p>8.869</text:p>
          </table:table-cell>
          <table:table-cell office:value-type="float" office:value="1.376" calcext:value-type="float">
            <text:p>1.376</text:p>
          </table:table-cell>
          <table:table-cell office:value-type="float" office:value="8.488" calcext:value-type="float">
            <text:p>8.488</text:p>
          </table:table-cell>
          <table:table-cell office:value-type="float" office:value="1.351" calcext:value-type="float">
            <text:p>1.35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5:.D135])&lt;&gt;0;SUM([.C135:.D135]);&quot;&quot;)" office:value-type="float" office:value="10.245" calcext:value-type="float">
            <text:p>10.245</text:p>
          </table:table-cell>
          <table:table-cell table:style-name="ce27" table:formula="of:=IF(SUM([.E135:.F135])&lt;&gt;0;SUM([.E135:.F135]);&quot;&quot;)" office:value-type="float" office:value="9.839" calcext:value-type="float">
            <text:p>9.839</text:p>
          </table:table-cell>
          <table:table-cell table:style-name="ce27" table:formula="of:=IF(SUM([.G135:.H135])&lt;&gt;0;SUM([.G135:.H135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32.json</text:p>
          </table:table-cell>
          <table:table-cell office:value-type="float" office:value="9.284" calcext:value-type="float">
            <text:p>9.284</text:p>
          </table:table-cell>
          <table:table-cell office:value-type="float" office:value="1.303" calcext:value-type="float">
            <text:p>1.303</text:p>
          </table:table-cell>
          <table:table-cell table:style-name="ce3" office:value-type="string" calcext:value-type="string">
            <text:p>jxml2sql32.smt2</text:p>
          </table:table-cell>
          <table:table-cell table:style-name="ce3" office:value-type="float" office:value="7.861" calcext:value-type="float">
            <text:p>7.861</text:p>
          </table:table-cell>
          <table:table-cell table:style-name="ce3" office:value-type="float" office:value="1.237" calcext:value-type="float">
            <text:p>1.237</text:p>
          </table:table-cell>
          <table:table-cell office:value-type="string" calcext:value-type="string">
            <text:p>jxml2sql3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5:.W135])&lt;&gt;0;SUM([.V135:.W135]);&quot;&quot;)" office:value-type="float" office:value="10.587" calcext:value-type="float">
            <text:p>10.587</text:p>
          </table:table-cell>
          <table:table-cell table:style-name="ce38" table:formula="of:=IF(SUM([.Y135:.Z135])&lt;&gt;0;SUM([.Y135:.Z135]);&quot;&quot;)" office:value-type="float" office:value="9.098" calcext:value-type="float">
            <text:p>9.098</text:p>
          </table:table-cell>
          <table:table-cell table:style-name="ce38" table:formula="of:=IF(SUM([.AB135:.AC135])&lt;&gt;0;SUM([.AB135:.AC135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32.json</text:p>
          </table:table-cell>
          <table:table-cell office:value-type="float" office:value="8.502" calcext:value-type="float">
            <text:p>8.502</text:p>
          </table:table-cell>
          <table:table-cell office:value-type="float" office:value="1.276" calcext:value-type="float">
            <text:p>1.276</text:p>
          </table:table-cell>
          <table:table-cell office:value-type="float" office:value="7.814" calcext:value-type="float">
            <text:p>7.814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6:.D136])&lt;&gt;0;SUM([.C136:.D136]);&quot;&quot;)" office:value-type="float" office:value="9.778" calcext:value-type="float">
            <text:p>9.778</text:p>
          </table:table-cell>
          <table:table-cell table:style-name="ce27" table:formula="of:=IF(SUM([.E136:.F136])&lt;&gt;0;SUM([.E136:.F136]);&quot;&quot;)" office:value-type="float" office:value="9.046" calcext:value-type="float">
            <text:p>9.046</text:p>
          </table:table-cell>
          <table:table-cell table:style-name="ce27" table:formula="of:=IF(SUM([.G136:.H136])&lt;&gt;0;SUM([.G136:.H136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33.json</text:p>
          </table:table-cell>
          <table:table-cell office:value-type="float" office:value="9.772" calcext:value-type="float">
            <text:p>9.772</text:p>
          </table:table-cell>
          <table:table-cell office:value-type="float" office:value="1.408" calcext:value-type="float">
            <text:p>1.408</text:p>
          </table:table-cell>
          <table:table-cell table:style-name="ce3" office:value-type="string" calcext:value-type="string">
            <text:p>jxml2sql33.smt2</text:p>
          </table:table-cell>
          <table:table-cell table:style-name="ce3" office:value-type="float" office:value="7.949" calcext:value-type="float">
            <text:p>7.949</text:p>
          </table:table-cell>
          <table:table-cell table:style-name="ce3" office:value-type="float" office:value="1.345" calcext:value-type="float">
            <text:p>1.345</text:p>
          </table:table-cell>
          <table:table-cell office:value-type="string" calcext:value-type="string">
            <text:p>jxml2sql33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6:.W136])&lt;&gt;0;SUM([.V136:.W136]);&quot;&quot;)" office:value-type="float" office:value="11.18" calcext:value-type="float">
            <text:p>11.18</text:p>
          </table:table-cell>
          <table:table-cell table:style-name="ce38" table:formula="of:=IF(SUM([.Y136:.Z136])&lt;&gt;0;SUM([.Y136:.Z136]);&quot;&quot;)" office:value-type="float" office:value="9.294" calcext:value-type="float">
            <text:p>9.294</text:p>
          </table:table-cell>
          <table:table-cell table:style-name="ce38" table:formula="of:=IF(SUM([.AB136:.AC136])&lt;&gt;0;SUM([.AB136:.AC136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33.json</text:p>
          </table:table-cell>
          <table:table-cell office:value-type="float" office:value="9.762" calcext:value-type="float">
            <text:p>9.762</text:p>
          </table:table-cell>
          <table:table-cell office:value-type="float" office:value="1.437" calcext:value-type="float">
            <text:p>1.437</text:p>
          </table:table-cell>
          <table:table-cell office:value-type="float" office:value="8.447" calcext:value-type="float">
            <text:p>8.447</text:p>
          </table:table-cell>
          <table:table-cell office:value-type="float" office:value="1.327" calcext:value-type="float">
            <text:p>1.3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7:.D137])&lt;&gt;0;SUM([.C137:.D137]);&quot;&quot;)" office:value-type="float" office:value="11.199" calcext:value-type="float">
            <text:p>11.199</text:p>
          </table:table-cell>
          <table:table-cell table:style-name="ce27" table:formula="of:=IF(SUM([.E137:.F137])&lt;&gt;0;SUM([.E137:.F137]);&quot;&quot;)" office:value-type="float" office:value="9.774" calcext:value-type="float">
            <text:p>9.774</text:p>
          </table:table-cell>
          <table:table-cell table:style-name="ce27" table:formula="of:=IF(SUM([.G137:.H137])&lt;&gt;0;SUM([.G137:.H137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jxml2sql34.json</text:p>
          </table:table-cell>
          <table:table-cell office:value-type="float" office:value="8.279" calcext:value-type="float">
            <text:p>8.279</text:p>
          </table:table-cell>
          <table:table-cell office:value-type="float" office:value="1.362" calcext:value-type="float">
            <text:p>1.362</text:p>
          </table:table-cell>
          <table:table-cell table:style-name="ce3" office:value-type="string" calcext:value-type="string">
            <text:p>jxml2sql34.smt2</text:p>
          </table:table-cell>
          <table:table-cell table:style-name="ce3" office:value-type="float" office:value="8.332" calcext:value-type="float">
            <text:p>8.332</text:p>
          </table:table-cell>
          <table:table-cell table:style-name="ce3" office:value-type="float" office:value="1.219" calcext:value-type="float">
            <text:p>1.219</text:p>
          </table:table-cell>
          <table:table-cell office:value-type="string" calcext:value-type="string">
            <text:p>jxml2sql3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37:.W137])&lt;&gt;0;SUM([.V137:.W137]);&quot;&quot;)" office:value-type="float" office:value="9.641" calcext:value-type="float">
            <text:p>9.641</text:p>
          </table:table-cell>
          <table:table-cell table:style-name="ce38" table:formula="of:=IF(SUM([.Y137:.Z137])&lt;&gt;0;SUM([.Y137:.Z137]);&quot;&quot;)" office:value-type="float" office:value="9.551" calcext:value-type="float">
            <text:p>9.551</text:p>
          </table:table-cell>
          <table:table-cell table:style-name="ce38" table:formula="of:=IF(SUM([.AB137:.AC137])&lt;&gt;0;SUM([.AB137:.AC137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jxml2sql34.json</text:p>
          </table:table-cell>
          <table:table-cell office:value-type="float" office:value="8.245" calcext:value-type="float">
            <text:p>8.245</text:p>
          </table:table-cell>
          <table:table-cell office:value-type="float" office:value="1.279" calcext:value-type="float">
            <text:p>1.279</text:p>
          </table:table-cell>
          <table:table-cell office:value-type="float" office:value="7.834" calcext:value-type="float">
            <text:p>7.834</text:p>
          </table:table-cell>
          <table:table-cell office:value-type="float" office:value="1.181" calcext:value-type="float">
            <text:p>1.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38:.D138])&lt;&gt;0;SUM([.C138:.D138]);&quot;&quot;)" office:value-type="float" office:value="9.524" calcext:value-type="float">
            <text:p>9.524</text:p>
          </table:table-cell>
          <table:table-cell table:style-name="ce27" table:formula="of:=IF(SUM([.E138:.F138])&lt;&gt;0;SUM([.E138:.F138]);&quot;&quot;)" office:value-type="float" office:value="9.015" calcext:value-type="float">
            <text:p>9.015</text:p>
          </table:table-cell>
          <table:table-cell table:style-name="ce27" table:formula="of:=IF(SUM([.G138:.H138])&lt;&gt;0;SUM([.G138:.H138]);&quot;&quot;)">
            <text:p/>
          </table:table-cell>
          <table:table-cell table:number-columns-repeated="2"/>
          <table:table-cell table:style-name="ce1"/>
          <table:table-cell table:number-columns-repeated="6"/>
          <table:table-cell office:value-type="string" calcext:value-type="string">
            <text:p>mathQuizGame01.json</text:p>
          </table:table-cell>
          <table:table-cell office:value-type="float" office:value="8.056" calcext:value-type="float">
            <text:p>8.056</text:p>
          </table:table-cell>
          <table:table-cell office:value-type="float" office:value="1.319" calcext:value-type="float">
            <text:p>1.319</text:p>
          </table:table-cell>
          <table:table-cell table:style-name="ce3" office:value-type="string" calcext:value-type="string">
            <text:p>mathQuizGame01.smt2</text:p>
          </table:table-cell>
          <table:table-cell table:style-name="ce3" office:value-type="float" office:value="9.537" calcext:value-type="float">
            <text:p>9.537</text:p>
          </table:table-cell>
          <table:table-cell table:style-name="ce3" office:value-type="float" office:value="1.236" calcext:value-type="float">
            <text:p>1.236</text:p>
          </table:table-cell>
          <table:table-cell office:value-type="string" calcext:value-type="string">
            <text:p>mathQuizGame01.smt2</text:p>
          </table:table-cell>
          <table:table-cell office:value-type="float" office:value="634.844" calcext:value-type="float">
            <text:p>634.844</text:p>
          </table:table-cell>
          <table:table-cell office:value-type="float" office:value="3.203" calcext:value-type="float">
            <text:p>3.203</text:p>
          </table:table-cell>
          <table:table-cell table:style-name="ce38" table:formula="of:=IF(SUM([.V138:.W138])&lt;&gt;0;SUM([.V138:.W138]);&quot;&quot;)" office:value-type="float" office:value="9.375" calcext:value-type="float">
            <text:p>9.375</text:p>
          </table:table-cell>
          <table:table-cell table:style-name="ce38" table:formula="of:=IF(SUM([.Y138:.Z138])&lt;&gt;0;SUM([.Y138:.Z138]);&quot;&quot;)" office:value-type="float" office:value="10.773" calcext:value-type="float">
            <text:p>10.773</text:p>
          </table:table-cell>
          <table:table-cell table:style-name="ce38" table:formula="of:=IF(SUM([.AB138:.AC138])&lt;&gt;0;SUM([.AB138:.AC138]);&quot;&quot;)" office:value-type="float" office:value="638.047" calcext:value-type="float">
            <text:p>638.047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01.json</text:p>
          </table:table-cell>
          <table:table-cell office:value-type="float" office:value="7.538" calcext:value-type="float">
            <text:p>7.538</text:p>
          </table:table-cell>
          <table:table-cell office:value-type="float" office:value="1.282" calcext:value-type="float">
            <text:p>1.282</text:p>
          </table:table-cell>
          <table:table-cell office:value-type="float" office:value="9.793" calcext:value-type="float">
            <text:p>9.793</text:p>
          </table:table-cell>
          <table:table-cell office:value-type="float" office:value="1.465" calcext:value-type="float">
            <text:p>1.465</text:p>
          </table:table-cell>
          <table:table-cell office:value-type="float" office:value="619.632" calcext:value-type="float">
            <text:p>619.632</text:p>
          </table:table-cell>
          <table:table-cell office:value-type="float" office:value="5.671" calcext:value-type="float">
            <text:p>5.671</text:p>
          </table:table-cell>
          <table:table-cell table:style-name="ce27" table:formula="of:=IF(SUM([.C139:.D139])&lt;&gt;0;SUM([.C139:.D139]);&quot;&quot;)" office:value-type="float" office:value="8.82" calcext:value-type="float">
            <text:p>8.82</text:p>
          </table:table-cell>
          <table:table-cell table:style-name="ce27" table:formula="of:=IF(SUM([.E139:.F139])&lt;&gt;0;SUM([.E139:.F139]);&quot;&quot;)" office:value-type="float" office:value="11.258" calcext:value-type="float">
            <text:p>11.258</text:p>
          </table:table-cell>
          <table:table-cell table:style-name="ce27" table:formula="of:=IF(SUM([.G139:.H139])&lt;&gt;0;SUM([.G139:.H139]);&quot;&quot;)" office:value-type="float" office:value="625.303" calcext:value-type="float">
            <text:p>625.303</text:p>
          </table:table-cell>
          <table:table-cell table:number-columns-repeated="9"/>
          <table:table-cell office:value-type="string" calcext:value-type="string">
            <text:p>mathQuizGame02.json</text:p>
          </table:table-cell>
          <table:table-cell office:value-type="float" office:value="8.06" calcext:value-type="float">
            <text:p>8.06</text:p>
          </table:table-cell>
          <table:table-cell office:value-type="float" office:value="1.073" calcext:value-type="float">
            <text:p>1.073</text:p>
          </table:table-cell>
          <table:table-cell table:style-name="ce3" office:value-type="string" calcext:value-type="string">
            <text:p>mathQuizGame02.smt2</text:p>
          </table:table-cell>
          <table:table-cell table:style-name="ce3" office:value-type="float" office:value="7.666" calcext:value-type="float">
            <text:p>7.666</text:p>
          </table:table-cell>
          <table:table-cell table:style-name="ce3" office:value-type="float" office:value="1.208" calcext:value-type="float">
            <text:p>1.208</text:p>
          </table:table-cell>
          <table:table-cell office:value-type="string" calcext:value-type="string">
            <text:p>mathQuizGame02.smt2</text:p>
          </table:table-cell>
          <table:table-cell office:value-type="float" office:value="793.6" calcext:value-type="float">
            <text:p>793.6</text:p>
          </table:table-cell>
          <table:table-cell office:value-type="float" office:value="2.018" calcext:value-type="float">
            <text:p>2.018</text:p>
          </table:table-cell>
          <table:table-cell table:style-name="ce38" table:formula="of:=IF(SUM([.V139:.W139])&lt;&gt;0;SUM([.V139:.W139]);&quot;&quot;)" office:value-type="float" office:value="9.133" calcext:value-type="float">
            <text:p>9.133</text:p>
          </table:table-cell>
          <table:table-cell table:style-name="ce38" table:formula="of:=IF(SUM([.Y139:.Z139])&lt;&gt;0;SUM([.Y139:.Z139]);&quot;&quot;)" office:value-type="float" office:value="8.874" calcext:value-type="float">
            <text:p>8.874</text:p>
          </table:table-cell>
          <table:table-cell table:style-name="ce38" table:formula="of:=IF(SUM([.AB139:.AC139])&lt;&gt;0;SUM([.AB139:.AC139]);&quot;&quot;)" office:value-type="float" office:value="795.618" calcext:value-type="float">
            <text:p>795.61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02.json</text:p>
          </table:table-cell>
          <table:table-cell office:value-type="float" office:value="6.66" calcext:value-type="float">
            <text:p>6.66</text:p>
          </table:table-cell>
          <table:table-cell office:value-type="float" office:value="1.161" calcext:value-type="float">
            <text:p>1.161</text:p>
          </table:table-cell>
          <table:table-cell office:value-type="float" office:value="7.209" calcext:value-type="float">
            <text:p>7.209</text:p>
          </table:table-cell>
          <table:table-cell office:value-type="float" office:value="1.131" calcext:value-type="float">
            <text:p>1.131</text:p>
          </table:table-cell>
          <table:table-cell office:value-type="float" office:value="794.375" calcext:value-type="float">
            <text:p>794.375</text:p>
          </table:table-cell>
          <table:table-cell office:value-type="float" office:value="1.913" calcext:value-type="float">
            <text:p>1.913</text:p>
          </table:table-cell>
          <table:table-cell table:style-name="ce27" table:formula="of:=IF(SUM([.C140:.D140])&lt;&gt;0;SUM([.C140:.D140]);&quot;&quot;)" office:value-type="float" office:value="7.821" calcext:value-type="float">
            <text:p>7.821</text:p>
          </table:table-cell>
          <table:table-cell table:style-name="ce27" table:formula="of:=IF(SUM([.E140:.F140])&lt;&gt;0;SUM([.E140:.F140]);&quot;&quot;)" office:value-type="float" office:value="8.34" calcext:value-type="float">
            <text:p>8.34</text:p>
          </table:table-cell>
          <table:table-cell table:style-name="ce27" table:formula="of:=IF(SUM([.G140:.H140])&lt;&gt;0;SUM([.G140:.H140]);&quot;&quot;)" office:value-type="float" office:value="796.288" calcext:value-type="float">
            <text:p>796.288</text:p>
          </table:table-cell>
          <table:table-cell table:number-columns-repeated="9"/>
          <table:table-cell office:value-type="string" calcext:value-type="string">
            <text:p>mathQuizGame03.json</text:p>
          </table:table-cell>
          <table:table-cell office:value-type="float" office:value="1.217" calcext:value-type="float">
            <text:p>1.217</text:p>
          </table:table-cell>
          <table:table-cell office:value-type="float" office:value="0.478" calcext:value-type="float">
            <text:p>0.478</text:p>
          </table:table-cell>
          <table:table-cell table:style-name="ce3" office:value-type="string" calcext:value-type="string">
            <text:p>mathQuizGame03.smt2</text:p>
          </table:table-cell>
          <table:table-cell table:style-name="ce3" office:value-type="float" office:value="5.737" calcext:value-type="float">
            <text:p>5.737</text:p>
          </table:table-cell>
          <table:table-cell table:style-name="ce3" office:value-type="float" office:value="0.976" calcext:value-type="float">
            <text:p>0.976</text:p>
          </table:table-cell>
          <table:table-cell office:value-type="string" calcext:value-type="string">
            <text:p>mathQuizGame03.smt2</text:p>
          </table:table-cell>
          <table:table-cell office:value-type="float" office:value="21.644" calcext:value-type="float">
            <text:p>21.644</text:p>
          </table:table-cell>
          <table:table-cell office:value-type="float" office:value="0.308" calcext:value-type="float">
            <text:p>0.308</text:p>
          </table:table-cell>
          <table:table-cell table:style-name="ce38" table:formula="of:=IF(SUM([.V140:.W140])&lt;&gt;0;SUM([.V140:.W140]);&quot;&quot;)" office:value-type="float" office:value="1.695" calcext:value-type="float">
            <text:p>1.695</text:p>
          </table:table-cell>
          <table:table-cell table:style-name="ce38" table:formula="of:=IF(SUM([.Y140:.Z140])&lt;&gt;0;SUM([.Y140:.Z140]);&quot;&quot;)" office:value-type="float" office:value="6.713" calcext:value-type="float">
            <text:p>6.713</text:p>
          </table:table-cell>
          <table:table-cell table:style-name="ce38" table:formula="of:=IF(SUM([.AB140:.AC140])&lt;&gt;0;SUM([.AB140:.AC140]);&quot;&quot;)" office:value-type="float" office:value="21.952" calcext:value-type="float">
            <text:p>21.952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03.json</text:p>
          </table:table-cell>
          <table:table-cell office:value-type="float" office:value="1.193" calcext:value-type="float">
            <text:p>1.193</text:p>
          </table:table-cell>
          <table:table-cell office:value-type="float" office:value="0.479" calcext:value-type="float">
            <text:p>0.479</text:p>
          </table:table-cell>
          <table:table-cell office:value-type="float" office:value="6.006" calcext:value-type="float">
            <text:p>6.006</text:p>
          </table:table-cell>
          <table:table-cell office:value-type="float" office:value="1.009" calcext:value-type="float">
            <text:p>1.009</text:p>
          </table:table-cell>
          <table:table-cell office:value-type="float" office:value="21.926" calcext:value-type="float">
            <text:p>21.926</text:p>
          </table:table-cell>
          <table:table-cell office:value-type="float" office:value="0.277" calcext:value-type="float">
            <text:p>0.277</text:p>
          </table:table-cell>
          <table:table-cell table:style-name="ce27" table:formula="of:=IF(SUM([.C141:.D141])&lt;&gt;0;SUM([.C141:.D141]);&quot;&quot;)" office:value-type="float" office:value="1.672" calcext:value-type="float">
            <text:p>1.672</text:p>
          </table:table-cell>
          <table:table-cell table:style-name="ce27" table:formula="of:=IF(SUM([.E141:.F141])&lt;&gt;0;SUM([.E141:.F141]);&quot;&quot;)" office:value-type="float" office:value="7.015" calcext:value-type="float">
            <text:p>7.015</text:p>
          </table:table-cell>
          <table:table-cell table:style-name="ce27" table:formula="of:=IF(SUM([.G141:.H141])&lt;&gt;0;SUM([.G141:.H141]);&quot;&quot;)" office:value-type="float" office:value="22.203" calcext:value-type="float">
            <text:p>22.203</text:p>
          </table:table-cell>
          <table:table-cell table:number-columns-repeated="9"/>
          <table:table-cell office:value-type="string" calcext:value-type="string">
            <text:p>mathQuizGame04.json</text:p>
          </table:table-cell>
          <table:table-cell office:value-type="float" office:value="4.699" calcext:value-type="float">
            <text:p>4.699</text:p>
          </table:table-cell>
          <table:table-cell office:value-type="float" office:value="1.089" calcext:value-type="float">
            <text:p>1.089</text:p>
          </table:table-cell>
          <table:table-cell table:style-name="ce3" office:value-type="string" calcext:value-type="string">
            <text:p>mathQuizGame04.smt2</text:p>
          </table:table-cell>
          <table:table-cell table:style-name="ce3" office:value-type="float" office:value="6.656" calcext:value-type="float">
            <text:p>6.656</text:p>
          </table:table-cell>
          <table:table-cell table:style-name="ce3" office:value-type="float" office:value="1.095" calcext:value-type="float">
            <text:p>1.095</text:p>
          </table:table-cell>
          <table:table-cell office:value-type="string" calcext:value-type="string">
            <text:p>mathQuizGame04.smt2</text:p>
          </table:table-cell>
          <table:table-cell office:value-type="float" office:value="99.075" calcext:value-type="float">
            <text:p>99.075</text:p>
          </table:table-cell>
          <table:table-cell office:value-type="float" office:value="0.596" calcext:value-type="float">
            <text:p>0.596</text:p>
          </table:table-cell>
          <table:table-cell table:style-name="ce38" table:formula="of:=IF(SUM([.V141:.W141])&lt;&gt;0;SUM([.V141:.W141]);&quot;&quot;)" office:value-type="float" office:value="5.788" calcext:value-type="float">
            <text:p>5.788</text:p>
          </table:table-cell>
          <table:table-cell table:style-name="ce38" table:formula="of:=IF(SUM([.Y141:.Z141])&lt;&gt;0;SUM([.Y141:.Z141]);&quot;&quot;)" office:value-type="float" office:value="7.751" calcext:value-type="float">
            <text:p>7.751</text:p>
          </table:table-cell>
          <table:table-cell table:style-name="ce38" table:formula="of:=IF(SUM([.AB141:.AC141])&lt;&gt;0;SUM([.AB141:.AC141]);&quot;&quot;)" office:value-type="float" office:value="99.671" calcext:value-type="float">
            <text:p>99.67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04.json</text:p>
          </table:table-cell>
          <table:table-cell office:value-type="float" office:value="4.433" calcext:value-type="float">
            <text:p>4.433</text:p>
          </table:table-cell>
          <table:table-cell office:value-type="float" office:value="0.8" calcext:value-type="float">
            <text:p>0.8</text:p>
          </table:table-cell>
          <table:table-cell office:value-type="float" office:value="6.646" calcext:value-type="float">
            <text:p>6.646</text:p>
          </table:table-cell>
          <table:table-cell office:value-type="float" office:value="1.091" calcext:value-type="float">
            <text:p>1.091</text:p>
          </table:table-cell>
          <table:table-cell office:value-type="float" office:value="100.327" calcext:value-type="float">
            <text:p>100.327</text:p>
          </table:table-cell>
          <table:table-cell office:value-type="float" office:value="0.599" calcext:value-type="float">
            <text:p>0.599</text:p>
          </table:table-cell>
          <table:table-cell table:style-name="ce27" table:formula="of:=IF(SUM([.C142:.D142])&lt;&gt;0;SUM([.C142:.D142]);&quot;&quot;)" office:value-type="float" office:value="5.233" calcext:value-type="float">
            <text:p>5.233</text:p>
          </table:table-cell>
          <table:table-cell table:style-name="ce27" table:formula="of:=IF(SUM([.E142:.F142])&lt;&gt;0;SUM([.E142:.F142]);&quot;&quot;)" office:value-type="float" office:value="7.737" calcext:value-type="float">
            <text:p>7.737</text:p>
          </table:table-cell>
          <table:table-cell table:style-name="ce27" table:formula="of:=IF(SUM([.G142:.H142])&lt;&gt;0;SUM([.G142:.H142]);&quot;&quot;)" office:value-type="float" office:value="100.926" calcext:value-type="float">
            <text:p>100.926</text:p>
          </table:table-cell>
          <table:table-cell table:number-columns-repeated="9"/>
          <table:table-cell office:value-type="string" calcext:value-type="string">
            <text:p>mathQuizGame09.json</text:p>
          </table:table-cell>
          <table:table-cell office:value-type="float" office:value="3.136" calcext:value-type="float">
            <text:p>3.136</text:p>
          </table:table-cell>
          <table:table-cell office:value-type="float" office:value="0.775" calcext:value-type="float">
            <text:p>0.775</text:p>
          </table:table-cell>
          <table:table-cell table:style-name="ce3" office:value-type="string" calcext:value-type="string">
            <text:p>mathQuizGame09.smt2</text:p>
          </table:table-cell>
          <table:table-cell table:style-name="ce3" office:value-type="float" office:value="5.866" calcext:value-type="float">
            <text:p>5.866</text:p>
          </table:table-cell>
          <table:table-cell table:style-name="ce3" office:value-type="float" office:value="1.031" calcext:value-type="float">
            <text:p>1.031</text:p>
          </table:table-cell>
          <table:table-cell office:value-type="string" calcext:value-type="string">
            <text:p>mathQuizGame09.smt2</text:p>
          </table:table-cell>
          <table:table-cell office:value-type="float" office:value="26.277" calcext:value-type="float">
            <text:p>26.277</text:p>
          </table:table-cell>
          <table:table-cell office:value-type="float" office:value="0.291" calcext:value-type="float">
            <text:p>0.291</text:p>
          </table:table-cell>
          <table:table-cell table:style-name="ce38" table:formula="of:=IF(SUM([.V142:.W142])&lt;&gt;0;SUM([.V142:.W142]);&quot;&quot;)" office:value-type="float" office:value="3.911" calcext:value-type="float">
            <text:p>3.911</text:p>
          </table:table-cell>
          <table:table-cell table:style-name="ce38" table:formula="of:=IF(SUM([.Y142:.Z142])&lt;&gt;0;SUM([.Y142:.Z142]);&quot;&quot;)" office:value-type="float" office:value="6.897" calcext:value-type="float">
            <text:p>6.897</text:p>
          </table:table-cell>
          <table:table-cell table:style-name="ce38" table:formula="of:=IF(SUM([.AB142:.AC142])&lt;&gt;0;SUM([.AB142:.AC142]);&quot;&quot;)" office:value-type="float" office:value="26.568" calcext:value-type="float">
            <text:p>26.568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09.json</text:p>
          </table:table-cell>
          <table:table-cell office:value-type="float" office:value="2.946" calcext:value-type="float">
            <text:p>2.946</text:p>
          </table:table-cell>
          <table:table-cell office:value-type="float" office:value="0.679" calcext:value-type="float">
            <text:p>0.679</text:p>
          </table:table-cell>
          <table:table-cell office:value-type="float" office:value="6.01" calcext:value-type="float">
            <text:p>6.01</text:p>
          </table:table-cell>
          <table:table-cell office:value-type="float" office:value="1.014" calcext:value-type="float">
            <text:p>1.014</text:p>
          </table:table-cell>
          <table:table-cell office:value-type="float" office:value="27.148" calcext:value-type="float">
            <text:p>27.148</text:p>
          </table:table-cell>
          <table:table-cell office:value-type="float" office:value="0.322" calcext:value-type="float">
            <text:p>0.322</text:p>
          </table:table-cell>
          <table:table-cell table:style-name="ce27" table:formula="of:=IF(SUM([.C143:.D143])&lt;&gt;0;SUM([.C143:.D143]);&quot;&quot;)" office:value-type="float" office:value="3.625" calcext:value-type="float">
            <text:p>3.625</text:p>
          </table:table-cell>
          <table:table-cell table:style-name="ce27" table:formula="of:=IF(SUM([.E143:.F143])&lt;&gt;0;SUM([.E143:.F143]);&quot;&quot;)" office:value-type="float" office:value="7.024" calcext:value-type="float">
            <text:p>7.024</text:p>
          </table:table-cell>
          <table:table-cell table:style-name="ce27" table:formula="of:=IF(SUM([.G143:.H143])&lt;&gt;0;SUM([.G143:.H143]);&quot;&quot;)" office:value-type="float" office:value="27.47" calcext:value-type="float">
            <text:p>27.47</text:p>
          </table:table-cell>
          <table:table-cell table:number-columns-repeated="9"/>
          <table:table-cell office:value-type="string" calcext:value-type="string">
            <text:p>mathQuizGame10.json</text:p>
          </table:table-cell>
          <table:table-cell office:value-type="float" office:value="1.536" calcext:value-type="float">
            <text:p>1.536</text:p>
          </table:table-cell>
          <table:table-cell office:value-type="float" office:value="0.523" calcext:value-type="float">
            <text:p>0.523</text:p>
          </table:table-cell>
          <table:table-cell table:style-name="ce3" office:value-type="string" calcext:value-type="string">
            <text:p>mathQuizGame10.smt2</text:p>
          </table:table-cell>
          <table:table-cell table:style-name="ce3" office:value-type="float" office:value="6.884" calcext:value-type="float">
            <text:p>6.884</text:p>
          </table:table-cell>
          <table:table-cell table:style-name="ce3" office:value-type="float" office:value="1.17" calcext:value-type="float">
            <text:p>1.17</text:p>
          </table:table-cell>
          <table:table-cell office:value-type="string" calcext:value-type="string">
            <text:p>mathQuizGame10.smt2</text:p>
          </table:table-cell>
          <table:table-cell office:value-type="float" office:value="490.669" calcext:value-type="float">
            <text:p>490.669</text:p>
          </table:table-cell>
          <table:table-cell office:value-type="float" office:value="1.296" calcext:value-type="float">
            <text:p>1.296</text:p>
          </table:table-cell>
          <table:table-cell table:style-name="ce38" table:formula="of:=IF(SUM([.V143:.W143])&lt;&gt;0;SUM([.V143:.W143]);&quot;&quot;)" office:value-type="float" office:value="2.059" calcext:value-type="float">
            <text:p>2.059</text:p>
          </table:table-cell>
          <table:table-cell table:style-name="ce38" table:formula="of:=IF(SUM([.Y143:.Z143])&lt;&gt;0;SUM([.Y143:.Z143]);&quot;&quot;)" office:value-type="float" office:value="8.054" calcext:value-type="float">
            <text:p>8.054</text:p>
          </table:table-cell>
          <table:table-cell table:style-name="ce38" table:formula="of:=IF(SUM([.AB143:.AC143])&lt;&gt;0;SUM([.AB143:.AC143]);&quot;&quot;)" office:value-type="float" office:value="491.965" calcext:value-type="float">
            <text:p>491.965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10.json</text:p>
          </table:table-cell>
          <table:table-cell office:value-type="float" office:value="1.582" calcext:value-type="float">
            <text:p>1.582</text:p>
          </table:table-cell>
          <table:table-cell office:value-type="float" office:value="0.568" calcext:value-type="float">
            <text:p>0.568</text:p>
          </table:table-cell>
          <table:table-cell office:value-type="float" office:value="6.632" calcext:value-type="float">
            <text:p>6.632</text:p>
          </table:table-cell>
          <table:table-cell office:value-type="float" office:value="0.987" calcext:value-type="float">
            <text:p>0.987</text:p>
          </table:table-cell>
          <table:table-cell office:value-type="float" office:value="482.263" calcext:value-type="float">
            <text:p>482.263</text:p>
          </table:table-cell>
          <table:table-cell office:value-type="float" office:value="2.591" calcext:value-type="float">
            <text:p>2.591</text:p>
          </table:table-cell>
          <table:table-cell table:style-name="ce27" table:formula="of:=IF(SUM([.C144:.D144])&lt;&gt;0;SUM([.C144:.D144]);&quot;&quot;)" office:value-type="float" office:value="2.15" calcext:value-type="float">
            <text:p>2.15</text:p>
          </table:table-cell>
          <table:table-cell table:style-name="ce27" table:formula="of:=IF(SUM([.E144:.F144])&lt;&gt;0;SUM([.E144:.F144]);&quot;&quot;)" office:value-type="float" office:value="7.619" calcext:value-type="float">
            <text:p>7.619</text:p>
          </table:table-cell>
          <table:table-cell table:style-name="ce27" table:formula="of:=IF(SUM([.G144:.H144])&lt;&gt;0;SUM([.G144:.H144]);&quot;&quot;)" office:value-type="float" office:value="484.854" calcext:value-type="float">
            <text:p>484.854</text:p>
          </table:table-cell>
          <table:table-cell table:number-columns-repeated="9"/>
          <table:table-cell office:value-type="string" calcext:value-type="string">
            <text:p>mathQuizGame12.json</text:p>
          </table:table-cell>
          <table:table-cell office:value-type="float" office:value="4.809" calcext:value-type="float">
            <text:p>4.809</text:p>
          </table:table-cell>
          <table:table-cell office:value-type="float" office:value="0.992" calcext:value-type="float">
            <text:p>0.992</text:p>
          </table:table-cell>
          <table:table-cell table:style-name="ce3" office:value-type="string" calcext:value-type="string">
            <text:p>mathQuizGame12.smt2</text:p>
          </table:table-cell>
          <table:table-cell table:style-name="ce3" office:value-type="float" office:value="8.183" calcext:value-type="float">
            <text:p>8.183</text:p>
          </table:table-cell>
          <table:table-cell table:style-name="ce3" office:value-type="float" office:value="1.344" calcext:value-type="float">
            <text:p>1.344</text:p>
          </table:table-cell>
          <table:table-cell office:value-type="string" calcext:value-type="string">
            <text:p>mathQuizGame1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44:.W144])&lt;&gt;0;SUM([.V144:.W144]);&quot;&quot;)" office:value-type="float" office:value="5.801" calcext:value-type="float">
            <text:p>5.801</text:p>
          </table:table-cell>
          <table:table-cell table:style-name="ce38" table:formula="of:=IF(SUM([.Y144:.Z144])&lt;&gt;0;SUM([.Y144:.Z144]);&quot;&quot;)" office:value-type="float" office:value="9.527" calcext:value-type="float">
            <text:p>9.527</text:p>
          </table:table-cell>
          <table:table-cell table:style-name="ce38" table:formula="of:=IF(SUM([.AB144:.AC144])&lt;&gt;0;SUM([.AB144:.AC144]);&quot;&quot;)">
            <text:p/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12.json</text:p>
          </table:table-cell>
          <table:table-cell office:value-type="float" office:value="4.693" calcext:value-type="float">
            <text:p>4.693</text:p>
          </table:table-cell>
          <table:table-cell office:value-type="float" office:value="0.994" calcext:value-type="float">
            <text:p>0.994</text:p>
          </table:table-cell>
          <table:table-cell office:value-type="float" office:value="7.952" calcext:value-type="float">
            <text:p>7.952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5:.D145])&lt;&gt;0;SUM([.C145:.D145]);&quot;&quot;)" office:value-type="float" office:value="5.687" calcext:value-type="float">
            <text:p>5.687</text:p>
          </table:table-cell>
          <table:table-cell table:style-name="ce27" table:formula="of:=IF(SUM([.E145:.F145])&lt;&gt;0;SUM([.E145:.F145]);&quot;&quot;)" office:value-type="float" office:value="9.198" calcext:value-type="float">
            <text:p>9.198</text:p>
          </table:table-cell>
          <table:table-cell table:style-name="ce27" table:formula="of:=IF(SUM([.G145:.H145])&lt;&gt;0;SUM([.G145:.H145]);&quot;&quot;)">
            <text:p/>
          </table:table-cell>
          <table:table-cell table:number-columns-repeated="9"/>
          <table:table-cell office:value-type="string" calcext:value-type="string">
            <text:p>mathQuizGame13.json</text:p>
          </table:table-cell>
          <table:table-cell office:value-type="float" office:value="7.846" calcext:value-type="float">
            <text:p>7.846</text:p>
          </table:table-cell>
          <table:table-cell office:value-type="float" office:value="1.41" calcext:value-type="float">
            <text:p>1.41</text:p>
          </table:table-cell>
          <table:table-cell table:style-name="ce3" office:value-type="string" calcext:value-type="string">
            <text:p>mathQuizGame13.smt2</text:p>
          </table:table-cell>
          <table:table-cell table:style-name="ce3" office:value-type="float" office:value="8.186" calcext:value-type="float">
            <text:p>8.186</text:p>
          </table:table-cell>
          <table:table-cell table:style-name="ce3" office:value-type="float" office:value="1.315" calcext:value-type="float">
            <text:p>1.315</text:p>
          </table:table-cell>
          <table:table-cell office:value-type="string" calcext:value-type="string">
            <text:p>mathQuizGame13.smt2</text:p>
          </table:table-cell>
          <table:table-cell office:value-type="float" office:value="838.414" calcext:value-type="float">
            <text:p>838.414</text:p>
          </table:table-cell>
          <table:table-cell office:value-type="float" office:value="2.343" calcext:value-type="float">
            <text:p>2.343</text:p>
          </table:table-cell>
          <table:table-cell table:style-name="ce38" table:formula="of:=IF(SUM([.V145:.W145])&lt;&gt;0;SUM([.V145:.W145]);&quot;&quot;)" office:value-type="float" office:value="9.256" calcext:value-type="float">
            <text:p>9.256</text:p>
          </table:table-cell>
          <table:table-cell table:style-name="ce38" table:formula="of:=IF(SUM([.Y145:.Z145])&lt;&gt;0;SUM([.Y145:.Z145]);&quot;&quot;)" office:value-type="float" office:value="9.501" calcext:value-type="float">
            <text:p>9.501</text:p>
          </table:table-cell>
          <table:table-cell table:style-name="ce38" table:formula="of:=IF(SUM([.AB145:.AC145])&lt;&gt;0;SUM([.AB145:.AC145]);&quot;&quot;)" office:value-type="float" office:value="840.757" calcext:value-type="float">
            <text:p>840.757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13.json</text:p>
          </table:table-cell>
          <table:table-cell office:value-type="float" office:value="7.799" calcext:value-type="float">
            <text:p>7.799</text:p>
          </table:table-cell>
          <table:table-cell office:value-type="float" office:value="1.622" calcext:value-type="float">
            <text:p>1.622</text:p>
          </table:table-cell>
          <table:table-cell office:value-type="float" office:value="8.243" calcext:value-type="float">
            <text:p>8.243</text:p>
          </table:table-cell>
          <table:table-cell office:value-type="float" office:value="1.294" calcext:value-type="float">
            <text:p>1.294</text:p>
          </table:table-cell>
          <table:table-cell office:value-type="float" office:value="833.134" calcext:value-type="float">
            <text:p>833.134</text:p>
          </table:table-cell>
          <table:table-cell office:value-type="float" office:value="2.305" calcext:value-type="float">
            <text:p>2.305</text:p>
          </table:table-cell>
          <table:table-cell table:style-name="ce27" table:formula="of:=IF(SUM([.C146:.D146])&lt;&gt;0;SUM([.C146:.D146]);&quot;&quot;)" office:value-type="float" office:value="9.421" calcext:value-type="float">
            <text:p>9.421</text:p>
          </table:table-cell>
          <table:table-cell table:style-name="ce27" table:formula="of:=IF(SUM([.E146:.F146])&lt;&gt;0;SUM([.E146:.F146]);&quot;&quot;)" office:value-type="float" office:value="9.537" calcext:value-type="float">
            <text:p>9.537</text:p>
          </table:table-cell>
          <table:table-cell table:style-name="ce27" table:formula="of:=IF(SUM([.G146:.H146])&lt;&gt;0;SUM([.G146:.H146]);&quot;&quot;)" office:value-type="float" office:value="835.439" calcext:value-type="float">
            <text:p>835.439</text:p>
          </table:table-cell>
          <table:table-cell table:number-columns-repeated="9"/>
          <table:table-cell office:value-type="string" calcext:value-type="string">
            <text:p>mathQuizGame14.json</text:p>
          </table:table-cell>
          <table:table-cell office:value-type="float" office:value="4.852" calcext:value-type="float">
            <text:p>4.852</text:p>
          </table:table-cell>
          <table:table-cell office:value-type="float" office:value="1.057" calcext:value-type="float">
            <text:p>1.057</text:p>
          </table:table-cell>
          <table:table-cell table:style-name="ce3" office:value-type="string" calcext:value-type="string">
            <text:p>mathQuizGame14.smt2</text:p>
          </table:table-cell>
          <table:table-cell table:style-name="ce3" office:value-type="float" office:value="7.705" calcext:value-type="float">
            <text:p>7.705</text:p>
          </table:table-cell>
          <table:table-cell table:style-name="ce3" office:value-type="float" office:value="1.029" calcext:value-type="float">
            <text:p>1.029</text:p>
          </table:table-cell>
          <table:table-cell office:value-type="string" calcext:value-type="string">
            <text:p>mathQuizGame14.smt2</text:p>
          </table:table-cell>
          <table:table-cell office:value-type="float" office:value="101.488" calcext:value-type="float">
            <text:p>101.488</text:p>
          </table:table-cell>
          <table:table-cell office:value-type="float" office:value="0.683" calcext:value-type="float">
            <text:p>0.683</text:p>
          </table:table-cell>
          <table:table-cell table:style-name="ce38" table:formula="of:=IF(SUM([.V146:.W146])&lt;&gt;0;SUM([.V146:.W146]);&quot;&quot;)" office:value-type="float" office:value="5.909" calcext:value-type="float">
            <text:p>5.909</text:p>
          </table:table-cell>
          <table:table-cell table:style-name="ce38" table:formula="of:=IF(SUM([.Y146:.Z146])&lt;&gt;0;SUM([.Y146:.Z146]);&quot;&quot;)" office:value-type="float" office:value="8.734" calcext:value-type="float">
            <text:p>8.734</text:p>
          </table:table-cell>
          <table:table-cell table:style-name="ce38" table:formula="of:=IF(SUM([.AB146:.AC146])&lt;&gt;0;SUM([.AB146:.AC146]);&quot;&quot;)" office:value-type="float" office:value="102.171" calcext:value-type="float">
            <text:p>102.17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14.json</text:p>
          </table:table-cell>
          <table:table-cell office:value-type="float" office:value="4.213" calcext:value-type="float">
            <text:p>4.213</text:p>
          </table:table-cell>
          <table:table-cell office:value-type="float" office:value="0.93" calcext:value-type="float">
            <text:p>0.93</text:p>
          </table:table-cell>
          <table:table-cell office:value-type="float" office:value="7.455" calcext:value-type="float">
            <text:p>7.455</text:p>
          </table:table-cell>
          <table:table-cell office:value-type="float" office:value="1.153" calcext:value-type="float">
            <text:p>1.153</text:p>
          </table:table-cell>
          <table:table-cell office:value-type="float" office:value="99.292" calcext:value-type="float">
            <text:p>99.292</text:p>
          </table:table-cell>
          <table:table-cell office:value-type="float" office:value="0.713" calcext:value-type="float">
            <text:p>0.713</text:p>
          </table:table-cell>
          <table:table-cell table:style-name="ce27" table:formula="of:=IF(SUM([.C147:.D147])&lt;&gt;0;SUM([.C147:.D147]);&quot;&quot;)" office:value-type="float" office:value="5.143" calcext:value-type="float">
            <text:p>5.143</text:p>
          </table:table-cell>
          <table:table-cell table:style-name="ce27" table:formula="of:=IF(SUM([.E147:.F147])&lt;&gt;0;SUM([.E147:.F147]);&quot;&quot;)" office:value-type="float" office:value="8.608" calcext:value-type="float">
            <text:p>8.608</text:p>
          </table:table-cell>
          <table:table-cell table:style-name="ce27" table:formula="of:=IF(SUM([.G147:.H147])&lt;&gt;0;SUM([.G147:.H147]);&quot;&quot;)" office:value-type="float" office:value="100.005" calcext:value-type="float">
            <text:p>100.005</text:p>
          </table:table-cell>
          <table:table-cell table:number-columns-repeated="9"/>
          <table:table-cell office:value-type="string" calcext:value-type="string">
            <text:p>mathQuizGame15.json</text:p>
          </table:table-cell>
          <table:table-cell office:value-type="float" office:value="8.787" calcext:value-type="float">
            <text:p>8.787</text:p>
          </table:table-cell>
          <table:table-cell office:value-type="float" office:value="1.429" calcext:value-type="float">
            <text:p>1.429</text:p>
          </table:table-cell>
          <table:table-cell table:style-name="ce3" office:value-type="string" calcext:value-type="string">
            <text:p>mathQuizGame15.smt2</text:p>
          </table:table-cell>
          <table:table-cell table:style-name="ce3" office:value-type="float" office:value="8.307" calcext:value-type="float">
            <text:p>8.307</text:p>
          </table:table-cell>
          <table:table-cell table:style-name="ce3" office:value-type="float" office:value="1.325" calcext:value-type="float">
            <text:p>1.325</text:p>
          </table:table-cell>
          <table:table-cell office:value-type="string" calcext:value-type="string">
            <text:p>mathQuizGame15.smt2</text:p>
          </table:table-cell>
          <table:table-cell office:value-type="float" office:value="964.905" calcext:value-type="float">
            <text:p>964.905</text:p>
          </table:table-cell>
          <table:table-cell office:value-type="float" office:value="2.526" calcext:value-type="float">
            <text:p>2.526</text:p>
          </table:table-cell>
          <table:table-cell table:style-name="ce38" table:formula="of:=IF(SUM([.V147:.W147])&lt;&gt;0;SUM([.V147:.W147]);&quot;&quot;)" office:value-type="float" office:value="10.216" calcext:value-type="float">
            <text:p>10.216</text:p>
          </table:table-cell>
          <table:table-cell table:style-name="ce38" table:formula="of:=IF(SUM([.Y147:.Z147])&lt;&gt;0;SUM([.Y147:.Z147]);&quot;&quot;)" office:value-type="float" office:value="9.632" calcext:value-type="float">
            <text:p>9.632</text:p>
          </table:table-cell>
          <table:table-cell table:style-name="ce38" table:formula="of:=IF(SUM([.AB147:.AC147])&lt;&gt;0;SUM([.AB147:.AC147]);&quot;&quot;)" office:value-type="float" office:value="967.431" calcext:value-type="float">
            <text:p>967.431</text:p>
          </table:table-cell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mathQuizGame15.json</text:p>
          </table:table-cell>
          <table:table-cell office:value-type="float" office:value="7.989" calcext:value-type="float">
            <text:p>7.989</text:p>
          </table:table-cell>
          <table:table-cell office:value-type="float" office:value="1.382" calcext:value-type="float">
            <text:p>1.382</text:p>
          </table:table-cell>
          <table:table-cell office:value-type="float" office:value="7.795" calcext:value-type="float">
            <text:p>7.795</text:p>
          </table:table-cell>
          <table:table-cell office:value-type="float" office:value="1.222" calcext:value-type="float">
            <text:p>1.222</text:p>
          </table:table-cell>
          <table:table-cell office:value-type="float" office:value="974.581" calcext:value-type="float">
            <text:p>974.581</text:p>
          </table:table-cell>
          <table:table-cell office:value-type="float" office:value="2.682" calcext:value-type="float">
            <text:p>2.682</text:p>
          </table:table-cell>
          <table:table-cell table:style-name="ce27" table:formula="of:=IF(SUM([.C148:.D148])&lt;&gt;0;SUM([.C148:.D148]);&quot;&quot;)" office:value-type="float" office:value="9.371" calcext:value-type="float">
            <text:p>9.371</text:p>
          </table:table-cell>
          <table:table-cell table:style-name="ce27" table:formula="of:=IF(SUM([.E148:.F148])&lt;&gt;0;SUM([.E148:.F148]);&quot;&quot;)" office:value-type="float" office:value="9.017" calcext:value-type="float">
            <text:p>9.017</text:p>
          </table:table-cell>
          <table:table-cell table:style-name="ce27" table:formula="of:=IF(SUM([.G148:.H148])&lt;&gt;0;SUM([.G148:.H148]);&quot;&quot;)" office:value-type="float" office:value="977.263" calcext:value-type="float">
            <text:p>977.263</text:p>
          </table:table-cell>
          <table:table-cell table:number-columns-repeated="9"/>
          <table:table-cell office:value-type="string" calcext:value-type="string">
            <text:p>mathQuizGame16.json</text:p>
          </table:table-cell>
          <table:table-cell office:value-type="float" office:value="3.726" calcext:value-type="float">
            <text:p>3.726</text:p>
          </table:table-cell>
          <table:table-cell office:value-type="float" office:value="0.811" calcext:value-type="float">
            <text:p>0.811</text:p>
          </table:table-cell>
          <table:table-cell table:style-name="ce3" office:value-type="string" calcext:value-type="string">
            <text:p>mathQuizGame16.smt2</text:p>
          </table:table-cell>
          <table:table-cell table:style-name="ce3" office:value-type="float" office:value="7.896" calcext:value-type="float">
            <text:p>7.896</text:p>
          </table:table-cell>
          <table:table-cell table:style-name="ce3" office:value-type="float" office:value="1.141" calcext:value-type="float">
            <text:p>1.141</text:p>
          </table:table-cell>
          <table:table-cell office:value-type="string" calcext:value-type="string">
            <text:p>mathQuizGame1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48:.W148])&lt;&gt;0;SUM([.V148:.W148]);&quot;&quot;)" office:value-type="float" office:value="4.537" calcext:value-type="float">
            <text:p>4.537</text:p>
          </table:table-cell>
          <table:table-cell table:style-name="ce38" table:formula="of:=IF(SUM([.Y148:.Z148])&lt;&gt;0;SUM([.Y148:.Z148]);&quot;&quot;)" office:value-type="float" office:value="9.037" calcext:value-type="float">
            <text:p>9.037</text:p>
          </table:table-cell>
          <table:table-cell table:style-name="ce38" table:formula="of:=IF(SUM([.AB148:.AC148])&lt;&gt;0;SUM([.AB148:.AC148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16.json</text:p>
          </table:table-cell>
          <table:table-cell office:value-type="float" office:value="4.605" calcext:value-type="float">
            <text:p>4.605</text:p>
          </table:table-cell>
          <table:table-cell office:value-type="float" office:value="0.992" calcext:value-type="float">
            <text:p>0.992</text:p>
          </table:table-cell>
          <table:table-cell office:value-type="float" office:value="7.689" calcext:value-type="float">
            <text:p>7.689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49:.D149])&lt;&gt;0;SUM([.C149:.D149]);&quot;&quot;)" office:value-type="float" office:value="5.597" calcext:value-type="float">
            <text:p>5.597</text:p>
          </table:table-cell>
          <table:table-cell table:style-name="ce27" table:formula="of:=IF(SUM([.E149:.F149])&lt;&gt;0;SUM([.E149:.F149]);&quot;&quot;)" office:value-type="float" office:value="8.959" calcext:value-type="float">
            <text:p>8.959</text:p>
          </table:table-cell>
          <table:table-cell table:style-name="ce27" table:formula="of:=IF(SUM([.G149:.H149])&lt;&gt;0;SUM([.G149:.H149]);&quot;&quot;)">
            <text:p/>
          </table:table-cell>
          <table:table-cell table:number-columns-repeated="9"/>
          <table:table-cell office:value-type="string" calcext:value-type="string">
            <text:p>mathQuizGame17.json</text:p>
          </table:table-cell>
          <table:table-cell office:value-type="float" office:value="6.733" calcext:value-type="float">
            <text:p>6.733</text:p>
          </table:table-cell>
          <table:table-cell office:value-type="float" office:value="1.267" calcext:value-type="float">
            <text:p>1.267</text:p>
          </table:table-cell>
          <table:table-cell office:value-type="string" calcext:value-type="string">
            <text:p>mathQuizGame17.smt2</text:p>
          </table:table-cell>
          <table:table-cell office:value-type="float" office:value="7.913" calcext:value-type="float">
            <text:p>7.913</text:p>
          </table:table-cell>
          <table:table-cell office:value-type="float" office:value="1.221" calcext:value-type="float">
            <text:p>1.221</text:p>
          </table:table-cell>
          <table:table-cell office:value-type="string" calcext:value-type="string">
            <text:p>mathQuizGame17.smt2</text:p>
          </table:table-cell>
          <table:table-cell office:value-type="float" office:value="266.317" calcext:value-type="float">
            <text:p>266.317</text:p>
          </table:table-cell>
          <table:table-cell office:value-type="float" office:value="1.005" calcext:value-type="float">
            <text:p>1.005</text:p>
          </table:table-cell>
          <table:table-cell table:style-name="ce38" table:formula="of:=IF(SUM([.V149:.W149])&lt;&gt;0;SUM([.V149:.W149]);&quot;&quot;)" office:value-type="float" office:value="8" calcext:value-type="float">
            <text:p>8</text:p>
          </table:table-cell>
          <table:table-cell table:style-name="ce38" table:formula="of:=IF(SUM([.Y149:.Z149])&lt;&gt;0;SUM([.Y149:.Z149]);&quot;&quot;)" office:value-type="float" office:value="9.134" calcext:value-type="float">
            <text:p>9.134</text:p>
          </table:table-cell>
          <table:table-cell table:style-name="ce38" table:formula="of:=IF(SUM([.AB149:.AC149])&lt;&gt;0;SUM([.AB149:.AC149]);&quot;&quot;)" office:value-type="float" office:value="267.322" calcext:value-type="float">
            <text:p>267.322</text:p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17.json</text:p>
          </table:table-cell>
          <table:table-cell office:value-type="float" office:value="7.657" calcext:value-type="float">
            <text:p>7.657</text:p>
          </table:table-cell>
          <table:table-cell office:value-type="float" office:value="1.265" calcext:value-type="float">
            <text:p>1.265</text:p>
          </table:table-cell>
          <table:table-cell office:value-type="float" office:value="7.38" calcext:value-type="float">
            <text:p>7.38</text:p>
          </table:table-cell>
          <table:table-cell office:value-type="float" office:value="1.135" calcext:value-type="float">
            <text:p>1.135</text:p>
          </table:table-cell>
          <table:table-cell office:value-type="float" office:value="266.442" calcext:value-type="float">
            <text:p>266.442</text:p>
          </table:table-cell>
          <table:table-cell office:value-type="float" office:value="1.004" calcext:value-type="float">
            <text:p>1.004</text:p>
          </table:table-cell>
          <table:table-cell table:style-name="ce27" table:formula="of:=IF(SUM([.C150:.D150])&lt;&gt;0;SUM([.C150:.D150]);&quot;&quot;)" office:value-type="float" office:value="8.922" calcext:value-type="float">
            <text:p>8.922</text:p>
          </table:table-cell>
          <table:table-cell table:style-name="ce27" table:formula="of:=IF(SUM([.E150:.F150])&lt;&gt;0;SUM([.E150:.F150]);&quot;&quot;)" office:value-type="float" office:value="8.515" calcext:value-type="float">
            <text:p>8.515</text:p>
          </table:table-cell>
          <table:table-cell table:style-name="ce27" table:formula="of:=IF(SUM([.G150:.H150])&lt;&gt;0;SUM([.G150:.H150]);&quot;&quot;)" office:value-type="float" office:value="267.446" calcext:value-type="float">
            <text:p>267.446</text:p>
          </table:table-cell>
          <table:table-cell table:number-columns-repeated="9"/>
          <table:table-cell office:value-type="string" calcext:value-type="string">
            <text:p>mathQuizGame19.json</text:p>
          </table:table-cell>
          <table:table-cell office:value-type="float" office:value="4.865" calcext:value-type="float">
            <text:p>4.865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mathQuizGame19.smt2</text:p>
          </table:table-cell>
          <table:table-cell office:value-type="float" office:value="8.089" calcext:value-type="float">
            <text:p>8.089</text:p>
          </table:table-cell>
          <table:table-cell office:value-type="float" office:value="1.185" calcext:value-type="float">
            <text:p>1.185</text:p>
          </table:table-cell>
          <table:table-cell office:value-type="string" calcext:value-type="string">
            <text:p>mathQuizGame19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0:.W150])&lt;&gt;0;SUM([.V150:.W150]);&quot;&quot;)" office:value-type="float" office:value="5.885" calcext:value-type="float">
            <text:p>5.885</text:p>
          </table:table-cell>
          <table:table-cell table:style-name="ce38" table:formula="of:=IF(SUM([.Y150:.Z150])&lt;&gt;0;SUM([.Y150:.Z150]);&quot;&quot;)" office:value-type="float" office:value="9.274" calcext:value-type="float">
            <text:p>9.274</text:p>
          </table:table-cell>
          <table:table-cell table:style-name="ce38" table:formula="of:=IF(SUM([.AB150:.AC150])&lt;&gt;0;SUM([.AB150:.AC150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19.json</text:p>
          </table:table-cell>
          <table:table-cell office:value-type="float" office:value="5.07" calcext:value-type="float">
            <text:p>5.07</text:p>
          </table:table-cell>
          <table:table-cell office:value-type="float" office:value="1.055" calcext:value-type="float">
            <text:p>1.055</text:p>
          </table:table-cell>
          <table:table-cell office:value-type="float" office:value="8.221" calcext:value-type="float">
            <text:p>8.221</text:p>
          </table:table-cell>
          <table:table-cell office:value-type="float" office:value="1.223" calcext:value-type="float">
            <text:p>1.2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1:.D151])&lt;&gt;0;SUM([.C151:.D151]);&quot;&quot;)" office:value-type="float" office:value="6.125" calcext:value-type="float">
            <text:p>6.125</text:p>
          </table:table-cell>
          <table:table-cell table:style-name="ce27" table:formula="of:=IF(SUM([.E151:.F151])&lt;&gt;0;SUM([.E151:.F151]);&quot;&quot;)" office:value-type="float" office:value="9.444" calcext:value-type="float">
            <text:p>9.444</text:p>
          </table:table-cell>
          <table:table-cell table:style-name="ce27" table:formula="of:=IF(SUM([.G151:.H151])&lt;&gt;0;SUM([.G151:.H151]);&quot;&quot;)">
            <text:p/>
          </table:table-cell>
          <table:table-cell table:number-columns-repeated="9"/>
          <table:table-cell office:value-type="string" calcext:value-type="string">
            <text:p>mathQuizGame20.json</text:p>
          </table:table-cell>
          <table:table-cell office:value-type="float" office:value="10.404" calcext:value-type="float">
            <text:p>10.404</text:p>
          </table:table-cell>
          <table:table-cell office:value-type="float" office:value="1.444" calcext:value-type="float">
            <text:p>1.444</text:p>
          </table:table-cell>
          <table:table-cell office:value-type="string" calcext:value-type="string">
            <text:p>mathQuizGame20.smt2</text:p>
          </table:table-cell>
          <table:table-cell office:value-type="float" office:value="8.102" calcext:value-type="float">
            <text:p>8.102</text:p>
          </table:table-cell>
          <table:table-cell office:value-type="float" office:value="1.233" calcext:value-type="float">
            <text:p>1.233</text:p>
          </table:table-cell>
          <table:table-cell office:value-type="string" calcext:value-type="string">
            <text:p>mathQuizGame2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1:.W151])&lt;&gt;0;SUM([.V151:.W151]);&quot;&quot;)" office:value-type="float" office:value="11.848" calcext:value-type="float">
            <text:p>11.848</text:p>
          </table:table-cell>
          <table:table-cell table:style-name="ce38" table:formula="of:=IF(SUM([.Y151:.Z151])&lt;&gt;0;SUM([.Y151:.Z151]);&quot;&quot;)" office:value-type="float" office:value="9.335" calcext:value-type="float">
            <text:p>9.335</text:p>
          </table:table-cell>
          <table:table-cell table:style-name="ce38" table:formula="of:=IF(SUM([.AB151:.AC151])&lt;&gt;0;SUM([.AB151:.AC151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0.json</text:p>
          </table:table-cell>
          <table:table-cell office:value-type="float" office:value="11.162" calcext:value-type="float">
            <text:p>11.162</text:p>
          </table:table-cell>
          <table:table-cell office:value-type="float" office:value="1.499" calcext:value-type="float">
            <text:p>1.499</text:p>
          </table:table-cell>
          <table:table-cell office:value-type="float" office:value="8.363" calcext:value-type="float">
            <text:p>8.363</text:p>
          </table:table-cell>
          <table:table-cell office:value-type="float" office:value="1.35" calcext:value-type="float">
            <text:p>1.3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2:.D152])&lt;&gt;0;SUM([.C152:.D152]);&quot;&quot;)" office:value-type="float" office:value="12.661" calcext:value-type="float">
            <text:p>12.661</text:p>
          </table:table-cell>
          <table:table-cell table:style-name="ce27" table:formula="of:=IF(SUM([.E152:.F152])&lt;&gt;0;SUM([.E152:.F152]);&quot;&quot;)" office:value-type="float" office:value="9.713" calcext:value-type="float">
            <text:p>9.713</text:p>
          </table:table-cell>
          <table:table-cell table:style-name="ce27" table:formula="of:=IF(SUM([.G152:.H152])&lt;&gt;0;SUM([.G152:.H152]);&quot;&quot;)">
            <text:p/>
          </table:table-cell>
          <table:table-cell table:number-columns-repeated="9"/>
          <table:table-cell office:value-type="string" calcext:value-type="string">
            <text:p>mathQuizGame21.json</text:p>
          </table:table-cell>
          <table:table-cell office:value-type="float" office:value="4.673" calcext:value-type="float">
            <text:p>4.673</text:p>
          </table:table-cell>
          <table:table-cell office:value-type="float" office:value="1.006" calcext:value-type="float">
            <text:p>1.006</text:p>
          </table:table-cell>
          <table:table-cell office:value-type="string" calcext:value-type="string">
            <text:p>mathQuizGame21.smt2</text:p>
          </table:table-cell>
          <table:table-cell office:value-type="float" office:value="8.382" calcext:value-type="float">
            <text:p>8.382</text:p>
          </table:table-cell>
          <table:table-cell office:value-type="float" office:value="1.297" calcext:value-type="float">
            <text:p>1.297</text:p>
          </table:table-cell>
          <table:table-cell office:value-type="string" calcext:value-type="string">
            <text:p>mathQuizGame21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2:.W152])&lt;&gt;0;SUM([.V152:.W152]);&quot;&quot;)" office:value-type="float" office:value="5.679" calcext:value-type="float">
            <text:p>5.679</text:p>
          </table:table-cell>
          <table:table-cell table:style-name="ce38" table:formula="of:=IF(SUM([.Y152:.Z152])&lt;&gt;0;SUM([.Y152:.Z152]);&quot;&quot;)" office:value-type="float" office:value="9.679" calcext:value-type="float">
            <text:p>9.679</text:p>
          </table:table-cell>
          <table:table-cell table:style-name="ce38" table:formula="of:=IF(SUM([.AB152:.AC152])&lt;&gt;0;SUM([.AB152:.AC152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1.json</text:p>
          </table:table-cell>
          <table:table-cell office:value-type="float" office:value="4.91" calcext:value-type="float">
            <text:p>4.91</text:p>
          </table:table-cell>
          <table:table-cell office:value-type="float" office:value="1.059" calcext:value-type="float">
            <text:p>1.059</text:p>
          </table:table-cell>
          <table:table-cell office:value-type="float" office:value="7.742" calcext:value-type="float">
            <text:p>7.742</text:p>
          </table:table-cell>
          <table:table-cell office:value-type="float" office:value="1.095" calcext:value-type="float">
            <text:p>1.09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3:.D153])&lt;&gt;0;SUM([.C153:.D153]);&quot;&quot;)" office:value-type="float" office:value="5.969" calcext:value-type="float">
            <text:p>5.969</text:p>
          </table:table-cell>
          <table:table-cell table:style-name="ce27" table:formula="of:=IF(SUM([.E153:.F153])&lt;&gt;0;SUM([.E153:.F153]);&quot;&quot;)" office:value-type="float" office:value="8.837" calcext:value-type="float">
            <text:p>8.837</text:p>
          </table:table-cell>
          <table:table-cell table:style-name="ce27" table:formula="of:=IF(SUM([.G153:.H153])&lt;&gt;0;SUM([.G153:.H153]);&quot;&quot;)">
            <text:p/>
          </table:table-cell>
          <table:table-cell table:number-columns-repeated="9"/>
          <table:table-cell office:value-type="string" calcext:value-type="string">
            <text:p>mathQuizGame22.json</text:p>
          </table:table-cell>
          <table:table-cell office:value-type="float" office:value="7.814" calcext:value-type="float">
            <text:p>7.814</text:p>
          </table:table-cell>
          <table:table-cell office:value-type="float" office:value="1.477" calcext:value-type="float">
            <text:p>1.477</text:p>
          </table:table-cell>
          <table:table-cell office:value-type="string" calcext:value-type="string">
            <text:p>mathQuizGame22.smt2</text:p>
          </table:table-cell>
          <table:table-cell office:value-type="float" office:value="7.444" calcext:value-type="float">
            <text:p>7.444</text:p>
          </table:table-cell>
          <table:table-cell office:value-type="float" office:value="1.266" calcext:value-type="float">
            <text:p>1.266</text:p>
          </table:table-cell>
          <table:table-cell office:value-type="string" calcext:value-type="string">
            <text:p>mathQuizGame22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3:.W153])&lt;&gt;0;SUM([.V153:.W153]);&quot;&quot;)" office:value-type="float" office:value="9.291" calcext:value-type="float">
            <text:p>9.291</text:p>
          </table:table-cell>
          <table:table-cell table:style-name="ce38" table:formula="of:=IF(SUM([.Y153:.Z153])&lt;&gt;0;SUM([.Y153:.Z153]);&quot;&quot;)" office:value-type="float" office:value="8.71" calcext:value-type="float">
            <text:p>8.71</text:p>
          </table:table-cell>
          <table:table-cell table:style-name="ce38" table:formula="of:=IF(SUM([.AB153:.AC153])&lt;&gt;0;SUM([.AB153:.AC153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2.json</text:p>
          </table:table-cell>
          <table:table-cell office:value-type="float" office:value="6.958" calcext:value-type="float">
            <text:p>6.958</text:p>
          </table:table-cell>
          <table:table-cell office:value-type="float" office:value="1.56" calcext:value-type="float">
            <text:p>1.56</text:p>
          </table:table-cell>
          <table:table-cell office:value-type="float" office:value="7.599" calcext:value-type="float">
            <text:p>7.599</text:p>
          </table:table-cell>
          <table:table-cell office:value-type="float" office:value="1.075" calcext:value-type="float">
            <text:p>1.07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4:.D154])&lt;&gt;0;SUM([.C154:.D154]);&quot;&quot;)" office:value-type="float" office:value="8.518" calcext:value-type="float">
            <text:p>8.518</text:p>
          </table:table-cell>
          <table:table-cell table:style-name="ce27" table:formula="of:=IF(SUM([.E154:.F154])&lt;&gt;0;SUM([.E154:.F154]);&quot;&quot;)" office:value-type="float" office:value="8.674" calcext:value-type="float">
            <text:p>8.674</text:p>
          </table:table-cell>
          <table:table-cell table:style-name="ce27" table:formula="of:=IF(SUM([.G154:.H154])&lt;&gt;0;SUM([.G154:.H154]);&quot;&quot;)">
            <text:p/>
          </table:table-cell>
          <table:table-cell table:number-columns-repeated="9"/>
          <table:table-cell office:value-type="string" calcext:value-type="string">
            <text:p>mathQuizGame23.json</text:p>
          </table:table-cell>
          <table:table-cell office:value-type="float" office:value="4.553" calcext:value-type="float">
            <text:p>4.553</text:p>
          </table:table-cell>
          <table:table-cell office:value-type="float" office:value="0.883" calcext:value-type="float">
            <text:p>0.883</text:p>
          </table:table-cell>
          <table:table-cell office:value-type="string" calcext:value-type="string">
            <text:p>mathQuizGame23.smt2</text:p>
          </table:table-cell>
          <table:table-cell office:value-type="float" office:value="7.77" calcext:value-type="float">
            <text:p>7.77</text:p>
          </table:table-cell>
          <table:table-cell office:value-type="float" office:value="1.048" calcext:value-type="float">
            <text:p>1.048</text:p>
          </table:table-cell>
          <table:table-cell office:value-type="string" calcext:value-type="string">
            <text:p>mathQuizGame23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4:.W154])&lt;&gt;0;SUM([.V154:.W154]);&quot;&quot;)" office:value-type="float" office:value="5.436" calcext:value-type="float">
            <text:p>5.436</text:p>
          </table:table-cell>
          <table:table-cell table:style-name="ce38" table:formula="of:=IF(SUM([.Y154:.Z154])&lt;&gt;0;SUM([.Y154:.Z154]);&quot;&quot;)" office:value-type="float" office:value="8.818" calcext:value-type="float">
            <text:p>8.818</text:p>
          </table:table-cell>
          <table:table-cell table:style-name="ce38" table:formula="of:=IF(SUM([.AB154:.AC154])&lt;&gt;0;SUM([.AB154:.AC154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3.json</text:p>
          </table:table-cell>
          <table:table-cell office:value-type="float" office:value="4.62" calcext:value-type="float">
            <text:p>4.62</text:p>
          </table:table-cell>
          <table:table-cell office:value-type="float" office:value="1.073" calcext:value-type="float">
            <text:p>1.073</text:p>
          </table:table-cell>
          <table:table-cell office:value-type="float" office:value="8.468" calcext:value-type="float">
            <text:p>8.468</text:p>
          </table:table-cell>
          <table:table-cell office:value-type="float" office:value="1.309" calcext:value-type="float">
            <text:p>1.3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5:.D155])&lt;&gt;0;SUM([.C155:.D155]);&quot;&quot;)" office:value-type="float" office:value="5.693" calcext:value-type="float">
            <text:p>5.693</text:p>
          </table:table-cell>
          <table:table-cell table:style-name="ce27" table:formula="of:=IF(SUM([.E155:.F155])&lt;&gt;0;SUM([.E155:.F155]);&quot;&quot;)" office:value-type="float" office:value="9.777" calcext:value-type="float">
            <text:p>9.777</text:p>
          </table:table-cell>
          <table:table-cell table:style-name="ce27" table:formula="of:=IF(SUM([.G155:.H155])&lt;&gt;0;SUM([.G155:.H155]);&quot;&quot;)">
            <text:p/>
          </table:table-cell>
          <table:table-cell table:number-columns-repeated="9"/>
          <table:table-cell office:value-type="string" calcext:value-type="string">
            <text:p>mathQuizGame24.json</text:p>
          </table:table-cell>
          <table:table-cell office:value-type="float" office:value="8.085" calcext:value-type="float">
            <text:p>8.085</text:p>
          </table:table-cell>
          <table:table-cell office:value-type="float" office:value="1.353" calcext:value-type="float">
            <text:p>1.353</text:p>
          </table:table-cell>
          <table:table-cell office:value-type="string" calcext:value-type="string">
            <text:p>mathQuizGame24.smt2</text:p>
          </table:table-cell>
          <table:table-cell office:value-type="float" office:value="7.698" calcext:value-type="float">
            <text:p>7.698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mathQuizGame24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5:.W155])&lt;&gt;0;SUM([.V155:.W155]);&quot;&quot;)" office:value-type="float" office:value="9.438" calcext:value-type="float">
            <text:p>9.438</text:p>
          </table:table-cell>
          <table:table-cell table:style-name="ce38" table:formula="of:=IF(SUM([.Y155:.Z155])&lt;&gt;0;SUM([.Y155:.Z155]);&quot;&quot;)" office:value-type="float" office:value="8.985" calcext:value-type="float">
            <text:p>8.985</text:p>
          </table:table-cell>
          <table:table-cell table:style-name="ce38" table:formula="of:=IF(SUM([.AB155:.AC155])&lt;&gt;0;SUM([.AB155:.AC155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4.json</text:p>
          </table:table-cell>
          <table:table-cell office:value-type="float" office:value="8.905" calcext:value-type="float">
            <text:p>8.905</text:p>
          </table:table-cell>
          <table:table-cell office:value-type="float" office:value="1.378" calcext:value-type="float">
            <text:p>1.378</text:p>
          </table:table-cell>
          <table:table-cell office:value-type="float" office:value="7.541" calcext:value-type="float">
            <text:p>7.541</text:p>
          </table:table-cell>
          <table:table-cell office:value-type="float" office:value="1.17" calcext:value-type="float">
            <text:p>1.1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6:.D156])&lt;&gt;0;SUM([.C156:.D156]);&quot;&quot;)" office:value-type="float" office:value="10.283" calcext:value-type="float">
            <text:p>10.283</text:p>
          </table:table-cell>
          <table:table-cell table:style-name="ce27" table:formula="of:=IF(SUM([.E156:.F156])&lt;&gt;0;SUM([.E156:.F156]);&quot;&quot;)" office:value-type="float" office:value="8.711" calcext:value-type="float">
            <text:p>8.711</text:p>
          </table:table-cell>
          <table:table-cell table:style-name="ce27" table:formula="of:=IF(SUM([.G156:.H156])&lt;&gt;0;SUM([.G156:.H156]);&quot;&quot;)">
            <text:p/>
          </table:table-cell>
          <table:table-cell table:number-columns-repeated="9"/>
          <table:table-cell office:value-type="string" calcext:value-type="string">
            <text:p>mathQuizGame26.json</text:p>
          </table:table-cell>
          <table:table-cell office:value-type="float" office:value="5.463" calcext:value-type="float">
            <text:p>5.463</text:p>
          </table:table-cell>
          <table:table-cell office:value-type="float" office:value="1.113" calcext:value-type="float">
            <text:p>1.113</text:p>
          </table:table-cell>
          <table:table-cell office:value-type="string" calcext:value-type="string">
            <text:p>mathQuizGame26.smt2</text:p>
          </table:table-cell>
          <table:table-cell office:value-type="float" office:value="7.592" calcext:value-type="float">
            <text:p>7.592</text:p>
          </table:table-cell>
          <table:table-cell office:value-type="float" office:value="1.094" calcext:value-type="float">
            <text:p>1.094</text:p>
          </table:table-cell>
          <table:table-cell office:value-type="string" calcext:value-type="string">
            <text:p>mathQuizGame26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6:.W156])&lt;&gt;0;SUM([.V156:.W156]);&quot;&quot;)" office:value-type="float" office:value="6.576" calcext:value-type="float">
            <text:p>6.576</text:p>
          </table:table-cell>
          <table:table-cell table:style-name="ce38" table:formula="of:=IF(SUM([.Y156:.Z156])&lt;&gt;0;SUM([.Y156:.Z156]);&quot;&quot;)" office:value-type="float" office:value="8.686" calcext:value-type="float">
            <text:p>8.686</text:p>
          </table:table-cell>
          <table:table-cell table:style-name="ce38" table:formula="of:=IF(SUM([.AB156:.AC156])&lt;&gt;0;SUM([.AB156:.AC156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6.json</text:p>
          </table:table-cell>
          <table:table-cell office:value-type="float" office:value="5.347" calcext:value-type="float">
            <text:p>5.347</text:p>
          </table:table-cell>
          <table:table-cell office:value-type="float" office:value="1.094" calcext:value-type="float">
            <text:p>1.094</text:p>
          </table:table-cell>
          <table:table-cell office:value-type="float" office:value="7.93" calcext:value-type="float">
            <text:p>7.93</text:p>
          </table:table-cell>
          <table:table-cell office:value-type="float" office:value="1.206" calcext:value-type="float">
            <text:p>1.2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7:.D157])&lt;&gt;0;SUM([.C157:.D157]);&quot;&quot;)" office:value-type="float" office:value="6.441" calcext:value-type="float">
            <text:p>6.441</text:p>
          </table:table-cell>
          <table:table-cell table:style-name="ce27" table:formula="of:=IF(SUM([.E157:.F157])&lt;&gt;0;SUM([.E157:.F157]);&quot;&quot;)" office:value-type="float" office:value="9.136" calcext:value-type="float">
            <text:p>9.136</text:p>
          </table:table-cell>
          <table:table-cell table:style-name="ce27" table:formula="of:=IF(SUM([.G157:.H157])&lt;&gt;0;SUM([.G157:.H157]);&quot;&quot;)">
            <text:p/>
          </table:table-cell>
          <table:table-cell table:number-columns-repeated="9"/>
          <table:table-cell office:value-type="string" calcext:value-type="string">
            <text:p>mathQuizGame27.json</text:p>
          </table:table-cell>
          <table:table-cell office:value-type="float" office:value="10.488" calcext:value-type="float">
            <text:p>10.488</text:p>
          </table:table-cell>
          <table:table-cell office:value-type="float" office:value="1.755" calcext:value-type="float">
            <text:p>1.755</text:p>
          </table:table-cell>
          <table:table-cell office:value-type="string" calcext:value-type="string">
            <text:p>mathQuizGame27.smt2</text:p>
          </table:table-cell>
          <table:table-cell office:value-type="float" office:value="8.314" calcext:value-type="float">
            <text:p>8.314</text:p>
          </table:table-cell>
          <table:table-cell office:value-type="float" office:value="1.278" calcext:value-type="float">
            <text:p>1.278</text:p>
          </table:table-cell>
          <table:table-cell office:value-type="string" calcext:value-type="string">
            <text:p>mathQuizGame27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7:.W157])&lt;&gt;0;SUM([.V157:.W157]);&quot;&quot;)" office:value-type="float" office:value="12.243" calcext:value-type="float">
            <text:p>12.243</text:p>
          </table:table-cell>
          <table:table-cell table:style-name="ce38" table:formula="of:=IF(SUM([.Y157:.Z157])&lt;&gt;0;SUM([.Y157:.Z157]);&quot;&quot;)" office:value-type="float" office:value="9.592" calcext:value-type="float">
            <text:p>9.592</text:p>
          </table:table-cell>
          <table:table-cell table:style-name="ce38" table:formula="of:=IF(SUM([.AB157:.AC157])&lt;&gt;0;SUM([.AB157:.AC157]);&quot;&quot;)">
            <text:p/>
          </table:table-cell>
          <table:table-cell table:number-columns-repeated="992"/>
        </table:table-row>
        <table:table-row table:style-name="ro3">
          <table:table-cell/>
          <table:table-cell table:style-name="ce18" office:value-type="string" calcext:value-type="string">
            <text:p>mathQuizGame27.json</text:p>
          </table:table-cell>
          <table:table-cell office:value-type="float" office:value="10.425" calcext:value-type="float">
            <text:p>10.425</text:p>
          </table:table-cell>
          <table:table-cell office:value-type="float" office:value="1.774" calcext:value-type="float">
            <text:p>1.774</text:p>
          </table:table-cell>
          <table:table-cell office:value-type="float" office:value="8.414" calcext:value-type="float">
            <text:p>8.414</text:p>
          </table:table-cell>
          <table:table-cell office:value-type="float" office:value="1.27" calcext:value-type="float">
            <text:p>1.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8:.D158])&lt;&gt;0;SUM([.C158:.D158]);&quot;&quot;)" office:value-type="float" office:value="12.199" calcext:value-type="float">
            <text:p>12.199</text:p>
          </table:table-cell>
          <table:table-cell table:style-name="ce27" table:formula="of:=IF(SUM([.E158:.F158])&lt;&gt;0;SUM([.E158:.F158]);&quot;&quot;)" office:value-type="float" office:value="9.684" calcext:value-type="float">
            <text:p>9.684</text:p>
          </table:table-cell>
          <table:table-cell table:style-name="ce27" table:formula="of:=IF(SUM([.G158:.H158])&lt;&gt;0;SUM([.G158:.H158]);&quot;&quot;)">
            <text:p/>
          </table:table-cell>
          <table:table-cell table:number-columns-repeated="9"/>
          <table:table-cell office:value-type="string" calcext:value-type="string">
            <text:p>mathQuizGame28.json</text:p>
          </table:table-cell>
          <table:table-cell office:value-type="float" office:value="4.498" calcext:value-type="float">
            <text:p>4.498</text:p>
          </table:table-cell>
          <table:table-cell office:value-type="float" office:value="0.937" calcext:value-type="float">
            <text:p>0.937</text:p>
          </table:table-cell>
          <table:table-cell office:value-type="string" calcext:value-type="string">
            <text:p>mathQuizGame28.smt2</text:p>
          </table:table-cell>
          <table:table-cell office:value-type="float" office:value="7.961" calcext:value-type="float">
            <text:p>7.961</text:p>
          </table:table-cell>
          <table:table-cell office:value-type="float" office:value="1.258" calcext:value-type="float">
            <text:p>1.258</text:p>
          </table:table-cell>
          <table:table-cell office:value-type="string" calcext:value-type="string">
            <text:p>mathQuizGame28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58:.W158])&lt;&gt;0;SUM([.V158:.W158]);&quot;&quot;)" office:value-type="float" office:value="5.435" calcext:value-type="float">
            <text:p>5.435</text:p>
          </table:table-cell>
          <table:table-cell table:style-name="ce38" table:formula="of:=IF(SUM([.Y158:.Z158])&lt;&gt;0;SUM([.Y158:.Z158]);&quot;&quot;)" office:value-type="float" office:value="9.219" calcext:value-type="float">
            <text:p>9.219</text:p>
          </table:table-cell>
          <table:table-cell table:style-name="ce38" table:formula="of:=IF(SUM([.AB158:.AC158])&lt;&gt;0;SUM([.AB158:.AC158]);&quot;&quot;)">
            <text:p/>
          </table:table-cell>
          <table:table-cell table:number-columns-repeated="992"/>
        </table:table-row>
        <table:table-row table:style-name="ro1">
          <table:table-cell table:style-name="ce3"/>
          <table:table-cell table:style-name="ce18" office:value-type="string" calcext:value-type="string">
            <text:p>mathQuizGame28.json</text:p>
          </table:table-cell>
          <table:table-cell office:value-type="float" office:value="4.935" calcext:value-type="float">
            <text:p>4.935</text:p>
          </table:table-cell>
          <table:table-cell office:value-type="float" office:value="1.148" calcext:value-type="float">
            <text:p>1.148</text:p>
          </table:table-cell>
          <table:table-cell office:value-type="float" office:value="7.829" calcext:value-type="float">
            <text:p>7.829</text:p>
          </table:table-cell>
          <table:table-cell office:value-type="float" office:value="1.252" calcext:value-type="float">
            <text:p>1.25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59:.D159])&lt;&gt;0;SUM([.C159:.D159]);&quot;&quot;)" office:value-type="float" office:value="6.083" calcext:value-type="float">
            <text:p>6.083</text:p>
          </table:table-cell>
          <table:table-cell table:style-name="ce27" table:formula="of:=IF(SUM([.E159:.F159])&lt;&gt;0;SUM([.E159:.F159]);&quot;&quot;)" office:value-type="float" office:value="9.081" calcext:value-type="float">
            <text:p>9.081</text:p>
          </table:table-cell>
          <table:table-cell table:style-name="ce27" table:formula="of:=IF(SUM([.G159:.H159])&lt;&gt;0;SUM([.G159:.H159]);&quot;&quot;)">
            <text:p/>
          </table:table-cell>
          <table:table-cell table:number-columns-repeated="9"/>
          <table:table-cell office:value-type="string" calcext:value-type="string">
            <text:p>mathQuizGame29.json</text:p>
          </table:table-cell>
          <table:table-cell office:value-type="float" office:value="7.581" calcext:value-type="float">
            <text:p>7.581</text:p>
          </table:table-cell>
          <table:table-cell office:value-type="float" office:value="1.236" calcext:value-type="float">
            <text:p>1.236</text:p>
          </table:table-cell>
          <table:table-cell office:value-type="string" calcext:value-type="string">
            <text:p>mathQuizGame29.smt2</text:p>
          </table:table-cell>
          <table:table-cell office:value-type="float" office:value="7.568" calcext:value-type="float">
            <text:p>7.568</text:p>
          </table:table-cell>
          <table:table-cell office:value-type="float" office:value="1.217" calcext:value-type="float">
            <text:p>1.217</text:p>
          </table:table-cell>
          <table:table-cell office:value-type="string" calcext:value-type="string">
            <text:p>mathQuizGame29.smt2</text:p>
          </table:table-cell>
          <table:table-cell office:value-type="float" office:value="208.81" calcext:value-type="float">
            <text:p>208.81</text:p>
          </table:table-cell>
          <table:table-cell office:value-type="float" office:value="0.796" calcext:value-type="float">
            <text:p>0.796</text:p>
          </table:table-cell>
          <table:table-cell table:style-name="ce38" table:formula="of:=IF(SUM([.V159:.W159])&lt;&gt;0;SUM([.V159:.W159]);&quot;&quot;)" office:value-type="float" office:value="8.817" calcext:value-type="float">
            <text:p>8.817</text:p>
          </table:table-cell>
          <table:table-cell table:style-name="ce38" table:formula="of:=IF(SUM([.Y159:.Z159])&lt;&gt;0;SUM([.Y159:.Z159]);&quot;&quot;)" office:value-type="float" office:value="8.785" calcext:value-type="float">
            <text:p>8.785</text:p>
          </table:table-cell>
          <table:table-cell table:style-name="ce38" table:formula="of:=IF(SUM([.AB159:.AC159])&lt;&gt;0;SUM([.AB159:.AC159]);&quot;&quot;)" office:value-type="float" office:value="209.606" calcext:value-type="float">
            <text:p>209.606</text:p>
          </table:table-cell>
          <table:table-cell table:number-columns-repeated="992"/>
        </table:table-row>
        <table:table-row table:style-name="ro1">
          <table:table-cell table:style-name="ce3"/>
          <table:table-cell table:style-name="ce18" office:value-type="string" calcext:value-type="string">
            <text:p>mathQuizGame29.json</text:p>
          </table:table-cell>
          <table:table-cell office:value-type="float" office:value="8.093" calcext:value-type="float">
            <text:p>8.093</text:p>
          </table:table-cell>
          <table:table-cell office:value-type="float" office:value="1.534" calcext:value-type="float">
            <text:p>1.534</text:p>
          </table:table-cell>
          <table:table-cell office:value-type="float" office:value="7.643" calcext:value-type="float">
            <text:p>7.643</text:p>
          </table:table-cell>
          <table:table-cell office:value-type="float" office:value="1.211" calcext:value-type="float">
            <text:p>1.211</text:p>
          </table:table-cell>
          <table:table-cell office:value-type="float" office:value="205.611" calcext:value-type="float">
            <text:p>205.611</text:p>
          </table:table-cell>
          <table:table-cell office:value-type="float" office:value="0.826" calcext:value-type="float">
            <text:p>0.826</text:p>
          </table:table-cell>
          <table:table-cell table:style-name="ce27" table:formula="of:=IF(SUM([.C160:.D160])&lt;&gt;0;SUM([.C160:.D160]);&quot;&quot;)" office:value-type="float" office:value="9.627" calcext:value-type="float">
            <text:p>9.627</text:p>
          </table:table-cell>
          <table:table-cell table:style-name="ce27" table:formula="of:=IF(SUM([.E160:.F160])&lt;&gt;0;SUM([.E160:.F160]);&quot;&quot;)" office:value-type="float" office:value="8.854" calcext:value-type="float">
            <text:p>8.854</text:p>
          </table:table-cell>
          <table:table-cell table:style-name="ce27" table:formula="of:=IF(SUM([.G160:.H160])&lt;&gt;0;SUM([.G160:.H160]);&quot;&quot;)" office:value-type="float" office:value="206.437" calcext:value-type="float">
            <text:p>206.437</text:p>
          </table:table-cell>
          <table:table-cell table:number-columns-repeated="9"/>
          <table:table-cell office:value-type="string" calcext:value-type="string">
            <text:p>mathQuizGame30.json</text:p>
          </table:table-cell>
          <table:table-cell office:value-type="float" office:value="3.596" calcext:value-type="float">
            <text:p>3.596</text:p>
          </table:table-cell>
          <table:table-cell office:value-type="float" office:value="0.849" calcext:value-type="float">
            <text:p>0.849</text:p>
          </table:table-cell>
          <table:table-cell office:value-type="string" calcext:value-type="string">
            <text:p>mathQuizGame30.smt2</text:p>
          </table:table-cell>
          <table:table-cell office:value-type="float" office:value="8.144" calcext:value-type="float">
            <text:p>8.144</text:p>
          </table:table-cell>
          <table:table-cell office:value-type="float" office:value="1.296" calcext:value-type="float">
            <text:p>1.296</text:p>
          </table:table-cell>
          <table:table-cell office:value-type="string" calcext:value-type="string">
            <text:p>mathQuizGame30.smt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8" table:formula="of:=IF(SUM([.V160:.W160])&lt;&gt;0;SUM([.V160:.W160]);&quot;&quot;)" office:value-type="float" office:value="4.445" calcext:value-type="float">
            <text:p>4.445</text:p>
          </table:table-cell>
          <table:table-cell table:style-name="ce38" table:formula="of:=IF(SUM([.Y160:.Z160])&lt;&gt;0;SUM([.Y160:.Z160]);&quot;&quot;)" office:value-type="float" office:value="9.44" calcext:value-type="float">
            <text:p>9.44</text:p>
          </table:table-cell>
          <table:table-cell table:style-name="ce38" table:formula="of:=IF(SUM([.AB160:.AC160])&lt;&gt;0;SUM([.AB160:.AC160]);&quot;&quot;)">
            <text:p/>
          </table:table-cell>
          <table:table-cell table:number-columns-repeated="992"/>
        </table:table-row>
        <table:table-row table:style-name="ro1">
          <table:table-cell table:style-name="ce3"/>
          <table:table-cell table:style-name="ce18" office:value-type="string" calcext:value-type="string">
            <text:p>mathQuizGame30.json</text:p>
          </table:table-cell>
          <table:table-cell office:value-type="float" office:value="4.815" calcext:value-type="float">
            <text:p>4.815</text:p>
          </table:table-cell>
          <table:table-cell office:value-type="float" office:value="1.051" calcext:value-type="float">
            <text:p>1.051</text:p>
          </table:table-cell>
          <table:table-cell office:value-type="float" office:value="7.853" calcext:value-type="float">
            <text:p>7.853</text:p>
          </table:table-cell>
          <table:table-cell office:value-type="float" office:value="1.232" calcext:value-type="float">
            <text:p>1.23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" table:formula="of:=IF(SUM([.C161:.D161])&lt;&gt;0;SUM([.C161:.D161]);&quot;&quot;)" office:value-type="float" office:value="5.866" calcext:value-type="float">
            <text:p>5.866</text:p>
          </table:table-cell>
          <table:table-cell table:style-name="ce27" table:formula="of:=IF(SUM([.E161:.F161])&lt;&gt;0;SUM([.E161:.F161]);&quot;&quot;)" office:value-type="float" office:value="9.085" calcext:value-type="float">
            <text:p>9.085</text:p>
          </table:table-cell>
          <table:table-cell table:style-name="ce27" table:formula="of:=IF(SUM([.G161:.H161])&lt;&gt;0;SUM([.G161:.H161]);&quot;&quot;)">
            <text:p/>
          </table:table-cell>
          <table:table-cell table:number-columns-repeated="9"/>
          <table:table-cell office:value-type="string" calcext:value-type="string">
            <text:p>mathQuizGame31.json</text:p>
          </table:table-cell>
          <table:table-cell office:value-type="float" office:value="10.089" calcext:value-type="float">
            <text:p>10.089</text:p>
          </table:table-cell>
          <table:table-cell office:value-type="float" office:value="1.539" calcext:value-type="float">
            <text:p>1.539</text:p>
          </table:table-cell>
          <table:table-cell office:value-type="string" calcext:value-type="string">
            <text:p>mathQuizGame31.smt2</text:p>
          </table:table-cell>
          <table:table-cell office:value-type="float" office:value="7.538" calcext:value-type="float">
            <text:p>7.538</text:p>
          </table:table-cell>
          <table:table-cell office:value-type="float" office:value="1.004" calcext:value-type="float">
            <text:p>1.004</text:p>
          </table:table-cell>
          <table:table-cell office:value-type="string" calcext:value-type="string">
            <text:p>mathQuizGame31.smt2</text:p>
          </table:table-cell>
          <table:table-cell office:value-type="float" office:value="729.333" calcext:value-type="float">
            <text:p>729.333</text:p>
          </table:table-cell>
          <table:table-cell office:value-type="float" office:value="2.694" calcext:value-type="float">
            <text:p>2.694</text:p>
          </table:table-cell>
          <table:table-cell table:style-name="ce38" table:formula="of:=IF(SUM([.V161:.W161])&lt;&gt;0;SUM([.V161:.W161]);&quot;&quot;)" office:value-type="float" office:value="11.628" calcext:value-type="float">
            <text:p>11.628</text:p>
          </table:table-cell>
          <table:table-cell table:style-name="ce38" table:formula="of:=IF(SUM([.Y161:.Z161])&lt;&gt;0;SUM([.Y161:.Z161]);&quot;&quot;)" office:value-type="float" office:value="8.542" calcext:value-type="float">
            <text:p>8.542</text:p>
          </table:table-cell>
          <table:table-cell table:style-name="ce38" table:formula="of:=IF(SUM([.AB161:.AC161])&lt;&gt;0;SUM([.AB161:.AC161]);&quot;&quot;)" office:value-type="float" office:value="732.027" calcext:value-type="float">
            <text:p>732.027</text:p>
          </table:table-cell>
          <table:table-cell table:number-columns-repeated="992"/>
        </table:table-row>
        <table:table-row table:style-name="ro1">
          <table:table-cell table:style-name="ce3"/>
          <table:table-cell table:style-name="ce18" office:value-type="string" calcext:value-type="string">
            <text:p>mathQuizGame31.json</text:p>
          </table:table-cell>
          <table:table-cell office:value-type="float" office:value="8.592" calcext:value-type="float">
            <text:p>8.592</text:p>
          </table:table-cell>
          <table:table-cell office:value-type="float" office:value="1.269" calcext:value-type="float">
            <text:p>1.269</text:p>
          </table:table-cell>
          <table:table-cell office:value-type="float" office:value="7.76" calcext:value-type="float">
            <text:p>7.76</text:p>
          </table:table-cell>
          <table:table-cell office:value-type="float" office:value="1.179" calcext:value-type="float">
            <text:p>1.179</text:p>
          </table:table-cell>
          <table:table-cell office:value-type="float" office:value="723.361" calcext:value-type="float">
            <text:p>723.361</text:p>
          </table:table-cell>
          <table:table-cell office:value-type="float" office:value="2.936" calcext:value-type="float">
            <text:p>2.936</text:p>
          </table:table-cell>
          <table:table-cell table:style-name="ce27" table:formula="of:=IF(SUM([.C162:.D162])&lt;&gt;0;SUM([.C162:.D162]);&quot;&quot;)" office:value-type="float" office:value="9.861" calcext:value-type="float">
            <text:p>9.861</text:p>
          </table:table-cell>
          <table:table-cell table:style-name="ce27" table:formula="of:=IF(SUM([.E162:.F162])&lt;&gt;0;SUM([.E162:.F162]);&quot;&quot;)" office:value-type="float" office:value="8.939" calcext:value-type="float">
            <text:p>8.939</text:p>
          </table:table-cell>
          <table:table-cell table:style-name="ce27" table:formula="of:=IF(SUM([.G162:.H162])&lt;&gt;0;SUM([.G162:.H162]);&quot;&quot;)" office:value-type="float" office:value="726.297" calcext:value-type="float">
            <text:p>726.297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office:value-type="string" calcext:value-type="string">
            <text:p>old results included uptop but now not runnin cvc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WOORPJE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cvc5</text:p>
          </table:table-cell>
          <table:table-cell office:value-type="string" calcext:value-type="string">
            <text:p>ostrich</text:p>
          </table:table-cell>
          <table:table-cell office:value-type="string" calcext:value-type="string">
            <text:p>z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.smt2.json</text:p>
          </table:table-cell>
          <table:table-cell table:style-name="ce21" office:value-type="float" office:value="0.866" calcext:value-type="float">
            <text:p>0.866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242" calcext:value-type="float">
            <text:p>1.242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.smt2.json</text:p>
          </table:table-cell>
          <table:table-cell table:style-name="ce21" office:value-type="float" office:value="40.561" calcext:value-type="float">
            <text:p>40.561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2.168" calcext:value-type="float">
            <text:p>2.168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0.smt2.json</text:p>
          </table:table-cell>
          <table:table-cell table:style-name="ce21" office:value-type="float" office:value="126.783" calcext:value-type="float">
            <text:p>126.783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1" office:value-type="float" office:value="4.598" calcext:value-type="float">
            <text:p>4.598</text:p>
          </table:table-cell>
          <table:table-cell table:style-name="ce21" office:value-type="float" office:value="1.489" calcext:value-type="float">
            <text:p>1.4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1.smt2.json</text:p>
          </table:table-cell>
          <table:table-cell table:style-name="ce21" office:value-type="float" office:value="58.953" calcext:value-type="float">
            <text:p>58.953</text:p>
          </table:table-cell>
          <table:table-cell table:style-name="ce21" office:value-type="float" office:value="0.493" calcext:value-type="float">
            <text:p>0.493</text:p>
          </table:table-cell>
          <table:table-cell table:style-name="ce21" office:value-type="float" office:value="2.747" calcext:value-type="float">
            <text:p>2.747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2.smt2.json</text:p>
          </table:table-cell>
          <table:table-cell table:style-name="ce21" office:value-type="float" office:value="1.256" calcext:value-type="float">
            <text:p>1.256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1.374" calcext:value-type="float">
            <text:p>1.374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3.smt2.json</text:p>
          </table:table-cell>
          <table:table-cell table:style-name="ce21" office:value-type="float" office:value="31.916" calcext:value-type="float">
            <text:p>31.916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871" calcext:value-type="float">
            <text:p>1.871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4.smt2.json</text:p>
          </table:table-cell>
          <table:table-cell table:style-name="ce21" office:value-type="float" office:value="1.189" calcext:value-type="float">
            <text:p>1.189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2.344" calcext:value-type="float">
            <text:p>2.344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5.smt2.json</text:p>
          </table:table-cell>
          <table:table-cell table:style-name="ce21" office:value-type="float" office:value="178.2" calcext:value-type="float">
            <text:p>178.2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2.012" calcext:value-type="float">
            <text:p>2.012</text:p>
          </table:table-cell>
          <table:table-cell table:style-name="ce21"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6.smt2.json</text:p>
          </table:table-cell>
          <table:table-cell table:style-name="ce21" office:value-type="float" office:value="15.639" calcext:value-type="float">
            <text:p>15.639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1.58" calcext:value-type="float">
            <text:p>1.58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7.smt2.json</text:p>
          </table:table-cell>
          <table:table-cell table:style-name="ce21" office:value-type="float" office:value="1.33" calcext:value-type="float">
            <text:p>1.33</text:p>
          </table:table-cell>
          <table:table-cell table:style-name="ce21" office:value-type="float" office:value="0.335" calcext:value-type="float">
            <text:p>0.335</text:p>
          </table:table-cell>
          <table:table-cell table:style-name="ce21" office:value-type="float" office:value="2.218" calcext:value-type="float">
            <text:p>2.218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8.smt2.json</text:p>
          </table:table-cell>
          <table:table-cell table:style-name="ce21" office:value-type="float" office:value="0.947" calcext:value-type="float">
            <text:p>0.947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336" calcext:value-type="float">
            <text:p>1.336</text:p>
          </table:table-cell>
          <table:table-cell table:style-name="ce21"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09.smt2.json</text:p>
          </table:table-cell>
          <table:table-cell table:style-name="ce21" office:value-type="float" office:value="37.37" calcext:value-type="float">
            <text:p>37.37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3.349" calcext:value-type="float">
            <text:p>3.349</text:p>
          </table:table-cell>
          <table:table-cell table:style-name="ce21" office:value-type="float" office:value="14.18" calcext:value-type="float">
            <text:p>14.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1.smt2.json</text:p>
          </table:table-cell>
          <table:table-cell table:style-name="ce21" office:value-type="float" office:value="0.948" calcext:value-type="float">
            <text:p>0.948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1.653" calcext:value-type="float">
            <text:p>1.653</text:p>
          </table:table-cell>
          <table:table-cell table:style-name="ce21" office:value-type="float" office:value="0.369" calcext:value-type="float">
            <text:p>0.3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10.smt2.json</text:p>
          </table:table-cell>
          <table:table-cell table:style-name="ce21" office:value-type="float" office:value="106.866" calcext:value-type="float">
            <text:p>106.866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2.265" calcext:value-type="float">
            <text:p>2.265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11.smt2.json</text:p>
          </table:table-cell>
          <table:table-cell table:style-name="ce21" office:value-type="float" office:value="46.007" calcext:value-type="float">
            <text:p>46.007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1" office:value-type="float" office:value="6.13" calcext:value-type="float">
            <text:p>6.13</text:p>
          </table:table-cell>
          <table:table-cell table:style-name="ce21" office:value-type="float" office:value="0.614" calcext:value-type="float">
            <text:p>0.6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12.smt2.json</text:p>
          </table:table-cell>
          <table:table-cell table:style-name="ce21" office:value-type="float" office:value="0.855" calcext:value-type="float">
            <text:p>0.855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449" calcext:value-type="float">
            <text:p>1.449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13.smt2.json</text:p>
          </table:table-cell>
          <table:table-cell table:style-name="ce21" office:value-type="float" office:value="34.37" calcext:value-type="float">
            <text:p>34.37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2.766" calcext:value-type="float">
            <text:p>2.766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114.smt2.json</text:p>
          </table:table-cell>
          <table:table-cell table:style-name="ce21" office:value-type="float" office:value="286.714" calcext:value-type="float">
            <text:p>286.714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814" calcext:value-type="float">
            <text:p>1.814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115.smt2.json</text:p>
          </table:table-cell>
          <table:table-cell table:style-name="ce21" office:value-type="float" office:value="1.874" calcext:value-type="float">
            <text:p>1.874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643" calcext:value-type="float">
            <text:p>1.643</text:p>
          </table:table-cell>
          <table:table-cell table:style-name="ce21" office:value-type="float" office:value="0.366" calcext:value-type="float">
            <text:p>0.3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16.smt2.json</text:p>
          </table:table-cell>
          <table:table-cell table:style-name="ce21" office:value-type="float" office:value="0.898" calcext:value-type="float">
            <text:p>0.898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964" calcext:value-type="float">
            <text:p>1.964</text:p>
          </table:table-cell>
          <table:table-cell table:style-name="ce21" office:value-type="float" office:value="0.472" calcext:value-type="float">
            <text:p>0.4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117.smt2.json</text:p>
          </table:table-cell>
          <table:table-cell table:style-name="ce21" office:value-type="float" office:value="2.49" calcext:value-type="float">
            <text:p>2.49</text:p>
          </table:table-cell>
          <table:table-cell table:style-name="ce21" office:value-type="float" office:value="0.335" calcext:value-type="float">
            <text:p>0.335</text:p>
          </table:table-cell>
          <table:table-cell table:style-name="ce21" office:value-type="float" office:value="5.271" calcext:value-type="float">
            <text:p>5.271</text:p>
          </table:table-cell>
          <table:table-cell table:style-name="ce21" office:value-type="float" office:value="0.346" calcext:value-type="float">
            <text:p>0.34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18.smt2.json</text:p>
          </table:table-cell>
          <table:table-cell table:style-name="ce21" office:value-type="float" office:value="5.332" calcext:value-type="float">
            <text:p>5.332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3.668" calcext:value-type="float">
            <text:p>3.668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19.smt2.json</text:p>
          </table:table-cell>
          <table:table-cell table:style-name="ce21" office:value-type="float" office:value="122.748" calcext:value-type="float">
            <text:p>122.748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1.56" calcext:value-type="float">
            <text:p>1.56</text:p>
          </table:table-cell>
          <table:table-cell table:style-name="ce21" office:value-type="float" office:value="0.29" calcext:value-type="float">
            <text:p>0.2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2.smt2.json</text:p>
          </table:table-cell>
          <table:table-cell table:style-name="ce21" office:value-type="float" office:value="2.105" calcext:value-type="float">
            <text:p>2.105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6.256" calcext:value-type="float">
            <text:p>6.256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20.smt2.json</text:p>
          </table:table-cell>
          <table:table-cell table:style-name="ce21" office:value-type="float" office:value="1.034" calcext:value-type="float">
            <text:p>1.034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2.425" calcext:value-type="float">
            <text:p>2.425</text:p>
          </table:table-cell>
          <table:table-cell table:style-name="ce21" office:value-type="float" office:value="0.638" calcext:value-type="float">
            <text:p>0.638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121.smt2.json</text:p>
          </table:table-cell>
          <table:table-cell table:style-name="ce21" office:value-type="float" office:value="0.893" calcext:value-type="float">
            <text:p>0.893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347" calcext:value-type="float">
            <text:p>1.347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22.smt2.json</text:p>
          </table:table-cell>
          <table:table-cell table:style-name="ce21" office:value-type="float" office:value="55.285" calcext:value-type="float">
            <text:p>55.285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2.012" calcext:value-type="float">
            <text:p>2.012</text:p>
          </table:table-cell>
          <table:table-cell table:style-name="ce21" office:value-type="float" office:value="0.361" calcext:value-type="float">
            <text:p>0.3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23.smt2.json</text:p>
          </table:table-cell>
          <table:table-cell table:style-name="ce21" office:value-type="float" office:value="51.944" calcext:value-type="float">
            <text:p>51.944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895" calcext:value-type="float">
            <text:p>1.895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24.smt2.json</text:p>
          </table:table-cell>
          <table:table-cell table:style-name="ce21" office:value-type="float" office:value="0.955" calcext:value-type="float">
            <text:p>0.955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6.382" calcext:value-type="float">
            <text:p>6.382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25.smt2.json</text:p>
          </table:table-cell>
          <table:table-cell table:style-name="ce21" office:value-type="float" office:value="1.421" calcext:value-type="float">
            <text:p>1.421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68" calcext:value-type="float">
            <text:p>1.68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26.smt2.json</text:p>
          </table:table-cell>
          <table:table-cell table:style-name="ce21" office:value-type="float" office:value="1.118" calcext:value-type="float">
            <text:p>1.118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97" calcext:value-type="float">
            <text:p>1.97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127.smt2.json</text:p>
          </table:table-cell>
          <table:table-cell table:style-name="ce21" office:value-type="float" office:value="1.11" calcext:value-type="float">
            <text:p>1.11</text:p>
          </table:table-cell>
          <table:table-cell table:style-name="ce21" office:value-type="float" office:value="0.306" calcext:value-type="float">
            <text:p>0.306</text:p>
          </table:table-cell>
          <table:table-cell table:style-name="ce21" office:value-type="float" office:value="3.269" calcext:value-type="float">
            <text:p>3.269</text:p>
          </table:table-cell>
          <table:table-cell table:style-name="ce21" office:value-type="float" office:value="0.314" calcext:value-type="float">
            <text:p>0.31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128.smt2.json</text:p>
          </table:table-cell>
          <table:table-cell table:style-name="ce21" office:value-type="float" office:value="0.841" calcext:value-type="float">
            <text:p>0.841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237" calcext:value-type="float">
            <text:p>1.237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29.smt2.json</text:p>
          </table:table-cell>
          <table:table-cell table:style-name="ce21" office:value-type="float" office:value="0.827" calcext:value-type="float">
            <text:p>0.827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253" calcext:value-type="float">
            <text:p>1.253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.smt2.json</text:p>
          </table:table-cell>
          <table:table-cell table:style-name="ce21" office:value-type="float" office:value="0.954" calcext:value-type="float">
            <text:p>0.954</text:p>
          </table:table-cell>
          <table:table-cell table:style-name="ce21" office:value-type="float" office:value="0.332" calcext:value-type="float">
            <text:p>0.332</text:p>
          </table:table-cell>
          <table:table-cell table:style-name="ce21" office:value-type="float" office:value="1.749" calcext:value-type="float">
            <text:p>1.749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0.smt2.json</text:p>
          </table:table-cell>
          <table:table-cell table:style-name="ce21" office:value-type="float" office:value="0.859" calcext:value-type="float">
            <text:p>0.859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328" calcext:value-type="float">
            <text:p>1.328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1.smt2.json</text:p>
          </table:table-cell>
          <table:table-cell table:style-name="ce21" office:value-type="float" office:value="0.973" calcext:value-type="float">
            <text:p>0.973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2.455" calcext:value-type="float">
            <text:p>2.455</text:p>
          </table:table-cell>
          <table:table-cell table:style-name="ce21" office:value-type="float" office:value="0.543" calcext:value-type="float">
            <text:p>0.5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2.smt2.json</text:p>
          </table:table-cell>
          <table:table-cell table:style-name="ce21" office:value-type="float" office:value="0.976" calcext:value-type="float">
            <text:p>0.976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59" calcext:value-type="float">
            <text:p>1.59</text:p>
          </table:table-cell>
          <table:table-cell table:style-name="ce21" office:value-type="float" office:value="0.467" calcext:value-type="float">
            <text:p>0.4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3.smt2.json</text:p>
          </table:table-cell>
          <table:table-cell table:style-name="ce21" office:value-type="float" office:value="1.007" calcext:value-type="float">
            <text:p>1.007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951" calcext:value-type="float">
            <text:p>1.951</text:p>
          </table:table-cell>
          <table:table-cell table:style-name="ce21" office:value-type="float" office:value="118.743" calcext:value-type="float">
            <text:p>118.7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4.smt2.json</text:p>
          </table:table-cell>
          <table:table-cell table:style-name="ce21" office:value-type="float" office:value="33.494" calcext:value-type="float">
            <text:p>33.494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1.758" calcext:value-type="float">
            <text:p>1.758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5.smt2.json</text:p>
          </table:table-cell>
          <table:table-cell table:style-name="ce21" office:value-type="float" office:value="447.056" calcext:value-type="float">
            <text:p>447.056</text:p>
          </table:table-cell>
          <table:table-cell table:style-name="ce21" office:value-type="float" office:value="1200.137" calcext:value-type="float">
            <text:p>1200.137</text:p>
          </table:table-cell>
          <table:table-cell table:style-name="ce21" office:value-type="float" office:value="3.01" calcext:value-type="float">
            <text:p>3.01</text:p>
          </table:table-cell>
          <table:table-cell table:style-name="ce21" office:value-type="float" office:value="0.688" calcext:value-type="float">
            <text:p>0.6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6.smt2.json</text:p>
          </table:table-cell>
          <table:table-cell table:style-name="ce21" office:value-type="float" office:value="6.128" calcext:value-type="float">
            <text:p>6.128</text:p>
          </table:table-cell>
          <table:table-cell table:style-name="ce21" office:value-type="float" office:value="0.302" calcext:value-type="float">
            <text:p>0.302</text:p>
          </table:table-cell>
          <table:table-cell table:style-name="ce21" office:value-type="float" office:value="2.102" calcext:value-type="float">
            <text:p>2.102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7.smt2.json</text:p>
          </table:table-cell>
          <table:table-cell table:style-name="ce21" office:value-type="float" office:value="3.077" calcext:value-type="float">
            <text:p>3.077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2.092" calcext:value-type="float">
            <text:p>2.092</text:p>
          </table:table-cell>
          <table:table-cell table:style-name="ce21"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8.smt2.json</text:p>
          </table:table-cell>
          <table:table-cell table:style-name="ce21" office:value-type="float" office:value="0.922" calcext:value-type="float">
            <text:p>0.922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825" calcext:value-type="float">
            <text:p>1.825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39.smt2.json</text:p>
          </table:table-cell>
          <table:table-cell table:style-name="ce21" office:value-type="float" office:value="1.001" calcext:value-type="float">
            <text:p>1.001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2.253" calcext:value-type="float">
            <text:p>2.253</text:p>
          </table:table-cell>
          <table:table-cell table:style-name="ce21" office:value-type="float" office:value="0.386" calcext:value-type="float">
            <text:p>0.3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.smt2.json</text:p>
          </table:table-cell>
          <table:table-cell table:style-name="ce21" office:value-type="float" office:value="0.897" calcext:value-type="float">
            <text:p>0.897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29" calcext:value-type="float">
            <text:p>1.29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0.smt2.json</text:p>
          </table:table-cell>
          <table:table-cell table:style-name="ce21" office:value-type="float" office:value="0.751" calcext:value-type="float">
            <text:p>0.751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1.503" calcext:value-type="float">
            <text:p>1.503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1.smt2.json</text:p>
          </table:table-cell>
          <table:table-cell table:style-name="ce21" office:value-type="float" office:value="0.752" calcext:value-type="float">
            <text:p>0.752</text:p>
          </table:table-cell>
          <table:table-cell table:style-name="ce21" office:value-type="float" office:value="0.348" calcext:value-type="float">
            <text:p>0.348</text:p>
          </table:table-cell>
          <table:table-cell table:style-name="ce21" office:value-type="float" office:value="1.418" calcext:value-type="float">
            <text:p>1.418</text:p>
          </table:table-cell>
          <table:table-cell table:style-name="ce21"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2.smt2.json</text:p>
          </table:table-cell>
          <table:table-cell table:style-name="ce21" office:value-type="float" office:value="1.23" calcext:value-type="float">
            <text:p>1.23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2.006" calcext:value-type="float">
            <text:p>2.006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3.smt2.json</text:p>
          </table:table-cell>
          <table:table-cell table:style-name="ce21" office:value-type="float" office:value="1.59" calcext:value-type="float">
            <text:p>1.59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2.617" calcext:value-type="float">
            <text:p>2.617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4.smt2.json</text:p>
          </table:table-cell>
          <table:table-cell table:style-name="ce21" office:value-type="float" office:value="6.119" calcext:value-type="float">
            <text:p>6.119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2.229" calcext:value-type="float">
            <text:p>2.229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5.smt2.json</text:p>
          </table:table-cell>
          <table:table-cell table:style-name="ce21" office:value-type="float" office:value="0.789" calcext:value-type="float">
            <text:p>0.789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414" calcext:value-type="float">
            <text:p>1.414</text:p>
          </table:table-cell>
          <table:table-cell table:style-name="ce21"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6.smt2.json</text:p>
          </table:table-cell>
          <table:table-cell table:style-name="ce21" office:value-type="float" office:value="0.904" calcext:value-type="float">
            <text:p>0.904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331" calcext:value-type="float">
            <text:p>1.331</text:p>
          </table:table-cell>
          <table:table-cell table:style-name="ce21"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7.smt2.json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692" calcext:value-type="float">
            <text:p>1.692</text:p>
          </table:table-cell>
          <table:table-cell table:style-name="ce21"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8.smt2.json</text:p>
          </table:table-cell>
          <table:table-cell table:style-name="ce21" office:value-type="float" office:value="5.299" calcext:value-type="float">
            <text:p>5.299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21" office:value-type="float" office:value="1.825" calcext:value-type="float">
            <text:p>1.825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49.smt2.json</text:p>
          </table:table-cell>
          <table:table-cell table:style-name="ce21" office:value-type="float" office:value="77.23" calcext:value-type="float">
            <text:p>77.23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699" calcext:value-type="float">
            <text:p>1.699</text:p>
          </table:table-cell>
          <table:table-cell table:style-name="ce21"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.smt2.json</text:p>
          </table:table-cell>
          <table:table-cell table:style-name="ce21" office:value-type="float" office:value="35.506" calcext:value-type="float">
            <text:p>35.506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2.491" calcext:value-type="float">
            <text:p>2.491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0.smt2.json</text:p>
          </table:table-cell>
          <table:table-cell table:style-name="ce21" office:value-type="float" office:value="283.354" calcext:value-type="float">
            <text:p>283.354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453" calcext:value-type="float">
            <text:p>1.453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1.smt2.json</text:p>
          </table:table-cell>
          <table:table-cell table:style-name="ce21" office:value-type="float" office:value="0.971" calcext:value-type="float">
            <text:p>0.971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4.517" calcext:value-type="float">
            <text:p>4.517</text:p>
          </table:table-cell>
          <table:table-cell table:style-name="ce21" office:value-type="float" office:value="0.342" calcext:value-type="float">
            <text:p>0.3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2.smt2.json</text:p>
          </table:table-cell>
          <table:table-cell table:style-name="ce21" office:value-type="float" office:value="0.878" calcext:value-type="float">
            <text:p>0.878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377" calcext:value-type="float">
            <text:p>1.377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3.smt2.json</text:p>
          </table:table-cell>
          <table:table-cell table:style-name="ce21" office:value-type="float" office:value="0.939" calcext:value-type="float">
            <text:p>0.939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3.433" calcext:value-type="float">
            <text:p>3.433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4.smt2.json</text:p>
          </table:table-cell>
          <table:table-cell table:style-name="ce21" office:value-type="float" office:value="0.911" calcext:value-type="float">
            <text:p>0.911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436" calcext:value-type="float">
            <text:p>1.436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55.smt2.json</text:p>
          </table:table-cell>
          <table:table-cell table:style-name="ce21" office:value-type="float" office:value="41.214" calcext:value-type="float">
            <text:p>41.214</text:p>
          </table:table-cell>
          <table:table-cell table:style-name="ce21" office:value-type="float" office:value="0.354" calcext:value-type="float">
            <text:p>0.354</text:p>
          </table:table-cell>
          <table:table-cell table:style-name="ce21" office:value-type="float" office:value="1.617" calcext:value-type="float">
            <text:p>1.617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156.smt2.json</text:p>
          </table:table-cell>
          <table:table-cell table:style-name="ce21" office:value-type="float" office:value="0.925" calcext:value-type="float">
            <text:p>0.925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952" calcext:value-type="float">
            <text:p>1.952</text:p>
          </table:table-cell>
          <table:table-cell table:style-name="ce21" office:value-type="float" office:value="0.309" calcext:value-type="float">
            <text:p>0.30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57.smt2.json</text:p>
          </table:table-cell>
          <table:table-cell table:style-name="ce21" office:value-type="float" office:value="211.927" calcext:value-type="float">
            <text:p>211.927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674" calcext:value-type="float">
            <text:p>1.674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58.smt2.json</text:p>
          </table:table-cell>
          <table:table-cell table:style-name="ce21" office:value-type="float" office:value="1200.351" calcext:value-type="float">
            <text:p>1200.351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21" office:value-type="float" office:value="1.452" calcext:value-type="float">
            <text:p>1.452</text:p>
          </table:table-cell>
          <table:table-cell table:style-name="ce21" office:value-type="float" office:value="0.323" calcext:value-type="float">
            <text:p>0.32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59.smt2.json</text:p>
          </table:table-cell>
          <table:table-cell table:style-name="ce21" office:value-type="float" office:value="40.671" calcext:value-type="float">
            <text:p>40.671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3.303" calcext:value-type="float">
            <text:p>3.303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.smt2.json</text:p>
          </table:table-cell>
          <table:table-cell table:style-name="ce21" office:value-type="float" office:value="217.695" calcext:value-type="float">
            <text:p>217.695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2.45" calcext:value-type="float">
            <text:p>2.45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0.smt2.json</text:p>
          </table:table-cell>
          <table:table-cell table:style-name="ce21" office:value-type="float" office:value="0.909" calcext:value-type="float">
            <text:p>0.909</text:p>
          </table:table-cell>
          <table:table-cell table:style-name="ce21" office:value-type="float" office:value="0.304" calcext:value-type="float">
            <text:p>0.304</text:p>
          </table:table-cell>
          <table:table-cell table:style-name="ce21" office:value-type="float" office:value="1.288" calcext:value-type="float">
            <text:p>1.288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1.smt2.json</text:p>
          </table:table-cell>
          <table:table-cell table:style-name="ce21" office:value-type="float" office:value="1.044" calcext:value-type="float">
            <text:p>1.044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2.245" calcext:value-type="float">
            <text:p>2.245</text:p>
          </table:table-cell>
          <table:table-cell table:style-name="ce21" office:value-type="float" office:value="0.35" calcext:value-type="float">
            <text:p>0.35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2.smt2.json</text:p>
          </table:table-cell>
          <table:table-cell table:style-name="ce21" office:value-type="float" office:value="29.584" calcext:value-type="float">
            <text:p>29.584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2.135" calcext:value-type="float">
            <text:p>2.135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3.smt2.json</text:p>
          </table:table-cell>
          <table:table-cell table:style-name="ce21" office:value-type="float" office:value="1.584" calcext:value-type="float">
            <text:p>1.584</text:p>
          </table:table-cell>
          <table:table-cell table:style-name="ce21" office:value-type="float" office:value="0.332" calcext:value-type="float">
            <text:p>0.332</text:p>
          </table:table-cell>
          <table:table-cell table:style-name="ce21" office:value-type="float" office:value="1.647" calcext:value-type="float">
            <text:p>1.647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4.smt2.json</text:p>
          </table:table-cell>
          <table:table-cell table:style-name="ce21" office:value-type="float" office:value="1.321" calcext:value-type="float">
            <text:p>1.321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839" calcext:value-type="float">
            <text:p>1.839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5.smt2.json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993" calcext:value-type="float">
            <text:p>1.993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6.smt2.json</text:p>
          </table:table-cell>
          <table:table-cell table:style-name="ce21" office:value-type="float" office:value="1.078" calcext:value-type="float">
            <text:p>1.078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1.685" calcext:value-type="float">
            <text:p>1.685</text:p>
          </table:table-cell>
          <table:table-cell table:style-name="ce21" office:value-type="float" office:value="0.314" calcext:value-type="float">
            <text:p>0.31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7.smt2.json</text:p>
          </table:table-cell>
          <table:table-cell table:style-name="ce21" office:value-type="float" office:value="0.887" calcext:value-type="float">
            <text:p>0.887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525" calcext:value-type="float">
            <text:p>1.525</text:p>
          </table:table-cell>
          <table:table-cell table:style-name="ce21" office:value-type="float" office:value="0.285" calcext:value-type="float">
            <text:p>0.285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8.smt2.json</text:p>
          </table:table-cell>
          <table:table-cell table:style-name="ce21" office:value-type="float" office:value="47.235" calcext:value-type="float">
            <text:p>47.235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775" calcext:value-type="float">
            <text:p>1.775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69.smt2.json</text:p>
          </table:table-cell>
          <table:table-cell table:style-name="ce21" office:value-type="float" office:value="37.742" calcext:value-type="float">
            <text:p>37.742</text:p>
          </table:table-cell>
          <table:table-cell table:style-name="ce21" office:value-type="float" office:value="0.342" calcext:value-type="float">
            <text:p>0.342</text:p>
          </table:table-cell>
          <table:table-cell table:style-name="ce21" office:value-type="float" office:value="1.795" calcext:value-type="float">
            <text:p>1.795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.smt2.json</text:p>
          </table:table-cell>
          <table:table-cell table:style-name="ce21" office:value-type="float" office:value="1.068" calcext:value-type="float">
            <text:p>1.068</text:p>
          </table:table-cell>
          <table:table-cell table:style-name="ce21" office:value-type="float" office:value="1200.048" calcext:value-type="float">
            <text:p>1200.048</text:p>
          </table:table-cell>
          <table:table-cell table:style-name="ce21" office:value-type="float" office:value="3.867" calcext:value-type="float">
            <text:p>3.867</text:p>
          </table:table-cell>
          <table:table-cell table:style-name="ce21" office:value-type="float" office:value="0.344" calcext:value-type="float">
            <text:p>0.34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0.smt2.json</text:p>
          </table:table-cell>
          <table:table-cell table:style-name="ce21" office:value-type="float" office:value="0.973" calcext:value-type="float">
            <text:p>0.973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35" calcext:value-type="float">
            <text:p>1.35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1.smt2.json</text:p>
          </table:table-cell>
          <table:table-cell table:style-name="ce21" office:value-type="float" office:value="0.905" calcext:value-type="float">
            <text:p>0.905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3.255" calcext:value-type="float">
            <text:p>3.255</text:p>
          </table:table-cell>
          <table:table-cell table:style-name="ce21" office:value-type="float" office:value="0.29" calcext:value-type="float">
            <text:p>0.2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2.smt2.json</text:p>
          </table:table-cell>
          <table:table-cell table:style-name="ce21" office:value-type="float" office:value="1.32" calcext:value-type="float">
            <text:p>1.32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638" calcext:value-type="float">
            <text:p>1.638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3.smt2.json</text:p>
          </table:table-cell>
          <table:table-cell table:style-name="ce21" office:value-type="float" office:value="0.959" calcext:value-type="float">
            <text:p>0.959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932" calcext:value-type="float">
            <text:p>1.932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4.smt2.json</text:p>
          </table:table-cell>
          <table:table-cell table:style-name="ce21" office:value-type="float" office:value="38.13" calcext:value-type="float">
            <text:p>38.13</text:p>
          </table:table-cell>
          <table:table-cell table:style-name="ce21" office:value-type="float" office:value="1200.115" calcext:value-type="float">
            <text:p>1200.115</text:p>
          </table:table-cell>
          <table:table-cell table:style-name="ce21" office:value-type="float" office:value="2.473" calcext:value-type="float">
            <text:p>2.473</text:p>
          </table:table-cell>
          <table:table-cell table:style-name="ce21" office:value-type="float" office:value="19.196" calcext:value-type="float">
            <text:p>19.19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5.smt2.json</text:p>
          </table:table-cell>
          <table:table-cell table:style-name="ce21" office:value-type="float" office:value="0.927" calcext:value-type="float">
            <text:p>0.927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297" calcext:value-type="float">
            <text:p>1.297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6.smt2.json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1.437" calcext:value-type="float">
            <text:p>1.437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7.smt2.json</text:p>
          </table:table-cell>
          <table:table-cell table:style-name="ce21" office:value-type="float" office:value="2.539" calcext:value-type="float">
            <text:p>2.539</text:p>
          </table:table-cell>
          <table:table-cell table:style-name="ce21" office:value-type="float" office:value="0.353" calcext:value-type="float">
            <text:p>0.353</text:p>
          </table:table-cell>
          <table:table-cell table:style-name="ce21" office:value-type="float" office:value="1.896" calcext:value-type="float">
            <text:p>1.896</text:p>
          </table:table-cell>
          <table:table-cell table:style-name="ce21" office:value-type="float" office:value="0.361" calcext:value-type="float">
            <text:p>0.361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8.smt2.json</text:p>
          </table:table-cell>
          <table:table-cell table:style-name="ce21" office:value-type="float" office:value="8.367" calcext:value-type="float">
            <text:p>8.367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4.483" calcext:value-type="float">
            <text:p>4.483</text:p>
          </table:table-cell>
          <table:table-cell table:style-name="ce21" office:value-type="float" office:value="0.462" calcext:value-type="float">
            <text:p>0.462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79.smt2.json</text:p>
          </table:table-cell>
          <table:table-cell table:style-name="ce21" office:value-type="float" office:value="1.906" calcext:value-type="float">
            <text:p>1.906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672" calcext:value-type="float">
            <text:p>1.672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.smt2.json</text:p>
          </table:table-cell>
          <table:table-cell table:style-name="ce21" office:value-type="float" office:value="304.058" calcext:value-type="float">
            <text:p>304.058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office:value-type="float" office:value="1.846" calcext:value-type="float">
            <text:p>1.846</text:p>
          </table:table-cell>
          <table:table-cell table:style-name="ce21" office:value-type="float" office:value="0.29" calcext:value-type="float">
            <text:p>0.2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0.smt2.json</text:p>
          </table:table-cell>
          <table:table-cell table:style-name="ce21" office:value-type="float" office:value="0.892" calcext:value-type="float">
            <text:p>0.892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1.348" calcext:value-type="float">
            <text:p>1.348</text:p>
          </table:table-cell>
          <table:table-cell table:style-name="ce21" office:value-type="float" office:value="0.289" calcext:value-type="float">
            <text:p>0.28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1.smt2.json</text:p>
          </table:table-cell>
          <table:table-cell table:style-name="ce21" office:value-type="float" office:value="0.992" calcext:value-type="float">
            <text:p>0.992</text:p>
          </table:table-cell>
          <table:table-cell table:style-name="ce21" office:value-type="float" office:value="0.439" calcext:value-type="float">
            <text:p>0.439</text:p>
          </table:table-cell>
          <table:table-cell table:style-name="ce21" office:value-type="float" office:value="2.324" calcext:value-type="float">
            <text:p>2.324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2.smt2.json</text:p>
          </table:table-cell>
          <table:table-cell table:style-name="ce21" office:value-type="float" office:value="106.451" calcext:value-type="float">
            <text:p>106.451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655" calcext:value-type="float">
            <text:p>1.655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3.smt2.json</text:p>
          </table:table-cell>
          <table:table-cell table:style-name="ce21" office:value-type="float" office:value="1.645" calcext:value-type="float">
            <text:p>1.645</text:p>
          </table:table-cell>
          <table:table-cell table:style-name="ce21" office:value-type="float" office:value="0.304" calcext:value-type="float">
            <text:p>0.304</text:p>
          </table:table-cell>
          <table:table-cell table:style-name="ce21" office:value-type="float" office:value="2.584" calcext:value-type="float">
            <text:p>2.584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4.smt2.json</text:p>
          </table:table-cell>
          <table:table-cell table:style-name="ce21" office:value-type="float" office:value="1.318" calcext:value-type="float">
            <text:p>1.318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3.052" calcext:value-type="float">
            <text:p>3.052</text:p>
          </table:table-cell>
          <table:table-cell table:style-name="ce21" office:value-type="float" office:value="0.581" calcext:value-type="float">
            <text:p>0.581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5.smt2.json</text:p>
          </table:table-cell>
          <table:table-cell table:style-name="ce21" office:value-type="float" office:value="0.83" calcext:value-type="float">
            <text:p>0.83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6.smt2.json</text:p>
          </table:table-cell>
          <table:table-cell table:style-name="ce21" office:value-type="float" office:value="1.876" calcext:value-type="float">
            <text:p>1.876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7.smt2.json</text:p>
          </table:table-cell>
          <table:table-cell table:style-name="ce21" office:value-type="float" office:value="64.368" calcext:value-type="float">
            <text:p>64.368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74" calcext:value-type="float">
            <text:p>1.74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8.smt2.json</text:p>
          </table:table-cell>
          <table:table-cell table:style-name="ce21" office:value-type="float" office:value="530.713" calcext:value-type="float">
            <text:p>530.713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2.132" calcext:value-type="float">
            <text:p>2.132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89.smt2.json</text:p>
          </table:table-cell>
          <table:table-cell table:style-name="ce21" office:value-type="float" office:value="811.04" calcext:value-type="float">
            <text:p>811.04</text:p>
          </table:table-cell>
          <table:table-cell table:style-name="ce21" office:value-type="float" office:value="0.474" calcext:value-type="float">
            <text:p>0.474</text:p>
          </table:table-cell>
          <table:table-cell table:style-name="ce21" office:value-type="float" office:value="1.769" calcext:value-type="float">
            <text:p>1.769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.smt2.json</text:p>
          </table:table-cell>
          <table:table-cell table:style-name="ce21" office:value-type="float" office:value="0.95" calcext:value-type="float">
            <text:p>0.95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846" calcext:value-type="float">
            <text:p>1.846</text:p>
          </table:table-cell>
          <table:table-cell table:style-name="ce21" office:value-type="float" office:value="0.29" calcext:value-type="float">
            <text:p>0.2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0.smt2.json</text:p>
          </table:table-cell>
          <table:table-cell table:style-name="ce21" office:value-type="float" office:value="84.322" calcext:value-type="float">
            <text:p>84.322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655" calcext:value-type="float">
            <text:p>1.655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1.smt2.json</text:p>
          </table:table-cell>
          <table:table-cell table:style-name="ce21" office:value-type="float" office:value="78.576" calcext:value-type="float">
            <text:p>78.576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2.744" calcext:value-type="float">
            <text:p>2.744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2.smt2.json</text:p>
          </table:table-cell>
          <table:table-cell table:style-name="ce21" office:value-type="float" office:value="0.979" calcext:value-type="float">
            <text:p>0.979</text:p>
          </table:table-cell>
          <table:table-cell table:style-name="ce21" office:value-type="float" office:value="0.431" calcext:value-type="float">
            <text:p>0.431</text:p>
          </table:table-cell>
          <table:table-cell table:style-name="ce21" office:value-type="float" office:value="1.462" calcext:value-type="float">
            <text:p>1.462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3.smt2.json</text:p>
          </table:table-cell>
          <table:table-cell table:style-name="ce21" office:value-type="float" office:value="0.837" calcext:value-type="float">
            <text:p>0.837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269" calcext:value-type="float">
            <text:p>1.269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4.smt2.json</text:p>
          </table:table-cell>
          <table:table-cell table:style-name="ce21" office:value-type="float" office:value="303.571" calcext:value-type="float">
            <text:p>303.571</text:p>
          </table:table-cell>
          <table:table-cell table:style-name="ce21" office:value-type="float" office:value="0.341" calcext:value-type="float">
            <text:p>0.341</text:p>
          </table:table-cell>
          <table:table-cell table:style-name="ce21" office:value-type="float" office:value="1.491" calcext:value-type="float">
            <text:p>1.491</text:p>
          </table:table-cell>
          <table:table-cell table:style-name="ce21" office:value-type="float" office:value="0.324" calcext:value-type="float">
            <text:p>0.324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195.smt2.json</text:p>
          </table:table-cell>
          <table:table-cell table:style-name="ce21" office:value-type="float" office:value="0.95" calcext:value-type="float">
            <text:p>0.95</text:p>
          </table:table-cell>
          <table:table-cell table:style-name="ce21" office:value-type="float" office:value="0.383" calcext:value-type="float">
            <text:p>0.383</text:p>
          </table:table-cell>
          <table:table-cell table:style-name="ce21" office:value-type="float" office:value="1.621" calcext:value-type="float">
            <text:p>1.621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196.smt2.json</text:p>
          </table:table-cell>
          <table:table-cell table:style-name="ce21" office:value-type="float" office:value="0.921" calcext:value-type="float">
            <text:p>0.921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2.199" calcext:value-type="float">
            <text:p>2.199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/>01_track_197.smt2.json</text:p>
          </table:table-cell>
          <table:table-cell table:style-name="ce21" office:value-type="float" office:value="0.911" calcext:value-type="float">
            <text:p>0.911</text:p>
          </table:table-cell>
          <table:table-cell table:style-name="ce21" office:value-type="float" office:value="0.338" calcext:value-type="float">
            <text:p>0.338</text:p>
          </table:table-cell>
          <table:table-cell table:style-name="ce21" office:value-type="float" office:value="2.779" calcext:value-type="float">
            <text:p>2.779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198.smt2.json</text:p>
          </table:table-cell>
          <table:table-cell table:style-name="ce21" office:value-type="float" office:value="88.949" calcext:value-type="float">
            <text:p>88.949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2.051" calcext:value-type="float">
            <text:p>2.051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199.smt2.json</text:p>
          </table:table-cell>
          <table:table-cell table:style-name="ce21" office:value-type="float" office:value="42.424" calcext:value-type="float">
            <text:p>42.424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71" calcext:value-type="float">
            <text:p>1.71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.smt2.json</text:p>
          </table:table-cell>
          <table:table-cell table:style-name="ce21" office:value-type="float" office:value="0.748" calcext:value-type="float">
            <text:p>0.748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1.395" calcext:value-type="float">
            <text:p>1.395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0.smt2.json</text:p>
          </table:table-cell>
          <table:table-cell table:style-name="ce21" office:value-type="float" office:value="63.478" calcext:value-type="float">
            <text:p>63.478</text:p>
          </table:table-cell>
          <table:table-cell table:style-name="ce21" office:value-type="float" office:value="0.365" calcext:value-type="float">
            <text:p>0.365</text:p>
          </table:table-cell>
          <table:table-cell table:style-name="ce21" office:value-type="float" office:value="1.795" calcext:value-type="float">
            <text:p>1.795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00.smt2.json</text:p>
          </table:table-cell>
          <table:table-cell table:style-name="ce21" office:value-type="float" office:value="0.873" calcext:value-type="float">
            <text:p>0.873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395" calcext:value-type="float">
            <text:p>1.395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1.smt2.json</text:p>
          </table:table-cell>
          <table:table-cell table:style-name="ce21" office:value-type="float" office:value="0.994" calcext:value-type="float">
            <text:p>0.994</text:p>
          </table:table-cell>
          <table:table-cell table:style-name="ce21" office:value-type="float" office:value="0.347" calcext:value-type="float">
            <text:p>0.347</text:p>
          </table:table-cell>
          <table:table-cell table:style-name="ce21" office:value-type="float" office:value="1.985" calcext:value-type="float">
            <text:p>1.985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22.smt2.json</text:p>
          </table:table-cell>
          <table:table-cell table:style-name="ce21" office:value-type="float" office:value="1.002" calcext:value-type="float">
            <text:p>1.002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741" calcext:value-type="float">
            <text:p>1.741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23.smt2.json</text:p>
          </table:table-cell>
          <table:table-cell table:style-name="ce21" office:value-type="float" office:value="44.956" calcext:value-type="float">
            <text:p>44.956</text:p>
          </table:table-cell>
          <table:table-cell table:style-name="ce21" office:value-type="float" office:value="0.342" calcext:value-type="float">
            <text:p>0.342</text:p>
          </table:table-cell>
          <table:table-cell table:style-name="ce21" office:value-type="float" office:value="2.834" calcext:value-type="float">
            <text:p>2.834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4.smt2.json</text:p>
          </table:table-cell>
          <table:table-cell table:style-name="ce21" office:value-type="float" office:value="1.148" calcext:value-type="float">
            <text:p>1.148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665" calcext:value-type="float">
            <text:p>1.665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5.smt2.json</text:p>
          </table:table-cell>
          <table:table-cell table:style-name="ce21" office:value-type="float" office:value="392.083" calcext:value-type="float">
            <text:p>392.083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1.692" calcext:value-type="float">
            <text:p>1.692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6.smt2.json</text:p>
          </table:table-cell>
          <table:table-cell table:style-name="ce21" office:value-type="float" office:value="302.017" calcext:value-type="float">
            <text:p>302.017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609" calcext:value-type="float">
            <text:p>1.609</text:p>
          </table:table-cell>
          <table:table-cell table:style-name="ce21"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27.smt2.json</text:p>
          </table:table-cell>
          <table:table-cell table:style-name="ce21" office:value-type="float" office:value="0.885" calcext:value-type="float">
            <text:p>0.885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594" calcext:value-type="float">
            <text:p>1.594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28.smt2.json</text:p>
          </table:table-cell>
          <table:table-cell table:style-name="ce21" office:value-type="float" office:value="17.446" calcext:value-type="float">
            <text:p>17.446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1.857" calcext:value-type="float">
            <text:p>1.857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29.smt2.json</text:p>
          </table:table-cell>
          <table:table-cell table:style-name="ce21" office:value-type="float" office:value="0.949" calcext:value-type="float">
            <text:p>0.949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2.653" calcext:value-type="float">
            <text:p>2.653</text:p>
          </table:table-cell>
          <table:table-cell table:style-name="ce21"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.smt2.json</text:p>
          </table:table-cell>
          <table:table-cell table:style-name="ce21" office:value-type="float" office:value="1.289" calcext:value-type="float">
            <text:p>1.289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765" calcext:value-type="float">
            <text:p>1.765</text:p>
          </table:table-cell>
          <table:table-cell table:style-name="ce21" office:value-type="float" office:value="0.373" calcext:value-type="float">
            <text:p>0.3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0.smt2.json</text:p>
          </table:table-cell>
          <table:table-cell table:style-name="ce21" office:value-type="float" office:value="43.616" calcext:value-type="float">
            <text:p>43.616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65" calcext:value-type="float">
            <text:p>1.65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1.smt2.json</text:p>
          </table:table-cell>
          <table:table-cell table:style-name="ce21" office:value-type="float" office:value="41.36" calcext:value-type="float">
            <text:p>41.36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5" calcext:value-type="float">
            <text:p>1.5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2.smt2.json</text:p>
          </table:table-cell>
          <table:table-cell table:style-name="ce21" office:value-type="float" office:value="0.946" calcext:value-type="float">
            <text:p>0.946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755" calcext:value-type="float">
            <text:p>1.755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3.smt2.json</text:p>
          </table:table-cell>
          <table:table-cell table:style-name="ce21" office:value-type="float" office:value="22.297" calcext:value-type="float">
            <text:p>22.297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3.01" calcext:value-type="float">
            <text:p>3.01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4.smt2.json</text:p>
          </table:table-cell>
          <table:table-cell table:style-name="ce21" office:value-type="float" office:value="0.941" calcext:value-type="float">
            <text:p>0.941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1.785" calcext:value-type="float">
            <text:p>1.785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_track_35.smt2.json</text:p>
          </table:table-cell>
          <table:table-cell table:style-name="ce21" office:value-type="float" office:value="43.484" calcext:value-type="float">
            <text:p>43.484</text:p>
          </table:table-cell>
          <table:table-cell table:style-name="ce21" office:value-type="float" office:value="0.349" calcext:value-type="float">
            <text:p>0.349</text:p>
          </table:table-cell>
          <table:table-cell table:style-name="ce21" office:value-type="float" office:value="1.655" calcext:value-type="float">
            <text:p>1.655</text:p>
          </table:table-cell>
          <table:table-cell table:style-name="ce21" office:value-type="float" office:value="0.289" calcext:value-type="float">
            <text:p>0.28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36.smt2.json</text:p>
          </table:table-cell>
          <table:table-cell table:style-name="ce21" office:value-type="float" office:value="70.295" calcext:value-type="float">
            <text:p>70.295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200.087" calcext:value-type="float">
            <text:p>1200.087</text:p>
          </table:table-cell>
          <table:table-cell table:style-name="ce21" office:value-type="float" office:value="0.399" calcext:value-type="float">
            <text:p>0.399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1">
          <table:table-cell office:value-type="string" calcext:value-type="string">
            <text:p><text:s/>01_track_37.smt2.json</text:p>
          </table:table-cell>
          <table:table-cell table:style-name="ce21" office:value-type="float" office:value="0.913" calcext:value-type="float">
            <text:p>0.913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2.969" calcext:value-type="float">
            <text:p>2.969</text:p>
          </table:table-cell>
          <table:table-cell table:style-name="ce21" office:value-type="float" office:value="0.35" calcext:value-type="float">
            <text:p>0.35</text:p>
          </table:table-cell>
          <table:table-cell table:number-columns-repeated="8"/>
          <table:table-cell table:style-name="ce1"/>
          <table:table-cell table:number-columns-repeated="1010"/>
        </table:table-row>
        <table:table-row table:style-name="ro3">
          <table:table-cell office:value-type="string" calcext:value-type="string">
            <text:p><text:s/>01_track_38.smt2.json</text:p>
          </table:table-cell>
          <table:table-cell table:style-name="ce21" office:value-type="float" office:value="0.968" calcext:value-type="float">
            <text:p>0.968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801" calcext:value-type="float">
            <text:p>1.801</text:p>
          </table:table-cell>
          <table:table-cell table:style-name="ce21" office:value-type="float" office:value="0.446" calcext:value-type="float">
            <text:p>0.4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39.smt2.json</text:p>
          </table:table-cell>
          <table:table-cell table:style-name="ce21" office:value-type="float" office:value="49.442" calcext:value-type="float">
            <text:p>49.442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3.008" calcext:value-type="float">
            <text:p>3.008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.smt2.json</text:p>
          </table:table-cell>
          <table:table-cell table:style-name="ce21" office:value-type="float" office:value="0.921" calcext:value-type="float">
            <text:p>0.921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1.515" calcext:value-type="float">
            <text:p>1.515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0.smt2.json</text:p>
          </table:table-cell>
          <table:table-cell table:style-name="ce21" office:value-type="float" office:value="1.135" calcext:value-type="float">
            <text:p>1.135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2.27" calcext:value-type="float">
            <text:p>2.27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1.smt2.json</text:p>
          </table:table-cell>
          <table:table-cell table:style-name="ce21" office:value-type="float" office:value="5.041" calcext:value-type="float">
            <text:p>5.041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3.466" calcext:value-type="float">
            <text:p>3.466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2.smt2.json</text:p>
          </table:table-cell>
          <table:table-cell table:style-name="ce21" office:value-type="float" office:value="34.444" calcext:value-type="float">
            <text:p>34.444</text:p>
          </table:table-cell>
          <table:table-cell table:style-name="ce21" office:value-type="float" office:value="1200.176" calcext:value-type="float">
            <text:p>1200.176</text:p>
          </table:table-cell>
          <table:table-cell table:style-name="ce21" office:value-type="float" office:value="2.451" calcext:value-type="float">
            <text:p>2.451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3.smt2.json</text:p>
          </table:table-cell>
          <table:table-cell table:style-name="ce21" office:value-type="float" office:value="267.993" calcext:value-type="float">
            <text:p>267.993</text:p>
          </table:table-cell>
          <table:table-cell table:style-name="ce21" office:value-type="float" office:value="1200.048" calcext:value-type="float">
            <text:p>1200.048</text:p>
          </table:table-cell>
          <table:table-cell table:style-name="ce21" office:value-type="float" office:value="4.846" calcext:value-type="float">
            <text:p>4.846</text:p>
          </table:table-cell>
          <table:table-cell table:style-name="ce21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4.smt2.json</text:p>
          </table:table-cell>
          <table:table-cell table:style-name="ce21" office:value-type="float" office:value="0.845" calcext:value-type="float">
            <text:p>0.845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174" calcext:value-type="float">
            <text:p>1.174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5.smt2.json</text:p>
          </table:table-cell>
          <table:table-cell table:style-name="ce21" office:value-type="float" office:value="0.893" calcext:value-type="float">
            <text:p>0.893</text:p>
          </table:table-cell>
          <table:table-cell table:style-name="ce21" office:value-type="float" office:value="0.302" calcext:value-type="float">
            <text:p>0.302</text:p>
          </table:table-cell>
          <table:table-cell table:style-name="ce21" office:value-type="float" office:value="2.148" calcext:value-type="float">
            <text:p>2.148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6.smt2.json</text:p>
          </table:table-cell>
          <table:table-cell table:style-name="ce21" office:value-type="float" office:value="408.427" calcext:value-type="float">
            <text:p>408.427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749" calcext:value-type="float">
            <text:p>1.749</text:p>
          </table:table-cell>
          <table:table-cell table:style-name="ce21"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<text:s/>01_track_47.smt2.json</text:p>
          </table:table-cell>
          <table:table-cell table:style-name="ce21" office:value-type="float" office:value="45.729" calcext:value-type="float">
            <text:p>45.729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1.848" calcext:value-type="float">
            <text:p>1.848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48.smt2.json</text:p>
          </table:table-cell>
          <table:table-cell table:style-name="ce21" office:value-type="float" office:value="0.881" calcext:value-type="float">
            <text:p>0.881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1.582" calcext:value-type="float">
            <text:p>1.582</text:p>
          </table:table-cell>
          <table:table-cell table:style-name="ce21"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49.smt2.json</text:p>
          </table:table-cell>
          <table:table-cell table:style-name="ce21" office:value-type="float" office:value="0.878" calcext:value-type="float">
            <text:p>0.878</text:p>
          </table:table-cell>
          <table:table-cell table:style-name="ce21" office:value-type="float" office:value="0.368" calcext:value-type="float">
            <text:p>0.368</text:p>
          </table:table-cell>
          <table:table-cell table:style-name="ce21" office:value-type="float" office:value="1.344" calcext:value-type="float">
            <text:p>1.344</text:p>
          </table:table-cell>
          <table:table-cell table:style-name="ce21"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.smt2.json</text:p>
          </table:table-cell>
          <table:table-cell table:style-name="ce21" office:value-type="float" office:value="0.975" calcext:value-type="float">
            <text:p>0.975</text:p>
          </table:table-cell>
          <table:table-cell table:style-name="ce21" office:value-type="float" office:value="0.306" calcext:value-type="float">
            <text:p>0.306</text:p>
          </table:table-cell>
          <table:table-cell table:style-name="ce21" office:value-type="float" office:value="1.756" calcext:value-type="float">
            <text:p>1.756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0.smt2.json</text:p>
          </table:table-cell>
          <table:table-cell table:style-name="ce21" office:value-type="float" office:value="262.153" calcext:value-type="float">
            <text:p>262.153</text:p>
          </table:table-cell>
          <table:table-cell table:style-name="ce21" office:value-type="float" office:value="1200.078" calcext:value-type="float">
            <text:p>1200.078</text:p>
          </table:table-cell>
          <table:table-cell table:style-name="ce21" office:value-type="float" office:value="474.882" calcext:value-type="float">
            <text:p>474.882</text:p>
          </table:table-cell>
          <table:table-cell table:style-name="ce21" office:value-type="float" office:value="15.425" calcext:value-type="float">
            <text:p>15.4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1.smt2.json</text:p>
          </table:table-cell>
          <table:table-cell table:style-name="ce21" office:value-type="float" office:value="0.887" calcext:value-type="float">
            <text:p>0.887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2.174" calcext:value-type="float">
            <text:p>2.174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2.smt2.json</text:p>
          </table:table-cell>
          <table:table-cell table:style-name="ce21" office:value-type="float" office:value="0.874" calcext:value-type="float">
            <text:p>0.874</text:p>
          </table:table-cell>
          <table:table-cell table:style-name="ce21" office:value-type="float" office:value="0.308" calcext:value-type="float">
            <text:p>0.308</text:p>
          </table:table-cell>
          <table:table-cell table:style-name="ce21" office:value-type="float" office:value="1.34" calcext:value-type="float">
            <text:p>1.34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3.smt2.json</text:p>
          </table:table-cell>
          <table:table-cell table:style-name="ce21" office:value-type="float" office:value="1201.774" calcext:value-type="float">
            <text:p>1201.774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21" office:value-type="float" office:value="2.218" calcext:value-type="float">
            <text:p>2.218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4.smt2.json</text:p>
          </table:table-cell>
          <table:table-cell table:style-name="ce21" office:value-type="float" office:value="1.06" calcext:value-type="float">
            <text:p>1.06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751" calcext:value-type="float">
            <text:p>1.751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5.smt2.json</text:p>
          </table:table-cell>
          <table:table-cell table:style-name="ce21" office:value-type="float" office:value="2.52" calcext:value-type="float">
            <text:p>2.52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5.936" calcext:value-type="float">
            <text:p>15.936</text:p>
          </table:table-cell>
          <table:table-cell table:style-name="ce21" office:value-type="float" office:value="0.593" calcext:value-type="float">
            <text:p>0.5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6.smt2.json</text:p>
          </table:table-cell>
          <table:table-cell table:style-name="ce21" office:value-type="float" office:value="1.036" calcext:value-type="float">
            <text:p>1.036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2.295" calcext:value-type="float">
            <text:p>2.295</text:p>
          </table:table-cell>
          <table:table-cell table:style-name="ce21" office:value-type="float" office:value="0.369" calcext:value-type="float">
            <text:p>0.3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7.smt2.json</text:p>
          </table:table-cell>
          <table:table-cell table:style-name="ce21" office:value-type="float" office:value="507.571" calcext:value-type="float">
            <text:p>507.571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791" calcext:value-type="float">
            <text:p>1.791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8.smt2.json</text:p>
          </table:table-cell>
          <table:table-cell table:style-name="ce21" office:value-type="float" office:value="1.142" calcext:value-type="float">
            <text:p>1.142</text:p>
          </table:table-cell>
          <table:table-cell table:style-name="ce21" office:value-type="float" office:value="0.348" calcext:value-type="float">
            <text:p>0.348</text:p>
          </table:table-cell>
          <table:table-cell table:style-name="ce21" office:value-type="float" office:value="2.078" calcext:value-type="float">
            <text:p>2.078</text:p>
          </table:table-cell>
          <table:table-cell table:style-name="ce21" office:value-type="float" office:value="0.371" calcext:value-type="float">
            <text:p>0.3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59.smt2.json</text:p>
          </table:table-cell>
          <table:table-cell table:style-name="ce21" office:value-type="float" office:value="40.717" calcext:value-type="float">
            <text:p>40.717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2.526" calcext:value-type="float">
            <text:p>2.526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.smt2.json</text:p>
          </table:table-cell>
          <table:table-cell table:style-name="ce21" office:value-type="float" office:value="1057.316" calcext:value-type="float">
            <text:p>1057.316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2.28" calcext:value-type="float">
            <text:p>2.28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0.smt2.json</text:p>
          </table:table-cell>
          <table:table-cell table:style-name="ce21" office:value-type="float" office:value="39.785" calcext:value-type="float">
            <text:p>39.785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638" calcext:value-type="float">
            <text:p>1.638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1.smt2.json</text:p>
          </table:table-cell>
          <table:table-cell table:style-name="ce21" office:value-type="float" office:value="1.176" calcext:value-type="float">
            <text:p>1.176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693" calcext:value-type="float">
            <text:p>1.693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2.smt2.json</text:p>
          </table:table-cell>
          <table:table-cell table:style-name="ce21" office:value-type="float" office:value="0.902" calcext:value-type="float">
            <text:p>0.902</text:p>
          </table:table-cell>
          <table:table-cell table:style-name="ce21" office:value-type="float" office:value="0.301" calcext:value-type="float">
            <text:p>0.301</text:p>
          </table:table-cell>
          <table:table-cell table:style-name="ce21" office:value-type="float" office:value="1.299" calcext:value-type="float">
            <text:p>1.299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3.smt2.json</text:p>
          </table:table-cell>
          <table:table-cell table:style-name="ce21" office:value-type="float" office:value="0.922" calcext:value-type="float">
            <text:p>0.922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83" calcext:value-type="float">
            <text:p>1.83</text:p>
          </table:table-cell>
          <table:table-cell table:style-name="ce21" office:value-type="float" office:value="0.335" calcext:value-type="float">
            <text:p>0.3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4.smt2.json</text:p>
          </table:table-cell>
          <table:table-cell table:style-name="ce21" office:value-type="float" office:value="305.823" calcext:value-type="float">
            <text:p>305.823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919" calcext:value-type="float">
            <text:p>1.919</text:p>
          </table:table-cell>
          <table:table-cell table:style-name="ce21" office:value-type="float" office:value="1.208" calcext:value-type="float">
            <text:p>1.2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5.smt2.json</text:p>
          </table:table-cell>
          <table:table-cell table:style-name="ce21" office:value-type="float" office:value="1.001" calcext:value-type="float">
            <text:p>1.001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93" calcext:value-type="float">
            <text:p>1.93</text:p>
          </table:table-cell>
          <table:table-cell table:style-name="ce21"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6.smt2.json</text:p>
          </table:table-cell>
          <table:table-cell table:style-name="ce21" office:value-type="float" office:value="0.944" calcext:value-type="float">
            <text:p>0.944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2.149" calcext:value-type="float">
            <text:p>2.149</text:p>
          </table:table-cell>
          <table:table-cell table:style-name="ce21"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7.smt2.json</text:p>
          </table:table-cell>
          <table:table-cell table:style-name="ce21" office:value-type="float" office:value="1.162" calcext:value-type="float">
            <text:p>1.162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2.418" calcext:value-type="float">
            <text:p>2.418</text:p>
          </table:table-cell>
          <table:table-cell table:style-name="ce21" office:value-type="float" office:value="0.498" calcext:value-type="float">
            <text:p>0.4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8.smt2.json</text:p>
          </table:table-cell>
          <table:table-cell table:style-name="ce21" office:value-type="float" office:value="5.404" calcext:value-type="float">
            <text:p>5.404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846" calcext:value-type="float">
            <text:p>1.846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69.smt2.json</text:p>
          </table:table-cell>
          <table:table-cell table:style-name="ce21" office:value-type="float" office:value="319.35" calcext:value-type="float">
            <text:p>319.35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3.836" calcext:value-type="float">
            <text:p>3.836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.smt2.json</text:p>
          </table:table-cell>
          <table:table-cell table:style-name="ce21" office:value-type="float" office:value="0.88" calcext:value-type="float">
            <text:p>0.88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709" calcext:value-type="float">
            <text:p>1.709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0.smt2.json</text:p>
          </table:table-cell>
          <table:table-cell table:style-name="ce21" office:value-type="float" office:value="31.764" calcext:value-type="float">
            <text:p>31.764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2.562" calcext:value-type="float">
            <text:p>2.562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1.smt2.json</text:p>
          </table:table-cell>
          <table:table-cell table:style-name="ce21" office:value-type="float" office:value="0.768" calcext:value-type="float">
            <text:p>0.768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1.558" calcext:value-type="float">
            <text:p>1.558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2.smt2.json</text:p>
          </table:table-cell>
          <table:table-cell table:style-name="ce21" office:value-type="float" office:value="22.067" calcext:value-type="float">
            <text:p>22.067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637" calcext:value-type="float">
            <text:p>1.637</text:p>
          </table:table-cell>
          <table:table-cell table:style-name="ce21"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3.smt2.json</text:p>
          </table:table-cell>
          <table:table-cell table:style-name="ce21" office:value-type="float" office:value="0.991" calcext:value-type="float">
            <text:p>0.991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963" calcext:value-type="float">
            <text:p>1.963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4.smt2.json</text:p>
          </table:table-cell>
          <table:table-cell table:style-name="ce21" office:value-type="float" office:value="0.89" calcext:value-type="float">
            <text:p>0.89</text:p>
          </table:table-cell>
          <table:table-cell table:style-name="ce21" office:value-type="float" office:value="0.308" calcext:value-type="float">
            <text:p>0.308</text:p>
          </table:table-cell>
          <table:table-cell table:style-name="ce21" office:value-type="float" office:value="4.377" calcext:value-type="float">
            <text:p>4.377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5.smt2.json</text:p>
          </table:table-cell>
          <table:table-cell table:style-name="ce21" office:value-type="float" office:value="1.351" calcext:value-type="float">
            <text:p>1.351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2.007" calcext:value-type="float">
            <text:p>2.007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6.smt2.json</text:p>
          </table:table-cell>
          <table:table-cell table:style-name="ce21" office:value-type="float" office:value="31.211" calcext:value-type="float">
            <text:p>31.211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.58" calcext:value-type="float">
            <text:p>1.58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7.smt2.json</text:p>
          </table:table-cell>
          <table:table-cell table:style-name="ce21" office:value-type="float" office:value="215.424" calcext:value-type="float">
            <text:p>215.424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2.123" calcext:value-type="float">
            <text:p>2.123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8.smt2.json</text:p>
          </table:table-cell>
          <table:table-cell table:style-name="ce21" office:value-type="float" office:value="0.845" calcext:value-type="float">
            <text:p>0.845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336" calcext:value-type="float">
            <text:p>1.336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79.smt2.json</text:p>
          </table:table-cell>
          <table:table-cell table:style-name="ce21" office:value-type="float" office:value="1.022" calcext:value-type="float">
            <text:p>1.022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3.657" calcext:value-type="float">
            <text:p>3.657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.smt2.json</text:p>
          </table:table-cell>
          <table:table-cell table:style-name="ce21" office:value-type="float" office:value="41.196" calcext:value-type="float">
            <text:p>41.196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686" calcext:value-type="float">
            <text:p>1.686</text:p>
          </table:table-cell>
          <table:table-cell table:style-name="ce21" office:value-type="float" office:value="0.343" calcext:value-type="float">
            <text:p>0.3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0.smt2.json</text:p>
          </table:table-cell>
          <table:table-cell table:style-name="ce21" office:value-type="float" office:value="15.336" calcext:value-type="float">
            <text:p>15.336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687" calcext:value-type="float">
            <text:p>1.687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1.smt2.json</text:p>
          </table:table-cell>
          <table:table-cell table:style-name="ce21" office:value-type="float" office:value="1.254" calcext:value-type="float">
            <text:p>1.254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755" calcext:value-type="float">
            <text:p>1.755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2.smt2.json</text:p>
          </table:table-cell>
          <table:table-cell table:style-name="ce21" office:value-type="float" office:value="33.18" calcext:value-type="float">
            <text:p>33.18</text:p>
          </table:table-cell>
          <table:table-cell table:style-name="ce21" office:value-type="float" office:value="1200.072" calcext:value-type="float">
            <text:p>1200.072</text:p>
          </table:table-cell>
          <table:table-cell table:style-name="ce21" office:value-type="float" office:value="2.371" calcext:value-type="float">
            <text:p>2.371</text:p>
          </table:table-cell>
          <table:table-cell table:style-name="ce21"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3.smt2.json</text:p>
          </table:table-cell>
          <table:table-cell table:style-name="ce21" office:value-type="float" office:value="0.826" calcext:value-type="float">
            <text:p>0.826</text:p>
          </table:table-cell>
          <table:table-cell table:style-name="ce21" office:value-type="float" office:value="0.306" calcext:value-type="float">
            <text:p>0.306</text:p>
          </table:table-cell>
          <table:table-cell table:style-name="ce21" office:value-type="float" office:value="1.347" calcext:value-type="float">
            <text:p>1.347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4.smt2.json</text:p>
          </table:table-cell>
          <table:table-cell table:style-name="ce21" office:value-type="float" office:value="0.952" calcext:value-type="float">
            <text:p>0.952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902" calcext:value-type="float">
            <text:p>1.902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5.smt2.json</text:p>
          </table:table-cell>
          <table:table-cell table:style-name="ce21" office:value-type="float" office:value="364.117" calcext:value-type="float">
            <text:p>364.117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752" calcext:value-type="float">
            <text:p>1.752</text:p>
          </table:table-cell>
          <table:table-cell table:style-name="ce21"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6.smt2.json</text:p>
          </table:table-cell>
          <table:table-cell table:style-name="ce21" office:value-type="float" office:value="1.027" calcext:value-type="float">
            <text:p>1.027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744" calcext:value-type="float">
            <text:p>1.744</text:p>
          </table:table-cell>
          <table:table-cell table:style-name="ce21"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7.smt2.json</text:p>
          </table:table-cell>
          <table:table-cell table:style-name="ce21" office:value-type="float" office:value="1.783" calcext:value-type="float">
            <text:p>1.783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2.177" calcext:value-type="float">
            <text:p>2.177</text:p>
          </table:table-cell>
          <table:table-cell table:style-name="ce21" office:value-type="float" office:value="0.428" calcext:value-type="float">
            <text:p>0.4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8.smt2.json</text:p>
          </table:table-cell>
          <table:table-cell table:style-name="ce21" office:value-type="float" office:value="5.622" calcext:value-type="float">
            <text:p>5.622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739" calcext:value-type="float">
            <text:p>1.739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89.smt2.json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289" calcext:value-type="float">
            <text:p>1.289</text:p>
          </table:table-cell>
          <table:table-cell table:style-name="ce21"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.smt2.json</text:p>
          </table:table-cell>
          <table:table-cell table:style-name="ce21" office:value-type="float" office:value="0.929" calcext:value-type="float">
            <text:p>0.929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2.001" calcext:value-type="float">
            <text:p>2.001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0.smt2.json</text:p>
          </table:table-cell>
          <table:table-cell table:style-name="ce21" office:value-type="float" office:value="0.898" calcext:value-type="float">
            <text:p>0.898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2.598" calcext:value-type="float">
            <text:p>2.598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1.smt2.json</text:p>
          </table:table-cell>
          <table:table-cell table:style-name="ce21" office:value-type="float" office:value="6.155" calcext:value-type="float">
            <text:p>6.155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2.884" calcext:value-type="float">
            <text:p>2.884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2.smt2.json</text:p>
          </table:table-cell>
          <table:table-cell table:style-name="ce21" office:value-type="float" office:value="189.242" calcext:value-type="float">
            <text:p>189.242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2.187" calcext:value-type="float">
            <text:p>2.187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3.smt2.json</text:p>
          </table:table-cell>
          <table:table-cell table:style-name="ce21" office:value-type="float" office:value="2.393" calcext:value-type="float">
            <text:p>2.393</text:p>
          </table:table-cell>
          <table:table-cell table:style-name="ce21" office:value-type="float" office:value="0.306" calcext:value-type="float">
            <text:p>0.306</text:p>
          </table:table-cell>
          <table:table-cell table:style-name="ce21" office:value-type="float" office:value="2.882" calcext:value-type="float">
            <text:p>2.882</text:p>
          </table:table-cell>
          <table:table-cell table:style-name="ce21"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4.smt2.json</text:p>
          </table:table-cell>
          <table:table-cell table:style-name="ce21" office:value-type="float" office:value="0.912" calcext:value-type="float">
            <text:p>0.912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327" calcext:value-type="float">
            <text:p>1.327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5.smt2.json</text:p>
          </table:table-cell>
          <table:table-cell table:style-name="ce21" office:value-type="float" office:value="1.201" calcext:value-type="float">
            <text:p>1.201</text:p>
          </table:table-cell>
          <table:table-cell table:style-name="ce21" office:value-type="float" office:value="0.3" calcext:value-type="float">
            <text:p>0.3</text:p>
          </table:table-cell>
          <table:table-cell table:style-name="ce21" office:value-type="float" office:value="3.579" calcext:value-type="float">
            <text:p>3.579</text:p>
          </table:table-cell>
          <table:table-cell table:style-name="ce21"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6.smt2.json</text:p>
          </table:table-cell>
          <table:table-cell table:style-name="ce21" office:value-type="float" office:value="0.979" calcext:value-type="float">
            <text:p>0.979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2.01" calcext:value-type="float">
            <text:p>2.01</text:p>
          </table:table-cell>
          <table:table-cell table:style-name="ce21" office:value-type="float" office:value="0.31" calcext:value-type="float">
            <text:p>0.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7.smt2.json</text:p>
          </table:table-cell>
          <table:table-cell table:style-name="ce21" office:value-type="float" office:value="0.987" calcext:value-type="float">
            <text:p>0.987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604" calcext:value-type="float">
            <text:p>1.604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8.smt2.json</text:p>
          </table:table-cell>
          <table:table-cell table:style-name="ce21" office:value-type="float" office:value="0.966" calcext:value-type="float">
            <text:p>0.966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8.474" calcext:value-type="float">
            <text:p>8.474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1_track_99.smt2.json</text:p>
          </table:table-cell>
          <table:table-cell table:style-name="ce21" office:value-type="float" office:value="0.922" calcext:value-type="float">
            <text:p>0.922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977" calcext:value-type="float">
            <text:p>1.977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1.smt2.json</text:p>
          </table:table-cell>
          <table:table-cell table:style-name="ce21" office:value-type="float" office:value="41.879" calcext:value-type="float">
            <text:p>41.879</text:p>
          </table:table-cell>
          <table:table-cell table:style-name="ce21" office:value-type="float" office:value="1200.053" calcext:value-type="float">
            <text:p>1200.053</text:p>
          </table:table-cell>
          <table:table-cell table:style-name="ce21" office:value-type="float" office:value="2.54" calcext:value-type="float">
            <text:p>2.54</text:p>
          </table:table-cell>
          <table:table-cell table:style-name="ce21" office:value-type="float" office:value="0.976" calcext:value-type="float">
            <text:p>0.9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2.smt2.json</text:p>
          </table:table-cell>
          <table:table-cell table:style-name="ce21" office:value-type="float" office:value="42.418" calcext:value-type="float">
            <text:p>42.418</text:p>
          </table:table-cell>
          <table:table-cell table:style-name="ce21" office:value-type="float" office:value="1200.18" calcext:value-type="float">
            <text:p>1200.18</text:p>
          </table:table-cell>
          <table:table-cell table:style-name="ce21" office:value-type="float" office:value="1200.164" calcext:value-type="float">
            <text:p>1200.164</text:p>
          </table:table-cell>
          <table:table-cell table:style-name="ce21" office:value-type="float" office:value="1200.078" calcext:value-type="float">
            <text:p>1200.0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3.smt2.json</text:p>
          </table:table-cell>
          <table:table-cell table:style-name="ce21" office:value-type="float" office:value="37.55" calcext:value-type="float">
            <text:p>37.55</text:p>
          </table:table-cell>
          <table:table-cell table:style-name="ce21" office:value-type="float" office:value="1200.172" calcext:value-type="float">
            <text:p>1200.172</text:p>
          </table:table-cell>
          <table:table-cell table:style-name="ce21" office:value-type="float" office:value="1200.244" calcext:value-type="float">
            <text:p>1200.244</text:p>
          </table:table-cell>
          <table:table-cell table:style-name="ce21" office:value-type="float" office:value="1200.069" calcext:value-type="float">
            <text:p>1200.0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4.smt2.json</text:p>
          </table:table-cell>
          <table:table-cell table:style-name="ce21" office:value-type="float" office:value="35.259" calcext:value-type="float">
            <text:p>35.259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1" office:value-type="float" office:value="1200.367" calcext:value-type="float">
            <text:p>1200.367</text:p>
          </table:table-cell>
          <table:table-cell table:style-name="ce21" office:value-type="float" office:value="1200.061" calcext:value-type="float">
            <text:p>1200.06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5.smt2.json</text:p>
          </table:table-cell>
          <table:table-cell table:style-name="ce21" office:value-type="float" office:value="40.809" calcext:value-type="float">
            <text:p>40.809</text:p>
          </table:table-cell>
          <table:table-cell table:style-name="ce21" office:value-type="float" office:value="1200.166" calcext:value-type="float">
            <text:p>1200.166</text:p>
          </table:table-cell>
          <table:table-cell table:style-name="ce21" office:value-type="float" office:value="1.945" calcext:value-type="float">
            <text:p>1.945</text:p>
          </table:table-cell>
          <table:table-cell table:style-name="ce21" office:value-type="float" office:value="0.363" calcext:value-type="float">
            <text:p>0.3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6.smt2.json</text:p>
          </table:table-cell>
          <table:table-cell table:style-name="ce21" office:value-type="float" office:value="41.222" calcext:value-type="float">
            <text:p>41.222</text:p>
          </table:table-cell>
          <table:table-cell table:style-name="ce21" office:value-type="float" office:value="1200.072" calcext:value-type="float">
            <text:p>1200.072</text:p>
          </table:table-cell>
          <table:table-cell table:style-name="ce21" office:value-type="float" office:value="7.372" calcext:value-type="float">
            <text:p>7.372</text:p>
          </table:table-cell>
          <table:table-cell table:style-name="ce21" office:value-type="float" office:value="33.067" calcext:value-type="float">
            <text:p>33.06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7.smt2.json</text:p>
          </table:table-cell>
          <table:table-cell table:style-name="ce21" office:value-type="float" office:value="40.535" calcext:value-type="float">
            <text:p>40.535</text:p>
          </table:table-cell>
          <table:table-cell table:style-name="ce21" office:value-type="float" office:value="1200.133" calcext:value-type="float">
            <text:p>1200.133</text:p>
          </table:table-cell>
          <table:table-cell table:style-name="ce21" office:value-type="float" office:value="1200.298" calcext:value-type="float">
            <text:p>1200.298</text:p>
          </table:table-cell>
          <table:table-cell table:style-name="ce21" office:value-type="float" office:value="1200.069" calcext:value-type="float">
            <text:p>1200.0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8.smt2.json</text:p>
          </table:table-cell>
          <table:table-cell table:style-name="ce21" office:value-type="float" office:value="32.744" calcext:value-type="float">
            <text:p>32.744</text:p>
          </table:table-cell>
          <table:table-cell table:style-name="ce21" office:value-type="float" office:value="0.342" calcext:value-type="float">
            <text:p>0.342</text:p>
          </table:table-cell>
          <table:table-cell table:style-name="ce21" office:value-type="float" office:value="1.423" calcext:value-type="float">
            <text:p>1.423</text:p>
          </table:table-cell>
          <table:table-cell table:style-name="ce21" office:value-type="float" office:value="0.565" calcext:value-type="float">
            <text:p>0.5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2_track_9.smt2.json</text:p>
          </table:table-cell>
          <table:table-cell table:style-name="ce21" office:value-type="float" office:value="44.078" calcext:value-type="float">
            <text:p>44.078</text:p>
          </table:table-cell>
          <table:table-cell table:style-name="ce21" office:value-type="float" office:value="1200.174" calcext:value-type="float">
            <text:p>1200.174</text:p>
          </table:table-cell>
          <table:table-cell table:style-name="ce21" office:value-type="float" office:value="1021.819" calcext:value-type="float">
            <text:p>1021.819</text:p>
          </table:table-cell>
          <table:table-cell table:style-name="ce21" office:value-type="float" office:value="1200.056" calcext:value-type="float">
            <text:p>1200.05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.smt2.json</text:p>
          </table:table-cell>
          <table:table-cell table:style-name="ce21" office:value-type="float" office:value="36.843" calcext:value-type="float">
            <text:p>36.843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1.462" calcext:value-type="float">
            <text:p>1.462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.smt2.json</text:p>
          </table:table-cell>
          <table:table-cell table:style-name="ce21" office:value-type="float" office:value="25.305" calcext:value-type="float">
            <text:p>25.305</text:p>
          </table:table-cell>
          <table:table-cell table:style-name="ce21" office:value-type="float" office:value="0.304" calcext:value-type="float">
            <text:p>0.304</text:p>
          </table:table-cell>
          <table:table-cell table:style-name="ce21" office:value-type="float" office:value="1.42" calcext:value-type="float">
            <text:p>1.42</text:p>
          </table:table-cell>
          <table:table-cell table:style-name="ce21" office:value-type="float" office:value="0.36" calcext:value-type="float">
            <text:p>0.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0.smt2.json</text:p>
          </table:table-cell>
          <table:table-cell table:style-name="ce21" office:value-type="float" office:value="45.105" calcext:value-type="float">
            <text:p>45.105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635" calcext:value-type="float">
            <text:p>1.635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1.smt2.json</text:p>
          </table:table-cell>
          <table:table-cell table:style-name="ce21" office:value-type="float" office:value="251.689" calcext:value-type="float">
            <text:p>251.689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608" calcext:value-type="float">
            <text:p>1.608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2.smt2.json</text:p>
          </table:table-cell>
          <table:table-cell table:style-name="ce21" office:value-type="float" office:value="33.339" calcext:value-type="float">
            <text:p>33.339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.554" calcext:value-type="float">
            <text:p>1.554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3.smt2.json</text:p>
          </table:table-cell>
          <table:table-cell table:style-name="ce21" office:value-type="float" office:value="280.842" calcext:value-type="float">
            <text:p>280.842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1.383" calcext:value-type="float">
            <text:p>1.383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4.smt2.json</text:p>
          </table:table-cell>
          <table:table-cell table:style-name="ce21" office:value-type="float" office:value="34.054" calcext:value-type="float">
            <text:p>34.054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371" calcext:value-type="float">
            <text:p>1.371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5.smt2.json</text:p>
          </table:table-cell>
          <table:table-cell table:style-name="ce21" office:value-type="float" office:value="41.119" calcext:value-type="float">
            <text:p>41.119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1.399" calcext:value-type="float">
            <text:p>1.399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6.smt2.json</text:p>
          </table:table-cell>
          <table:table-cell table:style-name="ce21" office:value-type="float" office:value="32.922" calcext:value-type="float">
            <text:p>32.922</text:p>
          </table:table-cell>
          <table:table-cell table:style-name="ce21" office:value-type="float" office:value="0.308" calcext:value-type="float">
            <text:p>0.308</text:p>
          </table:table-cell>
          <table:table-cell table:style-name="ce21" office:value-type="float" office:value="1.36" calcext:value-type="float">
            <text:p>1.36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7.smt2.json</text:p>
          </table:table-cell>
          <table:table-cell table:style-name="ce21" office:value-type="float" office:value="40.58" calcext:value-type="float">
            <text:p>40.58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616" calcext:value-type="float">
            <text:p>1.616</text:p>
          </table:table-cell>
          <table:table-cell table:style-name="ce21"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8.smt2.json</text:p>
          </table:table-cell>
          <table:table-cell table:style-name="ce21" office:value-type="float" office:value="38.396" calcext:value-type="float">
            <text:p>38.396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1.465" calcext:value-type="float">
            <text:p>1.465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09.smt2.json</text:p>
          </table:table-cell>
          <table:table-cell table:style-name="ce21" office:value-type="float" office:value="33.525" calcext:value-type="float">
            <text:p>33.525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3.883" calcext:value-type="float">
            <text:p>3.883</text:p>
          </table:table-cell>
          <table:table-cell table:style-name="ce21" office:value-type="float" office:value="0.35" calcext:value-type="float">
            <text:p>0.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.smt2.json</text:p>
          </table:table-cell>
          <table:table-cell table:style-name="ce21" office:value-type="float" office:value="39.384" calcext:value-type="float">
            <text:p>39.384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297" calcext:value-type="float">
            <text:p>1.297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0.smt2.json</text:p>
          </table:table-cell>
          <table:table-cell table:style-name="ce21" office:value-type="float" office:value="37.487" calcext:value-type="float">
            <text:p>37.487</text:p>
          </table:table-cell>
          <table:table-cell table:style-name="ce21" office:value-type="float" office:value="1200.14" calcext:value-type="float">
            <text:p>1200.14</text:p>
          </table:table-cell>
          <table:table-cell table:style-name="ce21" office:value-type="float" office:value="1.536" calcext:value-type="float">
            <text:p>1.536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1.smt2.json</text:p>
          </table:table-cell>
          <table:table-cell table:style-name="ce21" office:value-type="float" office:value="31.826" calcext:value-type="float">
            <text:p>31.826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65" calcext:value-type="float">
            <text:p>1.65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2.smt2.json</text:p>
          </table:table-cell>
          <table:table-cell table:style-name="ce21" office:value-type="float" office:value="0.765" calcext:value-type="float">
            <text:p>0.765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513" calcext:value-type="float">
            <text:p>1.513</text:p>
          </table:table-cell>
          <table:table-cell table:style-name="ce21" office:value-type="float" office:value="0.374" calcext:value-type="float">
            <text:p>0.3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3.smt2.json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1.887" calcext:value-type="float">
            <text:p>11.887</text:p>
          </table:table-cell>
          <table:table-cell table:style-name="ce21"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4.smt2.json</text:p>
          </table:table-cell>
          <table:table-cell table:style-name="ce21" office:value-type="float" office:value="0.758" calcext:value-type="float">
            <text:p>0.758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49" calcext:value-type="float">
            <text:p>1.49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5.smt2.json</text:p>
          </table:table-cell>
          <table:table-cell table:style-name="ce21" office:value-type="float" office:value="0.769" calcext:value-type="float">
            <text:p>0.769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682" calcext:value-type="float">
            <text:p>1.682</text:p>
          </table:table-cell>
          <table:table-cell table:style-name="ce21"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6.smt2.json</text:p>
          </table:table-cell>
          <table:table-cell table:style-name="ce21" office:value-type="float" office:value="0.762" calcext:value-type="float">
            <text:p>0.762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653" calcext:value-type="float">
            <text:p>1.653</text:p>
          </table:table-cell>
          <table:table-cell table:style-name="ce21" office:value-type="float" office:value="2.24" calcext:value-type="float">
            <text:p>2.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7.smt2.json</text:p>
          </table:table-cell>
          <table:table-cell table:style-name="ce21" office:value-type="float" office:value="0.748" calcext:value-type="float">
            <text:p>0.748</text:p>
          </table:table-cell>
          <table:table-cell table:style-name="ce21" office:value-type="float" office:value="0.387" calcext:value-type="float">
            <text:p>0.387</text:p>
          </table:table-cell>
          <table:table-cell table:style-name="ce21" office:value-type="float" office:value="1.652" calcext:value-type="float">
            <text:p>1.652</text:p>
          </table:table-cell>
          <table:table-cell table:style-name="ce21" office:value-type="float" office:value="0.407" calcext:value-type="float">
            <text:p>0.4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8.smt2.json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1.558" calcext:value-type="float">
            <text:p>1.558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19.smt2.json</text:p>
          </table:table-cell>
          <table:table-cell table:style-name="ce21" office:value-type="float" office:value="21.067" calcext:value-type="float">
            <text:p>21.067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1.847" calcext:value-type="float">
            <text:p>1.847</text:p>
          </table:table-cell>
          <table:table-cell table:style-name="ce21"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.smt2.json</text:p>
          </table:table-cell>
          <table:table-cell table:style-name="ce21" office:value-type="float" office:value="299.82" calcext:value-type="float">
            <text:p>299.82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32" calcext:value-type="float">
            <text:p>1.32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0.smt2.json</text:p>
          </table:table-cell>
          <table:table-cell table:style-name="ce21" office:value-type="float" office:value="222.11" calcext:value-type="float">
            <text:p>222.11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1.478" calcext:value-type="float">
            <text:p>1.478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1.smt2.json</text:p>
          </table:table-cell>
          <table:table-cell table:style-name="ce21" office:value-type="float" office:value="36.573" calcext:value-type="float">
            <text:p>36.573</text:p>
          </table:table-cell>
          <table:table-cell table:style-name="ce21" office:value-type="float" office:value="0.416" calcext:value-type="float">
            <text:p>0.416</text:p>
          </table:table-cell>
          <table:table-cell table:style-name="ce21" office:value-type="float" office:value="121.38" calcext:value-type="float">
            <text:p>121.38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2.smt2.json</text:p>
          </table:table-cell>
          <table:table-cell table:style-name="ce21" office:value-type="float" office:value="275.418" calcext:value-type="float">
            <text:p>275.418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4.007" calcext:value-type="float">
            <text:p>4.007</text:p>
          </table:table-cell>
          <table:table-cell table:style-name="ce21" office:value-type="float" office:value="0.452" calcext:value-type="float">
            <text:p>0.4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3.smt2.json</text:p>
          </table:table-cell>
          <table:table-cell table:style-name="ce21" office:value-type="float" office:value="163.624" calcext:value-type="float">
            <text:p>163.624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1.928" calcext:value-type="float">
            <text:p>1.928</text:p>
          </table:table-cell>
          <table:table-cell table:style-name="ce21" office:value-type="float" office:value="0.487" calcext:value-type="float">
            <text:p>0.4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4.smt2.json</text:p>
          </table:table-cell>
          <table:table-cell table:style-name="ce21" office:value-type="float" office:value="275.021" calcext:value-type="float">
            <text:p>275.021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6.138" calcext:value-type="float">
            <text:p>6.138</text:p>
          </table:table-cell>
          <table:table-cell table:style-name="ce21" office:value-type="float" office:value="7.42" calcext:value-type="float">
            <text:p>7.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5.smt2.json</text:p>
          </table:table-cell>
          <table:table-cell table:style-name="ce21" office:value-type="float" office:value="277.183" calcext:value-type="float">
            <text:p>277.183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1201.151" calcext:value-type="float">
            <text:p>1201.151</text:p>
          </table:table-cell>
          <table:table-cell table:style-name="ce21" office:value-type="float" office:value="0.377" calcext:value-type="float">
            <text:p>0.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6.smt2.json</text:p>
          </table:table-cell>
          <table:table-cell table:style-name="ce21" office:value-type="float" office:value="42.227" calcext:value-type="float">
            <text:p>42.227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364" calcext:value-type="float">
            <text:p>1.364</text:p>
          </table:table-cell>
          <table:table-cell table:style-name="ce21" office:value-type="float" office:value="0.31" calcext:value-type="float">
            <text:p>0.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7.smt2.json</text:p>
          </table:table-cell>
          <table:table-cell table:style-name="ce21" office:value-type="float" office:value="43.647" calcext:value-type="float">
            <text:p>43.647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395" calcext:value-type="float">
            <text:p>1.395</text:p>
          </table:table-cell>
          <table:table-cell table:style-name="ce21" office:value-type="float" office:value="0.341" calcext:value-type="float">
            <text:p>0.34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8.smt2.json</text:p>
          </table:table-cell>
          <table:table-cell table:style-name="ce21" office:value-type="float" office:value="40.696" calcext:value-type="float">
            <text:p>40.696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605" calcext:value-type="float">
            <text:p>1.605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29.smt2.json</text:p>
          </table:table-cell>
          <table:table-cell table:style-name="ce21" office:value-type="float" office:value="34.648" calcext:value-type="float">
            <text:p>34.648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609" calcext:value-type="float">
            <text:p>1.609</text:p>
          </table:table-cell>
          <table:table-cell table:style-name="ce21" office:value-type="float" office:value="1200.058" calcext:value-type="float">
            <text:p>1200.0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.smt2.json</text:p>
          </table:table-cell>
          <table:table-cell table:style-name="ce21" office:value-type="float" office:value="271.446" calcext:value-type="float">
            <text:p>271.446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3" calcext:value-type="float">
            <text:p>1.3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0.smt2.json</text:p>
          </table:table-cell>
          <table:table-cell table:style-name="ce21" office:value-type="float" office:value="36.633" calcext:value-type="float">
            <text:p>36.633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556" calcext:value-type="float">
            <text:p>1.556</text:p>
          </table:table-cell>
          <table:table-cell table:style-name="ce21" office:value-type="float" office:value="0.346" calcext:value-type="float">
            <text:p>0.3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1.smt2.json</text:p>
          </table:table-cell>
          <table:table-cell table:style-name="ce21" office:value-type="float" office:value="35.283" calcext:value-type="float">
            <text:p>35.283</text:p>
          </table:table-cell>
          <table:table-cell table:style-name="ce21" office:value-type="float" office:value="0.373" calcext:value-type="float">
            <text:p>0.373</text:p>
          </table:table-cell>
          <table:table-cell table:style-name="ce21" office:value-type="float" office:value="90.453" calcext:value-type="float">
            <text:p>90.453</text:p>
          </table:table-cell>
          <table:table-cell table:style-name="ce21" office:value-type="float" office:value="0.36" calcext:value-type="float">
            <text:p>0.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2.smt2.json</text:p>
          </table:table-cell>
          <table:table-cell table:style-name="ce21" office:value-type="float" office:value="0.774" calcext:value-type="float">
            <text:p>0.774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1.651" calcext:value-type="float">
            <text:p>1.651</text:p>
          </table:table-cell>
          <table:table-cell table:style-name="ce21" office:value-type="float" office:value="0.558" calcext:value-type="float">
            <text:p>0.5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3.smt2.json</text:p>
          </table:table-cell>
          <table:table-cell table:style-name="ce21" office:value-type="float" office:value="0.736" calcext:value-type="float">
            <text:p>0.736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2.745" calcext:value-type="float">
            <text:p>2.745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4.smt2.json</text:p>
          </table:table-cell>
          <table:table-cell table:style-name="ce21" office:value-type="float" office:value="0.758" calcext:value-type="float">
            <text:p>0.758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0.967" calcext:value-type="float">
            <text:p>10.967</text:p>
          </table:table-cell>
          <table:table-cell table:style-name="ce2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5.smt2.json</text:p>
          </table:table-cell>
          <table:table-cell table:style-name="ce21" office:value-type="float" office:value="0.753" calcext:value-type="float">
            <text:p>0.753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731" calcext:value-type="float">
            <text:p>1.731</text:p>
          </table:table-cell>
          <table:table-cell table:style-name="ce21" office:value-type="float" office:value="0.546" calcext:value-type="float">
            <text:p>0.5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6.smt2.json</text:p>
          </table:table-cell>
          <table:table-cell table:style-name="ce21" office:value-type="float" office:value="0.992" calcext:value-type="float">
            <text:p>0.992</text:p>
          </table:table-cell>
          <table:table-cell table:style-name="ce21" office:value-type="float" office:value="0.338" calcext:value-type="float">
            <text:p>0.338</text:p>
          </table:table-cell>
          <table:table-cell table:style-name="ce21" office:value-type="float" office:value="2.319" calcext:value-type="float">
            <text:p>2.319</text:p>
          </table:table-cell>
          <table:table-cell table:style-name="ce21" office:value-type="float" office:value="0.63" calcext:value-type="float">
            <text:p>0.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7.smt2.json</text:p>
          </table:table-cell>
          <table:table-cell table:style-name="ce21" office:value-type="float" office:value="291.126" calcext:value-type="float">
            <text:p>291.126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920.066" calcext:value-type="float">
            <text:p>920.066</text:p>
          </table:table-cell>
          <table:table-cell table:style-name="ce21" office:value-type="float" office:value="0.432" calcext:value-type="float">
            <text:p>0.4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8.smt2.json</text:p>
          </table:table-cell>
          <table:table-cell table:style-name="ce21" office:value-type="float" office:value="15.502" calcext:value-type="float">
            <text:p>15.502</text:p>
          </table:table-cell>
          <table:table-cell table:style-name="ce21" office:value-type="float" office:value="0.374" calcext:value-type="float">
            <text:p>0.374</text:p>
          </table:table-cell>
          <table:table-cell table:style-name="ce21" office:value-type="float" office:value="84.661" calcext:value-type="float">
            <text:p>84.661</text:p>
          </table:table-cell>
          <table:table-cell table:style-name="ce21" office:value-type="float" office:value="1200.048" calcext:value-type="float">
            <text:p>1200.0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39.smt2.json</text:p>
          </table:table-cell>
          <table:table-cell table:style-name="ce21" office:value-type="float" office:value="230.322" calcext:value-type="float">
            <text:p>230.322</text:p>
          </table:table-cell>
          <table:table-cell table:style-name="ce21" office:value-type="float" office:value="0.373" calcext:value-type="float">
            <text:p>0.373</text:p>
          </table:table-cell>
          <table:table-cell table:style-name="ce21" office:value-type="float" office:value="228.73" calcext:value-type="float">
            <text:p>228.73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.smt2.json</text:p>
          </table:table-cell>
          <table:table-cell table:style-name="ce21" office:value-type="float" office:value="42.432" calcext:value-type="float">
            <text:p>42.432</text:p>
          </table:table-cell>
          <table:table-cell table:style-name="ce21" office:value-type="float" office:value="0.343" calcext:value-type="float">
            <text:p>0.343</text:p>
          </table:table-cell>
          <table:table-cell table:style-name="ce21" office:value-type="float" office:value="1.222" calcext:value-type="float">
            <text:p>1.222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0.smt2.json</text:p>
          </table:table-cell>
          <table:table-cell table:style-name="ce21" office:value-type="float" office:value="290.933" calcext:value-type="float">
            <text:p>290.933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30.675" calcext:value-type="float">
            <text:p>30.675</text:p>
          </table:table-cell>
          <table:table-cell table:style-name="ce21" office:value-type="float" office:value="1.444" calcext:value-type="float">
            <text:p>1.4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1.smt2.json</text:p>
          </table:table-cell>
          <table:table-cell table:style-name="ce21" office:value-type="float" office:value="264.726" calcext:value-type="float">
            <text:p>264.726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687" calcext:value-type="float">
            <text:p>1.687</text:p>
          </table:table-cell>
          <table:table-cell table:style-name="ce21"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2.smt2.json</text:p>
          </table:table-cell>
          <table:table-cell table:style-name="ce21" office:value-type="float" office:value="227.854" calcext:value-type="float">
            <text:p>227.854</text:p>
          </table:table-cell>
          <table:table-cell table:style-name="ce21" office:value-type="float" office:value="0.406" calcext:value-type="float">
            <text:p>0.406</text:p>
          </table:table-cell>
          <table:table-cell table:style-name="ce21" office:value-type="float" office:value="2.352" calcext:value-type="float">
            <text:p>2.352</text:p>
          </table:table-cell>
          <table:table-cell table:style-name="ce21" office:value-type="float" office:value="0.395" calcext:value-type="float">
            <text:p>0.3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3.smt2.json</text:p>
          </table:table-cell>
          <table:table-cell table:style-name="ce21" office:value-type="float" office:value="202.513" calcext:value-type="float">
            <text:p>202.513</text:p>
          </table:table-cell>
          <table:table-cell table:style-name="ce21" office:value-type="float" office:value="0.389" calcext:value-type="float">
            <text:p>0.389</text:p>
          </table:table-cell>
          <table:table-cell table:style-name="ce21" office:value-type="float" office:value="1158.713" calcext:value-type="float">
            <text:p>1158.713</text:p>
          </table:table-cell>
          <table:table-cell table:style-name="ce21" office:value-type="float" office:value="0.774" calcext:value-type="float">
            <text:p>0.7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4.smt2.json</text:p>
          </table:table-cell>
          <table:table-cell table:style-name="ce21" office:value-type="float" office:value="33.863" calcext:value-type="float">
            <text:p>33.863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393" calcext:value-type="float">
            <text:p>1.393</text:p>
          </table:table-cell>
          <table:table-cell table:style-name="ce21"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5.smt2.json</text:p>
          </table:table-cell>
          <table:table-cell table:style-name="ce21" office:value-type="float" office:value="41.359" calcext:value-type="float">
            <text:p>41.359</text:p>
          </table:table-cell>
          <table:table-cell table:style-name="ce21" office:value-type="float" office:value="0.439" calcext:value-type="float">
            <text:p>0.439</text:p>
          </table:table-cell>
          <table:table-cell table:style-name="ce21" office:value-type="float" office:value="1200.385" calcext:value-type="float">
            <text:p>1200.385</text:p>
          </table:table-cell>
          <table:table-cell table:style-name="ce21" office:value-type="float" office:value="1160.678" calcext:value-type="float">
            <text:p>1160.6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6.smt2.json</text:p>
          </table:table-cell>
          <table:table-cell table:style-name="ce21" office:value-type="float" office:value="38.236" calcext:value-type="float">
            <text:p>38.236</text:p>
          </table:table-cell>
          <table:table-cell table:style-name="ce21" office:value-type="float" office:value="0.347" calcext:value-type="float">
            <text:p>0.347</text:p>
          </table:table-cell>
          <table:table-cell table:style-name="ce21" office:value-type="float" office:value="1.859" calcext:value-type="float">
            <text:p>1.859</text:p>
          </table:table-cell>
          <table:table-cell table:style-name="ce21" office:value-type="float" office:value="1200.058" calcext:value-type="float">
            <text:p>1200.0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7.smt2.json</text:p>
          </table:table-cell>
          <table:table-cell table:style-name="ce21" office:value-type="float" office:value="38.543" calcext:value-type="float">
            <text:p>38.543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476" calcext:value-type="float">
            <text:p>1.476</text:p>
          </table:table-cell>
          <table:table-cell table:style-name="ce21" office:value-type="float" office:value="0.324" calcext:value-type="float">
            <text:p>0.3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8.smt2.json</text:p>
          </table:table-cell>
          <table:table-cell table:style-name="ce21" office:value-type="float" office:value="32.914" calcext:value-type="float">
            <text:p>32.914</text:p>
          </table:table-cell>
          <table:table-cell table:style-name="ce21" office:value-type="float" office:value="0.335" calcext:value-type="float">
            <text:p>0.335</text:p>
          </table:table-cell>
          <table:table-cell table:style-name="ce21" office:value-type="float" office:value="1.402" calcext:value-type="float">
            <text:p>1.402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49.smt2.json</text:p>
          </table:table-cell>
          <table:table-cell table:style-name="ce21" office:value-type="float" office:value="0.765" calcext:value-type="float">
            <text:p>0.765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21" office:value-type="float" office:value="1.73" calcext:value-type="float">
            <text:p>1.73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.smt2.json</text:p>
          </table:table-cell>
          <table:table-cell table:style-name="ce21" office:value-type="float" office:value="0.752" calcext:value-type="float">
            <text:p>0.752</text:p>
          </table:table-cell>
          <table:table-cell table:style-name="ce21" office:value-type="float" office:value="0.307" calcext:value-type="float">
            <text:p>0.307</text:p>
          </table:table-cell>
          <table:table-cell table:style-name="ce21" office:value-type="float" office:value="1.361" calcext:value-type="float">
            <text:p>1.361</text:p>
          </table:table-cell>
          <table:table-cell table:style-name="ce21" office:value-type="float" office:value="0.36" calcext:value-type="float">
            <text:p>0.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0.smt2.json</text:p>
          </table:table-cell>
          <table:table-cell table:style-name="ce21" office:value-type="float" office:value="0.75" calcext:value-type="float">
            <text:p>0.75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21" office:value-type="float" office:value="84.049" calcext:value-type="float">
            <text:p>84.049</text:p>
          </table:table-cell>
          <table:table-cell table:style-name="ce21" office:value-type="float" office:value="0.575" calcext:value-type="float">
            <text:p>0.57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1.smt2.json</text:p>
          </table:table-cell>
          <table:table-cell table:style-name="ce21" office:value-type="float" office:value="0.738" calcext:value-type="float">
            <text:p>0.738</text:p>
          </table:table-cell>
          <table:table-cell table:style-name="ce21" office:value-type="float" office:value="1200.055" calcext:value-type="float">
            <text:p>1200.055</text:p>
          </table:table-cell>
          <table:table-cell table:style-name="ce21" office:value-type="float" office:value="1200.103" calcext:value-type="float">
            <text:p>1200.103</text:p>
          </table:table-cell>
          <table:table-cell table:style-name="ce21" office:value-type="float" office:value="1200.064" calcext:value-type="float">
            <text:p>1200.0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2.smt2.json</text:p>
          </table:table-cell>
          <table:table-cell table:style-name="ce21" office:value-type="float" office:value="0.751" calcext:value-type="float">
            <text:p>0.751</text:p>
          </table:table-cell>
          <table:table-cell table:style-name="ce21" office:value-type="float" office:value="0.403" calcext:value-type="float">
            <text:p>0.403</text:p>
          </table:table-cell>
          <table:table-cell table:style-name="ce21" office:value-type="float" office:value="1200.619" calcext:value-type="float">
            <text:p>1200.619</text:p>
          </table:table-cell>
          <table:table-cell table:style-name="ce21" office:value-type="float" office:value="0.373" calcext:value-type="float">
            <text:p>0.37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3.smt2.json</text:p>
          </table:table-cell>
          <table:table-cell table:style-name="ce21" office:value-type="float" office:value="0.763" calcext:value-type="float">
            <text:p>0.763</text:p>
          </table:table-cell>
          <table:table-cell table:style-name="ce21" office:value-type="float" office:value="0.395" calcext:value-type="float">
            <text:p>0.395</text:p>
          </table:table-cell>
          <table:table-cell table:style-name="ce21" office:value-type="float" office:value="6.849" calcext:value-type="float">
            <text:p>6.849</text:p>
          </table:table-cell>
          <table:table-cell table:style-name="ce21" office:value-type="float" office:value="0.604" calcext:value-type="float">
            <text:p>0.6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4.smt2.json</text:p>
          </table:table-cell>
          <table:table-cell table:style-name="ce21" office:value-type="float" office:value="32.533" calcext:value-type="float">
            <text:p>32.533</text:p>
          </table:table-cell>
          <table:table-cell table:style-name="ce21" office:value-type="float" office:value="1200.105" calcext:value-type="float">
            <text:p>1200.105</text:p>
          </table:table-cell>
          <table:table-cell table:style-name="ce21" office:value-type="float" office:value="1.949" calcext:value-type="float">
            <text:p>1.949</text:p>
          </table:table-cell>
          <table:table-cell table:style-name="ce21" office:value-type="float" office:value="0.348" calcext:value-type="float">
            <text:p>0.3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5.smt2.json</text:p>
          </table:table-cell>
          <table:table-cell table:style-name="ce21" office:value-type="float" office:value="252.418" calcext:value-type="float">
            <text:p>252.418</text:p>
          </table:table-cell>
          <table:table-cell table:style-name="ce21" office:value-type="float" office:value="0.359" calcext:value-type="float">
            <text:p>0.359</text:p>
          </table:table-cell>
          <table:table-cell table:style-name="ce21" office:value-type="float" office:value="148.318" calcext:value-type="float">
            <text:p>148.318</text:p>
          </table:table-cell>
          <table:table-cell table:style-name="ce21" office:value-type="float" office:value="5.449" calcext:value-type="float">
            <text:p>5.4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6.smt2.json</text:p>
          </table:table-cell>
          <table:table-cell table:style-name="ce21" office:value-type="float" office:value="64.967" calcext:value-type="float">
            <text:p>64.967</text:p>
          </table:table-cell>
          <table:table-cell table:style-name="ce21" office:value-type="float" office:value="0.375" calcext:value-type="float">
            <text:p>0.375</text:p>
          </table:table-cell>
          <table:table-cell table:style-name="ce21" office:value-type="float" office:value="1201.48" calcext:value-type="float">
            <text:p>1201.48</text:p>
          </table:table-cell>
          <table:table-cell table:style-name="ce21" office:value-type="float" office:value="0.851" calcext:value-type="float">
            <text:p>0.8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7.smt2.json</text:p>
          </table:table-cell>
          <table:table-cell table:style-name="ce21" office:value-type="float" office:value="273.804" calcext:value-type="float">
            <text:p>273.804</text:p>
          </table:table-cell>
          <table:table-cell table:style-name="ce21" office:value-type="float" office:value="0.357" calcext:value-type="float">
            <text:p>0.357</text:p>
          </table:table-cell>
          <table:table-cell table:style-name="ce21" office:value-type="float" office:value="97.259" calcext:value-type="float">
            <text:p>97.259</text:p>
          </table:table-cell>
          <table:table-cell table:style-name="ce21" office:value-type="float" office:value="0.391" calcext:value-type="float">
            <text:p>0.39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8.smt2.json</text:p>
          </table:table-cell>
          <table:table-cell table:style-name="ce21" office:value-type="float" office:value="68.725" calcext:value-type="float">
            <text:p>68.725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73.091" calcext:value-type="float">
            <text:p>173.091</text:p>
          </table:table-cell>
          <table:table-cell table:style-name="ce21"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59.smt2.json</text:p>
          </table:table-cell>
          <table:table-cell table:style-name="ce21" office:value-type="float" office:value="232.878" calcext:value-type="float">
            <text:p>232.878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3.601" calcext:value-type="float">
            <text:p>13.601</text:p>
          </table:table-cell>
          <table:table-cell table:style-name="ce21" office:value-type="float" office:value="0.349" calcext:value-type="float">
            <text:p>0.3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.smt2.json</text:p>
          </table:table-cell>
          <table:table-cell table:style-name="ce21" office:value-type="float" office:value="278.909" calcext:value-type="float">
            <text:p>278.909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281" calcext:value-type="float">
            <text:p>1.281</text:p>
          </table:table-cell>
          <table:table-cell table:style-name="ce21"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0.smt2.json</text:p>
          </table:table-cell>
          <table:table-cell table:style-name="ce21" office:value-type="float" office:value="302.498" calcext:value-type="float">
            <text:p>302.498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861" calcext:value-type="float">
            <text:p>1.861</text:p>
          </table:table-cell>
          <table:table-cell table:style-name="ce21" office:value-type="float" office:value="0.31" calcext:value-type="float">
            <text:p>0.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1.smt2.json</text:p>
          </table:table-cell>
          <table:table-cell table:style-name="ce21" office:value-type="float" office:value="35.398" calcext:value-type="float">
            <text:p>35.398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682" calcext:value-type="float">
            <text:p>1.682</text:p>
          </table:table-cell>
          <table:table-cell table:style-name="ce21" office:value-type="float" office:value="0.343" calcext:value-type="float">
            <text:p>0.3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2.smt2.json</text:p>
          </table:table-cell>
          <table:table-cell table:style-name="ce21" office:value-type="float" office:value="63.66" calcext:value-type="float">
            <text:p>63.66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1" office:value-type="float" office:value="1.815" calcext:value-type="float">
            <text:p>1.815</text:p>
          </table:table-cell>
          <table:table-cell table:style-name="ce21" office:value-type="float" office:value="0.428" calcext:value-type="float">
            <text:p>0.4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3.smt2.json</text:p>
          </table:table-cell>
          <table:table-cell table:style-name="ce21" office:value-type="float" office:value="0.749" calcext:value-type="float">
            <text:p>0.749</text:p>
          </table:table-cell>
          <table:table-cell table:style-name="ce21" office:value-type="float" office:value="0.346" calcext:value-type="float">
            <text:p>0.346</text:p>
          </table:table-cell>
          <table:table-cell table:style-name="ce21" office:value-type="float" office:value="2.098" calcext:value-type="float">
            <text:p>2.098</text:p>
          </table:table-cell>
          <table:table-cell table:style-name="ce21"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4.smt2.json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2.789" calcext:value-type="float">
            <text:p>2.789</text:p>
          </table:table-cell>
          <table:table-cell table:style-name="ce21"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5.smt2.json</text:p>
          </table:table-cell>
          <table:table-cell table:style-name="ce21" office:value-type="float" office:value="273.351" calcext:value-type="float">
            <text:p>273.351</text:p>
          </table:table-cell>
          <table:table-cell table:style-name="ce21" office:value-type="float" office:value="0.338" calcext:value-type="float">
            <text:p>0.338</text:p>
          </table:table-cell>
          <table:table-cell table:style-name="ce21" office:value-type="float" office:value="3.776" calcext:value-type="float">
            <text:p>3.776</text:p>
          </table:table-cell>
          <table:table-cell table:style-name="ce21"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6.smt2.json</text:p>
          </table:table-cell>
          <table:table-cell table:style-name="ce21" office:value-type="float" office:value="333.536" calcext:value-type="float">
            <text:p>333.536</text:p>
          </table:table-cell>
          <table:table-cell table:style-name="ce21" office:value-type="float" office:value="0.347" calcext:value-type="float">
            <text:p>0.347</text:p>
          </table:table-cell>
          <table:table-cell table:style-name="ce21" office:value-type="float" office:value="16.105" calcext:value-type="float">
            <text:p>16.105</text:p>
          </table:table-cell>
          <table:table-cell table:style-name="ce21" office:value-type="float" office:value="0.723" calcext:value-type="float">
            <text:p>0.7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7.smt2.json</text:p>
          </table:table-cell>
          <table:table-cell table:style-name="ce21" office:value-type="float" office:value="42.6" calcext:value-type="float">
            <text:p>42.6</text:p>
          </table:table-cell>
          <table:table-cell table:style-name="ce21" office:value-type="float" office:value="0.342" calcext:value-type="float">
            <text:p>0.342</text:p>
          </table:table-cell>
          <table:table-cell table:style-name="ce21" office:value-type="float" office:value="1200.335" calcext:value-type="float">
            <text:p>1200.335</text:p>
          </table:table-cell>
          <table:table-cell table:style-name="ce21" office:value-type="float" office:value="0.466" calcext:value-type="float">
            <text:p>0.46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8.smt2.json</text:p>
          </table:table-cell>
          <table:table-cell table:style-name="ce21" office:value-type="float" office:value="52.732" calcext:value-type="float">
            <text:p>52.732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13.206" calcext:value-type="float">
            <text:p>13.206</text:p>
          </table:table-cell>
          <table:table-cell table:style-name="ce21"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69.smt2.json</text:p>
          </table:table-cell>
          <table:table-cell table:style-name="ce21" office:value-type="float" office:value="228.191" calcext:value-type="float">
            <text:p>228.191</text:p>
          </table:table-cell>
          <table:table-cell table:style-name="ce21" office:value-type="float" office:value="0.382" calcext:value-type="float">
            <text:p>0.382</text:p>
          </table:table-cell>
          <table:table-cell table:style-name="ce21" office:value-type="float" office:value="3.915" calcext:value-type="float">
            <text:p>3.915</text:p>
          </table:table-cell>
          <table:table-cell table:style-name="ce21" office:value-type="float" office:value="1.395" calcext:value-type="float">
            <text:p>1.3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.smt2.json</text:p>
          </table:table-cell>
          <table:table-cell table:style-name="ce21" office:value-type="float" office:value="33.23" calcext:value-type="float">
            <text:p>33.23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29" calcext:value-type="float">
            <text:p>1.29</text:p>
          </table:table-cell>
          <table:table-cell table:style-name="ce21"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0.smt2.json</text:p>
          </table:table-cell>
          <table:table-cell table:style-name="ce21" office:value-type="float" office:value="0.766" calcext:value-type="float">
            <text:p>0.766</text:p>
          </table:table-cell>
          <table:table-cell table:style-name="ce21" office:value-type="float" office:value="0.341" calcext:value-type="float">
            <text:p>0.341</text:p>
          </table:table-cell>
          <table:table-cell table:style-name="ce21" office:value-type="float" office:value="19.025" calcext:value-type="float">
            <text:p>19.025</text:p>
          </table:table-cell>
          <table:table-cell table:style-name="ce21" office:value-type="float" office:value="0.496" calcext:value-type="float">
            <text:p>0.4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1.smt2.json</text:p>
          </table:table-cell>
          <table:table-cell table:style-name="ce21" office:value-type="float" office:value="97.129" calcext:value-type="float">
            <text:p>97.129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714.494" calcext:value-type="float">
            <text:p>714.494</text:p>
          </table:table-cell>
          <table:table-cell table:style-name="ce21" office:value-type="float" office:value="0.839" calcext:value-type="float">
            <text:p>0.8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2.smt2.json</text:p>
          </table:table-cell>
          <table:table-cell table:style-name="ce21" office:value-type="float" office:value="100.572" calcext:value-type="float">
            <text:p>100.572</text:p>
          </table:table-cell>
          <table:table-cell table:style-name="ce21" office:value-type="float" office:value="0.349" calcext:value-type="float">
            <text:p>0.349</text:p>
          </table:table-cell>
          <table:table-cell table:style-name="ce21" office:value-type="float" office:value="1200.154" calcext:value-type="float">
            <text:p>1200.154</text:p>
          </table:table-cell>
          <table:table-cell table:style-name="ce21" office:value-type="float" office:value="0.685" calcext:value-type="float">
            <text:p>0.68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3.smt2.json</text:p>
          </table:table-cell>
          <table:table-cell table:style-name="ce21" office:value-type="float" office:value="276.534" calcext:value-type="float">
            <text:p>276.534</text:p>
          </table:table-cell>
          <table:table-cell table:style-name="ce21" office:value-type="float" office:value="0.359" calcext:value-type="float">
            <text:p>0.359</text:p>
          </table:table-cell>
          <table:table-cell table:style-name="ce21" office:value-type="float" office:value="1145.634" calcext:value-type="float">
            <text:p>1145.634</text:p>
          </table:table-cell>
          <table:table-cell table:style-name="ce21" office:value-type="float" office:value="0.49" calcext:value-type="float">
            <text:p>0.4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4.smt2.json</text:p>
          </table:table-cell>
          <table:table-cell table:style-name="ce21" office:value-type="float" office:value="39.364" calcext:value-type="float">
            <text:p>39.364</text:p>
          </table:table-cell>
          <table:table-cell table:style-name="ce21" office:value-type="float" office:value="0.451" calcext:value-type="float">
            <text:p>0.451</text:p>
          </table:table-cell>
          <table:table-cell table:style-name="ce21" office:value-type="float" office:value="32.711" calcext:value-type="float">
            <text:p>32.711</text:p>
          </table:table-cell>
          <table:table-cell table:style-name="ce21" office:value-type="float" office:value="0.794" calcext:value-type="float">
            <text:p>0.79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5.smt2.json</text:p>
          </table:table-cell>
          <table:table-cell table:style-name="ce21" office:value-type="float" office:value="33.887" calcext:value-type="float">
            <text:p>33.887</text:p>
          </table:table-cell>
          <table:table-cell table:style-name="ce21" office:value-type="float" office:value="0.347" calcext:value-type="float">
            <text:p>0.347</text:p>
          </table:table-cell>
          <table:table-cell table:style-name="ce21" office:value-type="float" office:value="1200.339" calcext:value-type="float">
            <text:p>1200.339</text:p>
          </table:table-cell>
          <table:table-cell table:style-name="ce21" office:value-type="float" office:value="0.952" calcext:value-type="float">
            <text:p>0.9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6.smt2.json</text:p>
          </table:table-cell>
          <table:table-cell table:style-name="ce21" office:value-type="float" office:value="29.259" calcext:value-type="float">
            <text:p>29.259</text:p>
          </table:table-cell>
          <table:table-cell table:style-name="ce21" office:value-type="float" office:value="0.359" calcext:value-type="float">
            <text:p>0.359</text:p>
          </table:table-cell>
          <table:table-cell table:style-name="ce21" office:value-type="float" office:value="2.013" calcext:value-type="float">
            <text:p>2.013</text:p>
          </table:table-cell>
          <table:table-cell table:style-name="ce21" office:value-type="float" office:value="0.463" calcext:value-type="float">
            <text:p>0.4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7.smt2.json</text:p>
          </table:table-cell>
          <table:table-cell table:style-name="ce21" office:value-type="float" office:value="0.992" calcext:value-type="float">
            <text:p>0.992</text:p>
          </table:table-cell>
          <table:table-cell table:style-name="ce21" office:value-type="float" office:value="0.362" calcext:value-type="float">
            <text:p>0.362</text:p>
          </table:table-cell>
          <table:table-cell table:style-name="ce21" office:value-type="float" office:value="1.278" calcext:value-type="float">
            <text:p>1.278</text:p>
          </table:table-cell>
          <table:table-cell table:style-name="ce21" office:value-type="float" office:value="0.31" calcext:value-type="float">
            <text:p>0.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8.smt2.json</text:p>
          </table:table-cell>
          <table:table-cell table:style-name="ce21" office:value-type="float" office:value="33.505" calcext:value-type="float">
            <text:p>33.505</text:p>
          </table:table-cell>
          <table:table-cell table:style-name="ce21" office:value-type="float" office:value="0.436" calcext:value-type="float">
            <text:p>0.436</text:p>
          </table:table-cell>
          <table:table-cell table:style-name="ce21" office:value-type="float" office:value="62.443" calcext:value-type="float">
            <text:p>62.443</text:p>
          </table:table-cell>
          <table:table-cell table:style-name="ce21" office:value-type="float" office:value="0.642" calcext:value-type="float">
            <text:p>0.6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79.smt2.json</text:p>
          </table:table-cell>
          <table:table-cell table:style-name="ce21" office:value-type="float" office:value="37.922" calcext:value-type="float">
            <text:p>37.922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140.317" calcext:value-type="float">
            <text:p>140.317</text:p>
          </table:table-cell>
          <table:table-cell table:style-name="ce21" office:value-type="float" office:value="0.478" calcext:value-type="float">
            <text:p>0.47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.smt2.json</text:p>
          </table:table-cell>
          <table:table-cell table:style-name="ce21" office:value-type="float" office:value="0.746" calcext:value-type="float">
            <text:p>0.746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373" calcext:value-type="float">
            <text:p>1.373</text:p>
          </table:table-cell>
          <table:table-cell table:style-name="ce21"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0.smt2.json</text:p>
          </table:table-cell>
          <table:table-cell table:style-name="ce21" office:value-type="float" office:value="0.749" calcext:value-type="float">
            <text:p>0.749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2.249" calcext:value-type="float">
            <text:p>2.249</text:p>
          </table:table-cell>
          <table:table-cell table:style-name="ce21"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1.smt2.json</text:p>
          </table:table-cell>
          <table:table-cell table:style-name="ce21" office:value-type="float" office:value="32.718" calcext:value-type="float">
            <text:p>32.718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069.873" calcext:value-type="float">
            <text:p>1069.873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2.smt2.json</text:p>
          </table:table-cell>
          <table:table-cell table:style-name="ce21" office:value-type="float" office:value="30.616" calcext:value-type="float">
            <text:p>30.616</text:p>
          </table:table-cell>
          <table:table-cell table:style-name="ce21" office:value-type="float" office:value="1200.147" calcext:value-type="float">
            <text:p>1200.147</text:p>
          </table:table-cell>
          <table:table-cell table:style-name="ce21" office:value-type="float" office:value="1200.089" calcext:value-type="float">
            <text:p>1200.089</text:p>
          </table:table-cell>
          <table:table-cell table:style-name="ce21" office:value-type="float" office:value="1200.058" calcext:value-type="float">
            <text:p>1200.0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3.smt2.json</text:p>
          </table:table-cell>
          <table:table-cell table:style-name="ce21" office:value-type="float" office:value="237.571" calcext:value-type="float">
            <text:p>237.571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21" office:value-type="float" office:value="1200.354" calcext:value-type="float">
            <text:p>1200.354</text:p>
          </table:table-cell>
          <table:table-cell table:style-name="ce21" office:value-type="float" office:value="0.535" calcext:value-type="float">
            <text:p>0.5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4.smt2.json</text:p>
          </table:table-cell>
          <table:table-cell table:style-name="ce21" office:value-type="float" office:value="41.038" calcext:value-type="float">
            <text:p>41.038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1.736" calcext:value-type="float">
            <text:p>1.736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5.smt2.json</text:p>
          </table:table-cell>
          <table:table-cell table:style-name="ce21" office:value-type="float" office:value="29.636" calcext:value-type="float">
            <text:p>29.636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443" calcext:value-type="float">
            <text:p>1.443</text:p>
          </table:table-cell>
          <table:table-cell table:style-name="ce21" office:value-type="float" office:value="0.335" calcext:value-type="float">
            <text:p>0.3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6.smt2.json</text:p>
          </table:table-cell>
          <table:table-cell table:style-name="ce21" office:value-type="float" office:value="36.354" calcext:value-type="float">
            <text:p>36.354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1" office:value-type="float" office:value="2.057" calcext:value-type="float">
            <text:p>2.057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7.smt2.json</text:p>
          </table:table-cell>
          <table:table-cell table:style-name="ce21" office:value-type="float" office:value="30.689" calcext:value-type="float">
            <text:p>30.689</text:p>
          </table:table-cell>
          <table:table-cell table:style-name="ce21" office:value-type="float" office:value="0.434" calcext:value-type="float">
            <text:p>0.434</text:p>
          </table:table-cell>
          <table:table-cell table:style-name="ce21" office:value-type="float" office:value="2.767" calcext:value-type="float">
            <text:p>2.767</text:p>
          </table:table-cell>
          <table:table-cell table:style-name="ce21" office:value-type="float" office:value="0.634" calcext:value-type="float">
            <text:p>0.6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8.smt2.json</text:p>
          </table:table-cell>
          <table:table-cell table:style-name="ce21" office:value-type="float" office:value="0.777" calcext:value-type="float">
            <text:p>0.777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21" office:value-type="float" office:value="1.469" calcext:value-type="float">
            <text:p>1.469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89.smt2.json</text:p>
          </table:table-cell>
          <table:table-cell table:style-name="ce21" office:value-type="float" office:value="36.615" calcext:value-type="float">
            <text:p>36.615</text:p>
          </table:table-cell>
          <table:table-cell table:style-name="ce21" office:value-type="float" office:value="0.386" calcext:value-type="float">
            <text:p>0.386</text:p>
          </table:table-cell>
          <table:table-cell table:style-name="ce21" office:value-type="float" office:value="242.782" calcext:value-type="float">
            <text:p>242.782</text:p>
          </table:table-cell>
          <table:table-cell table:style-name="ce21" office:value-type="float" office:value="0.481" calcext:value-type="float">
            <text:p>0.4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.smt2.json</text:p>
          </table:table-cell>
          <table:table-cell table:style-name="ce21" office:value-type="float" office:value="333.772" calcext:value-type="float">
            <text:p>333.772</text:p>
          </table:table-cell>
          <table:table-cell table:style-name="ce21" office:value-type="float" office:value="0.304" calcext:value-type="float">
            <text:p>0.304</text:p>
          </table:table-cell>
          <table:table-cell table:style-name="ce21" office:value-type="float" office:value="1.337" calcext:value-type="float">
            <text:p>1.337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0.smt2.json</text:p>
          </table:table-cell>
          <table:table-cell table:style-name="ce21" office:value-type="float" office:value="0.76" calcext:value-type="float">
            <text:p>0.76</text:p>
          </table:table-cell>
          <table:table-cell table:style-name="ce21" office:value-type="float" office:value="0.36" calcext:value-type="float">
            <text:p>0.36</text:p>
          </table:table-cell>
          <table:table-cell table:style-name="ce21" office:value-type="float" office:value="193.31" calcext:value-type="float">
            <text:p>193.31</text:p>
          </table:table-cell>
          <table:table-cell table:style-name="ce21"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1.smt2.json</text:p>
          </table:table-cell>
          <table:table-cell table:style-name="ce21" office:value-type="float" office:value="15.226" calcext:value-type="float">
            <text:p>15.226</text:p>
          </table:table-cell>
          <table:table-cell table:style-name="ce21" office:value-type="float" office:value="0.361" calcext:value-type="float">
            <text:p>0.361</text:p>
          </table:table-cell>
          <table:table-cell table:style-name="ce21" office:value-type="float" office:value="1200.229" calcext:value-type="float">
            <text:p>1200.229</text:p>
          </table:table-cell>
          <table:table-cell table:style-name="ce21" office:value-type="float" office:value="124.216" calcext:value-type="float">
            <text:p>124.2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2.smt2.json</text:p>
          </table:table-cell>
          <table:table-cell table:style-name="ce21" office:value-type="float" office:value="0.758" calcext:value-type="float">
            <text:p>0.758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21" office:value-type="float" office:value="849.764" calcext:value-type="float">
            <text:p>849.764</text:p>
          </table:table-cell>
          <table:table-cell table:style-name="ce21" office:value-type="float" office:value="1.302" calcext:value-type="float">
            <text:p>1.3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3.smt2.json</text:p>
          </table:table-cell>
          <table:table-cell table:style-name="ce21" office:value-type="float" office:value="0.782" calcext:value-type="float">
            <text:p>0.782</text:p>
          </table:table-cell>
          <table:table-cell table:style-name="ce21" office:value-type="float" office:value="0.347" calcext:value-type="float">
            <text:p>0.347</text:p>
          </table:table-cell>
          <table:table-cell table:style-name="ce21" office:value-type="float" office:value="33.201" calcext:value-type="float">
            <text:p>33.201</text:p>
          </table:table-cell>
          <table:table-cell table:style-name="ce21" office:value-type="float" office:value="0.439" calcext:value-type="float">
            <text:p>0.4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4.smt2.json</text:p>
          </table:table-cell>
          <table:table-cell table:style-name="ce21" office:value-type="float" office:value="33.002" calcext:value-type="float">
            <text:p>33.002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626" calcext:value-type="float">
            <text:p>1.626</text:p>
          </table:table-cell>
          <table:table-cell table:style-name="ce21" office:value-type="float" office:value="0.324" calcext:value-type="float">
            <text:p>0.3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5.smt2.json</text:p>
          </table:table-cell>
          <table:table-cell table:style-name="ce21" office:value-type="float" office:value="38.031" calcext:value-type="float">
            <text:p>38.031</text:p>
          </table:table-cell>
          <table:table-cell table:style-name="ce21" office:value-type="float" office:value="0.408" calcext:value-type="float">
            <text:p>0.408</text:p>
          </table:table-cell>
          <table:table-cell table:style-name="ce21" office:value-type="float" office:value="12.988" calcext:value-type="float">
            <text:p>12.988</text:p>
          </table:table-cell>
          <table:table-cell table:style-name="ce21" office:value-type="float" office:value="0.552" calcext:value-type="float">
            <text:p>0.5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6.smt2.json</text:p>
          </table:table-cell>
          <table:table-cell table:style-name="ce21" office:value-type="float" office:value="105.88" calcext:value-type="float">
            <text:p>105.88</text:p>
          </table:table-cell>
          <table:table-cell table:style-name="ce21" office:value-type="float" office:value="0.431" calcext:value-type="float">
            <text:p>0.431</text:p>
          </table:table-cell>
          <table:table-cell table:style-name="ce21" office:value-type="float" office:value="3.764" calcext:value-type="float">
            <text:p>3.764</text:p>
          </table:table-cell>
          <table:table-cell table:style-name="ce21" office:value-type="float" office:value="0.463" calcext:value-type="float">
            <text:p>0.46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7.smt2.json</text:p>
          </table:table-cell>
          <table:table-cell table:style-name="ce21" office:value-type="float" office:value="40.65" calcext:value-type="float">
            <text:p>40.65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67" calcext:value-type="float">
            <text:p>1.67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8.smt2.json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1.604" calcext:value-type="float">
            <text:p>1.604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199.smt2.json</text:p>
          </table:table-cell>
          <table:table-cell table:style-name="ce21" office:value-type="float" office:value="60.184" calcext:value-type="float">
            <text:p>60.184</text:p>
          </table:table-cell>
          <table:table-cell table:style-name="ce21" office:value-type="float" office:value="0.382" calcext:value-type="float">
            <text:p>0.382</text:p>
          </table:table-cell>
          <table:table-cell table:style-name="ce21" office:value-type="float" office:value="1200.361" calcext:value-type="float">
            <text:p>1200.361</text:p>
          </table:table-cell>
          <table:table-cell table:style-name="ce21" office:value-type="float" office:value="289.895" calcext:value-type="float">
            <text:p>289.8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.smt2.json</text:p>
          </table:table-cell>
          <table:table-cell table:style-name="ce21" office:value-type="float" office:value="35.721" calcext:value-type="float">
            <text:p>35.721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589" calcext:value-type="float">
            <text:p>1.589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0.smt2.json</text:p>
          </table:table-cell>
          <table:table-cell table:style-name="ce21" office:value-type="float" office:value="53.723" calcext:value-type="float">
            <text:p>53.723</text:p>
          </table:table-cell>
          <table:table-cell table:style-name="ce21" office:value-type="float" office:value="0.305" calcext:value-type="float">
            <text:p>0.305</text:p>
          </table:table-cell>
          <table:table-cell table:style-name="ce21" office:value-type="float" office:value="1.441" calcext:value-type="float">
            <text:p>1.441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00.smt2.json</text:p>
          </table:table-cell>
          <table:table-cell table:style-name="ce21" office:value-type="float" office:value="50.345" calcext:value-type="float">
            <text:p>50.345</text:p>
          </table:table-cell>
          <table:table-cell table:style-name="ce21" office:value-type="float" office:value="0.523" calcext:value-type="float">
            <text:p>0.523</text:p>
          </table:table-cell>
          <table:table-cell table:style-name="ce21" office:value-type="float" office:value="1200.152" calcext:value-type="float">
            <text:p>1200.152</text:p>
          </table:table-cell>
          <table:table-cell table:style-name="ce21" office:value-type="float" office:value="17.674" calcext:value-type="float">
            <text:p>17.6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1.smt2.json</text:p>
          </table:table-cell>
          <table:table-cell table:style-name="ce21" office:value-type="float" office:value="126.508" calcext:value-type="float">
            <text:p>126.508</text:p>
          </table:table-cell>
          <table:table-cell table:style-name="ce21" office:value-type="float" office:value="0.305" calcext:value-type="float">
            <text:p>0.305</text:p>
          </table:table-cell>
          <table:table-cell table:style-name="ce21" office:value-type="float" office:value="1.453" calcext:value-type="float">
            <text:p>1.453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2.smt2.json</text:p>
          </table:table-cell>
          <table:table-cell table:style-name="ce21" office:value-type="float" office:value="266.437" calcext:value-type="float">
            <text:p>266.437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1.397" calcext:value-type="float">
            <text:p>1.397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3.smt2.json</text:p>
          </table:table-cell>
          <table:table-cell table:style-name="ce21" office:value-type="float" office:value="0.72" calcext:value-type="float">
            <text:p>0.72</text:p>
          </table:table-cell>
          <table:table-cell table:style-name="ce21" office:value-type="float" office:value="0.304" calcext:value-type="float">
            <text:p>0.304</text:p>
          </table:table-cell>
          <table:table-cell table:style-name="ce21" office:value-type="float" office:value="1.399" calcext:value-type="float">
            <text:p>1.399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4.smt2.json</text:p>
          </table:table-cell>
          <table:table-cell table:style-name="ce21" office:value-type="float" office:value="0.737" calcext:value-type="float">
            <text:p>0.737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.363" calcext:value-type="float">
            <text:p>1.363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5.smt2.json</text:p>
          </table:table-cell>
          <table:table-cell table:style-name="ce21" office:value-type="float" office:value="0.749" calcext:value-type="float">
            <text:p>0.749</text:p>
          </table:table-cell>
          <table:table-cell table:style-name="ce21" office:value-type="float" office:value="0.301" calcext:value-type="float">
            <text:p>0.301</text:p>
          </table:table-cell>
          <table:table-cell table:style-name="ce21" office:value-type="float" office:value="1.445" calcext:value-type="float">
            <text:p>1.445</text:p>
          </table:table-cell>
          <table:table-cell table:style-name="ce21"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6.smt2.json</text:p>
          </table:table-cell>
          <table:table-cell table:style-name="ce21" office:value-type="float" office:value="32.334" calcext:value-type="float">
            <text:p>32.334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498" calcext:value-type="float">
            <text:p>1.498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7.smt2.json</text:p>
          </table:table-cell>
          <table:table-cell table:style-name="ce21" office:value-type="float" office:value="89.005" calcext:value-type="float">
            <text:p>89.005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574" calcext:value-type="float">
            <text:p>1.574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8.smt2.json</text:p>
          </table:table-cell>
          <table:table-cell table:style-name="ce21" office:value-type="float" office:value="39.224" calcext:value-type="float">
            <text:p>39.224</text:p>
          </table:table-cell>
          <table:table-cell table:style-name="ce21" office:value-type="float" office:value="0.305" calcext:value-type="float">
            <text:p>0.305</text:p>
          </table:table-cell>
          <table:table-cell table:style-name="ce21" office:value-type="float" office:value="1.772" calcext:value-type="float">
            <text:p>1.772</text:p>
          </table:table-cell>
          <table:table-cell table:style-name="ce21" office:value-type="float" office:value="0.343" calcext:value-type="float">
            <text:p>0.3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29.smt2.json</text:p>
          </table:table-cell>
          <table:table-cell table:style-name="ce21" office:value-type="float" office:value="0.777" calcext:value-type="float">
            <text:p>0.777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477" calcext:value-type="float">
            <text:p>1.477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.smt2.json</text:p>
          </table:table-cell>
          <table:table-cell table:style-name="ce21" office:value-type="float" office:value="219.038" calcext:value-type="float">
            <text:p>219.038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.598" calcext:value-type="float">
            <text:p>1.598</text:p>
          </table:table-cell>
          <table:table-cell table:style-name="ce21"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0.smt2.json</text:p>
          </table:table-cell>
          <table:table-cell table:style-name="ce21" office:value-type="float" office:value="46.958" calcext:value-type="float">
            <text:p>46.958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.564" calcext:value-type="float">
            <text:p>1.564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1.smt2.json</text:p>
          </table:table-cell>
          <table:table-cell table:style-name="ce21" office:value-type="float" office:value="249.928" calcext:value-type="float">
            <text:p>249.928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1.408" calcext:value-type="float">
            <text:p>1.408</text:p>
          </table:table-cell>
          <table:table-cell table:style-name="ce21"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2.smt2.json</text:p>
          </table:table-cell>
          <table:table-cell table:style-name="ce21" office:value-type="float" office:value="40.563" calcext:value-type="float">
            <text:p>40.563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534" calcext:value-type="float">
            <text:p>1.534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3.smt2.json</text:p>
          </table:table-cell>
          <table:table-cell table:style-name="ce21" office:value-type="float" office:value="125.945" calcext:value-type="float">
            <text:p>125.945</text:p>
          </table:table-cell>
          <table:table-cell table:style-name="ce21" office:value-type="float" office:value="0.306" calcext:value-type="float">
            <text:p>0.306</text:p>
          </table:table-cell>
          <table:table-cell table:style-name="ce21" office:value-type="float" office:value="1.497" calcext:value-type="float">
            <text:p>1.497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4.smt2.json</text:p>
          </table:table-cell>
          <table:table-cell table:style-name="ce21" office:value-type="float" office:value="33.94" calcext:value-type="float">
            <text:p>33.94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21" office:value-type="float" office:value="1.471" calcext:value-type="float">
            <text:p>1.471</text:p>
          </table:table-cell>
          <table:table-cell table:style-name="ce21"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5.smt2.json</text:p>
          </table:table-cell>
          <table:table-cell table:style-name="ce21" office:value-type="float" office:value="96.626" calcext:value-type="float">
            <text:p>96.626</text:p>
          </table:table-cell>
          <table:table-cell table:style-name="ce21" office:value-type="float" office:value="0.31" calcext:value-type="float">
            <text:p>0.31</text:p>
          </table:table-cell>
          <table:table-cell table:style-name="ce21" office:value-type="float" office:value="1.516" calcext:value-type="float">
            <text:p>1.516</text:p>
          </table:table-cell>
          <table:table-cell table:style-name="ce21"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6.smt2.json</text:p>
          </table:table-cell>
          <table:table-cell table:style-name="ce21" office:value-type="float" office:value="30.444" calcext:value-type="float">
            <text:p>30.444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558" calcext:value-type="float">
            <text:p>1.558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7.smt2.json</text:p>
          </table:table-cell>
          <table:table-cell table:style-name="ce21" office:value-type="float" office:value="38.915" calcext:value-type="float">
            <text:p>38.915</text:p>
          </table:table-cell>
          <table:table-cell table:style-name="ce21" office:value-type="float" office:value="0.302" calcext:value-type="float">
            <text:p>0.302</text:p>
          </table:table-cell>
          <table:table-cell table:style-name="ce21" office:value-type="float" office:value="1.461" calcext:value-type="float">
            <text:p>1.461</text:p>
          </table:table-cell>
          <table:table-cell table:style-name="ce21" office:value-type="float" office:value="0.288" calcext:value-type="float">
            <text:p>0.28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8.smt2.json</text:p>
          </table:table-cell>
          <table:table-cell table:style-name="ce21" office:value-type="float" office:value="34.196" calcext:value-type="float">
            <text:p>34.196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436" calcext:value-type="float">
            <text:p>1.436</text:p>
          </table:table-cell>
          <table:table-cell table:style-name="ce21"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39.smt2.json</text:p>
          </table:table-cell>
          <table:table-cell table:style-name="ce21" office:value-type="float" office:value="36.367" calcext:value-type="float">
            <text:p>36.367</text:p>
          </table:table-cell>
          <table:table-cell table:style-name="ce21" office:value-type="float" office:value="0.353" calcext:value-type="float">
            <text:p>0.353</text:p>
          </table:table-cell>
          <table:table-cell table:style-name="ce21" office:value-type="float" office:value="1.599" calcext:value-type="float">
            <text:p>1.599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.smt2.json</text:p>
          </table:table-cell>
          <table:table-cell table:style-name="ce21" office:value-type="float" office:value="243.799" calcext:value-type="float">
            <text:p>243.799</text:p>
          </table:table-cell>
          <table:table-cell table:style-name="ce21" office:value-type="float" office:value="0.348" calcext:value-type="float">
            <text:p>0.348</text:p>
          </table:table-cell>
          <table:table-cell table:style-name="ce21" office:value-type="float" office:value="1.648" calcext:value-type="float">
            <text:p>1.648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0.smt2.json</text:p>
          </table:table-cell>
          <table:table-cell table:style-name="ce21" office:value-type="float" office:value="0.77" calcext:value-type="float">
            <text:p>0.77</text:p>
          </table:table-cell>
          <table:table-cell table:style-name="ce21" office:value-type="float" office:value="0.343" calcext:value-type="float">
            <text:p>0.343</text:p>
          </table:table-cell>
          <table:table-cell table:style-name="ce21" office:value-type="float" office:value="1.485" calcext:value-type="float">
            <text:p>1.485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1.smt2.json</text:p>
          </table:table-cell>
          <table:table-cell table:style-name="ce21" office:value-type="float" office:value="219.098" calcext:value-type="float">
            <text:p>219.098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389" calcext:value-type="float">
            <text:p>1.389</text:p>
          </table:table-cell>
          <table:table-cell table:style-name="ce21"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2.smt2.json</text:p>
          </table:table-cell>
          <table:table-cell table:style-name="ce21" office:value-type="float" office:value="202.621" calcext:value-type="float">
            <text:p>202.621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425" calcext:value-type="float">
            <text:p>1.425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3.smt2.json</text:p>
          </table:table-cell>
          <table:table-cell table:style-name="ce21" office:value-type="float" office:value="0.759" calcext:value-type="float">
            <text:p>0.759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344" calcext:value-type="float">
            <text:p>1.344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4.smt2.json</text:p>
          </table:table-cell>
          <table:table-cell table:style-name="ce21" office:value-type="float" office:value="0.784" calcext:value-type="float">
            <text:p>0.784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566" calcext:value-type="float">
            <text:p>1.566</text:p>
          </table:table-cell>
          <table:table-cell table:style-name="ce21" office:value-type="float" office:value="0.281" calcext:value-type="float">
            <text:p>0.2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5.smt2.json</text:p>
          </table:table-cell>
          <table:table-cell table:style-name="ce21" office:value-type="float" office:value="37.628" calcext:value-type="float">
            <text:p>37.628</text:p>
          </table:table-cell>
          <table:table-cell table:style-name="ce21" office:value-type="float" office:value="1200.115" calcext:value-type="float">
            <text:p>1200.115</text:p>
          </table:table-cell>
          <table:table-cell table:style-name="ce21" office:value-type="float" office:value="1.674" calcext:value-type="float">
            <text:p>1.674</text:p>
          </table:table-cell>
          <table:table-cell table:style-name="ce21" office:value-type="float" office:value="1200.122" calcext:value-type="float">
            <text:p>1200.1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6.smt2.json</text:p>
          </table:table-cell>
          <table:table-cell table:style-name="ce21" office:value-type="float" office:value="209.424" calcext:value-type="float">
            <text:p>209.424</text:p>
          </table:table-cell>
          <table:table-cell table:style-name="ce21" office:value-type="float" office:value="1200.051" calcext:value-type="float">
            <text:p>1200.051</text:p>
          </table:table-cell>
          <table:table-cell table:style-name="ce21" office:value-type="float" office:value="1200.321" calcext:value-type="float">
            <text:p>1200.321</text:p>
          </table:table-cell>
          <table:table-cell table:style-name="ce21" office:value-type="float" office:value="1200.061" calcext:value-type="float">
            <text:p>1200.06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7.smt2.json</text:p>
          </table:table-cell>
          <table:table-cell table:style-name="ce21" office:value-type="float" office:value="38.634" calcext:value-type="float">
            <text:p>38.634</text:p>
          </table:table-cell>
          <table:table-cell table:style-name="ce21" office:value-type="float" office:value="1200.082" calcext:value-type="float">
            <text:p>1200.082</text:p>
          </table:table-cell>
          <table:table-cell table:style-name="ce21" office:value-type="float" office:value="2.844" calcext:value-type="float">
            <text:p>2.844</text:p>
          </table:table-cell>
          <table:table-cell table:style-name="ce21" office:value-type="float" office:value="0.377" calcext:value-type="float">
            <text:p>0.3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8.smt2.json</text:p>
          </table:table-cell>
          <table:table-cell table:style-name="ce21" office:value-type="float" office:value="279.599" calcext:value-type="float">
            <text:p>279.599</text:p>
          </table:table-cell>
          <table:table-cell table:style-name="ce21" office:value-type="float" office:value="1200.14" calcext:value-type="float">
            <text:p>1200.14</text:p>
          </table:table-cell>
          <table:table-cell table:style-name="ce21" office:value-type="float" office:value="1022.732" calcext:value-type="float">
            <text:p>1022.732</text:p>
          </table:table-cell>
          <table:table-cell table:style-name="ce21" office:value-type="float" office:value="6.769" calcext:value-type="float">
            <text:p>6.76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49.smt2.json</text:p>
          </table:table-cell>
          <table:table-cell table:style-name="ce21" office:value-type="float" office:value="39.842" calcext:value-type="float">
            <text:p>39.842</text:p>
          </table:table-cell>
          <table:table-cell table:style-name="ce21" office:value-type="float" office:value="1200.11" calcext:value-type="float">
            <text:p>1200.11</text:p>
          </table:table-cell>
          <table:table-cell table:style-name="ce21" office:value-type="float" office:value="476.529" calcext:value-type="float">
            <text:p>476.529</text:p>
          </table:table-cell>
          <table:table-cell table:style-name="ce21"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.smt2.json</text:p>
          </table:table-cell>
          <table:table-cell table:style-name="ce21" office:value-type="float" office:value="108.071" calcext:value-type="float">
            <text:p>108.071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1.538" calcext:value-type="float">
            <text:p>1.538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0.smt2.json</text:p>
          </table:table-cell>
          <table:table-cell table:style-name="ce21" office:value-type="float" office:value="32.188" calcext:value-type="float">
            <text:p>32.188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1" office:value-type="float" office:value="104.674" calcext:value-type="float">
            <text:p>104.674</text:p>
          </table:table-cell>
          <table:table-cell table:style-name="ce21" office:value-type="float" office:value="1200.052" calcext:value-type="float">
            <text:p>1200.0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1.smt2.json</text:p>
          </table:table-cell>
          <table:table-cell table:style-name="ce21" office:value-type="float" office:value="29.399" calcext:value-type="float">
            <text:p>29.399</text:p>
          </table:table-cell>
          <table:table-cell table:style-name="ce21" office:value-type="float" office:value="1200.117" calcext:value-type="float">
            <text:p>1200.117</text:p>
          </table:table-cell>
          <table:table-cell table:style-name="ce21" office:value-type="float" office:value="1.883" calcext:value-type="float">
            <text:p>1.883</text:p>
          </table:table-cell>
          <table:table-cell table:style-name="ce21" office:value-type="float" office:value="0.807" calcext:value-type="float">
            <text:p>0.8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2.smt2.json</text:p>
          </table:table-cell>
          <table:table-cell table:style-name="ce21" office:value-type="float" office:value="331.483" calcext:value-type="float">
            <text:p>331.483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1" office:value-type="float" office:value="1200.094" calcext:value-type="float">
            <text:p>1200.094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3.smt2.json</text:p>
          </table:table-cell>
          <table:table-cell table:style-name="ce21" office:value-type="float" office:value="39.665" calcext:value-type="float">
            <text:p>39.665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21" office:value-type="float" office:value="1.833" calcext:value-type="float">
            <text:p>1.833</text:p>
          </table:table-cell>
          <table:table-cell table:style-name="ce21" office:value-type="float" office:value="0.485" calcext:value-type="float">
            <text:p>0.48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4.smt2.json</text:p>
          </table:table-cell>
          <table:table-cell table:style-name="ce21" office:value-type="float" office:value="0.78" calcext:value-type="float">
            <text:p>0.78</text:p>
          </table:table-cell>
          <table:table-cell table:style-name="ce21" office:value-type="float" office:value="1200.083" calcext:value-type="float">
            <text:p>1200.083</text:p>
          </table:table-cell>
          <table:table-cell table:style-name="ce21" office:value-type="float" office:value="4.672" calcext:value-type="float">
            <text:p>4.672</text:p>
          </table:table-cell>
          <table:table-cell table:style-name="ce21" office:value-type="float" office:value="1200.076" calcext:value-type="float">
            <text:p>1200.0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5.smt2.json</text:p>
          </table:table-cell>
          <table:table-cell table:style-name="ce21" office:value-type="float" office:value="0.754" calcext:value-type="float">
            <text:p>0.754</text:p>
          </table:table-cell>
          <table:table-cell table:style-name="ce21" office:value-type="float" office:value="1200.052" calcext:value-type="float">
            <text:p>1200.052</text:p>
          </table:table-cell>
          <table:table-cell table:style-name="ce21" office:value-type="float" office:value="2.104" calcext:value-type="float">
            <text:p>2.104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6.smt2.json</text:p>
          </table:table-cell>
          <table:table-cell table:style-name="ce21" office:value-type="float" office:value="39.736" calcext:value-type="float">
            <text:p>39.736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1.767" calcext:value-type="float">
            <text:p>1.767</text:p>
          </table:table-cell>
          <table:table-cell table:style-name="ce21" office:value-type="float" office:value="0.503" calcext:value-type="float">
            <text:p>0.50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7.smt2.json</text:p>
          </table:table-cell>
          <table:table-cell table:style-name="ce21" office:value-type="float" office:value="258.227" calcext:value-type="float">
            <text:p>258.227</text:p>
          </table:table-cell>
          <table:table-cell table:style-name="ce21" office:value-type="float" office:value="1200.139" calcext:value-type="float">
            <text:p>1200.139</text:p>
          </table:table-cell>
          <table:table-cell table:style-name="ce21" office:value-type="float" office:value="380.685" calcext:value-type="float">
            <text:p>380.685</text:p>
          </table:table-cell>
          <table:table-cell table:style-name="ce21" office:value-type="float" office:value="0.351" calcext:value-type="float">
            <text:p>0.3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8.smt2.json</text:p>
          </table:table-cell>
          <table:table-cell table:style-name="ce21" office:value-type="float" office:value="0.751" calcext:value-type="float">
            <text:p>0.751</text:p>
          </table:table-cell>
          <table:table-cell table:style-name="ce21" office:value-type="float" office:value="1200.128" calcext:value-type="float">
            <text:p>1200.128</text:p>
          </table:table-cell>
          <table:table-cell table:style-name="ce21" office:value-type="float" office:value="1200.32" calcext:value-type="float">
            <text:p>1200.32</text:p>
          </table:table-cell>
          <table:table-cell table:style-name="ce21" office:value-type="float" office:value="1200.051" calcext:value-type="float">
            <text:p>1200.0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59.smt2.json</text:p>
          </table:table-cell>
          <table:table-cell table:style-name="ce21" office:value-type="float" office:value="33.718" calcext:value-type="float">
            <text:p>33.718</text:p>
          </table:table-cell>
          <table:table-cell table:style-name="ce21" office:value-type="float" office:value="1200.05" calcext:value-type="float">
            <text:p>1200.05</text:p>
          </table:table-cell>
          <table:table-cell table:style-name="ce21" office:value-type="float" office:value="1200.092" calcext:value-type="float">
            <text:p>1200.092</text:p>
          </table:table-cell>
          <table:table-cell table:style-name="ce21" office:value-type="float" office:value="1.024" calcext:value-type="float">
            <text:p>1.0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.smt2.json</text:p>
          </table:table-cell>
          <table:table-cell table:style-name="ce21" office:value-type="float" office:value="249.554" calcext:value-type="float">
            <text:p>249.554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825" calcext:value-type="float">
            <text:p>1.825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0.smt2.json</text:p>
          </table:table-cell>
          <table:table-cell table:style-name="ce21" office:value-type="float" office:value="105.609" calcext:value-type="float">
            <text:p>105.609</text:p>
          </table:table-cell>
          <table:table-cell table:style-name="ce21" office:value-type="float" office:value="1200.138" calcext:value-type="float">
            <text:p>1200.138</text:p>
          </table:table-cell>
          <table:table-cell table:style-name="ce21" office:value-type="float" office:value="750.885" calcext:value-type="float">
            <text:p>750.885</text:p>
          </table:table-cell>
          <table:table-cell table:style-name="ce21" office:value-type="float" office:value="1200.071" calcext:value-type="float">
            <text:p>1200.0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1.smt2.json</text:p>
          </table:table-cell>
          <table:table-cell table:style-name="ce21" office:value-type="float" office:value="59.797" calcext:value-type="float">
            <text:p>59.797</text:p>
          </table:table-cell>
          <table:table-cell table:style-name="ce21" office:value-type="float" office:value="1200.111" calcext:value-type="float">
            <text:p>1200.111</text:p>
          </table:table-cell>
          <table:table-cell table:style-name="ce21" office:value-type="float" office:value="153.439" calcext:value-type="float">
            <text:p>153.439</text:p>
          </table:table-cell>
          <table:table-cell table:style-name="ce21" office:value-type="float" office:value="1200.062" calcext:value-type="float">
            <text:p>1200.0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2.smt2.json</text:p>
          </table:table-cell>
          <table:table-cell table:style-name="ce21" office:value-type="float" office:value="30.253" calcext:value-type="float">
            <text:p>30.253</text:p>
          </table:table-cell>
          <table:table-cell table:style-name="ce21" office:value-type="float" office:value="1200.071" calcext:value-type="float">
            <text:p>1200.071</text:p>
          </table:table-cell>
          <table:table-cell table:style-name="ce21" office:value-type="float" office:value="2.424" calcext:value-type="float">
            <text:p>2.424</text:p>
          </table:table-cell>
          <table:table-cell table:style-name="ce21"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3.smt2.json</text:p>
          </table:table-cell>
          <table:table-cell table:style-name="ce21" office:value-type="float" office:value="28.765" calcext:value-type="float">
            <text:p>28.765</text:p>
          </table:table-cell>
          <table:table-cell table:style-name="ce21" office:value-type="float" office:value="1200.106" calcext:value-type="float">
            <text:p>1200.106</text:p>
          </table:table-cell>
          <table:table-cell table:style-name="ce21" office:value-type="float" office:value="15.113" calcext:value-type="float">
            <text:p>15.113</text:p>
          </table:table-cell>
          <table:table-cell table:style-name="ce21" office:value-type="float" office:value="0.579" calcext:value-type="float">
            <text:p>0.5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4.smt2.json</text:p>
          </table:table-cell>
          <table:table-cell table:style-name="ce21" office:value-type="float" office:value="15.878" calcext:value-type="float">
            <text:p>15.878</text:p>
          </table:table-cell>
          <table:table-cell table:style-name="ce21" office:value-type="float" office:value="1200.072" calcext:value-type="float">
            <text:p>1200.072</text:p>
          </table:table-cell>
          <table:table-cell table:style-name="ce21" office:value-type="float" office:value="3.08" calcext:value-type="float">
            <text:p>3.08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5.smt2.json</text:p>
          </table:table-cell>
          <table:table-cell table:style-name="ce21" office:value-type="float" office:value="0.744" calcext:value-type="float">
            <text:p>0.744</text:p>
          </table:table-cell>
          <table:table-cell table:style-name="ce21" office:value-type="float" office:value="1200.148" calcext:value-type="float">
            <text:p>1200.148</text:p>
          </table:table-cell>
          <table:table-cell table:style-name="ce21" office:value-type="float" office:value="63.918" calcext:value-type="float">
            <text:p>63.918</text:p>
          </table:table-cell>
          <table:table-cell table:style-name="ce21" office:value-type="float" office:value="1200.056" calcext:value-type="float">
            <text:p>1200.05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6.smt2.json</text:p>
          </table:table-cell>
          <table:table-cell table:style-name="ce21" office:value-type="float" office:value="150.568" calcext:value-type="float">
            <text:p>150.568</text:p>
          </table:table-cell>
          <table:table-cell table:style-name="ce21" office:value-type="float" office:value="1200.151" calcext:value-type="float">
            <text:p>1200.151</text:p>
          </table:table-cell>
          <table:table-cell table:style-name="ce21" office:value-type="float" office:value="1200.153" calcext:value-type="float">
            <text:p>1200.153</text:p>
          </table:table-cell>
          <table:table-cell table:style-name="ce21" office:value-type="float" office:value="1200.073" calcext:value-type="float">
            <text:p>1200.07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7.smt2.json</text:p>
          </table:table-cell>
          <table:table-cell table:style-name="ce21" office:value-type="float" office:value="33.765" calcext:value-type="float">
            <text:p>33.765</text:p>
          </table:table-cell>
          <table:table-cell table:style-name="ce21" office:value-type="float" office:value="1200.057" calcext:value-type="float">
            <text:p>1200.057</text:p>
          </table:table-cell>
          <table:table-cell table:style-name="ce21" office:value-type="float" office:value="881.838" calcext:value-type="float">
            <text:p>881.838</text:p>
          </table:table-cell>
          <table:table-cell table:style-name="ce21" office:value-type="float" office:value="955.381" calcext:value-type="float">
            <text:p>955.3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8.smt2.json</text:p>
          </table:table-cell>
          <table:table-cell table:style-name="ce21" office:value-type="float" office:value="207.737" calcext:value-type="float">
            <text:p>207.737</text:p>
          </table:table-cell>
          <table:table-cell table:style-name="ce21" office:value-type="float" office:value="1200.203" calcext:value-type="float">
            <text:p>1200.203</text:p>
          </table:table-cell>
          <table:table-cell table:style-name="ce21" office:value-type="float" office:value="1200.417" calcext:value-type="float">
            <text:p>1200.417</text:p>
          </table:table-cell>
          <table:table-cell table:style-name="ce21" office:value-type="float" office:value="0.406" calcext:value-type="float">
            <text:p>0.4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69.smt2.json</text:p>
          </table:table-cell>
          <table:table-cell table:style-name="ce21" office:value-type="float" office:value="256.865" calcext:value-type="float">
            <text:p>256.865</text:p>
          </table:table-cell>
          <table:table-cell table:style-name="ce21" office:value-type="float" office:value="1200.163" calcext:value-type="float">
            <text:p>1200.163</text:p>
          </table:table-cell>
          <table:table-cell table:style-name="ce21" office:value-type="float" office:value="1200.338" calcext:value-type="float">
            <text:p>1200.338</text:p>
          </table:table-cell>
          <table:table-cell table:style-name="ce21" office:value-type="float" office:value="0.845" calcext:value-type="float">
            <text:p>0.8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.smt2.json</text:p>
          </table:table-cell>
          <table:table-cell table:style-name="ce21" office:value-type="float" office:value="37.328" calcext:value-type="float">
            <text:p>37.328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359" calcext:value-type="float">
            <text:p>1.359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0.smt2.json</text:p>
          </table:table-cell>
          <table:table-cell table:style-name="ce21" office:value-type="float" office:value="32.266" calcext:value-type="float">
            <text:p>32.266</text:p>
          </table:table-cell>
          <table:table-cell table:style-name="ce21" office:value-type="float" office:value="1200.067" calcext:value-type="float">
            <text:p>1200.067</text:p>
          </table:table-cell>
          <table:table-cell table:style-name="ce21" office:value-type="float" office:value="3.187" calcext:value-type="float">
            <text:p>3.187</text:p>
          </table:table-cell>
          <table:table-cell table:style-name="ce21" office:value-type="float" office:value="0.392" calcext:value-type="float">
            <text:p>0.3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1.smt2.json</text:p>
          </table:table-cell>
          <table:table-cell table:style-name="ce21" office:value-type="float" office:value="126.903" calcext:value-type="float">
            <text:p>126.903</text:p>
          </table:table-cell>
          <table:table-cell table:style-name="ce21" office:value-type="float" office:value="1200.119" calcext:value-type="float">
            <text:p>1200.119</text:p>
          </table:table-cell>
          <table:table-cell table:style-name="ce21" office:value-type="float" office:value="1.815" calcext:value-type="float">
            <text:p>1.815</text:p>
          </table:table-cell>
          <table:table-cell table:style-name="ce21"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2.smt2.json</text:p>
          </table:table-cell>
          <table:table-cell table:style-name="ce21" office:value-type="float" office:value="0.788" calcext:value-type="float">
            <text:p>0.788</text:p>
          </table:table-cell>
          <table:table-cell table:style-name="ce21" office:value-type="float" office:value="1200.075" calcext:value-type="float">
            <text:p>1200.075</text:p>
          </table:table-cell>
          <table:table-cell table:style-name="ce21" office:value-type="float" office:value="461.316" calcext:value-type="float">
            <text:p>461.316</text:p>
          </table:table-cell>
          <table:table-cell table:style-name="ce21" office:value-type="float" office:value="0.368" calcext:value-type="float">
            <text:p>0.36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3.smt2.json</text:p>
          </table:table-cell>
          <table:table-cell table:style-name="ce21" office:value-type="float" office:value="0.767" calcext:value-type="float">
            <text:p>0.767</text:p>
          </table:table-cell>
          <table:table-cell table:style-name="ce21" office:value-type="float" office:value="1200.071" calcext:value-type="float">
            <text:p>1200.071</text:p>
          </table:table-cell>
          <table:table-cell table:style-name="ce21" office:value-type="float" office:value="1120.219" calcext:value-type="float">
            <text:p>1120.219</text:p>
          </table:table-cell>
          <table:table-cell table:style-name="ce21" office:value-type="float" office:value="1.826" calcext:value-type="float">
            <text:p>1.8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4.smt2.json</text:p>
          </table:table-cell>
          <table:table-cell table:style-name="ce21" office:value-type="float" office:value="0.757" calcext:value-type="float">
            <text:p>0.757</text:p>
          </table:table-cell>
          <table:table-cell table:style-name="ce21" office:value-type="float" office:value="1200.108" calcext:value-type="float">
            <text:p>1200.108</text:p>
          </table:table-cell>
          <table:table-cell table:style-name="ce21" office:value-type="float" office:value="1200.344" calcext:value-type="float">
            <text:p>1200.344</text:p>
          </table:table-cell>
          <table:table-cell table:style-name="ce2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5.smt2.json</text:p>
          </table:table-cell>
          <table:table-cell table:style-name="ce21" office:value-type="float" office:value="286.571" calcext:value-type="float">
            <text:p>286.571</text:p>
          </table:table-cell>
          <table:table-cell table:style-name="ce21" office:value-type="float" office:value="1200.054" calcext:value-type="float">
            <text:p>1200.054</text:p>
          </table:table-cell>
          <table:table-cell table:style-name="ce21" office:value-type="float" office:value="88.62" calcext:value-type="float">
            <text:p>88.62</text:p>
          </table:table-cell>
          <table:table-cell table:style-name="ce21" office:value-type="float" office:value="1200.065" calcext:value-type="float">
            <text:p>1200.0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6.smt2.json</text:p>
          </table:table-cell>
          <table:table-cell table:style-name="ce21" office:value-type="float" office:value="37.515" calcext:value-type="float">
            <text:p>37.515</text:p>
          </table:table-cell>
          <table:table-cell table:style-name="ce21" office:value-type="float" office:value="1200.13" calcext:value-type="float">
            <text:p>1200.13</text:p>
          </table:table-cell>
          <table:table-cell table:style-name="ce21" office:value-type="float" office:value="1200.427" calcext:value-type="float">
            <text:p>1200.427</text:p>
          </table:table-cell>
          <table:table-cell table:style-name="ce21" office:value-type="float" office:value="4.499" calcext:value-type="float">
            <text:p>4.4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7.smt2.json</text:p>
          </table:table-cell>
          <table:table-cell table:style-name="ce21" office:value-type="float" office:value="32.495" calcext:value-type="float">
            <text:p>32.495</text:p>
          </table:table-cell>
          <table:table-cell table:style-name="ce21" office:value-type="float" office:value="0.363" calcext:value-type="float">
            <text:p>0.363</text:p>
          </table:table-cell>
          <table:table-cell table:style-name="ce21" office:value-type="float" office:value="3.385" calcext:value-type="float">
            <text:p>3.385</text:p>
          </table:table-cell>
          <table:table-cell table:style-name="ce2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8.smt2.json</text:p>
          </table:table-cell>
          <table:table-cell table:style-name="ce21" office:value-type="float" office:value="40.995" calcext:value-type="float">
            <text:p>40.995</text:p>
          </table:table-cell>
          <table:table-cell table:style-name="ce21" office:value-type="float" office:value="1200.166" calcext:value-type="float">
            <text:p>1200.166</text:p>
          </table:table-cell>
          <table:table-cell table:style-name="ce21" office:value-type="float" office:value="755.802" calcext:value-type="float">
            <text:p>755.802</text:p>
          </table:table-cell>
          <table:table-cell table:style-name="ce21" office:value-type="float" office:value="1200.088" calcext:value-type="float">
            <text:p>1200.08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79.smt2.json</text:p>
          </table:table-cell>
          <table:table-cell table:style-name="ce21" office:value-type="float" office:value="30.979" calcext:value-type="float">
            <text:p>30.979</text:p>
          </table:table-cell>
          <table:table-cell table:style-name="ce21" office:value-type="float" office:value="0.357" calcext:value-type="float">
            <text:p>0.357</text:p>
          </table:table-cell>
          <table:table-cell table:style-name="ce21" office:value-type="float" office:value="47.765" calcext:value-type="float">
            <text:p>47.765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.smt2.json</text:p>
          </table:table-cell>
          <table:table-cell table:style-name="ce21" office:value-type="float" office:value="43.509" calcext:value-type="float">
            <text:p>43.509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38" calcext:value-type="float">
            <text:p>1.38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0.smt2.json</text:p>
          </table:table-cell>
          <table:table-cell table:style-name="ce21" office:value-type="float" office:value="0.863" calcext:value-type="float">
            <text:p>0.863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27" calcext:value-type="float">
            <text:p>1.27</text:p>
          </table:table-cell>
          <table:table-cell table:style-name="ce21"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1.smt2.json</text:p>
          </table:table-cell>
          <table:table-cell table:style-name="ce21" office:value-type="float" office:value="34.334" calcext:value-type="float">
            <text:p>34.334</text:p>
          </table:table-cell>
          <table:table-cell table:style-name="ce21" office:value-type="float" office:value="1200.061" calcext:value-type="float">
            <text:p>1200.061</text:p>
          </table:table-cell>
          <table:table-cell table:style-name="ce21" office:value-type="float" office:value="2.287" calcext:value-type="float">
            <text:p>2.287</text:p>
          </table:table-cell>
          <table:table-cell table:style-name="ce21"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2.smt2.json</text:p>
          </table:table-cell>
          <table:table-cell table:style-name="ce21" office:value-type="float" office:value="150.613" calcext:value-type="float">
            <text:p>150.613</text:p>
          </table:table-cell>
          <table:table-cell table:style-name="ce21" office:value-type="float" office:value="0.423" calcext:value-type="float">
            <text:p>0.423</text:p>
          </table:table-cell>
          <table:table-cell table:style-name="ce21" office:value-type="float" office:value="1200.115" calcext:value-type="float">
            <text:p>1200.115</text:p>
          </table:table-cell>
          <table:table-cell table:style-name="ce21" office:value-type="float" office:value="0.521" calcext:value-type="float">
            <text:p>0.5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3.smt2.json</text:p>
          </table:table-cell>
          <table:table-cell table:style-name="ce21" office:value-type="float" office:value="251.601" calcext:value-type="float">
            <text:p>251.601</text:p>
          </table:table-cell>
          <table:table-cell table:style-name="ce21" office:value-type="float" office:value="0.383" calcext:value-type="float">
            <text:p>0.383</text:p>
          </table:table-cell>
          <table:table-cell table:style-name="ce21" office:value-type="float" office:value="175.024" calcext:value-type="float">
            <text:p>175.024</text:p>
          </table:table-cell>
          <table:table-cell table:style-name="ce21" office:value-type="float" office:value="0.437" calcext:value-type="float">
            <text:p>0.4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4.smt2.json</text:p>
          </table:table-cell>
          <table:table-cell table:style-name="ce21" office:value-type="float" office:value="378.308" calcext:value-type="float">
            <text:p>378.308</text:p>
          </table:table-cell>
          <table:table-cell table:style-name="ce21" office:value-type="float" office:value="0.378" calcext:value-type="float">
            <text:p>0.378</text:p>
          </table:table-cell>
          <table:table-cell table:style-name="ce21" office:value-type="float" office:value="523.372" calcext:value-type="float">
            <text:p>523.372</text:p>
          </table:table-cell>
          <table:table-cell table:style-name="ce21" office:value-type="float" office:value="0.511" calcext:value-type="float">
            <text:p>0.5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5.smt2.json</text:p>
          </table:table-cell>
          <table:table-cell table:style-name="ce21" office:value-type="float" office:value="302.255" calcext:value-type="float">
            <text:p>302.255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2.489" calcext:value-type="float">
            <text:p>2.489</text:p>
          </table:table-cell>
          <table:table-cell table:style-name="ce21"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6.smt2.json</text:p>
          </table:table-cell>
          <table:table-cell table:style-name="ce21" office:value-type="float" office:value="350.25" calcext:value-type="float">
            <text:p>350.25</text:p>
          </table:table-cell>
          <table:table-cell table:style-name="ce21" office:value-type="float" office:value="0.338" calcext:value-type="float">
            <text:p>0.338</text:p>
          </table:table-cell>
          <table:table-cell table:style-name="ce21" office:value-type="float" office:value="2.044" calcext:value-type="float">
            <text:p>2.044</text:p>
          </table:table-cell>
          <table:table-cell table:style-name="ce21" office:value-type="float" office:value="0.341" calcext:value-type="float">
            <text:p>0.34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7.smt2.json</text:p>
          </table:table-cell>
          <table:table-cell table:style-name="ce21" office:value-type="float" office:value="38.214" calcext:value-type="float">
            <text:p>38.214</text:p>
          </table:table-cell>
          <table:table-cell table:style-name="ce21" office:value-type="float" office:value="0.371" calcext:value-type="float">
            <text:p>0.371</text:p>
          </table:table-cell>
          <table:table-cell table:style-name="ce21" office:value-type="float" office:value="1200.519" calcext:value-type="float">
            <text:p>1200.519</text:p>
          </table:table-cell>
          <table:table-cell table:style-name="ce21"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8.smt2.json</text:p>
          </table:table-cell>
          <table:table-cell table:style-name="ce21" office:value-type="float" office:value="41.186" calcext:value-type="float">
            <text:p>41.186</text:p>
          </table:table-cell>
          <table:table-cell table:style-name="ce21" office:value-type="float" office:value="0.354" calcext:value-type="float">
            <text:p>0.354</text:p>
          </table:table-cell>
          <table:table-cell table:style-name="ce21" office:value-type="float" office:value="2.064" calcext:value-type="float">
            <text:p>2.064</text:p>
          </table:table-cell>
          <table:table-cell table:style-name="ce21" office:value-type="float" office:value="1.106" calcext:value-type="float">
            <text:p>1.1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89.smt2.json</text:p>
          </table:table-cell>
          <table:table-cell table:style-name="ce21" office:value-type="float" office:value="204.167" calcext:value-type="float">
            <text:p>204.167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465" calcext:value-type="float">
            <text:p>1.465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.smt2.json</text:p>
          </table:table-cell>
          <table:table-cell table:style-name="ce21" office:value-type="float" office:value="71.508" calcext:value-type="float">
            <text:p>71.508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419" calcext:value-type="float">
            <text:p>1.419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0.smt2.json</text:p>
          </table:table-cell>
          <table:table-cell table:style-name="ce21" office:value-type="float" office:value="237.055" calcext:value-type="float">
            <text:p>237.055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687" calcext:value-type="float">
            <text:p>1.687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1.smt2.json</text:p>
          </table:table-cell>
          <table:table-cell table:style-name="ce21" office:value-type="float" office:value="30.958" calcext:value-type="float">
            <text:p>30.958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379" calcext:value-type="float">
            <text:p>1.379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2.smt2.json</text:p>
          </table:table-cell>
          <table:table-cell table:style-name="ce21" office:value-type="float" office:value="267.498" calcext:value-type="float">
            <text:p>267.498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655" calcext:value-type="float">
            <text:p>1.655</text:p>
          </table:table-cell>
          <table:table-cell table:style-name="ce21"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3.smt2.json</text:p>
          </table:table-cell>
          <table:table-cell table:style-name="ce21" office:value-type="float" office:value="207.256" calcext:value-type="float">
            <text:p>207.256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715" calcext:value-type="float">
            <text:p>1.715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4.smt2.json</text:p>
          </table:table-cell>
          <table:table-cell table:style-name="ce21" office:value-type="float" office:value="40.248" calcext:value-type="float">
            <text:p>40.248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455" calcext:value-type="float">
            <text:p>1.455</text:p>
          </table:table-cell>
          <table:table-cell table:style-name="ce21"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5.smt2.json</text:p>
          </table:table-cell>
          <table:table-cell table:style-name="ce21" office:value-type="float" office:value="41.833" calcext:value-type="float">
            <text:p>41.833</text:p>
          </table:table-cell>
          <table:table-cell table:style-name="ce21" office:value-type="float" office:value="0.364" calcext:value-type="float">
            <text:p>0.364</text:p>
          </table:table-cell>
          <table:table-cell table:style-name="ce21" office:value-type="float" office:value="1.411" calcext:value-type="float">
            <text:p>1.411</text:p>
          </table:table-cell>
          <table:table-cell table:style-name="ce21" office:value-type="float" office:value="0.312" calcext:value-type="float">
            <text:p>0.3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6.smt2.json</text:p>
          </table:table-cell>
          <table:table-cell table:style-name="ce21" office:value-type="float" office:value="33.85" calcext:value-type="float">
            <text:p>33.85</text:p>
          </table:table-cell>
          <table:table-cell table:style-name="ce21" office:value-type="float" office:value="0.334" calcext:value-type="float">
            <text:p>0.334</text:p>
          </table:table-cell>
          <table:table-cell table:style-name="ce21" office:value-type="float" office:value="1.644" calcext:value-type="float">
            <text:p>1.644</text:p>
          </table:table-cell>
          <table:table-cell table:style-name="ce21"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7.smt2.json</text:p>
          </table:table-cell>
          <table:table-cell table:style-name="ce21" office:value-type="float" office:value="31.23" calcext:value-type="float">
            <text:p>31.23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1.491" calcext:value-type="float">
            <text:p>1.491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8.smt2.json</text:p>
          </table:table-cell>
          <table:table-cell table:style-name="ce21" office:value-type="float" office:value="0.752" calcext:value-type="float">
            <text:p>0.752</text:p>
          </table:table-cell>
          <table:table-cell table:style-name="ce21" office:value-type="float" office:value="0.341" calcext:value-type="float">
            <text:p>0.341</text:p>
          </table:table-cell>
          <table:table-cell table:style-name="ce21" office:value-type="float" office:value="1.463" calcext:value-type="float">
            <text:p>1.463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3_track_99.smt2.json</text:p>
          </table:table-cell>
          <table:table-cell table:style-name="ce21" office:value-type="float" office:value="0.755" calcext:value-type="float">
            <text:p>0.755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686" calcext:value-type="float">
            <text:p>1.686</text:p>
          </table:table-cell>
          <table:table-cell table:style-name="ce21"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.smt2.json</text:p>
          </table:table-cell>
          <table:table-cell table:style-name="ce21" office:value-type="float" office:value="0.836" calcext:value-type="float">
            <text:p>0.836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309" calcext:value-type="float">
            <text:p>1.309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.smt2.json</text:p>
          </table:table-cell>
          <table:table-cell table:style-name="ce21" office:value-type="float" office:value="46.964" calcext:value-type="float">
            <text:p>46.964</text:p>
          </table:table-cell>
          <table:table-cell table:style-name="ce21" office:value-type="float" office:value="0.361" calcext:value-type="float">
            <text:p>0.361</text:p>
          </table:table-cell>
          <table:table-cell table:style-name="ce21" office:value-type="float" office:value="3.159" calcext:value-type="float">
            <text:p>3.159</text:p>
          </table:table-cell>
          <table:table-cell table:style-name="ce21" office:value-type="float" office:value="0.353" calcext:value-type="float">
            <text:p>0.35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0.smt2.json</text:p>
          </table:table-cell>
          <table:table-cell table:style-name="ce21" office:value-type="float" office:value="0.824" calcext:value-type="float">
            <text:p>0.824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786" calcext:value-type="float">
            <text:p>1.786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1.smt2.json</text:p>
          </table:table-cell>
          <table:table-cell table:style-name="ce21" office:value-type="float" office:value="295.681" calcext:value-type="float">
            <text:p>295.681</text:p>
          </table:table-cell>
          <table:table-cell table:style-name="ce21" office:value-type="float" office:value="0.351" calcext:value-type="float">
            <text:p>0.351</text:p>
          </table:table-cell>
          <table:table-cell table:style-name="ce21" office:value-type="float" office:value="2.76" calcext:value-type="float">
            <text:p>2.76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2.smt2.json</text:p>
          </table:table-cell>
          <table:table-cell table:style-name="ce21" office:value-type="float" office:value="1200.081" calcext:value-type="float">
            <text:p>1200.081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1.85" calcext:value-type="float">
            <text:p>1.85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3.smt2.json</text:p>
          </table:table-cell>
          <table:table-cell table:style-name="ce21" office:value-type="float" office:value="46.377" calcext:value-type="float">
            <text:p>46.377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1.968" calcext:value-type="float">
            <text:p>1.968</text:p>
          </table:table-cell>
          <table:table-cell table:style-name="ce21"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4.smt2.json</text:p>
          </table:table-cell>
          <table:table-cell table:style-name="ce21" office:value-type="float" office:value="45.06" calcext:value-type="float">
            <text:p>45.06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3.29" calcext:value-type="float">
            <text:p>3.29</text:p>
          </table:table-cell>
          <table:table-cell table:style-name="ce21" office:value-type="float" office:value="0.446" calcext:value-type="float">
            <text:p>0.4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5.smt2.json</text:p>
          </table:table-cell>
          <table:table-cell table:style-name="ce21" office:value-type="float" office:value="43.037" calcext:value-type="float">
            <text:p>43.037</text:p>
          </table:table-cell>
          <table:table-cell table:style-name="ce21" office:value-type="float" office:value="0.343" calcext:value-type="float">
            <text:p>0.343</text:p>
          </table:table-cell>
          <table:table-cell table:style-name="ce21" office:value-type="float" office:value="1.655" calcext:value-type="float">
            <text:p>1.655</text:p>
          </table:table-cell>
          <table:table-cell table:style-name="ce21"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6.smt2.json</text:p>
          </table:table-cell>
          <table:table-cell table:style-name="ce21" office:value-type="float" office:value="0.837" calcext:value-type="float">
            <text:p>0.837</text:p>
          </table:table-cell>
          <table:table-cell table:style-name="ce21" office:value-type="float" office:value="1.098" calcext:value-type="float">
            <text:p>1.098</text:p>
          </table:table-cell>
          <table:table-cell table:style-name="ce21" office:value-type="float" office:value="8.187" calcext:value-type="float">
            <text:p>8.187</text:p>
          </table:table-cell>
          <table:table-cell table:style-name="ce21" office:value-type="float" office:value="0.477" calcext:value-type="float">
            <text:p>0.47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7.smt2.json</text:p>
          </table:table-cell>
          <table:table-cell table:style-name="ce21" office:value-type="float" office:value="0.746" calcext:value-type="float">
            <text:p>0.746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21" office:value-type="float" office:value="1.931" calcext:value-type="float">
            <text:p>1.931</text:p>
          </table:table-cell>
          <table:table-cell table:style-name="ce21"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8.smt2.json</text:p>
          </table:table-cell>
          <table:table-cell table:style-name="ce21" office:value-type="float" office:value="8.184" calcext:value-type="float">
            <text:p>8.184</text:p>
          </table:table-cell>
          <table:table-cell table:style-name="ce21" office:value-type="float" office:value="0.343" calcext:value-type="float">
            <text:p>0.343</text:p>
          </table:table-cell>
          <table:table-cell table:style-name="ce21" office:value-type="float" office:value="2.958" calcext:value-type="float">
            <text:p>2.958</text:p>
          </table:table-cell>
          <table:table-cell table:style-name="ce21"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09.smt2.json</text:p>
          </table:table-cell>
          <table:table-cell table:style-name="ce21" office:value-type="float" office:value="1200.068" calcext:value-type="float">
            <text:p>1200.068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2.151" calcext:value-type="float">
            <text:p>2.151</text:p>
          </table:table-cell>
          <table:table-cell table:style-name="ce21" office:value-type="float" office:value="0.334" calcext:value-type="float">
            <text:p>0.33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.smt2.json</text:p>
          </table:table-cell>
          <table:table-cell table:style-name="ce21" office:value-type="float" office:value="0.854" calcext:value-type="float">
            <text:p>0.854</text:p>
          </table:table-cell>
          <table:table-cell table:style-name="ce21" office:value-type="float" office:value="0.79" calcext:value-type="float">
            <text:p>0.79</text:p>
          </table:table-cell>
          <table:table-cell table:style-name="ce21" office:value-type="float" office:value="4.152" calcext:value-type="float">
            <text:p>4.152</text:p>
          </table:table-cell>
          <table:table-cell table:style-name="ce21" office:value-type="float" office:value="0.356" calcext:value-type="float">
            <text:p>0.35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0.smt2.json</text:p>
          </table:table-cell>
          <table:table-cell table:style-name="ce21" office:value-type="float" office:value="0.927" calcext:value-type="float">
            <text:p>0.927</text:p>
          </table:table-cell>
          <table:table-cell table:style-name="ce21" office:value-type="float" office:value="3.802" calcext:value-type="float">
            <text:p>3.802</text:p>
          </table:table-cell>
          <table:table-cell table:style-name="ce21" office:value-type="float" office:value="17.286" calcext:value-type="float">
            <text:p>17.286</text:p>
          </table:table-cell>
          <table:table-cell table:style-name="ce21" office:value-type="float" office:value="0.502" calcext:value-type="float">
            <text:p>0.5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1.smt2.json</text:p>
          </table:table-cell>
          <table:table-cell table:style-name="ce21" office:value-type="float" office:value="0.886" calcext:value-type="float">
            <text:p>0.886</text:p>
          </table:table-cell>
          <table:table-cell table:style-name="ce21" office:value-type="float" office:value="0.931" calcext:value-type="float">
            <text:p>0.931</text:p>
          </table:table-cell>
          <table:table-cell table:style-name="ce21" office:value-type="float" office:value="6.202" calcext:value-type="float">
            <text:p>6.202</text:p>
          </table:table-cell>
          <table:table-cell table:style-name="ce21" office:value-type="float" office:value="0.562" calcext:value-type="float">
            <text:p>0.56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2.smt2.json</text:p>
          </table:table-cell>
          <table:table-cell table:style-name="ce21" office:value-type="float" office:value="0.821" calcext:value-type="float">
            <text:p>0.821</text:p>
          </table:table-cell>
          <table:table-cell table:style-name="ce21" office:value-type="float" office:value="0.465" calcext:value-type="float">
            <text:p>0.465</text:p>
          </table:table-cell>
          <table:table-cell table:style-name="ce21" office:value-type="float" office:value="2.647" calcext:value-type="float">
            <text:p>2.647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3.smt2.json</text:p>
          </table:table-cell>
          <table:table-cell table:style-name="ce21" office:value-type="float" office:value="1200.349" calcext:value-type="float">
            <text:p>1200.349</text:p>
          </table:table-cell>
          <table:table-cell table:style-name="ce21" office:value-type="float" office:value="0.346" calcext:value-type="float">
            <text:p>0.346</text:p>
          </table:table-cell>
          <table:table-cell table:style-name="ce21" office:value-type="float" office:value="1.819" calcext:value-type="float">
            <text:p>1.819</text:p>
          </table:table-cell>
          <table:table-cell table:style-name="ce21" office:value-type="float" office:value="0.329" calcext:value-type="float">
            <text:p>0.32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4.smt2.json</text:p>
          </table:table-cell>
          <table:table-cell table:style-name="ce21" office:value-type="float" office:value="1.79" calcext:value-type="float">
            <text:p>1.79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2.409" calcext:value-type="float">
            <text:p>2.409</text:p>
          </table:table-cell>
          <table:table-cell table:style-name="ce21"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5.smt2.json</text:p>
          </table:table-cell>
          <table:table-cell table:style-name="ce21" office:value-type="float" office:value="0.889" calcext:value-type="float">
            <text:p>0.889</text:p>
          </table:table-cell>
          <table:table-cell table:style-name="ce21" office:value-type="float" office:value="0.787" calcext:value-type="float">
            <text:p>0.787</text:p>
          </table:table-cell>
          <table:table-cell table:style-name="ce21" office:value-type="float" office:value="6.344" calcext:value-type="float">
            <text:p>6.344</text:p>
          </table:table-cell>
          <table:table-cell table:style-name="ce21" office:value-type="float" office:value="0.571" calcext:value-type="float">
            <text:p>0.57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6.smt2.json</text:p>
          </table:table-cell>
          <table:table-cell table:style-name="ce21" office:value-type="float" office:value="5.524" calcext:value-type="float">
            <text:p>5.524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2.264" calcext:value-type="float">
            <text:p>2.264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7.smt2.json</text:p>
          </table:table-cell>
          <table:table-cell table:style-name="ce21" office:value-type="float" office:value="512.023" calcext:value-type="float">
            <text:p>512.023</text:p>
          </table:table-cell>
          <table:table-cell table:style-name="ce21" office:value-type="float" office:value="0.446" calcext:value-type="float">
            <text:p>0.446</text:p>
          </table:table-cell>
          <table:table-cell table:style-name="ce21" office:value-type="float" office:value="3.995" calcext:value-type="float">
            <text:p>3.995</text:p>
          </table:table-cell>
          <table:table-cell table:style-name="ce21" office:value-type="float" office:value="0.387" calcext:value-type="float">
            <text:p>0.3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8.smt2.json</text:p>
          </table:table-cell>
          <table:table-cell table:style-name="ce21" office:value-type="float" office:value="0.84" calcext:value-type="float">
            <text:p>0.84</text:p>
          </table:table-cell>
          <table:table-cell table:style-name="ce21" office:value-type="float" office:value="0.813" calcext:value-type="float">
            <text:p>0.813</text:p>
          </table:table-cell>
          <table:table-cell table:style-name="ce21" office:value-type="float" office:value="3.132" calcext:value-type="float">
            <text:p>3.132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19.smt2.json</text:p>
          </table:table-cell>
          <table:table-cell table:style-name="ce21" office:value-type="float" office:value="0.785" calcext:value-type="float">
            <text:p>0.785</text:p>
          </table:table-cell>
          <table:table-cell table:style-name="ce21" office:value-type="float" office:value="0.771" calcext:value-type="float">
            <text:p>0.771</text:p>
          </table:table-cell>
          <table:table-cell table:style-name="ce21" office:value-type="float" office:value="1.995" calcext:value-type="float">
            <text:p>1.995</text:p>
          </table:table-cell>
          <table:table-cell table:style-name="ce21" office:value-type="float" office:value="0.907" calcext:value-type="float">
            <text:p>0.9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.smt2.json</text:p>
          </table:table-cell>
          <table:table-cell table:style-name="ce21" office:value-type="float" office:value="0.866" calcext:value-type="float">
            <text:p>0.866</text:p>
          </table:table-cell>
          <table:table-cell table:style-name="ce21" office:value-type="float" office:value="0.751" calcext:value-type="float">
            <text:p>0.751</text:p>
          </table:table-cell>
          <table:table-cell table:style-name="ce21" office:value-type="float" office:value="5.421" calcext:value-type="float">
            <text:p>5.421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0.smt2.json</text:p>
          </table:table-cell>
          <table:table-cell table:style-name="ce21" office:value-type="float" office:value="0.923" calcext:value-type="float">
            <text:p>0.923</text:p>
          </table:table-cell>
          <table:table-cell table:style-name="ce21" office:value-type="float" office:value="0.806" calcext:value-type="float">
            <text:p>0.806</text:p>
          </table:table-cell>
          <table:table-cell table:style-name="ce21" office:value-type="float" office:value="3.937" calcext:value-type="float">
            <text:p>3.937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1.smt2.json</text:p>
          </table:table-cell>
          <table:table-cell table:style-name="ce21" office:value-type="float" office:value="50.032" calcext:value-type="float">
            <text:p>50.032</text:p>
          </table:table-cell>
          <table:table-cell table:style-name="ce21" office:value-type="float" office:value="0.913" calcext:value-type="float">
            <text:p>0.913</text:p>
          </table:table-cell>
          <table:table-cell table:style-name="ce21" office:value-type="float" office:value="4.404" calcext:value-type="float">
            <text:p>4.404</text:p>
          </table:table-cell>
          <table:table-cell table:style-name="ce21" office:value-type="float" office:value="0.376" calcext:value-type="float">
            <text:p>0.3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2.smt2.json</text:p>
          </table:table-cell>
          <table:table-cell table:style-name="ce21" office:value-type="float" office:value="0.785" calcext:value-type="float">
            <text:p>0.785</text:p>
          </table:table-cell>
          <table:table-cell table:style-name="ce21" office:value-type="float" office:value="0.308" calcext:value-type="float">
            <text:p>0.308</text:p>
          </table:table-cell>
          <table:table-cell table:style-name="ce21" office:value-type="float" office:value="1.424" calcext:value-type="float">
            <text:p>1.424</text:p>
          </table:table-cell>
          <table:table-cell table:style-name="ce21" office:value-type="float" office:value="0.286" calcext:value-type="float">
            <text:p>0.2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3.smt2.json</text:p>
          </table:table-cell>
          <table:table-cell table:style-name="ce21" office:value-type="float" office:value="78.928" calcext:value-type="float">
            <text:p>78.928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2.548" calcext:value-type="float">
            <text:p>2.548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4.smt2.json</text:p>
          </table:table-cell>
          <table:table-cell table:style-name="ce21" office:value-type="float" office:value="0.848" calcext:value-type="float">
            <text:p>0.848</text:p>
          </table:table-cell>
          <table:table-cell table:style-name="ce21" office:value-type="float" office:value="0.651" calcext:value-type="float">
            <text:p>0.651</text:p>
          </table:table-cell>
          <table:table-cell table:style-name="ce21" office:value-type="float" office:value="3.52" calcext:value-type="float">
            <text:p>3.52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5.smt2.json</text:p>
          </table:table-cell>
          <table:table-cell table:style-name="ce21" office:value-type="float" office:value="0.918" calcext:value-type="float">
            <text:p>0.918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615" calcext:value-type="float">
            <text:p>1.615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6.smt2.json</text:p>
          </table:table-cell>
          <table:table-cell table:style-name="ce21" office:value-type="float" office:value="0.857" calcext:value-type="float">
            <text:p>0.857</text:p>
          </table:table-cell>
          <table:table-cell table:style-name="ce21" office:value-type="float" office:value="0.583" calcext:value-type="float">
            <text:p>0.583</text:p>
          </table:table-cell>
          <table:table-cell table:style-name="ce21" office:value-type="float" office:value="3.393" calcext:value-type="float">
            <text:p>3.393</text:p>
          </table:table-cell>
          <table:table-cell table:style-name="ce21"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7.smt2.json</text:p>
          </table:table-cell>
          <table:table-cell table:style-name="ce21" office:value-type="float" office:value="0.876" calcext:value-type="float">
            <text:p>0.876</text:p>
          </table:table-cell>
          <table:table-cell table:style-name="ce21" office:value-type="float" office:value="1.387" calcext:value-type="float">
            <text:p>1.387</text:p>
          </table:table-cell>
          <table:table-cell table:style-name="ce21" office:value-type="float" office:value="9.173" calcext:value-type="float">
            <text:p>9.173</text:p>
          </table:table-cell>
          <table:table-cell table:style-name="ce21" office:value-type="float" office:value="0.643" calcext:value-type="float">
            <text:p>0.6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8.smt2.json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0.903" calcext:value-type="float">
            <text:p>0.903</text:p>
          </table:table-cell>
          <table:table-cell table:style-name="ce21" office:value-type="float" office:value="5.093" calcext:value-type="float">
            <text:p>5.093</text:p>
          </table:table-cell>
          <table:table-cell table:style-name="ce21"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29.smt2.json</text:p>
          </table:table-cell>
          <table:table-cell table:style-name="ce21" office:value-type="float" office:value="2.816" calcext:value-type="float">
            <text:p>2.816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786" calcext:value-type="float">
            <text:p>1.786</text:p>
          </table:table-cell>
          <table:table-cell table:style-name="ce21" office:value-type="float" office:value="0.324" calcext:value-type="float">
            <text:p>0.3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.smt2.json</text:p>
          </table:table-cell>
          <table:table-cell table:style-name="ce21" office:value-type="float" office:value="0.811" calcext:value-type="float">
            <text:p>0.811</text:p>
          </table:table-cell>
          <table:table-cell table:style-name="ce21" office:value-type="float" office:value="0.362" calcext:value-type="float">
            <text:p>0.362</text:p>
          </table:table-cell>
          <table:table-cell table:style-name="ce21" office:value-type="float" office:value="2.346" calcext:value-type="float">
            <text:p>2.346</text:p>
          </table:table-cell>
          <table:table-cell table:style-name="ce21" office:value-type="float" office:value="0.33" calcext:value-type="float">
            <text:p>0.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0.smt2.json</text:p>
          </table:table-cell>
          <table:table-cell table:style-name="ce21" office:value-type="float" office:value="0.826" calcext:value-type="float">
            <text:p>0.826</text:p>
          </table:table-cell>
          <table:table-cell table:style-name="ce21" office:value-type="float" office:value="0.362" calcext:value-type="float">
            <text:p>0.362</text:p>
          </table:table-cell>
          <table:table-cell table:style-name="ce21" office:value-type="float" office:value="2.42" calcext:value-type="float">
            <text:p>2.42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1.smt2.json</text:p>
          </table:table-cell>
          <table:table-cell table:style-name="ce21" office:value-type="float" office:value="2.404" calcext:value-type="float">
            <text:p>2.404</text:p>
          </table:table-cell>
          <table:table-cell table:style-name="ce21" office:value-type="float" office:value="0.315" calcext:value-type="float">
            <text:p>0.315</text:p>
          </table:table-cell>
          <table:table-cell table:style-name="ce21" office:value-type="float" office:value="1.675" calcext:value-type="float">
            <text:p>1.675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2.smt2.json</text:p>
          </table:table-cell>
          <table:table-cell table:style-name="ce21" office:value-type="float" office:value="0.765" calcext:value-type="float">
            <text:p>0.765</text:p>
          </table:table-cell>
          <table:table-cell table:style-name="ce21" office:value-type="float" office:value="0.369" calcext:value-type="float">
            <text:p>0.369</text:p>
          </table:table-cell>
          <table:table-cell table:style-name="ce21" office:value-type="float" office:value="1.847" calcext:value-type="float">
            <text:p>1.847</text:p>
          </table:table-cell>
          <table:table-cell table:style-name="ce21" office:value-type="float" office:value="1.686" calcext:value-type="float">
            <text:p>1.68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3.smt2.json</text:p>
          </table:table-cell>
          <table:table-cell table:style-name="ce21" office:value-type="float" office:value="1.29" calcext:value-type="float">
            <text:p>1.29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2.006" calcext:value-type="float">
            <text:p>2.006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4.smt2.json</text:p>
          </table:table-cell>
          <table:table-cell table:style-name="ce21" office:value-type="float" office:value="44.193" calcext:value-type="float">
            <text:p>44.193</text:p>
          </table:table-cell>
          <table:table-cell table:style-name="ce21" office:value-type="float" office:value="0.421" calcext:value-type="float">
            <text:p>0.421</text:p>
          </table:table-cell>
          <table:table-cell table:style-name="ce21" office:value-type="float" office:value="3.579" calcext:value-type="float">
            <text:p>3.579</text:p>
          </table:table-cell>
          <table:table-cell table:style-name="ce21" office:value-type="float" office:value="0.438" calcext:value-type="float">
            <text:p>0.4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5.smt2.json</text:p>
          </table:table-cell>
          <table:table-cell table:style-name="ce21" office:value-type="float" office:value="0.816" calcext:value-type="float">
            <text:p>0.816</text:p>
          </table:table-cell>
          <table:table-cell table:style-name="ce21" office:value-type="float" office:value="0.416" calcext:value-type="float">
            <text:p>0.416</text:p>
          </table:table-cell>
          <table:table-cell table:style-name="ce21" office:value-type="float" office:value="3.357" calcext:value-type="float">
            <text:p>3.357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6.smt2.json</text:p>
          </table:table-cell>
          <table:table-cell table:style-name="ce21" office:value-type="float" office:value="0.847" calcext:value-type="float">
            <text:p>0.847</text:p>
          </table:table-cell>
          <table:table-cell table:style-name="ce21" office:value-type="float" office:value="0.855" calcext:value-type="float">
            <text:p>0.855</text:p>
          </table:table-cell>
          <table:table-cell table:style-name="ce21" office:value-type="float" office:value="3.494" calcext:value-type="float">
            <text:p>3.494</text:p>
          </table:table-cell>
          <table:table-cell table:style-name="ce21" office:value-type="float" office:value="0.399" calcext:value-type="float">
            <text:p>0.3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7.smt2.json</text:p>
          </table:table-cell>
          <table:table-cell table:style-name="ce21" office:value-type="float" office:value="43.676" calcext:value-type="float">
            <text:p>43.676</text:p>
          </table:table-cell>
          <table:table-cell table:style-name="ce21" office:value-type="float" office:value="0.623" calcext:value-type="float">
            <text:p>0.623</text:p>
          </table:table-cell>
          <table:table-cell table:style-name="ce21" office:value-type="float" office:value="4.248" calcext:value-type="float">
            <text:p>4.248</text:p>
          </table:table-cell>
          <table:table-cell table:style-name="ce21" office:value-type="float" office:value="0.528" calcext:value-type="float">
            <text:p>0.5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8.smt2.json</text:p>
          </table:table-cell>
          <table:table-cell table:style-name="ce21" office:value-type="float" office:value="54.602" calcext:value-type="float">
            <text:p>54.602</text:p>
          </table:table-cell>
          <table:table-cell table:style-name="ce21" office:value-type="float" office:value="0.401" calcext:value-type="float">
            <text:p>0.401</text:p>
          </table:table-cell>
          <table:table-cell table:style-name="ce21" office:value-type="float" office:value="3.507" calcext:value-type="float">
            <text:p>3.507</text:p>
          </table:table-cell>
          <table:table-cell table:style-name="ce21"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39.smt2.json</text:p>
          </table:table-cell>
          <table:table-cell table:style-name="ce21" office:value-type="float" office:value="0.878" calcext:value-type="float">
            <text:p>0.878</text:p>
          </table:table-cell>
          <table:table-cell table:style-name="ce21" office:value-type="float" office:value="0.833" calcext:value-type="float">
            <text:p>0.833</text:p>
          </table:table-cell>
          <table:table-cell table:style-name="ce21" office:value-type="float" office:value="4.197" calcext:value-type="float">
            <text:p>4.197</text:p>
          </table:table-cell>
          <table:table-cell table:style-name="ce21" office:value-type="float" office:value="0.348" calcext:value-type="float">
            <text:p>0.3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.smt2.json</text:p>
          </table:table-cell>
          <table:table-cell table:style-name="ce21" office:value-type="float" office:value="0.843" calcext:value-type="float">
            <text:p>0.843</text:p>
          </table:table-cell>
          <table:table-cell table:style-name="ce21" office:value-type="float" office:value="4.929" calcext:value-type="float">
            <text:p>4.929</text:p>
          </table:table-cell>
          <table:table-cell table:style-name="ce21" office:value-type="float" office:value="11.75" calcext:value-type="float">
            <text:p>11.75</text:p>
          </table:table-cell>
          <table:table-cell table:style-name="ce21" office:value-type="float" office:value="1200.048" calcext:value-type="float">
            <text:p>1200.0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0.smt2.json</text:p>
          </table:table-cell>
          <table:table-cell table:style-name="ce21" office:value-type="float" office:value="139.115" calcext:value-type="float">
            <text:p>139.115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2.38" calcext:value-type="float">
            <text:p>2.38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1.smt2.json</text:p>
          </table:table-cell>
          <table:table-cell table:style-name="ce21" office:value-type="float" office:value="1200.246" calcext:value-type="float">
            <text:p>1200.246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957" calcext:value-type="float">
            <text:p>1.957</text:p>
          </table:table-cell>
          <table:table-cell table:style-name="ce21" office:value-type="float" office:value="0.279" calcext:value-type="float">
            <text:p>0.2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2.smt2.json</text:p>
          </table:table-cell>
          <table:table-cell table:style-name="ce21" office:value-type="float" office:value="0.795" calcext:value-type="float">
            <text:p>0.795</text:p>
          </table:table-cell>
          <table:table-cell table:style-name="ce21" office:value-type="float" office:value="0.344" calcext:value-type="float">
            <text:p>0.344</text:p>
          </table:table-cell>
          <table:table-cell table:style-name="ce21" office:value-type="float" office:value="1.995" calcext:value-type="float">
            <text:p>1.995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3.smt2.json</text:p>
          </table:table-cell>
          <table:table-cell table:style-name="ce21" office:value-type="float" office:value="0.803" calcext:value-type="float">
            <text:p>0.803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803" calcext:value-type="float">
            <text:p>1.803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4.smt2.json</text:p>
          </table:table-cell>
          <table:table-cell table:style-name="ce21" office:value-type="float" office:value="1200.26" calcext:value-type="float">
            <text:p>1200.26</text:p>
          </table:table-cell>
          <table:table-cell table:style-name="ce21" office:value-type="float" office:value="0.311" calcext:value-type="float">
            <text:p>0.311</text:p>
          </table:table-cell>
          <table:table-cell table:style-name="ce21" office:value-type="float" office:value="1.549" calcext:value-type="float">
            <text:p>1.549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5.smt2.json</text:p>
          </table:table-cell>
          <table:table-cell table:style-name="ce21" office:value-type="float" office:value="0.817" calcext:value-type="float">
            <text:p>0.817</text:p>
          </table:table-cell>
          <table:table-cell table:style-name="ce21" office:value-type="float" office:value="0.627" calcext:value-type="float">
            <text:p>0.627</text:p>
          </table:table-cell>
          <table:table-cell table:style-name="ce21" office:value-type="float" office:value="4.031" calcext:value-type="float">
            <text:p>4.031</text:p>
          </table:table-cell>
          <table:table-cell table:style-name="ce21"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6.smt2.json</text:p>
          </table:table-cell>
          <table:table-cell table:style-name="ce21" office:value-type="float" office:value="0.824" calcext:value-type="float">
            <text:p>0.824</text:p>
          </table:table-cell>
          <table:table-cell table:style-name="ce21" office:value-type="float" office:value="0.374" calcext:value-type="float">
            <text:p>0.374</text:p>
          </table:table-cell>
          <table:table-cell table:style-name="ce21" office:value-type="float" office:value="2.482" calcext:value-type="float">
            <text:p>2.482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7.smt2.json</text:p>
          </table:table-cell>
          <table:table-cell table:style-name="ce21" office:value-type="float" office:value="1.919" calcext:value-type="float">
            <text:p>1.919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672" calcext:value-type="float">
            <text:p>1.672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8.smt2.json</text:p>
          </table:table-cell>
          <table:table-cell table:style-name="ce21" office:value-type="float" office:value="104.906" calcext:value-type="float">
            <text:p>104.906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2.46" calcext:value-type="float">
            <text:p>2.46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49.smt2.json</text:p>
          </table:table-cell>
          <table:table-cell table:style-name="ce21" office:value-type="float" office:value="1202.9" calcext:value-type="float">
            <text:p>1202.9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1.708" calcext:value-type="float">
            <text:p>1.708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.smt2.json</text:p>
          </table:table-cell>
          <table:table-cell table:style-name="ce21" office:value-type="float" office:value="0.87" calcext:value-type="float">
            <text:p>0.87</text:p>
          </table:table-cell>
          <table:table-cell table:style-name="ce21" office:value-type="float" office:value="1.179" calcext:value-type="float">
            <text:p>1.179</text:p>
          </table:table-cell>
          <table:table-cell table:style-name="ce21" office:value-type="float" office:value="4.636" calcext:value-type="float">
            <text:p>4.636</text:p>
          </table:table-cell>
          <table:table-cell table:style-name="ce21" office:value-type="float" office:value="0.381" calcext:value-type="float">
            <text:p>0.38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0.smt2.json</text:p>
          </table:table-cell>
          <table:table-cell table:style-name="ce21" office:value-type="float" office:value="1200.12" calcext:value-type="float">
            <text:p>1200.12</text:p>
          </table:table-cell>
          <table:table-cell table:style-name="ce21" office:value-type="float" office:value="0.367" calcext:value-type="float">
            <text:p>0.367</text:p>
          </table:table-cell>
          <table:table-cell table:style-name="ce21" office:value-type="float" office:value="3.037" calcext:value-type="float">
            <text:p>3.037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1.smt2.json</text:p>
          </table:table-cell>
          <table:table-cell table:style-name="ce21" office:value-type="float" office:value="1.185" calcext:value-type="float">
            <text:p>1.185</text:p>
          </table:table-cell>
          <table:table-cell table:style-name="ce21" office:value-type="float" office:value="0.348" calcext:value-type="float">
            <text:p>0.348</text:p>
          </table:table-cell>
          <table:table-cell table:style-name="ce21" office:value-type="float" office:value="2.113" calcext:value-type="float">
            <text:p>2.113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2.smt2.json</text:p>
          </table:table-cell>
          <table:table-cell table:style-name="ce21" office:value-type="float" office:value="121.658" calcext:value-type="float">
            <text:p>121.658</text:p>
          </table:table-cell>
          <table:table-cell table:style-name="ce21" office:value-type="float" office:value="0.407" calcext:value-type="float">
            <text:p>0.407</text:p>
          </table:table-cell>
          <table:table-cell table:style-name="ce21" office:value-type="float" office:value="2.347" calcext:value-type="float">
            <text:p>2.347</text:p>
          </table:table-cell>
          <table:table-cell table:style-name="ce21"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3.smt2.json</text:p>
          </table:table-cell>
          <table:table-cell table:style-name="ce21" office:value-type="float" office:value="1200.267" calcext:value-type="float">
            <text:p>1200.267</text:p>
          </table:table-cell>
          <table:table-cell table:style-name="ce21" office:value-type="float" office:value="0.324" calcext:value-type="float">
            <text:p>0.324</text:p>
          </table:table-cell>
          <table:table-cell table:style-name="ce21" office:value-type="float" office:value="1.626" calcext:value-type="float">
            <text:p>1.626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4.smt2.json</text:p>
          </table:table-cell>
          <table:table-cell table:style-name="ce21" office:value-type="float" office:value="1200.086" calcext:value-type="float">
            <text:p>1200.086</text:p>
          </table:table-cell>
          <table:table-cell table:style-name="ce21" office:value-type="float" office:value="0.327" calcext:value-type="float">
            <text:p>0.327</text:p>
          </table:table-cell>
          <table:table-cell table:style-name="ce21" office:value-type="float" office:value="2.333" calcext:value-type="float">
            <text:p>2.333</text:p>
          </table:table-cell>
          <table:table-cell table:style-name="ce21" office:value-type="float" office:value="0.345" calcext:value-type="float">
            <text:p>0.34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5.smt2.json</text:p>
          </table:table-cell>
          <table:table-cell table:style-name="ce21" office:value-type="float" office:value="41.178" calcext:value-type="float">
            <text:p>41.178</text:p>
          </table:table-cell>
          <table:table-cell table:style-name="ce21" office:value-type="float" office:value="0.849" calcext:value-type="float">
            <text:p>0.849</text:p>
          </table:table-cell>
          <table:table-cell table:style-name="ce21" office:value-type="float" office:value="5.31" calcext:value-type="float">
            <text:p>5.31</text:p>
          </table:table-cell>
          <table:table-cell table:style-name="ce21" office:value-type="float" office:value="0.343" calcext:value-type="float">
            <text:p>0.34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6.smt2.json</text:p>
          </table:table-cell>
          <table:table-cell table:style-name="ce21" office:value-type="float" office:value="51.923" calcext:value-type="float">
            <text:p>51.923</text:p>
          </table:table-cell>
          <table:table-cell table:style-name="ce21" office:value-type="float" office:value="0.318" calcext:value-type="float">
            <text:p>0.318</text:p>
          </table:table-cell>
          <table:table-cell table:style-name="ce21" office:value-type="float" office:value="1.689" calcext:value-type="float">
            <text:p>1.689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7.smt2.json</text:p>
          </table:table-cell>
          <table:table-cell table:style-name="ce21" office:value-type="float" office:value="6.124" calcext:value-type="float">
            <text:p>6.124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905" calcext:value-type="float">
            <text:p>1.905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8.smt2.json</text:p>
          </table:table-cell>
          <table:table-cell table:style-name="ce21" office:value-type="float" office:value="0.751" calcext:value-type="float">
            <text:p>0.751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1.893" calcext:value-type="float">
            <text:p>1.893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59.smt2.json</text:p>
          </table:table-cell>
          <table:table-cell table:style-name="ce21" office:value-type="float" office:value="0.797" calcext:value-type="float">
            <text:p>0.797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21" office:value-type="float" office:value="2.053" calcext:value-type="float">
            <text:p>2.053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.smt2.json</text:p>
          </table:table-cell>
          <table:table-cell table:style-name="ce21" office:value-type="float" office:value="0.869" calcext:value-type="float">
            <text:p>0.869</text:p>
          </table:table-cell>
          <table:table-cell table:style-name="ce21" office:value-type="float" office:value="1.538" calcext:value-type="float">
            <text:p>1.538</text:p>
          </table:table-cell>
          <table:table-cell table:style-name="ce21" office:value-type="float" office:value="7.02" calcext:value-type="float">
            <text:p>7.02</text:p>
          </table:table-cell>
          <table:table-cell table:style-name="ce21" office:value-type="float" office:value="0.412" calcext:value-type="float">
            <text:p>0.41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0.smt2.json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1" office:value-type="float" office:value="0.348" calcext:value-type="float">
            <text:p>0.348</text:p>
          </table:table-cell>
          <table:table-cell table:style-name="ce21" office:value-type="float" office:value="2.121" calcext:value-type="float">
            <text:p>2.121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1.smt2.json</text:p>
          </table:table-cell>
          <table:table-cell table:style-name="ce21" office:value-type="float" office:value="119.194" calcext:value-type="float">
            <text:p>119.194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2.04" calcext:value-type="float">
            <text:p>2.04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2.smt2.json</text:p>
          </table:table-cell>
          <table:table-cell table:style-name="ce21" office:value-type="float" office:value="54.129" calcext:value-type="float">
            <text:p>54.129</text:p>
          </table:table-cell>
          <table:table-cell table:style-name="ce21" office:value-type="float" office:value="0.308" calcext:value-type="float">
            <text:p>0.308</text:p>
          </table:table-cell>
          <table:table-cell table:style-name="ce21" office:value-type="float" office:value="2.886" calcext:value-type="float">
            <text:p>2.886</text:p>
          </table:table-cell>
          <table:table-cell table:style-name="ce21" office:value-type="float" office:value="1.835" calcext:value-type="float">
            <text:p>1.8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3.smt2.json</text:p>
          </table:table-cell>
          <table:table-cell table:style-name="ce21" office:value-type="float" office:value="0.856" calcext:value-type="float">
            <text:p>0.856</text:p>
          </table:table-cell>
          <table:table-cell table:style-name="ce21" office:value-type="float" office:value="0.996" calcext:value-type="float">
            <text:p>0.996</text:p>
          </table:table-cell>
          <table:table-cell table:style-name="ce21" office:value-type="float" office:value="9.155" calcext:value-type="float">
            <text:p>9.155</text:p>
          </table:table-cell>
          <table:table-cell table:style-name="ce21" office:value-type="float" office:value="0.33" calcext:value-type="float">
            <text:p>0.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4.smt2.json</text:p>
          </table:table-cell>
          <table:table-cell table:style-name="ce21" office:value-type="float" office:value="0.806" calcext:value-type="float">
            <text:p>0.806</text:p>
          </table:table-cell>
          <table:table-cell table:style-name="ce21" office:value-type="float" office:value="0.458" calcext:value-type="float">
            <text:p>0.458</text:p>
          </table:table-cell>
          <table:table-cell table:style-name="ce21" office:value-type="float" office:value="3.266" calcext:value-type="float">
            <text:p>3.266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5.smt2.json</text:p>
          </table:table-cell>
          <table:table-cell table:style-name="ce21" office:value-type="float" office:value="0.784" calcext:value-type="float">
            <text:p>0.784</text:p>
          </table:table-cell>
          <table:table-cell table:style-name="ce21" office:value-type="float" office:value="0.561" calcext:value-type="float">
            <text:p>0.561</text:p>
          </table:table-cell>
          <table:table-cell table:style-name="ce21" office:value-type="float" office:value="2.654" calcext:value-type="float">
            <text:p>2.654</text:p>
          </table:table-cell>
          <table:table-cell table:style-name="ce21" office:value-type="float" office:value="0.31" calcext:value-type="float">
            <text:p>0.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6.smt2.json</text:p>
          </table:table-cell>
          <table:table-cell table:style-name="ce21" office:value-type="float" office:value="0.812" calcext:value-type="float">
            <text:p>0.812</text:p>
          </table:table-cell>
          <table:table-cell table:style-name="ce21" office:value-type="float" office:value="0.516" calcext:value-type="float">
            <text:p>0.516</text:p>
          </table:table-cell>
          <table:table-cell table:style-name="ce21" office:value-type="float" office:value="3.157" calcext:value-type="float">
            <text:p>3.157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7.smt2.json</text:p>
          </table:table-cell>
          <table:table-cell table:style-name="ce21" office:value-type="float" office:value="0.857" calcext:value-type="float">
            <text:p>0.857</text:p>
          </table:table-cell>
          <table:table-cell table:style-name="ce21" office:value-type="float" office:value="0.459" calcext:value-type="float">
            <text:p>0.459</text:p>
          </table:table-cell>
          <table:table-cell table:style-name="ce21" office:value-type="float" office:value="2.63" calcext:value-type="float">
            <text:p>2.63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8.smt2.json</text:p>
          </table:table-cell>
          <table:table-cell table:style-name="ce21" office:value-type="float" office:value="0.823" calcext:value-type="float">
            <text:p>0.823</text:p>
          </table:table-cell>
          <table:table-cell table:style-name="ce21" office:value-type="float" office:value="0.547" calcext:value-type="float">
            <text:p>0.547</text:p>
          </table:table-cell>
          <table:table-cell table:style-name="ce21" office:value-type="float" office:value="3.535" calcext:value-type="float">
            <text:p>3.535</text:p>
          </table:table-cell>
          <table:table-cell table:style-name="ce21"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69.smt2.json</text:p>
          </table:table-cell>
          <table:table-cell table:style-name="ce21" office:value-type="float" office:value="0.854" calcext:value-type="float">
            <text:p>0.854</text:p>
          </table:table-cell>
          <table:table-cell table:style-name="ce21" office:value-type="float" office:value="1.926" calcext:value-type="float">
            <text:p>1.926</text:p>
          </table:table-cell>
          <table:table-cell table:style-name="ce21" office:value-type="float" office:value="6.101" calcext:value-type="float">
            <text:p>6.101</text:p>
          </table:table-cell>
          <table:table-cell table:style-name="ce21" office:value-type="float" office:value="0.457" calcext:value-type="float">
            <text:p>0.4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.smt2.json</text:p>
          </table:table-cell>
          <table:table-cell table:style-name="ce21" office:value-type="float" office:value="267.096" calcext:value-type="float">
            <text:p>267.096</text:p>
          </table:table-cell>
          <table:table-cell table:style-name="ce21" office:value-type="float" office:value="0.313" calcext:value-type="float">
            <text:p>0.313</text:p>
          </table:table-cell>
          <table:table-cell table:style-name="ce21" office:value-type="float" office:value="1.821" calcext:value-type="float">
            <text:p>1.821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0.smt2.json</text:p>
          </table:table-cell>
          <table:table-cell table:style-name="ce21" office:value-type="float" office:value="0.841" calcext:value-type="float">
            <text:p>0.841</text:p>
          </table:table-cell>
          <table:table-cell table:style-name="ce21" office:value-type="float" office:value="1.312" calcext:value-type="float">
            <text:p>1.312</text:p>
          </table:table-cell>
          <table:table-cell table:style-name="ce21" office:value-type="float" office:value="4.236" calcext:value-type="float">
            <text:p>4.236</text:p>
          </table:table-cell>
          <table:table-cell table:style-name="ce21" office:value-type="float" office:value="1200.048" calcext:value-type="float">
            <text:p>1200.0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1.smt2.json</text:p>
          </table:table-cell>
          <table:table-cell table:style-name="ce21" office:value-type="float" office:value="40.523" calcext:value-type="float">
            <text:p>40.523</text:p>
          </table:table-cell>
          <table:table-cell table:style-name="ce21" office:value-type="float" office:value="0.541" calcext:value-type="float">
            <text:p>0.541</text:p>
          </table:table-cell>
          <table:table-cell table:style-name="ce21" office:value-type="float" office:value="7.397" calcext:value-type="float">
            <text:p>7.397</text:p>
          </table:table-cell>
          <table:table-cell table:style-name="ce21" office:value-type="float" office:value="0.458" calcext:value-type="float">
            <text:p>0.4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2.smt2.json</text:p>
          </table:table-cell>
          <table:table-cell table:style-name="ce21" office:value-type="float" office:value="1200.076" calcext:value-type="float">
            <text:p>1200.076</text:p>
          </table:table-cell>
          <table:table-cell table:style-name="ce21" office:value-type="float" office:value="0.309" calcext:value-type="float">
            <text:p>0.309</text:p>
          </table:table-cell>
          <table:table-cell table:style-name="ce21" office:value-type="float" office:value="1.701" calcext:value-type="float">
            <text:p>1.701</text:p>
          </table:table-cell>
          <table:table-cell table:style-name="ce21" office:value-type="float" office:value="0.287" calcext:value-type="float">
            <text:p>0.2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3.smt2.json</text:p>
          </table:table-cell>
          <table:table-cell table:style-name="ce21" office:value-type="float" office:value="100.88" calcext:value-type="float">
            <text:p>100.88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21" office:value-type="float" office:value="1.785" calcext:value-type="float">
            <text:p>1.785</text:p>
          </table:table-cell>
          <table:table-cell table:style-name="ce21" office:value-type="float" office:value="0.365" calcext:value-type="float">
            <text:p>0.3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4.smt2.json</text:p>
          </table:table-cell>
          <table:table-cell table:style-name="ce21" office:value-type="float" office:value="0.805" calcext:value-type="float">
            <text:p>0.805</text:p>
          </table:table-cell>
          <table:table-cell table:style-name="ce21" office:value-type="float" office:value="1.004" calcext:value-type="float">
            <text:p>1.004</text:p>
          </table:table-cell>
          <table:table-cell table:style-name="ce21" office:value-type="float" office:value="3.979" calcext:value-type="float">
            <text:p>3.979</text:p>
          </table:table-cell>
          <table:table-cell table:style-name="ce21" office:value-type="float" office:value="11.516" calcext:value-type="float">
            <text:p>11.5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5.smt2.json</text:p>
          </table:table-cell>
          <table:table-cell table:style-name="ce21" office:value-type="float" office:value="98.363" calcext:value-type="float">
            <text:p>98.363</text:p>
          </table:table-cell>
          <table:table-cell table:style-name="ce21" office:value-type="float" office:value="0.337" calcext:value-type="float">
            <text:p>0.337</text:p>
          </table:table-cell>
          <table:table-cell table:style-name="ce21" office:value-type="float" office:value="1.692" calcext:value-type="float">
            <text:p>1.692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6.smt2.json</text:p>
          </table:table-cell>
          <table:table-cell table:style-name="ce21" office:value-type="float" office:value="55.646" calcext:value-type="float">
            <text:p>55.646</text:p>
          </table:table-cell>
          <table:table-cell table:style-name="ce21" office:value-type="float" office:value="0.876" calcext:value-type="float">
            <text:p>0.876</text:p>
          </table:table-cell>
          <table:table-cell table:style-name="ce21" office:value-type="float" office:value="6.834" calcext:value-type="float">
            <text:p>6.834</text:p>
          </table:table-cell>
          <table:table-cell table:style-name="ce21" office:value-type="float" office:value="0.551" calcext:value-type="float">
            <text:p>0.5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7.smt2.json</text:p>
          </table:table-cell>
          <table:table-cell table:style-name="ce21" office:value-type="float" office:value="3.959" calcext:value-type="float">
            <text:p>3.959</text:p>
          </table:table-cell>
          <table:table-cell table:style-name="ce21" office:value-type="float" office:value="0.471" calcext:value-type="float">
            <text:p>0.471</text:p>
          </table:table-cell>
          <table:table-cell table:style-name="ce21" office:value-type="float" office:value="3.007" calcext:value-type="float">
            <text:p>3.007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8.smt2.json</text:p>
          </table:table-cell>
          <table:table-cell table:style-name="ce21" office:value-type="float" office:value="1200.07" calcext:value-type="float">
            <text:p>1200.07</text:p>
          </table:table-cell>
          <table:table-cell table:style-name="ce21" office:value-type="float" office:value="0.382" calcext:value-type="float">
            <text:p>0.382</text:p>
          </table:table-cell>
          <table:table-cell table:style-name="ce21" office:value-type="float" office:value="1.427" calcext:value-type="float">
            <text:p>1.427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79.smt2.json</text:p>
          </table:table-cell>
          <table:table-cell table:style-name="ce21" office:value-type="float" office:value="1.327" calcext:value-type="float">
            <text:p>1.327</text:p>
          </table:table-cell>
          <table:table-cell table:style-name="ce21" office:value-type="float" office:value="1.29" calcext:value-type="float">
            <text:p>1.29</text:p>
          </table:table-cell>
          <table:table-cell table:style-name="ce21" office:value-type="float" office:value="6.137" calcext:value-type="float">
            <text:p>6.137</text:p>
          </table:table-cell>
          <table:table-cell table:style-name="ce21" office:value-type="float" office:value="0.379" calcext:value-type="float">
            <text:p>0.37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.smt2.json</text:p>
          </table:table-cell>
          <table:table-cell table:style-name="ce21" office:value-type="float" office:value="240.255" calcext:value-type="float">
            <text:p>240.255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551" calcext:value-type="float">
            <text:p>1.551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0.smt2.json</text:p>
          </table:table-cell>
          <table:table-cell table:style-name="ce21" office:value-type="float" office:value="297.669" calcext:value-type="float">
            <text:p>297.669</text:p>
          </table:table-cell>
          <table:table-cell table:style-name="ce21" office:value-type="float" office:value="0.398" calcext:value-type="float">
            <text:p>0.398</text:p>
          </table:table-cell>
          <table:table-cell table:style-name="ce21" office:value-type="float" office:value="2.286" calcext:value-type="float">
            <text:p>2.286</text:p>
          </table:table-cell>
          <table:table-cell table:style-name="ce21"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1.smt2.json</text:p>
          </table:table-cell>
          <table:table-cell table:style-name="ce21" office:value-type="float" office:value="153.093" calcext:value-type="float">
            <text:p>153.093</text:p>
          </table:table-cell>
          <table:table-cell table:style-name="ce21" office:value-type="float" office:value="0.626" calcext:value-type="float">
            <text:p>0.626</text:p>
          </table:table-cell>
          <table:table-cell table:style-name="ce21" office:value-type="float" office:value="3.356" calcext:value-type="float">
            <text:p>3.356</text:p>
          </table:table-cell>
          <table:table-cell table:style-name="ce21" office:value-type="float" office:value="0.341" calcext:value-type="float">
            <text:p>0.34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2.smt2.json</text:p>
          </table:table-cell>
          <table:table-cell table:style-name="ce21" office:value-type="float" office:value="0.789" calcext:value-type="float">
            <text:p>0.789</text:p>
          </table:table-cell>
          <table:table-cell table:style-name="ce21" office:value-type="float" office:value="0.416" calcext:value-type="float">
            <text:p>0.416</text:p>
          </table:table-cell>
          <table:table-cell table:style-name="ce21" office:value-type="float" office:value="1.998" calcext:value-type="float">
            <text:p>1.998</text:p>
          </table:table-cell>
          <table:table-cell table:style-name="ce21"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3.smt2.json</text:p>
          </table:table-cell>
          <table:table-cell table:style-name="ce21" office:value-type="float" office:value="95.863" calcext:value-type="float">
            <text:p>95.863</text:p>
          </table:table-cell>
          <table:table-cell table:style-name="ce21" office:value-type="float" office:value="0.569" calcext:value-type="float">
            <text:p>0.569</text:p>
          </table:table-cell>
          <table:table-cell table:style-name="ce21" office:value-type="float" office:value="3.07" calcext:value-type="float">
            <text:p>3.07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4.smt2.json</text:p>
          </table:table-cell>
          <table:table-cell table:style-name="ce21" office:value-type="float" office:value="0.786" calcext:value-type="float">
            <text:p>0.786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1.561" calcext:value-type="float">
            <text:p>1.561</text:p>
          </table:table-cell>
          <table:table-cell table:style-name="ce21" office:value-type="float" office:value="0.291" calcext:value-type="float">
            <text:p>0.29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5.smt2.json</text:p>
          </table:table-cell>
          <table:table-cell table:style-name="ce21" office:value-type="float" office:value="0.885" calcext:value-type="float">
            <text:p>0.885</text:p>
          </table:table-cell>
          <table:table-cell table:style-name="ce21" office:value-type="float" office:value="0.758" calcext:value-type="float">
            <text:p>0.758</text:p>
          </table:table-cell>
          <table:table-cell table:style-name="ce21" office:value-type="float" office:value="4.1" calcext:value-type="float">
            <text:p>4.1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6.smt2.json</text:p>
          </table:table-cell>
          <table:table-cell table:style-name="ce21" office:value-type="float" office:value="0.908" calcext:value-type="float">
            <text:p>0.908</text:p>
          </table:table-cell>
          <table:table-cell table:style-name="ce21" office:value-type="float" office:value="1.237" calcext:value-type="float">
            <text:p>1.237</text:p>
          </table:table-cell>
          <table:table-cell table:style-name="ce21" office:value-type="float" office:value="8.925" calcext:value-type="float">
            <text:p>8.925</text:p>
          </table:table-cell>
          <table:table-cell table:style-name="ce21" office:value-type="float" office:value="0.765" calcext:value-type="float">
            <text:p>0.76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7.smt2.json</text:p>
          </table:table-cell>
          <table:table-cell table:style-name="ce21" office:value-type="float" office:value="63.274" calcext:value-type="float">
            <text:p>63.274</text:p>
          </table:table-cell>
          <table:table-cell table:style-name="ce21" office:value-type="float" office:value="0.351" calcext:value-type="float">
            <text:p>0.351</text:p>
          </table:table-cell>
          <table:table-cell table:style-name="ce21" office:value-type="float" office:value="2.039" calcext:value-type="float">
            <text:p>2.039</text:p>
          </table:table-cell>
          <table:table-cell table:style-name="ce21"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8.smt2.json</text:p>
          </table:table-cell>
          <table:table-cell table:style-name="ce21" office:value-type="float" office:value="1200.074" calcext:value-type="float">
            <text:p>1200.074</text:p>
          </table:table-cell>
          <table:table-cell table:style-name="ce21" office:value-type="float" office:value="0.316" calcext:value-type="float">
            <text:p>0.316</text:p>
          </table:table-cell>
          <table:table-cell table:style-name="ce21" office:value-type="float" office:value="1.967" calcext:value-type="float">
            <text:p>1.967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89.smt2.json</text:p>
          </table:table-cell>
          <table:table-cell table:style-name="ce21" office:value-type="float" office:value="0.91" calcext:value-type="float">
            <text:p>0.91</text:p>
          </table:table-cell>
          <table:table-cell table:style-name="ce21" office:value-type="float" office:value="0.9" calcext:value-type="float">
            <text:p>0.9</text:p>
          </table:table-cell>
          <table:table-cell table:style-name="ce21" office:value-type="float" office:value="8.707" calcext:value-type="float">
            <text:p>8.707</text:p>
          </table:table-cell>
          <table:table-cell table:style-name="ce21" office:value-type="float" office:value="0.564" calcext:value-type="float">
            <text:p>0.5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.smt2.json</text:p>
          </table:table-cell>
          <table:table-cell table:style-name="ce21" office:value-type="float" office:value="6.264" calcext:value-type="float">
            <text:p>6.264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1.707" calcext:value-type="float">
            <text:p>1.707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0.smt2.json</text:p>
          </table:table-cell>
          <table:table-cell table:style-name="ce21" office:value-type="float" office:value="48.41" calcext:value-type="float">
            <text:p>48.41</text:p>
          </table:table-cell>
          <table:table-cell table:style-name="ce21" office:value-type="float" office:value="0.361" calcext:value-type="float">
            <text:p>0.361</text:p>
          </table:table-cell>
          <table:table-cell table:style-name="ce21" office:value-type="float" office:value="2.209" calcext:value-type="float">
            <text:p>2.209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1.smt2.json</text:p>
          </table:table-cell>
          <table:table-cell table:style-name="ce21" office:value-type="float" office:value="5.177" calcext:value-type="float">
            <text:p>5.177</text:p>
          </table:table-cell>
          <table:table-cell table:style-name="ce21" office:value-type="float" office:value="0.338" calcext:value-type="float">
            <text:p>0.338</text:p>
          </table:table-cell>
          <table:table-cell table:style-name="ce21" office:value-type="float" office:value="1.649" calcext:value-type="float">
            <text:p>1.649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2.smt2.json</text:p>
          </table:table-cell>
          <table:table-cell table:style-name="ce21" office:value-type="float" office:value="0.792" calcext:value-type="float">
            <text:p>0.792</text:p>
          </table:table-cell>
          <table:table-cell table:style-name="ce21" office:value-type="float" office:value="1.458" calcext:value-type="float">
            <text:p>1.458</text:p>
          </table:table-cell>
          <table:table-cell table:style-name="ce21" office:value-type="float" office:value="2.483" calcext:value-type="float">
            <text:p>2.483</text:p>
          </table:table-cell>
          <table:table-cell table:style-name="ce21" office:value-type="float" office:value="0.359" calcext:value-type="float">
            <text:p>0.35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3.smt2.json</text:p>
          </table:table-cell>
          <table:table-cell table:style-name="ce21" office:value-type="float" office:value="0.831" calcext:value-type="float">
            <text:p>0.831</text:p>
          </table:table-cell>
          <table:table-cell table:style-name="ce21" office:value-type="float" office:value="0.788" calcext:value-type="float">
            <text:p>0.788</text:p>
          </table:table-cell>
          <table:table-cell table:style-name="ce21" office:value-type="float" office:value="3.364" calcext:value-type="float">
            <text:p>3.364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4.smt2.json</text:p>
          </table:table-cell>
          <table:table-cell table:style-name="ce21" office:value-type="float" office:value="0.851" calcext:value-type="float">
            <text:p>0.851</text:p>
          </table:table-cell>
          <table:table-cell table:style-name="ce21" office:value-type="float" office:value="0.772" calcext:value-type="float">
            <text:p>0.772</text:p>
          </table:table-cell>
          <table:table-cell table:style-name="ce21" office:value-type="float" office:value="3.064" calcext:value-type="float">
            <text:p>3.064</text:p>
          </table:table-cell>
          <table:table-cell table:style-name="ce21"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5.smt2.json</text:p>
          </table:table-cell>
          <table:table-cell table:style-name="ce21" office:value-type="float" office:value="1.006" calcext:value-type="float">
            <text:p>1.006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1.323" calcext:value-type="float">
            <text:p>1.323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6.smt2.json</text:p>
          </table:table-cell>
          <table:table-cell table:style-name="ce21" office:value-type="float" office:value="430.882" calcext:value-type="float">
            <text:p>430.882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776" calcext:value-type="float">
            <text:p>1.776</text:p>
          </table:table-cell>
          <table:table-cell table:style-name="ce21" office:value-type="float" office:value="0.382" calcext:value-type="float">
            <text:p>0.38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7.smt2.json</text:p>
          </table:table-cell>
          <table:table-cell table:style-name="ce21" office:value-type="float" office:value="0.793" calcext:value-type="float">
            <text:p>0.793</text:p>
          </table:table-cell>
          <table:table-cell table:style-name="ce21" office:value-type="float" office:value="0.409" calcext:value-type="float">
            <text:p>0.409</text:p>
          </table:table-cell>
          <table:table-cell table:style-name="ce21" office:value-type="float" office:value="2.224" calcext:value-type="float">
            <text:p>2.224</text:p>
          </table:table-cell>
          <table:table-cell table:style-name="ce21" office:value-type="float" office:value="0.3" calcext:value-type="float">
            <text:p>0.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8.smt2.json</text:p>
          </table:table-cell>
          <table:table-cell table:style-name="ce21" office:value-type="float" office:value="0.81" calcext:value-type="float">
            <text:p>0.81</text:p>
          </table:table-cell>
          <table:table-cell table:style-name="ce21" office:value-type="float" office:value="0.467" calcext:value-type="float">
            <text:p>0.467</text:p>
          </table:table-cell>
          <table:table-cell table:style-name="ce21" office:value-type="float" office:value="2.121" calcext:value-type="float">
            <text:p>2.121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199.smt2.json</text:p>
          </table:table-cell>
          <table:table-cell table:style-name="ce21" office:value-type="float" office:value="0.909" calcext:value-type="float">
            <text:p>0.909</text:p>
          </table:table-cell>
          <table:table-cell table:style-name="ce21" office:value-type="float" office:value="1.984" calcext:value-type="float">
            <text:p>1.984</text:p>
          </table:table-cell>
          <table:table-cell table:style-name="ce21" office:value-type="float" office:value="12.547" calcext:value-type="float">
            <text:p>12.547</text:p>
          </table:table-cell>
          <table:table-cell table:style-name="ce21" office:value-type="float" office:value="0.532" calcext:value-type="float">
            <text:p>0.5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.smt2.json</text:p>
          </table:table-cell>
          <table:table-cell table:style-name="ce21" office:value-type="float" office:value="1200.281" calcext:value-type="float">
            <text:p>1200.281</text:p>
          </table:table-cell>
          <table:table-cell table:style-name="ce21" office:value-type="float" office:value="0.331" calcext:value-type="float">
            <text:p>0.331</text:p>
          </table:table-cell>
          <table:table-cell table:style-name="ce21" office:value-type="float" office:value="1.489" calcext:value-type="float">
            <text:p>1.489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0.smt2.json</text:p>
          </table:table-cell>
          <table:table-cell table:style-name="ce21" office:value-type="float" office:value="0.805" calcext:value-type="float">
            <text:p>0.805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2.01" calcext:value-type="float">
            <text:p>2.01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00.smt2.json</text:p>
          </table:table-cell>
          <table:table-cell table:style-name="ce21" office:value-type="float" office:value="0.783" calcext:value-type="float">
            <text:p>0.783</text:p>
          </table:table-cell>
          <table:table-cell table:style-name="ce21" office:value-type="float" office:value="0.412" calcext:value-type="float">
            <text:p>0.412</text:p>
          </table:table-cell>
          <table:table-cell table:style-name="ce21" office:value-type="float" office:value="2.077" calcext:value-type="float">
            <text:p>2.077</text:p>
          </table:table-cell>
          <table:table-cell table:style-name="ce21" office:value-type="float" office:value="1.304" calcext:value-type="float">
            <text:p>1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1.smt2.json</text:p>
          </table:table-cell>
          <table:table-cell table:style-name="ce21" office:value-type="float" office:value="1200.303" calcext:value-type="float">
            <text:p>1200.303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1.962" calcext:value-type="float">
            <text:p>1.962</text:p>
          </table:table-cell>
          <table:table-cell table:style-name="ce21" office:value-type="float" office:value="0.305" calcext:value-type="float">
            <text:p>0.30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2.smt2.json</text:p>
          </table:table-cell>
          <table:table-cell table:style-name="ce21" office:value-type="float" office:value="0.94" calcext:value-type="float">
            <text:p>0.94</text:p>
          </table:table-cell>
          <table:table-cell table:style-name="ce21" office:value-type="float" office:value="1.54" calcext:value-type="float">
            <text:p>1.54</text:p>
          </table:table-cell>
          <table:table-cell table:style-name="ce21" office:value-type="float" office:value="6.225" calcext:value-type="float">
            <text:p>6.225</text:p>
          </table:table-cell>
          <table:table-cell table:style-name="ce21" office:value-type="float" office:value="0.358" calcext:value-type="float">
            <text:p>0.35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3.smt2.json</text:p>
          </table:table-cell>
          <table:table-cell table:style-name="ce21" office:value-type="float" office:value="1.991" calcext:value-type="float">
            <text:p>1.991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1.538" calcext:value-type="float">
            <text:p>1.538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4.smt2.json</text:p>
          </table:table-cell>
          <table:table-cell table:style-name="ce21" office:value-type="float" office:value="0.819" calcext:value-type="float">
            <text:p>0.819</text:p>
          </table:table-cell>
          <table:table-cell table:style-name="ce21" office:value-type="float" office:value="0.372" calcext:value-type="float">
            <text:p>0.372</text:p>
          </table:table-cell>
          <table:table-cell table:style-name="ce21" office:value-type="float" office:value="2.388" calcext:value-type="float">
            <text:p>2.388</text:p>
          </table:table-cell>
          <table:table-cell table:style-name="ce21" office:value-type="float" office:value="0.338" calcext:value-type="float">
            <text:p>0.33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5.smt2.json</text:p>
          </table:table-cell>
          <table:table-cell table:style-name="ce21" office:value-type="float" office:value="112.254" calcext:value-type="float">
            <text:p>112.254</text:p>
          </table:table-cell>
          <table:table-cell table:style-name="ce21" office:value-type="float" office:value="0.329" calcext:value-type="float">
            <text:p>0.329</text:p>
          </table:table-cell>
          <table:table-cell table:style-name="ce21" office:value-type="float" office:value="2.233" calcext:value-type="float">
            <text:p>2.233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6.smt2.json</text:p>
          </table:table-cell>
          <table:table-cell table:style-name="ce21" office:value-type="float" office:value="0.822" calcext:value-type="float">
            <text:p>0.822</text:p>
          </table:table-cell>
          <table:table-cell table:style-name="ce21" office:value-type="float" office:value="1.512" calcext:value-type="float">
            <text:p>1.512</text:p>
          </table:table-cell>
          <table:table-cell table:style-name="ce21" office:value-type="float" office:value="5.434" calcext:value-type="float">
            <text:p>5.434</text:p>
          </table:table-cell>
          <table:table-cell table:style-name="ce21" office:value-type="float" office:value="0.476" calcext:value-type="float">
            <text:p>0.47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7.smt2.json</text:p>
          </table:table-cell>
          <table:table-cell table:style-name="ce21" office:value-type="float" office:value="1200.309" calcext:value-type="float">
            <text:p>1200.309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2.758" calcext:value-type="float">
            <text:p>2.758</text:p>
          </table:table-cell>
          <table:table-cell table:style-name="ce21"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8.smt2.json</text:p>
          </table:table-cell>
          <table:table-cell table:style-name="ce21" office:value-type="float" office:value="0.924" calcext:value-type="float">
            <text:p>0.924</text:p>
          </table:table-cell>
          <table:table-cell table:style-name="ce21" office:value-type="float" office:value="1.238" calcext:value-type="float">
            <text:p>1.238</text:p>
          </table:table-cell>
          <table:table-cell table:style-name="ce21" office:value-type="float" office:value="5.481" calcext:value-type="float">
            <text:p>5.481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29.smt2.json</text:p>
          </table:table-cell>
          <table:table-cell table:style-name="ce21" office:value-type="float" office:value="0.779" calcext:value-type="float">
            <text:p>0.779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419" calcext:value-type="float">
            <text:p>1.419</text:p>
          </table:table-cell>
          <table:table-cell table:style-name="ce21" office:value-type="float" office:value="0.299" calcext:value-type="float">
            <text:p>0.29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.smt2.json</text:p>
          </table:table-cell>
          <table:table-cell table:style-name="ce21" office:value-type="float" office:value="0.794" calcext:value-type="float">
            <text:p>0.794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1.395" calcext:value-type="float">
            <text:p>1.395</text:p>
          </table:table-cell>
          <table:table-cell table:style-name="ce21" office:value-type="float" office:value="0.298" calcext:value-type="float">
            <text:p>0.29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0.smt2.json</text:p>
          </table:table-cell>
          <table:table-cell table:style-name="ce21" office:value-type="float" office:value="0.823" calcext:value-type="float">
            <text:p>0.823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55" calcext:value-type="float">
            <text:p>1.55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1.smt2.json</text:p>
          </table:table-cell>
          <table:table-cell table:style-name="ce21" office:value-type="float" office:value="293.469" calcext:value-type="float">
            <text:p>293.469</text:p>
          </table:table-cell>
          <table:table-cell table:style-name="ce21" office:value-type="float" office:value="0.455" calcext:value-type="float">
            <text:p>0.455</text:p>
          </table:table-cell>
          <table:table-cell table:style-name="ce21" office:value-type="float" office:value="2.185" calcext:value-type="float">
            <text:p>2.185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2.smt2.json</text:p>
          </table:table-cell>
          <table:table-cell table:style-name="ce21" office:value-type="float" office:value="3.846" calcext:value-type="float">
            <text:p>3.846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4.67" calcext:value-type="float">
            <text:p>4.67</text:p>
          </table:table-cell>
          <table:table-cell table:style-name="ce21" office:value-type="float" office:value="0.357" calcext:value-type="float">
            <text:p>0.3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3.smt2.json</text:p>
          </table:table-cell>
          <table:table-cell table:style-name="ce21" office:value-type="float" office:value="1200.15" calcext:value-type="float">
            <text:p>1200.15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2.114" calcext:value-type="float">
            <text:p>2.114</text:p>
          </table:table-cell>
          <table:table-cell table:style-name="ce2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4.smt2.json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21" office:value-type="float" office:value="0.41" calcext:value-type="float">
            <text:p>0.41</text:p>
          </table:table-cell>
          <table:table-cell table:style-name="ce21" office:value-type="float" office:value="2.229" calcext:value-type="float">
            <text:p>2.229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5.smt2.json</text:p>
          </table:table-cell>
          <table:table-cell table:style-name="ce21" office:value-type="float" office:value="1200.08" calcext:value-type="float">
            <text:p>1200.08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1.92" calcext:value-type="float">
            <text:p>1.92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6.smt2.json</text:p>
          </table:table-cell>
          <table:table-cell table:style-name="ce21" office:value-type="float" office:value="0.805" calcext:value-type="float">
            <text:p>0.805</text:p>
          </table:table-cell>
          <table:table-cell table:style-name="ce21" office:value-type="float" office:value="0.358" calcext:value-type="float">
            <text:p>0.358</text:p>
          </table:table-cell>
          <table:table-cell table:style-name="ce21" office:value-type="float" office:value="1.989" calcext:value-type="float">
            <text:p>1.989</text:p>
          </table:table-cell>
          <table:table-cell table:style-name="ce21" office:value-type="float" office:value="0.297" calcext:value-type="float">
            <text:p>0.29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7.smt2.json</text:p>
          </table:table-cell>
          <table:table-cell table:style-name="ce21" office:value-type="float" office:value="0.854" calcext:value-type="float">
            <text:p>0.854</text:p>
          </table:table-cell>
          <table:table-cell table:style-name="ce21" office:value-type="float" office:value="0.786" calcext:value-type="float">
            <text:p>0.786</text:p>
          </table:table-cell>
          <table:table-cell table:style-name="ce21" office:value-type="float" office:value="3.678" calcext:value-type="float">
            <text:p>3.678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8.smt2.json</text:p>
          </table:table-cell>
          <table:table-cell table:style-name="ce21" office:value-type="float" office:value="0.871" calcext:value-type="float">
            <text:p>0.871</text:p>
          </table:table-cell>
          <table:table-cell table:style-name="ce21" office:value-type="float" office:value="2.582" calcext:value-type="float">
            <text:p>2.582</text:p>
          </table:table-cell>
          <table:table-cell table:style-name="ce21" office:value-type="float" office:value="14.509" calcext:value-type="float">
            <text:p>14.509</text:p>
          </table:table-cell>
          <table:table-cell table:style-name="ce21" office:value-type="float" office:value="4.046" calcext:value-type="float">
            <text:p>4.04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39.smt2.json</text:p>
          </table:table-cell>
          <table:table-cell table:style-name="ce21" office:value-type="float" office:value="0.792" calcext:value-type="float">
            <text:p>0.792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1.603" calcext:value-type="float">
            <text:p>1.603</text:p>
          </table:table-cell>
          <table:table-cell table:style-name="ce21"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.smt2.json</text:p>
          </table:table-cell>
          <table:table-cell table:style-name="ce21" office:value-type="float" office:value="215.232" calcext:value-type="float">
            <text:p>215.232</text:p>
          </table:table-cell>
          <table:table-cell table:style-name="ce21" office:value-type="float" office:value="0.388" calcext:value-type="float">
            <text:p>0.388</text:p>
          </table:table-cell>
          <table:table-cell table:style-name="ce21" office:value-type="float" office:value="1.912" calcext:value-type="float">
            <text:p>1.912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0.smt2.json</text:p>
          </table:table-cell>
          <table:table-cell table:style-name="ce21" office:value-type="float" office:value="0.824" calcext:value-type="float">
            <text:p>0.824</text:p>
          </table:table-cell>
          <table:table-cell table:style-name="ce21" office:value-type="float" office:value="0.855" calcext:value-type="float">
            <text:p>0.855</text:p>
          </table:table-cell>
          <table:table-cell table:style-name="ce21" office:value-type="float" office:value="35.703" calcext:value-type="float">
            <text:p>35.703</text:p>
          </table:table-cell>
          <table:table-cell table:style-name="ce21" office:value-type="float" office:value="1.09" calcext:value-type="float">
            <text:p>1.0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1.smt2.json</text:p>
          </table:table-cell>
          <table:table-cell table:style-name="ce21" office:value-type="float" office:value="0.833" calcext:value-type="float">
            <text:p>0.833</text:p>
          </table:table-cell>
          <table:table-cell table:style-name="ce21" office:value-type="float" office:value="0.597" calcext:value-type="float">
            <text:p>0.597</text:p>
          </table:table-cell>
          <table:table-cell table:style-name="ce21" office:value-type="float" office:value="3.463" calcext:value-type="float">
            <text:p>3.463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2.smt2.json</text:p>
          </table:table-cell>
          <table:table-cell table:style-name="ce21" office:value-type="float" office:value="0.81" calcext:value-type="float">
            <text:p>0.81</text:p>
          </table:table-cell>
          <table:table-cell table:style-name="ce21" office:value-type="float" office:value="0.364" calcext:value-type="float">
            <text:p>0.364</text:p>
          </table:table-cell>
          <table:table-cell table:style-name="ce21" office:value-type="float" office:value="2.067" calcext:value-type="float">
            <text:p>2.067</text:p>
          </table:table-cell>
          <table:table-cell table:style-name="ce21" office:value-type="float" office:value="0.307" calcext:value-type="float">
            <text:p>0.30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3.smt2.json</text:p>
          </table:table-cell>
          <table:table-cell table:style-name="ce21" office:value-type="float" office:value="2.037" calcext:value-type="float">
            <text:p>2.037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2.035" calcext:value-type="float">
            <text:p>2.035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4.smt2.json</text:p>
          </table:table-cell>
          <table:table-cell table:style-name="ce21" office:value-type="float" office:value="1200.326" calcext:value-type="float">
            <text:p>1200.326</text:p>
          </table:table-cell>
          <table:table-cell table:style-name="ce21" office:value-type="float" office:value="0.349" calcext:value-type="float">
            <text:p>0.349</text:p>
          </table:table-cell>
          <table:table-cell table:style-name="ce21" office:value-type="float" office:value="1.571" calcext:value-type="float">
            <text:p>1.571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5.smt2.json</text:p>
          </table:table-cell>
          <table:table-cell table:style-name="ce21" office:value-type="float" office:value="43.388" calcext:value-type="float">
            <text:p>43.388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21" office:value-type="float" office:value="1.734" calcext:value-type="float">
            <text:p>1.734</text:p>
          </table:table-cell>
          <table:table-cell table:style-name="ce21"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6.smt2.json</text:p>
          </table:table-cell>
          <table:table-cell table:style-name="ce21" office:value-type="float" office:value="47.62" calcext:value-type="float">
            <text:p>47.62</text:p>
          </table:table-cell>
          <table:table-cell table:style-name="ce21" office:value-type="float" office:value="0.531" calcext:value-type="float">
            <text:p>0.531</text:p>
          </table:table-cell>
          <table:table-cell table:style-name="ce21" office:value-type="float" office:value="3.51" calcext:value-type="float">
            <text:p>3.51</text:p>
          </table:table-cell>
          <table:table-cell table:style-name="ce21" office:value-type="float" office:value="0.352" calcext:value-type="float">
            <text:p>0.35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7.smt2.json</text:p>
          </table:table-cell>
          <table:table-cell table:style-name="ce21" office:value-type="float" office:value="1.157" calcext:value-type="float">
            <text:p>1.157</text:p>
          </table:table-cell>
          <table:table-cell table:style-name="ce21" office:value-type="float" office:value="0.387" calcext:value-type="float">
            <text:p>0.387</text:p>
          </table:table-cell>
          <table:table-cell table:style-name="ce21" office:value-type="float" office:value="2.197" calcext:value-type="float">
            <text:p>2.197</text:p>
          </table:table-cell>
          <table:table-cell table:style-name="ce21" office:value-type="float" office:value="0.313" calcext:value-type="float">
            <text:p>0.31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8.smt2.json</text:p>
          </table:table-cell>
          <table:table-cell table:style-name="ce21" office:value-type="float" office:value="1.471" calcext:value-type="float">
            <text:p>1.471</text:p>
          </table:table-cell>
          <table:table-cell table:style-name="ce21" office:value-type="float" office:value="0.796" calcext:value-type="float">
            <text:p>0.796</text:p>
          </table:table-cell>
          <table:table-cell table:style-name="ce21" office:value-type="float" office:value="8.536" calcext:value-type="float">
            <text:p>8.536</text:p>
          </table:table-cell>
          <table:table-cell table:style-name="ce21" office:value-type="float" office:value="0.504" calcext:value-type="float">
            <text:p>0.5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49.smt2.json</text:p>
          </table:table-cell>
          <table:table-cell table:style-name="ce21" office:value-type="float" office:value="416.576" calcext:value-type="float">
            <text:p>416.576</text:p>
          </table:table-cell>
          <table:table-cell table:style-name="ce21" office:value-type="float" office:value="0.356" calcext:value-type="float">
            <text:p>0.356</text:p>
          </table:table-cell>
          <table:table-cell table:style-name="ce21" office:value-type="float" office:value="2.997" calcext:value-type="float">
            <text:p>2.997</text:p>
          </table:table-cell>
          <table:table-cell table:style-name="ce21" office:value-type="float" office:value="0.324" calcext:value-type="float">
            <text:p>0.32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.smt2.json</text:p>
          </table:table-cell>
          <table:table-cell table:style-name="ce21" office:value-type="float" office:value="2.182" calcext:value-type="float">
            <text:p>2.182</text:p>
          </table:table-cell>
          <table:table-cell table:style-name="ce21" office:value-type="float" office:value="0.304" calcext:value-type="float">
            <text:p>0.304</text:p>
          </table:table-cell>
          <table:table-cell table:style-name="ce21" office:value-type="float" office:value="1.585" calcext:value-type="float">
            <text:p>1.585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0.smt2.json</text:p>
          </table:table-cell>
          <table:table-cell table:style-name="ce21" office:value-type="float" office:value="0.884" calcext:value-type="float">
            <text:p>0.884</text:p>
          </table:table-cell>
          <table:table-cell table:style-name="ce21" office:value-type="float" office:value="0.397" calcext:value-type="float">
            <text:p>0.397</text:p>
          </table:table-cell>
          <table:table-cell table:style-name="ce21" office:value-type="float" office:value="2.432" calcext:value-type="float">
            <text:p>2.432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1.smt2.json</text:p>
          </table:table-cell>
          <table:table-cell table:style-name="ce21" office:value-type="float" office:value="1200.234" calcext:value-type="float">
            <text:p>1200.234</text:p>
          </table:table-cell>
          <table:table-cell table:style-name="ce21" office:value-type="float" office:value="0.319" calcext:value-type="float">
            <text:p>0.319</text:p>
          </table:table-cell>
          <table:table-cell table:style-name="ce21" office:value-type="float" office:value="1.54" calcext:value-type="float">
            <text:p>1.54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2.smt2.json</text:p>
          </table:table-cell>
          <table:table-cell table:style-name="ce21" office:value-type="float" office:value="1200.216" calcext:value-type="float">
            <text:p>1200.216</text:p>
          </table:table-cell>
          <table:table-cell table:style-name="ce21" office:value-type="float" office:value="0.326" calcext:value-type="float">
            <text:p>0.326</text:p>
          </table:table-cell>
          <table:table-cell table:style-name="ce21" office:value-type="float" office:value="2.174" calcext:value-type="float">
            <text:p>2.174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3.smt2.json</text:p>
          </table:table-cell>
          <table:table-cell table:style-name="ce21" office:value-type="float" office:value="0.888" calcext:value-type="float">
            <text:p>0.888</text:p>
          </table:table-cell>
          <table:table-cell table:style-name="ce21" office:value-type="float" office:value="2.265" calcext:value-type="float">
            <text:p>2.265</text:p>
          </table:table-cell>
          <table:table-cell table:style-name="ce21" office:value-type="float" office:value="7.622" calcext:value-type="float">
            <text:p>7.622</text:p>
          </table:table-cell>
          <table:table-cell table:style-name="ce21" office:value-type="float" office:value="0.419" calcext:value-type="float">
            <text:p>0.4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4.smt2.json</text:p>
          </table:table-cell>
          <table:table-cell table:style-name="ce21" office:value-type="float" office:value="0.809" calcext:value-type="float">
            <text:p>0.809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21" office:value-type="float" office:value="2.221" calcext:value-type="float">
            <text:p>2.221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5.smt2.json</text:p>
          </table:table-cell>
          <table:table-cell table:style-name="ce21" office:value-type="float" office:value="0.829" calcext:value-type="float">
            <text:p>0.829</text:p>
          </table:table-cell>
          <table:table-cell table:style-name="ce21" office:value-type="float" office:value="1.821" calcext:value-type="float">
            <text:p>1.821</text:p>
          </table:table-cell>
          <table:table-cell table:style-name="ce21" office:value-type="float" office:value="3.674" calcext:value-type="float">
            <text:p>3.674</text:p>
          </table:table-cell>
          <table:table-cell table:style-name="ce21" office:value-type="float" office:value="0.574" calcext:value-type="float">
            <text:p>0.57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6.smt2.json</text:p>
          </table:table-cell>
          <table:table-cell table:style-name="ce21" office:value-type="float" office:value="4.092" calcext:value-type="float">
            <text:p>4.092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2.202" calcext:value-type="float">
            <text:p>2.202</text:p>
          </table:table-cell>
          <table:table-cell table:style-name="ce21"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7.smt2.json</text:p>
          </table:table-cell>
          <table:table-cell table:style-name="ce21" office:value-type="float" office:value="39.114" calcext:value-type="float">
            <text:p>39.114</text:p>
          </table:table-cell>
          <table:table-cell table:style-name="ce21" office:value-type="float" office:value="0.357" calcext:value-type="float">
            <text:p>0.357</text:p>
          </table:table-cell>
          <table:table-cell table:style-name="ce21" office:value-type="float" office:value="2.456" calcext:value-type="float">
            <text:p>2.456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8.smt2.json</text:p>
          </table:table-cell>
          <table:table-cell table:style-name="ce21" office:value-type="float" office:value="0.814" calcext:value-type="float">
            <text:p>0.814</text:p>
          </table:table-cell>
          <table:table-cell table:style-name="ce21" office:value-type="float" office:value="0.599" calcext:value-type="float">
            <text:p>0.599</text:p>
          </table:table-cell>
          <table:table-cell table:style-name="ce21" office:value-type="float" office:value="1.852" calcext:value-type="float">
            <text:p>1.852</text:p>
          </table:table-cell>
          <table:table-cell table:style-name="ce21"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59.smt2.json</text:p>
          </table:table-cell>
          <table:table-cell table:style-name="ce21" office:value-type="float" office:value="1200.087" calcext:value-type="float">
            <text:p>1200.087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1.705" calcext:value-type="float">
            <text:p>1.705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.smt2.json</text:p>
          </table:table-cell>
          <table:table-cell table:style-name="ce21" office:value-type="float" office:value="0.81" calcext:value-type="float">
            <text:p>0.81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1.714" calcext:value-type="float">
            <text:p>1.714</text:p>
          </table:table-cell>
          <table:table-cell table:style-name="ce21" office:value-type="float" office:value="0.296" calcext:value-type="float">
            <text:p>0.2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0.smt2.json</text:p>
          </table:table-cell>
          <table:table-cell table:style-name="ce21" office:value-type="float" office:value="1.316" calcext:value-type="float">
            <text:p>1.316</text:p>
          </table:table-cell>
          <table:table-cell table:style-name="ce21" office:value-type="float" office:value="0.332" calcext:value-type="float">
            <text:p>0.332</text:p>
          </table:table-cell>
          <table:table-cell table:style-name="ce21" office:value-type="float" office:value="1.527" calcext:value-type="float">
            <text:p>1.527</text:p>
          </table:table-cell>
          <table:table-cell table:style-name="ce21" office:value-type="float" office:value="0.354" calcext:value-type="float">
            <text:p>0.35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1.smt2.json</text:p>
          </table:table-cell>
          <table:table-cell table:style-name="ce21" office:value-type="float" office:value="0.814" calcext:value-type="float">
            <text:p>0.814</text:p>
          </table:table-cell>
          <table:table-cell table:style-name="ce21" office:value-type="float" office:value="0.365" calcext:value-type="float">
            <text:p>0.365</text:p>
          </table:table-cell>
          <table:table-cell table:style-name="ce21" office:value-type="float" office:value="2.462" calcext:value-type="float">
            <text:p>2.462</text:p>
          </table:table-cell>
          <table:table-cell table:style-name="ce21" office:value-type="float" office:value="0.351" calcext:value-type="float">
            <text:p>0.35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2.smt2.json</text:p>
          </table:table-cell>
          <table:table-cell table:style-name="ce21" office:value-type="float" office:value="0.792" calcext:value-type="float">
            <text:p>0.792</text:p>
          </table:table-cell>
          <table:table-cell table:style-name="ce21" office:value-type="float" office:value="0.404" calcext:value-type="float">
            <text:p>0.404</text:p>
          </table:table-cell>
          <table:table-cell table:style-name="ce21" office:value-type="float" office:value="2.395" calcext:value-type="float">
            <text:p>2.395</text:p>
          </table:table-cell>
          <table:table-cell table:style-name="ce21" office:value-type="float" office:value="0.347" calcext:value-type="float">
            <text:p>0.34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3.smt2.json</text:p>
          </table:table-cell>
          <table:table-cell table:style-name="ce21" office:value-type="float" office:value="106.339" calcext:value-type="float">
            <text:p>106.339</text:p>
          </table:table-cell>
          <table:table-cell table:style-name="ce21" office:value-type="float" office:value="0.978" calcext:value-type="float">
            <text:p>0.978</text:p>
          </table:table-cell>
          <table:table-cell table:style-name="ce21" office:value-type="float" office:value="9.438" calcext:value-type="float">
            <text:p>9.438</text:p>
          </table:table-cell>
          <table:table-cell table:style-name="ce21" office:value-type="float" office:value="1.118" calcext:value-type="float">
            <text:p>1.1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4.smt2.json</text:p>
          </table:table-cell>
          <table:table-cell table:style-name="ce21" office:value-type="float" office:value="1200.084" calcext:value-type="float">
            <text:p>1200.084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2.538" calcext:value-type="float">
            <text:p>2.538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5.smt2.json</text:p>
          </table:table-cell>
          <table:table-cell table:style-name="ce21" office:value-type="float" office:value="0.8" calcext:value-type="float">
            <text:p>0.8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458" calcext:value-type="float">
            <text:p>1.458</text:p>
          </table:table-cell>
          <table:table-cell table:style-name="ce21" office:value-type="float" office:value="0.342" calcext:value-type="float">
            <text:p>0.3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6.smt2.json</text:p>
          </table:table-cell>
          <table:table-cell table:style-name="ce21" office:value-type="float" office:value="0.875" calcext:value-type="float">
            <text:p>0.875</text:p>
          </table:table-cell>
          <table:table-cell table:style-name="ce21" office:value-type="float" office:value="0.413" calcext:value-type="float">
            <text:p>0.413</text:p>
          </table:table-cell>
          <table:table-cell table:style-name="ce21" office:value-type="float" office:value="2.477" calcext:value-type="float">
            <text:p>2.477</text:p>
          </table:table-cell>
          <table:table-cell table:style-name="ce21" office:value-type="float" office:value="0.411" calcext:value-type="float">
            <text:p>0.4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7.smt2.json</text:p>
          </table:table-cell>
          <table:table-cell table:style-name="ce21" office:value-type="float" office:value="49.113" calcext:value-type="float">
            <text:p>49.113</text:p>
          </table:table-cell>
          <table:table-cell table:style-name="ce21" office:value-type="float" office:value="0.323" calcext:value-type="float">
            <text:p>0.323</text:p>
          </table:table-cell>
          <table:table-cell table:style-name="ce21" office:value-type="float" office:value="2.177" calcext:value-type="float">
            <text:p>2.177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8.smt2.json</text:p>
          </table:table-cell>
          <table:table-cell table:style-name="ce21" office:value-type="float" office:value="0.881" calcext:value-type="float">
            <text:p>0.881</text:p>
          </table:table-cell>
          <table:table-cell table:style-name="ce21" office:value-type="float" office:value="0.818" calcext:value-type="float">
            <text:p>0.818</text:p>
          </table:table-cell>
          <table:table-cell table:style-name="ce21" office:value-type="float" office:value="3.107" calcext:value-type="float">
            <text:p>3.107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69.smt2.json</text:p>
          </table:table-cell>
          <table:table-cell table:style-name="ce21" office:value-type="float" office:value="49.174" calcext:value-type="float">
            <text:p>49.174</text:p>
          </table:table-cell>
          <table:table-cell table:style-name="ce21" office:value-type="float" office:value="0.413" calcext:value-type="float">
            <text:p>0.413</text:p>
          </table:table-cell>
          <table:table-cell table:style-name="ce21" office:value-type="float" office:value="3.134" calcext:value-type="float">
            <text:p>3.134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.smt2.json</text:p>
          </table:table-cell>
          <table:table-cell table:style-name="ce21" office:value-type="float" office:value="1.734" calcext:value-type="float">
            <text:p>1.734</text:p>
          </table:table-cell>
          <table:table-cell table:style-name="ce21" office:value-type="float" office:value="0.368" calcext:value-type="float">
            <text:p>0.368</text:p>
          </table:table-cell>
          <table:table-cell table:style-name="ce21" office:value-type="float" office:value="1.468" calcext:value-type="float">
            <text:p>1.468</text:p>
          </table:table-cell>
          <table:table-cell table:style-name="ce21"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0.smt2.json</text:p>
          </table:table-cell>
          <table:table-cell table:style-name="ce21" office:value-type="float" office:value="11.236" calcext:value-type="float">
            <text:p>11.236</text:p>
          </table:table-cell>
          <table:table-cell table:style-name="ce21" office:value-type="float" office:value="0.333" calcext:value-type="float">
            <text:p>0.333</text:p>
          </table:table-cell>
          <table:table-cell table:style-name="ce21" office:value-type="float" office:value="2.148" calcext:value-type="float">
            <text:p>2.148</text:p>
          </table:table-cell>
          <table:table-cell table:style-name="ce21"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1.smt2.json</text:p>
          </table:table-cell>
          <table:table-cell table:style-name="ce21" office:value-type="float" office:value="106.842" calcext:value-type="float">
            <text:p>106.842</text:p>
          </table:table-cell>
          <table:table-cell table:style-name="ce21" office:value-type="float" office:value="0.438" calcext:value-type="float">
            <text:p>0.438</text:p>
          </table:table-cell>
          <table:table-cell table:style-name="ce21" office:value-type="float" office:value="3.144" calcext:value-type="float">
            <text:p>3.144</text:p>
          </table:table-cell>
          <table:table-cell table:style-name="ce21"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2.smt2.json</text:p>
          </table:table-cell>
          <table:table-cell table:style-name="ce21" office:value-type="float" office:value="108.992" calcext:value-type="float">
            <text:p>108.992</text:p>
          </table:table-cell>
          <table:table-cell table:style-name="ce21" office:value-type="float" office:value="0.321" calcext:value-type="float">
            <text:p>0.321</text:p>
          </table:table-cell>
          <table:table-cell table:style-name="ce21" office:value-type="float" office:value="1.905" calcext:value-type="float">
            <text:p>1.905</text:p>
          </table:table-cell>
          <table:table-cell table:style-name="ce21" office:value-type="float" office:value="0.308" calcext:value-type="float">
            <text:p>0.30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3.smt2.json</text:p>
          </table:table-cell>
          <table:table-cell table:style-name="ce21" office:value-type="float" office:value="1.288" calcext:value-type="float">
            <text:p>1.288</text:p>
          </table:table-cell>
          <table:table-cell table:style-name="ce21" office:value-type="float" office:value="0.322" calcext:value-type="float">
            <text:p>0.322</text:p>
          </table:table-cell>
          <table:table-cell table:style-name="ce21" office:value-type="float" office:value="2.183" calcext:value-type="float">
            <text:p>2.183</text:p>
          </table:table-cell>
          <table:table-cell table:style-name="ce21"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4.smt2.json</text:p>
          </table:table-cell>
          <table:table-cell table:style-name="ce21" office:value-type="float" office:value="0.816" calcext:value-type="float">
            <text:p>0.816</text:p>
          </table:table-cell>
          <table:table-cell table:style-name="ce21" office:value-type="float" office:value="0.38" calcext:value-type="float">
            <text:p>0.38</text:p>
          </table:table-cell>
          <table:table-cell table:style-name="ce21" office:value-type="float" office:value="2.488" calcext:value-type="float">
            <text:p>2.488</text:p>
          </table:table-cell>
          <table:table-cell table:style-name="ce21"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5.smt2.json</text:p>
          </table:table-cell>
          <table:table-cell table:style-name="ce21" office:value-type="float" office:value="1.059" calcext:value-type="float">
            <text:p>1.059</text:p>
          </table:table-cell>
          <table:table-cell table:style-name="ce21" office:value-type="float" office:value="1.394" calcext:value-type="float">
            <text:p>1.394</text:p>
          </table:table-cell>
          <table:table-cell table:style-name="ce21" office:value-type="float" office:value="5.696" calcext:value-type="float">
            <text:p>5.696</text:p>
          </table:table-cell>
          <table:table-cell table:style-name="ce21" office:value-type="float" office:value="0.509" calcext:value-type="float">
            <text:p>0.50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6.smt2.json</text:p>
          </table:table-cell>
          <table:table-cell table:style-name="ce21" office:value-type="float" office:value="52.618" calcext:value-type="float">
            <text:p>52.618</text:p>
          </table:table-cell>
          <table:table-cell table:style-name="ce21" office:value-type="float" office:value="0.569" calcext:value-type="float">
            <text:p>0.569</text:p>
          </table:table-cell>
          <table:table-cell table:style-name="ce21" office:value-type="float" office:value="2.63" calcext:value-type="float">
            <text:p>2.63</text:p>
          </table:table-cell>
          <table:table-cell table:style-name="ce21"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7.smt2.json</text:p>
          </table:table-cell>
          <table:table-cell table:style-name="ce21" office:value-type="float" office:value="190.349" calcext:value-type="float">
            <text:p>190.349</text:p>
          </table:table-cell>
          <table:table-cell table:style-name="ce21" office:value-type="float" office:value="0.335" calcext:value-type="float">
            <text:p>0.335</text:p>
          </table:table-cell>
          <table:table-cell table:style-name="ce21" office:value-type="float" office:value="2.307" calcext:value-type="float">
            <text:p>2.307</text:p>
          </table:table-cell>
          <table:table-cell table:style-name="ce21"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8.smt2.json</text:p>
          </table:table-cell>
          <table:table-cell table:style-name="ce21" office:value-type="float" office:value="24.154" calcext:value-type="float">
            <text:p>24.154</text:p>
          </table:table-cell>
          <table:table-cell table:style-name="ce21" office:value-type="float" office:value="0.35" calcext:value-type="float">
            <text:p>0.35</text:p>
          </table:table-cell>
          <table:table-cell table:style-name="ce21" office:value-type="float" office:value="2.729" calcext:value-type="float">
            <text:p>2.729</text:p>
          </table:table-cell>
          <table:table-cell table:style-name="ce21" office:value-type="float" office:value="0.327" calcext:value-type="float">
            <text:p>0.32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79.smt2.json</text:p>
          </table:table-cell>
          <table:table-cell table:style-name="ce21" office:value-type="float" office:value="51.6" calcext:value-type="float">
            <text:p>51.6</text:p>
          </table:table-cell>
          <table:table-cell table:style-name="ce21" office:value-type="float" office:value="0.564" calcext:value-type="float">
            <text:p>0.564</text:p>
          </table:table-cell>
          <table:table-cell table:style-name="ce21" office:value-type="float" office:value="4.011" calcext:value-type="float">
            <text:p>4.011</text:p>
          </table:table-cell>
          <table:table-cell table:style-name="ce21" office:value-type="float" office:value="0.342" calcext:value-type="float">
            <text:p>0.34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.smt2.json</text:p>
          </table:table-cell>
          <table:table-cell table:style-name="ce21" office:value-type="float" office:value="0.937" calcext:value-type="float">
            <text:p>0.937</text:p>
          </table:table-cell>
          <table:table-cell table:style-name="ce21" office:value-type="float" office:value="0.325" calcext:value-type="float">
            <text:p>0.325</text:p>
          </table:table-cell>
          <table:table-cell table:style-name="ce21" office:value-type="float" office:value="1.46" calcext:value-type="float">
            <text:p>1.46</text:p>
          </table:table-cell>
          <table:table-cell table:style-name="ce21" office:value-type="float" office:value="0.304" calcext:value-type="float">
            <text:p>0.30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0.smt2.json</text:p>
          </table:table-cell>
          <table:table-cell table:style-name="ce21" office:value-type="float" office:value="2.867" calcext:value-type="float">
            <text:p>2.867</text:p>
          </table:table-cell>
          <table:table-cell table:style-name="ce21" office:value-type="float" office:value="0.312" calcext:value-type="float">
            <text:p>0.312</text:p>
          </table:table-cell>
          <table:table-cell table:style-name="ce21" office:value-type="float" office:value="1.814" calcext:value-type="float">
            <text:p>1.814</text:p>
          </table:table-cell>
          <table:table-cell table:style-name="ce21" office:value-type="float" office:value="0.295" calcext:value-type="float">
            <text:p>0.29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1.smt2.json</text:p>
          </table:table-cell>
          <table:table-cell table:style-name="ce21" office:value-type="float" office:value="6.473" calcext:value-type="float">
            <text:p>6.473</text:p>
          </table:table-cell>
          <table:table-cell table:style-name="ce21" office:value-type="float" office:value="0.338" calcext:value-type="float">
            <text:p>0.338</text:p>
          </table:table-cell>
          <table:table-cell table:style-name="ce21" office:value-type="float" office:value="2.425" calcext:value-type="float">
            <text:p>2.425</text:p>
          </table:table-cell>
          <table:table-cell table:style-name="ce21" office:value-type="float" office:value="0.344" calcext:value-type="float">
            <text:p>0.34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2.smt2.json</text:p>
          </table:table-cell>
          <table:table-cell table:style-name="ce21" office:value-type="float" office:value="49.953" calcext:value-type="float">
            <text:p>49.953</text:p>
          </table:table-cell>
          <table:table-cell table:style-name="ce21" office:value-type="float" office:value="0.332" calcext:value-type="float">
            <text:p>0.332</text:p>
          </table:table-cell>
          <table:table-cell table:style-name="ce21" office:value-type="float" office:value="2.158" calcext:value-type="float">
            <text:p>2.158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3.smt2.json</text:p>
          </table:table-cell>
          <table:table-cell table:style-name="ce21" office:value-type="float" office:value="1200.304" calcext:value-type="float">
            <text:p>1200.304</text:p>
          </table:table-cell>
          <table:table-cell table:style-name="ce21" office:value-type="float" office:value="0.317" calcext:value-type="float">
            <text:p>0.317</text:p>
          </table:table-cell>
          <table:table-cell table:style-name="ce21" office:value-type="float" office:value="2.64" calcext:value-type="float">
            <text:p>2.64</text:p>
          </table:table-cell>
          <table:table-cell table:style-name="ce21" office:value-type="float" office:value="0.336" calcext:value-type="float">
            <text:p>0.33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4.smt2.json</text:p>
          </table:table-cell>
          <table:table-cell table:style-name="ce21" office:value-type="float" office:value="0.854" calcext:value-type="float">
            <text:p>0.854</text:p>
          </table:table-cell>
          <table:table-cell table:style-name="ce21" office:value-type="float" office:value="0.574" calcext:value-type="float">
            <text:p>0.574</text:p>
          </table:table-cell>
          <table:table-cell table:style-name="ce21" office:value-type="float" office:value="3.369" calcext:value-type="float">
            <text:p>3.369</text:p>
          </table:table-cell>
          <table:table-cell table:style-name="ce21" office:value-type="float" office:value="0.319" calcext:value-type="float">
            <text:p>0.31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5.smt2.json</text:p>
          </table:table-cell>
          <table:table-cell table:style-name="ce21" office:value-type="float" office:value="0.828" calcext:value-type="float">
            <text:p>0.828</text:p>
          </table:table-cell>
          <table:table-cell table:style-name="ce21" office:value-type="float" office:value="0.543" calcext:value-type="float">
            <text:p>0.543</text:p>
          </table:table-cell>
          <table:table-cell table:style-name="ce21" office:value-type="float" office:value="2.707" calcext:value-type="float">
            <text:p>2.707</text:p>
          </table:table-cell>
          <table:table-cell table:style-name="ce21" office:value-type="float" office:value="0.339" calcext:value-type="float">
            <text:p>0.339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6.smt2.json</text:p>
          </table:table-cell>
          <table:table-cell table:style-name="ce21" office:value-type="float" office:value="0.891" calcext:value-type="float">
            <text:p>0.891</text:p>
          </table:table-cell>
          <table:table-cell table:style-name="ce21" office:value-type="float" office:value="1.655" calcext:value-type="float">
            <text:p>1.655</text:p>
          </table:table-cell>
          <table:table-cell table:style-name="ce21" office:value-type="float" office:value="6.931" calcext:value-type="float">
            <text:p>6.931</text:p>
          </table:table-cell>
          <table:table-cell table:style-name="ce21" office:value-type="float" office:value="0.348" calcext:value-type="float">
            <text:p>0.348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7.smt2.json</text:p>
          </table:table-cell>
          <table:table-cell table:style-name="ce21" office:value-type="float" office:value="1.656" calcext:value-type="float">
            <text:p>1.656</text:p>
          </table:table-cell>
          <table:table-cell table:style-name="ce21" office:value-type="float" office:value="0.32" calcext:value-type="float">
            <text:p>0.32</text:p>
          </table:table-cell>
          <table:table-cell table:style-name="ce21" office:value-type="float" office:value="1.705" calcext:value-type="float">
            <text:p>1.705</text:p>
          </table:table-cell>
          <table:table-cell table:style-name="ce21"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8.smt2.json</text:p>
          </table:table-cell>
          <table:table-cell table:style-name="ce21" office:value-type="float" office:value="0.862" calcext:value-type="float">
            <text:p>0.862</text:p>
          </table:table-cell>
          <table:table-cell table:style-name="ce21" office:value-type="float" office:value="0.861" calcext:value-type="float">
            <text:p>0.861</text:p>
          </table:table-cell>
          <table:table-cell table:style-name="ce21" office:value-type="float" office:value="4.235" calcext:value-type="float">
            <text:p>4.235</text:p>
          </table:table-cell>
          <table:table-cell table:style-name="ce21" office:value-type="float" office:value="0.331" calcext:value-type="float">
            <text:p>0.33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89.smt2.json</text:p>
          </table:table-cell>
          <table:table-cell table:style-name="ce21" office:value-type="float" office:value="55.227" calcext:value-type="float">
            <text:p>55.227</text:p>
          </table:table-cell>
          <table:table-cell table:style-name="ce21" office:value-type="float" office:value="0.398" calcext:value-type="float">
            <text:p>0.398</text:p>
          </table:table-cell>
          <table:table-cell table:style-name="ce21" office:value-type="float" office:value="2.879" calcext:value-type="float">
            <text:p>2.879</text:p>
          </table:table-cell>
          <table:table-cell table:style-name="ce21"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.smt2.json</text:p>
          </table:table-cell>
          <table:table-cell table:style-name="ce21" office:value-type="float" office:value="0.789" calcext:value-type="float">
            <text:p>0.789</text:p>
          </table:table-cell>
          <table:table-cell table:style-name="ce21" office:value-type="float" office:value="0.374" calcext:value-type="float">
            <text:p>0.374</text:p>
          </table:table-cell>
          <table:table-cell table:style-name="ce21" office:value-type="float" office:value="4.102" calcext:value-type="float">
            <text:p>4.102</text:p>
          </table:table-cell>
          <table:table-cell table:style-name="ce21" office:value-type="float" office:value="0.393" calcext:value-type="float">
            <text:p>0.3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0.smt2.json</text:p>
          </table:table-cell>
          <table:table-cell table:style-name="ce21" office:value-type="float" office:value="140.503" calcext:value-type="float">
            <text:p>140.503</text:p>
          </table:table-cell>
          <table:table-cell table:style-name="ce21" office:value-type="float" office:value="0.39" calcext:value-type="float">
            <text:p>0.39</text:p>
          </table:table-cell>
          <table:table-cell table:style-name="ce21" office:value-type="float" office:value="3.239" calcext:value-type="float">
            <text:p>3.239</text:p>
          </table:table-cell>
          <table:table-cell table:style-name="ce21" office:value-type="float" office:value="0.332" calcext:value-type="float">
            <text:p>0.33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1.smt2.json</text:p>
          </table:table-cell>
          <table:table-cell table:style-name="ce21" office:value-type="float" office:value="62.308" calcext:value-type="float">
            <text:p>62.308</text:p>
          </table:table-cell>
          <table:table-cell table:style-name="ce21" office:value-type="float" office:value="0.335" calcext:value-type="float">
            <text:p>0.335</text:p>
          </table:table-cell>
          <table:table-cell table:style-name="ce21" office:value-type="float" office:value="1.749" calcext:value-type="float">
            <text:p>1.749</text:p>
          </table:table-cell>
          <table:table-cell table:style-name="ce21"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2.smt2.json</text:p>
          </table:table-cell>
          <table:table-cell table:style-name="ce21" office:value-type="float" office:value="1200.096" calcext:value-type="float">
            <text:p>1200.096</text:p>
          </table:table-cell>
          <table:table-cell table:style-name="ce21" office:value-type="float" office:value="0.341" calcext:value-type="float">
            <text:p>0.341</text:p>
          </table:table-cell>
          <table:table-cell table:style-name="ce21" office:value-type="float" office:value="1.603" calcext:value-type="float">
            <text:p>1.603</text:p>
          </table:table-cell>
          <table:table-cell table:style-name="ce21"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3.smt2.json</text:p>
          </table:table-cell>
          <table:table-cell table:style-name="ce21" office:value-type="float" office:value="0.763" calcext:value-type="float">
            <text:p>0.763</text:p>
          </table:table-cell>
          <table:table-cell table:style-name="ce21" office:value-type="float" office:value="0.336" calcext:value-type="float">
            <text:p>0.336</text:p>
          </table:table-cell>
          <table:table-cell table:style-name="ce21" office:value-type="float" office:value="1.372" calcext:value-type="float">
            <text:p>1.372</text:p>
          </table:table-cell>
          <table:table-cell table:style-name="ce21" office:value-type="float" office:value="0.293" calcext:value-type="float">
            <text:p>0.29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4.smt2.json</text:p>
          </table:table-cell>
          <table:table-cell table:style-name="ce21" office:value-type="float" office:value="1200.299" calcext:value-type="float">
            <text:p>1200.299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2.873" calcext:value-type="float">
            <text:p>2.873</text:p>
          </table:table-cell>
          <table:table-cell table:style-name="ce21" office:value-type="float" office:value="0.364" calcext:value-type="float">
            <text:p>0.36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5.smt2.json</text:p>
          </table:table-cell>
          <table:table-cell table:style-name="ce21" office:value-type="float" office:value="202.306" calcext:value-type="float">
            <text:p>202.306</text:p>
          </table:table-cell>
          <table:table-cell table:style-name="ce21" office:value-type="float" office:value="0.368" calcext:value-type="float">
            <text:p>0.368</text:p>
          </table:table-cell>
          <table:table-cell table:style-name="ce21" office:value-type="float" office:value="2.559" calcext:value-type="float">
            <text:p>2.559</text:p>
          </table:table-cell>
          <table:table-cell table:style-name="ce21"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6.smt2.json</text:p>
          </table:table-cell>
          <table:table-cell table:style-name="ce21" office:value-type="float" office:value="269.723" calcext:value-type="float">
            <text:p>269.723</text:p>
          </table:table-cell>
          <table:table-cell table:style-name="ce21" office:value-type="float" office:value="0.314" calcext:value-type="float">
            <text:p>0.314</text:p>
          </table:table-cell>
          <table:table-cell table:style-name="ce21" office:value-type="float" office:value="1.705" calcext:value-type="float">
            <text:p>1.705</text:p>
          </table:table-cell>
          <table:table-cell table:style-name="ce21"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7.smt2.json</text:p>
          </table:table-cell>
          <table:table-cell table:style-name="ce21" office:value-type="float" office:value="0.819" calcext:value-type="float">
            <text:p>0.819</text:p>
          </table:table-cell>
          <table:table-cell table:style-name="ce21" office:value-type="float" office:value="0.339" calcext:value-type="float">
            <text:p>0.339</text:p>
          </table:table-cell>
          <table:table-cell table:style-name="ce21" office:value-type="float" office:value="1.826" calcext:value-type="float">
            <text:p>1.826</text:p>
          </table:table-cell>
          <table:table-cell table:style-name="ce21" office:value-type="float" office:value="0.302" calcext:value-type="float">
            <text:p>0.302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8.smt2.json</text:p>
          </table:table-cell>
          <table:table-cell table:style-name="ce21" office:value-type="float" office:value="0.801" calcext:value-type="float">
            <text:p>0.801</text:p>
          </table:table-cell>
          <table:table-cell table:style-name="ce21" office:value-type="float" office:value="0.335" calcext:value-type="float">
            <text:p>0.335</text:p>
          </table:table-cell>
          <table:table-cell table:style-name="ce21" office:value-type="float" office:value="1.367" calcext:value-type="float">
            <text:p>1.367</text:p>
          </table:table-cell>
          <table:table-cell table:style-name="ce21" office:value-type="float" office:value="0.337" calcext:value-type="float">
            <text:p>0.3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<text:s/>04_track_99.smt2.json</text:p>
          </table:table-cell>
          <table:table-cell table:style-name="ce21" office:value-type="float" office:value="0.881" calcext:value-type="float">
            <text:p>0.881</text:p>
          </table:table-cell>
          <table:table-cell table:style-name="ce21" office:value-type="float" office:value="1.636" calcext:value-type="float">
            <text:p>1.636</text:p>
          </table:table-cell>
          <table:table-cell table:style-name="ce21" office:value-type="float" office:value="12.9" calcext:value-type="float">
            <text:p>12.9</text:p>
          </table:table-cell>
          <table:table-cell table:style-name="ce21" office:value-type="float" office:value="0.774" calcext:value-type="float">
            <text:p>0.774</text:p>
          </table:table-cell>
          <table:table-cell table:number-columns-repeated="1019"/>
        </table:table-row>
        <table:table-row table:style-name="ro4" table:number-rows-repeated="1568">
          <table:table-cell table:number-columns-repeated="1024"/>
        </table:table-row>
        <table:table-row table:style-name="ro4">
          <table:table-cell table:number-columns-repeated="18"/>
          <table:table-cell table:style-name="ce1"/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8"/>
          <table:table-cell table:style-name="ce1"/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8"/>
          <table:table-cell table:style-name="ce1"/>
          <table:table-cell table:number-columns-repeated="1005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8"/>
          <table:table-cell table:style-name="ce1"/>
          <table:table-cell table:number-columns-repeated="1005"/>
        </table:table-row>
        <table:table-row table:style-name="ro4" table:number-rows-repeated="7">
          <table:table-cell table:number-columns-repeated="1024"/>
        </table:table-row>
        <table:table-row table:style-name="ro4" table:number-rows-repeated="3">
          <table:table-cell table:number-columns-repeated="18"/>
          <table:table-cell table:style-name="ce1"/>
          <table:table-cell table:number-columns-repeated="1005"/>
        </table:table-row>
        <table:table-row table:style-name="ro4" table:number-rows-repeated="1046201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I86:Sheet1.K162">
            <calcext:condition calcext:apply-style-name="Accent" calcext:value="formula-is([.I86]=MIN([.$I86:.$K86]))" calcext:base-cell-address="Sheet1.I86"/>
          </calcext:conditional-format>
          <calcext:conditional-format calcext:target-range-address="Sheet1.F2:Sheet1.F2">
            <calcext:condition calcext:apply-style-name="Accent" calcext:value="formula-is([.F2]=MIN([.$C2:.$F2]))" calcext:base-cell-address="Sheet1.F2"/>
          </calcext:conditional-format>
          <calcext:conditional-format calcext:target-range-address="Sheet1.L3:Sheet1.N79">
            <calcext:condition calcext:apply-style-name="Accent" calcext:value="formula-is([.L3]=MIN([.$L3:.$N3]))" calcext:base-cell-address="Sheet1.L3"/>
          </calcext:conditional-format>
          <calcext:conditional-format calcext:target-range-address="Sheet1.AD85:Sheet1.AF161">
            <calcext:condition calcext:apply-style-name="Accent" calcext:value="formula-is([.AD85]=MIN([.$J85:.$L85]))" calcext:base-cell-address="Sheet1.AD85"/>
          </calcext:conditional-format>
          <calcext:conditional-format calcext:target-range-address="Sheet1.B167:Sheet1.E775">
            <calcext:condition calcext:apply-style-name="Accent" calcext:value="formula-is([.B167]=MIN([.$B167:.$E167]))" calcext:base-cell-address="Sheet1.B167"/>
          </calcext:conditional-format>
        </calcext:conditional-formats>
      </table:table>
      <table:named-expressions/>
      <table:database-ranges>
        <table:database-range table:name="__Anonymous_Sheet_DB__0" table:target-range-address="Sheet1.R85:Sheet1.T2520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date-style style:name="N10138" number:language="en" number:country="US"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currency-style style:name="N1014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> </number:text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00f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0">00/00/0000</text:date>, <text:time style:data-style-name="N2" text:time-value="16:38:50.1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editing-duration>PT7M28S</meta:editing-duration>
    <meta:editing-cycles>3</meta:editing-cycles>
    <meta:creation-date>2024-07-20T16:21:58.879000000</meta:creation-date>
    <dc:date>2024-07-20T16:29:15.875000000</dc:date>
    <meta:document-statistic meta:table-count="1" meta:cell-count="6134" meta:object-count="0"/>
  </office:meta>
</office:document-meta>
</file>